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in" fo:border="none"/>
    </style:style>
    <style:style style:name="Table5" style:family="table">
      <style:table-properties style:width="6.9535in" fo:margin-left="-0.0299in" table:align="left"/>
    </style:style>
    <style:style style:name="Table5.A" style:family="table-column">
      <style:table-column-properties style:column-width="3.5in"/>
    </style:style>
    <style:style style:name="Table5.B" style:family="table-column">
      <style:table-column-properties style:column-width="3.4535in"/>
    </style:style>
    <style:style style:name="Table5.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5da00c"/>
    </style:style>
    <style:style style:name="P3"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5da00c"/>
    </style:style>
    <style:style style:name="P5"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6" style:family="paragraph" style:parent-style-name="Text_20_body">
      <style:text-properties officeooo:rsid="0017e6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842478798656">
          <table:table-cell table:style-name="Table1.A1" office:value-type="string">
            <text:p text:style-name="Text_20_body"/>
          </table:table-cell>
          <table:table-cell office:value-type="string">
            <text:p text:style-name="P6">CHAPTER NINE </text:p>
          </table:table-cell>
        </table:table-row>
        <table:table-row table:style-name="TableLine1842478801920">
          <table:table-cell table:style-name="Table1.A1" office:value-type="string">
            <text:p text:style-name="Text_20_body"/>
          </table:table-cell>
          <table:table-cell office:value-type="string">
            <text:p text:style-name="P6">THE MIDNIGHT DUEL </text:p>
          </table:table-cell>
        </table:table-row>
        <table:table-row table:style-name="TableLine1842478795392">
          <table:table-cell table:style-name="Table1.A1" office:value-type="string">
            <text:p text:style-name="Text_20_body">τῷ δ’ Ἁρείῳ ἔδοξε τὸ παρ’ Ἁγριώδει ἑστιᾶσθαι πλείω ἤδη παρασχεῖν ἄξια φροντίδος ἢ τὸ πρὸς σχολὰς φοιτᾶν.</text:p>
          </table:table-cell>
          <table:table-cell office:value-type="string">
            <text:p text:style-name="P6">Harry had never believed he would meet a boy he hated more than Dudley, but that was before he met Draco Malfoy. Still, first-year Gryffindors only had Potions with the Slytherins, so they didn't have to put up with Malfoy much. Or at least, they didn't until they spotted a notice pinned up in the Gryffindor common room that made them all groan. </text:p>
          </table:table-cell>
        </table:table-row>
        <table:table-row table:style-name="TableLine1842478794848">
          <table:table-cell table:style-name="Table1.A1" office:value-type="string">
            <text:p text:style-name="Text_20_body">ἦ γὰρ ὁ Ἁγριώδης συνέλεξε τὸ αὐχμηρὸν ἐκεῖνο φθάσας τούς λῃστάς; ἢ ποῦ νῦν κεῖται αὐτά· ἢ οἶδεν ἄρα τι περὶ τοῦ Σινάπεως ὅπερ οὐκ ἐθέλει ἀγγεῖλαι ὁ Ἁγριώδης,· ὁ δ’ ’Ἁρειος οὐκ ἤλπιζε γνωρίσαι ποτέ παῖδα οὐδένα ὃν μᾶλλον μισεῖῆ τὸν Δούδλιον, μέχρι οὗ τῷ γε Δράκοντι Μαλθάκῳ ἐνέτυχεν.</text:p>
          </table:table-cell>
          <table:table-cell office:value-type="string">
            <text:p text:style-name="P6">Flying lessons would be starting on Thursday -- and Gryffindor and Slytherin would be learning together. </text:p>
          </table:table-cell>
        </table:table-row>
        <table:table-row table:style-name="TableLine1842478802192">
          <table:table-cell table:style-name="Table1.A1" office:value-type="string">
            <text:p text:style-name="Text_20_body">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able:table-cell>
          <table:table-cell office:value-type="string">
            <text:p text:style-name="P6">"Typical," said Harry darkly. "Just what I always wanted. To make a fool of myself on a broomstick in front of Malfoy." </text:p>
          </table:table-cell>
        </table:table-row>
        <table:table-row table:style-name="TableLine1842478798112">
          <table:table-cell table:style-name="Table1.A1" office:value-type="string">
            <text:p text:style-name="Text_20_body">ὕστερον δέ οἱ Γ ρυφίνδωροι κλαίοντες κατεῖδον ἀγγελίαν τινὰ ἐν τῷ ἑαυτῶν κοινείῳ φανεῖσαν.</text:p>
          </table:table-cell>
          <table:table-cell office:value-type="string">
            <text:p text:style-name="P6">He had been looking forward to learning to fly more than anything else. </text:p>
          </table:table-cell>
        </table:table-row>
        <table:table-row table:style-name="TableLine1842478798384">
          <table:table-cell table:style-name="Table1.A1" office:value-type="string">
            <text:p text:style-name="Text_20_body">τὰ γὰρ περὶ τῆς πτητικῆς μαθήματα τὰ πρώτιστα τῇ Πεμπτῇ γενήσεσθαι, δέον αὐτοὺς τε καὶ τοὺς Σλυθηρίνους κοινῇ φοιτᾶν.</text:p>
          </table:table-cell>
          <table:table-cell office:value-type="string">
            <text:p text:style-name="P6">"You don't know that you'll make a fool of yourself," said Ron reasonably. "Anyway, I know Malfoy's always going on about how good he is at Quidditch, but I bet that's all talk." </text:p>
          </table:table-cell>
        </table:table-row>
        <table:table-row table:style-name="TableLine1842478798928">
          <table:table-cell table:style-name="Table1.A1" office:value-type="string">
            <text:p text:style-name="Text_20_body">ὁ δ’ ’Ἁρειος αἰνιττόμενος Ἀλλ’ ἕρμαιόν που, ἔφη, νομίζω τὸ ἐφορῶντος τοῦ Μαλθάκου ἐν σάρῳ εὐηθίζεσθαι.</text:p>
          </table:table-cell>
          <table:table-cell office:value-type="string">
            <text:p text:style-name="P6">Malfay certainly did talk about flying a lot. He complained loudly about first years never getting on the house Quidditch teams and told long, boastful stories that always seemed to end with him narrowly escaping Muggles in helicopters. He wasn't the only one, though: the way Seamus Finnigan told it, he'd spent most of his childhood zooming around the countryside on his broomstick. Even Ron would tell anyone who'd listen about the time he'd almost hit a hang glider on Charlie's old broom. </text:p>
          </table:table-cell>
        </table:table-row>
        <text:soft-page-break/>
        <table:table-row table:style-name="TableLine1842478795120">
          <table:table-cell table:style-name="Table1.A1" office:value-type="string">
            <text:p text:style-name="Text_20_body">τοῦτο γὰρ ἦν οὗ μάλιστ’ ἐγλίχετο, τὸ τὴν πτητικὴν μανθάνειν.</text:p>
          </table:table-cell>
          <table:table-cell office:value-type="string">
            <text:p text:style-name="P6">Everyone from wizarding families talked about Quidditch constantly. 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 </text:p>
          </table:table-cell>
        </table:table-row>
        <table:table-row table:style-name="TableLine1842478795664">
          <table:table-cell table:style-name="Table1.A1" office:value-type="string">
            <text:p text:style-name="Text_20_body">ὁ δέ Ῥοὼν εὖ ποιῶν Ἀλλ’ οὐκ ἀκριβῶς οἶσθ’ ὅτι εὐήθη σαυτὸν παρέξεις.</text:p>
          </table:table-cell>
          <table:table-cell office:value-type="string">
            <text:p text:style-name="P6">Neville had never been on a broomstick in his life, because his grandmother had never let him near one. Privately, Harry felt she'd had good reason, because Neville managed to have an extraordinary number of accidents even with both feet on the ground. </text:p>
          </table:table-cell>
        </table:table-row>
        <table:table-row table:style-name="TableLine1842478788864">
          <table:table-cell table:style-name="Table1.A1" office:value-type="string">
            <text:p text:style-name="Text_20_body">πολλὰ μὲν γὰρ λαλεῖ ὁ Μάλθακος περὶ τῆς ι’καροσφαιρ- ικῆς ὥς ἐστι τεχνικὸς εἴ τις ἄλλος.</text:p>
          </table:table-cell>
          <table:table-cell office:value-type="string">
            <text:p text:style-name="P6">Hermione Granger was almost as nervous about flying as Neville was. This was something you couldn't learn by heart out of a book -- not that she hadn't tried. At breakfast on Thursday she bored them all stupid with flying tips she'd gotten out of a library book called Quidditch Through the Ages. Neville was hanging on to her every word, desperate for anything that might help him hang on to his broomstick later, but everybody else was very pleased when Hermione's lecture was interrupted by the arrival of the mail. </text:p>
          </table:table-cell>
        </table:table-row>
        <table:table-row table:style-name="TableLine1842478792400">
          <table:table-cell table:style-name="Table1.A1" office:value-type="string">
            <text:p text:style-name="Text_20_body">ἀλλ’ ἔστι δὴ τοῦτο ψιλὴ λαλία.</text:p>
          </table:table-cell>
          <table:table-cell office:value-type="string">
            <text:p text:style-name="P6">Harry hadn't had a single letter since Hagrid's note, something that Malfoy had been quick to notice, of course. Malfoy's eagle owl was always bringing him packages of sweets from home, which he opened gloatingly at the Slytherin table. </text:p>
          </table:table-cell>
        </table:table-row>
        <table:table-row table:style-name="TableLine1842478799200">
          <table:table-cell table:style-name="Table1.A1" office:value-type="string">
            <text:p text:style-name="Text_20_body">καὶ ὁ Μάλθακος πολλὰ δὴ ε”λεγε περὶ τῆς πτήσεως.</text:p>
          </table:table-cell>
          <table:table-cell office:value-type="string">
            <text:p text:style-name="P6">A barn owl brought Neville a small package from his grandmother. He opened it excitedly and showed them a glass ball the size of a large marble, which seemed to be full of white smoke. </text:p>
          </table:table-cell>
        </table:table-row>
        <table:table-row table:style-name="TableLine1842478793216">
          <table:table-cell table:style-name="Table1.A1" office:value-type="string">
            <text:p text:style-name="Text_20_body">βαρέως γὰρ ε”φερεν ἰδὼν τούς πρωτοπείρους οὐδέποτε πρὸς τὰς ἐπ’ ι’καροσφαιρ- ικῆς ἀγέλας αἱρεῖσθαι ἀγωνισομένους.</text:p>
          </table:table-cell>
          <table:table-cell office:value-type="string">
            <text:p text:style-name="P6">"It's a Remembrall!" he explained. "Gran knows I forget things -- this tells you if there's something you've forgotten to do. Look, you hold it tight like this and if it turns red -- oh..." His face fell, because the Remembrall had suddenly glowed scarlet, "You've forgotten something..." </text:p>
          </table:table-cell>
        </table:table-row>
        <text:soft-page-break/>
        <table:table-row table:style-name="TableLine1842478794032">
          <table:table-cell table:style-name="Table1.A1" office:value-type="string">
            <text:p text:style-name="Text_20_body">καὶ μεγαλαυχούμενος πόλλ’ ἐμυθολόγει τὰ τοιαῦτα φράζων ὅπως μόλις πέφευγε Μυγάλους τινὰς ἐν ἑλικοπτέροις ἐπιδιώκοντας.</text:p>
          </table:table-cell>
          <table:table-cell office:value-type="string">
            <text:p text:style-name="P6">Neville was trying to remember what he'd forgotten when Draco Malfoy, who was passing the Gryffindor table, snatched the Remembrall out of his hand. </text:p>
          </table:table-cell>
        </table:table-row>
        <table:table-row table:style-name="TableLine1842478800288">
          <table:table-cell table:style-name="Table1.A1" office:value-type="string">
            <text:p text:style-name="Text_20_body">καὶ οὐ μόνον οὗτος τοιαῦτ’ ἐτραγῴδει, ἀλλὰ καὶ ὁ Σάμιος, εἴ τις πίθοιτ’ αὐτῷ αὐχοῦντι, παῖς ὢν ἀεὶ περὶ τῆς χώρας ἐν σάρῳ ᾗττε.</text:p>
          </table:table-cell>
          <table:table-cell office:value-type="string">
            <text:p text:style-name="P6">Harry and Ron jumped to their feet. They were half hoping for a reason to fight Malfay, but Professor McGonagall, who could spot trouble quicker than any teacher in the school, was there in a flash. </text:p>
          </table:table-cell>
        </table:table-row>
        <table:table-row table:style-name="TableLine1842478800832">
          <table:table-cell table:style-name="Table1.A1" office:value-type="string">
            <text:p text:style-name="Text_20_body">καὶ δὴ καὶ ὁ Ῥοών, εἴ τις βούλοιτο ἀκροᾶσθαι αὐτοῦ, πολλάκις διεξῄει ὅπως ἀνεμόπτερον μονονουχὶ προσέκρουσέ ποτε ἐν τῷ σάρῳ τῷ τοῦ Καρόλου παλαιῷ αἰωρούμενος.</text:p>
          </table:table-cell>
          <table:table-cell office:value-type="string">
            <text:p text:style-name="P6">"What's going on?" </text:p>
          </table:table-cell>
        </table:table-row>
        <table:table-row table:style-name="TableLine1842478787504">
          <table:table-cell table:style-name="Table1.A1" office:value-type="string">
            <text:p text:style-name="Text_20_body">οἱ γάρ τοι τῶν ἀρχαίων γενῶν μαγικῶν ἅπαντες ἀεὶ περὶ τῆς ι’καροσφαιρικῆς διελέγοντο.</text:p>
          </table:table-cell>
          <table:table-cell office:value-type="string">
            <text:p text:style-name="P6">"Malfoy's got my Remembrall, Professor." </text:p>
          </table:table-cell>
        </table:table-row>
        <table:table-row table:style-name="TableLine1842478787776">
          <table:table-cell table:style-name="Table1.A1" office:value-type="string">
            <text:p text:style-name="Text_20_body">καὶ ὁ Ῥοὼν ἤδη πολὺ περὶ 1 1 8 ΑΡΕῙΟΣ ΠοΤΗΡ τῆς ποδοσφαιρικὴς ἠμφεσβήτει τῷ Δείνῳ Θόμᾳ κοινωνοῦντι τοῦ κοιμητηρίου αὐτοῖς, ὡς οὐκ ἐπιστάμενος τοῦτο τὸ παίγνιον ὅθεν ἀξιόλογον γίγνεται, μιᾶς μὲν σφαίρας ὑπαρχούσης οὐδ’ ἐξὸν πέτεσθαι οὐδενί.</text:p>
          </table:table-cell>
          <table:table-cell office:value-type="string">
            <text:p text:style-name="P6">Scowling, Malfoy quickly dropped the Remembrall back on the table. </text:p>
          </table:table-cell>
        </table:table-row>
        <table:table-row table:style-name="TableLine1842478788048">
          <table:table-cell table:style-name="Table1.A1" office:value-type="string">
            <text:p text:style-name="Text_20_body">καί ὁ Ἄρειος ε”λαβέ ποτε τὸν Ῥοῶνα σκαλεύοντα γραφὴν τοῦ Δείνου τινὰ εἰκασίαν παρέχουσαν τῶν ποδοσφαιριστῶν τῶν Ῥαιστήρων καλουμένων εἴ πως κινοίη αὐτούς.</text:p>
          </table:table-cell>
          <table:table-cell office:value-type="string">
            <text:p text:style-name="P6">"Just looking," he said, and he sloped away with Crabbe and Goyle behind him. </text:p>
          </table:table-cell>
        </table:table-row>
        <table:table-row table:style-name="TableLine1842478788320">
          <table:table-cell table:style-name="Table1.A1" office:value-type="string">
            <text:p text:style-name="Text_20_body">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able:table-cell>
          <table:table-cell office:value-type="string">
            <text:p text:style-name="P6">At three-thirty that afternoon, Harry, Ron, and the other Gryffindors hurried down the front steps onto the grounds for their first flying lesson. It was a clear, breezy day, and the grass rippled under their feet as they marched down the sloping lawns toward a smooth, flat lawn on the opposite side of the grounds to the forbidden forest, whose trees were swaying darkly in the distance. </text:p>
          </table:table-cell>
        </table:table-row>
        <table:table-row table:style-name="TableLine1840497884736">
          <table:table-cell table:style-name="Table1.A1" office:value-type="string">
            <text:p text:style-name="Text_20_body">ὕστερον δέ οἱ Γ ρυφίνδωροι κλαίοντες κατεῖδον ἀγγελίαν τινὰ ἐν τῷ ἑαυτῶν κοινείῳ φανεῖσαν.</text:p>
          </table:table-cell>
          <table:table-cell office:value-type="string">
            <text:p text:style-name="P6">The Slytherins were already there, and so were twenty broomsticks lying in neat lines on the ground. Harry had heard Fred and George Weasley complain about the school brooms, saying that some of them started to vibrate if you flew too high, or always flew slightly to the left. </text:p>
          </table:table-cell>
        </table:table-row>
        <text:soft-page-break/>
        <table:table-row table:style-name="TableLine1840497891264">
          <table:table-cell table:style-name="Table1.A1" office:value-type="string">
            <text:p text:style-name="Text_20_body">τὰ γὰρ περὶ τῆς πτητικῆς μαθήματα τὰ πρώτιστα τῇ Πεμπτῇ γενήσεσθαι, δέον αὐτοὺς τε καὶ τοὺς Σλυθηρίνους κοινῇ φοιτᾶν.</text:p>
          </table:table-cell>
          <table:table-cell office:value-type="string">
            <text:p text:style-name="P6">Their teacher, Madam Hooch, arrived. She had short, gray hair, and yellow eyes like a hawk. </text:p>
          </table:table-cell>
        </table:table-row>
        <table:table-row table:style-name="TableLine1840497879840">
          <table:table-cell table:style-name="Table1.A1" office:value-type="string">
            <text:p text:style-name="Text_20_body">ὁ δ’ ’Ἁρειος αἰνιττόμενος Ἀλλ’ ἕρμαιόν που, ἔφη, νομίζω τὸ ἐφορῶντος τοῦ Μαλθάκου ἐν σάρῳ εὐηθίζεσθαι.</text:p>
          </table:table-cell>
          <table:table-cell office:value-type="string">
            <text:p text:style-name="P6">"Well, what are you all waiting for?" she barked. "Everyone stand by a broomstick. Come on, hurry up." </text:p>
          </table:table-cell>
        </table:table-row>
        <table:table-row table:style-name="TableLine1840497884192">
          <table:table-cell table:style-name="Table1.A1" office:value-type="string">
            <text:p text:style-name="Text_20_body">τοῦτο γὰρ ἦν οὗ μάλιστ’ ἐγλίχετο, τὸ τὴν πτητικὴν μανθάνειν.</text:p>
          </table:table-cell>
          <table:table-cell office:value-type="string">
            <text:p text:style-name="P6">Harry glanced down at his broom. It was old and some of the twigs stuck out at odd angles. </text:p>
          </table:table-cell>
        </table:table-row>
        <table:table-row table:style-name="TableLine1840497877664">
          <table:table-cell table:style-name="Table1.A1" office:value-type="string">
            <text:p text:style-name="Text_20_body">ὁ δέ Ῥοὼν εὖ ποιῶν Ἀλλ’ οὐκ ἀκριβῶς οἶσθ’ ὅτι εὐήθη σαυτὸν παρέξεις.</text:p>
          </table:table-cell>
          <table:table-cell office:value-type="string">
            <text:p text:style-name="P6">"Stick out your right hand over your broom," called Madam Hooch at the front, "and say 'Up!"' "UPF everyone shouted. </text:p>
          </table:table-cell>
        </table:table-row>
        <table:table-row table:style-name="TableLine1840497878480">
          <table:table-cell table:style-name="Table1.A1" office:value-type="string">
            <text:p text:style-name="Text_20_body">πολλὰ μὲν γὰρ λαλεῖ ὁ Μάλθακος περὶ τῆς ι’καροσφαιρ- ικῆς ὥς ἐστι τεχνικὸς εἴ τις ἄλλος.</text:p>
          </table:table-cell>
          <table:table-cell office:value-type="string">
            <text:p text:style-name="P6">Harry's broom jumped into his hand at once, but it was one of the few that did. Hermione Granger's had simply rolled over on the ground, and Neville's hadn't moved at all. Perhaps brooms, like horses, could tell when you were afraid, thought Harry; there was a quaver in Neville's voice that said only too clearly that he wanted to keep his feet on the ground. </text:p>
          </table:table-cell>
        </table:table-row>
        <table:table-row table:style-name="TableLine1840497882016">
          <table:table-cell table:style-name="Table1.A1" office:value-type="string">
            <text:p text:style-name="Text_20_body">ἀλλ’ ἔστι δὴ τοῦτο ψιλὴ λαλία.</text:p>
          </table:table-cell>
          <table:table-cell office:value-type="string">
            <text:p text:style-name="P6">Madam Hooch then showed them how to mount their brooms without sliding off the end, and walked up and down the rows correcting their grips. </text:p>
          </table:table-cell>
        </table:table-row>
        <table:table-row table:style-name="TableLine1840497883920">
          <table:table-cell table:style-name="Table1.A1" office:value-type="string">
            <text:p text:style-name="Text_20_body">καὶ ὁ Μάλθακος πολλὰ δὴ ε”λεγε περὶ τῆς πτήσεως.</text:p>
          </table:table-cell>
          <table:table-cell office:value-type="string">
            <text:p text:style-name="P6">Harry and Ron were delighted when she told Malfoy he'd been doing it wrong for years. </text:p>
          </table:table-cell>
        </table:table-row>
        <table:table-row table:style-name="TableLine1840497885824">
          <table:table-cell table:style-name="Table1.A1" office:value-type="string">
            <text:p text:style-name="Text_20_body">βαρέως γὰρ ε”φερεν ἰδὼν τούς πρωτοπείρους οὐδέποτε πρὸς τὰς ἐπ’ ι’καροσφαιρ- ικῆς ἀγέλας αἱρεῖσθαι ἀγωνισομένους.</text:p>
          </table:table-cell>
          <table:table-cell office:value-type="string">
            <text:p text:style-name="P6">"Now, when I blow my whistle, you kick off from the ground, hard," said Madam Hooch. "Keep your brooms steady, rise a few feet, and then come straight back down by leaning forward slightly. On my whistle -- three -- two --" </text:p>
          </table:table-cell>
        </table:table-row>
        <table:table-row table:style-name="TableLine1840497890176">
          <table:table-cell table:style-name="Table1.A1" office:value-type="string">
            <text:p text:style-name="Text_20_body">καὶ μεγαλαυχούμενος πόλλ’ ἐμυθολόγει τὰ τοιαῦτα φράζων ὅπως μόλις πέφευγε Μυγάλους τινὰς ἐν ἑλικοπτέροις ἐπιδιώκοντας.</text:p>
          </table:table-cell>
          <table:table-cell office:value-type="string">
            <text:p text:style-name="P6">But Neville, nervous and jumpy and frightened of being left on the ground, pushed off hard before the whistle had touched Madam Hooch's lips. </text:p>
          </table:table-cell>
        </table:table-row>
        <table:table-row table:style-name="TableLine1840497885552">
          <table:table-cell table:style-name="Table1.A1" office:value-type="string">
            <text:p text:style-name="Text_20_body">καὶ οὐ μόνον οὗτος τοιαῦτ’ ἐτραγῴδει, ἀλλὰ καὶ ὁ Σάμιος, εἴ τις πίθοιτ’ αὐτῷ αὐχοῦντι, παῖς ὢν ἀεὶ περὶ τῆς χώρας ἐν σάρῳ ᾗττε.</text:p>
          </table:table-cell>
          <table:table-cell office:value-type="string">
            <text:p text:style-name="P6">"Come back, boy!" she shouted, but Neville was rising straight up like a cork shot out of a bottle -- twelve feet -- twenty feet. Harry saw his scared white face look down at the ground falling away, saw him gasp, slip sideways off the broom and -- <text:soft-page-break/>WHAM -- a thud and a nasty crack and Neville lay facedown on the grass in a heap. His broomstick was still rising higher and higher, and started to drift lazily toward the forbidden forest and out of sight. </text:p>
          </table:table-cell>
        </table:table-row>
        <table:table-row table:style-name="TableLine1840497882288">
          <table:table-cell table:style-name="Table1.A1" office:value-type="string">
            <text:p text:style-name="Text_20_body">καὶ δὴ καὶ ὁ Ῥοών, εἴ τις βούλοιτο ἀκροᾶσθαι αὐτοῦ, πολλάκις διεξῄει ὅπως ἀνεμόπτερον μονονουχὶ προσέκρουσέ ποτε ἐν τῷ σάρῳ τῷ τοῦ Καρόλου παλαιῷ αἰωρούμενος.</text:p>
          </table:table-cell>
          <table:table-cell office:value-type="string">
            <text:p text:style-name="P6">Madam Hooch was bending over Neville, her face as white as his. </text:p>
          </table:table-cell>
        </table:table-row>
        <table:table-row table:style-name="TableLine1840497886096">
          <table:table-cell table:style-name="Table1.A1" office:value-type="string">
            <text:p text:style-name="Text_20_body">οἱ γάρ τοι τῶν ἀρχαίων γενῶν μαγικῶν ἅπαντες ἀεὶ περὶ τῆς ι’καροσφαιρικῆς διελέγοντο.</text:p>
          </table:table-cell>
          <table:table-cell office:value-type="string">
            <text:p text:style-name="P6">"Broken wrist," Harry heard her mutter. "Come on, boy -- it's all right, up you get.". </text:p>
          </table:table-cell>
        </table:table-row>
        <table:table-row table:style-name="TableLine1840497883648">
          <table:table-cell table:style-name="Table1.A1" office:value-type="string">
            <text:p text:style-name="Text_20_body">καὶ ὁ Ῥοὼν ἤδη πολὺ περὶ 1 1 8 ΑΡΕῙΟΣ ΠοΤΗΡ τῆς ποδοσφαιρικὴς ἠμφεσβήτει τῷ Δείνῳ Θόμᾳ κοινωνοῦντι τοῦ κοιμητηρίου αὐτοῖς, ὡς οὐκ ἐπιστάμενος τοῦτο τὸ παίγνιον ὅθεν ἀξιόλογον γίγνεται, μιᾶς μὲν σφαίρας ὑπαρχούσης οὐδ’ ἐξὸν πέτεσθαι οὐδενί.</text:p>
          </table:table-cell>
          <table:table-cell office:value-type="string">
            <text:p text:style-name="P6">She turned to the rest of the class. </text:p>
          </table:table-cell>
        </table:table-row>
        <table:table-row table:style-name="TableLine1840497878208">
          <table:table-cell table:style-name="Table1.A1" office:value-type="string">
            <text:p text:style-name="Text_20_body">καί ὁ Ἄρειος ε”λαβέ ποτε τὸν Ῥοῶνα σκαλεύοντα γραφὴν τοῦ Δείνου τινὰ εἰκασίαν παρέχουσαν τῶν ποδοσφαιριστῶν τῶν Ῥαιστήρων καλουμένων εἴ πως κινοίη αὐτούς.</text:p>
          </table:table-cell>
          <table:table-cell office:value-type="string">
            <text:p text:style-name="P6">"None of you is to move while I take this boy to the hospital wing! You leave those brooms where they are or you'll be out of Hogwarts before you can say 'Quidditch.' Come on, dear." </text:p>
          </table:table-cell>
        </table:table-row>
        <table:table-row table:style-name="TableLine1840497886368">
          <table:table-cell table:style-name="Table1.A1" office:value-type="string">
            <text:p text:style-name="Text_20_body">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able:table-cell>
          <table:table-cell office:value-type="string">
            <text:p text:style-name="P6">Neville, his face tear-streaked, clutching his wrist, hobbled off with Madam Hooch, who had her arm around him. </text:p>
          </table:table-cell>
        </table:table-row>
        <table:table-row table:style-name="TableLine1840497882560">
          <table:table-cell table:style-name="Table1.A1" office:value-type="string">
            <text:p text:style-name="Text_20_body">ὕστερον δέ οἱ Γ ρυφίνδωροι κλαίοντες κατεῖδον ἀγγελίαν τινὰ ἐν τῷ ἑαυτῶν κοινείῳ φανεῖσαν.</text:p>
          </table:table-cell>
          <table:table-cell office:value-type="string">
            <text:p text:style-name="P6">No sooner were they out of earshot than Malfoy burst into laughter. </text:p>
          </table:table-cell>
        </table:table-row>
        <table:table-row table:style-name="TableLine1840497886640">
          <table:table-cell table:style-name="Table1.A1" office:value-type="string">
            <text:p text:style-name="Text_20_body">τὰ γὰρ περὶ τῆς πτητικῆς μαθήματα τὰ πρώτιστα τῇ Πεμπτῇ γενήσεσθαι, δέον αὐτοὺς τε καὶ τοὺς Σλυθηρίνους κοινῇ φοιτᾶν.</text:p>
          </table:table-cell>
          <table:table-cell office:value-type="string">
            <text:p text:style-name="P6">"Did you see his face, the great lump?" </text:p>
          </table:table-cell>
        </table:table-row>
        <table:table-row table:style-name="TableLine1840497884464">
          <table:table-cell table:style-name="Table1.A1" office:value-type="string">
            <text:p text:style-name="Text_20_body">ὁ δ’ ’Ἁρειος αἰνιττόμενος Ἀλλ’ ἕρμαιόν που, ἔφη, νομίζω τὸ ἐφορῶντος τοῦ Μαλθάκου ἐν σάρῳ εὐηθίζεσθαι.</text:p>
          </table:table-cell>
          <table:table-cell office:value-type="string">
            <text:p text:style-name="P6">The other Slytherins joined in. </text:p>
          </table:table-cell>
        </table:table-row>
        <table:table-row table:style-name="TableLine1840497878752">
          <table:table-cell table:style-name="Table1.A1" office:value-type="string">
            <text:p text:style-name="Text_20_body">τοῦτο γὰρ ἦν οὗ μάλιστ’ ἐγλίχετο, τὸ τὴν πτητικὴν μανθάνειν.</text:p>
          </table:table-cell>
          <table:table-cell office:value-type="string">
            <text:p text:style-name="P6">"Shut up, Malfoy," snapped Parvati Patil. </text:p>
          </table:table-cell>
        </table:table-row>
        <table:table-row table:style-name="TableLine1840497880656">
          <table:table-cell table:style-name="Table1.A1" office:value-type="string">
            <text:p text:style-name="Text_20_body">ὁ δέ Ῥοὼν εὖ ποιῶν Ἀλλ’ οὐκ ἀκριβῶς οἶσθ’ ὅτι εὐήθη σαυτὸν παρέξεις.</text:p>
          </table:table-cell>
          <table:table-cell office:value-type="string">
            <text:p text:style-name="P6">"Ooh, sticking up for Longbottom?" said Pansy Parkinson, a hard-faced Slytherin girl. "Never <text:soft-page-break/>thought you'd like fat little crybabies, Parvati." </text:p>
          </table:table-cell>
        </table:table-row>
        <table:table-row table:style-name="TableLine1840497890992">
          <table:table-cell table:style-name="Table1.A1" office:value-type="string">
            <text:p text:style-name="Text_20_body">πολλὰ μὲν γὰρ λαλεῖ ὁ Μάλθακος περὶ τῆς ι’καροσφαιρ- ικῆς ὥς ἐστι τεχνικὸς εἴ τις ἄλλος.</text:p>
          </table:table-cell>
          <table:table-cell office:value-type="string">
            <text:p text:style-name="P6">"Look!" said Malfoy, darting forward and snatching something out of the grass. "It's that stupid thing Longbottom's gran sent him." </text:p>
          </table:table-cell>
        </table:table-row>
        <table:table-row table:style-name="TableLine1840497890720">
          <table:table-cell table:style-name="Table1.A1" office:value-type="string">
            <text:p text:style-name="Text_20_body">ἀλλ’ ἔστι δὴ τοῦτο ψιλὴ λαλία.</text:p>
          </table:table-cell>
          <table:table-cell office:value-type="string">
            <text:p text:style-name="P6">The Remembrall glittered in the sun as he held it up. </text:p>
          </table:table-cell>
        </table:table-row>
        <table:table-row table:style-name="TableLine1840497888816">
          <table:table-cell table:style-name="Table1.A1" office:value-type="string">
            <text:p text:style-name="Text_20_body"/>
          </table:table-cell>
          <table:table-cell office:value-type="string">
            <text:p text:style-name="P6">"Give that here, Malfoy," said Harry quietly. Everyone stopped talking to watch. </text:p>
          </table:table-cell>
        </table:table-row>
        <table:table-row table:style-name="TableLine1840497880928">
          <table:table-cell table:style-name="Table1.A1" office:value-type="string">
            <text:p text:style-name="Text_20_body"/>
          </table:table-cell>
          <table:table-cell office:value-type="string">
            <text:p text:style-name="P6">Malfoy smiled nastily. </text:p>
          </table:table-cell>
        </table:table-row>
        <table:table-row table:style-name="TableLine1840497881200">
          <table:table-cell table:style-name="Table1.A1" office:value-type="string">
            <text:p text:style-name="Text_20_body"/>
          </table:table-cell>
          <table:table-cell office:value-type="string">
            <text:p text:style-name="P6">"I think I'll leave it somewhere for Longbottom to find -- how about -- up a tree?" </text:p>
          </table:table-cell>
        </table:table-row>
        <table:table-row table:style-name="TableLine1840497880384">
          <table:table-cell table:style-name="Table1.A1" office:value-type="string">
            <text:p text:style-name="Text_20_body"/>
          </table:table-cell>
          <table:table-cell office:value-type="string">
            <text:p text:style-name="P6">"Give it here!" Harry yelled, but Malfoy had leapt onto his broomstick and taken off. He hadn't been lying, he could fly well. Hovering level with the topmost branches of an oak he called, "Come and get it, Potter!" </text:p>
          </table:table-cell>
        </table:table-row>
        <table:table-row table:style-name="TableLine1840497886912">
          <table:table-cell table:style-name="Table1.A1" office:value-type="string">
            <text:p text:style-name="Text_20_body"/>
          </table:table-cell>
          <table:table-cell office:value-type="string">
            <text:p text:style-name="P6">Harry grabbed his broom. </text:p>
          </table:table-cell>
        </table:table-row>
        <table:table-row table:style-name="TableLine1840497887184">
          <table:table-cell table:style-name="Table1.A1" office:value-type="string">
            <text:p text:style-name="Text_20_body"/>
          </table:table-cell>
          <table:table-cell office:value-type="string">
            <text:p text:style-name="P6">"No!" shouted Hermione Granger. "Madam Hooch told us not to move -- you'll get us all into trouble." </text:p>
          </table:table-cell>
        </table:table-row>
        <table:table-row table:style-name="TableLine1840497889904">
          <table:table-cell table:style-name="Table1.A1" office:value-type="string">
            <text:p text:style-name="Text_20_body"/>
          </table:table-cell>
          <table:table-cell office:value-type="string">
            <text:p text:style-name="P6">Harry ignored her. 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 He pulled his broomstick up a little to take it even higher, and heard screams and gasps of girls back on the ground and an admiring whoop from Ron. </text:p>
          </table:table-cell>
        </table:table-row>
        <table:table-row table:style-name="TableLine1840497889088">
          <table:table-cell table:style-name="Table1.A1" office:value-type="string">
            <text:p text:style-name="Text_20_body"/>
          </table:table-cell>
          <table:table-cell office:value-type="string">
            <text:p text:style-name="P6">He turned his broomstick sharply to face Malfoy in midair. Malfoy looked stunned. </text:p>
          </table:table-cell>
        </table:table-row>
        <table:table-row table:style-name="TableLine1840497891536">
          <table:table-cell table:style-name="Table1.A1" office:value-type="string">
            <text:p text:style-name="Text_20_body"/>
          </table:table-cell>
          <table:table-cell office:value-type="string">
            <text:p text:style-name="P6">"Give it here," Harry called, "or I'll knock you off that broom!" "Oh, yeah?" said Malfoy, trying to sneer, but looking worried. </text:p>
          </table:table-cell>
        </table:table-row>
        <table:table-row table:style-name="TableLine1840497883104">
          <table:table-cell table:style-name="Table1.A1" office:value-type="string">
            <text:p text:style-name="Text_20_body"/>
          </table:table-cell>
          <table:table-cell office:value-type="string">
            <text:p text:style-name="P6">Harry knew, somehow, what to do. He leaned forward and grasped the broom tightly in both hands, and it shot toward Malfay like a javelin. <text:soft-page-break/>Malfoy only just got out of the way in time; Harry made a sharp about-face and held the broom steady. A few people below were clapping. </text:p>
          </table:table-cell>
        </table:table-row>
        <table:table-row table:style-name="TableLine1840497876576">
          <table:table-cell table:style-name="Table1.A1" office:value-type="string">
            <text:p text:style-name="Text_20_body"/>
          </table:table-cell>
          <table:table-cell office:value-type="string">
            <text:p text:style-name="P6">"No Crabbe and Goyle up here to save your neck, Malfoy," Harry called. </text:p>
          </table:table-cell>
        </table:table-row>
        <table:table-row table:style-name="TableLine1840497885008">
          <table:table-cell table:style-name="Table1.A1" office:value-type="string">
            <text:p text:style-name="Text_20_body"/>
          </table:table-cell>
          <table:table-cell office:value-type="string">
            <text:p text:style-name="P6">The same thought seemed to have struck Malfoy. </text:p>
          </table:table-cell>
        </table:table-row>
        <table:table-row table:style-name="TableLine1840497887456">
          <table:table-cell table:style-name="Table1.A1" office:value-type="string">
            <text:p text:style-name="Text_20_body"/>
          </table:table-cell>
          <table:table-cell office:value-type="string">
            <text:p text:style-name="P6">"Catch it if you can, then!" he shouted, and he threw the glass ball high into the air and streaked back toward the ground. </text:p>
          </table:table-cell>
        </table:table-row>
        <table:table-row table:style-name="TableLine1840497882832">
          <table:table-cell table:style-name="Table1.A1" office:value-type="string">
            <text:p text:style-name="Text_20_body"/>
          </table:table-cell>
          <table:table-cell office:value-type="string">
            <text:p text:style-name="P6">Harry saw, as though in slow motion, the ball rise up in the air and then start to fall. He leaned forward and pointed his broom handle down -- next second he was gathering speed in a steep dive, racing the ball -- wind whistled in his ears, mingled with the screams of people watching -- he stretched out his hand -- a foot from the ground he caught it, just in time to pull his broom straight, and he toppled gently onto the grass with the Remembrall clutched safely in his fist. </text:p>
          </table:table-cell>
        </table:table-row>
        <table:table-row table:style-name="TableLine1840497881472">
          <table:table-cell table:style-name="Table1.A1" office:value-type="string">
            <text:p text:style-name="Text_20_body"/>
          </table:table-cell>
          <table:table-cell office:value-type="string">
            <text:p text:style-name="P6">"HARRY POTTER!" </text:p>
          </table:table-cell>
        </table:table-row>
        <table:table-row table:style-name="TableLine1840497890448">
          <table:table-cell table:style-name="Table1.A1" office:value-type="string">
            <text:p text:style-name="Text_20_body"/>
          </table:table-cell>
          <table:table-cell office:value-type="string">
            <text:p text:style-name="P6">His heart sank faster than he'd just dived. Professor McGonagall was running toward them. He got to his feet, trembling. </text:p>
          </table:table-cell>
        </table:table-row>
        <table:table-row table:style-name="TableLine1840497876848">
          <table:table-cell table:style-name="Table1.A1" office:value-type="string">
            <text:p text:style-name="Text_20_body"/>
          </table:table-cell>
          <table:table-cell office:value-type="string">
            <text:p text:style-name="P6">"Never -- in all my time at Hogwarts --" </text:p>
          </table:table-cell>
        </table:table-row>
        <table:table-row table:style-name="TableLine1840497879024">
          <table:table-cell table:style-name="Table1.A1" office:value-type="string">
            <text:p text:style-name="Text_20_body"/>
          </table:table-cell>
          <table:table-cell office:value-type="string">
            <text:p text:style-name="P6">Professor McGonagall was almost speechless with shock, and her glasses flashed furiously, "-- how dare you -- might have broken your neck --" </text:p>
          </table:table-cell>
        </table:table-row>
        <table:table-row table:style-name="TableLine1840497887728">
          <table:table-cell table:style-name="Table1.A1" office:value-type="string">
            <text:p text:style-name="Text_20_body"/>
          </table:table-cell>
          <table:table-cell office:value-type="string">
            <text:p text:style-name="P6">"It wasn't his fault, Professor --" </text:p>
          </table:table-cell>
        </table:table-row>
        <table:table-row table:style-name="TableLine1840497877120">
          <table:table-cell table:style-name="Table1.A1" office:value-type="string">
            <text:p text:style-name="Text_20_body"/>
          </table:table-cell>
          <table:table-cell office:value-type="string">
            <text:p text:style-name="P6">"Be quiet, Miss Patil "But Malfoy --" </text:p>
          </table:table-cell>
        </table:table-row>
        <table:table-row table:style-name="TableLine1840497889632">
          <table:table-cell table:style-name="Table1.A1" office:value-type="string">
            <text:p text:style-name="Text_20_body"/>
          </table:table-cell>
          <table:table-cell office:value-type="string">
            <text:p text:style-name="P6">"That's enough, Mr. Weasley. Potter, follow me, now." </text:p>
          </table:table-cell>
        </table:table-row>
        <table:table-row table:style-name="TableLine1840497877392">
          <table:table-cell table:style-name="Table1.A1" office:value-type="string">
            <text:p text:style-name="Text_20_body"/>
          </table:table-cell>
          <table:table-cell office:value-type="string">
            <text:p text:style-name="P6">Harry caught sight of Malfoy, Crabbe, and Goyle's triumphant faces as he left, walking numbly in Professor McGonagall's wake as she strode toward the castle. He was going to be expelled, he just knew it. He wanted to say something to defend himself, but there seemed to be something wrong <text:soft-page-break/>with his voice. Professor McGonagall was sweeping along without even looking at him; he had to jog to keep up. Now he'd done it. He hadn't even lasted two weeks. He'd be packing his bags in ten minutes. What would the Dursleys say when he turned up on the doorstep? Up the front steps, up the marble staircase inside, and still Professor McGonagall didn't say a word to him. She wrenched open doors and marched along corridors with Harry trotting miserably behind her. Maybe she was taking him to Dumbledore. He thought of Hagrid, expelled but allowed to stay on as gamekeeper. Perhaps he could be Hagrid's assistant. His stomach twisted as he imagined it, watching Ron and the others becoming wizards, while he stumped around the grounds carrying Hagrid's bag. </text:p>
          </table:table-cell>
        </table:table-row>
        <table:table-row table:style-name="TableLine1840497879296">
          <table:table-cell table:style-name="Table1.A1" office:value-type="string">
            <text:p text:style-name="Text_20_body"/>
          </table:table-cell>
          <table:table-cell office:value-type="string">
            <text:p text:style-name="P6">Professor McGonagall stopped outside a classroom. She opened the door and poked her head inside. </text:p>
          </table:table-cell>
        </table:table-row>
        <table:table-row table:style-name="TableLine1840497885280">
          <table:table-cell table:style-name="Table1.A1" office:value-type="string">
            <text:p text:style-name="Text_20_body"/>
          </table:table-cell>
          <table:table-cell office:value-type="string">
            <text:p text:style-name="P6">"Excuse me, Professor Flitwick, could I borrow Wood for a moment?" </text:p>
          </table:table-cell>
        </table:table-row>
        <table:table-row table:style-name="TableLine1840497888544">
          <table:table-cell table:style-name="Table1.A1" office:value-type="string">
            <text:p text:style-name="Text_20_body"/>
          </table:table-cell>
          <table:table-cell office:value-type="string">
            <text:p text:style-name="P6">Wood? thought Harry, bewildered; was Wood a cane she was going to use on him? But Wood turned out to be a person, a burly fifth-year boy who came out of Flitwicles class looking confused. </text:p>
          </table:table-cell>
        </table:table-row>
        <table:table-row table:style-name="TableLine1840497879568">
          <table:table-cell table:style-name="Table1.A1" office:value-type="string">
            <text:p text:style-name="Text_20_body"/>
          </table:table-cell>
          <table:table-cell office:value-type="string">
            <text:p text:style-name="P6">"Follow me, you two," said Professor McGonagall, and they marched on up the corridor, Wood looking curiously at Harry. </text:p>
          </table:table-cell>
        </table:table-row>
        <table:table-row table:style-name="TableLine1840497880112">
          <table:table-cell table:style-name="Table1.A1" office:value-type="string">
            <text:p text:style-name="Text_20_body"/>
          </table:table-cell>
          <table:table-cell office:value-type="string">
            <text:p text:style-name="P6">"In here." </text:p>
          </table:table-cell>
        </table:table-row>
        <table:table-row table:style-name="TableLine1840497877936">
          <table:table-cell table:style-name="Table1.A1" office:value-type="string">
            <text:p text:style-name="Text_20_body"/>
          </table:table-cell>
          <table:table-cell office:value-type="string">
            <text:p text:style-name="P6">Professor McGonagall pointed them into a classroom that was empty except for Peeves, who was busy writing rude words on the blackboard. </text:p>
          </table:table-cell>
        </table:table-row>
        <table:table-row table:style-name="TableLine1840497881744">
          <table:table-cell table:style-name="Table1.A1" office:value-type="string">
            <text:p text:style-name="Text_20_body"/>
          </table:table-cell>
          <table:table-cell office:value-type="string">
            <text:p text:style-name="P6">"Out, Peeves!" she barked. Peeves threw the chalk into a bin, which clanged loudly, and he swooped out cursing. Professor McGonagall slammed the door behind him and turned to face the two boys. </text:p>
          </table:table-cell>
        </table:table-row>
        <table:table-row table:style-name="TableLine1840497883376">
          <table:table-cell table:style-name="Table1.A1" office:value-type="string">
            <text:p text:style-name="Text_20_body"/>
          </table:table-cell>
          <table:table-cell office:value-type="string">
            <text:p text:style-name="P6">"Potter, this is Oliver Wood. Wood -- I've found you a Seeker." </text:p>
          </table:table-cell>
        </table:table-row>
        <text:soft-page-break/>
        <table:table-row table:style-name="TableLine1840497888000">
          <table:table-cell table:style-name="Table1.A1" office:value-type="string">
            <text:p text:style-name="Text_20_body"/>
          </table:table-cell>
          <table:table-cell office:value-type="string">
            <text:p text:style-name="P6">Wood's expression changed from puzzlement to delight. </text:p>
          </table:table-cell>
        </table:table-row>
        <table:table-row table:style-name="TableLine1840497888272">
          <table:table-cell table:style-name="Table1.A1" office:value-type="string">
            <text:p text:style-name="Text_20_body"/>
          </table:table-cell>
          <table:table-cell office:value-type="string">
            <text:p text:style-name="P6">"Are you serious, Professor?" </text:p>
          </table:table-cell>
        </table:table-row>
        <table:table-row table:style-name="TableLine1840497889360">
          <table:table-cell table:style-name="Table1.A1" office:value-type="string">
            <text:p text:style-name="Text_20_body"/>
          </table:table-cell>
          <table:table-cell office:value-type="string">
            <text:p text:style-name="P6">"Absolutely," said Professor McGonagall crisply. "The boy's a natural. </text:p>
          </table:table-cell>
        </table:table-row>
        <table:table-row table:style-name="TableLine1840497865968">
          <table:table-cell table:style-name="Table1.A1" office:value-type="string">
            <text:p text:style-name="Text_20_body"/>
          </table:table-cell>
          <table:table-cell office:value-type="string">
            <text:p text:style-name="P6">I've never seen anything like it. Was that your first time on a broomstick, Potter?" </text:p>
          </table:table-cell>
        </table:table-row>
        <table:table-row table:style-name="TableLine1840497861344">
          <table:table-cell table:style-name="Table1.A1" office:value-type="string">
            <text:p text:style-name="Text_20_body"/>
          </table:table-cell>
          <table:table-cell office:value-type="string">
            <text:p text:style-name="P6">Harry nodded silently. He didn't have a clue what was going on, but he didn't seem to be being expelled, and some of the feeling started coming back to his legs. </text:p>
          </table:table-cell>
        </table:table-row>
        <table:table-row table:style-name="TableLine1840497859712">
          <table:table-cell table:style-name="Table1.A1" office:value-type="string">
            <text:p text:style-name="Text_20_body"/>
          </table:table-cell>
          <table:table-cell office:value-type="string">
            <text:p text:style-name="P6">"He caught that thing in his hand after a fifty-foot dive," Professor McGonagall told Wood. "Didn't even scratch himself. Charlie Weasley couldn't have done it." </text:p>
          </table:table-cell>
        </table:table-row>
        <table:table-row table:style-name="TableLine1840497872224">
          <table:table-cell table:style-name="Table1.A1" office:value-type="string">
            <text:p text:style-name="Text_20_body"/>
          </table:table-cell>
          <table:table-cell office:value-type="string">
            <text:p text:style-name="P6">Wood was now looking as though all his dreams had come true at once. </text:p>
          </table:table-cell>
        </table:table-row>
        <table:table-row table:style-name="TableLine1840497865424">
          <table:table-cell table:style-name="Table1.A1" office:value-type="string">
            <text:p text:style-name="Text_20_body"/>
          </table:table-cell>
          <table:table-cell office:value-type="string">
            <text:p text:style-name="P6">"Ever seen a game of Quidditch, Potter?" he asked excitedly. </text:p>
          </table:table-cell>
        </table:table-row>
        <table:table-row table:style-name="TableLine1840497868688">
          <table:table-cell table:style-name="Table1.A1" office:value-type="string">
            <text:p text:style-name="Text_20_body"/>
          </table:table-cell>
          <table:table-cell office:value-type="string">
            <text:p text:style-name="P6">"Wood's captain of the Gryffindor team," Professor McGonagall explained. </text:p>
          </table:table-cell>
        </table:table-row>
        <table:table-row table:style-name="TableLine1840497872768">
          <table:table-cell table:style-name="Table1.A1" office:value-type="string">
            <text:p text:style-name="Text_20_body"/>
          </table:table-cell>
          <table:table-cell office:value-type="string">
            <text:p text:style-name="P6">"He's just the build for a Seeker, too," said Wood, now walking around Harry and staring at him. "Light -- speedy -- we'll have to get him a decent broom, Professor -- a Nimbus Two Thousand or a Cleansweep Seven, I'd say." </text:p>
          </table:table-cell>
        </table:table-row>
        <table:table-row table:style-name="TableLine1840497868960">
          <table:table-cell table:style-name="Table1.A1" office:value-type="string">
            <text:p text:style-name="Text_20_body"/>
          </table:table-cell>
          <table:table-cell office:value-type="string">
            <text:p text:style-name="P6">I shall speak to Professor Dumbledore and see if we can't bend the first-year rule. Heaven knows, we need a better team than last year. </text:p>
          </table:table-cell>
        </table:table-row>
        <table:table-row table:style-name="TableLine1840497866512">
          <table:table-cell table:style-name="Table1.A1" office:value-type="string">
            <text:p text:style-name="Text_20_body"/>
          </table:table-cell>
          <table:table-cell office:value-type="string">
            <text:p text:style-name="P6">Flattened in that last match by Slytherin, I couldn't look Severus Snape in the face for weeks...." </text:p>
          </table:table-cell>
        </table:table-row>
        <table:table-row table:style-name="TableLine1840497864608">
          <table:table-cell table:style-name="Table1.A1" office:value-type="string">
            <text:p text:style-name="Text_20_body"/>
          </table:table-cell>
          <table:table-cell office:value-type="string">
            <text:p text:style-name="P6">Professor McGonagall peered sternly over her glasses at Harry. </text:p>
          </table:table-cell>
        </table:table-row>
        <table:table-row table:style-name="TableLine1840497869776">
          <table:table-cell table:style-name="Table1.A1" office:value-type="string">
            <text:p text:style-name="Text_20_body"/>
          </table:table-cell>
          <table:table-cell office:value-type="string">
            <text:p text:style-name="P6">"I want to hear you're training hard, Potter, or I may change my mind about punishing you." </text:p>
          </table:table-cell>
        </table:table-row>
        <table:table-row table:style-name="TableLine1840497874400">
          <table:table-cell table:style-name="Table1.A1" office:value-type="string">
            <text:p text:style-name="Text_20_body"/>
          </table:table-cell>
          <table:table-cell office:value-type="string">
            <text:p text:style-name="P6">Then she suddenly smiled. </text:p>
          </table:table-cell>
        </table:table-row>
        <text:soft-page-break/>
        <table:table-row table:style-name="TableLine1840497861072">
          <table:table-cell table:style-name="Table1.A1" office:value-type="string">
            <text:p text:style-name="Text_20_body"/>
          </table:table-cell>
          <table:table-cell office:value-type="string">
            <text:p text:style-name="P6">"Your father would have been proud," she said. "He was an excellent Quidditch player himself." </text:p>
          </table:table-cell>
        </table:table-row>
        <table:table-row table:style-name="TableLine1840497863248">
          <table:table-cell table:style-name="Table1.A1" office:value-type="string">
            <text:p text:style-name="Text_20_body"/>
          </table:table-cell>
          <table:table-cell office:value-type="string">
            <text:p text:style-name="P6">"You're joking." </text:p>
          </table:table-cell>
        </table:table-row>
        <table:table-row table:style-name="TableLine1840497866240">
          <table:table-cell table:style-name="Table1.A1" office:value-type="string">
            <text:p text:style-name="Text_20_body"/>
          </table:table-cell>
          <table:table-cell office:value-type="string">
            <text:p text:style-name="P6">It was dinnertime. Harry had just finished telling Ron what had happened when he'd left the grounds with Professor McGonagall. Ron had a piece of steak and kidney pie halfway to his mouth, but he'd forgotten all about it. </text:p>
          </table:table-cell>
        </table:table-row>
        <table:table-row table:style-name="TableLine1840497861616">
          <table:table-cell table:style-name="Table1.A1" office:value-type="string">
            <text:p text:style-name="Text_20_body"/>
          </table:table-cell>
          <table:table-cell office:value-type="string">
            <text:p text:style-name="P6">"Seeker?" he said. "But first years never -- you must be the youngest house player in about a century, said Harry, shoveling pie into his mouth. He felt particularly hungry after the excitement of the afternoon. "Wood told me." </text:p>
          </table:table-cell>
        </table:table-row>
        <table:table-row table:style-name="TableLine1840497872496">
          <table:table-cell table:style-name="Table1.A1" office:value-type="string">
            <text:p text:style-name="Text_20_body"/>
          </table:table-cell>
          <table:table-cell office:value-type="string">
            <text:p text:style-name="P6">Ron was so amazed, so impressed, he just sat and gaped at Harry. </text:p>
          </table:table-cell>
        </table:table-row>
        <table:table-row table:style-name="TableLine1840497863520">
          <table:table-cell table:style-name="Table1.A1" office:value-type="string">
            <text:p text:style-name="Text_20_body"/>
          </table:table-cell>
          <table:table-cell office:value-type="string">
            <text:p text:style-name="P6">"I start training next week," said Harry. "Only don't tell anyone, Wood wants to keep it a secret." </text:p>
          </table:table-cell>
        </table:table-row>
        <table:table-row table:style-name="TableLine1840497866784">
          <table:table-cell table:style-name="Table1.A1" office:value-type="string">
            <text:p text:style-name="Text_20_body"/>
          </table:table-cell>
          <table:table-cell office:value-type="string">
            <text:p text:style-name="P6">Fred and George Weasley now came into the hall, spotted Harry, and hurried over. </text:p>
          </table:table-cell>
        </table:table-row>
        <table:table-row table:style-name="TableLine1840497873856">
          <table:table-cell table:style-name="Table1.A1" office:value-type="string">
            <text:p text:style-name="Text_20_body"/>
          </table:table-cell>
          <table:table-cell office:value-type="string">
            <text:p text:style-name="P6">"Well done," said George in a low voice. "Wood told us. We're on the team too -- Beaters." </text:p>
          </table:table-cell>
        </table:table-row>
        <table:table-row table:style-name="TableLine1840497861888">
          <table:table-cell table:style-name="Table1.A1" office:value-type="string">
            <text:p text:style-name="Text_20_body"/>
          </table:table-cell>
          <table:table-cell office:value-type="string">
            <text:p text:style-name="P6">"I tell you, we're going to win that Quidditch cup for sure this year," </text:p>
          </table:table-cell>
        </table:table-row>
        <table:table-row table:style-name="TableLine1840497874672">
          <table:table-cell table:style-name="Table1.A1" office:value-type="string">
            <text:p text:style-name="Text_20_body"/>
          </table:table-cell>
          <table:table-cell office:value-type="string">
            <text:p text:style-name="P6">said Fred. "We haven't won since Charlie left, but this year's team is going to be brilliant. You must be good, Harry, Wood was almost skipping when he told us." </text:p>
          </table:table-cell>
        </table:table-row>
        <table:table-row table:style-name="TableLine1840497873040">
          <table:table-cell table:style-name="Table1.A1" office:value-type="string">
            <text:p text:style-name="Text_20_body"/>
          </table:table-cell>
          <table:table-cell office:value-type="string">
            <text:p text:style-name="P6">"Anyway, we've got to go, Lee Jordan reckons he's found a new secret passageway out of the school." </text:p>
          </table:table-cell>
        </table:table-row>
        <table:table-row table:style-name="TableLine1840497871680">
          <table:table-cell table:style-name="Table1.A1" office:value-type="string">
            <text:p text:style-name="Text_20_body"/>
          </table:table-cell>
          <table:table-cell office:value-type="string">
            <text:p text:style-name="P6">"Bet it's that one behind the statue of Gregory the Smarmy that we found in our first week. See you." </text:p>
          </table:table-cell>
        </table:table-row>
        <table:table-row table:style-name="TableLine1840497865696">
          <table:table-cell table:style-name="Table1.A1" office:value-type="string">
            <text:p text:style-name="Text_20_body"/>
          </table:table-cell>
          <table:table-cell office:value-type="string">
            <text:p text:style-name="P6">Fred and George had hardly disappeared when someone far less welcome turned up: Malfoy, flanked by Crabbe and Goyle. </text:p>
          </table:table-cell>
        </table:table-row>
        <table:table-row table:style-name="TableLine1840497870864">
          <table:table-cell table:style-name="Table1.A1" office:value-type="string">
            <text:p text:style-name="Text_20_body"/>
          </table:table-cell>
          <table:table-cell office:value-type="string">
            <text:p text:style-name="P6">"Having a last meal, Potter? When are you getting the train back to the Muggles?" </text:p>
          </table:table-cell>
        </table:table-row>
        <text:soft-page-break/>
        <table:table-row table:style-name="TableLine1840497862976">
          <table:table-cell table:style-name="Table1.A1" office:value-type="string">
            <text:p text:style-name="Text_20_body"/>
          </table:table-cell>
          <table:table-cell office:value-type="string">
            <text:p text:style-name="P6">"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 </text:p>
          </table:table-cell>
        </table:table-row>
        <table:table-row table:style-name="TableLine1840497869504">
          <table:table-cell table:style-name="Table1.A1" office:value-type="string">
            <text:p text:style-name="Text_20_body"/>
          </table:table-cell>
          <table:table-cell office:value-type="string">
            <text:p text:style-name="P6">"I'd take you on anytime on my own," said Malfoy. "Tonight, if you want. </text:p>
          </table:table-cell>
        </table:table-row>
        <table:table-row table:style-name="TableLine1840497874944">
          <table:table-cell table:style-name="Table1.A1" office:value-type="string">
            <text:p text:style-name="Text_20_body"/>
          </table:table-cell>
          <table:table-cell office:value-type="string">
            <text:p text:style-name="P6">Wizard's duel. Wands only -- no contact. What's the matter? Never heard of a wizard's duel before, I suppose?" </text:p>
          </table:table-cell>
        </table:table-row>
        <table:table-row table:style-name="TableLine1840497875216">
          <table:table-cell table:style-name="Table1.A1" office:value-type="string">
            <text:p text:style-name="Text_20_body"/>
          </table:table-cell>
          <table:table-cell office:value-type="string">
            <text:p text:style-name="P6">"Of course he has," said Ron, wheeling around. "I'm his second, who's yours?" </text:p>
          </table:table-cell>
        </table:table-row>
        <table:table-row table:style-name="TableLine1840497873312">
          <table:table-cell table:style-name="Table1.A1" office:value-type="string">
            <text:p text:style-name="Text_20_body"/>
          </table:table-cell>
          <table:table-cell office:value-type="string">
            <text:p text:style-name="P6">Malfoy looked at Crabbe and Goyle, sizing them up. </text:p>
          </table:table-cell>
        </table:table-row>
        <table:table-row table:style-name="TableLine1840497871952">
          <table:table-cell table:style-name="Table1.A1" office:value-type="string">
            <text:p text:style-name="Text_20_body"/>
          </table:table-cell>
          <table:table-cell office:value-type="string">
            <text:p text:style-name="P6">"Crabbe," he said. "Midnight all right? We'll meet you in the trophy room; that's always unlocked." </text:p>
          </table:table-cell>
        </table:table-row>
        <table:table-row table:style-name="TableLine1840497859984">
          <table:table-cell table:style-name="Table1.A1" office:value-type="string">
            <text:p text:style-name="Text_20_body"/>
          </table:table-cell>
          <table:table-cell office:value-type="string">
            <text:p text:style-name="P6">When Malfoy had gone, Ron and Harry looked at each other. "What is a wizard's duel?" said Harry. "And what do you mean, you're my second?" </text:p>
          </table:table-cell>
        </table:table-row>
        <table:table-row table:style-name="TableLine1840497867872">
          <table:table-cell table:style-name="Table1.A1" office:value-type="string">
            <text:p text:style-name="Text_20_body"/>
          </table:table-cell>
          <table:table-cell office:value-type="string">
            <text:p text:style-name="P6">"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 </text:p>
          </table:table-cell>
        </table:table-row>
        <table:table-row table:style-name="TableLine1840497867056">
          <table:table-cell table:style-name="Table1.A1" office:value-type="string">
            <text:p text:style-name="Text_20_body"/>
          </table:table-cell>
          <table:table-cell office:value-type="string">
            <text:p text:style-name="P6">"And what if I wave my wand and nothing happens?" </text:p>
          </table:table-cell>
        </table:table-row>
        <table:table-row table:style-name="TableLine1840497873584">
          <table:table-cell table:style-name="Table1.A1" office:value-type="string">
            <text:p text:style-name="Text_20_body"/>
          </table:table-cell>
          <table:table-cell office:value-type="string">
            <text:p text:style-name="P6">"Throw it away and punch him on the nose," Ron suggested. "Excuse me." </text:p>
          </table:table-cell>
        </table:table-row>
        <table:table-row table:style-name="TableLine1840497875488">
          <table:table-cell table:style-name="Table1.A1" office:value-type="string">
            <text:p text:style-name="Text_20_body"/>
          </table:table-cell>
          <table:table-cell office:value-type="string">
            <text:p text:style-name="P6">They both looked up. It was Hermione Granger. </text:p>
          </table:table-cell>
        </table:table-row>
        <table:table-row table:style-name="TableLine1840497871408">
          <table:table-cell table:style-name="Table1.A1" office:value-type="string">
            <text:p text:style-name="Text_20_body"/>
          </table:table-cell>
          <table:table-cell office:value-type="string">
            <text:p text:style-name="P6">"Can't a person eat in peace in this place?" said Ron. </text:p>
          </table:table-cell>
        </table:table-row>
        <table:table-row table:style-name="TableLine1840497867328">
          <table:table-cell table:style-name="Table1.A1" office:value-type="string">
            <text:p text:style-name="Text_20_body"/>
          </table:table-cell>
          <table:table-cell office:value-type="string">
            <text:p text:style-name="P6">Hermione ignored him and spoke to Harry. </text:p>
          </table:table-cell>
        </table:table-row>
        <text:soft-page-break/>
        <table:table-row table:style-name="TableLine1840497860256">
          <table:table-cell table:style-name="Table1.A1" office:value-type="string">
            <text:p text:style-name="Text_20_body"/>
          </table:table-cell>
          <table:table-cell office:value-type="string">
            <text:p text:style-name="P6">"I couldn't help overhearing what you and Malfoy were saying --" </text:p>
          </table:table-cell>
        </table:table-row>
        <table:table-row table:style-name="TableLine1840497874128">
          <table:table-cell table:style-name="Table1.A1" office:value-type="string">
            <text:p text:style-name="Text_20_body"/>
          </table:table-cell>
          <table:table-cell office:value-type="string">
            <text:p text:style-name="P6">"Bet you could," Ron muttered. </text:p>
          </table:table-cell>
        </table:table-row>
        <table:table-row table:style-name="TableLine1840497868416">
          <table:table-cell table:style-name="Table1.A1" office:value-type="string">
            <text:p text:style-name="Text_20_body"/>
          </table:table-cell>
          <table:table-cell office:value-type="string">
            <text:p text:style-name="P6">"--and you mustn't go wandering around the school at night, think of the points you'll lose Gryffindor if you're caught, and you're bound to be. </text:p>
          </table:table-cell>
        </table:table-row>
        <table:table-row table:style-name="TableLine1840497875760">
          <table:table-cell table:style-name="Table1.A1" office:value-type="string">
            <text:p text:style-name="Text_20_body"/>
          </table:table-cell>
          <table:table-cell office:value-type="string">
            <text:p text:style-name="P6">It's really very selfish of you." </text:p>
          </table:table-cell>
        </table:table-row>
        <table:table-row table:style-name="TableLine1840497869232">
          <table:table-cell table:style-name="Table1.A1" office:value-type="string">
            <text:p text:style-name="Text_20_body"/>
          </table:table-cell>
          <table:table-cell office:value-type="string">
            <text:p text:style-name="P6">"And it's really none of your business," said Harry. </text:p>
          </table:table-cell>
        </table:table-row>
        <table:table-row table:style-name="TableLine1840497876032">
          <table:table-cell table:style-name="Table1.A1" office:value-type="string">
            <text:p text:style-name="Text_20_body"/>
          </table:table-cell>
          <table:table-cell office:value-type="string">
            <text:p text:style-name="P6">"Good-bye," said Ron. </text:p>
          </table:table-cell>
        </table:table-row>
        <table:table-row table:style-name="TableLine1840497867600">
          <table:table-cell table:style-name="Table1.A1" office:value-type="string">
            <text:p text:style-name="Text_20_body"/>
          </table:table-cell>
          <table:table-cell office:value-type="string">
            <text:p text:style-name="P6">All the same, it wasn't what you'd call the perfect 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 </text:p>
          </table:table-cell>
        </table:table-row>
        <table:table-row table:style-name="TableLine1840497876304">
          <table:table-cell table:style-name="Table1.A1" office:value-type="string">
            <text:p text:style-name="Text_20_body"/>
          </table:table-cell>
          <table:table-cell office:value-type="string">
            <text:p text:style-name="P6">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 </text:p>
          </table:table-cell>
        </table:table-row>
        <table:table-row table:style-name="TableLine1840497859168">
          <table:table-cell table:style-name="Table1.A1" office:value-type="string">
            <text:p text:style-name="Text_20_body"/>
          </table:table-cell>
          <table:table-cell office:value-type="string">
            <text:p text:style-name="P6">"Half-past eleven," Ron muttered at last, "we'd better go." </text:p>
          </table:table-cell>
        </table:table-row>
        <table:table-row table:style-name="TableLine1840497859440">
          <table:table-cell table:style-name="Table1.A1" office:value-type="string">
            <text:p text:style-name="Text_20_body"/>
          </table:table-cell>
          <table:table-cell office:value-type="string">
            <text:p text:style-name="P6">They pulled on their bathrobes, picked up their wands, and crept across the tower room, down the 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 </text:p>
          </table:table-cell>
        </table:table-row>
        <table:table-row table:style-name="TableLine1840497860528">
          <table:table-cell table:style-name="Table1.A1" office:value-type="string">
            <text:p text:style-name="Text_20_body"/>
          </table:table-cell>
          <table:table-cell office:value-type="string">
            <text:p text:style-name="P6">A lamp flickered on. It was Hermione Granger, wearing a pink bathrobe and a frown. </text:p>
          </table:table-cell>
        </table:table-row>
        <table:table-row table:style-name="TableLine1840497860800">
          <table:table-cell table:style-name="Table1.A1" office:value-type="string">
            <text:p text:style-name="Text_20_body"/>
          </table:table-cell>
          <table:table-cell office:value-type="string">
            <text:p text:style-name="P6">"You!" said Ron furiously. "Go back to bed!" </text:p>
          </table:table-cell>
        </table:table-row>
        <text:soft-page-break/>
        <table:table-row table:style-name="TableLine1840497868144">
          <table:table-cell table:style-name="Table1.A1" office:value-type="string">
            <text:p text:style-name="Text_20_body"/>
          </table:table-cell>
          <table:table-cell office:value-type="string">
            <text:p text:style-name="P6">"I almost told your brother," Hermione snapped, "Percy -- he's a prefect, he'd put a stop to this." </text:p>
          </table:table-cell>
        </table:table-row>
        <table:table-row table:style-name="TableLine1840497862160">
          <table:table-cell table:style-name="Table1.A1" office:value-type="string">
            <text:p text:style-name="Text_20_body"/>
          </table:table-cell>
          <table:table-cell office:value-type="string">
            <text:p text:style-name="P6">Harry couldn't believe anyone could be so interfering. </text:p>
          </table:table-cell>
        </table:table-row>
        <table:table-row table:style-name="TableLine1840497862432">
          <table:table-cell table:style-name="Table1.A1" office:value-type="string">
            <text:p text:style-name="Text_20_body"/>
          </table:table-cell>
          <table:table-cell office:value-type="string">
            <text:p text:style-name="P6">"Come on," he said to Ron. He pushed open the portrait of the Fat Lady and climbed through the hole. </text:p>
          </table:table-cell>
        </table:table-row>
        <table:table-row table:style-name="TableLine1840497862704">
          <table:table-cell table:style-name="Table1.A1" office:value-type="string">
            <text:p text:style-name="Text_20_body"/>
          </table:table-cell>
          <table:table-cell office:value-type="string">
            <text:p text:style-name="P6">Hermione wasn't going to give up that easily. She followed Ron through the portrait hole, hissing at them like an angry goose. </text:p>
          </table:table-cell>
        </table:table-row>
        <table:table-row table:style-name="TableLine1840497863792">
          <table:table-cell table:style-name="Table1.A1" office:value-type="string">
            <text:p text:style-name="Text_20_body"/>
          </table:table-cell>
          <table:table-cell office:value-type="string">
            <text:p text:style-name="P6">"Don't you care about Gryffindor, do you only care about yourselves, I don't want Slytherin to win the house cup, and you'll lose all the points I got from Professor McGonagall for knowing about Switching Spells." </text:p>
          </table:table-cell>
        </table:table-row>
        <table:table-row table:style-name="TableLine1840497870048">
          <table:table-cell table:style-name="Table1.A1" office:value-type="string">
            <text:p text:style-name="Text_20_body"/>
          </table:table-cell>
          <table:table-cell office:value-type="string">
            <text:p text:style-name="P6">"Go away." "All right, but I warned you, you just remember what I said when you're on the train home tomorrow, you're so --" </text:p>
          </table:table-cell>
        </table:table-row>
        <table:table-row table:style-name="TableLine1840497870320">
          <table:table-cell table:style-name="Table1.A1" office:value-type="string">
            <text:p text:style-name="Text_20_body"/>
          </table:table-cell>
          <table:table-cell office:value-type="string">
            <text:p text:style-name="P6">But what they were, they didn't find out. Hermione had turned to the portrait of the Fat Lady to get back inside and found herself facing an empty painting. The Fat Lady had gone on a nighttime visit and Hermione was locked out of Gryffindor tower. </text:p>
          </table:table-cell>
        </table:table-row>
        <table:table-row table:style-name="TableLine1840497864064">
          <table:table-cell table:style-name="Table1.A1" office:value-type="string">
            <text:p text:style-name="Text_20_body"/>
          </table:table-cell>
          <table:table-cell office:value-type="string">
            <text:p text:style-name="P6">"Now what am I going to do?" she asked shrilly. </text:p>
          </table:table-cell>
        </table:table-row>
        <table:table-row table:style-name="TableLine1840497870592">
          <table:table-cell table:style-name="Table1.A1" office:value-type="string">
            <text:p text:style-name="Text_20_body"/>
          </table:table-cell>
          <table:table-cell office:value-type="string">
            <text:p text:style-name="P6">"That's your problem," said Ron. "We've got to go, we 3 re going to be late." </text:p>
          </table:table-cell>
        </table:table-row>
        <table:table-row table:style-name="TableLine1840497864336">
          <table:table-cell table:style-name="Table1.A1" office:value-type="string">
            <text:p text:style-name="Text_20_body"/>
          </table:table-cell>
          <table:table-cell office:value-type="string">
            <text:p text:style-name="P6">They hadn't even reached the end of the corridor when Hermione caught up with them. </text:p>
          </table:table-cell>
        </table:table-row>
        <table:table-row table:style-name="TableLine1840497864880">
          <table:table-cell table:style-name="Table1.A1" office:value-type="string">
            <text:p text:style-name="Text_20_body"/>
          </table:table-cell>
          <table:table-cell office:value-type="string">
            <text:p text:style-name="P6">"I'm coming with you," she said. </text:p>
          </table:table-cell>
        </table:table-row>
        <table:table-row table:style-name="TableLine1840497865152">
          <table:table-cell table:style-name="Table1.A1" office:value-type="string">
            <text:p text:style-name="Text_20_body"/>
          </table:table-cell>
          <table:table-cell office:value-type="string">
            <text:p text:style-name="P6">"You are not." </text:p>
          </table:table-cell>
        </table:table-row>
        <table:table-row table:style-name="TableLine1840497871136">
          <table:table-cell table:style-name="Table1.A1" office:value-type="string">
            <text:p text:style-name="Text_20_body"/>
          </table:table-cell>
          <table:table-cell office:value-type="string">
            <text:p text:style-name="P6">"D'you think I'm going to stand out here and wait for Filch to catch me? If he finds all three of us I'll tell him the truth, that I was trying to stop you, and you can back me up." </text:p>
          </table:table-cell>
        </table:table-row>
        <table:table-row table:style-name="TableLine1840545556208">
          <table:table-cell table:style-name="Table1.A1" office:value-type="string">
            <text:p text:style-name="Text_20_body"/>
          </table:table-cell>
          <table:table-cell office:value-type="string">
            <text:p text:style-name="P6">"You've got some nerve --" said Ron loudly. </text:p>
          </table:table-cell>
        </table:table-row>
        <text:soft-page-break/>
        <table:table-row table:style-name="TableLine1840545562464">
          <table:table-cell table:style-name="Table1.A1" office:value-type="string">
            <text:p text:style-name="Text_20_body"/>
          </table:table-cell>
          <table:table-cell office:value-type="string">
            <text:p text:style-name="P6">"Shut up, both of you!" said Harry sharply. I heard something." </text:p>
          </table:table-cell>
        </table:table-row>
        <table:table-row table:style-name="TableLine1840545549408">
          <table:table-cell table:style-name="Table1.A1" office:value-type="string">
            <text:p text:style-name="Text_20_body"/>
          </table:table-cell>
          <table:table-cell office:value-type="string">
            <text:p text:style-name="P6">It was a sort of snuffling. </text:p>
          </table:table-cell>
        </table:table-row>
        <table:table-row table:style-name="TableLine1840545554576">
          <table:table-cell table:style-name="Table1.A1" office:value-type="string">
            <text:p text:style-name="Text_20_body"/>
          </table:table-cell>
          <table:table-cell office:value-type="string">
            <text:p text:style-name="P6">"Mrs. Norris?" breathed Ron, squinting through the dark. </text:p>
          </table:table-cell>
        </table:table-row>
        <table:table-row table:style-name="TableLine1840545546960">
          <table:table-cell table:style-name="Table1.A1" office:value-type="string">
            <text:p text:style-name="Text_20_body"/>
          </table:table-cell>
          <table:table-cell office:value-type="string">
            <text:p text:style-name="P6">It wasn't Mrs. Norris. It was Neville. He was curled up on the floor, fast asleep, but jerked suddenly awake as they crept nearer. </text:p>
          </table:table-cell>
        </table:table-row>
        <table:table-row table:style-name="TableLine1840545547776">
          <table:table-cell table:style-name="Table1.A1" office:value-type="string">
            <text:p text:style-name="Text_20_body"/>
          </table:table-cell>
          <table:table-cell office:value-type="string">
            <text:p text:style-name="P6">"Thank goodness you found me! I've been out here for hours, I couldn't remember the new password to get in to bed." </text:p>
          </table:table-cell>
        </table:table-row>
        <table:table-row table:style-name="TableLine1840545550224">
          <table:table-cell table:style-name="Table1.A1" office:value-type="string">
            <text:p text:style-name="Text_20_body"/>
          </table:table-cell>
          <table:table-cell office:value-type="string">
            <text:p text:style-name="P6">"Keep your voice down, Neville. The password's 'Pig snout' but it won't help you now, the Fat Lady's gone off somewhere." </text:p>
          </table:table-cell>
        </table:table-row>
        <table:table-row table:style-name="TableLine1840545551040">
          <table:table-cell table:style-name="Table1.A1" office:value-type="string">
            <text:p text:style-name="Text_20_body"/>
          </table:table-cell>
          <table:table-cell office:value-type="string">
            <text:p text:style-name="P6">"How's your arm?" said Harry. </text:p>
          </table:table-cell>
        </table:table-row>
        <table:table-row table:style-name="TableLine1840545550496">
          <table:table-cell table:style-name="Table1.A1" office:value-type="string">
            <text:p text:style-name="Text_20_body"/>
          </table:table-cell>
          <table:table-cell office:value-type="string">
            <text:p text:style-name="P6">"Fine," said Neville, showing them. "Madam Pomfrey mended it in about a minute." </text:p>
          </table:table-cell>
        </table:table-row>
        <table:table-row table:style-name="TableLine1840545560016">
          <table:table-cell table:style-name="Table1.A1" office:value-type="string">
            <text:p text:style-name="Text_20_body"/>
          </table:table-cell>
          <table:table-cell office:value-type="string">
            <text:p text:style-name="P6">"Good - well, look, Neville, we've got to be somewhere, we'll see you later --" </text:p>
          </table:table-cell>
        </table:table-row>
        <table:table-row table:style-name="TableLine1840545553760">
          <table:table-cell table:style-name="Table1.A1" office:value-type="string">
            <text:p text:style-name="Text_20_body"/>
          </table:table-cell>
          <table:table-cell office:value-type="string">
            <text:p text:style-name="P6">"Don't leave me!" said Neville, scrambling to his feet, "I don't want to stay here alone, the Bloody Baron's been past twice already." </text:p>
          </table:table-cell>
        </table:table-row>
        <table:table-row table:style-name="TableLine1840545557296">
          <table:table-cell table:style-name="Table1.A1" office:value-type="string">
            <text:p text:style-name="Text_20_body"/>
          </table:table-cell>
          <table:table-cell office:value-type="string">
            <text:p text:style-name="P6">Ron looked at his watch and then glared furiously at Hermione and Neville. </text:p>
          </table:table-cell>
        </table:table-row>
        <table:table-row table:style-name="TableLine1840545558656">
          <table:table-cell table:style-name="Table1.A1" office:value-type="string">
            <text:p text:style-name="Text_20_body"/>
          </table:table-cell>
          <table:table-cell office:value-type="string">
            <text:p text:style-name="P6">"If either of you get us caught, I'll never rest until I've learned that Curse of the Bogies Quirrell told us about, and used it on you. </text:p>
          </table:table-cell>
        </table:table-row>
        <table:table-row table:style-name="TableLine1840545558384">
          <table:table-cell table:style-name="Table1.A1" office:value-type="string">
            <text:p text:style-name="Text_20_body"/>
          </table:table-cell>
          <table:table-cell office:value-type="string">
            <text:p text:style-name="P6">Hermione opened her mouth, perhaps to tell Ron exactly how to use the Curse of the Bogies, but Harry hissed at her to be quiet and beckoned them all forward. </text:p>
          </table:table-cell>
        </table:table-row>
        <table:table-row table:style-name="TableLine1840545557840">
          <table:table-cell table:style-name="Table1.A1" office:value-type="string">
            <text:p text:style-name="Text_20_body">ὁ δέ Νεφελώδης οὐπώποτ’ ἐν σάρῳ διέτριψε, τῆς τήθης οὐκ ἐπιτρεψάσης ποτ’ αὐτῷ οὐδ’ ἅπτεσθαι τοῦ τοιούτου.</text:p>
          </table:table-cell>
          <table:table-cell office:value-type="string">
            <text:p text:style-name="P6">They flitted along corridors striped with bars of moonlight from the high windows. At every turn Harry expected to run into Filch or Mrs. Norris, but they were lucky. They sped up a staircase to the third floor and tiptoed toward the trophy room. </text:p>
          </table:table-cell>
        </table:table-row>
        <text:soft-page-break/>
        <table:table-row table:style-name="TableLine1840545553216">
          <table:table-cell table:style-name="Table1.A1" office:value-type="string">
            <text:p text:style-name="Text_20_body">ὁ δ”Άρειος καθ’ ἑαυτὸν λογισάμενος ἐνόμισεν αὐτὴν εὖ φρονεῖν· τὸν γὰρ Νεφελώδη πολλάκις δὴ κακὰ πεπονθέναι καὶ πεδοστιβῆ.</text:p>
          </table:table-cell>
          <table:table-cell office:value-type="string">
            <text:p text:style-name="P6">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 </text:p>
          </table:table-cell>
        </table:table-row>
        <table:table-row table:style-name="TableLine1840545561648">
          <table:table-cell table:style-name="Table1.A1" office:value-type="string">
            <text:p text:style-name="Text_20_body">καὶ ἡ Ἑρμιόνη οὐχ ἧττον τοῦ Νεφελώδους ἐφοβεῖτο τὰ περὶ τῆς πτήσεως.</text:p>
          </table:table-cell>
          <table:table-cell office:value-type="string">
            <text:p text:style-name="P6">"He's late, maybe he's chickened out," Ron whispered. </text:p>
          </table:table-cell>
        </table:table-row>
        <table:table-row table:style-name="TableLine1840545558928">
          <table:table-cell table:style-name="Table1.A1" office:value-type="string">
            <text:p text:style-name="Text_20_body">ταῦτα γοῦν οὐκ ἧν ἐκ βιβλίου μαθεῖν, οὗ μὴν ἀλλ’ ἐντόνως ἐπεχείρησεν.</text:p>
          </table:table-cell>
          <table:table-cell office:value-type="string">
            <text:p text:style-name="P6">Then a noise in the next room made them jump. Harry had only just raised his wand when they heard someone speak -and it wasn't Malfoy. </text:p>
          </table:table-cell>
        </table:table-row>
        <table:table-row table:style-name="TableLine1840545558112">
          <table:table-cell table:style-name="Table1.A1" office:value-type="string">
            <text:p text:style-name="Text_20_body">ἀριστῶντας γὰρ τῇ Πεμπτῄ πάνυ ἀνιῶσα πάσας διεδίδου τὰς περὶ πτήσεως ὑποθέσεις ἃς ἐξηύρηκε βιβλίον χρη- σαμένη τι παρὰ τῆς δημοσίας βιβλιοθήκης.</text:p>
          </table:table-cell>
          <table:table-cell office:value-type="string">
            <text:p text:style-name="P6">"Sniff around, my sweet, they might be lurking in a corner." </text:p>
          </table:table-cell>
        </table:table-row>
        <table:table-row table:style-name="TableLine1840545551312">
          <table:table-cell table:style-name="Table1.A1" office:value-type="string">
            <text:p text:style-name="Text_20_body">τούτῳ γὰρ τῷ βιβλίῳ ὅνομα ἦν ἡ ι’καροσφαιρικὴ ἐξ ε”τους εἷς ἔτος.</text:p>
          </table:table-cell>
          <table:table-cell office:value-type="string">
            <text:p text:style-name="P6">It was Filch speaking to Mrs. Norris. Horror-struck, Harry waved madly at the other three to follow him as quickly as possible; they scurried silently toward the door, away from Filch's voice. Neville's robes had barely whipped round the corner when they heard Filch enter the trophy room. </text:p>
          </table:table-cell>
        </table:table-row>
        <table:table-row table:style-name="TableLine1840545561920">
          <table:table-cell table:style-name="Table1.A1" office:value-type="string">
            <text:p text:style-name="Text_20_body">καὶ ὁ μὲν Νεφελώδης ἐκκρεμάμενος τοῦ λόγου αὐτῆς μάλιστ’ ἐσπούδαζεν εἴ πως τοῦ σάρου ἐκκρεμάσθαι δύναιτο μαθὼν ἤδη τὰ ἐπιτήδεια, οἱ δ’ ἄλλοι μάλισθ’ ἥσθησαν εἷσκεκομισμένων τῶν ἐπιστολῶν· τοῦτο γὰρ εὐθὺς δὴ ε”σχεν αὐτὴν μεταξὺ λέγουσαν.</text:p>
          </table:table-cell>
          <table:table-cell office:value-type="string">
            <text:p text:style-name="P6">"They're in here somewhere," they heard him mutter, "probably hiding." </text:p>
          </table:table-cell>
        </table:table-row>
        <table:table-row table:style-name="TableLine1840545555936">
          <table:table-cell table:style-name="Table1.A1" office:value-type="string">
            <text:p text:style-name="Text_20_body">ὁ δ’ “Ἀρειος οὐκ ἐλελήθει δήπου τὸν Μάλθακον οὐδεμίαν δεξ- άμενος ἐπιστολὴν μετὰ τὰ γράμματα τὰ τόθ’ ὑφ’ Ἁγριώδου πεμ- φθέντα.</text:p>
          </table:table-cell>
          <table:table-cell office:value-type="string">
            <text:p text:style-name="P6">"This way!" Harry mouthed to the others and, petrified, they began to creep down a long gallery full of suits of armor. They could hear Filch getting nearer. Neville suddenly let out a frightened squeak and broke into a run -he tripped, grabbed Ron around the waist, and the pair of them toppled right into a suit of armor. </text:p>
          </table:table-cell>
        </table:table-row>
        <table:table-row table:style-name="TableLine1840545551856">
          <table:table-cell table:style-name="Table1.A1" office:value-type="string">
            <text:p text:style-name="Text_20_body">τούτῳ γὰρ ὁ ὦτος ἀεὶ νώγαλα σοφῶς χάρτῃ συγκαλυπτὰ οἴκοθεν εῖσεκόμιζεν, ἅπερ ἐκεῖνος γαυρούμενος ἐναντίον τῶν Σλυ- θηρίνων <text:soft-page-break/>ἐξεκάλυπτεν ἀριστώντων.</text:p>
          </table:table-cell>
          <table:table-cell office:value-type="string">
            <text:p text:style-name="P6">The clanging and crashing were enough to wake the whole castle. </text:p>
          </table:table-cell>
        </table:table-row>
        <table:table-row table:style-name="TableLine1840545547232">
          <table:table-cell table:style-name="Table1.A1" office:value-type="string">
            <text:p text:style-name="Text_20_body">καί στρίξ ἐκόμισε τῷ Νεφελώδει μικρόν τι ὑπὸ τῆς τήθης πεμ- φθέν.</text:p>
          </table:table-cell>
          <table:table-cell office:value-type="string">
            <text:p text:style-name="P6">"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 </text:p>
          </table:table-cell>
        </table:table-row>
        <table:table-row table:style-name="TableLine1840545551584">
          <table:table-cell table:style-name="Table1.A1" office:value-type="string">
            <text:p text:style-name="Text_20_body">τοῦτο δὲ σπουδῇ ἐκκαλύψας ε”δειξεν αὐτοῖς σφαῖράν τινα ὑαλίνην καί καπνοῦ πλήρη λευκοῦ τοσαύτην ὅσην βώλῳ μεγάλῳ εἷκάζοιεν ἂν οἶ νῦν παῖδες, Ἀλλὰ παντομνημονευτικόν ἐστιν, ἔφη.</text:p>
          </table:table-cell>
          <table:table-cell office:value-type="string">
            <text:p text:style-name="P6">"I think we've lost him," Harry panted, leaning against the cold wall and wiping his forehead. Neville was bent double, wheezing and spluttering. </text:p>
          </table:table-cell>
        </table:table-row>
        <table:table-row table:style-name="TableLine1840545562192">
          <table:table-cell table:style-name="Table1.A1" office:value-type="string">
            <text:p text:style-name="Text_20_body">ἡ γὰρ τήθη ξύνοιδε μοι πάνυ ἐπιλήσμονι ὄντι· τοῦτο δέ σημαίνει ὅ τι ποιητέον ε”σται σοι ἥν ποτε ἐπιλάθῃς του.</text:p>
          </table:table-cell>
          <table:table-cell office:value-type="string">
            <text:p text:style-name="P6">I -- told -you," Hermione gasped, clutching at the stitch in her chest, "I -- told -- you." </text:p>
          </table:table-cell>
        </table:table-row>
        <table:table-row table:style-name="TableLine1840545546416">
          <table:table-cell table:style-name="Table1.A1" office:value-type="string">
            <text:p text:style-name="Text_20_body">ῖδού’ ἣν μέν σοι βεβαίως ἐχομένῳ ἐρυθρὸν γίγν- ηται, ἐπιλέλησαι τινός - ἀλλὰ μεταξὺ λέγων ταῦτα μάλιστ’ ἠπόρει, τοῦ παντομνημονευτικοῦ ἐκλάμποντος ἅμα ὥσπερ σάνδυκος.</text:p>
          </table:table-cell>
          <table:table-cell office:value-type="string">
            <text:p text:style-name="P6">"We've got to get back to Gryffindor tower," said Ron, "quickly as possible." </text:p>
          </table:table-cell>
        </table:table-row>
        <table:table-row table:style-name="TableLine1840545559200">
          <table:table-cell table:style-name="Table1.A1" office:value-type="string">
            <text:p text:style-name="Text_20_body">καί γὰρ αὐτὸς ἐπελάθετό τινος.</text:p>
          </table:table-cell>
          <table:table-cell office:value-type="string">
            <text:p text:style-name="P6">"Malfoy tricked you," Hermione said to Harry. "You realize that, don't you? He was never going to meet you -- Filch knew someone was going to be in the trophy room, Malfoy must have tipped him off." </text:p>
          </table:table-cell>
        </table:table-row>
        <table:table-row table:style-name="TableLine1840545561376">
          <table:table-cell table:style-name="Table1.A1" office:value-type="string">
            <text:p text:style-name="Text_20_body">ἐπειρᾶτο δέ μεμνῆσθαι ὅτου ἐπελάθετο καὶ ὁ Δράκων Μάλθακος τὴν τῶν Γρυφινδώρων τράπεζαν παριὼν ἀνήρπασε τὸ παντομνη- μονευτικὸν αὐτῷ ἐκ τῆς χειρός.</text:p>
          </table:table-cell>
          <table:table-cell office:value-type="string">
            <text:p text:style-name="P6">Harry thought she was probably right, but he wasn't going to tell her that. </text:p>
          </table:table-cell>
        </table:table-row>
        <table:table-row table:style-name="TableLine1840545560832">
          <table:table-cell table:style-name="Table1.A1" office:value-type="string">
            <text:p text:style-name="Text_20_body">καὶ ὁ μὲν “Ἀρειος καὶ ὁ Ῥοὼν εὐθὺς ἀνεπήδησαν, ὡς μάλ’ ἐλπίζοντες πρόφασίν τινα εὑρεῖν τοῦ εἷς χεῖρας ἐλθεῖν ἐκείνῳ.</text:p>
          </table:table-cell>
          <table:table-cell office:value-type="string">
            <text:p text:style-name="P6">"Let's go." </text:p>
          </table:table-cell>
        </table:table-row>
        <table:table-row table:style-name="TableLine1840545562736">
          <table:table-cell table:style-name="Table1.A1" office:value-type="string">
            <text:p text:style-name="Text_20_body">ἡ δέ Η ΠΕΡῙ ΜΕΣΑΣ ΝΥΚΤΑΣ ΜΟΝΟΜΑΞΙΑ 119 Μαγονωγαλέα ἔφθασεν αὐτοὺς ἀεὶ ἐν εὐφυλάκτῳ οὖσα ὑπὲρ τῶν ἄλλων σοφιστῶν πρὸς τὸ πράγματα γιγνώσκειν.</text:p>
          </table:table-cell>
          <table:table-cell office:value-type="string">
            <text:p text:style-name="P6">It wasn't going to be that simple. They hadn't gone more than a dozen paces when a doorknob rattled and something came shooting out of a classroom in front of them. </text:p>
          </table:table-cell>
        </table:table-row>
        <text:soft-page-break/>
        <table:table-row table:style-name="TableLine1840545561104">
          <table:table-cell table:style-name="Table1.A1" office:value-type="string">
            <text:p text:style-name="Text_20_body">Τί δὴ τὸ πρᾶγμα; ἔφη.</text:p>
          </table:table-cell>
          <table:table-cell office:value-type="string">
            <text:p text:style-name="P6">It was Peeves. He caught sight of them and gave a squeal of delight. </text:p>
          </table:table-cell>
        </table:table-row>
        <table:table-row table:style-name="TableLine1840545560288">
          <table:table-cell table:style-name="Table1.A1" office:value-type="string">
            <text:p text:style-name="Text_20_body">Ὁ Μάλθακος τούμὸν ε”χει παντομνημονευτικόν, ὧ σοφίστρια.</text:p>
          </table:table-cell>
          <table:table-cell office:value-type="string">
            <text:p text:style-name="P6">"Shut up, Peeves -- please -- you'll get us thrown out." </text:p>
          </table:table-cell>
        </table:table-row>
        <table:table-row table:style-name="TableLine1840545545600">
          <table:table-cell table:style-name="Table1.A1" office:value-type="string">
            <text:p text:style-name="Text_20_body">καί σκυθρωπάζων τι ὁ Μάλθακος ταχέως μεθῆκε τὸ παντομνη- μονευτικόν ἐπὶ τὴν τράπεζαν.</text:p>
          </table:table-cell>
          <table:table-cell office:value-type="string">
            <text:p text:style-name="P6">Peeves cackled. </text:p>
          </table:table-cell>
        </table:table-row>
        <table:table-row table:style-name="TableLine1840545545872">
          <table:table-cell table:style-name="Table1.A1" office:value-type="string">
            <text:p text:style-name="Text_20_body">Οὐδέν, ἔφη, ἄλλο ἤθελον ποιῆσαι ἢ θεωρεῖν μόνον.</text:p>
          </table:table-cell>
          <table:table-cell office:value-type="string">
            <text:p text:style-name="P6">"Wandering around at midnight, Ickle Firsties? Tut, tut, tut. Naughty, naughty, you'll get caughty." </text:p>
          </table:table-cell>
        </table:table-row>
        <table:table-row table:style-name="TableLine1840545556480">
          <table:table-cell table:style-name="Table1.A1" office:value-type="string">
            <text:p text:style-name="Text_20_body">καὶ ὑπεξῆλθεν ἄγων Κάρκινον καί Κέρκοπα.</text:p>
          </table:table-cell>
          <table:table-cell office:value-type="string">
            <text:p text:style-name="P6">"Not if you don't give us away, Peeves, please." </text:p>
          </table:table-cell>
        </table:table-row>
        <table:table-row table:style-name="TableLine1840545554848">
          <table:table-cell table:style-name="Table1.A1" office:value-type="string">
            <text:p text:style-name="Text_20_body">&gt;κ ὀλίγον δὲ μετὰ τὴν ἐνάτην τῆς δείλης, ὅ τ’Ἅρειος καὶ ὁ Ῥοών καὶ οἱ ἄλλοι Γ ρυφίνδωροι σπεύδοντες κατέβησαν κατὰ τὴν κλίμακα εἷς τὸν κῆπον μαθησόμενοι τὰ πρῶτα τῆς πτητικῆς τέχνης.</text:p>
          </table:table-cell>
          <table:table-cell office:value-type="string">
            <text:p text:style-name="P6">"Should tell Filch, I should," said Peeves in a saintly voice, but his eyes glittered wickedly. "It's for your own good, you know." </text:p>
          </table:table-cell>
        </table:table-row>
        <table:table-row table:style-name="TableLine1840545547504">
          <table:table-cell table:style-name="Table1.A1" office:value-type="string">
            <text:p text:style-name="Text_20_body">αἰθρίας δ’ οὔσης ἐπορεύοντο διὰ λειμῶνος ἀνέμοις κινουμένου κάτω εἷς λειμῶνα ἄλλην ὁμαλήν, αὕτη δ’ ἦν ἐπέκεινα τοῦ κήπου, ἀπέχουσα πολὺ τῆς ὕλης ἀπορρήτου, ῆς ἂν ὅμως τὰ δένδρα τηλόθεν εἶδες κνεφαῖα ἀνέμῳ φορούμενα.</text:p>
          </table:table-cell>
          <table:table-cell office:value-type="string">
            <text:p text:style-name="P6">"Get out of the way," snapped Ron, taking a swipe at Peeves this was a big mistake. </text:p>
          </table:table-cell>
        </table:table-row>
        <table:table-row table:style-name="TableLine1840545548048">
          <table:table-cell table:style-name="Table1.A1" office:value-type="string">
            <text:p text:style-name="Text_20_body">καὶ οἶ Σλυθήρινοι ἤδη παρῆσαν καί σάρα εἴκοσι πρόκροσσα ε’ν στοίχοις κοσμίως ἦν προκείμενα.</text:p>
          </table:table-cell>
          <table:table-cell office:value-type="string">
            <text:p text:style-name="P6">"STUDENTS OUT OF BED!" Peeves bellowed, "STUDENTS OUT OF BED DOWN THE CHARMS CORRIDOR" </text:p>
          </table:table-cell>
        </table:table-row>
        <table:table-row table:style-name="TableLine1840545550768">
          <table:table-cell table:style-name="Table1.A1" office:value-type="string">
            <text:p text:style-name="Text_20_body">ὁ δ’ ’Άρειος ἤκουσέ ποτε τῶν Εὖισηλίων σχετλιαζόντων περὶ τῶν σάρων τῶν Ὑογοητικῶν ὡς ε”στιν ἃ ἢ σφύζει ἐάν τις ἀνωτέρω πέτηται, ἢ πρὸς ἀριστερᾶν περιίσταται.</text:p>
          </table:table-cell>
          <table:table-cell office:value-type="string">
            <text:p text:style-name="P6">Ducking under Peeves, they ran for their lives, right to the end of the corridor where they slammed into a door -- and it was locked. </text:p>
          </table:table-cell>
        </table:table-row>
        <table:table-row table:style-name="TableLine1840545552128">
          <table:table-cell table:style-name="Table1.A1" office:value-type="string">
            <text:p text:style-name="Text_20_body">ἀφίκετο δ’ ἤδη ἡ Εὖχρῆ διδασκαλίς οὖσα.</text:p>
          </table:table-cell>
          <table:table-cell office:value-type="string">
            <text:p text:style-name="P6">"This is it!" Ron moaned, as they pushed helplessly at the door, "We're done for! This is the end!" They could hear footsteps, Filch running as fast as he could toward Peeves's shouts. </text:p>
          </table:table-cell>
        </table:table-row>
        <table:table-row table:style-name="TableLine1840545552400">
          <table:table-cell table:style-name="Table1.A1" office:value-type="string">
            <text:p text:style-name="Text_20_body">πολιὰς δέ παρεῖχε τὰς τρίχας, καί ἦσαν αὐτῇ ὀφθαλμοὶ κιρροὶ καθάπερ κίρκῳ, καὶ γρύζουσα Τί μέλλετε; ἔφη.</text:p>
          </table:table-cell>
          <table:table-cell office:value-type="string">
            <text:p text:style-name="P6">"Oh, move over," Hermione snarled. She grabbed Harry's wand, tapped the lock, and whispered, 'Alohomora!" </text:p>
          </table:table-cell>
        </table:table-row>
        <table:table-row table:style-name="TableLine1840545557024">
          <table:table-cell table:style-name="Table1.A1" office:value-type="string">
            <text:p text:style-name="Text_20_body">πᾶς τις παραστήτω σάρῳ.</text:p>
          </table:table-cell>
          <table:table-cell office:value-type="string">
            <text:p text:style-name="P6">The lock clicked and the door swung open -- they piled through it, shut it quickly, and pressed their ears against it, listening. </text:p>
          </table:table-cell>
        </table:table-row>
        <table:table-row table:style-name="TableLine1840545556752">
          <table:table-cell table:style-name="Table1.A1" office:value-type="string">
            <text:p text:style-name="Text_20_body">ἄγε δή.</text:p>
          </table:table-cell>
          <table:table-cell office:value-type="string">
            <text:p text:style-name="P6">"Which way did they go, Peeves?" Filch was saying. "Quick, tell me." </text:p>
          </table:table-cell>
        </table:table-row>
        <text:soft-page-break/>
        <table:table-row table:style-name="TableLine1840545546144">
          <table:table-cell table:style-name="Table1.A1" office:value-type="string">
            <text:p text:style-name="Text_20_body">σπεύσατε.</text:p>
          </table:table-cell>
          <table:table-cell office:value-type="string">
            <text:p text:style-name="P6">"Say 'please."' "Don't mess with me, Peeves, now where did they go?" </text:p>
          </table:table-cell>
        </table:table-row>
        <table:table-row table:style-name="TableLine1840545557568">
          <table:table-cell table:style-name="Table1.A1" office:value-type="string">
            <text:p text:style-name="Text_20_body">ὁ δ”Ἁρειος βλέψας κάτω τοῦ ἑαυτοῦ σάρου ᾔσθετο παλαιοῦ ὄντος καί πτόρθους ε”χοντος οὐκ ὀλίγους εἰκῇ προῦχοντας.</text:p>
          </table:table-cell>
          <table:table-cell office:value-type="string">
            <text:p text:style-name="P6">"Shan't say nothing if you don't say please," said Peeves in his annoying singsong voice. </text:p>
          </table:table-cell>
        </table:table-row>
        <table:table-row table:style-name="TableLine1840545546688">
          <table:table-cell table:style-name="Table1.A1" office:value-type="string">
            <text:p text:style-name="Text_20_body">ἐκείνη δέ Προτείνατε, ἔφη, τὴν δεξιὰν ὑπὲρ τὸ σάρον καὶ ’Ἁνα βοήσατε.</text:p>
          </table:table-cell>
          <table:table-cell office:value-type="string">
            <text:p text:style-name="P6">"All right -please." </text:p>
          </table:table-cell>
        </table:table-row>
        <table:table-row table:style-name="TableLine1840545548320">
          <table:table-cell table:style-name="Table1.A1" office:value-type="string">
            <text:p text:style-name="Text_20_body">καί ἅπαντες ’Άνα ἐβόησαν, καὶ τὸ τοῦ Ἀρείου σάρον εὐθὺς εἰς τὴν δεξιὰν ἀνεπήδησεν καὶ ἄλλα ὡσαύτως τινά, ὀλίγα δέ.</text:p>
          </table:table-cell>
          <table:table-cell office:value-type="string">
            <text:p text:style-name="P6">"NOTHING! Ha haaa! Told you I wouldn't say nothing if you didn't say please! Ha ha! Haaaaaa!" And they heard the sound of Peeves whooshing away and Filch cursing in rage. </text:p>
          </table:table-cell>
        </table:table-row>
        <table:table-row table:style-name="TableLine1840545553488">
          <table:table-cell table:style-name="Table1.A1" office:value-type="string">
            <text:p text:style-name="Text_20_body">καί τὸ μὲν τῆς Ἑρμιόνης οὐδέν ἐκινήθη πλὴν ἀλλὰ χαμαὶ περιεστρέψατό τι, τὸ δέ τοῦ Νεφελώδους ἀκίνητον δὴ αὐτοῦ ἔκειτο.</text:p>
          </table:table-cell>
          <table:table-cell office:value-type="string">
            <text:p text:style-name="P6">"He thinks this door is locked," Harry whispered. "I think we'll be okay -- get off, Neville!" For Neville had been tugging on the sleeve of Harry's bathrobe for the last minute. "What?" </text:p>
          </table:table-cell>
        </table:table-row>
        <table:table-row table:style-name="TableLine1840545548592">
          <table:table-cell table:style-name="Table1.A1" office:value-type="string">
            <text:p text:style-name="Text_20_body">ὁ δ’ Ἄρειος ἐσκοπεῖτο πρὸς ἑαυτὸν εἴ πως τὰ σάρα ὁμοῖα ὄντα τοῖς ἵπποις εἰδεῖεν πότερον φόβον τις παρέχοι.</text:p>
          </table:table-cell>
          <table:table-cell office:value-type="string">
            <text:p text:style-name="P6">Harry turned around -- and saw, quite clearly, what. For a moment, he was sure he'd walked into a nightmare -- this was too much, on top of everything that had happened so far. </text:p>
          </table:table-cell>
        </table:table-row>
        <table:table-row table:style-name="TableLine1840545552672">
          <table:table-cell table:style-name="Table1.A1" office:value-type="string">
            <text:p text:style-name="Text_20_body">τὴν γὰρ τοῦ Νεφελώδους φωνὴν δήλην εἶναι τρέμουσαν ὡς μάλιστα βουλομένου χαμαὶ διατρῖψαι.</text:p>
          </table:table-cell>
          <table:table-cell office:value-type="string">
            <text:p text:style-name="P6">They weren't in a room, as he had supposed. They were in a corridor. The forbidden corridor on the third floor. And now they knew why it was forbidden. </text:p>
          </table:table-cell>
        </table:table-row>
        <table:table-row table:style-name="TableLine1840545552944">
          <table:table-cell table:style-name="Table1.A1" office:value-type="string">
            <text:p text:style-name="Text_20_body">ἐντεῦθεν δέ ἡ Εὖχρῆ μεταξὺ αὐτοὺς ἐπὶ σάρον ἀναβάντας δι- δάσκουσα τῆς ἀκμῆς μῆ περιρρυῆναι, διὰ στοίχους ἅνω τε καί κάτω ἐβάδιζεν ἀνορθώσουσα τοὺς μὴ προσηκόντως τοῦ σάρου ἀντι- 120 ΑΡΕῙΟΣ ΠοΤΗΡ λαμβάνοντας.</text:p>
          </table:table-cell>
          <table:table-cell office:value-type="string">
            <text:p text:style-name="P6">They were looking straight into the eyes of a monstrous dog, a dog that filled the whole space between ceiling and floor. It had three heads. </text:p>
          </table:table-cell>
        </table:table-row>
        <table:table-row table:style-name="TableLine1840545554032">
          <table:table-cell table:style-name="Table1.A1" office:value-type="string">
            <text:p text:style-name="Text_20_body">ὁ δ’ Ἄρειος καὶ ὁ Ῥοών μάλισθ’ ἥδοντο ἀκούσαντες αὐτῆς τῷ γε Μαλθάκῳ λεγούσης ὡς ἐπὶ μήκιστον οὐκ ὀρθῶς ἔπραττε.</text:p>
          </table:table-cell>
          <table:table-cell office:value-type="string">
            <text:p text:style-name="P6">Three pairs of rolling, mad eyes; three noses, twitching and quivering in their direction; three drooling mouths, saliva hanging in slippery ropes from yellowish fangs. </text:p>
          </table:table-cell>
        </table:table-row>
        <table:table-row table:style-name="TableLine1840545554304">
          <table:table-cell table:style-name="Table1.A1" office:value-type="string">
            <text:p text:style-name="Text_20_body">’Άγε δή, ἔφη, ἐπεὶ τάχιστα τῴ νιγλάρῳ ηὕλησα τὴν ἀρχήν, δεῖ ὑμᾶς ἐντόνως λακτίσματι ἀπῶσαι τὰ σάρα ἀπὸ τῆς γῆς ὡς ἄρδην αι’ωρησόμενοι.</text:p>
          </table:table-cell>
          <table:table-cell office:value-type="string">
            <text:p text:style-name="P6">It was standing quite still, all six eyes staring at them, and Harry knew that the only reason they weren't already dead was that their sudden appearance had taken it by surprise, but it was quickly getting over that, there was no mistaking what those thunderous growls meant. </text:p>
          </table:table-cell>
        </table:table-row>
        <text:soft-page-break/>
        <table:table-row table:style-name="TableLine1840545548864">
          <table:table-cell table:style-name="Table1.A1" office:value-type="string">
            <text:p text:style-name="Text_20_body">ἶσόρροπα δ’ ἔχοντες τὰ σάρα ἅνω φέρεσθε μικρόν τι κᾶπειτα πρόσω νεύσαντες εὐθὺ χαμᾶζε κατάγεσθε.</text:p>
          </table:table-cell>
          <table:table-cell office:value-type="string">
            <text:p text:style-name="P6">Harry groped for the doorknob -- between Filch and death, he'd take Filch. </text:p>
          </table:table-cell>
        </table:table-row>
        <table:table-row table:style-name="TableLine1840545549136">
          <table:table-cell table:style-name="Table1.A1" office:value-type="string">
            <text:p text:style-name="Text_20_body">ἀκούσατε δῆτα τοῦ νιγλάρου· τρεῖς - δύο - ὁ δέ Νεφελώδης περιδεὴς ὢν ὡς φοβούμενος χαμαὶ καταμεῖναι, ἐρρωμένως πεδόθεν ἀπεώσατο πρίν γε τὴν Εὐχρῆν αὐλῆσαι, αὕτη δέ βοῶσα Κάτιθι, εἶπεν, ὦ παῖ.</text:p>
          </table:table-cell>
          <table:table-cell office:value-type="string">
            <text:p text:style-name="P6">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until they reached the portrait of the Fat Lady on the seventh floor. </text:p>
          </table:table-cell>
        </table:table-row>
        <table:table-row table:style-name="TableLine1840545559472">
          <table:table-cell table:style-name="Table1.A1" office:value-type="string">
            <text:p text:style-name="Text_20_body">ἐκεῖνος δ’ ἤδη ἀεροδόνητος ἀνώτερω φέρεται καθάπερ βύσμα ἐκ σταμνίου πηδῶν.</text:p>
          </table:table-cell>
          <table:table-cell office:value-type="string">
            <text:p text:style-name="P6">"Where on earth have you all been?" she asked, looking at their bathrobes hanging off their shoulders and their flushed, sweaty faces. </text:p>
          </table:table-cell>
        </table:table-row>
        <table:table-row table:style-name="TableLine1840545549680">
          <table:table-cell table:style-name="Table1.A1" office:value-type="string">
            <text:p text:style-name="Text_20_body">καί νυνὶ δώδεκα πόδας μεμετεώρισται, νῦν δ’ εἴκοσιν.</text:p>
          </table:table-cell>
          <table:table-cell office:value-type="string">
            <text:p text:style-name="P6">"Never mind that -- pig snout, pig snout," panted Harry, and the portrait swung forward. They scrambled into the common room and collapsed, trembling, into armchairs. </text:p>
          </table:table-cell>
        </table:table-row>
        <table:table-row table:style-name="TableLine1840545555120">
          <table:table-cell table:style-name="Table1.A1" office:value-type="string">
            <text:p text:style-name="Text_20_body">ὁ δ”Άρειος κατεῖδεν αὐτὸν τοῦτο μὲν λευκὸν γεγενημένον τὴν ὄψιν καὶ δέει ἐκπεπληγμ- ένον κάτω βλέποντα πρὸς τὴν γὴν ἥδη ἐξίτηλον οὖσαν, τοῦτο δέ κεχηνότα καί ἀπορρέοντα εἰς πλάγιον ἀπὸ τοῦ σάρου - τοῦτο δέ πέδονδε πεσόντα καῖ πατάγῳ μεγάλῳ γὴν κρούσαντα χαμαὶ πρηνὴ κείμενον ταλαίπωρον.</text:p>
          </table:table-cell>
          <table:table-cell office:value-type="string">
            <text:p text:style-name="P6">It was a while before any of them said anything. Neville, indeed, looked as if he'd never speak again. </text:p>
          </table:table-cell>
        </table:table-row>
        <table:table-row table:style-name="TableLine1840545555392">
          <table:table-cell table:style-name="Table1.A1" office:value-type="string">
            <text:p text:style-name="Text_20_body">τὸ δέ σάρον ε”τι ἀνώτερω μετεωριζόμενον καί κατ’ οὖρον ἡσύχως φερόμενον πρὸς τὴν ὕλην ἀπόρρητον μετ’ ὀλίγον ἀφανῆ ἐγένετο.</text:p>
          </table:table-cell>
          <table:table-cell office:value-type="string">
            <text:p text:style-name="P6">"What do they think they're doing, keeping a thing like that locked up in a school?" said Ron finally. "If any dog needs exercise, that one does." </text:p>
          </table:table-cell>
        </table:table-row>
        <table:table-row table:style-name="TableLine1840545549952">
          <table:table-cell table:style-name="Table1.A1" office:value-type="string">
            <text:p text:style-name="Text_20_body">ἡ δ’ Εὐχρῆ προσέκυπτε τῷ Νεφελῶδει λευκὴν ὡσαύτως παρέχ- ουσα τὴν ὄψιν, καὶ ὁ ’Ἁρειος ἤκουσεν αὐτῆς λεγούσης τάδε· Τὸν καρπὸν ἔχει κατεαγότα.</text:p>
          </table:table-cell>
          <table:table-cell office:value-type="string">
            <text:p text:style-name="P6">Hermione had got both her breath and her bad temper back again. "You don't use your eyes, any of you, do you?" she snapped. "Didn't you see what it was standing on. </text:p>
          </table:table-cell>
        </table:table-row>
        <table:table-row table:style-name="TableLine1840545555664">
          <table:table-cell table:style-name="Table1.A1" office:value-type="string">
            <text:p text:style-name="Text_20_body">ἄγε δή, ὦ παῖ.</text:p>
          </table:table-cell>
          <table:table-cell office:value-type="string">
            <text:p text:style-name="P6">"The floor?" Harry suggested. "I wasn't looking at its feet, I was too busy with its heads." </text:p>
          </table:table-cell>
        </table:table-row>
        <table:table-row table:style-name="TableLine1840545559744">
          <table:table-cell table:style-name="Table1.A1" office:value-type="string">
            <text:p text:style-name="Text_20_body">καλῶς ἔχει.</text:p>
          </table:table-cell>
          <table:table-cell office:value-type="string">
            <text:p text:style-name="P6">"No, not the floor. It was standing on a trapdoor. It's obviously guarding something." </text:p>
          </table:table-cell>
        </table:table-row>
        <table:table-row table:style-name="TableLine1840545560560">
          <table:table-cell table:style-name="Table1.A1" office:value-type="string">
            <text:p text:style-name="Text_20_body">ἀνάστηθι δῆτα.</text:p>
          </table:table-cell>
          <table:table-cell office:value-type="string">
            <text:p text:style-name="P6">She stood up, glaring at them. </text:p>
          </table:table-cell>
        </table:table-row>
        <text:soft-page-break/>
        <table:table-row table:style-name="TableLine1840545570352">
          <table:table-cell table:style-name="Table1.A1" office:value-type="string">
            <text:p text:style-name="Text_20_body">καί τοῖς ἄλλοις μαθηταῖς Μηδείς, ἔφη, κινείσθω ἐν ᾧ ἄγω τοῦτον τὸν παῖδα πρὸς τὸ νοσοκομεῖον.</text:p>
          </table:table-cell>
          <table:table-cell office:value-type="string">
            <text:p text:style-name="P6">I hope you're pleased with yourselves. We could all have been killed -- or worse, expelled. Now, if you don't mind, I'm going to bed." </text:p>
          </table:table-cell>
        </table:table-row>
        <table:table-row table:style-name="TableLine1840545573616">
          <table:table-cell table:style-name="Table1.A1" office:value-type="string">
            <text:p text:style-name="Text_20_body">καὶ δεῖ ὑμᾶς ἐᾶν τὰ σάρα χαμαὶ λιπόντας’ εἶ δέ μή, θᾶττον ἐκπεσεῖσθε ἐκ τοῦ Ὑογοήτου ἢ δύναταί τις εἰπεῖν τὸ ι’καροσφαιρική.</text:p>
          </table:table-cell>
          <table:table-cell office:value-type="string">
            <text:p text:style-name="P6">Ron stared after her, his mouth open. </text:p>
          </table:table-cell>
        </table:table-row>
        <table:table-row table:style-name="TableLine1840545563280">
          <table:table-cell table:style-name="Table1.A1" office:value-type="string">
            <text:p text:style-name="Text_20_body">ἄγε δή, ὦ φίλτατε.</text:p>
          </table:table-cell>
          <table:table-cell office:value-type="string">
            <text:p text:style-name="P6">"No, we don't mind," he said. "You'd think we dragged her along, wouldn't you. </text:p>
          </table:table-cell>
        </table:table-row>
        <table:table-row table:style-name="TableLine1840545563824">
          <table:table-cell table:style-name="Table1.A1" office:value-type="string">
            <text:p text:style-name="Text_20_body">ὁ δέ Νεφελώδης δακρυρροῶν ἔτι καὶ τοῦ καρποῦ ἐχόμενος, ἀπῆλθε χωλευόμενος μετὰ τῆς Εὐχρῆς ἀμφιβαλούσης τὴν χεῖρα αὐτῷ.</text:p>
          </table:table-cell>
          <table:table-cell office:value-type="string">
            <text:p text:style-name="P6">But Hermione had given Harry something else to think about as he climbed back into bed. The dog was guarding something.... What had Hagrid said? Gringotts was the safest place in the world for something you wanted to hide -- except perhaps Hogwarts. </text:p>
          </table:table-cell>
        </table:table-row>
        <table:table-row table:style-name="TableLine1840545564640">
          <table:table-cell table:style-name="Table1.A1" office:value-type="string">
            <text:p text:style-name="Text_20_body">ἀποιχομένων δ’ ἐξ ἐπηκόου, ὁ Μάλθακος γέλωτα συνέθηκε πολὺν εἶπὼν ὅτι· Ἠ καὶ τὸ πρόσωπον εἴδετε τοῦ βλακός,· οἱ δ’ ἕτεροι Σλυθήρινοι εὐθὺς συνεγέλων.</text:p>
          </table:table-cell>
          <table:table-cell office:value-type="string">
            <text:p text:style-name="P6">It looked as though Harry had found out where the grubby littie package from vault seven hundred and thirteen was. </text:p>
          </table:table-cell>
        </table:table-row>
        <table:table-row table:style-name="TableLine1840545574704">
          <table:table-cell table:style-name="Table1.A1" office:value-type="string">
            <text:p text:style-name="Text_20_body">ἡ δέ Παραβάτις Πατίλη Σίγα, ἔφη, ὦ Μάλθακε.</text:p>
          </table:table-cell>
          <table:table-cell office:value-type="string">
            <text:p text:style-name="P6">CHAPTER TEN </text:p>
          </table:table-cell>
        </table:table-row>
        <table:table-row table:style-name="TableLine1840545569536">
          <table:table-cell table:style-name="Table1.A1" office:value-type="string">
            <text:p text:style-name="Text_20_body">Μῶν παραστατεῖς τῷ Μακροπύγῳ, τοῦτ’ εἶπε Παννίκη Παρ- ακίττος, Σλυθηρίνη οὖσα σκυθρωπὴ τὴν ὄψιν.</text:p>
          </table:table-cell>
          <table:table-cell office:value-type="string">
            <text:p text:style-name="P6">HALLOWEEN </text:p>
          </table:table-cell>
        </table:table-row>
        <table:table-row table:style-name="TableLine1840545566544">
          <table:table-cell table:style-name="Table1.A1" office:value-type="string">
            <text:p text:style-name="Text_20_body">Οὐ γάρ τοι ᾠήθην ἂν σέ, ὦ Παραβάτις, ἀγαπᾶν τὰ σάρκινα παιδάρια μαμμόθρεπτα.</text:p>
          </table:table-cell>
          <table:table-cell office:value-type="string">
            <text:p text:style-name="P6">Malfoy couldn't believe his eyes when he saw that Harry and Ron were still at Hogwarts the next day, looking tired but perfectly cheerful. </text:p>
          </table:table-cell>
        </table:table-row>
        <table:table-row table:style-name="TableLine1840545569264">
          <table:table-cell table:style-name="Table1.A1" office:value-type="string">
            <text:p text:style-name="Text_20_body">ὁ δέ Μάλθακος προπηδήσας ἔλαβέ τι ἐπὶ τῆς γῆς κείμενον.</text:p>
          </table:table-cell>
          <table:table-cell office:value-type="string">
            <text:p text:style-name="P6">Indeed, by the next morning Harry and Ron thought that meeting the three-headed dog had been an excellent adventure, and they were quite keen to have another one. In the meantime, Harry filled Ron in about the package that seemed to have been moved from Gringotts to Hogwarts, and they spent a lot of time wondering what could possibly need such heavy protection. "It's either really valuable or really dangerous," said Ron. </text:p>
          </table:table-cell>
        </table:table-row>
        <table:table-row table:style-name="TableLine1840545575792">
          <table:table-cell table:style-name="Table1.A1" office:value-type="string">
            <text:p text:style-name="Text_20_body">Η ΠΕΡΙ ΜΕΣΑΣ ΝΥΚΤΑΣ ΜΟΝΟΜΑΞΙΑ 121 Ἰδού, ἔφη.</text:p>
          </table:table-cell>
          <table:table-cell office:value-type="string">
            <text:p text:style-name="P6">"Or both," said Harry. </text:p>
          </table:table-cell>
        </table:table-row>
        <table:table-row table:style-name="TableLine1840545571984">
          <table:table-cell table:style-name="Table1.A1" office:value-type="string">
            <text:p text:style-name="Text_20_body">τοῦτο γάρ ἐστιν ἐκεῖνο τὸ τῇ τήθῃ δεδομένον ὑπεργέλοιον.</text:p>
          </table:table-cell>
          <table:table-cell office:value-type="string">
            <text:p text:style-name="P6">But as all they knew for sure about the mysterious object was that it was about two inches long, they <text:soft-page-break/>didn't have much chance of guessing what it was without further clues. </text:p>
          </table:table-cell>
        </table:table-row>
        <table:table-row table:style-name="TableLine1840545577152">
          <table:table-cell table:style-name="Table1.A1" office:value-type="string">
            <text:p text:style-name="Text_20_body">καὶ τὸ παντομνημονευτικὸν ἂν εἶδες στίλβον ἐν ἡλίου ἀκτῖσιν ὑπ’ αὐτοῦ ἀρθέν.</text:p>
          </table:table-cell>
          <table:table-cell office:value-type="string">
            <text:p text:style-name="P6">Neither Neville nor Hermione showed the slightest interest in what lay underneath the dog and the trapdoor. All Neville cared about was never going near the dog again. </text:p>
          </table:table-cell>
        </table:table-row>
        <table:table-row table:style-name="TableLine1840545563552">
          <table:table-cell table:style-name="Table1.A1" office:value-type="string">
            <text:p text:style-name="Text_20_body">ὁ δ’ ’Άρειος ἠρέμα Δός, ἔφη, δὸς αὐτὸ ἔμοιγε, καί κατεσιώπων ἅπαντες θεωρήσοντες.</text:p>
          </table:table-cell>
          <table:table-cell office:value-type="string">
            <text:p text:style-name="P6">Hermione was now refusing to speak to Harry and Ron, but she was such a bossy know-it-all that they saw this as an added bonus. All they really wanted now was a way of getting back at Malfoy, and to their great delight, just such a thing arrived in the mail about a week later. </text:p>
          </table:table-cell>
        </table:table-row>
        <table:table-row table:style-name="TableLine1840545564912">
          <table:table-cell table:style-name="Table1.A1" office:value-type="string">
            <text:p text:style-name="Text_20_body">ὁ δέ Μάλθακος σαρδάνιον ἐγέλασεν.</text:p>
          </table:table-cell>
          <table:table-cell office:value-type="string">
            <text:p text:style-name="P6">As the owls flooded into the Great Hall as usual, everyone's attention was caught at once by a long, thin package carried by six large screech owls. Harry was just as interested as everyone else to see what was in this large parcel, and was amazed when the owls soared down and dropped it right in front of him, knocking his bacon to the floor. They had hardly fluttered out of the way when another owl dropped a letter on top of the parcel. </text:p>
          </table:table-cell>
        </table:table-row>
        <table:table-row table:style-name="TableLine1840545566816">
          <table:table-cell table:style-name="Table1.A1" office:value-type="string">
            <text:p text:style-name="Text_20_body">Θέλοιμ’ ἅν, ἔφη, καταθεῖναί που αὐτὸ ὅθεν ὁ Μακρόπυγος οἷός τ’ ἔσται ῥᾳδίως ἀναλαβεῖν.</text:p>
          </table:table-cell>
          <table:table-cell office:value-type="string">
            <text:p text:style-name="P6">Harry ripped open the letter first, which was lucky, because it said: DO NOT OPEN THE PARCEL AT THE TABLE. </text:p>
          </table:table-cell>
        </table:table-row>
        <table:table-row table:style-name="TableLine1840545569808">
          <table:table-cell table:style-name="Table1.A1" office:value-type="string">
            <text:p text:style-name="Text_20_body">αὐτίκα γ’ εἷς δένδρον.</text:p>
          </table:table-cell>
          <table:table-cell office:value-type="string">
            <text:p text:style-name="P6">It contains your new Nimbus Two Thousand, but I don't want everybody knowing you've got a broomstick or they'll all want one. Oliver Wood will meet you tonight on the Quidditch field at seven o'clock for your first training session. </text:p>
          </table:table-cell>
        </table:table-row>
        <table:table-row table:style-name="TableLine1840545572528">
          <table:table-cell table:style-name="Table1.A1" office:value-type="string">
            <text:p text:style-name="Text_20_body">κραυγάζοντος δ’ ἤδη τοῦ Ἁρείου Δὸς ἐμοὶ αὐτό, ἀναπηδήσας ἐπὶ τὸ σάρον ἀνέπτατο εἰς ἀέρα.</text:p>
          </table:table-cell>
          <table:table-cell office:value-type="string">
            <text:p text:style-name="P6">Professor McGonagall Harry had difficulty hiding his glee as he handed the note to Ron to read. </text:p>
          </table:table-cell>
        </table:table-row>
        <table:table-row table:style-name="TableLine1840545572800">
          <table:table-cell table:style-name="Table1.A1" office:value-type="string">
            <text:p text:style-name="Text_20_body">οὐδ’ ε”ψευστο φάσκων δεινὸς εἶναι πέτεσθαι’ αἰωρούμενος γὰρ ἴσον τοῖς ἄκροις κλάδοις παρὰ δρῦν τινα, βοῶν τἨκε οὖν, ἔφη, ὦ Ποτέρ, λαβοῦ μοι.</text:p>
          </table:table-cell>
          <table:table-cell office:value-type="string">
            <text:p text:style-name="P6">"A Nimbus Two Thousand!" Ron moaned enviously. "I've never even touched one." </text:p>
          </table:table-cell>
        </table:table-row>
        <table:table-row table:style-name="TableLine1840545570080">
          <table:table-cell table:style-name="Table1.A1" office:value-type="string">
            <text:p text:style-name="Text_20_body">καὶ μὴν ὁ ’Άρειος ἀνείλετο τὸ σάρον.</text:p>
          </table:table-cell>
          <table:table-cell office:value-type="string">
            <text:p text:style-name="P6">They left the hall quickly, wanting to unwrap the broomstick in private before their first class, but halfway across the entrance hall they found the way upstairs barred by Crabbe and Goyle. Malfoy <text:soft-page-break/>seized the package from Harry and felt it. </text:p>
          </table:table-cell>
        </table:table-row>
        <table:table-row table:style-name="TableLine1840545567360">
          <table:table-cell table:style-name="Table1.A1" office:value-type="string">
            <text:p text:style-name="Text_20_body">καὶ ἡ μὲν Ἑρμιόνη κεκραγυῖα πρὸς αὐτόν, Μή μοι σύ, ἔφη.</text:p>
          </table:table-cell>
          <table:table-cell office:value-type="string">
            <text:p text:style-name="P6">"That's a broomstick," he said, throwing it back to Harry with a mixture of jealousy and spite on his face. "You'll be in for it this time, Potter, first years aren't allowed them." </text:p>
          </table:table-cell>
        </table:table-row>
        <table:table-row table:style-name="TableLine1840545570624">
          <table:table-cell table:style-name="Table1.A1" office:value-type="string">
            <text:p text:style-name="Text_20_body">τῆς γὰρ Εὖχρῆς ἀπειπούσης ἡμᾶς κινεῖσθαι, πράγματα παρέξεις ἅπασιν.</text:p>
          </table:table-cell>
          <table:table-cell office:value-type="string">
            <text:p text:style-name="P6">Ron couldn't resist it. </text:p>
          </table:table-cell>
        </table:table-row>
        <table:table-row table:style-name="TableLine1840545565184">
          <table:table-cell table:style-name="Table1.A1" office:value-type="string">
            <text:p text:style-name="Text_20_body">ὁ δ’ Ἄρειος ταῦτ’ ἐν οὐδενὶ λόγῳ ἐποιήσατο.</text:p>
          </table:table-cell>
          <table:table-cell office:value-type="string">
            <text:p text:style-name="P6">"It's not any old broomstick," he said, "it's a Nimbus Two Thousand. </text:p>
          </table:table-cell>
        </table:table-row>
        <table:table-row table:style-name="TableLine1840545565456">
          <table:table-cell table:style-name="Table1.A1" office:value-type="string">
            <text:p text:style-name="Text_20_body">πιμπράμενος οὖν κατ’ αὐτοῦ ε’πὶ τὸ σάρον ἀνεπήδησε, καὶ ἐντόνως ἐλάκτισε τοῦδα- φος, καὶ ἄρδην ἐμετεωρίσθη, τῆς κόμης ἅμα δι’ αὔρας ᾆττομένης καὶ τοῦ τρίβωνος πρὸς ἀνέμου διαπνεομένου.</text:p>
          </table:table-cell>
          <table:table-cell office:value-type="string">
            <text:p text:style-name="P6">What did you say you've got at home, Malfoy, a Comet Two Sixty?" Ron grinned at Harry. "Comets look flashy, but they're not in the same league as the Nimbus." </text:p>
          </table:table-cell>
        </table:table-row>
        <table:table-row table:style-name="TableLine1840545567632">
          <table:table-cell table:style-name="Table1.A1" office:value-type="string">
            <text:p text:style-name="Text_20_body">καὶ ε”ζει πως τὸ τοῦ θυμοῦ μένος αὐτῷ εἰδότι ὡς πρᾶξιν ἥδη μεταχειρίζοιτο καθ’ ἣν ἂν ἀδίδακτος ἀριστεύοι.</text:p>
          </table:table-cell>
          <table:table-cell office:value-type="string">
            <text:p text:style-name="P6">"What would you know about it, Weasley, you couldn't afford half the handle," Malfoy snapped back. "I suppose you and your brothers have to save up twig by twig." </text:p>
          </table:table-cell>
        </table:table-row>
        <table:table-row table:style-name="TableLine1840545566000">
          <table:table-cell table:style-name="Table1.A1" office:value-type="string">
            <text:p text:style-name="Text_20_body">τοῦτο γὰρ ῥᾴδιον εἶναι, τοῦτο θαυμαστόν ὡς σφόδρα.</text:p>
          </table:table-cell>
          <table:table-cell office:value-type="string">
            <text:p text:style-name="P6">Before Ron could answer, Professor Flitwick appeared at Malfoy's elbow. </text:p>
          </table:table-cell>
        </table:table-row>
        <table:table-row table:style-name="TableLine1840545566272">
          <table:table-cell table:style-name="Table1.A1" office:value-type="string">
            <text:p text:style-name="Text_20_body">καὶ ἀντισπάσας τι τὸ σάρον ὡς καὶ ἀνωτέρω εὐθυνῶν ᾔσθετο ὀλολυγμοῦ μὲν τῶν χαμαί παρθένων κεχηνυιῶν, τοῦ δέ Ῥοῶνος ἀλαλαγμοῦ ἅμα τεθηπότος.</text:p>
          </table:table-cell>
          <table:table-cell office:value-type="string">
            <text:p text:style-name="P6">"Not arguing, I hope, boys?" he squeaked. </text:p>
          </table:table-cell>
        </table:table-row>
        <table:table-row table:style-name="TableLine1840545568448">
          <table:table-cell table:style-name="Table1.A1" office:value-type="string">
            <text:p text:style-name="Text_20_body">ταχέως δέ τὸ σάρον σπάσας ηὔθυνεν ἀντιωσόμενος τῷ Μαλθάκῳ.</text:p>
          </table:table-cell>
          <table:table-cell office:value-type="string">
            <text:p text:style-name="P6">"Potter's been sent a broomstick, Professor," said Malfoy quickly. </text:p>
          </table:table-cell>
        </table:table-row>
        <table:table-row table:style-name="TableLine1840545573344">
          <table:table-cell table:style-name="Table1.A1" office:value-type="string">
            <text:p text:style-name="Text_20_body">ὁ δ’ ἐκπεπληγμένος ἐφαίνετο.</text:p>
          </table:table-cell>
          <table:table-cell office:value-type="string">
            <text:p text:style-name="P6">"Yes, yes, that's right," said Professor Flitwick, beaming at Harry. </text:p>
          </table:table-cell>
        </table:table-row>
        <table:table-row table:style-name="TableLine1840545567088">
          <table:table-cell table:style-name="Table1.A1" office:value-type="string">
            <text:p text:style-name="Text_20_body">ὁ δ”Ἁρειος Δὸς ἐμοὶ αὐτό, ἔφη.</text:p>
          </table:table-cell>
          <table:table-cell office:value-type="string">
            <text:p text:style-name="P6">"Professor McGonagall told me all about the special circumstances, Potter. And what model is it?" </text:p>
          </table:table-cell>
        </table:table-row>
        <table:table-row table:style-name="TableLine1840545572256">
          <table:table-cell table:style-name="Table1.A1" office:value-type="string">
            <text:p text:style-name="Text_20_body">εἰ δέ μή, ἐκκρούσω σ’ ἀπὸ τοῦ σάρου.</text:p>
          </table:table-cell>
          <table:table-cell office:value-type="string">
            <text:p text:style-name="P6">"A Nimbus Two Thousand, sit," said Harry, fighting not to laugh at the look of horror on Malfoy's face. "And it's really thanks to Malfoy here that I've got it," he added. </text:p>
          </table:table-cell>
        </table:table-row>
        <table:table-row table:style-name="TableLine1840545576336">
          <table:table-cell table:style-name="Table1.A1" office:value-type="string">
            <text:p text:style-name="Text_20_body">ἐκεῖνος δέ Πῶς δῆτα,’ ἔφη· ἤθελε μὲν γὰρ ἐπισκώπτειν αὐτόν, περιδεὴς δ ’ ὅντως ἐφαίνετο <text:soft-page-break/>γενόμενος.</text:p>
          </table:table-cell>
          <table:table-cell office:value-type="string">
            <text:p text:style-name="P6">Harry and Ron headed upstairs, smothering their laughter at Malfoy's obvious rage and confusion. <text:soft-page-break/>"Well, it's true," Harry chortled as they reached the top of the marble staircase, "If he hadn't stolen Neville's Remembrall I wouln't be on the team...." </text:p>
          </table:table-cell>
        </table:table-row>
        <table:table-row table:style-name="TableLine1840545568992">
          <table:table-cell table:style-name="Table1.A1" office:value-type="string">
            <text:p text:style-name="Text_20_body">ἀλλ’ ὁ Ἄρειος ᾔδει πως τὸ δραστέον.</text:p>
          </table:table-cell>
          <table:table-cell office:value-type="string">
            <text:p text:style-name="P6">"So I suppose you think that's a reward for breaking rules?" came an angry voice from just behind them. Hermione was stomping up the stairs, looking disapprovingly at the package in Harry's hand. </text:p>
          </table:table-cell>
        </table:table-row>
        <table:table-row table:style-name="TableLine1840545575520">
          <table:table-cell table:style-name="Table1.A1" office:value-type="string">
            <text:p text:style-name="Text_20_body">προῦκυψεν οῦν καὶ τοῦ σάρου ἀπρὶξ ἐλάβετο· τὸ δέ ᾖξεν ε’πί τὸν Μάλθακον ὥσπερ βέλος.</text:p>
          </table:table-cell>
          <table:table-cell office:value-type="string">
            <text:p text:style-name="P6">"I thought you weren't speaking to us?" said Harry. </text:p>
          </table:table-cell>
        </table:table-row>
        <table:table-row table:style-name="TableLine1840545570896">
          <table:table-cell table:style-name="Table1.A1" office:value-type="string">
            <text:p text:style-name="Text_20_body">μικροῦ δ’ ἐδέησε πατάξαι αὐτὸν μόλις φθάσαντα· ’Ἀρειος δέ ταχέως ἔμπαλιν στρεψάμενος τὸ σάρον ἰσόρροπον ἀνεῖχε.</text:p>
          </table:table-cell>
          <table:table-cell office:value-type="string">
            <text:p text:style-name="P6">"Yes, don't stop now," said Ron, "it's doing us so much good." </text:p>
          </table:table-cell>
        </table:table-row>
        <table:table-row table:style-name="TableLine1840545565728">
          <table:table-cell table:style-name="Table1.A1" office:value-type="string">
            <text:p text:style-name="Text_20_body">καὶ ὀλίγοι τῶν κάτω ἐκρότουν.</text:p>
          </table:table-cell>
          <table:table-cell office:value-type="string">
            <text:p text:style-name="P6">Hermione marched away with her nose in the air. </text:p>
          </table:table-cell>
        </table:table-row>
        <table:table-row table:style-name="TableLine1840545573888">
          <table:table-cell table:style-name="Table1.A1" office:value-type="string">
            <text:p text:style-name="Text_20_body">Οὔτε Κάρκινος, ἔφη, οὔτε Κέρκωψ πάρεστιν ὥσπερ δαίμων τις ἀπὸ μηχανῆς ῥυσόμενός σε.</text:p>
          </table:table-cell>
          <table:table-cell office:value-type="string">
            <text:p text:style-name="P6">Harry had a lot of trouble keeping his mind on his lessons that day. It kept wandering up to the dormitory where his new broomstick was lying under his bed, or straying off to the Quidditch field where he'd be learning to play that night. He bolted his dinner that evening without noticing what he was eating, and then rushed upstairs with Ron to unwrap the Nimbus Two Thousand at last. </text:p>
          </table:table-cell>
        </table:table-row>
        <table:table-row table:style-name="TableLine1840545576608">
          <table:table-cell table:style-name="Table1.A1" office:value-type="string">
            <text:p text:style-name="Text_20_body">ἐκεῖνος δέ ταύτὰ λογισάμενος Λαβοῦ δῆτα, ἔφη, εἶ τυχεῖν αὐτοῦ 122 ΑΡΕιοΣ Πο ΤΗΡ οἷός τ’ εἶ.</text:p>
          </table:table-cell>
          <table:table-cell office:value-type="string">
            <text:p text:style-name="P6">"Wow," Ron sighed, as the broomstick rolled onto Harry's bedspread. </text:p>
          </table:table-cell>
        </table:table-row>
        <table:table-row table:style-name="TableLine1840545575248">
          <table:table-cell table:style-name="Table1.A1" office:value-type="string">
            <text:p text:style-name="Text_20_body">καὶ τὴν μὲν σφαῖραν τὴν ὑαλίνην ἄρδην ε”βαλε μετέωρον, αὐτὸς δ’ ὕψοθεν ᾖξε πρὸς τὸ ἔδαφος.</text:p>
          </table:table-cell>
          <table:table-cell office:value-type="string">
            <text:p text:style-name="P6">Even Harry, who knew nothing about the different brooms, thought it looked wonderful. Sleek and shiny, with a mahogany handle, it had a long tail of neat, straight twigs and Nimbus Two Thousand written in gold near the top. </text:p>
          </table:table-cell>
        </table:table-row>
        <table:table-row table:style-name="TableLine1840545567904">
          <table:table-cell table:style-name="Table1.A1" office:value-type="string">
            <text:p text:style-name="Text_20_body">ὁ δ”Ἁρειος ἐθεάσατο αὐτὴν ὥσπερ ἐκ θεοῦ κάτοχος πρῶτον μὲν βραδέως ἀνωτέρω μετεωριζομένην, ε”πειτα δέ κατ’ ὀλίγον χαμᾶζε πίπτουσαν.</text:p>
          </table:table-cell>
          <table:table-cell office:value-type="string">
            <text:p text:style-name="P6">As seven o'clock drew nearer, Harry left the castle and set off in the dusk toward the Quidditch field. Held never been inside the stadium before. Hundreds of seats were raised in stands around the field so that the spectators were high enough to see what was going on. At either end of the field were three golden poles with hoops on the end. They reminded Harry of the little plastic sticks Muggle children blew bubbles through, except that they <text:soft-page-break/>were fifty feet high. </text:p>
          </table:table-cell>
        </table:table-row>
        <table:table-row table:style-name="TableLine1840545574160">
          <table:table-cell table:style-name="Table1.A1" office:value-type="string">
            <text:p text:style-name="Text_20_body">ε”νευσεν οὖν καί τὴν τοῦ σάρου κώπην κάτω ηὔθυνε.</text:p>
          </table:table-cell>
          <table:table-cell office:value-type="string">
            <text:p text:style-name="P6">Too eager to fly again to wait for Wood, Harry mounted his broomstick and kicked off from the ground. What a feeling -- he swooped in and out of the goal posts and then sped up and down the field. The Nimbus Two Thousand turned wherever he wanted at his lightest touch. </text:p>
          </table:table-cell>
        </table:table-row>
        <table:table-row table:style-name="TableLine1840545571440">
          <table:table-cell table:style-name="Table1.A1" office:value-type="string">
            <text:p text:style-name="Text_20_body">καὶ ἐν ἀκαρεῖ κάταντες κατέσκηπτεν ἀεὶ θᾶττον καταιγίζων ὡς φθάσων τὴν σφαῖραν.</text:p>
          </table:table-cell>
          <table:table-cell office:value-type="string">
            <text:p text:style-name="P6">"Hey, Potter, come down!' Oliver Wood had arrived. fie was carrying a large wooden crate under his arm. Harry landed next to him. </text:p>
          </table:table-cell>
        </table:table-row>
        <table:table-row table:style-name="TableLine1840545564096">
          <table:table-cell table:style-name="Table1.A1" office:value-type="string">
            <text:p text:style-name="Text_20_body">ᾔσθετο δ’ οὐ μόνον τοῦ πνεύματος κατ’ ὦτα παφλάζοντος ἀλλὰ καῖ τοῦ θορύβου τῶν κάτω θεωρούντων.</text:p>
          </table:table-cell>
          <table:table-cell office:value-type="string">
            <text:p text:style-name="P6">"Very nice," said Wood, his eyes glinting. "I see what McGonagall meant... you really are a natural. I'm just going to teach you the rules this evening, then you'll be joining team practice three times a week." </text:p>
          </table:table-cell>
        </table:table-row>
        <table:table-row table:style-name="TableLine1840545576880">
          <table:table-cell table:style-name="Table1.A1" office:value-type="string">
            <text:p text:style-name="Text_20_body">καί χεῖρα προτείνας ἔλαβεν τὴν σφαῖραν μικροῦ δέουσαν προσκροῦσαι τῷ ἐδάφει, καιρίως δ’ ἅμα τό σάρον κατορθῶν ἠρέμα κατερρύη εἷς τὸν λειμῶνα, τὸ παντομνημονευτικὸν χειρὶ ε”χων ἔτι ἀκέραιον.</text:p>
          </table:table-cell>
          <table:table-cell office:value-type="string">
            <text:p text:style-name="P6">He opened the crate. Inside were four different-sized balls. </text:p>
          </table:table-cell>
        </table:table-row>
        <table:table-row table:style-name="TableLine1840545573072">
          <table:table-cell table:style-name="Table1.A1" office:value-type="string">
            <text:p text:style-name="Text_20_body">Οῦτος σύ, ὦ ’Ἁρειε Ποτέρ.</text:p>
          </table:table-cell>
          <table:table-cell office:value-type="string">
            <text:p text:style-name="P6">"Right," said Wood. "Now, Quidditch is easy enough to understand, even if it's not too easy to play. There are seven players on each side. </text:p>
          </table:table-cell>
        </table:table-row>
        <table:table-row table:style-name="TableLine1840545568720">
          <table:table-cell table:style-name="Table1.A1" office:value-type="string">
            <text:p text:style-name="Text_20_body">ταπεινότατος δ’ ἐξ ὑψηλοτάτου παραυτίκα ἐγένετο· ἡ γὰρ Μαγονωγαλέα ε”τρεχεν ἐπ’ αὐτούς.</text:p>
          </table:table-cell>
          <table:table-cell office:value-type="string">
            <text:p text:style-name="P6">Three of them are called Chasers." </text:p>
          </table:table-cell>
        </table:table-row>
        <table:table-row table:style-name="TableLine1840545574432">
          <table:table-cell table:style-name="Table1.A1" office:value-type="string">
            <text:p text:style-name="Text_20_body">Ἄρειος δέ τρέμων ἀνέστη.</text:p>
          </table:table-cell>
          <table:table-cell office:value-type="string">
            <text:p text:style-name="P6">"Three Chasers," Harry repeated, as Wood took out a bright red ball about the size of a soccer ball. </text:p>
          </table:table-cell>
        </table:table-row>
        <table:table-row table:style-name="TableLine1840545571168">
          <table:table-cell table:style-name="Table1.A1" office:value-type="string">
            <text:p text:style-name="Text_20_body">ἐκείνη δέ ὅσον οὐκ ἄφωνος γενομένη διὰ τὸ ἀπροσδόκητον, τῶν διόπτρων ἅμα δι’ ὀργῆς ἀστραπτούντων Οὐδέποτε, ἔφη, ἐξ οὖ ἐν Ὑογοήτου - καὶ δῆτ’ ἐτόλμας - τάχ’ ἄν ἐξετραχηλίσθης - Ἀλλ’ οὗτός γ’ ἅμεμπτός ἐστιν, ὦ σοφίστρια - Σίγα, ὦ Πατίλη - Ἀλλ’ ὁ Μάλθακος - ’Ἁλις εἶπας, ὦ Εὖισήλιε.</text:p>
          </table:table-cell>
          <table:table-cell office:value-type="string">
            <text:p text:style-name="P6">"This ball's called the Quaffle," said Wood. "The Chasers throw the Quaffle to each other and try and get it through one of the hoops to score a goal. Ten points every time the Quaffle goes through one of the hoops. Follow me?" </text:p>
          </table:table-cell>
        </table:table-row>
        <table:table-row table:style-name="TableLine1840545568176">
          <table:table-cell table:style-name="Table1.A1" office:value-type="string">
            <text:p text:style-name="Text_20_body">ἕπου μοι, ὦ Ποτέρ, νυνί.</text:p>
          </table:table-cell>
          <table:table-cell office:value-type="string">
            <text:p text:style-name="P6">"The Chasers throw the Quaffle and put it through the hoops to score," </text:p>
          </table:table-cell>
        </table:table-row>
        <table:table-row table:style-name="TableLine1840545571712">
          <table:table-cell table:style-name="Table1.A1" office:value-type="string">
            <text:p text:style-name="Text_20_body">ὁ δ’ Ἄρειος κατεῖδε Μάλθακον τε καὶ Κάρκινον καὶ Κέρκοπα παιωνίζοντας ἀθύμως βαδίζων ὄπισθε τῆς <text:soft-page-break/>Μαγονωγαλέας προχωρούσης πρὸς τὸ φρούριον.</text:p>
          </table:table-cell>
          <table:table-cell office:value-type="string">
            <text:p text:style-name="P6">Harry recited. "So -- that's sort of like basketball on <text:soft-page-break/>broomsticks with six hoops, isn't it?" </text:p>
          </table:table-cell>
        </table:table-row>
        <table:table-row table:style-name="TableLine1840545574976">
          <table:table-cell table:style-name="Table1.A1" office:value-type="string">
            <text:p text:style-name="Text_20_body">πάντως γὰρ ᾔδει ἐκπεσούμενος.</text:p>
          </table:table-cell>
          <table:table-cell office:value-type="string">
            <text:p text:style-name="P6">"What's basketball?" said Wood curiously. "Never mind," said Harry quickly. </text:p>
          </table:table-cell>
        </table:table-row>
        <table:table-row table:style-name="TableLine1840545576064">
          <table:table-cell table:style-name="Table1.A1" office:value-type="string">
            <text:p text:style-name="Text_20_body">καί ἐβούλετο μὲν ἀπολογεῖσθαι, ἀφασία δέ τις εἶχεν αὐτόν, ὡς ἐφαίνετο.</text:p>
          </table:table-cell>
          <table:table-cell office:value-type="string">
            <text:p text:style-name="P6">"Now, there's another player on each side who's called the Keeper -I'm Keeper for Gryffindor. I have to fly around our hoops and stop the other team from scoring." </text:p>
          </table:table-cell>
        </table:table-row>
        <table:table-row table:style-name="TableLine1840545577424">
          <table:table-cell table:style-name="Table1.A1" office:value-type="string">
            <text:p text:style-name="Text_20_body">ὴ δ’ οῦν Μαγονωγαλέα τὸν τρίβωνα σύρουσα οὕτω ταχέως προύχώρει οῦδὲν βλέψασα πρὸς αὐτόν ὥστ’ ε”δει τρέχειν ξυνεψόμενον αὐτῇ.</text:p>
          </table:table-cell>
          <table:table-cell office:value-type="string">
            <text:p text:style-name="P6">"Three Chasers, one Keeper," said Harry, who was determined to remember it all. "And they play with the Quaffle. Okay, got that. So what are they for?" He pointed at the three balls left inside the box. </text:p>
          </table:table-cell>
        </table:table-row>
        <table:table-row table:style-name="TableLine1840545577696">
          <table:table-cell table:style-name="Table1.A1" office:value-type="string">
            <text:p text:style-name="Text_20_body">ἀπολωλέναι γὰρ ὡς οὐ δυνηθεὶς οὐδὲ δύο ἑβδομάδας ἀντέχειν.</text:p>
          </table:table-cell>
          <table:table-cell office:value-type="string">
            <text:p text:style-name="P6">"I'll show you now," said Wood. "Take this." </text:p>
          </table:table-cell>
        </table:table-row>
        <table:table-row table:style-name="TableLine1840545577968">
          <table:table-cell table:style-name="Table1.A1" office:value-type="string">
            <text:p text:style-name="Text_20_body">ἐν δ’ ἀκαρεῖ δεήσειν αὐτὸν συσκευάσασθαι τὰ χρήματα.</text:p>
          </table:table-cell>
          <table:table-cell office:value-type="string">
            <text:p text:style-name="P6">He handed Harry a small club, a bit like a short baseball bat. </text:p>
          </table:table-cell>
        </table:table-row>
        <table:table-row table:style-name="TableLine1840545563008">
          <table:table-cell table:style-name="Table1.A1" office:value-type="string">
            <text:p text:style-name="Text_20_body">τί ἐροῦσιν οἱ Δουρσλείοι αὐτῷ οῖκάδε ἀφικομένῳ, καῖ ἀνὰ τὰς τοῦ φρουρίου προσαμβάσεις ε”βησαν καὶ ἀνὰ τὸν ε”νδον ἀναβαθμὸν μαρμάρινον ἐκείνης οὐδὲν αὐτῷ εἰπούσης.</text:p>
          </table:table-cell>
          <table:table-cell office:value-type="string">
            <text:p text:style-name="P6">"I'm going to show you what the Bludgers do," Wood said. "These two are the Bludgers." </text:p>
          </table:table-cell>
        </table:table-row>
        <table:table-row table:style-name="TableLine1840545564368">
          <table:table-cell table:style-name="Table1.A1" office:value-type="string">
            <text:p text:style-name="Text_20_body">ἡ δέ θύρας βιαίως ἀνέῳξε καὶ παρὰ διαδρομὰς ἐπορεύθη, τοῦ Ἁρείου τέως κατὰ νῶτον ὀπισθοφυλακοῦντος ταλαιπώρου.</text:p>
          </table:table-cell>
          <table:table-cell office:value-type="string">
            <text:p text:style-name="P6">He showed Harry two identical balls, jet black and slightly smaller than the red Quaffle. Harry noticed that they seemed to be straining to escape the straps holding them inside the box. </text:p>
          </table:table-cell>
        </table:table-row>
        <table:table-row table:style-name="TableLine1840481592688">
          <table:table-cell table:style-name="Table1.A1" office:value-type="string">
            <text:p text:style-name="Text_20_body">ἴσως γὰρ ἐκείνην ἄγειν αὐτὸν ὡς τὸν Διμπλόδωρον.</text:p>
          </table:table-cell>
          <table:table-cell office:value-type="string">
            <text:p text:style-name="P6">"Stand back," Wood warned Harry. He bent down and freed one of the Bludgers. </text:p>
          </table:table-cell>
        </table:table-row>
        <table:table-row table:style-name="TableLine1840481591600">
          <table:table-cell table:style-name="Table1.A1" office:value-type="string">
            <text:p text:style-name="Text_20_body">καὶ ἐνενόησε τὸν Ἁγριώδη ἐκπεσόντα μὲν ἐξὸν δέ μεῖναι κυνηγιοφύλακα.</text:p>
          </table:table-cell>
          <table:table-cell office:value-type="string">
            <text:p text:style-name="P6">At once, the black ball rose high in the air and then pelted straight at Harry's face. Harry swung at it with the bat to stop it from breaking his nose, and sent it zigzagging away into the air -- it zoomed around their heads and then shot at Wood, who dived on top of it and managed to pin it to the ground. </text:p>
          </table:table-cell>
        </table:table-row>
        <table:table-row table:style-name="TableLine1840481601392">
          <table:table-cell table:style-name="Table1.A1" office:value-type="string">
            <text:p text:style-name="Text_20_body">ἴσως γενήσεσθαι αὐτὸς διάκονος τοῦ Ἁγριώδους.</text:p>
          </table:table-cell>
          <table:table-cell office:value-type="string">
            <text:p text:style-name="P6">"See?" Wood panted, forcing the struggling Bludger back into the crate and strapping it down safely. "The Bludgers rocket around, trying to knock players off their brooms. That's why you have two Beaters on each team -- the Weasley twins are ours -- it's their job to protect their side <text:soft-page-break/>from the Bludgers and try and knock them toward the other team. So -- think you've got all that?" </text:p>
          </table:table-cell>
        </table:table-row>
        <table:table-row table:style-name="TableLine1840481588608">
          <table:table-cell table:style-name="Table1.A1" office:value-type="string">
            <text:p text:style-name="Text_20_body">καὶ ἀναπλάττων ὅπως αὐτὸς τὸ σακίον οἴσει τὸ τοῦ Ἁγριώδους περιπολῶν κατ’ ἀγρούς, μάλιστα δὴ ἠθύμει.</text:p>
          </table:table-cell>
          <table:table-cell office:value-type="string">
            <text:p text:style-name="P6">"Three Chasers try and score with the Quaffle; the Keeper guards the goal posts; the Beaters keep the Bludgers away from their team," Harry reeled off. </text:p>
          </table:table-cell>
        </table:table-row>
        <table:table-row table:style-name="TableLine1840481585888">
          <table:table-cell table:style-name="Table1.A1" office:value-type="string">
            <text:p text:style-name="Text_20_body">εἱστήκει δ’ ἐκείνη πρὸ δωματίου τινός.</text:p>
          </table:table-cell>
          <table:table-cell office:value-type="string">
            <text:p text:style-name="P6">"Very good," said Wood. </text:p>
          </table:table-cell>
        </table:table-row>
        <table:table-row table:style-name="TableLine1840481600304">
          <table:table-cell table:style-name="Table1.A1" office:value-type="string">
            <text:p text:style-name="Text_20_body">καί τὴν θύραν ἀνοίξασα Η ΠΕΡΙ ΜΕΣΑΣ ΝΥΚΤΑΣ ΜΟΝΟΜΑΞΙΑ 123 καὶ παρακύψασά τι Ξύγγνωθί μοι, ἔφη, ὦ Φιλητικέ.</text:p>
          </table:table-cell>
          <table:table-cell office:value-type="string">
            <text:p text:style-name="P6">"Er -- have the Bludgers ever killed anyone?" Harry asked, hoping he sounded offhand. </text:p>
          </table:table-cell>
        </table:table-row>
        <table:table-row table:style-name="TableLine1840481598672">
          <table:table-cell table:style-name="Table1.A1" office:value-type="string">
            <text:p text:style-name="Text_20_body">Ἆρ’ ε”ξεστί μοι Ὕλην χρήσασθαι διὰ μικρόν; ὁ δ’ Ἄρειος ἀπορῶν ἐσκόπει πρὸς ἑαυτὸν εἷ”Ύλη ἐστὶ ξύλον τι πρὸς τὸ συντρῖψαι αὐτόν.</text:p>
          </table:table-cell>
          <table:table-cell office:value-type="string">
            <text:p text:style-name="P6">"Never at Hogwarts. We've had a couple of broken jaws but nothing worse than that. Now, the last member of the team is the Seeker. That's you. And you don't have to worry about the Quaffle or the Bludgers unless they crack my head open." </text:p>
          </table:table-cell>
        </table:table-row>
        <table:table-row table:style-name="TableLine1840481592416">
          <table:table-cell table:style-name="Table1.A1" office:value-type="string">
            <text:p text:style-name="Text_20_body">Ὀ δ’ ’Ύλης ἄρα ἀπέβη ἄνθρωπος ὤν, νεανίσκος εὐτραφὴς πεντα- ετηρίδ’ ἤδη διατρίψας, ὅστις ἀπὸ τῆς τοῦ Φιλητικοῦ σχολῆς ἦλθεν ἀμηχανῶν.</text:p>
          </table:table-cell>
          <table:table-cell office:value-type="string">
            <text:p text:style-name="P6">"Don't worry, the Weasleys are more than a match for the Bludgers -- I mean, they're like a pair of human Bludgers themselves." </text:p>
          </table:table-cell>
        </table:table-row>
        <table:table-row table:style-name="TableLine1840481590240">
          <table:table-cell table:style-name="Table1.A1" office:value-type="string">
            <text:p text:style-name="Text_20_body">ἐκείνη δέ Ἑπεσθέ μοι, ἔφη, ἀμφότεροι.</text:p>
          </table:table-cell>
          <table:table-cell office:value-type="string">
            <text:p text:style-name="P6">Wood reached into the crate and took out the fourth and last ball. </text:p>
          </table:table-cell>
        </table:table-row>
        <table:table-row table:style-name="TableLine1840481597312">
          <table:table-cell table:style-name="Table1.A1" office:value-type="string">
            <text:p text:style-name="Text_20_body">καὶ ἐπορεύθησαν ὁμοῦ ἀνὰ τὴν διαδρομήν, τοῦ ’Ύλου τέως δεινὸν βλέποντος πρὸς τὸν ’Ἀρειον.</text:p>
          </table:table-cell>
          <table:table-cell office:value-type="string">
            <text:p text:style-name="P6">Compared with the Quaffle and the Bludgers, it was tiny, about the size of a large walnut. It was bright gold and had little fluttering silver wings. </text:p>
          </table:table-cell>
        </table:table-row>
        <table:table-row table:style-name="TableLine1840481597040">
          <table:table-cell table:style-name="Table1.A1" office:value-type="string">
            <text:p text:style-name="Text_20_body">Εἴσιτε δή.</text:p>
          </table:table-cell>
          <table:table-cell office:value-type="string">
            <text:p text:style-name="P6">"This," said Wood, "is the Golden Snitch, and it's the most important ball of the lot. It's very hard to catch because it's so fast and difficult to see. It's the Seeker's job to catch it. You've got to weave in and out of the Chasers, Beaters, Bludgers, and Quaffle to get it before the other team's Seeker, because whichever Seeker catches the Snitch wins his team an extra hundred and fifty points, so they nearly always win. That's why Seekers get fouled so much. A game of Quidditch only ends when the Snitch is caught, so it can go on for ages -- I think the record is three months, they had to keep bringing on substitutes so the players could get some sleep. "Well, that's it -- any questions?" </text:p>
          </table:table-cell>
        </table:table-row>
        <table:table-row table:style-name="TableLine1840481596496">
          <table:table-cell table:style-name="Table1.A1" office:value-type="string">
            <text:p text:style-name="Text_20_body">αὕτη δ’ ἡγήσατ’ αὐτοῖς εἷς διδασκαλεῖον κενὸν πλὴν ἀλλ’ ὁ Ποιφύκτης ἐκεῖθι γράμματα ἀσχήμονα <text:soft-page-break/>ἐπὶ τοῦ μέλανος πίνακος γυψῴ ἔγραφεν.</text:p>
          </table:table-cell>
          <table:table-cell office:value-type="string">
            <text:p text:style-name="P6">Harry shook his head. He understood what he had to do all right, it was doing it that was going to be <text:soft-page-break/>the problem. </text:p>
          </table:table-cell>
        </table:table-row>
        <table:table-row table:style-name="TableLine1840481591872">
          <table:table-cell table:style-name="Table1.A1" office:value-type="string">
            <text:p text:style-name="Text_20_body">’Άπιθι, ἔφη, ὦ Ποίφυκτα, καῖ ὁ μὲν τόν γυψὸν εῖς φορυτόν βαλὼν μεγάλου μετὰ πατάγου, πολλὰ δέ καταρώμενος ἀπῆλθεν.</text:p>
          </table:table-cell>
          <table:table-cell office:value-type="string">
            <text:p text:style-name="P6">"We won't practice with the Snitch yet," said Wood, carefully shutting it back inside the crate, "it's too dark, we might lose it. Let's try you out with a few of these." </text:p>
          </table:table-cell>
        </table:table-row>
        <table:table-row table:style-name="TableLine1840481595680">
          <table:table-cell table:style-name="Table1.A1" office:value-type="string">
            <text:p text:style-name="Text_20_body">ἐκείνη δ’ ἐπαράξασα εὐθὺς τὴν θύραν μετεστρέψατο ἐναντίον τοῖν παίδοιν.</text:p>
          </table:table-cell>
          <table:table-cell office:value-type="string">
            <text:p text:style-name="P6">He pulled a bag of ordinary golf balls out of his pocket and a few minutes later, he and Harry were up in the air, Wood throwing the golf balls as hard as he could in every direction for Harry to catch. </text:p>
          </table:table-cell>
        </table:table-row>
        <table:table-row table:style-name="TableLine1840481595408">
          <table:table-cell table:style-name="Table1.A1" office:value-type="string">
            <text:p text:style-name="Text_20_body">’Όδ’ ε’στῖν Ὀλοφώϊος Ὕλης, ὦ Ποτέρ, ὦ ’Ύλα, ἰδού, τὸν ζητητὴν ηὕρηκά σοι.</text:p>
          </table:table-cell>
          <table:table-cell office:value-type="string">
            <text:p text:style-name="P6">Harry didn't miss a single one, and Wood was delighted. After half an hour, night had really fallen and they couldn't carry on. </text:p>
          </table:table-cell>
        </table:table-row>
        <table:table-row table:style-name="TableLine1840481595136">
          <table:table-cell table:style-name="Table1.A1" office:value-type="string">
            <text:p text:style-name="Text_20_body">καὶ τὸν Ὕλην ἂν εἶδες μεταβαλλόμενον τὸ πρόσωπον ἐξ ἀπορίας εἰς ἡδόνην.</text:p>
          </table:table-cell>
          <table:table-cell office:value-type="string">
            <text:p text:style-name="P6">"That Quidditch cup'll have our name on it this year," said Wood happily as they trudged back up to the castle. "I wouldn't be surprised if you turn out better than Charlie Weasley, and he could have played for England if he hadn't gone off chasing dragons." </text:p>
          </table:table-cell>
        </table:table-row>
        <table:table-row table:style-name="TableLine1840481592960">
          <table:table-cell table:style-name="Table1.A1" office:value-type="string">
            <text:p text:style-name="Text_20_body">9Η καὶ σπουδάζεις, ἔφη, ὦ σοφίστρια; Σπουδάζω γε.</text:p>
          </table:table-cell>
          <table:table-cell office:value-type="string">
            <text:p text:style-name="P6">Perhaps it was because he was now so busy, what with Quidditch practice three evenings a week on top of all his homework, but Harry could hardly believe it when he realized that he'd already been at Hogwarts two months. The castle felt more like home than Privet Drive ever had. His lessons, too, were becoming more and more interesting now that they had mastered the basics. </text:p>
          </table:table-cell>
        </table:table-row>
        <table:table-row table:style-name="TableLine1840481589152">
          <table:table-cell table:style-name="Table1.A1" office:value-type="string">
            <text:p text:style-name="Text_20_body">ὁ γὰρ παῖς τέχνην παρέχει αὐτόφυτον.</text:p>
          </table:table-cell>
          <table:table-cell office:value-type="string">
            <text:p text:style-name="P6">On Halloween morning they woke to the delicious smell of baking pumpkin wafting through the corridors. Even better, Professor Flitwick announced in Charms that he thought they were ready to start making objects fly, something they had all been dying to try since they'd seen him make Neville's toad zoom around the classroom. Professor Flitwick put the class into pairs to practice. Harry's partner was Seamus Finnigan (which was a relief, because Neville had been trying to catch his eye). Ron, however, was to be working with Hermione Granger. It was hard to tell whether Ron or Hermione was angrier about this. She hadn't spoken to either of them since the day <text:soft-page-break/>Harry's broomstick had arrived. </text:p>
          </table:table-cell>
        </table:table-row>
        <table:table-row table:style-name="TableLine1840481593232">
          <table:table-cell table:style-name="Table1.A1" office:value-type="string">
            <text:p text:style-name="Text_20_body">οὐδ’ ἑώρακα οὐδένα ἴσον αὐτῷ οὐδέποτε.</text:p>
          </table:table-cell>
          <table:table-cell office:value-type="string">
            <text:p text:style-name="P6">"Now, don't forget that nice wrist movement we've been practicing!" </text:p>
          </table:table-cell>
        </table:table-row>
        <table:table-row table:style-name="TableLine1840481586432">
          <table:table-cell table:style-name="Table1.A1" office:value-type="string">
            <text:p text:style-name="Text_20_body">ἦ καὶ τὸ τότε δὴ πρῶτόν σοι ἐπὶ σάρου, ὦ Ποτέρ, ὁ δέ κατένευσε σιωπῶν.</text:p>
          </table:table-cell>
          <table:table-cell office:value-type="string">
            <text:p text:style-name="P6">squeaked Professor Flitwick, perched on top of his pile of books as usual. "Swish and flick, remember, swish and flick. And saying the magic words properly is very important, too -- never forget Wizard Baruffio, who said 's' instead of 'f' and found himself on the floor with a buffalo on his chest." </text:p>
          </table:table-cell>
        </table:table-row>
        <table:table-row table:style-name="TableLine1840481587248">
          <table:table-cell table:style-name="Table1.A1" office:value-type="string">
            <text:p text:style-name="Text_20_body">οὐ μὲν γὰρ ᾔδει ὅ τι γίγνοιτο, οὐδ’ ἐκινδύνευεν ἔτι ἐκπίπτειν γοῦν, ὡς ἐδόκει.</text:p>
          </table:table-cell>
          <table:table-cell office:value-type="string">
            <text:p text:style-name="P6">It was very difficult. Harry and Seamus swished and flicked, but the feather they were supposed to be sending skyward just lay on the desktop. Seamus got so impatient that he prodded it with his wand and set fire to it -- Harry had to put it out with his hat. </text:p>
          </table:table-cell>
        </table:table-row>
        <table:table-row table:style-name="TableLine1840481589696">
          <table:table-cell table:style-name="Table1.A1" office:value-type="string">
            <text:p text:style-name="Text_20_body">ὥστε τῆς τῶν σκελῶν νάρκης ἧττον ᾐσθάνετο.</text:p>
          </table:table-cell>
          <table:table-cell office:value-type="string">
            <text:p text:style-name="P6">Ron, at the next table, wasn't having much more luck. </text:p>
          </table:table-cell>
        </table:table-row>
        <table:table-row table:style-name="TableLine1840481593504">
          <table:table-cell table:style-name="Table1.A1" office:value-type="string">
            <text:p text:style-name="Text_20_body">ἐκείνη δ’ οὖν τῷ ’Ύλῃ ε”λεγε τάδε’ Μετεωρισθεὶς γὰρ πόδας πεντήκοντα κατέσκηψε χειρὶ ληψόμενος ἐκεῖνο, καὶ βλάβην οὐχ ὑπέμεινεν οὐδεμίαν.</text:p>
          </table:table-cell>
          <table:table-cell office:value-type="string">
            <text:p text:style-name="P6">"Wingardium Leviosa!" he shouted, waving his long arms like a windmill. </text:p>
          </table:table-cell>
        </table:table-row>
        <table:table-row table:style-name="TableLine1840481590512">
          <table:table-cell table:style-name="Table1.A1" office:value-type="string">
            <text:p text:style-name="Text_20_body">ἀλλ’ ὁ πάνυ Κάρολος Εὐισήλιος τοιοῦτ’ ἀνύτειν οὐκ ἂν ἐδυνήθη.</text:p>
          </table:table-cell>
          <table:table-cell office:value-type="string">
            <text:p text:style-name="P6">"You're saying it wrong," Harry heard Hermione snap. "It's Wing-gar-dium Levi-o-sa, make the 'gar' nice and long." </text:p>
          </table:table-cell>
        </table:table-row>
        <table:table-row table:style-name="TableLine1840481598128">
          <table:table-cell table:style-name="Table1.A1" office:value-type="string">
            <text:p text:style-name="Text_20_body">τῷ δέ Ὕλῃ, ὡς ἐφαίνετο, τὰ πάνθ’ ὅσα ὀνειροπολοίη ποτὲ νῦν δὴ ὁμοῦ ἀπέβη.</text:p>
          </table:table-cell>
          <table:table-cell office:value-type="string">
            <text:p text:style-name="P6">"You do it, then, if you're so clever," Ron snarled. </text:p>
          </table:table-cell>
        </table:table-row>
        <table:table-row table:style-name="TableLine1840481599488">
          <table:table-cell table:style-name="Table1.A1" office:value-type="string">
            <text:p text:style-name="Text_20_body">4Ἆρ’ εἶδες παρών ποτε τοὺς ι’καροσφαιρίζοντας, τοῦτ’ εἶπε πάνυ σπουδάζειν δοκῶν.</text:p>
          </table:table-cell>
          <table:table-cell office:value-type="string">
            <text:p text:style-name="P6">Hermione rolled up the sleeves of her gown, flicked her wand, and said, "Wingardium Leviosa!" </text:p>
          </table:table-cell>
        </table:table-row>
        <table:table-row table:style-name="TableLine1840481591056">
          <table:table-cell table:style-name="Table1.A1" office:value-type="string">
            <text:p text:style-name="Text_20_body">ἐκείνη δέ ἐξηγησομένη Οὗτος, ἔφη, ἀγελάρχης ἐστὶ τοῖς Γρυφινδώροις.</text:p>
          </table:table-cell>
          <table:table-cell office:value-type="string">
            <text:p text:style-name="P6">Their feather rose off the desk and hovered about four feet above their heads. </text:p>
          </table:table-cell>
        </table:table-row>
        <table:table-row table:style-name="TableLine1840481584256">
          <table:table-cell table:style-name="Table1.A1" office:value-type="string">
            <text:p text:style-name="Text_20_body">Καὶ τὸ σῶμα, ἦ δ’ ὃς ὁ Ὕλης, ἔχει τέλειον πρὸς τὴν ζητητικήν.</text:p>
          </table:table-cell>
          <table:table-cell office:value-type="string">
            <text:p text:style-name="P6">"Oh, well done!" cried Professor Flitwick, clapping. "Everyone see here, Miss Granger's done it!" </text:p>
          </table:table-cell>
        </table:table-row>
        <table:table-row table:style-name="TableLine1840481588336">
          <table:table-cell table:style-name="Table1.A1" office:value-type="string">
            <text:p text:style-name="Text_20_body">καὶ περιπατῶν τὸν Ἄρειον πανταχόθεν ἐξέταξεν.</text:p>
          </table:table-cell>
          <table:table-cell office:value-type="string">
            <text:p text:style-name="P6">Ron was in a very bad mood by the end of the class. "It's no wonder no one can stand her," he said to Harry as they pushed their way into the crowded corridor, "she's a nightmare, honestly. “ </text:p>
          </table:table-cell>
        </table:table-row>
        <text:soft-page-break/>
        <table:table-row table:style-name="TableLine1840481594048">
          <table:table-cell table:style-name="Table1.A1" office:value-type="string">
            <text:p text:style-name="Text_20_body">124 ΑΡΕΙοΣ Πο ΤΗΡ Ἐλαφρὸς δ’ ἐστὶ καί ταχύς, ἀλλὰ δεήσει κατακτήσασθαι αὐτῷ σάρον ἐπιεικές οἶον Ὑπερνεφελὸν Δισχιλιοστόν ἢ Καθαρίστριαν Ἑβδόμην.</text:p>
          </table:table-cell>
          <table:table-cell office:value-type="string">
            <text:p text:style-name="P6">Someone knocked into Harry as they hurried past him. It was Hermione. </text:p>
          </table:table-cell>
        </table:table-row>
        <table:table-row table:style-name="TableLine1840481598944">
          <table:table-cell table:style-name="Table1.A1" office:value-type="string">
            <text:p text:style-name="Text_20_body">Ἐγὼ οὖν διαλέξομαι τῴ Διμπλοδώρῳ ἐάν πως περιίδωμεν τὸν νόμον τὸν περὶ τῶν πρωτοπείρων.</text:p>
          </table:table-cell>
          <table:table-cell office:value-type="string">
            <text:p text:style-name="P6">Harry caught a glimpse of her face -- and was startled to see that she was in tears. </text:p>
          </table:table-cell>
        </table:table-row>
        <table:table-row table:style-name="TableLine1840481595952">
          <table:table-cell table:style-name="Table1.A1" office:value-type="string">
            <text:p text:style-name="Text_20_body">ἀλλ’ ὦ Ζεῦ καί θεοί, δέομεθα ἀγέλης βελτίονος τῆς περυσινῆς.</text:p>
          </table:table-cell>
          <table:table-cell office:value-type="string">
            <text:p text:style-name="P6">"I think she heard you." </text:p>
          </table:table-cell>
        </table:table-row>
        <table:table-row table:style-name="TableLine1840481596224">
          <table:table-cell table:style-name="Table1.A1" office:value-type="string">
            <text:p text:style-name="Text_20_body">κατ’ ἄκρας γὰρ ἐπόρθησαν ἡμᾶς οἶ Σλυθήρινοι ἐπ’ ἐκείνου τοῦ ἀγῶνος.</text:p>
          </table:table-cell>
          <table:table-cell office:value-type="string">
            <text:p text:style-name="P6">"So?" said Ron, but he looked a bit uncomfortable. "She must've noticed she's got no friends." </text:p>
          </table:table-cell>
        </table:table-row>
        <table:table-row table:style-name="TableLine1840481596768">
          <table:table-cell table:style-name="Table1.A1" office:value-type="string">
            <text:p text:style-name="Text_20_body">οὐδ’ ἀνειχόμην κατ’ ὀφθαλ- μοὺς ἐλθεῖν τοῦ Σεουέρου Σινάπεως πολὺς ἐξ οῦ χρόνος καὶ ὑπὲρ τὰ διόπτρα δριμὺ βλέπουσα πρὸς τὸν θἈρειον Ἐλπίζω ἀκούσεσθαι ὡς σὺ μετὰ σπουδῆς γυμνάζῃ.</text:p>
          </table:table-cell>
          <table:table-cell office:value-type="string">
            <text:p text:style-name="P6">Hermione didn't turn up for the next class and wasn't seen all afternoon. On their way down to the Great Hall for the Halloween feast, Harry and Ron overheard Parvati Patil telling her friend Lavender that Hermione was crying in the girls' bathroom and wanted to be left alone. </text:p>
          </table:table-cell>
        </table:table-row>
        <table:table-row table:style-name="TableLine1840481593776">
          <table:table-cell table:style-name="Table1.A1" office:value-type="string">
            <text:p text:style-name="Text_20_body">εἰ δέ μή, τάχ’ ἃν μετα- νοοίην ἐπὶ τῷ μὴ κολάσαι σε.</text:p>
          </table:table-cell>
          <table:table-cell office:value-type="string">
            <text:p text:style-name="P6">Ron looked still more awkward at this, but a moment later they had entered the Great Hall, where the Halloween decorations put Hermione out of their minds. </text:p>
          </table:table-cell>
        </table:table-row>
        <table:table-row table:style-name="TableLine1840481589424">
          <table:table-cell table:style-name="Table1.A1" office:value-type="string">
            <text:p text:style-name="Text_20_body">κᾶπειτα ἐξαίφνης μειδιάσας Ὁ πατήρ, ἔφη, ἐφιλοτιμήθη ἂν ἐν σοί, δεινὸς ὢν ι’καροσφαιρίζειν αὐτός.</text:p>
          </table:table-cell>
          <table:table-cell office:value-type="string">
            <text:p text:style-name="P6">A thousand live bats fluttered from the walls and ceiling while a thousand more swooped over the tables in low black clouds, making the candles in the pumpkins stutter. The feast appeared suddenly on the golden plates, as it had at the start-of-term banquet. </text:p>
          </table:table-cell>
        </table:table-row>
        <table:table-row table:style-name="TableLine1840481594320">
          <table:table-cell table:style-name="Table1.A1" office:value-type="string">
            <text:p text:style-name="Text_20_body">&gt;κ ὁ δέ Ῥοῶν φῙ-Ῐ που προσπαίζεις, ἔφη.</text:p>
          </table:table-cell>
          <table:table-cell office:value-type="string">
            <text:p text:style-name="P6">Harry was just helping himself to a baked potato when Professor Quirrell came sprinting into the hall, his turban askew and terror on his face. </text:p>
          </table:table-cell>
        </table:table-row>
        <table:table-row table:style-name="TableLine1840481586704">
          <table:table-cell table:style-name="Table1.A1" office:value-type="string">
            <text:p text:style-name="Text_20_body">’Ἁρειος γὰρ δειπνῶν εἰρήκει αὐτῷ τί γέγονεν ἐξ οῦ ἀπὸ τοῦ κήπου ἦλθε μετὰ τῆς Μαγονωγαλέας.</text:p>
          </table:table-cell>
          <table:table-cell office:value-type="string">
            <text:p text:style-name="P6">Everyone stared as he reached Professor Dumbledore's chair, slumped against the table, and gasped, "Troll -- in the dungeons -- thought you ought to know." </text:p>
          </table:table-cell>
        </table:table-row>
        <table:table-row table:style-name="TableLine1840481587520">
          <table:table-cell table:style-name="Table1.A1" office:value-type="string">
            <text:p text:style-name="Text_20_body">ὁ δέ μερίδα κρεῶν βοείων μετὰ νεφροῦ κεκαρυκ- ευμένων ἐλελήθει ἑαυτὸν ε”δεσθαι μέλλοντα.</text:p>
          </table:table-cell>
          <table:table-cell office:value-type="string">
            <text:p text:style-name="P6">He then sank to the floor in a dead faint. </text:p>
          </table:table-cell>
        </table:table-row>
        <table:table-row table:style-name="TableLine1840481598400">
          <table:table-cell table:style-name="Table1.A1" office:value-type="string">
            <text:p text:style-name="Text_20_body">9Ῑ-ιῙ καί ζητητὴν λέγεις; ἔφη.</text:p>
          </table:table-cell>
          <table:table-cell office:value-type="string">
            <text:p text:style-name="P6">There was an uproar. It took several purple firecrackers exploding from the end of Professor <text:soft-page-break/>Dumbledore's wand to bring silence. </text:p>
          </table:table-cell>
        </table:table-row>
        <table:table-row table:style-name="TableLine1840481597584">
          <table:table-cell table:style-name="Table1.A1" office:value-type="string">
            <text:p text:style-name="Text_20_body">οἵγε μὴν πρωτόπειροι οὐδέποτε - εἶτα σύ γε κινδυνεύεις νεώτατος γενέσθαι ι’καροσφαιριστὴς ε”τος τουτί- Ἑκατοστόν γε, ἦ δ’ ὃς ὁ ’Άρειος καταπίνων ἅμα μερίδα κρεῶν μεγάλην.</text:p>
          </table:table-cell>
          <table:table-cell office:value-type="string">
            <text:p text:style-name="P6">"Prefects," he rumbled, "lead your Houses back to the dormitories immediately!" </text:p>
          </table:table-cell>
        </table:table-row>
        <table:table-row table:style-name="TableLine1840481585072">
          <table:table-cell table:style-name="Table1.A1" office:value-type="string">
            <text:p text:style-name="Text_20_body">μάλιστα γὰρ ἐπείνησε παντοῖος ε”τ’ ὢν διὰ τὰ τῆς δείλης γεγενημένα.</text:p>
          </table:table-cell>
          <table:table-cell office:value-type="string">
            <text:p text:style-name="P6">Percy was in his element. </text:p>
          </table:table-cell>
        </table:table-row>
        <table:table-row table:style-name="TableLine1840481594592">
          <table:table-cell table:style-name="Table1.A1" office:value-type="string">
            <text:p text:style-name="Text_20_body">μετ’ ὀλίγον δέ Ὁ γὰρ ’Ύλης, ἔφη, τοῦτ’ εἶπέ μοι.</text:p>
          </table:table-cell>
          <table:table-cell office:value-type="string">
            <text:p text:style-name="P6">"Follow me! Stick together, first years! No need to fear the troll if you follow my orders! Stay close behind me, now. Make way, first years coming through! Excuse me, I'm a prefect!" </text:p>
          </table:table-cell>
        </table:table-row>
        <table:table-row table:style-name="TableLine1840481590784">
          <table:table-cell table:style-name="Table1.A1" office:value-type="string">
            <text:p text:style-name="Text_20_body">ὁ δὲ Ῥοὼν εἷς τοσοῦτο ἐθαυμάζε καῖ ἐζήλου αὐτὸν ὥστε μηδὲν ἄλλο ποιῆσαι ἢ χάσκειν.</text:p>
          </table:table-cell>
          <table:table-cell office:value-type="string">
            <text:p text:style-name="P6">"How could a troll get in?" Harry asked as they climbed the stairs. </text:p>
          </table:table-cell>
        </table:table-row>
        <table:table-row table:style-name="TableLine1840481599216">
          <table:table-cell table:style-name="Table1.A1" office:value-type="string">
            <text:p text:style-name="Text_20_body">ὁ δ’ “Ἁρειος Γυμναζόμενος δ’ οῦν, ἔφη, τῆς ἐπιγιγνομένης ἅρχ- ομαι ἑβδομάδος.</text:p>
          </table:table-cell>
          <table:table-cell office:value-type="string">
            <text:p text:style-name="P6">"Don't ask me, they're supposed to be really stupid," said Ron. "Maybe Peeves let it in for a Halloween joke." </text:p>
          </table:table-cell>
        </table:table-row>
        <table:table-row table:style-name="TableLine1840481599760">
          <table:table-cell table:style-name="Table1.A1" office:value-type="string">
            <text:p text:style-name="Text_20_body">ἀλλὰ μὴ εἴπῃς μηδενί ὁ γὰρ Ὕλης βούλεται τοῦτ’ ἀπόρρητον εἶναι.</text:p>
          </table:table-cell>
          <table:table-cell office:value-type="string">
            <text:p text:style-name="P6">They passed different groups of people hurrying in different directions. </text:p>
          </table:table-cell>
        </table:table-row>
        <table:table-row table:style-name="TableLine1840481597856">
          <table:table-cell table:style-name="Table1.A1" office:value-type="string">
            <text:p text:style-name="Text_20_body">καί ὁ Φερέδικος καὶ ὁ Γεωργός εἰσελθόντες εἷς τὸ μέγαρον κατιδόντες δέ τὸν ’Ἀρειον ἐπειγόμενοι συνέβαλον αῦτῴ.</text:p>
          </table:table-cell>
          <table:table-cell office:value-type="string">
            <text:p text:style-name="P6">As they jostled their way through a crowd of confused Hufflepuffs, Harry suddenly grabbed Ron's arm. </text:p>
          </table:table-cell>
        </table:table-row>
        <table:table-row table:style-name="TableLine1840481600032">
          <table:table-cell table:style-name="Table1.A1" office:value-type="string">
            <text:p text:style-name="Text_20_body">Εῦ πάνυ πεποίηκας, ἔφη ὁ Γεωργὸς πρὸς οῦς λέγων.</text:p>
          </table:table-cell>
          <table:table-cell office:value-type="string">
            <text:p text:style-name="P6">"I've just thought -- Hermione." </text:p>
          </table:table-cell>
        </table:table-row>
        <table:table-row table:style-name="TableLine1840481594864">
          <table:table-cell table:style-name="Table1.A1" office:value-type="string">
            <text:p text:style-name="Text_20_body">Ὁ ’Ύλης εἶπεν ἡμῖν· τῆς γὰρ ἀγέλης ε’σμέν καὶ αὐτοὶ ῥαιστῆρες.</text:p>
          </table:table-cell>
          <table:table-cell office:value-type="string">
            <text:p text:style-name="P6">"What about her?" </text:p>
          </table:table-cell>
        </table:table-row>
        <table:table-row table:style-name="TableLine1840481591328">
          <table:table-cell table:style-name="Table1.A1" office:value-type="string">
            <text:p text:style-name="Text_20_body">ὁ δέ Γεωργός Τῆτες γάρ, ἔφη, τὴν Φιάλην ἐκείνην τὴν ι’καροσ- φαιρικὴν εῦ οἶδ’ ὅτι οἶσόμεθα.</text:p>
          </table:table-cell>
          <table:table-cell office:value-type="string">
            <text:p text:style-name="P6">"She doesn't know about the troll." </text:p>
          </table:table-cell>
        </table:table-row>
        <table:table-row table:style-name="TableLine1840481600576">
          <table:table-cell table:style-name="Table1.A1" office:value-type="string">
            <text:p text:style-name="Text_20_body">οὐ γὰρ ἐνηνέγμεθα αὐτὴν ἐξ οῦ ὁ Κάρολος ἐφήβευσε, τῆτες δὲ ἡ ἀγέλη μέλλει ἀρίστη ἀποβήσεσθαι.</text:p>
          </table:table-cell>
          <table:table-cell office:value-type="string">
            <text:p text:style-name="P6">Ron bit his lip. </text:p>
          </table:table-cell>
        </table:table-row>
        <table:table-row table:style-name="TableLine1840481600848">
          <table:table-cell table:style-name="Table1.A1" office:value-type="string">
            <text:p text:style-name="Text_20_body">ἀλλ’ οὐκ ἔστιν ὅπως σύ, ὦ Ἄρειε, οὐχὶ δεινὸς ἂν εἴης.</text:p>
          </table:table-cell>
          <table:table-cell office:value-type="string">
            <text:p text:style-name="P6">"Oh, all right," he snapped. "But Percy'd better not see us." </text:p>
          </table:table-cell>
        </table:table-row>
        <table:table-row table:style-name="TableLine1840481586160">
          <table:table-cell table:style-name="Table1.A1" office:value-type="string">
            <text:p text:style-name="Text_20_body">ὁ γὰρ ’Ύλης ὅσον οὐκ ἐπωρχεῖτο τοῦτ’ ἀγγέλλων ἡμῖν.</text:p>
          </table:table-cell>
          <table:table-cell office:value-type="string">
            <text:p text:style-name="P6">Ducking down, they joined the Hufflepuffs going the other way, slipped down a deserted side corridor, and hurried off toward the girls' bathroom. They had just turned the corner when they heard <text:soft-page-break/>quick footsteps behind them. </text:p>
          </table:table-cell>
        </table:table-row>
        <table:table-row table:style-name="TableLine1840481589968">
          <table:table-cell table:style-name="Table1.A1" office:value-type="string">
            <text:p text:style-name="Text_20_body">Ἀπιτέον δ’ οὖν.</text:p>
          </table:table-cell>
          <table:table-cell office:value-type="string">
            <text:p text:style-name="P6">"Percy!" hissed Ron, pulling Harry behind a large stone griffin. </text:p>
          </table:table-cell>
        </table:table-row>
        <table:table-row table:style-name="TableLine1840481601120">
          <table:table-cell table:style-name="Table1.A1" office:value-type="string">
            <text:p text:style-name="Text_20_body">ὁ γὰρ Ἰόρδανος ὡς οἴεται ηὕρηκε καινὸν ὑπόνομόν τινα κρυπτὸν ἐκ τοῦ παιδευτηρίου φέροντα.</text:p>
          </table:table-cell>
          <table:table-cell office:value-type="string">
            <text:p text:style-name="P6">Peering around it, however, they saw not Percy but Snape. He crossed the corridor and disappeared from view. </text:p>
          </table:table-cell>
        </table:table-row>
        <table:table-row table:style-name="TableLine1840481584528">
          <table:table-cell table:style-name="Table1.A1" office:value-type="string">
            <text:p text:style-name="Text_20_body">Η ΠΕΡΙ ΜΕΣΑΣ ΝΥΚΤΑΣ ΜΟΝΟΜΑΞῙΑ 125 Ἐκεῖνόν γε λέγει δήπου τὸν κατόπιν τοῦ ἀγάλματος τοῦ Γρε- γορίου τοῦ λιπαροῦ ὃν ἡμεῖς τῆς πρώτης ἑβδομάδος ηὕρομεν, χαῖρε.</text:p>
          </table:table-cell>
          <table:table-cell office:value-type="string">
            <text:p text:style-name="P6">"What's he doing?" Harry whispered. "Why isn't he down in the dungeons with the rest of the teachers?" </text:p>
          </table:table-cell>
        </table:table-row>
        <table:table-row table:style-name="TableLine1840481584800">
          <table:table-cell table:style-name="Table1.A1" office:value-type="string">
            <text:p text:style-name="Text_20_body">ὁ δέ Φερέδικος καὶ ὁ Γεωργὸς σχεδὸν ἐξεληλύθεσαν καὶ ἄλλοι τινές ἀφίκοντο πολλῷ ἧττον ἀρεστοὶ ἐκείνοις.</text:p>
          </table:table-cell>
          <table:table-cell office:value-type="string">
            <text:p text:style-name="P6">"Search me." </text:p>
          </table:table-cell>
        </table:table-row>
        <table:table-row table:style-name="TableLine1840481585344">
          <table:table-cell table:style-name="Table1.A1" office:value-type="string">
            <text:p text:style-name="Text_20_body">εἰσῆλθε γὰρ ὁ Μάλθακος, τῶν ἑταίρων Καρκίνου καὶ Κέρκοπος ἑκατέρωθεν αὐτῷ ἀκολουθούντων.</text:p>
          </table:table-cell>
          <table:table-cell office:value-type="string">
            <text:p text:style-name="P6">Quietly as possible, they crept along the next corridor after Snape's fading footsteps. </text:p>
          </table:table-cell>
        </table:table-row>
        <table:table-row table:style-name="TableLine1840481588880">
          <table:table-cell table:style-name="Table1.A1" office:value-type="string">
            <text:p text:style-name="Text_20_body">ἦῬῙ που πανύστατον, ἔφη, σὺ δειπνεῖς παρ’ ἡμῖν; πηνίκα τὴν ἁμαξοστοιχίαν λήψῃ ε”μπαλιν ἐπανιὼν παρὰ τούς Μυγάλους; “Άρειος δ’ ἀτρέμα Ἀλλὰ γὰρ σύ, ἔφη, πολλῷ ἀνδρειότερος εἶ δήπου χαμᾶζε κατελθὼν τῶν ἑταίρων τούτων ὅλιγοδρανὼν παρα- κολουθούντων.</text:p>
          </table:table-cell>
          <table:table-cell office:value-type="string">
            <text:p text:style-name="P6">"He's heading for the third floor," Harry said, but Ron held up his hand. </text:p>
          </table:table-cell>
        </table:table-row>
        <table:table-row table:style-name="TableLine1840481585616">
          <table:table-cell table:style-name="Table1.A1" office:value-type="string">
            <text:p text:style-name="Text_20_body">οὐχ ὅτι οὔτε ὁ Κάρκινος οὔτε ὁ Κέρκωψ ὅντως ἀσθενὴς ἦν, ἀλλὰ ὡς καθημένων διδασκάλων ε’πί τὴς ἅνω τραπέζης πολλῶν οὐδέτερος ἐτόλμησε πράττειν οὐδὲν πέρα τοῦ ψοφεῖν τοῖς κονδύλοις σκυθρωπάζων τέως.</text:p>
          </table:table-cell>
          <table:table-cell office:value-type="string">
            <text:p text:style-name="P6">"Can you smell something?" </text:p>
          </table:table-cell>
        </table:table-row>
        <table:table-row table:style-name="TableLine1840481586976">
          <table:table-cell table:style-name="Table1.A1" office:value-type="string">
            <text:p text:style-name="Text_20_body">ὁ δέ Μάλθακος Θέλοιμ’ ἄν, ἔφη, μονομαχεῖν σοι ἢ τῆσδε τῆς νυκτὸς ἢ ὅταν σύ βούλῃ μάχην μάγων τρόπῳ.</text:p>
          </table:table-cell>
          <table:table-cell office:value-type="string">
            <text:p text:style-name="P6">Harry sniffed and a foul stench reached his nostrils, a mixture of old socks and the kind of public toilet no one seems to clean. </text:p>
          </table:table-cell>
        </table:table-row>
        <table:table-row table:style-name="TableLine1840481587792">
          <table:table-cell table:style-name="Table1.A1" office:value-type="string">
            <text:p text:style-name="Text_20_body">τοῦτο γὰρ ε”στι τὸ μόναις ταῖς ῥάβδοις μάχεσθαι δίχα διεστῶτας.</text:p>
          </table:table-cell>
          <table:table-cell office:value-type="string">
            <text:p text:style-name="P6">And then they heard it -- a low grunting, and the shuffling footfalls of gigantic feet. Ron pointed -- at the end of a passage to the left, something huge was moving toward them. They shrank into the shadows and watched as it emerged into a patch of moonlight. </text:p>
          </table:table-cell>
        </table:table-row>
        <table:table-row table:style-name="TableLine1840481592144">
          <table:table-cell table:style-name="Table1.A1" office:value-type="string">
            <text:p text:style-name="Text_20_body">τί δ’ ἐστίν; οὔκουν ἤκουσας περὶ τῆς μαγικῆς μονομαχίας ὅ τι ἐστιν,· ’Ί-Ῑκουσε δή, ε”φη ὁ Ῥοὼν περιστρεφόμενος, ἐγὼ μὲν γὰρ προ- στάτης εἰμί <text:soft-page-break/>αὐτῷ· τίς δ’ ἐστί σοι,- καὶ ὁ Μάλθακος βλέψας πρὸς τὸν Κάρκινον καὶ τὸν Κέρκοπα, ὡς θέλων ἀντιτιθέναι τοῦτον ἐκείνῳ, Κάρκινος, ἔφη.</text:p>
          </table:table-cell>
          <table:table-cell office:value-type="string">
            <text:p text:style-name="P6">It was a horrible sight. Twelve feet tall, its skin was a dull, granite gray, its great lumpy body like a boulder with its small bald head perched on top like <text:soft-page-break/>a coconut. It had short legs thick as tree trunks with flat, horny feet. The smell coming from it was incredible. It was holding a huge wooden club, which dragged along the floor because its arms were so long. </text:p>
          </table:table-cell>
        </table:table-row>
        <table:table-row table:style-name="TableLine1840481588064">
          <table:table-cell table:style-name="Table1.A1" office:value-type="string">
            <text:p text:style-name="Text_20_body">ἦ που καλῶς ἔχει ἢν μεσούσης τῆς νυκτὸς συμβαλῶμεν ὑμῖν ἐν τῴ τῶν τροπαίων δωματίῳ ὡς ἀεὶ ἀκλήστῳ ὅντι; ἀπελθόντος δέ τοῦ Μαλθάκου, ὁ Ἄρειος καὶ ὁ Ῥοὼν ἐνέβλεψαν ἀλλήλοις εἷς τὸ πρόσωπον.</text:p>
          </table:table-cell>
          <table:table-cell office:value-type="string">
            <text:p text:style-name="P6">The troll stopped next to a doorway and peered inside. It waggled its long ears, making up its tiny mind, then slouched slowly into the room. </text:p>
          </table:table-cell>
        </table:table-row>
        <table:table-row table:style-name="TableLine1840481609824">
          <table:table-cell table:style-name="Table1.A1" office:value-type="string">
            <text:p text:style-name="Text_20_body">ἐκεῖνος δέ Ἀλλὰ τί ἐστιν ἄρα, ἔφη, ἡ μονομαχία μαγική; ἢ τί δύναται τὸ προστάτην εἶναι ἐμόν; ὁ δέ Ῥοὼν εὐθύμως Εἶὲν, ἔφη.</text:p>
          </table:table-cell>
          <table:table-cell office:value-type="string">
            <text:p text:style-name="P6">"The keys in the lock," Harry muttered. "We could lock it in." </text:p>
          </table:table-cell>
        </table:table-row>
        <table:table-row table:style-name="TableLine1840481610912">
          <table:table-cell table:style-name="Table1.A1" office:value-type="string">
            <text:p text:style-name="Text_20_body">τῷ προστάτῃ ἔργον ἂν εἴη ὑπερ- μαχεῖν σου εἴ πως ἀποθάνοις.</text:p>
          </table:table-cell>
          <table:table-cell office:value-type="string">
            <text:p text:style-name="P6">"Good idea," said Ron nervously. </text:p>
          </table:table-cell>
        </table:table-row>
        <table:table-row table:style-name="TableLine1840481605200">
          <table:table-cell table:style-name="Table1.A1" office:value-type="string">
            <text:p text:style-name="Text_20_body">ἐσθίων δέ τέλος ἤρξατο τὸ ὄψον, ἀλλὰ κατιδὼν τὸ Ἁρείου πρόσωπον περιφοβοῦ δοκοῦντος, ταχέως ἀνα- λαβών Ἀλλ’ οἱ ἀγωνισταί, ἔφη, κατὰ τὸ ξύνηθες οὐκ ἀποθνῄσκουσιν εἰ μὴ ἀληθινοί εἶσι μάγοι ἀληθῶς μονομαχοῦντες.</text:p>
          </table:table-cell>
          <table:table-cell office:value-type="string">
            <text:p text:style-name="P6">They edged toward the open door, mouths dry, praying the troll wasn't about to come out of it. With one great leap, Harry managed to grab the key, slam the door, and lock it. </text:p>
          </table:table-cell>
        </table:table-row>
        <table:table-row table:style-name="TableLine1840481608464">
          <table:table-cell table:style-name="Table1.A1" office:value-type="string">
            <text:p text:style-name="Text_20_body">ἐπι πλεῖστον γὰρ σὺ καὶ ὁ Μάλθακος σπινθῆρας οἷοί τ’ ἔσεσθε ἐμβαλεῖν ἐπ’ ἀλλήλους.</text:p>
          </table:table-cell>
          <table:table-cell office:value-type="string">
            <text:p text:style-name="P6">'Yes!" </text:p>
          </table:table-cell>
        </table:table-row>
        <table:table-row table:style-name="TableLine1840481611184">
          <table:table-cell table:style-name="Table1.A1" office:value-type="string">
            <text:p text:style-name="Text_20_body">οὐδέτερος γὰρ ἅλις οἶδεν τῆς μαγικῆς ὅπως ἕτερος ἕτερον βλάψῃ.</text:p>
          </table:table-cell>
          <table:table-cell office:value-type="string">
            <text:p text:style-name="P6">Flushed with their victory, they started to run back up the passage, but as they reached the corner they heard something that made their hearts stop -- a high, petrified scream -- and it was coming from the chamber they'd just chained up. </text:p>
          </table:table-cell>
        </table:table-row>
        <table:table-row table:style-name="TableLine1840481606832">
          <table:table-cell table:style-name="Table1.A1" office:value-type="string">
            <text:p text:style-name="Text_20_body">προσεδέξατο δ’ οὖν σε ἀνανεῦσαι.</text:p>
          </table:table-cell>
          <table:table-cell office:value-type="string">
            <text:p text:style-name="P6">"Oh, no," said Ron, pale as the Bloody Baron. </text:p>
          </table:table-cell>
        </table:table-row>
        <table:table-row table:style-name="TableLine1840481606288">
          <table:table-cell table:style-name="Table1.A1" office:value-type="string">
            <text:p text:style-name="Text_20_body">Καὶ δὴ τὴν ῥάβδον σείσαντος ἐμοῦ οὐ γέγονεν οὐδέν; Ταύτην γ’ ἀπορρίψαντα δεῖ ἐπὶ κόρρης πὺξ πατάξαι.</text:p>
          </table:table-cell>
          <table:table-cell office:value-type="string">
            <text:p text:style-name="P6">"It's the girls' bathroom!" Harry gasped. </text:p>
          </table:table-cell>
        </table:table-row>
        <table:table-row table:style-name="TableLine1840481614992">
          <table:table-cell table:style-name="Table1.A1" office:value-type="string">
            <text:p text:style-name="Text_20_body">καί ἀκούσαντές τινος Ξύγγνωθί μοι λεγούσης, ἀναβλέψαντες τὴν Ἑρμιόνην εἶδον.</text:p>
          </table:table-cell>
          <table:table-cell office:value-type="string">
            <text:p text:style-name="P6">"Hermione!" they said together. </text:p>
          </table:table-cell>
        </table:table-row>
        <text:soft-page-break/>
        <table:table-row table:style-name="TableLine1840481616352">
          <table:table-cell table:style-name="Table1.A1" office:value-type="string">
            <text:p text:style-name="Text_20_body">1 26 ΑΡΕΙΟΣ Πο ΤΗΡ καὶ ὁ Ῥοών Οὔκουν ἔστιν, ἔφη, ἡσυχάζοντι δειπνεῖν ἐνθάδε; ἐκείνη δέ τοῦτον ἐν οὐδενὶ λόγῳ ποιουμένη τῷ Ἁρείῳ Παρήκ- ουσα σοῦ, ἔφη, καὶ τοῦ Μαλθάκου ἀκουσία γε μήν - Ἑκουσία μὲν οὖν, ἦ δ’ ὃς ὁ Ῥοὼν τονθορύζων τι.</text:p>
          </table:table-cell>
          <table:table-cell office:value-type="string">
            <text:p text:style-name="P6">It was the last thing they wanted to do, but what choice did they have? Wheeling around, they sprinted back to the door and turned the key, fumbling in their panic. Harry pulled the door open and they ran inside. </text:p>
          </table:table-cell>
        </table:table-row>
        <table:table-row table:style-name="TableLine1840481603568">
          <table:table-cell table:style-name="Table1.A1" office:value-type="string">
            <text:p text:style-name="Text_20_body">- Καὶ μὴν οὐ θεμιτὸν νύκτωρ περιπολεῖν τὸ παιδευτήριον.</text:p>
          </table:table-cell>
          <table:table-cell office:value-type="string">
            <text:p text:style-name="P6">Hermione Granger was shrinking against the wall opposite, looking as if she was about to faint. The troll was advancing on her, knocking the sinks off the walls as it went. </text:p>
          </table:table-cell>
        </table:table-row>
        <table:table-row table:style-name="TableLine1840481614448">
          <table:table-cell table:style-name="Table1.A1" office:value-type="string">
            <text:p text:style-name="Text_20_body">ἁλοὺς γὰρ - οὐδ’ ἔστιν ὅπως οὐχ ἁλώσῃ - κινδυνεύεις διὰ τὸ ἄγαν φίλ- αυτον ἐκεῖνο βαθμοὺς ἀπολέσαι τοῖς Γρυφινδώροις πολλοὺς δή.</text:p>
          </table:table-cell>
          <table:table-cell office:value-type="string">
            <text:p text:style-name="P6">"Confuse it!" Harry said desperately to Ron, and, seizing a tap, he threw it as hard as he could against the wall. </text:p>
          </table:table-cell>
        </table:table-row>
        <table:table-row table:style-name="TableLine1840481605472">
          <table:table-cell table:style-name="Table1.A1" office:value-type="string">
            <text:p text:style-name="Text_20_body">Καὶ σύ γε, ἦ δ’ ὃς ὁ ’Άρειος, τὸ ἄγαν φιλοπρᾶγμον ἐκεῖνο ἐπιτηδεύεις.</text:p>
          </table:table-cell>
          <table:table-cell office:value-type="string">
            <text:p text:style-name="P6">The troll stopped a few feet from Hermione. It lumbered around, blinking stupidly, to see what had made the noise. Its mean little eyes saw Harry. It hesitated, then made for him instead, lifting its club as it went. </text:p>
          </table:table-cell>
        </table:table-row>
        <table:table-row table:style-name="TableLine1840481611456">
          <table:table-cell table:style-name="Table1.A1" office:value-type="string">
            <text:p text:style-name="Text_20_body">ὁ δὲ Ῥοών χαίρειν ἐκέλευσεν αὐτήν.</text:p>
          </table:table-cell>
          <table:table-cell office:value-type="string">
            <text:p text:style-name="P6">"Oy, pea-brain!" yelled Ron from the other side of the chamber, and he threw a metal pipe at it. The troll didn't even seem to notice the pipe hitting its shoulder, but it heard the yell and paused again, turning its ugly snout toward Ron instead, giving Harry time to run around it. </text:p>
          </table:table-cell>
        </table:table-row>
        <table:table-row table:style-name="TableLine1840481610640">
          <table:table-cell table:style-name="Table1.A1" office:value-type="string">
            <text:p text:style-name="Text_20_body">,ις μετὰ δέ ταῦτα ὁ ’Άρειος ἀγρυπνῶν μέχρι πόρρω τῆς νυκτὸς ἀκούων δέ τοῦ Δείνου καὶ τοῦ Σαμίου εἷς ὕπνον πιπτόντων - ὁ γὰρ Νεφελώδης ε”τι ἐν τῷ νοσοκομείῳ ῆν - ἐνενόει τὰ τῇδε τῇ ἡμέρᾳ γεγενημένα ὡς οὗ πάντα τύχῃ ἀγαθῇ ἧν.</text:p>
          </table:table-cell>
          <table:table-cell office:value-type="string">
            <text:p text:style-name="P6">"Come on, run, run!" Harry yelled at Hermione, trying to pull her toward the door, but she couldn't move, she was still flat against the wall, her mouth open with terror. </text:p>
          </table:table-cell>
        </table:table-row>
        <table:table-row table:style-name="TableLine1840481610096">
          <table:table-cell table:style-name="Table1.A1" office:value-type="string">
            <text:p text:style-name="Text_20_body">τὸν γὰρ Ῥοῶνα δι’ ἑσπέρας νουθετῆσαι αὐτὸν λέγοντα ὅτι Ἐὰν καταράσηταί σου, δεήσει ἐκκλίνειν, ἐπεὶ τὰ ἀποτρεπτικὰ οὐ μέμυημαι ἔγωγε, καὶ πολλὰ τοιαῦτα.</text:p>
          </table:table-cell>
          <table:table-cell office:value-type="string">
            <text:p text:style-name="P6">The shouting and the echoes seemed to be driving the troll berserk. It roared again and started toward Ron, who was nearest and had no way to escape. </text:p>
          </table:table-cell>
        </table:table-row>
        <table:table-row table:style-name="TableLine1840481601936">
          <table:table-cell table:style-name="Table1.A1" office:value-type="string">
            <text:p text:style-name="Text_20_body">κινδυνευόντων δ’ αὖ ἁλῶναι ὑπὸ τοῦ Φήληκος ἢ τῆς Νώροπος, ἐφοβεῖτο νόμον προσέτι παρανομεῖν ἄλλον ἔτι ὡς ἄγαν ἤδη εὐτυχήσας.</text:p>
          </table:table-cell>
          <table:table-cell office:value-type="string">
            <text:p text:style-name="P6">Harry then did something that was both very brave and very stupid: He took a great running jump and managed to fasten his arms around the troll's neck from behind. The troll couldn't feel Harry hanging there, but even a troll will notice if you stick a long bit of wood up its nose, and Harry's wand had still been in his hand when he'd jumped -- it had gone <text:soft-page-break/>straight up one of the troll's nostrils. </text:p>
          </table:table-cell>
        </table:table-row>
        <table:table-row table:style-name="TableLine1840481610368">
          <table:table-cell table:style-name="Table1.A1" office:value-type="string">
            <text:p text:style-name="Text_20_body">καίτοι τῆν Μαλθάκου ὄψιν σαρδάνιον γελῶντος ἀεὶ διὰ τοῦ σκότου ἀνέπλαττε, δῆλον γὰρ ὅτι ὥρα ἐστὶ νῦν δὴ νικῆσαι τόν Μάλθακον κατ’ ὄμματα ἀντιταττόμενος ἐκείνῳ.</text:p>
          </table:table-cell>
          <table:table-cell office:value-type="string">
            <text:p text:style-name="P6">Howling with pain, the troll twisted and flailed its club, with Harry clinging on for dear life; any second, the troll was going to rip him off or catch him a terrible blow with the club. </text:p>
          </table:table-cell>
        </table:table-row>
        <table:table-row table:style-name="TableLine1840481605744">
          <table:table-cell table:style-name="Table1.A1" office:value-type="string">
            <text:p text:style-name="Text_20_body">καί τούτου γε τοῦ καιροῦ οὐχ ἁμαρτήσει.</text:p>
          </table:table-cell>
          <table:table-cell office:value-type="string">
            <text:p text:style-name="P6">Hermione had sunk to the floor in fright; Ron pulled out his own wand -- not knowing what he was going to do he heard himself cry the first spell that came into his head: "Wingardium Leviosa!" </text:p>
          </table:table-cell>
        </table:table-row>
        <table:table-row table:style-name="TableLine1840481612272">
          <table:table-cell table:style-name="Table1.A1" office:value-type="string">
            <text:p text:style-name="Text_20_body">ὁ δ’ οὖν Ῥοών Περὶ τρίτην, ἔφη, φυλακήν ἐσμεν τῆς νυκτός.</text:p>
          </table:table-cell>
          <table:table-cell office:value-type="string">
            <text:p text:style-name="P6">The club flew suddenly out of the troll's hand, rose high, high up into the air, turned slowly over -- and dropped, with a sickening crack, onto its owner's head. The troll swayed on the spot and then fell flat on its face, with a thud that made the whole room tremble. </text:p>
          </table:table-cell>
        </table:table-row>
        <table:table-row table:style-name="TableLine1840481611728">
          <table:table-cell table:style-name="Table1.A1" office:value-type="string">
            <text:p text:style-name="Text_20_body">ἀπιτέον δῆτα.</text:p>
          </table:table-cell>
          <table:table-cell office:value-type="string">
            <text:p text:style-name="P6">Harry got to his feet. He was shaking and out of breath. Ron was standing there with his wand still raised, staring at what he had done. </text:p>
          </table:table-cell>
        </table:table-row>
        <table:table-row table:style-name="TableLine1840481612000">
          <table:table-cell table:style-name="Table1.A1" office:value-type="string">
            <text:p text:style-name="Text_20_body">καὶ τὰς κοιτωνικὰς ἐνδυσάμενοι τὰς δέ ῥάβδους ἀναλαβόντες διὰ τὸν πύργον καὶ κατὰ τῆς κλίμακος ἑλικοειδοῦς εἷρπον καὶ εἷς τὸ κοινεῖον τὸ τῶν Γρυφινδώρων.</text:p>
          </table:table-cell>
          <table:table-cell office:value-type="string">
            <text:p text:style-name="P6">It was Hermione who spoke first. </text:p>
          </table:table-cell>
        </table:table-row>
        <table:table-row table:style-name="TableLine1840481602752">
          <table:table-cell table:style-name="Table1.A1" office:value-type="string">
            <text:p text:style-name="Text_20_body">διὰ δέ τοὺς ἐν ἐσχάρᾳ φεψάλους ε”τι φλέγοντάς τι ἧν ι’δεῖν τοὺς θρόνους ὡσεὶ ὀκλάζοντάς πως καθάπερ σκιὰς μελαίνας.</text:p>
          </table:table-cell>
          <table:table-cell office:value-type="string">
            <text:p text:style-name="P6">"Is it -- dead?" </text:p>
          </table:table-cell>
        </table:table-row>
        <table:table-row table:style-name="TableLine1840481609280">
          <table:table-cell table:style-name="Table1.A1" office:value-type="string">
            <text:p text:style-name="Text_20_body">καὶ παρὰ μικρὸν ἀφιγμένοι ἦσαν πρὸς τὴν εἷκονικὴν ὀπὴν καὶ φωνὴν ἐγγύθεν ἥκουσαν τινὸς ἐν θρόνῳ καθη- μένου.</text:p>
          </table:table-cell>
          <table:table-cell office:value-type="string">
            <text:p text:style-name="P6">I don't think so," said Harry, I think it's just been knocked out." </text:p>
          </table:table-cell>
        </table:table-row>
        <table:table-row table:style-name="TableLine1840481613904">
          <table:table-cell table:style-name="Table1.A1" office:value-type="string">
            <text:p text:style-name="Text_20_body">καὶ εἶπεν ὅτι Οὐκ ᾠόμην σε τοῦτο ὅντως ποιήσειν, ὦ ’Ἄρειε, λύχνου δέ καιομένου εἶδον τὴν Ἑρμιόνην παρέχουσαν κοιτωνικήν τε φοινικῆν καὶ νέφος ὀφρύων στυγνόν.</text:p>
          </table:table-cell>
          <table:table-cell office:value-type="string">
            <text:p text:style-name="P6">He bent down and pulled his wand out of the troll's nose. It was covered in what looked like lumpy gray glue. </text:p>
          </table:table-cell>
        </table:table-row>
        <table:table-row table:style-name="TableLine1840481606560">
          <table:table-cell table:style-name="Table1.A1" office:value-type="string">
            <text:p text:style-name="Text_20_body">Ἀλλ’ ἦ σύ πάρει; ἔφη ὁ Ῥοών.</text:p>
          </table:table-cell>
          <table:table-cell office:value-type="string">
            <text:p text:style-name="P6">"Urgh -- troll boogers." </text:p>
          </table:table-cell>
        </table:table-row>
        <table:table-row table:style-name="TableLine1840481612544">
          <table:table-cell table:style-name="Table1.A1" office:value-type="string">
            <text:p text:style-name="Text_20_body">ἄπιθι εἷς κοῖτον.</text:p>
          </table:table-cell>
          <table:table-cell office:value-type="string">
            <text:p text:style-name="P6">He wiped it on the troll's trousers. </text:p>
          </table:table-cell>
        </table:table-row>
        <table:table-row table:style-name="TableLine1840481609008">
          <table:table-cell table:style-name="Table1.A1" office:value-type="string">
            <text:p text:style-name="Text_20_body">ἐκείνη δ’ Ἐδέησα κατειπεῖν σου τῷ ἀδελφῷ Περσεῖ.</text:p>
          </table:table-cell>
          <table:table-cell office:value-type="string">
            <text:p text:style-name="P6">A sudden slamming and loud footsteps made the three of them look up. </text:p>
          </table:table-cell>
        </table:table-row>
        <table:table-row table:style-name="TableLine1840481602480">
          <table:table-cell table:style-name="Table1.A1" office:value-type="string">
            <text:p text:style-name="Text_20_body">οὗτος γὰρ ἅτε πρύτανις ὢν κωλύσαι ἂν ταῦτα.</text:p>
          </table:table-cell>
          <table:table-cell office:value-type="string">
            <text:p text:style-name="P6">They hadn't realized what a racket they had been <text:soft-page-break/>making, but of course, someone downstairs must have heard the crashes and the troll's roars. A moment later, Professor McGonagall had come bursting into the room, closely followed by Snape, with Quirrell bringing up the rear. Quirrell took one look at the troll, let out a faint whimper, and sat quickly down on a toilet, clutching his heart. </text:p>
          </table:table-cell>
        </table:table-row>
        <table:table-row table:style-name="TableLine1840481614176">
          <table:table-cell table:style-name="Table1.A1" office:value-type="string">
            <text:p text:style-name="Text_20_body">ὁ δ’ Ἄρειος οὐκ ἐνόμιζεν ἐνδέχεσθαι οὐδενὶ εἰς τοσοῦτο πολυπραγμονεῖν.</text:p>
          </table:table-cell>
          <table:table-cell office:value-type="string">
            <text:p text:style-name="P6">Snape bent over the troll. Professor McGonagall was looking at Ron and Harry. Harry had never seen her look so angry. Her lips were white. </text:p>
          </table:table-cell>
        </table:table-row>
        <table:table-row table:style-name="TableLine1840481609552">
          <table:table-cell table:style-name="Table1.A1" office:value-type="string">
            <text:p text:style-name="Text_20_body">Η ΠΕΡΙ ΜΕΣΑΣ ΝΥΚΤΑΣ ΜοΝοΜΑΞΙΑ 127 τὸν οῦν Ῥοῶνα ἐποτρύνας, τὴν δὲ τῆς παχείας εἰκόνα ἀνοίξας, διὰ τὴν ὀπὴν ἀνέβη.</text:p>
          </table:table-cell>
          <table:table-cell office:value-type="string">
            <text:p text:style-name="P6">Hopes of winning fifty points for Gryffindor faded quickly from Harry's mind. </text:p>
          </table:table-cell>
        </table:table-row>
        <table:table-row table:style-name="TableLine1840481612816">
          <table:table-cell table:style-name="Table1.A1" office:value-type="string">
            <text:p text:style-name="Text_20_body">ἡ δ’ Ἑρμιόνη οὐχ οἵα τ’ ἦν ἀκονιτὶ παραχωρῆσαι.</text:p>
          </table:table-cell>
          <table:table-cell office:value-type="string">
            <text:p text:style-name="P6">"What on earth were you thinking of?" said Professor McGonagall, with cold fury in her voice. Harry looked at Ron, who was still standing with his wand in the air. "You're lucky you weren't killed. Why aren't you in your dormitory?" </text:p>
          </table:table-cell>
        </table:table-row>
        <table:table-row table:style-name="TableLine1840481613088">
          <table:table-cell table:style-name="Table1.A1" office:value-type="string">
            <text:p text:style-name="Text_20_body">ἕσπετ’ οὖν τὸν Ῥοῶνα διὰ τὴν ὀπὴν συρίζουσα τέως ὥσπερ χήν τις πικρά.</text:p>
          </table:table-cell>
          <table:table-cell office:value-type="string">
            <text:p text:style-name="P6">Snape gave Harry a swift, piercing look. Harry looked at the floor. He wished Ron would put his wand down. </text:p>
          </table:table-cell>
        </table:table-row>
        <table:table-row table:style-name="TableLine1840481616624">
          <table:table-cell table:style-name="Table1.A1" office:value-type="string">
            <text:p text:style-name="Text_20_body">Οὔκουν μέλει ὑμῖν τῶν Γρυφινδώρων μελετῶσι μόνον τὰ καθ’ ἐαυτούς,· ἐγὼ μὲν γὰρ οῦκ ἐθέλω τοὺς Σλυθηρίνους οἴσεσθαι τὴν Φιάλην Οἶκείαν, ὑμεῖς δέ πάντας μεθήσετε τοὺς βαθμοὺς οὓς ἐκτησάμην παρὰ τῆς Μαγονωγαλέας πολλὰ συνεῖσα περὶ τῆς μεταμορφώσεως.</text:p>
          </table:table-cell>
          <table:table-cell office:value-type="string">
            <text:p text:style-name="P6">Then a small voice came out of the shadows. </text:p>
          </table:table-cell>
        </table:table-row>
        <table:table-row table:style-name="TableLine1840481604928">
          <table:table-cell table:style-name="Table1.A1" office:value-type="string">
            <text:p text:style-name="Text_20_body">Ἄπιθι.</text:p>
          </table:table-cell>
          <table:table-cell office:value-type="string">
            <text:p text:style-name="P6">"Please, Professor McGonagall -- they were looking for me." </text:p>
          </table:table-cell>
        </table:table-row>
        <table:table-row table:style-name="TableLine1840481613360">
          <table:table-cell table:style-name="Table1.A1" office:value-type="string">
            <text:p text:style-name="Text_20_body">’Άπειμί γε.</text:p>
          </table:table-cell>
          <table:table-cell office:value-type="string">
            <text:p text:style-name="P6">"Miss Granger!" </text:p>
          </table:table-cell>
        </table:table-row>
        <table:table-row table:style-name="TableLine1840481603024">
          <table:table-cell table:style-name="Table1.A1" office:value-type="string">
            <text:p text:style-name="Text_20_body">ἀλλὰ παρῄνεσα ὑμῖν μὴ τοῦτο ποιῆσαι.</text:p>
          </table:table-cell>
          <table:table-cell office:value-type="string">
            <text:p text:style-name="P6">Hermione had managed to get to her feet at last. </text:p>
          </table:table-cell>
        </table:table-row>
        <table:table-row table:style-name="TableLine1840481603840">
          <table:table-cell table:style-name="Table1.A1" office:value-type="string">
            <text:p text:style-name="Text_20_body">μέμνησθε δῆτα ὅ τι εἶπον αὔριον ἐφ’ ἁμαξοστοιχίας ὄντες, τοιοῦτοι γὰρ ε”στε - ἀλλ’ οὐκ ε”μελλον ἄρ’ εὑρεῖν ὅποιοί εἶσιν.</text:p>
          </table:table-cell>
          <table:table-cell office:value-type="string">
            <text:p text:style-name="P6">I went looking for the troll because I -- I thought I could deal with it on my own -- you know, because I've read all about them." </text:p>
          </table:table-cell>
        </table:table-row>
        <table:table-row table:style-name="TableLine1840481613632">
          <table:table-cell table:style-name="Table1.A1" office:value-type="string">
            <text:p text:style-name="Text_20_body">ἐκείνη γὰρ στρεψαμένη πρὸς τὴν τῆς παχείας ἀνθρώπου εἰκόνα ὡς ε”νδον ἐπανιοῦσα, πρὸς κενὴν ε”τυχέ που βλέπουσα εἰκόνα.</text:p>
          </table:table-cell>
          <table:table-cell office:value-type="string">
            <text:p text:style-name="P6">Ron dropped his wand. Hermione Granger, telling a downright lie to a teacher? "If they hadn't found me, I'd be dead now. Harry stuck his wand up its nose and Ron knocked it out with its own club. <text:soft-page-break/>They didn't have time to come and fetch anyone. It was about to finish me off when they arrived." </text:p>
          </table:table-cell>
        </table:table-row>
        <table:table-row table:style-name="TableLine1840481607376">
          <table:table-cell table:style-name="Table1.A1" office:value-type="string">
            <text:p text:style-name="Text_20_body">τῆς γὰρ παχείας ἀνθρώπου νύκτωρ ἐπιφοιτησάσης παρά τινα, ἤ γ’ Ἑρμιόνη ἀπεκέκλῃτο τοῦ τῶν Γρυφινδώρων πύργου.</text:p>
          </table:table-cell>
          <table:table-cell office:value-type="string">
            <text:p text:style-name="P6">Harry and Ron tried to look as though this story wasn't new to them. </text:p>
          </table:table-cell>
        </table:table-row>
        <table:table-row table:style-name="TableLine1840481614720">
          <table:table-cell table:style-name="Table1.A1" office:value-type="string">
            <text:p text:style-name="Text_20_body">Τί δὴ ποιήσω,’ ἔφη ὀξείᾳ τῇ φωνῇ.</text:p>
          </table:table-cell>
          <table:table-cell office:value-type="string">
            <text:p text:style-name="P6">"Well -- in that case..." said Professor McGonagall, staring at the three of them, "Miss Granger, you foolish girl, how could you think of tackling a mountain troll on your own?" </text:p>
          </table:table-cell>
        </table:table-row>
        <table:table-row table:style-name="TableLine1840481608736">
          <table:table-cell table:style-name="Table1.A1" office:value-type="string">
            <text:p text:style-name="Text_20_body">ἀλλ’ ὁ Ῥοών Σόν ἄρα τὸ πρᾶγμα, ἔφη.</text:p>
          </table:table-cell>
          <table:table-cell office:value-type="string">
            <text:p text:style-name="P6">Hermione hung her head. Harry was speechless. Hermione was the last person to do anything against the rules, and here she was, pretending she had, to get them out of trouble. It was as if Snape had started handing out sweets. </text:p>
          </table:table-cell>
        </table:table-row>
        <table:table-row table:style-name="TableLine1840481603296">
          <table:table-cell table:style-name="Table1.A1" office:value-type="string">
            <text:p text:style-name="Text_20_body">ἡμῖν δ’ ι’τέον ἐστίν· ἄλλως γὰρ κινδυνεύουμεν ὑστερίζειν τοῦ καιροῦ.</text:p>
          </table:table-cell>
          <table:table-cell office:value-type="string">
            <text:p text:style-name="P6">"Miss Granger, five points will be taken from Gryffindor for this," said Professor McGonagall. "I'm very disappointed in you. If you're not hurt at all, you'd better get off to Gryffindor tower. Students are finishing the feast in their houses." </text:p>
          </table:table-cell>
        </table:table-row>
        <table:table-row table:style-name="TableLine1840481606016">
          <table:table-cell table:style-name="Table1.A1" office:value-type="string">
            <text:p text:style-name="Text_20_body">ἡ δέ ἐπειγομένη ἔφθασεν αὐτοὺς οὔπω ἀφικομένους εἷς τὸ ἔσχα- τον τῆς διαδρομῆς.</text:p>
          </table:table-cell>
          <table:table-cell office:value-type="string">
            <text:p text:style-name="P6">Hermione left. </text:p>
          </table:table-cell>
        </table:table-row>
        <table:table-row table:style-name="TableLine1840481615264">
          <table:table-cell table:style-name="Table1.A1" office:value-type="string">
            <text:p text:style-name="Text_20_body">Ἐγώ, ἔφη, συγγενήσομαι ὑμῖν, ’Ήκιστα.</text:p>
          </table:table-cell>
          <table:table-cell office:value-type="string">
            <text:p text:style-name="P6">Professor McGonagall turned to Harry and Ron. </text:p>
          </table:table-cell>
        </table:table-row>
        <table:table-row table:style-name="TableLine1840481615536">
          <table:table-cell table:style-name="Table1.A1" office:value-type="string">
            <text:p text:style-name="Text_20_body">Ἀλλ’ ἦ ἐλπίζετε με μενεῖν ἐνθάδε ἆλωσομένη ὑπὸ τοῦ Φήληκος,· ἢν γὰρ λάβῃ ἡμᾶς ἅπαντας τοὺς τρεῖς, ἀληθεύουσα ἐρῶ ὅτι ἐπεχείρουν ἐγὼ κωλῦσαι ὑμᾶς.</text:p>
          </table:table-cell>
          <table:table-cell office:value-type="string">
            <text:p text:style-name="P6">"Well, I still say you were lucky, but not many first years could have taken on a full-grown mountain troll. You each win Gryffindor five points. Professor Dumbledore will be informed of this. You may go." </text:p>
          </table:table-cell>
        </table:table-row>
        <table:table-row table:style-name="TableLine1840481615808">
          <table:table-cell table:style-name="Table1.A1" office:value-type="string">
            <text:p text:style-name="Text_20_body">καὶ δεήσει ὑμᾶς βεβαιοῦσθαι τὸν ἐμὸν λόγον.</text:p>
          </table:table-cell>
          <table:table-cell office:value-type="string">
            <text:p text:style-name="P6">They hurried out of the chamber and didn't speak at all until they had climbed two floors up. It was a relief to be away from the smell of the troll, quite apart from anything else. </text:p>
          </table:table-cell>
        </table:table-row>
        <table:table-row table:style-name="TableLine1840481616080">
          <table:table-cell table:style-name="Table1.A1" office:value-type="string">
            <text:p text:style-name="Text_20_body">καὶ ὁ Ῥοών Καὶ δῆτα τολμᾷς - ὁ δ’ Ἄρειος ὑπολαβών Σιγᾶτε, ἔφη, ἀμφότεροι.</text:p>
          </table:table-cell>
          <table:table-cell office:value-type="string">
            <text:p text:style-name="P6">"We should have gotten more than ten points," Ron grumbled. </text:p>
          </table:table-cell>
        </table:table-row>
        <table:table-row table:style-name="TableLine1840481607104">
          <table:table-cell table:style-name="Table1.A1" office:value-type="string">
            <text:p text:style-name="Text_20_body">ψόφον γὰρ ἥκουσα.</text:p>
          </table:table-cell>
          <table:table-cell office:value-type="string">
            <text:p text:style-name="P6">"Five, you mean, once she's taken off Hermione's." </text:p>
          </table:table-cell>
        </table:table-row>
        <table:table-row table:style-name="TableLine1840481601664">
          <table:table-cell table:style-name="Table1.A1" office:value-type="string">
            <text:p text:style-name="Text_20_body">Ἀλλ’ ἦ Νῶροψ πάρεστιν,· ἦ δ’ ὃς ὁ Ῥοὼν κεχηνώς· περιεσκόπει γὰρ ἐπὶ τὸ κνέφας, ἀλλ’ ὡς ἀπέβη Νῶροψ μὲν οὐκ ἦν, Νεφελώδης δέ.</text:p>
          </table:table-cell>
          <table:table-cell office:value-type="string">
            <text:p text:style-name="P6">"Good of her to get us out of trouble like that," Ron admitted. "Mind you, we did save her." </text:p>
          </table:table-cell>
        </table:table-row>
        <text:soft-page-break/>
        <table:table-row table:style-name="TableLine1840481602208">
          <table:table-cell table:style-name="Table1.A1" office:value-type="string">
            <text:p text:style-name="Text_20_body">ε”κειτο γὰρ ὕπνῳ χαμαί νικηθείς· ἐξαίφνης δ’ ἠγέρθη ἐκείνων προσιόντων.</text:p>
          </table:table-cell>
          <table:table-cell office:value-type="string">
            <text:p text:style-name="P6">"She might not have needed saving if we hadn't locked the thing in with her," Harry reminded him. </text:p>
          </table:table-cell>
        </table:table-row>
        <table:table-row table:style-name="TableLine1840481604112">
          <table:table-cell table:style-name="Table1.A1" office:value-type="string">
            <text:p text:style-name="Text_20_body">’Έρμαιον δή ἐστί μοι, ἔφη, ὅτι ηὕρετέ με.</text:p>
          </table:table-cell>
          <table:table-cell office:value-type="string">
            <text:p text:style-name="P6">They had reached the portrait of the Fat Lady. </text:p>
          </table:table-cell>
        </table:table-row>
        <table:table-row table:style-name="TableLine1840481604384">
          <table:table-cell table:style-name="Table1.A1" office:value-type="string">
            <text:p text:style-name="Text_20_body">ἐπὶ μήκιστον γὰρ ἔξω περιέμενον λαθόντος ἐμὲ κοιμητικῶς ἔχοντα τοῦ εἰσιτηρίου ξυνθ- ήματος τοῦ καινοῦ.</text:p>
          </table:table-cell>
          <table:table-cell office:value-type="string">
            <text:p text:style-name="P6">"Pig snout," they said and entered. </text:p>
          </table:table-cell>
        </table:table-row>
        <table:table-row table:style-name="TableLine1840481604656">
          <table:table-cell table:style-name="Table1.A1" office:value-type="string">
            <text:p text:style-name="Text_20_body">Σίγα μέντοι, ὦ Νεφέλωδες.</text:p>
          </table:table-cell>
          <table:table-cell office:value-type="string">
            <text:p text:style-name="P6">The common room was packed and noisy. Everyone was eating the food that had been sent up. Hermione, however, stood alone by the door, waiting for them. There was a very embarrassed pause. Then, none of them looking at each other, they all said "Thanks," and hurried off to get plates. </text:p>
          </table:table-cell>
        </table:table-row>
        <table:table-row table:style-name="TableLine1840481607648">
          <table:table-cell table:style-name="Table1.A1" office:value-type="string">
            <text:p text:style-name="Text_20_body">τὸ ξύνθημά ἐστι ῥύγχος χοίρειον, οὐ μὴν οὐδὲ νῦν συμφέρει σοι, περιπολούσης ἄλλοσε τῆς παχείας.</text:p>
          </table:table-cell>
          <table:table-cell office:value-type="string">
            <text:p text:style-name="P6">But from that moment on, Hermione Granger became their friend. There are some things you can't share without ending up liking each other, and knocking out a twelve-foot mountain troll is one of them. </text:p>
          </table:table-cell>
        </table:table-row>
        <table:table-row table:style-name="TableLine1840481607920">
          <table:table-cell table:style-name="Table1.A1" office:value-type="string">
            <text:p text:style-name="Text_20_body">1 28 ΑΡΕιοΣ Πο ΤΗΡ Πῶς ε”χει ὁ βραχίων σούς ἦ δ’ ὃς ὁ Ἄρειος.</text:p>
          </table:table-cell>
          <table:table-cell office:value-type="string">
            <text:p text:style-name="P6">CHAPTER ELEVEN </text:p>
          </table:table-cell>
        </table:table-row>
        <table:table-row table:style-name="TableLine1840481608192">
          <table:table-cell table:style-name="Table1.A1" office:value-type="string">
            <text:p text:style-name="Text_20_body">Εὖ γε, ἔφη, δεικνὺς αὐτόν.</text:p>
          </table:table-cell>
          <table:table-cell office:value-type="string">
            <text:p text:style-name="P6">QUIDDITCH </text:p>
          </table:table-cell>
        </table:table-row>
        <table:table-row table:style-name="TableLine1842494698000">
          <table:table-cell table:style-name="Table1.A1" office:value-type="string">
            <text:p text:style-name="Text_20_body">ἡ γὰρ Πομφόλυξ ι’άσατο ἐν ἀκαρεῖ.</text:p>
          </table:table-cell>
          <table:table-cell office:value-type="string">
            <text:p text:style-name="P6">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 </text:p>
          </table:table-cell>
        </table:table-row>
        <table:table-row table:style-name="TableLine1842494705888">
          <table:table-cell table:style-name="Table1.A1" office:value-type="string">
            <text:p text:style-name="Text_20_body">Καὶ τοῦτο μὲν μάλ’ ἡδέως ε”χει μοι.</text:p>
          </table:table-cell>
          <table:table-cell office:value-type="string">
            <text:p text:style-name="P6">The Quidditch season had begun. On Saturday, Harry would be playing in his first match after weeks of training: Gryffindor versus Slytherin. If Gryffindor won, they would move up into second place in the house championship. </text:p>
          </table:table-cell>
        </table:table-row>
        <table:table-row table:style-name="TableLine1842494703984">
          <table:table-cell table:style-name="Table1.A1" office:value-type="string">
            <text:p text:style-name="Text_20_body">ἀλλὰ φέρε δή, ὦ Νεφέλωδες.</text:p>
          </table:table-cell>
          <table:table-cell office:value-type="string">
            <text:p text:style-name="P6">Hardly anyone had seen Harry play because Wood had decided that, as their secret weapon, Harry should be kept, well, secret. But the news that he was playing Seeker had leaked out somehow, and Harry didn't know which was worse -- people <text:soft-page-break/>telling him he'd be brilliant or people telling him they'd be running around underneath him holding a mattress. </text:p>
          </table:table-cell>
        </table:table-row>
        <table:table-row table:style-name="TableLine1842494692016">
          <table:table-cell table:style-name="Table1.A1" office:value-type="string">
            <text:p text:style-name="Text_20_body">πρὸς μὲν γὰρ τὸ παρὸν δεῖ ἡμᾶς γε ἄλλοσε ἰέναι, πρὸς δέ τὰ μετὰ ταῦτα ὄψόμεθά σε.</text:p>
          </table:table-cell>
          <table:table-cell office:value-type="string">
            <text:p text:style-name="P6">It was really lucky that Harry now had Hermlone as a friend. He didn't know how he'd have gotten through all his homework without her, what with all the last-minute Quidditch practice Wood was making them do. She had also tent him Quidditch Through the Ages, which turned out to be a very interesting read. </text:p>
          </table:table-cell>
        </table:table-row>
        <table:table-row table:style-name="TableLine1842494692560">
          <table:table-cell table:style-name="Table1.A1" office:value-type="string">
            <text:p text:style-name="Text_20_body">ἀλλ’ ἐκεῖνος ἀναπηδήσας Μὴ καταλίπητε με, ἔφη.</text:p>
          </table:table-cell>
          <table:table-cell office:value-type="string">
            <text:p text:style-name="P6">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 </text:p>
          </table:table-cell>
        </table:table-row>
        <table:table-row table:style-name="TableLine1842494693376">
          <table:table-cell table:style-name="Table1.A1" office:value-type="string">
            <text:p text:style-name="Text_20_body">οὐ γὰρ βούλομαι μόνος ἐνθάδε καταμένειν.</text:p>
          </table:table-cell>
          <table:table-cell office:value-type="string">
            <text:p text:style-name="P6">Hermione had become a bit more relaxed about breaking rules since Harry and Ron had saved her from the mountain troll, and she was much nicer for it. The day before Harry's first Quidditch match the three of them were out in the freezing courtyard during break, and she had conjured them up a bright blue fire that could be carried around in a jam jar. </text:p>
          </table:table-cell>
        </table:table-row>
        <table:table-row table:style-name="TableLine1842494703440">
          <table:table-cell table:style-name="Table1.A1" office:value-type="string">
            <text:p text:style-name="Text_20_body">καὶ μὴν ὁ Βαρόνος Αἵματο- σταγὴς δὶς ἥδη παρελήλυθεν.</text:p>
          </table:table-cell>
          <table:table-cell office:value-type="string">
            <text:p text:style-name="P6">They were standing with their backs to it, getting warm, when Snape crossed the yard. Harry noticed at once that Snape was limping. Harry, Ron, and Hermione moved closer together to block the fire from view; they were sure it wouldn't be allowed. Unfortunately, something about their guilty faces caught Snape's eye. He limped over. He hadn't seen the fire, but he seemed to be looking for a reason to tell them off anyway. </text:p>
          </table:table-cell>
        </table:table-row>
        <table:table-row table:style-name="TableLine1842494698272">
          <table:table-cell table:style-name="Table1.A1" office:value-type="string">
            <text:p text:style-name="Text_20_body">ὁ δέ Ῥοών τῷ ὡρολόγιῳ χρησάμενος δεινὸν ε”βλεπε πρὸς τὴν Ἑρμιόνην καί τὸν Νεφελώδη.</text:p>
          </table:table-cell>
          <table:table-cell office:value-type="string">
            <text:p text:style-name="P6">"What's that you've got there, Potter?" </text:p>
          </table:table-cell>
        </table:table-row>
        <table:table-row table:style-name="TableLine1842494700448">
          <table:table-cell table:style-name="Table1.A1" office:value-type="string">
            <text:p text:style-name="Text_20_body">Ἲ-Ιν δέ ὁποτεροσοῦν σφῷν πράξῃ ὅπως ἁλωσόμεθα, ἐπ’ ἐμαυτὸν ἀναδέξομαι τοῦτο μέν <text:soft-page-break/>μαθήσεσθαι τὴν ἀρὰν ἐκείνην τὴν τῶν μορ- μολυκείων ἣν ὁ Κίουρος άρτι διῆλθε, τοῦτο δὲ μαθὼν χρήσεσθαι ἐφ’ ὑμᾶς.</text:p>
          </table:table-cell>
          <table:table-cell office:value-type="string">
            <text:p text:style-name="P6">It was Quidditch Through the Ages. Harry showed <text:soft-page-break/>him. </text:p>
          </table:table-cell>
        </table:table-row>
        <table:table-row table:style-name="TableLine1842494695552">
          <table:table-cell table:style-name="Table1.A1" office:value-type="string">
            <text:p text:style-name="Text_20_body">ἀλλ’ οῦν ἡ μὲν Ἑρμιόνη ε”χασκέ τι, ὡς διδάξουσα τὸν Ῥοῶνα δήπου τίνι τρόπῳ δεῖ χρῆσθαι τῇ τῶν μορμολυκείων ἀρᾷ, ὁ δ’ ’Άρειος συρίζων ἐκέλευσεν αὐτήν γε σιωπᾶν καὶ πᾶσι δεξιᾷ ε”νευσε προχωρῆσαι.</text:p>
          </table:table-cell>
          <table:table-cell office:value-type="string">
            <text:p text:style-name="P6">"Library books are not to be taken outside the school," said Snape. </text:p>
          </table:table-cell>
        </table:table-row>
        <table:table-row table:style-name="TableLine1842494705344">
          <table:table-cell table:style-name="Table1.A1" office:value-type="string">
            <text:p text:style-name="Text_20_body">καί ᾖξαν κατὰ διαδρομὰς φωτὶ πεποικιλμένας, τῆς σελενῆς λαμ- πρῶς διὰ τὰ τῶν ὑψηλῶν θυρίδων διαφράγματα μαρμαιρούσης.</text:p>
          </table:table-cell>
          <table:table-cell office:value-type="string">
            <text:p text:style-name="P6">"Give it to me. Five points from Gryffindor." </text:p>
          </table:table-cell>
        </table:table-row>
        <table:table-row table:style-name="TableLine1842494703712">
          <table:table-cell table:style-name="Table1.A1" office:value-type="string">
            <text:p text:style-name="Text_20_body">καῖ ὅτε εἷς ἀγκῶνα ἀφίκοιντο, ὁ μὲν ’Άρειος ἐφοβεῖτο συμβαλεῖν τῷ Φήληκι ἦ τῇ Νώροπι, ηὐτύχησαν δ’ ἐφεξῆς.</text:p>
          </table:table-cell>
          <table:table-cell office:value-type="string">
            <text:p text:style-name="P6">"He's just made that rule up," Harry muttered angrily as Snape limped away. "Wonder what's wrong with his leg?" </text:p>
          </table:table-cell>
        </table:table-row>
        <table:table-row table:style-name="TableLine1842494696368">
          <table:table-cell table:style-name="Table1.A1" office:value-type="string">
            <text:p text:style-name="Text_20_body">ταχέως δ’ ἀνέβησαν ἀνὰ κλίμακα εἷς τὸ τρίστεγον οἴκημα, ἄκρῳ ποδὶ ἐπιβαίνοντες πρὸς τὸ τῶν τροπαίων δωμάτιον.</text:p>
          </table:table-cell>
          <table:table-cell office:value-type="string">
            <text:p text:style-name="P6">"Dunno, but I hope it's really hurting him," said Ron bitterly. </text:p>
          </table:table-cell>
        </table:table-row>
        <table:table-row table:style-name="TableLine1842494706160">
          <table:table-cell table:style-name="Table1.A1" office:value-type="string">
            <text:p text:style-name="Text_20_body">ἀλλ’ ὁ Μάλθακος καί ὁ Κάρκινος οὔπω παρεγένοντο.</text:p>
          </table:table-cell>
          <table:table-cell office:value-type="string">
            <text:p text:style-name="P6">The Gryffindor common room was very noisy that evening. Harry, Ron, and Hermione sat together next to a window. Hermione was checking Harry and Ron's Charms homework for them. She would never let them copy ("How will you learn?"), but by asking her to read it through, they got the right answers anyway. </text:p>
          </table:table-cell>
        </table:table-row>
        <table:table-row table:style-name="TableLine1842494700720">
          <table:table-cell table:style-name="Table1.A1" office:value-type="string">
            <text:p text:style-name="Text_20_body">ἔστιλβον δέ οἱ κρυστάλλινοι πυργίσκοι οἶ τὰ τρόπαια φυλάττοντες.</text:p>
          </table:table-cell>
          <table:table-cell office:value-type="string">
            <text:p text:style-name="P6">Harry felt restless. He wanted Quidditch Through the Ages back, to take his mind off his nerves about tomorrow. Why should he be afraid of Snape? Getting up, he told Ron and Hermione he was going to ask Snape if he could have it. </text:p>
          </table:table-cell>
        </table:table-row>
        <table:table-row table:style-name="TableLine1842494697184">
          <table:table-cell table:style-name="Table1.A1" office:value-type="string">
            <text:p text:style-name="Text_20_body">φιάλαι δ’ ἦσαν καὶ ἀσπίδες καὶ λεκάναι καῖ ἀγάλματα χρυσᾶ τε καί ἀργυρᾶ ἀστράπτοντα διὰ τὸ κνέφας.</text:p>
          </table:table-cell>
          <table:table-cell office:value-type="string">
            <text:p text:style-name="P6">"Better you than me," they said together, but Harry had an idea that Snape wouldn't refuse if there were other teachers listening. </text:p>
          </table:table-cell>
        </table:table-row>
        <table:table-row table:style-name="TableLine1842494705616">
          <table:table-cell table:style-name="Table1.A1" office:value-type="string">
            <text:p text:style-name="Text_20_body">βραδέως δ’ εἷ’ρπυσαν κατὰ τοὺς τοίχους, ὀξὺ δεδορκότες πρὸς τὰς θύρας τὰς ἑκατέρωθεν τοῦ δωμα- τίου.</text:p>
          </table:table-cell>
          <table:table-cell office:value-type="string">
            <text:p text:style-name="P6">He made his way down to the staffroom and knocked. There was no answer. </text:p>
          </table:table-cell>
        </table:table-row>
        <table:table-row table:style-name="TableLine1842494704256">
          <table:table-cell table:style-name="Table1.A1" office:value-type="string">
            <text:p text:style-name="Text_20_body">καῖ ὁ ’Ἀρειος ε”λαβε τὴν ῥάβδον, εὐλαβούμενος μὴ ὁ Μάλθακος λάθῃ αὐτοὺς ἐναλλόμενος.</text:p>
          </table:table-cell>
          <table:table-cell office:value-type="string">
            <text:p text:style-name="P6">He knocked again. Nothing. </text:p>
          </table:table-cell>
        </table:table-row>
        <text:soft-page-break/>
        <table:table-row table:style-name="TableLine1842494694464">
          <table:table-cell table:style-name="Table1.A1" office:value-type="string">
            <text:p text:style-name="Text_20_body">καὶ μετ’ ὀλίγον ὁ Ῥοὼν πρὸς οὖς λέγων Χρονίζει δή, ἔφη.</text:p>
          </table:table-cell>
          <table:table-cell office:value-type="string">
            <text:p text:style-name="P6">Perhaps Snape had left the book in there? It was worth a try. He pushed the door ajar and peered inside -- and a horrible scene met his eyes. </text:p>
          </table:table-cell>
        </table:table-row>
        <table:table-row table:style-name="TableLine1842494702624">
          <table:table-cell table:style-name="Table1.A1" office:value-type="string">
            <text:p text:style-name="Text_20_body">τάχα ὑπέστρεψεν ἐπτοημένος καὶ ἐμαλακίσθη.</text:p>
          </table:table-cell>
          <table:table-cell office:value-type="string">
            <text:p text:style-name="P6">Snape and Filch were inside, alone. Snape was holding his robes above his knees. One of his legs was bloody and mangled. Filch was handing Snape bandages. </text:p>
          </table:table-cell>
        </table:table-row>
        <table:table-row table:style-name="TableLine1842494700176">
          <table:table-cell table:style-name="Table1.A1" office:value-type="string">
            <text:p text:style-name="Text_20_body">καὶ τότε μάλ’ ἐξεπλάγησαν ψόφον ἀκούσαντες παρὰ τοῦ παρα- κειμένου δωματίου.</text:p>
          </table:table-cell>
          <table:table-cell office:value-type="string">
            <text:p text:style-name="P6">"Blasted thing*," Snape was saying. "How are you supposed to keep your eyes on all three heads at once?" </text:p>
          </table:table-cell>
        </table:table-row>
        <table:table-row table:style-name="TableLine1842494692832">
          <table:table-cell table:style-name="Table1.A1" office:value-type="string">
            <text:p text:style-name="Text_20_body">ὁ δ’ Ἄρειος τὴν ῥάβδον εἰλήφει καὶ εὐθὺς ἥκουσαν φθεγγομένου τινός.</text:p>
          </table:table-cell>
          <table:table-cell office:value-type="string">
            <text:p text:style-name="P6">Harry tried to shut the door quietly, but -- "POTTER!" </text:p>
          </table:table-cell>
        </table:table-row>
        <table:table-row table:style-name="TableLine1842494705072">
          <table:table-cell table:style-name="Table1.A1" office:value-type="string">
            <text:p text:style-name="Text_20_body">Μάλθακος μέν οὐκ ἄρ’ ε”τυχεν ὥν, Φήληξ δέ τῇ Νώροπι Ἐρεύνα καλῶς, λέγων, ὦ γλυκυτάτη, ἢν που ἐκεῖνοι ἐν μύχῳ κρύπτωνται.</text:p>
          </table:table-cell>
          <table:table-cell office:value-type="string">
            <text:p text:style-name="P6">Snape's face was twisted with fury as he dropped his robes quickly to hide his leg. Harry gulped. </text:p>
          </table:table-cell>
        </table:table-row>
        <table:table-row table:style-name="TableLine1842494702896">
          <table:table-cell table:style-name="Table1.A1" office:value-type="string">
            <text:p text:style-name="Text_20_body">καταφοβούμενος δέ δὴ ὁ Ἄρειος ταῖν χεροῖν μανικῶς ε”νευσε τοῖς ἄλλοις ὡς τάχιστα ἕπεσθαι αὐτῷ.</text:p>
          </table:table-cell>
          <table:table-cell office:value-type="string">
            <text:p text:style-name="P6">"I just wondered if I could have my book back." </text:p>
          </table:table-cell>
        </table:table-row>
        <table:table-row table:style-name="TableLine1842494706432">
          <table:table-cell table:style-name="Table1.A1" office:value-type="string">
            <text:p text:style-name="Text_20_body">οἱ δέ σιωπῇ ἀπέδραμον πρὸς τὴν Η ΠΕΡΙ ΜΕΣΑΣ ΝΥΚΤΑΣ ΜΟΝΟΜΑΞῙΑ 129 θύραν ἐκποδῶν γενησόμενοι τῷ Φήληκι ἔτι φθεγγομένῳ.</text:p>
          </table:table-cell>
          <table:table-cell office:value-type="string">
            <text:p text:style-name="P6">"GET OUT! OUT!" </text:p>
          </table:table-cell>
        </table:table-row>
        <table:table-row table:style-name="TableLine1842494704528">
          <table:table-cell table:style-name="Table1.A1" office:value-type="string">
            <text:p text:style-name="Text_20_body">ὁ δέ Νεφελώδης μόλις σύρων τὸν τρίβωνα ἀρτίως ἐξεληλύθει καὶ εἰσιόντος ᾔσθοντο τοῦ Φήληκος εἷς τὸ τῶν τροπαίων δωμάτιον.</text:p>
          </table:table-cell>
          <table:table-cell office:value-type="string">
            <text:p text:style-name="P6">Harry left, before Snape could take any more points from Gryffindor. He sprinted back upstairs. </text:p>
          </table:table-cell>
        </table:table-row>
        <table:table-row table:style-name="TableLine1842494699632">
          <table:table-cell table:style-name="Table1.A1" office:value-type="string">
            <text:p text:style-name="Text_20_body">καῖ ἥκουσαν αὐτοῦ μασταρύζοντός τι καὶ λέγοντος ὅτι ’Ένεισί που· εἰκότως δ’ ἀποκρύπτονται.</text:p>
          </table:table-cell>
          <table:table-cell office:value-type="string">
            <text:p text:style-name="P6">"Did you get it?" Ron asked as Harry joined them. "What's the matter?" </text:p>
          </table:table-cell>
        </table:table-row>
        <table:table-row table:style-name="TableLine1842494698544">
          <table:table-cell table:style-name="Table1.A1" office:value-type="string">
            <text:p text:style-name="Text_20_body">ὁ δ’ Ἄρειος σιωπῇ ἐσήμανε τοῖς ἄλλοις ἕπεσθαι.</text:p>
          </table:table-cell>
          <table:table-cell office:value-type="string">
            <text:p text:style-name="P6">In a low whisper, Harry told them what he'd seen. </text:p>
          </table:table-cell>
        </table:table-row>
        <table:table-row table:style-name="TableLine1842494700992">
          <table:table-cell table:style-name="Table1.A1" office:value-type="string">
            <text:p text:style-name="Text_20_body">καὶ πάντες ἐκπεπληγμένοι εἷρπον κατὰ περίδρομον μακρὸν πανοπλίας ε”χοντα πολλάς.</text:p>
          </table:table-cell>
          <table:table-cell office:value-type="string">
            <text:p text:style-name="P6">"You know what this means?" he finished breathlessly. "He tried to get past that three-headed dog at Halloween! That's where he was going when we saw him -- he's after whatever it's guarding! And Id bet my broomstick he let that troll in, to make a diversion!" </text:p>
          </table:table-cell>
        </table:table-row>
        <table:table-row table:style-name="TableLine1842494701264">
          <table:table-cell table:style-name="Table1.A1" office:value-type="string">
            <text:p text:style-name="Text_20_body">ἤκουον δ’ ἀεὶ τοῦ Φήληκος πλησιάζοντος.</text:p>
          </table:table-cell>
          <table:table-cell office:value-type="string">
            <text:p text:style-name="P6">Hermione's eyes were wide. </text:p>
          </table:table-cell>
        </table:table-row>
        <table:table-row table:style-name="TableLine1842494706704">
          <table:table-cell table:style-name="Table1.A1" office:value-type="string">
            <text:p text:style-name="Text_20_body">ἄφνω δέ ὁ Νεφελώδης δέει κεκραγὼς ἦρξε τρέχων· σφαλεὶς δέ μέσον ἥρπασε τὸν Ῥοῶνα ὥστ’ ἀμφότεροι ἄντικρυς πρὸς πανοπλίαν <text:soft-page-break/>προσέκρουσαν.</text:p>
          </table:table-cell>
          <table:table-cell office:value-type="string">
            <text:p text:style-name="P6">"No -- he wouldn't, she said. "I know he's not very nice, but he wouldn't try and steal something Dumbledore was keeping safe." </text:p>
          </table:table-cell>
        </table:table-row>
        <table:table-row table:style-name="TableLine1842494693104">
          <table:table-cell table:style-name="Table1.A1" office:value-type="string">
            <text:p text:style-name="Text_20_body">καῖ κτύπον ἐποίησαν τοσοῦτον ὥστε πάντας ἐγεῖραι τοῦς ἐν τῶ φρουρίῳ- ὁ δ’ ’Ἁρειος μέγα βοῶν ἐκέλευσεν αὐτοὺς ἀποδραμεῖν ὡς τάχιστα.</text:p>
          </table:table-cell>
          <table:table-cell office:value-type="string">
            <text:p text:style-name="P6">"Honestly, Hermione, you think all teachers are saints or something," </text:p>
          </table:table-cell>
        </table:table-row>
        <table:table-row table:style-name="TableLine1842494695824">
          <table:table-cell table:style-name="Table1.A1" office:value-type="string">
            <text:p text:style-name="Text_20_body">καῖ οἱ τέτταρες ὥσπερ δίαυλον τρέχοντες κατὰ τὸν περί- δρομον ἠπείγοντο οὐδ’ ἐστρέψαντό ποτε πρὸς τοῦμπαλιν οὐδ’ ὀψόμενοι εἴ πως ὁ Φήληξ δίωκοι.</text:p>
          </table:table-cell>
          <table:table-cell office:value-type="string">
            <text:p text:style-name="P6">snapped Ron. "I'm with Harry. I wouldn't put anything past Snape. But what's he after? What's that dog guarding?" </text:p>
          </table:table-cell>
        </table:table-row>
        <table:table-row table:style-name="TableLine1842494702080">
          <table:table-cell table:style-name="Table1.A1" office:value-type="string">
            <text:p text:style-name="Text_20_body">κάμψαντες δέ τὸν τῆς θύρας σταθμὸν δρόμῳ ἐξ ἄλλης ὥρμησαν διαδρομῆς εἷς ἄλλην, τοῦ Ἁρείου ἀεὶ ἡγουμένου οὐκ εἰδότος οὔτε ποῦ εἰσὶν οὔτε ποῖ φέρονται.</text:p>
          </table:table-cell>
          <table:table-cell office:value-type="string">
            <text:p text:style-name="P6">Harry went to bed with his head buzzing with the same question. Neville was snoring loudly, but Harry couldn't sleep. He tried to empty his mind -- he needed to sleep, he had to, he had his first Quidditch match in a few hours -- but the expression on Snape's face when Harry had seen his leg wasn't easy to forget. </text:p>
          </table:table-cell>
        </table:table-row>
        <table:table-row table:style-name="TableLine1842494702352">
          <table:table-cell table:style-name="Table1.A1" office:value-type="string">
            <text:p text:style-name="Text_20_body">εἶτα σχίζοντες διείλκυσαν παραπέτασμά τι.</text:p>
          </table:table-cell>
          <table:table-cell office:value-type="string">
            <text:p text:style-name="P6">The next morning dawned very bright and cold. The Great Hall was full of the delicious smell of fried sausages and the cheer ful chatter of everyone looking forward to a good Quidditch match. </text:p>
          </table:table-cell>
        </table:table-row>
        <table:table-row table:style-name="TableLine1842494704800">
          <table:table-cell table:style-name="Table1.A1" office:value-type="string">
            <text:p text:style-name="Text_20_body">τύχοντες δ’ ἐν διόδῳ γεν- όμενοι κρυπτῇ, ᾄξαντες δέ κατ’ αὐτὸν ἀνέκυψαν ἐγγὺς τοῦ διδασκαλείου οὗ περὶ τὰ φίλτρα ἐμάνθανον τοῦτό γε ᾔδεσαν ὅτι πλεῖστον ἀπέχει τοῦ τῶν τροπαίων δωματίου.</text:p>
          </table:table-cell>
          <table:table-cell office:value-type="string">
            <text:p text:style-name="P6">"You've got to eat some breakfast." </text:p>
          </table:table-cell>
        </table:table-row>
        <table:table-row table:style-name="TableLine1842494698816">
          <table:table-cell table:style-name="Table1.A1" office:value-type="string">
            <text:p text:style-name="Text_20_body">Ἀλλὰ φθάσαντες ε”χομεν αὐτὸν οἶμαι, εἶπεν ὁ “Ἀρειος τῴ τοίχῳ ἐπερειδόμενος ἄσθματος μεστός.</text:p>
          </table:table-cell>
          <table:table-cell office:value-type="string">
            <text:p text:style-name="P6">"I don't want anything." </text:p>
          </table:table-cell>
        </table:table-row>
        <table:table-row table:style-name="TableLine1842494691744">
          <table:table-cell table:style-name="Table1.A1" office:value-type="string">
            <text:p text:style-name="Text_20_body">καῖ ψυχροῦ μὲν τοῦ τοίχου ᾔσθετο ὄντος θερμαινόμενος δ’ αὐτὸς ἱδρῶτα ἀπὸ τοῦ μετώπου στάζοντα ἀπέματτεν.</text:p>
          </table:table-cell>
          <table:table-cell office:value-type="string">
            <text:p text:style-name="P6">"Just a bit of toast," wheedled Hermione. </text:p>
          </table:table-cell>
        </table:table-row>
        <table:table-row table:style-name="TableLine1842494696096">
          <table:table-cell table:style-name="Table1.A1" office:value-type="string">
            <text:p text:style-name="Text_20_body">ὁ μέντοι Νεφελώδης ὀκλάζων ἐπνευστία καὶ πολὺ ἐχρέμπτετο.</text:p>
          </table:table-cell>
          <table:table-cell office:value-type="string">
            <text:p text:style-name="P6">"I'm not hungry." </text:p>
          </table:table-cell>
        </table:table-row>
        <table:table-row table:style-name="TableLine1842494703168">
          <table:table-cell table:style-name="Table1.A1" office:value-type="string">
            <text:p text:style-name="Text_20_body">ἡ δ’ αὖ Ἑρμιόνη ε”χασκε πάνυ φυσῶσα καὶ τῶν πλευρῶν ἐλαμβ- άνετο σφόδρα λυπουμένη.</text:p>
          </table:table-cell>
          <table:table-cell office:value-type="string">
            <text:p text:style-name="P6">Harry felt terrible. In an hour's time he'd be walking onto the field. </text:p>
          </table:table-cell>
        </table:table-row>
        <table:table-row table:style-name="TableLine1842494701808">
          <table:table-cell table:style-name="Table1.A1" office:value-type="string">
            <text:p text:style-name="Text_20_body">καὶ χαλεπῶς Οὐκ ἠγόρευον; ἔφη.</text:p>
          </table:table-cell>
          <table:table-cell office:value-type="string">
            <text:p text:style-name="P6">"Harry, you need your strength," said Seamus Finnigan. "Seekers are always the ones who get clobbered by the other team." </text:p>
          </table:table-cell>
        </table:table-row>
        <table:table-row table:style-name="TableLine1842494692288">
          <table:table-cell table:style-name="Table1.A1" office:value-type="string">
            <text:p text:style-name="Text_20_body">ἠγόρευον γάρ.</text:p>
          </table:table-cell>
          <table:table-cell office:value-type="string">
            <text:p text:style-name="P6">"Thanks, Seamus," said Harry, watching Seamus pile ketchup on his sausages. </text:p>
          </table:table-cell>
        </table:table-row>
        <table:table-row table:style-name="TableLine1842494701536">
          <table:table-cell table:style-name="Table1.A1" office:value-type="string">
            <text:p text:style-name="Text_20_body">ἀλλ’ ὁ Ῥοών Ἀνάγκη δή, ἔφη, ὡς τάχιστα <text:soft-page-break/>ἐπανελθεῖν εἷς τὸν τῶν Γρυφινδώρων πύργον.</text:p>
          </table:table-cell>
          <table:table-cell office:value-type="string">
            <text:p text:style-name="P6">By eleven o'clock the whole school seemed to be <text:soft-page-break/>out in the stands around the Quidditch pitch. Many students had binoculars. The seats might be raised high in the air, but it was still difficult to see what was going on sometimes. </text:p>
          </table:table-cell>
        </table:table-row>
        <table:table-row table:style-name="TableLine1842494693648">
          <table:table-cell table:style-name="Table1.A1" office:value-type="string">
            <text:p text:style-name="Text_20_body">ἐκείνη δέ τῷ Ἁρείῳ Ἐξαπάτησε γὰρ σέ, ἔφη, ὁ Μάλθακος.</text:p>
          </table:table-cell>
          <table:table-cell office:value-type="string">
            <text:p text:style-name="P6">Ron and Hermione joined Neville, Seamus, and Dean the West Ham fan up in the top row. As a surprise for Harry, they had painted a large banner on one of the sheets Scabbers had ruined. It said Potter for President, and Dean, who was good at drawing, had done a large Gryffindor lion underneath. Then Hermione had performed a tricky little charm so that the paint flashed different colors. </text:p>
          </table:table-cell>
        </table:table-row>
        <table:table-row table:style-name="TableLine1842494693920">
          <table:table-cell table:style-name="Table1.A1" office:value-type="string">
            <text:p text:style-name="Text_20_body">ἦ καῖ τοῦτο συνίης,· οὐκ ἐμέλλησε συμβαλεῖν σοι· ὁ γὰρ Φήληξ εὖ ᾔδει ὡς παρέσοιτό τις ἐν τῷ δωματίῳ δῆλον ὅτι ἐκεῖνος συκοφάντης ὢν κατεῖπε σοῦ πρὸς αὐτόν.</text:p>
          </table:table-cell>
          <table:table-cell office:value-type="string">
            <text:p text:style-name="P6">Meanwhile, in the locker room, Harry and the rest of the team were changing into their scarlet Quidditch robes (Slytherin would be playing in green). </text:p>
          </table:table-cell>
        </table:table-row>
        <table:table-row table:style-name="TableLine1842494699088">
          <table:table-cell table:style-name="Table1.A1" office:value-type="string">
            <text:p text:style-name="Text_20_body">καῖ ὁ ’Άρειος ἐνόμιζε μὲν αὐτὴν ὀρθῶς εἰπεῖν, ἀλλ’ οῦκ ἐν νῲ εἶχε τοῦτο μηνύειν τῇ γ’ Ἑρμιόνῃ, ’Ἴωμεν δῆτα.</text:p>
          </table:table-cell>
          <table:table-cell office:value-type="string">
            <text:p text:style-name="P6">Wood cleared his throat for silence. </text:p>
          </table:table-cell>
        </table:table-row>
        <table:table-row table:style-name="TableLine1842494694192">
          <table:table-cell table:style-name="Table1.A1" office:value-type="string">
            <text:p text:style-name="Text_20_body">130 ΑΡΕιοΣ Πο ΤΗΡ οῦ μὴν εἵμαρτό γ’ αὐτοῦς ἀθῴους ἀπαλλάξαι.</text:p>
          </table:table-cell>
          <table:table-cell office:value-type="string">
            <text:p text:style-name="P6">"Okay, men," he said. </text:p>
          </table:table-cell>
        </table:table-row>
        <table:table-row table:style-name="TableLine1842494694736">
          <table:table-cell table:style-name="Table1.A1" office:value-type="string">
            <text:p text:style-name="Text_20_body">μικρὸν γὰρ προῦχώρησαν καὶ μοχλοῦ ψοφοῦντος ἐξῇξε τις ἐκ τοῦ ἔμπροσθεν αὐτῶν διδασκαλείου.</text:p>
          </table:table-cell>
          <table:table-cell office:value-type="string">
            <text:p text:style-name="P6">"And women," said Chaser Angelina Johnson. </text:p>
          </table:table-cell>
        </table:table-row>
        <table:table-row table:style-name="TableLine1842494696640">
          <table:table-cell table:style-name="Table1.A1" office:value-type="string">
            <text:p text:style-name="Text_20_body">καὶ μὴν Ποιφύκτης ἦν.</text:p>
          </table:table-cell>
          <table:table-cell office:value-type="string">
            <text:p text:style-name="P6">"And women," Wood agreed. "This is it." </text:p>
          </table:table-cell>
        </table:table-row>
        <table:table-row table:style-name="TableLine1842494695008">
          <table:table-cell table:style-name="Table1.A1" office:value-type="string">
            <text:p text:style-name="Text_20_body">κατιδὼν δ’ αὐτοὺς ἠλάλαξεν ὑφ’ ἡδονῆς.</text:p>
          </table:table-cell>
          <table:table-cell office:value-type="string">
            <text:p text:style-name="P6">"The big one," said Fred Weasley. </text:p>
          </table:table-cell>
        </table:table-row>
        <table:table-row table:style-name="TableLine1842494699360">
          <table:table-cell table:style-name="Table1.A1" office:value-type="string">
            <text:p text:style-name="Text_20_body">Σίγα, ὦ Ποίφυκτα, ἀντιβολῶ σέ.</text:p>
          </table:table-cell>
          <table:table-cell office:value-type="string">
            <text:p text:style-name="P6">"The one we've all been waiting for," said George. </text:p>
          </table:table-cell>
        </table:table-row>
        <table:table-row table:style-name="TableLine1842494695280">
          <table:table-cell table:style-name="Table1.A1" office:value-type="string">
            <text:p text:style-name="Text_20_body">ἐὰν δέ μή, πράξεις ὅπως ἐκπεσούμεθα.</text:p>
          </table:table-cell>
          <table:table-cell office:value-type="string">
            <text:p text:style-name="P6">"We know Oliver's speech by heart," Fred told Harry, "we were on the team last year." </text:p>
          </table:table-cell>
        </table:table-row>
        <table:table-row table:style-name="TableLine1842494696912">
          <table:table-cell table:style-name="Table1.A1" office:value-type="string">
            <text:p text:style-name="Text_20_body">ὁ δ’ ἀνεκάγχασε πάνυ σαρδάνιον.</text:p>
          </table:table-cell>
          <table:table-cell office:value-type="string">
            <text:p text:style-name="P6">"Shut up, you two," said Wood. "This is the best team Gryffindor's had in years. We're going to win. I know it." </text:p>
          </table:table-cell>
        </table:table-row>
        <table:table-row table:style-name="TableLine1842494697456">
          <table:table-cell table:style-name="Table1.A1" office:value-type="string">
            <text:p text:style-name="Text_20_body">Ἠ περιπολεῖτε μεσούσης τῆς νυκτός, ὦ βρεφύλλια; βομβάξ, ἔφη, βομβαλοβομβάξ, δέον δεδέσθαι δὴ κακῶς κακοὺς κακουργοῦντας.</text:p>
          </table:table-cell>
          <table:table-cell office:value-type="string">
            <text:p text:style-name="P6">He glared at them all as if to say, "Or else." </text:p>
          </table:table-cell>
        </table:table-row>
        <table:table-row table:style-name="TableLine1842494697728">
          <table:table-cell table:style-name="Table1.A1" office:value-type="string">
            <text:p text:style-name="Text_20_body">Οὐδ’ ἂν γένοιτο, εἰμὴ σὺ προδοίης ἡμᾶς.</text:p>
          </table:table-cell>
          <table:table-cell office:value-type="string">
            <text:p text:style-name="P6">"Right. It's time. Good luck, all of you." </text:p>
          </table:table-cell>
        </table:table-row>
        <text:soft-page-break/>
        <table:table-row table:style-name="TableLine1842494699904">
          <table:table-cell table:style-name="Table1.A1" office:value-type="string">
            <text:p text:style-name="Text_20_body">οὗτος δέ φωνὴν μέν ἀφῆκε θεοσεβὴς εἶναι δοκῶν, τὰ δ’ ὄμματα εἶδες ἂν ὡς πονηροῦ τινος φλέγοντα.</text:p>
          </table:table-cell>
          <table:table-cell office:value-type="string">
            <text:p text:style-name="P6">Harry followed Fred and George out of the locker room and, hoping his knees weren't going to give way, walked onto the field to loud cheers. </text:p>
          </table:table-cell>
        </table:table-row>
        <table:table-row table:style-name="TableLine1842494684672">
          <table:table-cell table:style-name="Table1.A1" office:value-type="string">
            <text:p text:style-name="Text_20_body">Ἐγὼ γάρ, ἔφη, ὀφείλω τῷ Φήληκι λέγειν ταῦτα, ὑμᾶς δὴ ἅμα εὖ ποιήσων.</text:p>
          </table:table-cell>
          <table:table-cell office:value-type="string">
            <text:p text:style-name="P6">Madam Hooch was refereeing. She stood in the middle of the field waiting for the two teams, her broom in her hand. </text:p>
          </table:table-cell>
        </table:table-row>
        <table:table-row table:style-name="TableLine1842494682496">
          <table:table-cell table:style-name="Table1.A1" office:value-type="string">
            <text:p text:style-name="Text_20_body">ὁ δέ Ῥοών Ἐκποδών, ἔφη.</text:p>
          </table:table-cell>
          <table:table-cell office:value-type="string">
            <text:p text:style-name="P6">"Now, I want a nice fair game, all of you," she said, once they were all gathered around her. Harry noticed that she seemed to be speaking particularly to the Slytherin Captain, Marcus Flint, a sixth year. Harry thought Flint looked as if he had some troll blood in him. Out of the corner of his eye he saw the fluttering banner high above, flashing Potter for President over the crowd. His heart skipped. He felt braver. </text:p>
          </table:table-cell>
        </table:table-row>
        <table:table-row table:style-name="TableLine1842494681680">
          <table:table-cell table:style-name="Table1.A1" office:value-type="string">
            <text:p text:style-name="Text_20_body">καὶ ἅμα ἐπεχείρησεν ἐκείνῳ, ἀξύμ- φορόν τι ποιῶν, ὡς ἀπέβη.</text:p>
          </table:table-cell>
          <table:table-cell office:value-type="string">
            <text:p text:style-name="P6">"Mount your brooms, please." </text:p>
          </table:table-cell>
        </table:table-row>
        <table:table-row table:style-name="TableLine1842494679504">
          <table:table-cell table:style-name="Table1.A1" office:value-type="string">
            <text:p text:style-name="Text_20_body">ὁ γὰρ Ποιφύκτης μεγίστῃ τῇ φωνῇ βοῶν Μαθηταὶ ἐκ κοιτῶν, ἔφη, μαθηταὶ ἐκ κοιτῶν κατὰ φίλτρων διαδρομήν.</text:p>
          </table:table-cell>
          <table:table-cell office:value-type="string">
            <text:p text:style-name="P6">Harry clambered onto his Nimbus Two Thousand. </text:p>
          </table:table-cell>
        </table:table-row>
        <table:table-row table:style-name="TableLine1842494684944">
          <table:table-cell table:style-name="Table1.A1" office:value-type="string">
            <text:p text:style-name="Text_20_body">ε”πειτα δ’ ὀκλάσαντες ὡς παριόντες ἐκεῖνον ἀπέδραμον ὡς τάχιστα ἐπὶ τὸ ἔσχατον τῆς διαδρομῆς.</text:p>
          </table:table-cell>
          <table:table-cell office:value-type="string">
            <text:p text:style-name="P6">Madam Hooch gave a loud blast on her silver whistle. </text:p>
          </table:table-cell>
        </table:table-row>
        <table:table-row table:style-name="TableLine1842494682768">
          <table:table-cell table:style-name="Table1.A1" office:value-type="string">
            <text:p text:style-name="Text_20_body">ἐνταῦθα δ’ εἰς θύραν ἤραξαν κακῇ τύχῃ κεκλῃμένην.</text:p>
          </table:table-cell>
          <table:table-cell office:value-type="string">
            <text:p text:style-name="P6">Fifteen brooms rose up, high, high into the air. They were off. "And the Quaffle is taken immediately by Angelina Johnson of Gryffindor -- what an excellent Chaser that girl is, and rather attractive, too --" </text:p>
          </table:table-cell>
        </table:table-row>
        <table:table-row table:style-name="TableLine1842494681952">
          <table:table-cell table:style-name="Table1.A1" office:value-type="string">
            <text:p text:style-name="Text_20_body">καὶ μάτην ε”ωσαν τὴν θύραν· Ἀπωλόμεθα, ἦ δ’ ὃς ὁ Ῥοὼν πολλῆς μετ ’ἀθυμίας πάντα γὰρ τὰ πράγματ ’ἀνατέτραπται.</text:p>
          </table:table-cell>
          <table:table-cell office:value-type="string">
            <text:p text:style-name="P6">"JORDAN!" </text:p>
          </table:table-cell>
        </table:table-row>
        <table:table-row table:style-name="TableLine1842494679776">
          <table:table-cell table:style-name="Table1.A1" office:value-type="string">
            <text:p text:style-name="Text_20_body">τίτοῖς τοιούτοις κακοῖς τις χρήσεται; ἤκουον γὰρ ψόφον ἤδη τοῦ Φήληκος ὡς τάχιστα βοηθοῦντος τῷ Ποιφύκτῃ.</text:p>
          </table:table-cell>
          <table:table-cell office:value-type="string">
            <text:p text:style-name="P6">"Sorry, Professor." </text:p>
          </table:table-cell>
        </table:table-row>
        <table:table-row table:style-name="TableLine1842494685760">
          <table:table-cell table:style-name="Table1.A1" office:value-type="string">
            <text:p text:style-name="Text_20_body">ἡ δ’ Ἑρμιόνη ἀγριουμένη Ἀναγε σαυτὸν ἐκποδών, ἔφη, καὶ ἁρπάσασα τὴν Ἀρείου ῥάβδον ἔκοψε τὰ κλῇθρα ψιθυρίζουσα ἅμα τὸ Ἀλωὼμωρά.</text:p>
          </table:table-cell>
          <table:table-cell office:value-type="string">
            <text:p text:style-name="P6">The Weasley twins' friend, Lee Jordan, was doing the commentary for the match, closely watched by Professor McGonagall. </text:p>
          </table:table-cell>
        </table:table-row>
        <table:table-row table:style-name="TableLine1842494683312">
          <table:table-cell table:style-name="Table1.A1" office:value-type="string">
            <text:p text:style-name="Text_20_body">λεπτὸν δέ κροτούντων τῶν κλῄθρων ἡ θύρα <text:soft-page-break/>ἀνεῴχθη, οῖ δέ παῖδες διαβάντες ταχέως ε”κλεισαν αὐτὴν καὶ τὰ ὦτα προσεῖχον αὐτῇ ἀκουσόμενοι.</text:p>
          </table:table-cell>
          <table:table-cell office:value-type="string">
            <text:p text:style-name="P6">"And she's really belting along up there, a neat pass <text:soft-page-break/>to Alicia Spinnet, a good find of Oliver Wood's, last year only a reserve -- 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 </text:p>
          </table:table-cell>
        </table:table-row>
        <table:table-row table:style-name="TableLine1842494687664">
          <table:table-cell table:style-name="Table1.A1" office:value-type="string">
            <text:p text:style-name="Text_20_body">καὶ μὴν ἥκουσαν τοῦ Φήληκος λέγοντος Ποῖ ἔβησαν, ὦ Ποίφυκτα,· εἰπέ μοι ὅσον τάχος.</text:p>
          </table:table-cell>
          <table:table-cell office:value-type="string">
            <text:p text:style-name="P6">Gryffindor cheers filled the cold air, with howls and moans from the Slytherins. </text:p>
          </table:table-cell>
        </table:table-row>
        <table:table-row table:style-name="TableLine1842494678416">
          <table:table-cell table:style-name="Table1.A1" office:value-type="string">
            <text:p text:style-name="Text_20_body">Λέγε μοι τὸ Εἰ σοῖ δοκεῖ.</text:p>
          </table:table-cell>
          <table:table-cell office:value-type="string">
            <text:p text:style-name="P6">"Budge up there, move along." </text:p>
          </table:table-cell>
        </table:table-row>
        <table:table-row table:style-name="TableLine1842494680864">
          <table:table-cell table:style-name="Table1.A1" office:value-type="string">
            <text:p text:style-name="Text_20_body">Οὐ μὴ πράγματα ποιήσεις μοι, ὦ Ποίφυκτα, ποῖ βεβήκασιν; Ούκ οῦδὲν ἐρῶ ἐὰν μὴ τὸ Εἴ σοῖ δοκεῖ λέγῃς.</text:p>
          </table:table-cell>
          <table:table-cell office:value-type="string">
            <text:p text:style-name="P6">"Hagrid!" </text:p>
          </table:table-cell>
        </table:table-row>
        <table:table-row table:style-name="TableLine1842494690112">
          <table:table-cell table:style-name="Table1.A1" office:value-type="string">
            <text:p text:style-name="Text_20_body">τοῦτ’ ε”φη δι’ ἀχθηδόνα λεπτόν τι καὶ γυναικεῖον ἐμφθεγξάμενος κατὰ τὸ ξύνηθες.</text:p>
          </table:table-cell>
          <table:table-cell office:value-type="string">
            <text:p text:style-name="P6">Ron and Hermione squeezed together to give Hagrid enough space to join them. </text:p>
          </table:table-cell>
        </table:table-row>
        <table:table-row table:style-name="TableLine1842494689568">
          <table:table-cell table:style-name="Table1.A1" office:value-type="string">
            <text:p text:style-name="Text_20_body">Καλῶς ε”χει δῆτα, εἰ σοῖ δοκεῖ.</text:p>
          </table:table-cell>
          <table:table-cell office:value-type="string">
            <text:p text:style-name="P6">"Bin watchin' from me hut," said Hagrid, patting a large pair of binoculars around his neck, "But it isn't the same as bein' in the crowd. No sign of the Snitch yet, eh?" </text:p>
          </table:table-cell>
        </table:table-row>
        <table:table-row table:style-name="TableLine1842494690384">
          <table:table-cell table:style-name="Table1.A1" office:value-type="string">
            <text:p text:style-name="Text_20_body">Οὐδέν, ἔφη μεγάλῃ τῇ φωνῇ.</text:p>
          </table:table-cell>
          <table:table-cell office:value-type="string">
            <text:p text:style-name="P6">"Nope," said Ron. "Harry hasn't had much to do yet." </text:p>
          </table:table-cell>
        </table:table-row>
        <table:table-row table:style-name="TableLine1842494689840">
          <table:table-cell table:style-name="Table1.A1" office:value-type="string">
            <text:p text:style-name="Text_20_body">καὶπολλὰ κιχλίζων καῖ μωκώμενος ΗΠΕΡΙ ΜΕΣΑΣ ΝΥΚΤΑΣ ΜΟΝΟΜΑΞῙΑ 131 ἀναλαβών Εἶπον γάρ ὅτι οῦκ οὐδέν ἐροίην ἂν εἶ μὴ συ Εἰ σοὶ δοκεῖ λέγοις.</text:p>
          </table:table-cell>
          <table:table-cell office:value-type="string">
            <text:p text:style-name="P6">"Kept outta trouble, though, that's somethin'," said Hagrid, raising his binoculars and peering skyward at the speck that was Harry. </text:p>
          </table:table-cell>
        </table:table-row>
        <text:soft-page-break/>
        <table:table-row table:style-name="TableLine1842494688752">
          <table:table-cell table:style-name="Table1.A1" office:value-type="string">
            <text:p text:style-name="Text_20_body">καὶ εἶτα τοῦ μὲν Ποιφύκτου γελῶντος ἔτι ἤκουσαν ἀπᾴττοντος, τοῦ δέ Φήληκος ἅμα δι’ ὀργῆς λοιδοροῦντος ἐκεῖνον.</text:p>
          </table:table-cell>
          <table:table-cell office:value-type="string">
            <text:p text:style-name="P6">Way up above them, Harry was gliding over the game, squinting about for some sign of the Snitch. This was part of his and Wood's game plan. </text:p>
          </table:table-cell>
        </table:table-row>
        <table:table-row table:style-name="TableLine1842494691200">
          <table:table-cell table:style-name="Table1.A1" office:value-type="string">
            <text:p text:style-name="Text_20_body">ὁ δ’ Ἄρειος ψιθυρίζων Κεκλῃμένην γὰρ οἴεται, ἔφη, τήνδε τὴν θύραν.</text:p>
          </table:table-cell>
          <table:table-cell office:value-type="string">
            <text:p text:style-name="P6">"Keep out of the way until you catch sight of the Snitch," Wood had said. "We don't want you attacked before you have to be." </text:p>
          </table:table-cell>
        </table:table-row>
        <table:table-row table:style-name="TableLine1842494690656">
          <table:table-cell table:style-name="Table1.A1" office:value-type="string">
            <text:p text:style-name="Text_20_body">ἀσφαλεῖς οὖν ἐσμέν οἶμαι.</text:p>
          </table:table-cell>
          <table:table-cell office:value-type="string">
            <text:p text:style-name="P6">When Angelina had scored, Harry had done a couple of loop-the-loops to let off his feelings. Now he was back to staring around for the Snitch. </text:p>
          </table:table-cell>
        </table:table-row>
        <table:table-row table:style-name="TableLine1842494685216">
          <table:table-cell table:style-name="Table1.A1" office:value-type="string">
            <text:p text:style-name="Text_20_body">ἀλλ’ ὦ Νεφέλωδες, μὴ ψαύσῃς μου.</text:p>
          </table:table-cell>
          <table:table-cell office:value-type="string">
            <text:p text:style-name="P6">Once he caught sight of a flash of gold, but it was just a reflection from one of the Weasleys' wristwatches, and once a Bludger decided to come pelting his way, more like a cannonball than anything, but Harry dodged it and Fred Weasley came chasing after it. </text:p>
          </table:table-cell>
        </table:table-row>
        <table:table-row table:style-name="TableLine1842494685488">
          <table:table-cell table:style-name="Table1.A1" office:value-type="string">
            <text:p text:style-name="Text_20_body">οὗτος γὰρ πάλαι ἥπτετο τῆς κοιτωνικῆς αὐτοῦ.</text:p>
          </table:table-cell>
          <table:table-cell office:value-type="string">
            <text:p text:style-name="P6">"All right there, Harry?" he had time to yell, as he beat the Bludger furiously toward Marcus Flint. </text:p>
          </table:table-cell>
        </table:table-row>
        <table:table-row table:style-name="TableLine1842494686032">
          <table:table-cell table:style-name="Table1.A1" office:value-type="string">
            <text:p text:style-name="Text_20_body">Τί δέ δή; ἦ δ’ ὂς ὁ Ἄρειος.</text:p>
          </table:table-cell>
          <table:table-cell office:value-type="string">
            <text:p text:style-name="P6">"Slytherin in possession," Lee Jordan was saying, "Chaser Pucey ducks two Bludgers, two Weasleys, and Chaser Bell, and speeds toward the -- wait a moment -- was that the Snitch?" </text:p>
          </table:table-cell>
        </table:table-row>
        <table:table-row table:style-name="TableLine1842494683584">
          <table:table-cell table:style-name="Table1.A1" office:value-type="string">
            <text:p text:style-name="Text_20_body">ἀλλὰ τί ἐστι σαφῶς εἶδε μεταστρεψάμενος.</text:p>
          </table:table-cell>
          <table:table-cell office:value-type="string">
            <text:p text:style-name="P6">A murmur ran through the crowd as Adrian Pucey dropped the Quaffle, too busy looking over his shoulder at the flash of gold that had passed his left ear. </text:p>
          </table:table-cell>
        </table:table-row>
        <table:table-row table:style-name="TableLine1842494680048">
          <table:table-cell table:style-name="Table1.A1" office:value-type="string">
            <text:p text:style-name="Text_20_body">καῖ δι’ ἀκαρὲς ἐνένοησεν καί πάνυ ἐκ δειμάτων νυκτερίνων πεπλασμένον παρεῖναί οἱ δεινόν τι.</text:p>
          </table:table-cell>
          <table:table-cell office:value-type="string">
            <text:p text:style-name="P6">Harry saw it. In a great rush of excitement he dived downward after the streak of gold. Slytherin Seeker Terence Higgs had seen it, too. Neck and neck they hurtled toward the Snitch -all the Chasers seemed to have forgotten what they were supposed to be doing as they hung in midair to watch. </text:p>
          </table:table-cell>
        </table:table-row>
        <table:table-row table:style-name="TableLine1842494676512">
          <table:table-cell table:style-name="Table1.A1" office:value-type="string">
            <text:p text:style-name="Text_20_body">τοῦτο γὰρ καθ’ ὑπερβολὴν δὴ εἶναι τοῖς τοσαῦτ’ ἤδη κακὰ παθοῦσιν.</text:p>
          </table:table-cell>
          <table:table-cell office:value-type="string">
            <text:p text:style-name="P6">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 </text:p>
          </table:table-cell>
        </table:table-row>
        <text:soft-page-break/>
        <table:table-row table:style-name="TableLine1842494675152">
          <table:table-cell table:style-name="Table1.A1" office:value-type="string">
            <text:p text:style-name="Text_20_body">καὶ γὰρ ἐν δωματίῳ μὲν οὐκ ἄρ’ ἦσαν, ἀλλ’ ἐν διαδρομῄ τινὶ ε”τυχον ὄντες.</text:p>
          </table:table-cell>
          <table:table-cell office:value-type="string">
            <text:p text:style-name="P6">"Foul!" screamed the Gryffindors. </text:p>
          </table:table-cell>
        </table:table-row>
        <table:table-row table:style-name="TableLine1842494688480">
          <table:table-cell table:style-name="Table1.A1" office:value-type="string">
            <text:p text:style-name="Text_20_body">συνῄδεσαν δ’ εὐθύς ἑαυτοῖς ἐν τῇ ἀπορρήτῳ γενομ- ένοις διαδρομῇ τῇ ἐπὶ τοῦ τριστέγου.</text:p>
          </table:table-cell>
          <table:table-cell office:value-type="string">
            <text:p text:style-name="P6">Madam Hooch spoke angrily to Flint and then ordered a free shot at the goal posts for Gryffindor. But in all the confusion, of course, the Golden Snitch had disappeared from sight again. </text:p>
          </table:table-cell>
        </table:table-row>
        <table:table-row table:style-name="TableLine1842494678688">
          <table:table-cell table:style-name="Table1.A1" office:value-type="string">
            <text:p text:style-name="Text_20_body">καὶ νῦν δὴ ᾔδεσαν διὰ τί ἀπόρρητον εἴη.</text:p>
          </table:table-cell>
          <table:table-cell office:value-type="string">
            <text:p text:style-name="P6">Down in the stands, Dean Thomas was yelling, "Send him off, ref! Red card!" </text:p>
          </table:table-cell>
        </table:table-row>
        <table:table-row table:style-name="TableLine1842494686304">
          <table:table-cell table:style-name="Table1.A1" office:value-type="string">
            <text:p text:style-name="Text_20_body">κατ’ ὀφθαλμοὺς ῆν αὐτοῖς κυνὸς χρῆμα μέγα.</text:p>
          </table:table-cell>
          <table:table-cell office:value-type="string">
            <text:p text:style-name="P6">"What are you talking about, Dean?" said Ron. </text:p>
          </table:table-cell>
        </table:table-row>
        <table:table-row table:style-name="TableLine1842494686576">
          <table:table-cell table:style-name="Table1.A1" office:value-type="string">
            <text:p text:style-name="Text_20_body">ὁ δέ ἐπλήρου τὸ πᾶν ἀφ’ ὀρόφου μέχρι ἐδάφους.</text:p>
          </table:table-cell>
          <table:table-cell office:value-type="string">
            <text:p text:style-name="P6">"Red card!" said Dean furiously. "In soccer you get shown the red card and you're out of the game!" </text:p>
          </table:table-cell>
        </table:table-row>
        <table:table-row table:style-name="TableLine1842494689296">
          <table:table-cell table:style-name="Table1.A1" office:value-type="string">
            <text:p text:style-name="Text_20_body">κεφαλὰς μὲν γὰρ εἶχε τρεῖς, οῖ δ’ ὀφθαλμοὶ καθ’ ἑκάστην μανικῶς ἐνεκυκλοῦντο.</text:p>
          </table:table-cell>
          <table:table-cell office:value-type="string">
            <text:p text:style-name="P6">"But this isn't soccer, Dean," Ron reminded him. </text:p>
          </table:table-cell>
        </table:table-row>
        <table:table-row table:style-name="TableLine1842494682224">
          <table:table-cell table:style-name="Table1.A1" office:value-type="string">
            <text:p text:style-name="Text_20_body">ἐκ δέ τῶν τριῶν ῥυγχῶν πνεύματ’ ἤκουσας ἄν μυκτηρόκομπα αὐτοῦ ἀγχίμολον προσιόντος.</text:p>
          </table:table-cell>
          <table:table-cell office:value-type="string">
            <text:p text:style-name="P6">Hagrid, however, was on Dean's side. </text:p>
          </table:table-cell>
        </table:table-row>
        <table:table-row table:style-name="TableLine1842494674608">
          <table:table-cell table:style-name="Table1.A1" office:value-type="string">
            <text:p text:style-name="Text_20_body">στόματα δ’ ἦν αὐτῷ τρία πάνυ σιαλοχοῦντα, στάζοντα ἀεὶ πτύαλον ἀπ’ ὀδόντων ὑποξάνθων πολὺ καθάπερ καλώδια φλεγματώδη.</text:p>
          </table:table-cell>
          <table:table-cell office:value-type="string">
            <text:p text:style-name="P6">"They oughta change the rules. Flint coulda knocked Harry outta the air." </text:p>
          </table:table-cell>
        </table:table-row>
        <table:table-row table:style-name="TableLine1842494678960">
          <table:table-cell table:style-name="Table1.A1" office:value-type="string">
            <text:p text:style-name="Text_20_body">καί τὸ παραυτίκα ἡσύχαζεν ἀκίνητος, δεδορκὼς πρὸς αὐτοὺς ἀτενέσι τοῖς ὄμμασιν ἒξ οὖσιν.</text:p>
          </table:table-cell>
          <table:table-cell office:value-type="string">
            <text:p text:style-name="P6">Lee Jordan was finding it difficult not to take sides. </text:p>
          </table:table-cell>
        </table:table-row>
        <table:table-row table:style-name="TableLine1842494686848">
          <table:table-cell table:style-name="Table1.A1" office:value-type="string">
            <text:p text:style-name="Text_20_body">ὁ δ’ Ἄρειος ἠπίστατο γοῦν τάδε· φανέντες γὰρ αὐτοὶ ἐξ ἀπροσδοκήτου λαθεῖν δήπου τὸ πελώριον, καί δί ούδέν ἄλλο οὔπω τεθνάναι.</text:p>
          </table:table-cell>
          <table:table-cell office:value-type="string">
            <text:p text:style-name="P6">"So -- after that obvious and disgusting bit of cheating "Jordan!" growled Professor McGonagall. </text:p>
          </table:table-cell>
        </table:table-row>
        <table:table-row table:style-name="TableLine1842494687120">
          <table:table-cell table:style-name="Table1.A1" office:value-type="string">
            <text:p text:style-name="Text_20_body">ἀλλ’ οὖν ὁ κύων δηλονότι μέλλων ἥδη ταῦτ’ ἐξορθώσειν πολλὴν ἀνίει κλαγγὴν καῖ ὑλαγμὸν βροντῆς ὀλίγον διαφέροντα.</text:p>
          </table:table-cell>
          <table:table-cell office:value-type="string">
            <text:p text:style-name="P6">"I mean, after that open and revolting foul 'Jordan, I'm warning you --" </text:p>
          </table:table-cell>
        </table:table-row>
        <table:table-row table:style-name="TableLine1842494687392">
          <table:table-cell table:style-name="Table1.A1" office:value-type="string">
            <text:p text:style-name="Text_20_body">καὶ ὁ “Ἀρειος τοι) μοχλὸν ἐψηλάφησε λογιζόμενος ὅτι βέλτιον ἔσται τῷ Φήληκι ἀπαντῆσαι ἢ τῷ θανάτῳ.</text:p>
          </table:table-cell>
          <table:table-cell office:value-type="string">
            <text:p text:style-name="P6">"All right, all right. Flint nearly kills the Gryffindor Seeker, which could happen to anyone, I'm sure, so a penalty to Gryffindor, taken by Spinner, who puts it away, no trouble, and we continue play, Gryffindor still in possession." </text:p>
          </table:table-cell>
        </table:table-row>
        <table:table-row table:style-name="TableLine1842494683040">
          <table:table-cell table:style-name="Table1.A1" office:value-type="string">
            <text:p text:style-name="Text_20_body">καὶ ὕπτιοι ἐκπεσόντες καὶ ἐπισπάσαντος τοῦ Ἁρείου τὴν θύραν ἔτρεχον ἤδη μᾶλλον δέ ἐπέτοντο πάλιν κατὰ τὴν διαδρομήν.</text:p>
          </table:table-cell>
          <table:table-cell office:value-type="string">
            <text:p text:style-name="P6">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 </text:p>
          </table:table-cell>
        </table:table-row>
        <text:soft-page-break/>
        <table:table-row table:style-name="TableLine1842494691472">
          <table:table-cell table:style-name="Table1.A1" office:value-type="string">
            <text:p text:style-name="Text_20_body">ὁ δέ Φήληξ ἄλλοσε ἐπειγόμενος δήπου ἐζήτει αὐτούς.</text:p>
          </table:table-cell>
          <table:table-cell office:value-type="string">
            <text:p text:style-name="P6">It happened again. It was as though the broom was trying to buck him off. But Nimbus Two Thousands did not suddenly decide to buck their riders off. Harry tried to turn back toward the Gryffindor goal- posts -- he had half a mind to ask Wood to call time-out -- and then he realized that his broom was completely out of his control. He couldn't turn it. He couldn't direct it at all. It was zigzagging through the air, and every now and then making violent swishing movements that almost unseated him. </text:p>
          </table:table-cell>
        </table:table-row>
        <table:table-row table:style-name="TableLine1842494675424">
          <table:table-cell table:style-name="Table1.A1" office:value-type="string">
            <text:p text:style-name="Text_20_body">οῦ γὰρ εἶδον ἐκεῖνον οὐδαμοῦ - ού μὴν οὐδ’ ἐμέλησεν αὐτοῖς βουλομένοις γε τοσοῦτο ἀπέχειν τοῦ κυνὸς ὅσον ἐνεδέχετο.</text:p>
          </table:table-cell>
          <table:table-cell office:value-type="string">
            <text:p text:style-name="P6">Lee was still commentating. </text:p>
          </table:table-cell>
        </table:table-row>
        <table:table-row table:style-name="TableLine1842494683856">
          <table:table-cell table:style-name="Table1.A1" office:value-type="string">
            <text:p text:style-name="Text_20_body">οὐδ’ ε”ληξαν τρέχοντες πρὶν ἀφίκοντο πρὸς τὴν τῆς παχείας εἰκόνα ἐπὶ τοῦ ἑβδόμου ὀρόφου.</text:p>
          </table:table-cell>
          <table:table-cell office:value-type="string">
            <text:p text:style-name="P6">"Slytherin in possession -- Flint with the Quaffle -- passes Spinnet -- passes Bell -- hit hard in the face by a Bludger, hope it broke his nose -- only joking, Professor -- Slytherins score -- A no... </text:p>
          </table:table-cell>
        </table:table-row>
        <table:table-row table:style-name="TableLine1842494684128">
          <table:table-cell table:style-name="Table1.A1" office:value-type="string">
            <text:p text:style-name="Text_20_body">ἡ δέ Πόθεν ἤλθετε, ἔφη, βλέψασα πρὸς αὐτοῦς τάς τε κοιτωνικὰς παρέχοντας ἀπορρεούσας τῶν ὤμων καὶ τὰς ὄψεις ἐρυθραινούσας καῖ ἱδρῶτι ῥεούσας.</text:p>
          </table:table-cell>
          <table:table-cell office:value-type="string">
            <text:p text:style-name="P6">The Slytherins were cheering. No one seemed to have noticed that Harry's broom was behaving strangely. It was carrying- him slowly higher, away from the game, jerking and twitching as it went. </text:p>
          </table:table-cell>
        </table:table-row>
        <table:table-row table:style-name="TableLine1842494684400">
          <table:table-cell table:style-name="Table1.A1" office:value-type="string">
            <text:p text:style-name="Text_20_body">132 ΑΡΕΙοΣ Πο ΤΗΡ ὁ δ’ ’Ἀρειος ἀσθμαίνων Οὐδέν διαφέρει, ε”φη καὶ ἀκούσασα ῥύγχος χοίρειον, ῥύγχος χοίρειον ἡ εἰκὼν πρόσω ἔρρεψεν.</text:p>
          </table:table-cell>
          <table:table-cell office:value-type="string">
            <text:p text:style-name="P6">"Dunno what Harry thinks he's doing," Hagrid mumbled. He stared through his binoculars. "If I didn' know better, I'd say he'd lost control of his broom... but he can't have...." </text:p>
          </table:table-cell>
        </table:table-row>
        <table:table-row table:style-name="TableLine1842494674336">
          <table:table-cell table:style-name="Table1.A1" office:value-type="string">
            <text:p text:style-name="Text_20_body">ἐκεῖνοι δέ ἐπανελθόντες εἰς τὸ κοινεῖον, ἐκάθισαν ἑαυτοὺς κατὰ τοὺς θρόνους πολὺ ἔτι φρίττοντες.</text:p>
          </table:table-cell>
          <table:table-cell office:value-type="string">
            <text:p text:style-name="P6">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 </text:p>
          </table:table-cell>
        </table:table-row>
        <table:table-row table:style-name="TableLine1842494679232">
          <table:table-cell table:style-name="Table1.A1" office:value-type="string">
            <text:p text:style-name="Text_20_body">καί ἐπὶ μήκιστον οὐδὲν εἶπον· καί ὁ Νεφελώδης οὐκ ἐδόκει οὐδέν ποτε μετέπειτα φθέγξεσθαι.</text:p>
          </table:table-cell>
          <table:table-cell office:value-type="string">
            <text:p text:style-name="P6">"Did something happen to it when Flint blocked him?" Seamus whispered. </text:p>
          </table:table-cell>
        </table:table-row>
        <table:table-row table:style-name="TableLine1842494687936">
          <table:table-cell table:style-name="Table1.A1" office:value-type="string">
            <text:p text:style-name="Text_20_body">τέλος δέ ὁ Ῥοών Ἐπὶ τί, ἔφη, κατακλῄουσι τὸν τοιοῦτον κύνα ἐν παιδευτηρίῳ,· οὗτος γὰρ εἴ τις ἄλλος σωμασκίας δεῖται.</text:p>
          </table:table-cell>
          <table:table-cell office:value-type="string">
            <text:p text:style-name="P6">"Can't have," Hagrid said, his voice shaking. "Can't nothing interfere with a broomstick except powerful Dark magic -- no kid could do that to a Nimbus Two Thousand." </text:p>
          </table:table-cell>
        </table:table-row>
        <table:table-row table:style-name="TableLine1842494688208">
          <table:table-cell table:style-name="Table1.A1" office:value-type="string">
            <text:p text:style-name="Text_20_body">ἀλλ’ ἡ Ἑρμιόνη ἤδη οὐ μόνον ἀνέπνευσε τοῦ <text:soft-page-break/>πόνου, ἀλλὰ καί τὴν ἐωθυῖαν δυσκολίαν ἀνέλαβεν.</text:p>
          </table:table-cell>
          <table:table-cell office:value-type="string">
            <text:p text:style-name="P6">At these words, Hermione seized Hagrid's <text:soft-page-break/>binoculars, but instead of looking up at Harry, she started looking frantically at the crowd. </text:p>
          </table:table-cell>
        </table:table-row>
        <table:table-row table:style-name="TableLine1842494680320">
          <table:table-cell table:style-name="Table1.A1" office:value-type="string">
            <text:p text:style-name="Text_20_body">Οὔκουν, ἔφη, τοῖς ὀφθαλμοῖς χρῆσθε οὐδέποτε.</text:p>
          </table:table-cell>
          <table:table-cell office:value-type="string">
            <text:p text:style-name="P6">"What are you doing?" moaned Ron, gray-faced. </text:p>
          </table:table-cell>
        </table:table-row>
        <table:table-row table:style-name="TableLine1842494689024">
          <table:table-cell table:style-name="Table1.A1" office:value-type="string">
            <text:p text:style-name="Text_20_body">οὐ γὰρ εἴδετε ἐφ’ οὗ εἱστήκει; ἲῙ-ιῙ καὶ ἐπὶ τοῦ ἐδάφους,· ε”φη ὁ ’Ἄρειος οὐ γὰρ εἶς τούς γε πόδας αὐτοῦ ἔβλεπον, ὅλος ὢν περὶ τῶν κεφαλῶν, Τό γ’ ἔδαφος οὗ λέγω· ἐπὶ θύρας γὰρ ἐπιρρακτῆς τινὸς εἱστήκει.</text:p>
          </table:table-cell>
          <table:table-cell office:value-type="string">
            <text:p text:style-name="P6">"I knew it," Hermione gasped, "Snape -- look." </text:p>
          </table:table-cell>
        </table:table-row>
        <table:table-row table:style-name="TableLine1842494690928">
          <table:table-cell table:style-name="Table1.A1" office:value-type="string">
            <text:p text:style-name="Text_20_body">δῆλον ὅτι φυλάττει τι.</text:p>
          </table:table-cell>
          <table:table-cell office:value-type="string">
            <text:p text:style-name="P6">Ron grabbed the binoculars. Snape was in the middle of the stands opposite them. He had his eyes fixed on Harry and was muttering nonstop under his breath. </text:p>
          </table:table-cell>
        </table:table-row>
        <table:table-row table:style-name="TableLine1842494674880">
          <table:table-cell table:style-name="Table1.A1" office:value-type="string">
            <text:p text:style-name="Text_20_body">καὶ ἀνέστη δεινὸν βλέπουσα πρὸς αὐτούς.</text:p>
          </table:table-cell>
          <table:table-cell office:value-type="string">
            <text:p text:style-name="P6">"He's doing something -- jinxing the broom," said Hermione. </text:p>
          </table:table-cell>
        </table:table-row>
        <table:table-row table:style-name="TableLine1842494677056">
          <table:table-cell table:style-name="Table1.A1" office:value-type="string">
            <text:p text:style-name="Text_20_body">Ὑμεῖς γοῦν ἀγαπᾶτε ταῦτα δήπου.</text:p>
          </table:table-cell>
          <table:table-cell office:value-type="string">
            <text:p text:style-name="P6">"What should we do?" </text:p>
          </table:table-cell>
        </table:table-row>
        <table:table-row table:style-name="TableLine1842494675696">
          <table:table-cell table:style-name="Table1.A1" office:value-type="string">
            <text:p text:style-name="Text_20_body">πάντες γὰρ ἐκινδυνεύομεν ἀποθανεῖν, μᾶλλον δ’ ἐκπεσεῖν.</text:p>
          </table:table-cell>
          <table:table-cell office:value-type="string">
            <text:p text:style-name="P6">"Leave it to me." </text:p>
          </table:table-cell>
        </table:table-row>
        <table:table-row table:style-name="TableLine1842494680592">
          <table:table-cell table:style-name="Table1.A1" office:value-type="string">
            <text:p text:style-name="Text_20_body">καί νυνί κοιμήσομαι, εἴ γε δοκεῖ ὑμῖν.</text:p>
          </table:table-cell>
          <table:table-cell office:value-type="string">
            <text:p text:style-name="P6">Before Ron could say another word, Hermione had disappeared. Ron turned the binoculars back on Harry.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 </text:p>
          </table:table-cell>
        </table:table-row>
        <table:table-row table:style-name="TableLine1842494675968">
          <table:table-cell table:style-name="Table1.A1" office:value-type="string">
            <text:p text:style-name="Text_20_body">Δοκεῖ γε, ἦ δ’ ὃς ὁ Ῥοών κεχηνὼς ἔτι πρὸς αὐτὴν ἀτενίζων.</text:p>
          </table:table-cell>
          <table:table-cell office:value-type="string">
            <text:p text:style-name="P6">Marcus Flint seized the Quaffle and scored five times without anyone noticing. </text:p>
          </table:table-cell>
        </table:table-row>
        <table:table-row table:style-name="TableLine1842494676240">
          <table:table-cell table:style-name="Table1.A1" office:value-type="string">
            <text:p text:style-name="Text_20_body">ἀλλὰ νὴ Δία ἠναγκάσαμεν αὐτὴν συγγενέσθαι.</text:p>
          </table:table-cell>
          <table:table-cell office:value-type="string">
            <text:p text:style-name="P6">"Come on, Hermione," Ron muttered desperately. </text:p>
          </table:table-cell>
        </table:table-row>
        <table:table-row table:style-name="TableLine1842494676784">
          <table:table-cell table:style-name="Table1.A1" office:value-type="string">
            <text:p text:style-name="Text_20_body">ἠ ὀρθῶς λέγω; ἀλλ’ οὖν ἥ γ’ Ἑρμιόνη παρέσχε τι τῷ Ἁρείῳ οῖον δέοι ἂν λογίζ- εσθαι πάλιν εἷς κοίτην ἐπανελθόντι.</text:p>
          </table:table-cell>
          <table:table-cell office:value-type="string">
            <text:p text:style-name="P6">Hermione had fought her way across to the stand where Snape stood, and was now racing along the row behind him; she didn't even stop to say sorry as she knocked Professor Quirrell headfirst into the row in front. </text:p>
          </table:table-cell>
        </table:table-row>
        <table:table-row table:style-name="TableLine1842494677328">
          <table:table-cell table:style-name="Table1.A1" office:value-type="string">
            <text:p text:style-name="Text_20_body">τὸν γὰρ κύνα φυλάττειν τι.</text:p>
          </table:table-cell>
          <table:table-cell office:value-type="string">
            <text:p text:style-name="P6">Reaching Snape, she crouched down, pulled out her wand, and whispered a few, well- chosen words. <text:soft-page-break/>Bright blue flames shot from her wand onto the hem of Snape's robes. </text:p>
          </table:table-cell>
        </table:table-row>
        <table:table-row table:style-name="TableLine1842494677600">
          <table:table-cell table:style-name="Table1.A1" office:value-type="string">
            <text:p text:style-name="Text_20_body">τί δὲ ὁ Ἁγριώδης εἴρηκε, τὸν Γριγγώτου εἶναι χωρίον ἀσφαλέστατον τοῖς χρῆμά τι φυλάττουσι πλὴν τοῦ Ὑογοήτου.</text:p>
          </table:table-cell>
          <table:table-cell office:value-type="string">
            <text:p text:style-name="P6">It took perhaps thirty seconds for Snape to realize that he was on fire. </text:p>
          </table:table-cell>
        </table:table-row>
        <table:table-row table:style-name="TableLine1842494681136">
          <table:table-cell table:style-name="Table1.A1" office:value-type="string">
            <text:p text:style-name="Text_20_body">ὁ γὰρ Ἄρειος, ὤς γ’ ἐφαίνετο, ηὑρήκει τὸ αὐχμηρὸν σκεῦος ἐκεῖνο τὸ ἀπὸ τῆς κατώρυχος ἑπτακοσιοστῆς καὶ τρισκαιδεκάτης Α , ι που εστιν.</text:p>
          </table:table-cell>
          <table:table-cell office:value-type="string">
            <text:p text:style-name="P6">A sudden yelp told her she had done her job. Scooping the fire off him into a little jar in her pocket, she scrambled back along the row -- Snape would never know what had happened. </text:p>
          </table:table-cell>
        </table:table-row>
        <table:table-row table:style-name="TableLine1842494677872">
          <table:table-cell table:style-name="Table1.A1" office:value-type="string">
            <text:p text:style-name="Text_20_body">τῇ δ’ ἐπιούσῃ ὁ Μάλθακος ἐδόκει ἐψευσμένος ἑαυτοῦ ὁρῶν τὸν Ἄρειον καὶ τὸν Ῥοῶνα ε”τι παρόντας ἐν τῷ Ὑογοήτου ταλαιπώρους μὲν φαινομένους φαιδροὺς δ’ ἀμέλει.</text:p>
          </table:table-cell>
          <table:table-cell office:value-type="string">
            <text:p text:style-name="P6">It was enough. Up in the air, Harry was suddenly able to clamber back on to his broom. </text:p>
          </table:table-cell>
        </table:table-row>
        <table:table-row table:style-name="TableLine1842494678144">
          <table:table-cell table:style-name="Table1.A1" office:value-type="string">
            <text:p text:style-name="Text_20_body">καί μὴν οὗτοι ἤδη ἐνόμιζον τὸ τοῦ κυνὸς τρικεφάλου λαμπρόν τι εἶναι καὶ εἷς τοσοῦτο ἀξιόλογον ὥστε ἑκόντες παθεῖν ἂν παρόμοιόν τι.</text:p>
          </table:table-cell>
          <table:table-cell office:value-type="string">
            <text:p text:style-name="P6">"Neville, you can look!" Ron said. Neville had been sobbing into Hagrid's jacket for the last five minutes. </text:p>
          </table:table-cell>
        </table:table-row>
        <table:table-row table:style-name="TableLine1842494681408">
          <table:table-cell table:style-name="Table1.A1" office:value-type="string">
            <text:p text:style-name="Text_20_body">ὁ Ἄρειος τοίνυν ἐδίδαξε τὸν Ῥοῶνα τὰ τοῦ σκεύους τοῦ αὐχμηροῦ, ὅπως μετεκομίσθη τοῦτο ἐκ Γριγγώτου εἰς Ὑογοήτου ὡς ε’ὀικε.</text:p>
          </table:table-cell>
          <table:table-cell office:value-type="string">
            <text:p text:style-name="P6">Harry was speeding toward the ground when the crowd saw him clap his hand to his mouth as though he was about to be sick -- he hit the field on all fours -- coughed -- and something gold fell into his hand. </text:p>
          </table:table-cell>
        </table:table-row>
        <table:table-row table:style-name="TableLine1842510083696">
          <table:table-cell table:style-name="Table1.A1" office:value-type="string">
            <text:p text:style-name="Text_20_body">καῖ χρόνον διέτριψαν πολὺν σκοπούμενοι ὁποῖόν τι δὴ τύχοι δεόμενον τοῦ ἐν φυλακῇ τοσαύτῃ κατέχεσθαι.</text:p>
          </table:table-cell>
          <table:table-cell office:value-type="string">
            <text:p text:style-name="P6">"I've got the Snitch!" he shouted, waving it above his head, and the game ended in complete confusion. </text:p>
          </table:table-cell>
        </table:table-row>
        <table:table-row table:style-name="TableLine1842510086416">
          <table:table-cell table:style-name="Table1.A1" office:value-type="string">
            <text:p text:style-name="Text_20_body">καὶ ὁ Ῥοών Ἲ-Ῑ πολυτελέστατόν τί ἐστιν, ἔφη, ἢ οἷόν τε πολλὰ λυμαίνεσθαι.</text:p>
          </table:table-cell>
          <table:table-cell office:value-type="string">
            <text:p text:style-name="P6">"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 </text:p>
          </table:table-cell>
        </table:table-row>
        <table:table-row table:style-name="TableLine1842510085056">
          <table:table-cell table:style-name="Table1.A1" office:value-type="string">
            <text:p text:style-name="Text_20_body">“Ὴ καί τὰ ἀμφότερα ἰσχύει, ἡδ’ ὃς ὁ Ἄρειος.</text:p>
          </table:table-cell>
          <table:table-cell office:value-type="string">
            <text:p text:style-name="P6">"It was Snape," Ron was explaining, "Hermione and I saw him. He was cursing your broomstick, muttering, he wouldn't take his eyes off you." </text:p>
          </table:table-cell>
        </table:table-row>
        <table:table-row table:style-name="TableLine1842510084240">
          <table:table-cell table:style-name="Table1.A1" office:value-type="string">
            <text:p text:style-name="Text_20_body">ἀλλ’ ἐπειδὴ οὐδὲν περὶ τοῦ κρυπτοῦ ᾔδεσαν πλὴν ὅτι διδάκτυλόν ἐστιν, οὐ κινδυνεύοιεν ἂν εἰκάσαι τί ἐστιν εἶ μὴ πλείω εὕροιεν.</text:p>
          </table:table-cell>
          <table:table-cell office:value-type="string">
            <text:p text:style-name="P6">"Rubbish," said Hagrid, who hadn't heard a word of what had gone on next to him in the stands. "Why would Snape do somethin' like that?" </text:p>
          </table:table-cell>
        </table:table-row>
        <text:soft-page-break/>
        <table:table-row table:style-name="TableLine1842510082064">
          <table:table-cell table:style-name="Table1.A1" office:value-type="string">
            <text:p text:style-name="Text_20_body">ἀλλ’ οὔθ’ ὁ Νεφελώδης οὔθ’ ἡ Ἑρμιόνη ἐσπούδαζεν εἰδέναι τί ὑπόκειται τῷ κυνὶ καῖ τῇ θύρᾳ τῇ ἐπιρρακτῇ.</text:p>
          </table:table-cell>
          <table:table-cell office:value-type="string">
            <text:p text:style-name="P6">Harry, Ron, and Hermione looked at one another, wondering what to tell him. Harry decided on the truth. </text:p>
          </table:table-cell>
        </table:table-row>
        <table:table-row table:style-name="TableLine1842510088320">
          <table:table-cell table:style-name="Table1.A1" office:value-type="string">
            <text:p text:style-name="Text_20_body">καὶ ἐκείνῳ γοῦν οὐδὲν ἐμέλει ὑπὲρ τὸ μὴ συνεῖναί ποτε τῷ κυνί.</text:p>
          </table:table-cell>
          <table:table-cell office:value-type="string">
            <text:p text:style-name="P6">"I found out something about him," he told Hagrid. "He tried to get past that three-headed dog on Halloween. It bit him. We think he was trying to steal whatever it's guarding." </text:p>
          </table:table-cell>
        </table:table-row>
        <table:table-row table:style-name="TableLine1842510085872">
          <table:table-cell table:style-name="Table1.A1" office:value-type="string">
            <text:p text:style-name="Text_20_body">ἀλλ’ἢ Ἑρμιόνη οὐκέτ’ ἤθελε διαλέγεσθαι οὔτε τῷ Ἁρείῳ οὔτε τῴ Ῥοῶνι.</text:p>
          </table:table-cell>
          <table:table-cell office:value-type="string">
            <text:p text:style-name="P6">Hagrid dropped the teapot. </text:p>
          </table:table-cell>
        </table:table-row>
        <table:table-row table:style-name="TableLine1842510090224">
          <table:table-cell table:style-name="Table1.A1" office:value-type="string">
            <text:p text:style-name="Text_20_body">οἶ δέ διὰ τὴν πολυπραγμοσύνην αὐτῆς τοῦτ’ ἀγαθόν τι ἐνόμιζον.</text:p>
          </table:table-cell>
          <table:table-cell office:value-type="string">
            <text:p text:style-name="P6">"How do you know about Fluffy?" he said. </text:p>
          </table:table-cell>
        </table:table-row>
        <table:table-row table:style-name="TableLine1842510080976">
          <table:table-cell table:style-name="Table1.A1" office:value-type="string">
            <text:p text:style-name="Text_20_body">ἤλπιζον δ’ οὖν δίκας λήψεσθαι τοῦ Μαλθάκου· τοῦτο γὰρ μέγιστον ἦν αὐτοῖς.</text:p>
          </table:table-cell>
          <table:table-cell office:value-type="string">
            <text:p text:style-name="P6">"Fluffy?" </text:p>
          </table:table-cell>
        </table:table-row>
        <table:table-row table:style-name="TableLine1842510083424">
          <table:table-cell table:style-name="Table1.A1" office:value-type="string">
            <text:p text:style-name="Text_20_body">ὥστε μάλισθ’ ἥδοντο ού πολλῷ ὕστερον, τοῦ ἀγγέλου χρῆμά τι κομίσαντος πάνυ σύμμετρον πρὸς τὴν τιμωρίαν.</text:p>
          </table:table-cell>
          <table:table-cell office:value-type="string">
            <text:p text:style-name="P6">"Yeah -- he's mine -- bought him off a Greek chappie I met in the pub las' year -- I lent him to Dumbledore to guard the "Yes?" said Harry eagerly. </text:p>
          </table:table-cell>
        </table:table-row>
        <table:table-row table:style-name="TableLine1842510091040">
          <table:table-cell table:style-name="Table1.A1" office:value-type="string">
            <text:p text:style-name="Text_20_body">τῶν γὰρ γλαυκῶν ἀφικομένων ὡς ε”θος εἰς τὸ μέγαρον, ἅπαντες εὐθὺς ἐθαύμαζον κατιδόντες σκεῦός τι μακρὸν καῖ λεπτὸν ὑπὸ στριγῶν ἐξ μεγάλων φερόμενον.</text:p>
          </table:table-cell>
          <table:table-cell office:value-type="string">
            <text:p text:style-name="P6">"Now, don't ask me anymore," said Hagrid gruffly. "That's top secret, that is." </text:p>
          </table:table-cell>
        </table:table-row>
        <table:table-row table:style-name="TableLine1842510086144">
          <table:table-cell table:style-name="Table1.A1" office:value-type="string">
            <text:p text:style-name="Text_20_body">ὁ δ’ ’Άρειος οὐχ ἦττον σπουδάζων τῶν ἑτέρων μαθεῖν ὅ τι ε”νεστι τῷ τοσούτῳ σκεύει, μάλ’ ἐξεπλάγη ὅτε κατασκήψασαι αῖ γλαῦκες τοῦτο ἀφῆκαν ε”μπροσθεν αὐτοῦ, τὸ χοιρεῖον τάριχον ἅμα κατ’ ἔδαφος κρούσασαι.</text:p>
          </table:table-cell>
          <table:table-cell office:value-type="string">
            <text:p text:style-name="P6">"But Snape's trying to steal it." </text:p>
          </table:table-cell>
        </table:table-row>
        <table:table-row table:style-name="TableLine1842510084512">
          <table:table-cell table:style-name="Table1.A1" office:value-type="string">
            <text:p text:style-name="Text_20_body">καῖ αὗταί γε μὲν ἄρτι ἐκποδὼν ε”πταντο, ἄλλη δέ τις ἐπιστολὴν ἀφῆκεν ἐπὶ τὸ σκεῦος.</text:p>
          </table:table-cell>
          <table:table-cell office:value-type="string">
            <text:p text:style-name="P6">"Rubbish," said Hagrid again. "Snape's a Hogwarts teacher, he'd do nothin' of the sort." </text:p>
          </table:table-cell>
        </table:table-row>
        <table:table-row table:style-name="TableLine1842510087504">
          <table:table-cell table:style-name="Table1.A1" office:value-type="string">
            <text:p text:style-name="Text_20_body">1 34 ΑΡΕιοΣ Πο ΤΗΡ ὁ δ’ ’Ἁρειος τήν γ’ ἐπιστολὴν πρῶτον ἔλυσεν, εὖ ποιῶν.</text:p>
          </table:table-cell>
          <table:table-cell office:value-type="string">
            <text:p text:style-name="P6">"So why did he just try and kill Harry?" cried Hermione. </text:p>
          </table:table-cell>
        </table:table-row>
        <table:table-row table:style-name="TableLine1842510087776">
          <table:table-cell table:style-name="Table1.A1" office:value-type="string">
            <text:p text:style-name="Text_20_body">ἀνέγνω γὰρ τάδε· Μαγονωγαλέα Ἁρείῳ Ποτῆρι οὗ μὴ λύσεις τὸ σκεῦος μεταξῦ ἀριστῶν.</text:p>
          </table:table-cell>
          <table:table-cell office:value-type="string">
            <text:p text:style-name="P6">The afternoon's events certainly seemed to have changed her mind about Snape. </text:p>
          </table:table-cell>
        </table:table-row>
        <table:table-row table:style-name="TableLine1842510092128">
          <table:table-cell table:style-name="Table1.A1" office:value-type="string">
            <text:p text:style-name="Text_20_body">ἔνεστιν ὁ Ὑπερνεφελός Δισχιλιοστὸς σοῦ νεοχμός.</text:p>
          </table:table-cell>
          <table:table-cell office:value-type="string">
            <text:p text:style-name="P6">I know a jinx when I see one, Hagrid, I've read all about them! You've got to keep eye contact, and Snape wasn't blinking at all, I saw him!" </text:p>
          </table:table-cell>
        </table:table-row>
        <table:table-row table:style-name="TableLine1842510078528">
          <table:table-cell table:style-name="Table1.A1" office:value-type="string">
            <text:p text:style-name="Text_20_body">ἀλλ’ οὐκ ἐθέλω πάντας συνειδέναι σοὶ σάρον ἔχοντι.</text:p>
          </table:table-cell>
          <table:table-cell office:value-type="string">
            <text:p text:style-name="P6">"I'm tellin' yeh, yer wrong!" said Hagrid hotly. "I don' know why Harry's broom acted like that, but <text:soft-page-break/>Snape wouldn' try an' kill a student! Now, listen to me, all three of yeh -- yer meddlin' in things that don' concern yeh. It's dangerous. You forget that dog, an' you forget what it's guardin', that's between Professor Dumbledore an' Nicolas Flamel --" </text:p>
          </table:table-cell>
        </table:table-row>
        <table:table-row table:style-name="TableLine1842510081520">
          <table:table-cell table:style-name="Table1.A1" office:value-type="string">
            <text:p text:style-name="Text_20_body">αὐτοὶ γὰρ ἐπιθυμοῖεν ἂν τοιοῦτο λαβεῖν.</text:p>
          </table:table-cell>
          <table:table-cell office:value-type="string">
            <text:p text:style-name="P6">"Aha!" said Harry, "so there's someone called Nicolas Flamel involved, is there?" </text:p>
          </table:table-cell>
        </table:table-row>
        <table:table-row table:style-name="TableLine1842510088864">
          <table:table-cell table:style-name="Table1.A1" office:value-type="string">
            <text:p text:style-name="Text_20_body">ὁ Ὀλοφώϊος ρΎλης πρὸς τῷ ι’καροσφαιριστηρίῳ συμβαλεῖ σοὶ περὶ πρώτην φυλακὴν τῆς νυκτὸς τὸ πρῶτον γυμνασομένῳ.</text:p>
          </table:table-cell>
          <table:table-cell office:value-type="string">
            <text:p text:style-name="P6">Hagrid looked furious with himself. </text:p>
          </table:table-cell>
        </table:table-row>
        <table:table-row table:style-name="TableLine1842510091312">
          <table:table-cell table:style-name="Table1.A1" office:value-type="string">
            <text:p text:style-name="Text_20_body">ἔρρωσο.</text:p>
          </table:table-cell>
          <table:table-cell office:value-type="string">
            <text:p text:style-name="P6">CHAPTER TWELVE </text:p>
          </table:table-cell>
        </table:table-row>
        <table:table-row table:style-name="TableLine1842510084784">
          <table:table-cell table:style-name="Table1.A1" office:value-type="string">
            <text:p text:style-name="Text_20_body">ὁ δ”Ἀρειος δῆλος ἦν γεγηθὼς ἐν ᾧ ἐδίδου τὴν ἐπιστολὴν τῷ Ῥοῶνι ἀναγνῶναι.</text:p>
          </table:table-cell>
          <table:table-cell office:value-type="string">
            <text:p text:style-name="P6">THE MIRROR OF ERISED </text:p>
          </table:table-cell>
        </table:table-row>
        <table:table-row table:style-name="TableLine1842510088048">
          <table:table-cell table:style-name="Table1.A1" office:value-type="string">
            <text:p text:style-name="Text_20_body">ὁ δέ ὥσπερ ἐπιφθόνως διακείμενος αὐτῷ εἶπεν ὅτι Ὠ Ὑπερ- νεφελὸς Δισχιλιοστός.</text:p>
          </table:table-cell>
          <table:table-cell office:value-type="string">
            <text:p text:style-name="P6">Christmas was coming. One morning in mid-December, Hogwarts woke to find itself covered in several feet of snow. The lake froze solid and the Weasley twins were punished for bewitching several snowballs so that they followed Quirrell around, bouncing off the back of his turban. The few owls that managed to battle their way through the stormy sky to deliver mail had to be nursed back to health by Hagrid before they could fly off again. </text:p>
          </table:table-cell>
        </table:table-row>
        <table:table-row table:style-name="TableLine1842510088592">
          <table:table-cell table:style-name="Table1.A1" office:value-type="string">
            <text:p text:style-name="Text_20_body">οὐδ’ ἡψάμην οὐδέποτε τοῦ τοιούτου.</text:p>
          </table:table-cell>
          <table:table-cell office:value-type="string">
            <text:p text:style-name="P6">No one could wait for the holidays to start. While the Gryffindor common room and the Great Hall had roaring fires, the drafty corridors had become icy and a bitter wind rattled the windows in the classrooms. </text:p>
          </table:table-cell>
        </table:table-row>
        <table:table-row table:style-name="TableLine1842510092400">
          <table:table-cell table:style-name="Table1.A1" office:value-type="string">
            <text:p text:style-name="Text_20_body">ἐπειγόμενοι δέ ταχέως ἀπέβησαν ἐκ τοῦ μεγάρου, θέλοντες ι’δίᾳ λῦσαι τὸ σάρον πρὸ τῆς πρῶ σχολῆς.</text:p>
          </table:table-cell>
          <table:table-cell office:value-type="string">
            <text:p text:style-name="P6">Worst of all were Professor Snape's classes down in the dungeons, where their breath rose in a mist before them and they kept as close as possible to their hot cauldrons. </text:p>
          </table:table-cell>
        </table:table-row>
        <table:table-row table:style-name="TableLine1842510078800">
          <table:table-cell table:style-name="Table1.A1" office:value-type="string">
            <text:p text:style-name="Text_20_body">ἀλλὰ μέχρι μέσης τῆς αὐλῆς μόνον προχωρήσαντες συνέβαλον τῷ Καρκίνῳ καῖ τῷ Κέρκοπι φράττουσι τὴν κλίμακα.</text:p>
          </table:table-cell>
          <table:table-cell office:value-type="string">
            <text:p text:style-name="P6">"I do feel so sorry," said Draco Malfoy, one Potions class, "for all those people who have to stay at Hogwarts for Christmas because they're not wanted at home." </text:p>
          </table:table-cell>
        </table:table-row>
        <table:table-row table:style-name="TableLine1842510081792">
          <table:table-cell table:style-name="Table1.A1" office:value-type="string">
            <text:p text:style-name="Text_20_body">ὁ δέ Μάλθακος τὸ σκεῦος ἀναρπάσας ἐψηλάφησεν.</text:p>
          </table:table-cell>
          <table:table-cell office:value-type="string">
            <text:p text:style-name="P6">He was looking over at Harry as he spoke. Crabbe and Goyle chuckled. </text:p>
          </table:table-cell>
        </table:table-row>
        <text:soft-page-break/>
        <table:table-row table:style-name="TableLine1842510089136">
          <table:table-cell table:style-name="Table1.A1" office:value-type="string">
            <text:p text:style-name="Text_20_body">βαλὼν δέ πάλιν αὐτὸ πρὸς τὸν“Άρειον ἐφαίνετο ἅμα καὶ ἐπίφθονος ὢν καῖ δυσμενής.</text:p>
          </table:table-cell>
          <table:table-cell office:value-type="string">
            <text:p text:style-name="P6">Harry, who was measuring out powdered spine of lionfish, ignored them. </text:p>
          </table:table-cell>
        </table:table-row>
        <table:table-row table:style-name="TableLine1842510091584">
          <table:table-cell table:style-name="Table1.A1" office:value-type="string">
            <text:p text:style-name="Text_20_body">’ἷΗ καῖ σάρον ἐστίν, ἔφη.</text:p>
          </table:table-cell>
          <table:table-cell office:value-type="string">
            <text:p text:style-name="P6">Malfoy had been even more unpleasant than usual since the Quidditch match. Disgusted that the Slytherins had lost, he had tried to get everyone laughing at how a wide-mouthed tree frog would be replacing Harry as Seeker next. Then he'd realized that nobody found this funny, because they were all so impressed at the way Harry had managed to stay on his bucking broomstick. So Malfoy, jealous and angry, had gone back to taunting Harry about having no proper family. </text:p>
          </table:table-cell>
        </table:table-row>
        <table:table-row table:style-name="TableLine1842510082336">
          <table:table-cell table:style-name="Table1.A1" office:value-type="string">
            <text:p text:style-name="Text_20_body">δίκας οὖν δώσει τὸ νῦν, ὦ Ποτέρ, οὐκ ἐξὸν τοῖς γε πρωτοπείροις ἔχειν τὰ τοιαῦτα.</text:p>
          </table:table-cell>
          <table:table-cell office:value-type="string">
            <text:p text:style-name="P6">It was true that Harry wasn't going back to Privet Drive for Christmas. </text:p>
          </table:table-cell>
        </table:table-row>
        <table:table-row table:style-name="TableLine1842510092672">
          <table:table-cell table:style-name="Table1.A1" office:value-type="string">
            <text:p text:style-name="Text_20_body">ὁ Ῥοών μέντοι ἀπὸ ταύτομάτου Ἀλλ’ οὔκ ἔστιν, ἐφη, τοῦτο τῶν ἐπιτυχόντων σάρων τῶν ἐγκυκλίων Ὑπερνεφελός γάρ ἐστι Δισχιλ- ιοστός.</text:p>
          </table:table-cell>
          <table:table-cell office:value-type="string">
            <text:p text:style-name="P6">Professor McGonagall had come around the week before, making a list of students who would be staying for the holidays, and Harry had signed up at once. He didn't feel sorry for himself at all; this would probably be the best Christmas he'd ever had. Ron and his brothers were staying, too, because Mr. and Mrs. Weasley were going to Romania to visit Charlie. </text:p>
          </table:table-cell>
        </table:table-row>
        <table:table-row table:style-name="TableLine1842510091856">
          <table:table-cell table:style-name="Table1.A1" office:value-type="string">
            <text:p text:style-name="Text_20_body">ποῖον εἶπας οἴκοι εἶναι σοί, ῶ Μάλθακε; ἦ Κομήτης Διακο- σιοστός Ἑξηκοστός; καὶ μεταξὺ μειδιῶν πρὸς ’Ἀρειον ἀναλαβών Οἱ γὰρ Κομῆται δοκοῦσι μὲν τοῦ σεμνοῦ μετέχειν, ἔργῳ δέ πολλῶ καταδεέστεροι ὑπάρχουσι τῶν Ὑπερνεφελῶν.</text:p>
          </table:table-cell>
          <table:table-cell office:value-type="string">
            <text:p text:style-name="P6">When they left the dungeons at the end of Potions, they found a large fir tree blocking the corridor ahead. Two enormous feet sticking out at the bottom and a loud puffing sound told them that Hagrid was behind it. </text:p>
          </table:table-cell>
        </table:table-row>
        <table:table-row table:style-name="TableLine1842510093760">
          <table:table-cell table:style-name="Table1.A1" office:value-type="string">
            <text:p text:style-name="Text_20_body">ἐκεῖνος δέ πικρῶς Ἦ που εἰκός ἐστι σέ εἰδέναι τι περὶ τούτου, ὅς γ’ οὐκ ἱκανὸς εἴης ὠνεῖσθαι οὐδὲ τὸ ἥμισυ τῆς κώπης; ἀλλὰ δεῖ σέ δήπου καὶ τοὺς ἀδελφοὺς κατὰ κλῶνα ἀγοράζειν τὰ σάρα, τὸ ἀργύριον κατὰ μικρὸν ἀποτιθέντας.</text:p>
          </table:table-cell>
          <table:table-cell office:value-type="string">
            <text:p text:style-name="P6">"Hi, Hagrid, want any help?" Ron asked, sticking his head through the branches. </text:p>
          </table:table-cell>
        </table:table-row>
        <table:table-row table:style-name="TableLine1842510092944">
          <table:table-cell table:style-name="Table1.A1" office:value-type="string">
            <text:p text:style-name="Text_20_body">μέλλοντος δ’ ἔτι τοῦ Ῥοῶνος ἀποκρινεῖσθαι, ὁ σοφιστὴς Φιλη- τικός παρὰ τῷ Μαλθάκῳ ἐφάνη.</text:p>
          </table:table-cell>
          <table:table-cell office:value-type="string">
            <text:p text:style-name="P6">"Nah, I'm all right, thanks, Ron." </text:p>
          </table:table-cell>
        </table:table-row>
        <table:table-row table:style-name="TableLine1842510087232">
          <table:table-cell table:style-name="Table1.A1" office:value-type="string">
            <text:p text:style-name="Text_20_body">Μῶν ἐρίζετέ μοι, ἔφη τῇ φωνῇ γυναικείᾳ.</text:p>
          </table:table-cell>
          <table:table-cell office:value-type="string">
            <text:p text:style-name="P6">"Would you mind moving out of the way?" came Malfoys cold drawl from behind them. "Are you trying to earn some extra money, Weasley? Hoping to be gamekeeper yourself when you leave Hogwarts, I suppose -- that hut of Hagrid's must <text:soft-page-break/>seem like a palace compared to what your family's used to." </text:p>
          </table:table-cell>
        </table:table-row>
        <table:table-row table:style-name="TableLine1842510089408">
          <table:table-cell table:style-name="Table1.A1" office:value-type="string">
            <text:p text:style-name="Text_20_body">Ὁ γὰρ Ποτὴρ σάρον δέδεκται, ὦ σοφιστά, εἶπεν εὐθύς ὁ Μάλθακος, ΤΑ ΝΕΚΥΣΙΑ 135 ἐκεῖνος δέ Ναὶ ναὶ καλῶς ἔχει, ἔφη μειδιῶν τέως πρὸς τὸν ’Ἀρειον ἡ γὰρ Μαγονωγαλέα σαφῶς μοι ἀπέδειξε διάφορα ὅντα τὰ σά, ὦ Ποτέρ.</text:p>
          </table:table-cell>
          <table:table-cell office:value-type="string">
            <text:p text:style-name="P6">Ron dived at Malfoy just as Snape came up the stairs. </text:p>
          </table:table-cell>
        </table:table-row>
        <table:table-row table:style-name="TableLine1842510093216">
          <table:table-cell table:style-name="Table1.A1" office:value-type="string">
            <text:p text:style-name="Text_20_body">καὶ ποῖόν ἐστιν αὐτό,· ὁ δ’ ’Άρειος μόνον οὐκ ἐγέλα ἰδὼν τὸν Μάλθακον δεινὸν βλέποντα.</text:p>
          </table:table-cell>
          <table:table-cell office:value-type="string">
            <text:p text:style-name="P6">"WEASLEY!" </text:p>
          </table:table-cell>
        </table:table-row>
        <table:table-row table:style-name="TableLine1842510082608">
          <table:table-cell table:style-name="Table1.A1" office:value-type="string">
            <text:p text:style-name="Text_20_body">Ὑπερνεφελός ἐστιν, ἔφη, Δισχιλιοστός.</text:p>
          </table:table-cell>
          <table:table-cell office:value-type="string">
            <text:p text:style-name="P6">Ron let go of the front of Malfoy's robes. </text:p>
          </table:table-cell>
        </table:table-row>
        <table:table-row table:style-name="TableLine1842510094032">
          <table:table-cell table:style-name="Table1.A1" office:value-type="string">
            <text:p text:style-name="Text_20_body">καῖ τόδε τοῦ χρυσοῦ Μαλθάκου ἀπολαύω.</text:p>
          </table:table-cell>
          <table:table-cell office:value-type="string">
            <text:p text:style-name="P6">"He was provoked, Professor Snape," said Hagrid, sticking his huge hairy face out from behind the tree. "Malfoy was insultin' his family." </text:p>
          </table:table-cell>
        </table:table-row>
        <table:table-row table:style-name="TableLine1842510082880">
          <table:table-cell table:style-name="Table1.A1" office:value-type="string">
            <text:p text:style-name="Text_20_body">καὶ ὁ ’Ἀρειος καί ὁ Ῥοών κατὰ τάχος ἀνέβησαν, τὸν δέ γέλωτα εἰρωνευόμενοι ἐπεκρύπτοντο· μάλιστα γὰρ ἠγάπων τὸν Μάλθακον ὁρῶντες ὀργιζόμενόν τε καὶ ἀποροῦντα.</text:p>
          </table:table-cell>
          <table:table-cell office:value-type="string">
            <text:p text:style-name="P6">"Be that as it may, fighting is against Hogwarts rules, Hagrid," said Snape silkily. "Five points from Gryffindor, Weasley, and be grateful it isn't more. Move along, all of you." </text:p>
          </table:table-cell>
        </table:table-row>
        <table:table-row table:style-name="TableLine1842510093488">
          <table:table-cell table:style-name="Table1.A1" office:value-type="string">
            <text:p text:style-name="Text_20_body">ἐπειδὴ δ’ εἷς ἄκραν τὴν κλίμακα ἀφίκοντο ὁ ’Άρειος πολλοῦ μετὰ γέλωτος Ἀλλ’ ἀληθές γάρ ἐστιν.</text:p>
          </table:table-cell>
          <table:table-cell office:value-type="string">
            <text:p text:style-name="P6">Malfoy, Crabbe, and Goyle pushed roughly past the tree, scattering needles everywhere and smirking. </text:p>
          </table:table-cell>
        </table:table-row>
        <table:table-row table:style-name="TableLine1842510077712">
          <table:table-cell table:style-name="Table1.A1" office:value-type="string">
            <text:p text:style-name="Text_20_body">εἰ δέ μὴ τὸ παντομνημονευτικὸν ἀφείλετο τῷ Νεφελώδει ἐκεῖνος, ἐγὼ οὐκ ἂν ἐγενόμην τῆς ἀγέλης.</text:p>
          </table:table-cell>
          <table:table-cell office:value-type="string">
            <text:p text:style-name="P6">"I'll get him," said Ron, grinding his teeth at Malfoy's back, "one of these days, I'll get him --" </text:p>
          </table:table-cell>
        </table:table-row>
        <table:table-row table:style-name="TableLine1842510076896">
          <table:table-cell table:style-name="Table1.A1" office:value-type="string">
            <text:p text:style-name="Text_20_body">φωνὴν δ ’ ἤκουσέ τινος κατόπιν ὀργίλως φθεγγομένης τοιάδε· Καὶ δῆτα νομίζεις μισθὸν εἶναι τοῦτο ἀξιον τῆς ἀδικίας; ἡ γὰρ Ἑρμιόνη ἐβάδιζεν ἀνὰ τὴν κλίμακα δριμὺ βλέπουσα πρὸς τὸ ἐν ταῖς χερσῖν ἐκείνου.</text:p>
          </table:table-cell>
          <table:table-cell office:value-type="string">
            <text:p text:style-name="P6">"I hate them both," said Harry, "Malfoy and Snape." </text:p>
          </table:table-cell>
        </table:table-row>
        <table:table-row table:style-name="TableLine1842510085328">
          <table:table-cell table:style-name="Table1.A1" office:value-type="string">
            <text:p text:style-name="Text_20_body">ὁ δέ Πῶς σύ, ἔφη, σαυτὸν νῦν δὴ ἀξιοῖς διαλέγεσθαι μεθ’ ἡμῶν; καῖ ὁ Ῥοών Καὶ γὰρ εὖ ποιοῦσα ἐκ τοσούτου ούδέν ἔλεγες.</text:p>
          </table:table-cell>
          <table:table-cell office:value-type="string">
            <text:p text:style-name="P6">"Come on, cheer up, it's nearly Christmas," said Hagrid. "Tell yeh what, come with me an' see the Great Hall, looks a treat." </text:p>
          </table:table-cell>
        </table:table-row>
        <table:table-row table:style-name="TableLine1842510078256">
          <table:table-cell table:style-name="Table1.A1" office:value-type="string">
            <text:p text:style-name="Text_20_body">ἐκείνη δέ περιοργὴς ἀπέβη.</text:p>
          </table:table-cell>
          <table:table-cell office:value-type="string">
            <text:p text:style-name="P6">So the three of them followed Hagrid and his tree off to -the Great Hall, where Professor McGonagall and Professor Flitwick were busy with the Christmas decorations. </text:p>
          </table:table-cell>
        </table:table-row>
        <table:table-row table:style-name="TableLine1842510077168">
          <table:table-cell table:style-name="Table1.A1" office:value-type="string">
            <text:p text:style-name="Text_20_body">ὁ δ’ ’Άρειος πᾶσαν τὴν ἡμέραν τὸν νοῦν μόλις προσεῖχεν τῇ σχολῇ.</text:p>
          </table:table-cell>
          <table:table-cell office:value-type="string">
            <text:p text:style-name="P6">"Ah, Hagrid, the last tree -- put it in the far corner, would you?" </text:p>
          </table:table-cell>
        </table:table-row>
        <text:soft-page-break/>
        <table:table-row table:style-name="TableLine1842510089680">
          <table:table-cell table:style-name="Table1.A1" office:value-type="string">
            <text:p text:style-name="Text_20_body">ἐνενόει γὰρ ἄλλοτε μέν τὸ σάρον ὅτι ἐν τῷ δωματίῳ κεῖται ὑπὸ τῇ κοίτῃ, ἄλλοτε δέ τὸ ι’καροσφαιριστήριον’ ἐνθάδε γὰρ τῆς ἑσπέρας μαθήσεσθαι ι’καροσφαιρίζειν.</text:p>
          </table:table-cell>
          <table:table-cell office:value-type="string">
            <text:p text:style-name="P6">The hall looked spectacular. Festoons of holly and mistletoe hung all around the walls, and no less than twelve towering Christmas trees stood around the room, some sparkling with tiny icicles, some glittering with hundreds of candles. </text:p>
          </table:table-cell>
        </table:table-row>
        <table:table-row table:style-name="TableLine1842510086688">
          <table:table-cell table:style-name="Table1.A1" office:value-type="string">
            <text:p text:style-name="Text_20_body">καῖ ἀπὸ δείπνου ὅσον τάχιστα φαγὼν ὡς ἀμέλει περὶ οὐδενὸς ποιησάμενος τὰ ὀψά ἀνέβη μετὰ τοῦ Ῥοῶνος λύσων τέλος τὸν (Υπερνεφελόν Δισχιλιοστόν, Ούά, ἦ δ’ ὃς ὁ Ῥοων ἰδὼν τὸ σάρον ἐπὶ τῆς Ἁρείου κοίτης ἀνακεκαλυμμένον.</text:p>
          </table:table-cell>
          <table:table-cell office:value-type="string">
            <text:p text:style-name="P6">"How many days you got left until yer holidays?" Hagrid asked. </text:p>
          </table:table-cell>
        </table:table-row>
        <table:table-row table:style-name="TableLine1842510083152">
          <table:table-cell table:style-name="Table1.A1" office:value-type="string">
            <text:p text:style-name="Text_20_body">καὶ ἐκεῖνος καίπερ οὐδὲν ἐπιστάμενος περὶ τὰ σάρα ἐνόμισε τοῦτό γε θαυμαστὸν δὴ εἶναι.</text:p>
          </table:table-cell>
          <table:table-cell office:value-type="string">
            <text:p text:style-name="P6">"Just one," said Hermione. "And that reminds me -Harry, Ron, we've got half an hour before lunch, we should be in the library." </text:p>
          </table:table-cell>
        </table:table-row>
        <table:table-row table:style-name="TableLine1842510089952">
          <table:table-cell table:style-name="Table1.A1" office:value-type="string">
            <text:p text:style-name="Text_20_body">ἦν γὰρ λεῖον καί λαμπρὸν καὶ κώπην μέν εἶχεν ἀπ’ ἐρυθροξύλου ἐσκευασμένην, κέρκον δέ δολιχὴν ἀπ’ ὀρθῶν κλωνίων κοσμίως πεποιημένην.</text:p>
          </table:table-cell>
          <table:table-cell office:value-type="string">
            <text:p text:style-name="P6">"Oh yeah, you're right," said Ron, tearing his eyes away from Professor Flitwick, who had golden bubbles blossoming out of his wand and was trailing them over the branches of the new tree. </text:p>
          </table:table-cell>
        </table:table-row>
        <table:table-row table:style-name="TableLine1842510077440">
          <table:table-cell table:style-name="Table1.A1" office:value-type="string">
            <text:p text:style-name="Text_20_body">καὶ τὸ “Υπερνεφελὸς Δισ- χιλιοστὸς ἐνεγέγραπτο χαρακτῆρσι χρυσοῖς πρὸς τῴ ἀνωτέρω.</text:p>
          </table:table-cell>
          <table:table-cell office:value-type="string">
            <text:p text:style-name="P6">"The library?" said Hagrid, following them out of the hall. "Just before the holidays? Bit keen, aren't yeh?" </text:p>
          </table:table-cell>
        </table:table-row>
        <table:table-row table:style-name="TableLine1842510085600">
          <table:table-cell table:style-name="Table1.A1" office:value-type="string">
            <text:p text:style-name="Text_20_body">ἀμφὶ δέ τὴν πρώτην φυλακὴν ὁ ’Άρειος ἐξελθὼν ἀπὸ τοῦ φρουρίου κνεφαῖος ἀνέβαινε πρὸς τὸ ι’καροσφαιριστήριον.</text:p>
          </table:table-cell>
          <table:table-cell office:value-type="string">
            <text:p text:style-name="P6">"Oh, we're not working," Harry told him brightly. "Ever since you mentioned Nicolas Flamel we've been trying to find out who he is." </text:p>
          </table:table-cell>
        </table:table-row>
        <table:table-row table:style-name="TableLine1842510077984">
          <table:table-cell table:style-name="Table1.A1" office:value-type="string">
            <text:p text:style-name="Text_20_body">πρότερον γὰρ οῦκ εἰσῆλθεν ἐκεῖσε.</text:p>
          </table:table-cell>
          <table:table-cell office:value-type="string">
            <text:p text:style-name="P6">"You what?" Hagrid looked shocked. "Listen here -- I've told yeh -- drop it. It's nothin' to you what that dog's guardin'." </text:p>
          </table:table-cell>
        </table:table-row>
        <table:table-row table:style-name="TableLine1842510081248">
          <table:table-cell table:style-name="Table1.A1" office:value-type="string">
            <text:p text:style-name="Text_20_body">καὶ βάθρα εῖδε μυρία καθάπερ ἐν θεάτρῳ κατὰ κύκλον περίξ ὑψηλὸν ᾠκοδομημένα ὅπως οἱ θεαταὶ μετέωροι καθήμενοι ἄμεινον ἴδοιεν τὰ γιγνόμενα, καῖ ἑκατέρωθεν τοῦ σταδίου ἦσαν χάρακες τρεῖς χρυσοῖ, ἔκαστος κυκλίσκον ἐν ἄκρῳ παρέχων.</text:p>
          </table:table-cell>
          <table:table-cell office:value-type="string">
            <text:p text:style-name="P6">"We just want to know who Nicolas Flamel is, that's all," said Hermione. </text:p>
          </table:table-cell>
        </table:table-row>
        <table:table-row table:style-name="TableLine1842510090496">
          <table:table-cell table:style-name="Table1.A1" office:value-type="string">
            <text:p text:style-name="Text_20_body">τῷ δ’ Ἁρείῳ ἐδόκουν πάνυ προσ- εικέναι τοῖς ξυλίνοις ἐκείνοις λεπτοῖς οἷς χρώμενοι οἱ Μυγαλίσκοι 136 ΑΡΕιοΣ ΠοΤΗΡ πομφόλυγας ποιοῦνται σαπωναρικάς, πλὴν ἀλλὰ πεντήκοντα ποδῶν ἦσαν τὸ ὕψος.</text:p>
          </table:table-cell>
          <table:table-cell office:value-type="string">
            <text:p text:style-name="P6">"Unless you'd like to tell us and save us the trouble?" Harry added. "We must've been through hundreds of books already and we can't find him anywhere -- just give us a hint -- I know I've read his name somewhere." </text:p>
          </table:table-cell>
        </table:table-row>
        <table:table-row table:style-name="TableLine1842510090768">
          <table:table-cell table:style-name="Table1.A1" office:value-type="string">
            <text:p text:style-name="Text_20_body">μάλα δέ σπουδάζων αὖθις πέτεσθαι καὶ οὐ θέλων ὑπομεῖναι τὸν ’Ύλην, εἷς τὸ σάρον ἐμβὰς <text:soft-page-break/>λακτίσματι ἀνεώθει ἀπὸ τοῦ ἐδάφους.</text:p>
          </table:table-cell>
          <table:table-cell office:value-type="string">
            <text:p text:style-name="P6">"I'm sayin' nothin, said Hagrid flatly. </text:p>
          </table:table-cell>
        </table:table-row>
        <table:table-row table:style-name="TableLine1842510079072">
          <table:table-cell table:style-name="Table1.A1" office:value-type="string">
            <text:p text:style-name="Text_20_body">οἷα γὰρ οἶα ἔχει θαύματα, κατασκήπτων περὶ τοὺς χάρακας καὶ ἅνω καῖ κάτω πετόμενος ῦπέρ τοῦ σταδίου.</text:p>
          </table:table-cell>
          <table:table-cell office:value-type="string">
            <text:p text:style-name="P6">"Just have to find out for ourselves, then," said Ron, and they left Hagrid looking disgruntled and hurried off to the library. </text:p>
          </table:table-cell>
        </table:table-row>
        <table:table-row table:style-name="TableLine1842510086960">
          <table:table-cell table:style-name="Table1.A1" office:value-type="string">
            <text:p text:style-name="Text_20_body">ἐδύνατο γὰρ ἀκριβῶς κυβερνᾶν τὸν (Υπερνεφελὸν Δισχιλιοστὸν ὅποι βούλοιτο ἠρέμα ἁπτόμενος αὐτοῦ.</text:p>
          </table:table-cell>
          <table:table-cell office:value-type="string">
            <text:p text:style-name="P6">They had indeed been searching books for Flamel's name ever since Hagrid had let it slip, because how else were they going to find out what Snape was trying to steal? The trouble was, it was very hard to know where to begin, not knowing what Flamel might have done to get himself into a book. He wasn't in Great Wizards of the Twentieth Century, or Notable Magical Names of Our Time; he was missing, too, from Important Modern Magical Discoveries, and A Study of Recent Developments in Wizardry. And then, of course, there was the sheer size of the library; tens of thousands of books; thousands of shelves; hundreds of narrow rows. </text:p>
          </table:table-cell>
        </table:table-row>
        <table:table-row table:style-name="TableLine1842510079344">
          <table:table-cell table:style-name="Table1.A1" office:value-type="string">
            <text:p text:style-name="Text_20_body">Οὗτος σύ, ὦ Ποτέρ.</text:p>
          </table:table-cell>
          <table:table-cell office:value-type="string">
            <text:p text:style-name="P6">Hermione took out a list of subjects and titles she had decided to search while Ron strode off down a row of books and started pulling them off the shelves at random. Harry wandered over to the Restricted Section. He had been wondering for a while if Flamel wasn't somewhere in there. Unfortunately, you needed a specially signed note from one of the teachers to look in any of the restricted books, and he knew he'd never get one. These were the books containing powerful Dark Magic never taught at Hogwarts, and only read by older students studying advanced Defense Against the Dark Arts. </text:p>
          </table:table-cell>
        </table:table-row>
        <table:table-row table:style-name="TableLine1842510083968">
          <table:table-cell table:style-name="Table1.A1" office:value-type="string">
            <text:p text:style-name="Text_20_body">κατάβηθι.</text:p>
          </table:table-cell>
          <table:table-cell office:value-type="string">
            <text:p text:style-name="P6">"What are you looking for, boy?" </text:p>
          </table:table-cell>
        </table:table-row>
        <table:table-row table:style-name="TableLine1842510079616">
          <table:table-cell table:style-name="Table1.A1" office:value-type="string">
            <text:p text:style-name="Text_20_body">ὁ γὰρ Ὀλοφώῖος Ὕλης ἥκε, φέρων ἐν ἀγκάλαις κιβωτὸν μακρὰν καῖ ξυλίνην.</text:p>
          </table:table-cell>
          <table:table-cell office:value-type="string">
            <text:p text:style-name="P6">"Nothing," said Harry. </text:p>
          </table:table-cell>
        </table:table-row>
        <table:table-row table:style-name="TableLine1842510079888">
          <table:table-cell table:style-name="Table1.A1" office:value-type="string">
            <text:p text:style-name="Text_20_body">ὁ δ”Άρειος κατέβη παρ’ αὐτόν.</text:p>
          </table:table-cell>
          <table:table-cell office:value-type="string">
            <text:p text:style-name="P6">Madam Pince the librarian brandished a feather duster at him. </text:p>
          </table:table-cell>
        </table:table-row>
        <table:table-row table:style-name="TableLine1842510080160">
          <table:table-cell table:style-name="Table1.A1" office:value-type="string">
            <text:p text:style-name="Text_20_body">Καλῶς ἔχεις, ἔφη ὀξῦ δεδορκώς.</text:p>
          </table:table-cell>
          <table:table-cell office:value-type="string">
            <text:p text:style-name="P6">"You'd better get out, then. Go on -- out!" </text:p>
          </table:table-cell>
        </table:table-row>
        <table:table-row table:style-name="TableLine1842510080432">
          <table:table-cell table:style-name="Table1.A1" office:value-type="string">
            <text:p text:style-name="Text_20_body">ἡ γὰρ Μαγονωγαλέα ὀρθῶς εῖχεν εἰποῦσα σέ αὐτόφυτον παρέχειν τὴν τέχνην εὐμαθῆ πεφυκότα.</text:p>
          </table:table-cell>
          <table:table-cell office:value-type="string">
            <text:p text:style-name="P6">Wishing he'd been a bit quicker at thinking up some story, Harry left the library. He, Ron, and Hermione <text:soft-page-break/>had already agreed they'd better not ask Madam Pince where they could find Flamel. They were sure she'd be able to tell them, but they couldn't risk Snape hearing what they were up to. </text:p>
          </table:table-cell>
        </table:table-row>
        <table:table-row table:style-name="TableLine1842510080704">
          <table:table-cell table:style-name="Table1.A1" office:value-type="string">
            <text:p text:style-name="Text_20_body">καὶ αὐθημερὸν μὲν διδάξω σέ τοὺς νόμους ἐναγωνίους, ἔπειτα δέ δεήσει γυμνάζεσθαι συνὼν τοῖς ἄλλοις ἀγελαίοις τρίς καθ’ ἑβδομάδα.</text:p>
          </table:table-cell>
          <table:table-cell office:value-type="string">
            <text:p text:style-name="P6">Harry waited outside in the corridor to see if the other two had found anything, but he wasn't very hopeful. They had been looking for two weeks, after A, but as they only had odd moments between lessons it wasn't surprising they'd found nothing. What they really needed was a nice long search without Madam Pince breathing down their necks. </text:p>
          </table:table-cell>
        </table:table-row>
        <table:table-row table:style-name="TableLine1842510108448">
          <table:table-cell table:style-name="Table1.A1" office:value-type="string">
            <text:p text:style-name="Text_20_body">καὶ ἀνέῳξε τὴν κιβωτόν.</text:p>
          </table:table-cell>
          <table:table-cell office:value-type="string">
            <text:p text:style-name="P6">Five minutes later, Ron and Hermione joined him, shaking their heads. </text:p>
          </table:table-cell>
        </table:table-row>
        <table:table-row table:style-name="TableLine1842510104368">
          <table:table-cell table:style-name="Table1.A1" office:value-type="string">
            <text:p text:style-name="Text_20_body">ἐνῆσαν δέ σφαῖραι τέτταρες δια- φέρουσαι τό μέγεθος.</text:p>
          </table:table-cell>
          <table:table-cell office:value-type="string">
            <text:p text:style-name="P6">They went off to lunch. </text:p>
          </table:table-cell>
        </table:table-row>
        <table:table-row table:style-name="TableLine1842510104640">
          <table:table-cell table:style-name="Table1.A1" office:value-type="string">
            <text:p text:style-name="Text_20_body">ὁ δ’ ’Ύλης Λοιπόν, ἔφη.</text:p>
          </table:table-cell>
          <table:table-cell office:value-type="string">
            <text:p text:style-name="P6">"You will keep looking while I'm away, won't you?" said Hermione. "And send me an owl if you find anything." </text:p>
          </table:table-cell>
        </table:table-row>
        <table:table-row table:style-name="TableLine1842510107088">
          <table:table-cell table:style-name="Table1.A1" office:value-type="string">
            <text:p text:style-name="Text_20_body">τὴν γάρ τοι ι’καροσφαιρικὴν ῥᾴδιον μέν ἐστι καταμαθεῖν, χαλεπὸν δέ που παίζειν.</text:p>
          </table:table-cell>
          <table:table-cell office:value-type="string">
            <text:p text:style-name="P6">"And you could ask your parents if they know who Flamel is," said Ron. </text:p>
          </table:table-cell>
        </table:table-row>
        <table:table-row table:style-name="TableLine1842510095936">
          <table:table-cell table:style-name="Table1.A1" office:value-type="string">
            <text:p text:style-name="Text_20_body">ἐφ’ ἑκατέρᾳ ἀγέλῃ ἑπτὰ ὑπάρχουσι σφαιρισταί, ὧν τρεῖς θηρευταί εἰσι.</text:p>
          </table:table-cell>
          <table:table-cell office:value-type="string">
            <text:p text:style-name="P6">"It'd be safe to ask them." </text:p>
          </table:table-cell>
        </table:table-row>
        <table:table-row table:style-name="TableLine1842510097840">
          <table:table-cell table:style-name="Table1.A1" office:value-type="string">
            <text:p text:style-name="Text_20_body">Τρεῖς θηρευταί, ἦ δ’ ὃς ὁ “Αρειος ι’δὼν ἐκεῖνον σφαῖραν λαμβ- άνοντα κοκκίνην ὁμοίαν τὸ μέγεθος φουλλίκλῳ ποδοσφαιρικῴ.</text:p>
          </table:table-cell>
          <table:table-cell office:value-type="string">
            <text:p text:style-name="P6">"Very safe, as they're both dentists," said Hermione. </text:p>
          </table:table-cell>
        </table:table-row>
        <table:table-row table:style-name="TableLine1842510100288">
          <table:table-cell table:style-name="Table1.A1" office:value-type="string">
            <text:p text:style-name="Text_20_body">καὶ ἐκεῖνος αῦ Αὕτη γὰρ ἡ σφαῖρα κολοφῶν καλεῖται.</text:p>
          </table:table-cell>
          <table:table-cell office:value-type="string">
            <text:p text:style-name="P6">Once the holidays had started, Ron and Harry were having too good a time to think much about Flamel. They had the dormitory to themselves and the common room was far emptier than usual, so they were able to get the good armchairs by the fire. They sat by the hour eating anything they could spear on a toasting fork -- bread, English muffins, marshmallows -- and plotting ways of getting Malfoy expelled, which were fun to talk about even if they wouldn't work. </text:p>
          </table:table-cell>
        </table:table-row>
        <table:table-row table:style-name="TableLine1842510097024">
          <table:table-cell table:style-name="Table1.A1" office:value-type="string">
            <text:p text:style-name="Text_20_body">οῖ θηρευταὶ ῥίπτουσι τὸν κολοφῶνα ἐπ’ ἀλλήλους θέλοντες ἱέναι διὰ κυκλίσκον ἵνα σκοποῦ τύχωσιν.</text:p>
          </table:table-cell>
          <table:table-cell office:value-type="string">
            <text:p text:style-name="P6">Ron also started teaching Harry wizard chess. This was exactly like Muggle chess except that the figures were alive, which made it a lot like <text:soft-page-break/>directing troops in battle. Ron's set was very old and battered. </text:p>
          </table:table-cell>
        </table:table-row>
        <table:table-row table:style-name="TableLine1842510094304">
          <table:table-cell table:style-name="Table1.A1" office:value-type="string">
            <text:p text:style-name="Text_20_body">ἡ γὰρ ἀγέλη κερδαίνει δέκα τίμια ὁσάκις ὁ κολοφῶν φέρεται διὰ κυκλίσκον.</text:p>
          </table:table-cell>
          <table:table-cell office:value-type="string">
            <text:p text:style-name="P6">Like everything else he owned, it had once belonged to someone else in his family -- in this case, his grandfather. However, old chessmen weren't a drawback at all. Ron knew them so well he never had trouble getting them to do what he wanted. </text:p>
          </table:table-cell>
        </table:table-row>
        <table:table-row table:style-name="TableLine1842510099744">
          <table:table-cell table:style-name="Table1.A1" office:value-type="string">
            <text:p text:style-name="Text_20_body">ε”γνωκας,· Οἵ γε μὴν θηρευταὶ ῥίπτουσι τὸν κολοφῶνα καῖ ῖᾶσι διὰ τοὺς κυκλίσκους ἵνα σκοποῦ τύχωσιν.</text:p>
          </table:table-cell>
          <table:table-cell office:value-type="string">
            <text:p text:style-name="P6">Harry played with chessmen Seamus Finnigan had lent him, and they didn't trust him at all. He wasn't a very good player yet and they kept shouting different bits of advice at him, which was confusing. "Don't send me there, can't you see his knight? Send him, we can afford to lose him." On Christmas Eve, Harry went to bed looking forward to the next day for the food and the fun, but not expecting any presents at all. </text:p>
          </table:table-cell>
        </table:table-row>
        <table:table-row table:style-name="TableLine1842510105184">
          <table:table-cell table:style-name="Table1.A1" office:value-type="string">
            <text:p text:style-name="Text_20_body">ἐπεὶ παραπλήσιόν τί ἐστιν ἀμέλει τῇ καλαθοσφαιρικῇ, πλὴν ἀλλ’ ἔχει σάρα καί ἒξ κυκλίσκους.</text:p>
          </table:table-cell>
          <table:table-cell office:value-type="string">
            <text:p text:style-name="P6">When he woke early in the morning, however, the first thing he saw was a small pile of packages at the foot of his bed. </text:p>
          </table:table-cell>
        </table:table-row>
        <table:table-row table:style-name="TableLine1842510106544">
          <table:table-cell table:style-name="Table1.A1" office:value-type="string">
            <text:p text:style-name="Text_20_body">Τί δ’ ἐστιν ἡ καλαθοσφαιρική, εἶπεν ἐκεῖνος ὡς φιλομαθὴς ὤν.</text:p>
          </table:table-cell>
          <table:table-cell office:value-type="string">
            <text:p text:style-name="P6">"Merry Christmas," said Ron sleepily as Harry scrambled out of bed and pulled on his bathrobe. </text:p>
          </table:table-cell>
        </table:table-row>
        <table:table-row table:style-name="TableLine1842510100560">
          <table:table-cell table:style-name="Table1.A1" office:value-type="string">
            <text:p text:style-name="Text_20_body">ὁ δ’Ἄρειος ταχέως Οὐδέν διαφέρει, ἔφη.</text:p>
          </table:table-cell>
          <table:table-cell office:value-type="string">
            <text:p text:style-name="P6">"You, too," said Harry. "Will you look at this? I've got some presents!" </text:p>
          </table:table-cell>
        </table:table-row>
        <table:table-row table:style-name="TableLine1842510107904">
          <table:table-cell table:style-name="Table1.A1" office:value-type="string">
            <text:p text:style-name="Text_20_body">Καὶ ἔστιν ἄλλος τις ἑκατέρᾳ τῇ ἀγέλῃ σφαιριστὴς φύλαξ καλούμενος.</text:p>
          </table:table-cell>
          <table:table-cell office:value-type="string">
            <text:p text:style-name="P6">"What did you expect, turnips?" said Ron, turning to his own pile, which was a lot bigger than Harry's. </text:p>
          </table:table-cell>
        </table:table-row>
        <table:table-row table:style-name="TableLine1842510096208">
          <table:table-cell table:style-name="Table1.A1" office:value-type="string">
            <text:p text:style-name="Text_20_body">ἐγώ γὰρ φύλαξ ὢν τοῖς Γρυφινδώροις περιπέτομαι τούς ἡμετέρους κυκλίσκους κωλύσων τοὺς ἐναντίους τυχεῖν τοῦ σκοποῦ.</text:p>
          </table:table-cell>
          <table:table-cell office:value-type="string">
            <text:p text:style-name="P6">Harry picked up the top parcel. It was wrapped in thick brown paper and scrawled across it was To Harry, from Hagrid. Inside was a roughly cut wooden flute. Hagrid had obviously whittled it himself. Harry blew it -- it sounded a bit like an owl. </text:p>
          </table:table-cell>
        </table:table-row>
        <table:table-row table:style-name="TableLine1842510098384">
          <table:table-cell table:style-name="Table1.A1" office:value-type="string">
            <text:p text:style-name="Text_20_body">καὶ ὁ ’Άρειος σπουδάζων τὰ πάντα μαθεῖν Θηρευταί γὰρ τρεῖς, ἔφη, καὶ φύλαξ εἷς καῖ παίζουσι μετὰ τοῦ κολοφῶνος.</text:p>
          </table:table-cell>
          <table:table-cell office:value-type="string">
            <text:p text:style-name="P6">A second, very small parcel contained a note. </text:p>
          </table:table-cell>
        </table:table-row>
        <table:table-row table:style-name="TableLine1842510104912">
          <table:table-cell table:style-name="Table1.A1" office:value-type="string">
            <text:p text:style-name="Text_20_body">καλῶς ἔχει’ ταῦτά γ’ ἐπίσταμαι.</text:p>
          </table:table-cell>
          <table:table-cell office:value-type="string">
            <text:p text:style-name="P6">We received your message and enclose your Christmas present. From Uncle Vernon and Aunt <text:soft-page-break/>Petunia. Taped to the note was a fifty-pence piece. </text:p>
          </table:table-cell>
        </table:table-row>
        <table:table-row table:style-name="TableLine1842510107360">
          <table:table-cell table:style-name="Table1.A1" office:value-type="string">
            <text:p text:style-name="Text_20_body">τί δῆτα αἵδε ποιοῦσιν, ἐδείκνυ γὰρ τὰς σφαίρας τρεῖς ἔτι ἐν τῇ κιβωτῷ κειμένας.</text:p>
          </table:table-cell>
          <table:table-cell office:value-type="string">
            <text:p text:style-name="P6">"That's friendly," said Harry. </text:p>
          </table:table-cell>
        </table:table-row>
        <table:table-row table:style-name="TableLine1842510108720">
          <table:table-cell table:style-name="Table1.A1" office:value-type="string">
            <text:p text:style-name="Text_20_body">Δηλώσω σοὶ νυνί.</text:p>
          </table:table-cell>
          <table:table-cell office:value-type="string">
            <text:p text:style-name="P6">Ron was fascinated by the fifty pence. </text:p>
          </table:table-cell>
        </table:table-row>
        <table:table-row table:style-name="TableLine1842510107632">
          <table:table-cell table:style-name="Table1.A1" office:value-type="string">
            <text:p text:style-name="Text_20_body">λαβέ τόδε.</text:p>
          </table:table-cell>
          <table:table-cell office:value-type="string">
            <text:p text:style-name="P6">"Weird!" he said, 'NMat a shape! This is money?" </text:p>
          </table:table-cell>
        </table:table-row>
        <table:table-row table:style-name="TableLine1842510101648">
          <table:table-cell table:style-name="Table1.A1" office:value-type="string">
            <text:p text:style-name="Text_20_body">ΤΑ ΝΕΚΥΣΙΑ 137 καὶ ε”δωκε τῷ Ἁρείῳ ῥόπαλόν τι μικρὸν οὐ πολὺ διαφέρον τοῦ τῆς σφαιριστικῆς ἣν αἱ παρ’ ἡμῖν παρθένοι παίζουσι.</text:p>
          </table:table-cell>
          <table:table-cell office:value-type="string">
            <text:p text:style-name="P6">"You can keep it," said Harry, laughing at how pleased Ron was. "Hagrid and my aunt and uncle -- so who sent these?" </text:p>
          </table:table-cell>
        </table:table-row>
        <table:table-row table:style-name="TableLine1842510106000">
          <table:table-cell table:style-name="Table1.A1" office:value-type="string">
            <text:p text:style-name="Text_20_body">Δηλώσω σοὶ ὅ τι ποιεῖ τὰ ῥοπαλοσφαίρια.</text:p>
          </table:table-cell>
          <table:table-cell office:value-type="string">
            <text:p text:style-name="P6">"I think I know who that one's from," said Ron, turning a bit pink and pointing to a very lumpy parcel. "My mom. I told her you didn't expect any presents and -- oh, no," he groaned, "she's made you a Weasley sweater." </text:p>
          </table:table-cell>
        </table:table-row>
        <table:table-row table:style-name="TableLine1842510106272">
          <table:table-cell table:style-name="Table1.A1" office:value-type="string">
            <text:p text:style-name="Text_20_body">τώδε γὰρ ἐστὸν ῥοπαλοσφαιρίω, καὶ ἔδειξεν αὐτῷ δύο σφαίρας ὁμοίας ἀλλήλαις, μελαίνας οὔσας καῖ ὀλίγῳ μικροτέρας τῆς κοκκίνης.</text:p>
          </table:table-cell>
          <table:table-cell office:value-type="string">
            <text:p text:style-name="P6">Harry had torn open the parcel to find a thick, hand-knitted sweater in emerald green and a large box of homemade fudge. </text:p>
          </table:table-cell>
        </table:table-row>
        <table:table-row table:style-name="TableLine1842510097296">
          <table:table-cell table:style-name="Table1.A1" office:value-type="string">
            <text:p text:style-name="Text_20_body">αἱ δ’ ἐδόκουν τῷ ’Ἀρείῳ συν- τείνειν ὡς φευξόμεναι ἀπὸ τῶν ἱμάντων οἷς ἐν κιβωτῷ κατέχονται.</text:p>
          </table:table-cell>
          <table:table-cell office:value-type="string">
            <text:p text:style-name="P6">"Every year she makes us a sweater," said Ron, unwrapping his own, "and mine's always maroon." </text:p>
          </table:table-cell>
        </table:table-row>
        <table:table-row table:style-name="TableLine1842510105456">
          <table:table-cell table:style-name="Table1.A1" office:value-type="string">
            <text:p text:style-name="Text_20_body">Ἀπόστηθι ἐκ τοῦ μέσου, εἶπεν ἐκεῖνος νουθετῶν τὸν ’Άρειον.</text:p>
          </table:table-cell>
          <table:table-cell office:value-type="string">
            <text:p text:style-name="P6">"That's really nice of her," said Harry, trying the fudge, which was very tasty. </text:p>
          </table:table-cell>
        </table:table-row>
        <table:table-row table:style-name="TableLine1842510101104">
          <table:table-cell table:style-name="Table1.A1" office:value-type="string">
            <text:p text:style-name="Text_20_body">καὶ νεύσας ε”λυσεν ἓν τῶν ῥοπαλοσφαιρίων.</text:p>
          </table:table-cell>
          <table:table-cell office:value-type="string">
            <text:p text:style-name="P6">His next present also contained candy -- a large box of Chocolate Frogs from Hermione. </text:p>
          </table:table-cell>
        </table:table-row>
        <table:table-row table:style-name="TableLine1842510095392">
          <table:table-cell table:style-name="Table1.A1" office:value-type="string">
            <text:p text:style-name="Text_20_body">καὶ εὐθὺς ἡ μέλαινα σφαῖρα τότε μὲν ἐπάνω ἐφέρετο, τότε δέ κατὰ κόρρης ε”βαλλε τὸν ’Ἀρειον ὁ δὲ σφενδονηδὸν διενεγκὼν τὸ ῥόπαλον ὅπως μὴ τὰς ῥῖνας ῥάττοιτο ἀφῆκε τὸ σφαίριον εἷς δόχμια καὶ σκολιά.</text:p>
          </table:table-cell>
          <table:table-cell office:value-type="string">
            <text:p text:style-name="P6">This only left one parcel. Harry picked it up and felt it. It was very light. He unwrapped it. </text:p>
          </table:table-cell>
        </table:table-row>
        <table:table-row table:style-name="TableLine1842510108176">
          <table:table-cell table:style-name="Table1.A1" office:value-type="string">
            <text:p text:style-name="Text_20_body">κᾶπειτα περιδινῆσαν τοῦτο τὰς κεφαλὰς αὐτῶν μετῆλθε τὸν ’Ύλην ὁ δέ ἐνηλάμενος καὶ χαμᾶζε βιασάμενος μόλις κατέλαβεν αὐτό.</text:p>
          </table:table-cell>
          <table:table-cell office:value-type="string">
            <text:p text:style-name="P6">Something fluid and silvery gray went slithering to the floor where it lay in gleaming folds. Ron gasped. </text:p>
          </table:table-cell>
        </table:table-row>
        <table:table-row table:style-name="TableLine1842510105728">
          <table:table-cell table:style-name="Table1.A1" office:value-type="string">
            <text:p text:style-name="Text_20_body">ὟΗ δῆλον; ε”φη πνευστιῶν τι μεταξὺ καταβιαζόμενός τε τὸ ῥοπαλο- σφαίριον ε”τι παλαίων αὐτῷ βεβαίως δέων εἷς τὴν κιβωτόν.</text:p>
          </table:table-cell>
          <table:table-cell office:value-type="string">
            <text:p text:style-name="P6">"I've heard of those," he said in a hushed voice, dropping the box of Every Flavor Beans he'd gotten from Hermione. "If that's what I think it is -- they're really rare, and really valuable." </text:p>
          </table:table-cell>
        </table:table-row>
        <text:soft-page-break/>
        <table:table-row table:style-name="TableLine1842510108992">
          <table:table-cell table:style-name="Table1.A1" office:value-type="string">
            <text:p text:style-name="Text_20_body">Τὰ ῥοπαλοσφαίρια ᾄττει ἅνω καί κάτω ἐκκρούσοντα τοὺς σφαιριστὰς ἀπὸ τῶν σάρων.</text:p>
          </table:table-cell>
          <table:table-cell office:value-type="string">
            <text:p text:style-name="P6">"What is it?" </text:p>
          </table:table-cell>
        </table:table-row>
        <table:table-row table:style-name="TableLine1842510098656">
          <table:table-cell table:style-name="Table1.A1" office:value-type="string">
            <text:p text:style-name="Text_20_body">διὸ χρὴ δύο ῥαιστῆρας ἐν ἀγέλῃ ἔχειν, ἀτὰρ καὶ οἱ δίδυμοι Εὐισήλιοι ἡμέτεροί εἶσι ραιστῆρες.</text:p>
          </table:table-cell>
          <table:table-cell office:value-type="string">
            <text:p text:style-name="P6">Harry picked the shining, silvery cloth off the floor. It was strange to the touch, like water woven into material. </text:p>
          </table:table-cell>
        </table:table-row>
        <table:table-row table:style-name="TableLine1842510109264">
          <table:table-cell table:style-name="Table1.A1" office:value-type="string">
            <text:p text:style-name="Text_20_body">ἔργον ἐστὶν ἀμύνειν μὲν τὰ ῥοπαλοσφαίρια τοῖς σφετέροις, ἀποκρούειν δέ πρὸς τοὺς ἐναν- τίους.</text:p>
          </table:table-cell>
          <table:table-cell office:value-type="string">
            <text:p text:style-name="P6">"It's an invisibility cloak," said Ron, a look of awe on his face. "I'm sure it is -- try it on." </text:p>
          </table:table-cell>
        </table:table-row>
        <table:table-row table:style-name="TableLine1842510094576">
          <table:table-cell table:style-name="Table1.A1" office:value-type="string">
            <text:p text:style-name="Text_20_body">ἦ καί ἔχεις τὰ πάντα; ὁ δ’ ’Άρειος ῥαψῳδῶν Τοῦτο μὲν οἶ θηρευταὶ τρεῖς ἐπιχειροῦσι σκοποῦ τυχεῖν τῷ κολοφῶνι· τοῦτὸ δέ ὁ φύλαξ φυλάττει τούς χάρακας· τοῦτο δὲ οἱ ραιστῆρες ἀμύνουσι τὰ ῥοπαλοσφαίρια τοῖς ἑαυτῶν σφαιρισταῖς.</text:p>
          </table:table-cell>
          <table:table-cell office:value-type="string">
            <text:p text:style-name="P6">Harry threw the cloak around his shoulders and Ron gave a yell. </text:p>
          </table:table-cell>
        </table:table-row>
        <table:table-row table:style-name="TableLine1842510094848">
          <table:table-cell table:style-name="Table1.A1" office:value-type="string">
            <text:p text:style-name="Text_20_body">Εὖ γε.</text:p>
          </table:table-cell>
          <table:table-cell office:value-type="string">
            <text:p text:style-name="P6">"It is! Look down!" </text:p>
          </table:table-cell>
        </table:table-row>
        <table:table-row table:style-name="TableLine1842510097568">
          <table:table-cell table:style-name="Table1.A1" office:value-type="string">
            <text:p text:style-name="Text_20_body">Ἡ ποτέ ἀπέκτεινέ τινα τὰ ῥοπαλοσφαίρια; εἶπεν ἐκεῖνος ἐλπίζων μὴ δοκήσειν ἄγαν σπουδαῖος εἶναι.</text:p>
          </table:table-cell>
          <table:table-cell office:value-type="string">
            <text:p text:style-name="P6">Harry looked down at his feet, but they were gone. He dashed to the mirror. Sure enough, his reflection looked back at him, just his head suspended in midair, his body completely invisible. He pulled the cloak over his head and his reflection vanished completely. </text:p>
          </table:table-cell>
        </table:table-row>
        <table:table-row table:style-name="TableLine1842510103008">
          <table:table-cell table:style-name="Table1.A1" office:value-type="string">
            <text:p text:style-name="Text_20_body">Τῶν γε Ὑογοητίων οὐδένα.</text:p>
          </table:table-cell>
          <table:table-cell office:value-type="string">
            <text:p text:style-name="P6">"There's a note!" said Ron suddenly. "A note fell out of it!" </text:p>
          </table:table-cell>
        </table:table-row>
        <table:table-row table:style-name="TableLine1842510095120">
          <table:table-cell table:style-name="Table1.A1" office:value-type="string">
            <text:p text:style-name="Text_20_body">ὀλίγοι γὰρ τὴν σιαγόνα κατ- εάγασιν, οὐδέν δέ ὑπὲρ ταῦτα γέγονεν οὐδεπώποτε.</text:p>
          </table:table-cell>
          <table:table-cell office:value-type="string">
            <text:p text:style-name="P6">Harry pulled off the cloak and seized the letter. Written in narrow, loopy writing he had never seen before were the following words: Your father left this in my possession before he died. It is time it was returned to you. Use it well. </text:p>
          </table:table-cell>
        </table:table-row>
        <table:table-row table:style-name="TableLine1842510103552">
          <table:table-cell table:style-name="Table1.A1" office:value-type="string">
            <text:p text:style-name="Text_20_body">ἄγε δή.</text:p>
          </table:table-cell>
          <table:table-cell office:value-type="string">
            <text:p text:style-name="P6">A Very Merry Christmas to you. </text:p>
          </table:table-cell>
        </table:table-row>
        <table:table-row table:style-name="TableLine1842510106816">
          <table:table-cell table:style-name="Table1.A1" office:value-type="string">
            <text:p text:style-name="Text_20_body">ὁ γὰρ ἐπίλοιπος τῶν σφαιριστῶν ζητητής ἐστι.</text:p>
          </table:table-cell>
          <table:table-cell office:value-type="string">
            <text:p text:style-name="P6">There was no signature. Harry stared at the note. Ron was admiring the cloak. </text:p>
          </table:table-cell>
        </table:table-row>
        <table:table-row table:style-name="TableLine1842510099472">
          <table:table-cell table:style-name="Table1.A1" office:value-type="string">
            <text:p text:style-name="Text_20_body">ζητητὴν δ’ ὄντα σε’ οὐ δεῖ πράγματα ε”χειν ὑπὲρ τοῦ κολοφῶνος ἢ τῶν ῥοπαλοσφαιρίων - - Ἠν γε μὴ τὴν κεφαλήν μου δηλαδὴ καταρρήξωσι.</text:p>
          </table:table-cell>
          <table:table-cell office:value-type="string">
            <text:p text:style-name="P6">"I'd give anything for one of these," he said. "Anything. What's the matter?" </text:p>
          </table:table-cell>
        </table:table-row>
        <table:table-row table:style-name="TableLine1842510101376">
          <table:table-cell table:style-name="Table1.A1" office:value-type="string">
            <text:p text:style-name="Text_20_body">Μηδὲν φροντίσῃς τούτου.</text:p>
          </table:table-cell>
          <table:table-cell office:value-type="string">
            <text:p text:style-name="P6">"Nothing," said Harry. He felt very strange. Who had sent the cloak? Had it really once belonged to his father? Before he could say or think anything else, the dormitory door was flung open and Fred and George Weasley bounded in. Harry stuffed the cloak quickly out of sight. He didn't feel like <text:soft-page-break/>sharing it with anyone else yet. </text:p>
          </table:table-cell>
        </table:table-row>
        <table:table-row table:style-name="TableLine1842510104096">
          <table:table-cell table:style-name="Table1.A1" office:value-type="string">
            <text:p text:style-name="Text_20_body">οἱ γὰρ Εὐισήλιοι τεχνικώτεροί εἰσι πολλῷ τῶν ῥοπαλοσφαιρίων, πεφυκότες αὐτοὶ ὁμοῖοι ἀνθρωπίνοις δὴ ῥοπαλοσφαιρίοις.</text:p>
          </table:table-cell>
          <table:table-cell office:value-type="string">
            <text:p text:style-name="P6">"Merry Christmas!" </text:p>
          </table:table-cell>
        </table:table-row>
        <table:table-row table:style-name="TableLine1842510095664">
          <table:table-cell table:style-name="Table1.A1" office:value-type="string">
            <text:p text:style-name="Text_20_body">καὶ ἐκ τῆς κιβωτοῦ ε”λαβε τέλος τὴν τετάρτην σφαῖραν.</text:p>
          </table:table-cell>
          <table:table-cell office:value-type="string">
            <text:p text:style-name="P6">"Hey, look -- Harry's got a Weasley sweater, too!" </text:p>
          </table:table-cell>
        </table:table-row>
        <table:table-row table:style-name="TableLine1842510098928">
          <table:table-cell table:style-name="Table1.A1" office:value-type="string">
            <text:p text:style-name="Text_20_body">παρα- τιθεμένη δέ τῷ τε κολοφῶνι καῖ τοῖς ῥοπαλοσφαιρίοις μικρότατον 138 ΑΡΕῙΟΣ Πο ΤΗΡ ἦν, πάνυ ὁμοιούμενον τὸ μέγεθος καρύῳ μεγάλῳ.</text:p>
          </table:table-cell>
          <table:table-cell office:value-type="string">
            <text:p text:style-name="P6">Fred and George were wearing blue sweaters, one with a large yellow F on it, the other a G. </text:p>
          </table:table-cell>
        </table:table-row>
        <table:table-row table:style-name="TableLine1842510103280">
          <table:table-cell table:style-name="Table1.A1" office:value-type="string">
            <text:p text:style-name="Text_20_body">χρυσοῦν δ’ ἦν καὶ ἐρριπίζετο συνεχῶς τὰ πτερὰ μικρὰ καὶ ἀργυρᾶ.</text:p>
          </table:table-cell>
          <table:table-cell office:value-type="string">
            <text:p text:style-name="P6">"Harry's is better than ours, though," said Fred, holding up Harry's sweater. "She obviously makes more of an effort if you're not family." </text:p>
          </table:table-cell>
        </table:table-row>
        <table:table-row table:style-name="TableLine1842510096480">
          <table:table-cell table:style-name="Table1.A1" office:value-type="string">
            <text:p text:style-name="Text_20_body">Καὶ μὴν τοῦτο, ἔφη, φθαστέον ἐστὶ χρυσοῦν, ἀξιόλογον ὂν ὑπὲρ τὰς ἄλλας σφαίρας.</text:p>
          </table:table-cell>
          <table:table-cell office:value-type="string">
            <text:p text:style-name="P6">"Why aren't you wearing yours, Ron?" George demanded. "Come on, get it on, they're lovely and warm." </text:p>
          </table:table-cell>
        </table:table-row>
        <table:table-row table:style-name="TableLine1842510096752">
          <table:table-cell table:style-name="Table1.A1" office:value-type="string">
            <text:p text:style-name="Text_20_body">καὶ πάνυ δυσάλωτόν ἐστιν οὕτω ταχὺ ὂν καὶ δυσόρατον.</text:p>
          </table:table-cell>
          <table:table-cell office:value-type="string">
            <text:p text:style-name="P6">"I hate maroon," Ron moaned halfheartedly as he pulled it over his head. </text:p>
          </table:table-cell>
        </table:table-row>
        <table:table-row table:style-name="TableLine1842510098112">
          <table:table-cell table:style-name="Table1.A1" office:value-type="string">
            <text:p text:style-name="Text_20_body">ἔργον δ’ οὖν τῷ ζητητῇ λαβεῖν αὐτό.</text:p>
          </table:table-cell>
          <table:table-cell office:value-type="string">
            <text:p text:style-name="P6">"You haven't got a letter on yours," George observed. "I suppose she thinks you don't forget your name. But we're not stupid -- we know we're called Gred and Forge." </text:p>
          </table:table-cell>
        </table:table-row>
        <table:table-row table:style-name="TableLine1842510101920">
          <table:table-cell table:style-name="Table1.A1" office:value-type="string">
            <text:p text:style-name="Text_20_body">δεῖ σε περιπετόμε- νον μεταξὺ τῶν τε θηρευτῶν καὶ τῶν ῥαιστήρων καῖ τῶν ῥοπαλο- σφαιρίων καὶ δὴ καὶ τοῦ κολοφῶνος φθάσαι τὸν ἕτερον ζητητὴν λαβόντα τὸ φθαστέον.</text:p>
          </table:table-cell>
          <table:table-cell office:value-type="string">
            <text:p text:style-name="P6">"What's all th is noise. </text:p>
          </table:table-cell>
        </table:table-row>
        <table:table-row table:style-name="TableLine1842510099200">
          <table:table-cell table:style-name="Table1.A1" office:value-type="string">
            <text:p text:style-name="Text_20_body">ὁπότερος ἂν λάβῃ τὸ φθαστέον προσέτι κερ- δαίνει ἕκατον πεντήκοντα τίμια ὑπὲρ τῆς ἑαυτοῦ οἰκίας.</text:p>
          </table:table-cell>
          <table:table-cell office:value-type="string">
            <text:p text:style-name="P6">Percy Weasley stuck his head through the door, looking disapproving. He had clearly gotten halfway through unwrapping his presents as he, too, carried a lumpy sweater over his arm, which Fred seized. </text:p>
          </table:table-cell>
        </table:table-row>
        <table:table-row table:style-name="TableLine1842510100016">
          <table:table-cell table:style-name="Table1.A1" office:value-type="string">
            <text:p text:style-name="Text_20_body">ὥστε νικᾷ αὕτη ἡ οἰκία ὡς ἐπὶ τὸ πολύ.</text:p>
          </table:table-cell>
          <table:table-cell office:value-type="string">
            <text:p text:style-name="P6">"P for prefect! Get it on, Percy, come on, we're all wearing ours, even Harry got one." </text:p>
          </table:table-cell>
        </table:table-row>
        <table:table-row table:style-name="TableLine1842510100832">
          <table:table-cell table:style-name="Table1.A1" office:value-type="string">
            <text:p text:style-name="Text_20_body">καὶ διὰ τοῦτο τοῖς ζητηταῖς πολλάκις ἐκ προνοίας προσπίπτει τις.</text:p>
          </table:table-cell>
          <table:table-cell office:value-type="string">
            <text:p text:style-name="P6">"I -- don't -- want said Percy thickly, as the twins forced the sweater over his head, knocking his glasses askew. </text:p>
          </table:table-cell>
        </table:table-row>
        <table:table-row table:style-name="TableLine1842510102192">
          <table:table-cell table:style-name="Table1.A1" office:value-type="string">
            <text:p text:style-name="Text_20_body">ἡ δ ’ ι’καροσφαιρικὴ οὗ τελευτᾷ πρὶν ἂν ἕλῃ τις τὸ φθαστέον, ὥστε τὸν ἀγῶνα εἰς μακρὸν πολλάκις <text:soft-page-break/>χρονίζεσθαι.</text:p>
          </table:table-cell>
          <table:table-cell office:value-type="string">
            <text:p text:style-name="P6">"And you're not sitting with the prefects today, either," said George. "Christmas is a time for <text:soft-page-break/>family." </text:p>
          </table:table-cell>
        </table:table-row>
        <table:table-row table:style-name="TableLine1842510102464">
          <table:table-cell table:style-name="Table1.A1" office:value-type="string">
            <text:p text:style-name="Text_20_body">ἦν γὰρ ὅτε, τὸ ἀγωνιστικώτατον, τρεῖς μῆνας ἐχρονίσατο.</text:p>
          </table:table-cell>
          <table:table-cell office:value-type="string">
            <text:p text:style-name="P6">They frog-marched Percy from the room, his arms pinned to his side by his sweater. </text:p>
          </table:table-cell>
        </table:table-row>
        <table:table-row table:style-name="TableLine1842510102736">
          <table:table-cell table:style-name="Table1.A1" office:value-type="string">
            <text:p text:style-name="Text_20_body">ε”δει γὰρ ἀεὶ ἀντεισάγειν τούς ἐπιτάκτους ὅπως οἱ σφαιρισταί ὕπνου τύχοιεν.</text:p>
          </table:table-cell>
          <table:table-cell office:value-type="string">
            <text:p text:style-name="P6">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fantastic party favors were nothing like the feeble Muggle ones the Dursleys usually bought, with their little plastic toys and their flimsy paper hats inside. Harry pulled a wizard cracker with Fred and it didn't just bang, it went off with a blast like a 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able:table-cell>
        </table:table-row>
        <table:table-row table:style-name="TableLine1842510103824">
          <table:table-cell table:style-name="Table1.A1" office:value-type="string">
            <text:p text:style-name="Text_20_body">τοιαῦτα μὲν δὴ ταῦτα.</text:p>
          </table:table-cell>
          <table:table-cell office:value-type="string">
            <text:p text:style-name="P6">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able:table-cell>
        </table:table-row>
        <table:table-row table:style-name="TableLine1840522279008">
          <table:table-cell table:style-name="Table1.A1" office:value-type="string">
            <text:p text:style-name="Text_20_body">ἦ θέλεις ε”τι ἐρωτῆσαί τι; ἀνένευσε δ’ ὁ Ἄρειος, ὡς εἰδὼς μὲν τί δραστέον, ἀγνοῶν δ’ ὅπως.</text:p>
          </table:table-cell>
          <table:table-cell office:value-type="string">
            <text:p text:style-name="P6">When Harry finally left the table, he was laden down with a stack of things out of the crackers, including a pack of nonexplodable, luminous balloons, a Grow-Your-Own-Warts kit, and his own new wizard chess set. </text:p>
          </table:table-cell>
        </table:table-row>
        <table:table-row table:style-name="TableLine1840522288528">
          <table:table-cell table:style-name="Table1.A1" office:value-type="string">
            <text:p text:style-name="Text_20_body">ἐκεῖνος δ’ εὐλαβούμενος πάλιν ε”κλεισε τὸ φθαστέον εἷς τὴν κιβωτόν.</text:p>
          </table:table-cell>
          <table:table-cell office:value-type="string">
            <text:p text:style-name="P6">The white mice had disappeared and Harry had a nasty feeling they were going to end up as Mrs. Norris's Christmas dinner. </text:p>
          </table:table-cell>
        </table:table-row>
        <table:table-row table:style-name="TableLine1840522285536">
          <table:table-cell table:style-name="Table1.A1" office:value-type="string">
            <text:p text:style-name="Text_20_body">Ἀλλ’ οὔπω, ἔφη, γυμναζώμεθα μετὰ τοῦ φθαστέου, σκο- ταῖοι δ’ ἤδη τάχ’ ἂν ἀπολέσαιμεν αὐτό.</text:p>
          </table:table-cell>
          <table:table-cell office:value-type="string">
            <text:p text:style-name="P6">Harry and the Weasleys spent a happy afternoon having a furious snowball fight on the grounds. Then, cold, wet, and gasping for breath, they <text:soft-page-break/>returned to the fire in the Gryffindor common room, where Harry broke in his new chess set by losing spectacularly to Ron. He suspected he wouldn't have lost so badly if Percy hadn't tried to help him so much. </text:p>
          </table:table-cell>
        </table:table-row>
        <table:table-row table:style-name="TableLine1840522277104">
          <table:table-cell table:style-name="Table1.A1" office:value-type="string">
            <text:p text:style-name="Text_20_body">πειρώμεθα δὴ τάδε.</text:p>
          </table:table-cell>
          <table:table-cell office:value-type="string">
            <text:p text:style-name="P6">After a meal of turkey sandwiches, crumpets, trifle, and Christmas cake, everyone felt too full and sleepy to do much before bed except sit and watch Percy chase Fred and George all over Gryffindor tower because they'd stolen his prefect badge. </text:p>
          </table:table-cell>
        </table:table-row>
        <table:table-row table:style-name="TableLine1840522291248">
          <table:table-cell table:style-name="Table1.A1" office:value-type="string">
            <text:p text:style-name="Text_20_body">ἔλαβε δέ μαρσίππιον ἐκ τοῦ κόλπου ε”χον ὀλίγα σφαιρία ἐγκύκλια τοῦ γκόλφ.</text:p>
          </table:table-cell>
          <table:table-cell office:value-type="string">
            <text:p text:style-name="P6">It had been Harry's best Christmas day ever. Yet something had been nagging at the back of his mind all day. Not until he climbed into bed was he free to think about it: the invisibility cloak and whoever had sent it. </text:p>
          </table:table-cell>
        </table:table-row>
        <table:table-row table:style-name="TableLine1840522288800">
          <table:table-cell table:style-name="Table1.A1" office:value-type="string">
            <text:p text:style-name="Text_20_body">τὸ γὰρ γκόλφ παίγνιόν ἐστί τι μαλ’ ἐν ἡδόνῃ γενόμενον τοῖς νῦν· οἶ δέ παίζοντες ταῖς βακτηρίαις τύπτουσι τὰ σφαιρία τὰ τοῦ γκόλφ-μικρά ἐστὶ καί λευκά-ἐλπίζοντες εἰς ὀπὴν εὖθυνεῖν μικροτάτην.</text:p>
          </table:table-cell>
          <table:table-cell office:value-type="string">
            <text:p text:style-name="P6">Ron, full of turkey and cake and with nothing mysterious to bother him, fell asleep almost as soon as he'd drawn the curtains of his four-poster. Harry leaned over the side of his own bed and pulled the cloak out from under it. </text:p>
          </table:table-cell>
        </table:table-row>
        <table:table-row table:style-name="TableLine1840522285264">
          <table:table-cell table:style-name="Table1.A1" office:value-type="string">
            <text:p text:style-name="Text_20_body">καὶ ἐν ἀκαρεῖ ἀμφότεροι ἐμετεωρίζοντο, ὁ μὲν ἐρρωμένως παν- ταχόσε ῥίπτων τὰ σφαιρία, ὁ δέ κατὰ τὸ δυνατὸν ἐπιχειρῶν ἅμα καταλαβεῖν.</text:p>
          </table:table-cell>
          <table:table-cell office:value-type="string">
            <text:p text:style-name="P6">His father's... this had been his father's. He let the material flow over his hands, smoother than silk, light as air. Use it well, the note had said. </text:p>
          </table:table-cell>
        </table:table-row>
        <table:table-row table:style-name="TableLine1840522292336">
          <table:table-cell table:style-name="Table1.A1" office:value-type="string">
            <text:p text:style-name="Text_20_body">πάντα δέ ἐνδεχομένου τοῦ Ἃρείου, ἐκεῖνος μάλισθ’ ἥδετο.</text:p>
          </table:table-cell>
          <table:table-cell office:value-type="string">
            <text:p text:style-name="P6">He had to try it, now. He slipped out of bed and wrapped the cloak around himself. Looking down at his legs, he saw only moonlight and shadows. It was a very funny feeling. </text:p>
          </table:table-cell>
        </table:table-row>
        <table:table-row table:style-name="TableLine1840522285808">
          <table:table-cell table:style-name="Table1.A1" office:value-type="string">
            <text:p text:style-name="Text_20_body">μετὰ δ’ ἡμιώριον πολλῆς ἤδη νυκτὸς γενομένης οὐκέτ’ ἦν σφαιρίζειν.</text:p>
          </table:table-cell>
          <table:table-cell office:value-type="string">
            <text:p text:style-name="P6">Use it well. </text:p>
          </table:table-cell>
        </table:table-row>
        <table:table-row table:style-name="TableLine1840522288256">
          <table:table-cell table:style-name="Table1.A1" office:value-type="string">
            <text:p text:style-name="Text_20_body">Ἠ μὴν τὴν Φιάλην ἐκείνην τὴν ἶκαροσφαιρικὴν εὖ οἶδ’ ὅτι τῆτες οἶσόμεθα.</text:p>
          </table:table-cell>
          <table:table-cell office:value-type="string">
            <text:p text:style-name="P6">Suddenly, Harry felt wide-awake. The whole of Hogwarts was open to him in this cloak. Excitement flooded through him as he stood there in the dark and silence. He could go anywhere in this, anywhere, and Filch would never know. </text:p>
          </table:table-cell>
        </table:table-row>
        <table:table-row table:style-name="TableLine1840522280368">
          <table:table-cell table:style-name="Table1.A1" office:value-type="string">
            <text:p text:style-name="Text_20_body">τοῦτο γὰρ ὁ Ὕλης πολλῆς μετ’ εὐψυχίας ε”λεγεν ἐν ᾧ ἐβάδιζον πάλιν πρὸς τὸ φρούριον.</text:p>
          </table:table-cell>
          <table:table-cell office:value-type="string">
            <text:p text:style-name="P6">Ron grunted in his sleep. Should Harry wake him? Something held him back -- his father's cloak -- he felt that this time -- the first time -- he wanted to use it alone. </text:p>
          </table:table-cell>
        </table:table-row>
        <text:soft-page-break/>
        <table:table-row table:style-name="TableLine1840522282816">
          <table:table-cell table:style-name="Table1.A1" office:value-type="string">
            <text:p text:style-name="Text_20_body">Οὐ γὰρ παράδοξον ἂν εἴη εἰ σύ τέλος ἀποβαίη βελτίων γενόμενος τοῦ Καρόλου Εὖισηλίου.</text:p>
          </table:table-cell>
          <table:table-cell office:value-type="string">
            <text:p text:style-name="P6">He crept out of the dormitory, down the stairs, across the common room, and climbed through the portrait hole. </text:p>
          </table:table-cell>
        </table:table-row>
        <table:table-row table:style-name="TableLine1840522286080">
          <table:table-cell table:style-name="Table1.A1" office:value-type="string">
            <text:p text:style-name="Text_20_body">οὗτος γὰρ ἐσφαίρισεν ἂν μετὰ τῆς τῶν ’Ἁγγλων ἀγέλης, εἰ μὴ ἀπῆλθε τοὺς δράκοντας θηρεύσων.</text:p>
          </table:table-cell>
          <table:table-cell office:value-type="string">
            <text:p text:style-name="P6">"Who's there?" squawked the Fat Lady. Harry said nothing. He walked quickly down the corridor. </text:p>
          </table:table-cell>
        </table:table-row>
        <table:table-row table:style-name="TableLine1840522293152">
          <table:table-cell table:style-name="Table1.A1" office:value-type="string">
            <text:p text:style-name="Text_20_body">»ιε οὗ μόνον ἡ τῆς ι’καροσφαιρικῆς ἄσκησις ἀλλὰ καὶ ἡ τῶν κατ’ οἶκον μαθημάτων μελέτη εἷς τοσοῦτο ἀπησχόλησαν τὸν Ἄρειον ὥστε πάνυ ἐθαύμαζε λογιζόμενος ὅτι ἤδη δίμηνος ἐνῴκει ἐν (Υογοήτου.</text:p>
          </table:table-cell>
          <table:table-cell office:value-type="string">
            <text:p text:style-name="P6">Where should he go? He stopped, his heart racing, and thought. And then it came to him. The Restricted Section in the library. He'd be able to read as long as he liked, as long as it took to find out who Flamel was. </text:p>
          </table:table-cell>
        </table:table-row>
        <table:table-row table:style-name="TableLine1840522287984">
          <table:table-cell table:style-name="Table1.A1" office:value-type="string">
            <text:p text:style-name="Text_20_body">τὸ γὰρ φρούριον πάνυ οἰκειότερον ἥδη δοκεῖν αὐτῷ τῆς ΤΑ ΝΕΚΥΣΙΑ 139 τότε οἰκίας τῆς ἐν τῇ τῶν μυρσίνων ὁδῷ.</text:p>
          </table:table-cell>
          <table:table-cell office:value-type="string">
            <text:p text:style-name="P6">He set off, drawing the invisibility cloak tight around him as he walked. </text:p>
          </table:table-cell>
        </table:table-row>
        <table:table-row table:style-name="TableLine1840522290432">
          <table:table-cell table:style-name="Table1.A1" office:value-type="string">
            <text:p text:style-name="Text_20_body">καὶ αἱ σχολαὶ ἐπαγωγότε- ραι ἐγένοντο αὐτῷ τὰ πρῶτα ἐκμεμαθηκότι.</text:p>
          </table:table-cell>
          <table:table-cell office:value-type="string">
            <text:p text:style-name="P6">The library was pitch-black and very eerie. Harry lit a lamp to see his way along the rows of books. The lamp looked as if it was floating along in midair, and even though Harry could feel his arm supporting it, the sight gave him the creeps. </text:p>
          </table:table-cell>
        </table:table-row>
        <table:table-row table:style-name="TableLine1840522281456">
          <table:table-cell table:style-name="Table1.A1" office:value-type="string">
            <text:p text:style-name="Text_20_body">τῇ δέ τῶν Νεκυσίων ἡμέρᾳ ἐγρηγορότες εὐθὺς κατὰ τὰς διαδρομὰς ῶσφραίνοντο κολοκύνθου ὀπτωμένου εὐώδους.</text:p>
          </table:table-cell>
          <table:table-cell office:value-type="string">
            <text:p text:style-name="P6">The Restricted Section was right at the back of the library. Step ping carefully over the rope that separated these books from the rest of the library, he held up his lamp to read the titles. </text:p>
          </table:table-cell>
        </table:table-row>
        <table:table-row table:style-name="TableLine1840522281728">
          <table:table-cell table:style-name="Table1.A1" office:value-type="string">
            <text:p text:style-name="Text_20_body">καὶ πρὸς τούτῳ ἐν τῇ περὶ φίλτρων σχολῇ ὁ Φιλητικὸς ἤγγειλεν ὅτι νομίζει αὐτοὺς ἅλις ἥδη μεμαθηκέναι ὥστε καινουργεῖν τι περὶ τῆς μετακινήσεως, μαθησομένους πράττειν ὅπως μεταπτήσεταί τι κάκεῖσε καὶτὸ δεῦρο.</text:p>
          </table:table-cell>
          <table:table-cell office:value-type="string">
            <text:p text:style-name="P6">They didn't tell him much. Their peeling, faded gold letters spelled words in languages Harry couldn't understand. Some had no title at all. </text:p>
          </table:table-cell>
        </table:table-row>
        <table:table-row table:style-name="TableLine1840522276016">
          <table:table-cell table:style-name="Table1.A1" office:value-type="string">
            <text:p text:style-name="Text_20_body">τοῦτο γὰρ διὰ μακρὸν ἐβούλοντο ποιεῖν, ναὶ δὴ ἐξ οὗ εἶδον ἐκεῖνον πρᾶξαί τὴν τοῦ Νεφελώδους φρύνην περιπτάσθαι ἄνω καί κάτω περὶ τὸ διδασκαλεῖον.</text:p>
          </table:table-cell>
          <table:table-cell office:value-type="string">
            <text:p text:style-name="P6">One book had a dark stain on it that looked horribly like blood. The hairs on the back of Harry's neck prickled. Maybe he was imagining it, maybe not, but he thought a faint whispering was coming from the books, as though they knew someone was there who shouldn't be. </text:p>
          </table:table-cell>
        </table:table-row>
        <table:table-row table:style-name="TableLine1840522278736">
          <table:table-cell table:style-name="Table1.A1" office:value-type="string">
            <text:p text:style-name="Text_20_body">ἐκεῖνος δέ εἷς δύο ἔταξεν αὐτοὺς ἀσκήσοντας τὰ τῆς τέχνης.</text:p>
          </table:table-cell>
          <table:table-cell office:value-type="string">
            <text:p text:style-name="P6">He had to start somewhere. Setting the lamp down carefully on the floor, he looked along the bottom shelf for an interestinglooking book. A large black and silver volume caught his eye. He pulled it out with difficulty, because it was very heavy, and, <text:soft-page-break/>balancing it on his knee, let it fall open. </text:p>
          </table:table-cell>
        </table:table-row>
        <table:table-row table:style-name="TableLine1840522291520">
          <table:table-cell table:style-name="Table1.A1" office:value-type="string">
            <text:p text:style-name="Text_20_body">τῴ μὲν οὖν Ἀρείῳ συνεργὸς ἦν ὁ Σάμιος Φινιγάνης, ὅπερ αὐτῷ παραμύθιον ῆν.</text:p>
          </table:table-cell>
          <table:table-cell office:value-type="string">
            <text:p text:style-name="P6">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able:table-cell>
        </table:table-row>
        <table:table-row table:style-name="TableLine1840522291792">
          <table:table-cell table:style-name="Table1.A1" office:value-type="string">
            <text:p text:style-name="Text_20_body">ὁ γὰρ Νεφελώδης βουλόμενος αὐτὸς συνεργάζεσθαι τῷ Ἁρείῳ γλίσχρον δὴ ἔβλεψε πρὸς αὐτόν.</text:p>
          </table:table-cell>
          <table:table-cell office:value-type="string">
            <text:p text:style-name="P6">He came to a sudden halt in front of a tall suit of armor. He had been so busy getting away from the library, he hadn't paid attention to where he was going. Perhaps because it was dark, he didn't recognize where he was at all. There was a suit of armor near the kitchens, he knew, but he must be five floors above there. </text:p>
          </table:table-cell>
        </table:table-row>
        <table:table-row table:style-name="TableLine1840522292064">
          <table:table-cell table:style-name="Table1.A1" office:value-type="string">
            <text:p text:style-name="Text_20_body">ὁ δέ Ῥοῶν σύνεργον εἶχε τὴν Ἑρμιόνην Γέρανον.</text:p>
          </table:table-cell>
          <table:table-cell office:value-type="string">
            <text:p text:style-name="P6">"You asked me to come directly to you, Professor, if anyone was wandering around at night, and somebody's been in the library Restricted Section." </text:p>
          </table:table-cell>
        </table:table-row>
        <table:table-row table:style-name="TableLine1840522289072">
          <table:table-cell table:style-name="Table1.A1" office:value-type="string">
            <text:p text:style-name="Text_20_body">δύσκριτον δ’ ῆν διαγνῶναι πότερον αὕτη ἤ ἐκεῖνος πλέον ἠνιάθη τοῦτο.</text:p>
          </table:table-cell>
          <table:table-cell office:value-type="string">
            <text:p text:style-name="P6">Harry felt the blood drain out of his face. Wherever he was, Filch must know a shortcut, because his soft, greasy voice was getting nearer, and to his horror, it was Snape who replied, "The Restricted Section? Well, they can't be far, we'll catch them." </text:p>
          </table:table-cell>
        </table:table-row>
        <table:table-row table:style-name="TableLine1840522282272">
          <table:table-cell table:style-name="Table1.A1" office:value-type="string">
            <text:p text:style-name="Text_20_body">ἡ γὰρ Ἑρμιόνη οὐδέν εἰρήκει οὐδετέρῳ αὐτῶν ἀφ’ οῦ ὁ Ἄρειος τὸ σάρον ἐδέξατο.</text:p>
          </table:table-cell>
          <table:table-cell office:value-type="string">
            <text:p text:style-name="P6">Harry stood rooted to the spot as Filch and Snape came around the corner ahead. They couldn't see him, of course, but it was a narrow corridor and if they came much nearer they'd knock right into him -- the cloak didn't stop him from being solid. </text:p>
          </table:table-cell>
        </table:table-row>
        <table:table-row table:style-name="TableLine1840522286352">
          <table:table-cell table:style-name="Table1.A1" office:value-type="string">
            <text:p text:style-name="Text_20_body">ὁ δέ σοφιστὴς Φιλητικός, ἑστὼς κατὰ τὸ σύνηθες ἐπὶ σωρῴ βιβλίων, τῇ φωνῇ λιγείᾳ Μέμνησθε δῆτα τὰ τοῦ καρποῦ κινήματα, ἔφη, ἅπερ ἄρτι ἠσκοῦμεν.</text:p>
          </table:table-cell>
          <table:table-cell office:value-type="string">
            <text:p text:style-name="P6">He backed away as quietly as he could. A door stood ajar to his left. It was his only hope. He squeezed through it, holding his breath, trying not to move it, and to his relief he managed to get inside the room without their noticing anything. They walked straight past, and Harry leaned against the wall, breathing deeply, listening to their <text:soft-page-break/>footsteps dying away. That had been close, very close. It was a few seconds before he noticed anything about the room he had hidden in. </text:p>
          </table:table-cell>
        </table:table-row>
        <table:table-row table:style-name="TableLine1840522289616">
          <table:table-cell table:style-name="Table1.A1" office:value-type="string">
            <text:p text:style-name="Text_20_body">πάλλε καὶ παῖε, μέμνησο, πάλλε καὶ παῖε.</text:p>
          </table:table-cell>
          <table:table-cell office:value-type="string">
            <text:p text:style-name="P6">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able:table-cell>
        </table:table-row>
        <table:table-row table:style-name="TableLine1840522286624">
          <table:table-cell table:style-name="Table1.A1" office:value-type="string">
            <text:p text:style-name="Text_20_body">καὶ ὀρθῶς φθέγγου τὰ μαγικὰ ῥήματα, τοῦτο γὰρ μέγιστον δή.</text:p>
          </table:table-cell>
          <table:table-cell office:value-type="string">
            <text:p text:style-name="P6">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able:table-cell>
        </table:table-row>
        <table:table-row table:style-name="TableLine1840522283360">
          <table:table-cell table:style-name="Table1.A1" office:value-type="string">
            <text:p text:style-name="Text_20_body">μέμνησο καὶ τοῦ μάγου Βαρύφρονος.</text:p>
          </table:table-cell>
          <table:table-cell office:value-type="string">
            <text:p text:style-name="P6">He had to clap his hands to his mouth to stop himself from screaming. He whirled around. His heart was pounding far more furiously than when the book had screamed -- for he had seen not only himself in the mirror, but a whole crowd of people standing right behind him. </text:p>
          </table:table-cell>
        </table:table-row>
        <table:table-row table:style-name="TableLine1840522286896">
          <table:table-cell table:style-name="Table1.A1" office:value-type="string">
            <text:p text:style-name="Text_20_body">οὗτος γὰρ τὸ σῖγμα φων- ήσας ἀντὶ τοῦ φεῖ ἀπέβη χαμαὶ κείμενος βουβάλου ἐπι τῶν στέρνων καθημένου.</text:p>
          </table:table-cell>
          <table:table-cell office:value-type="string">
            <text:p text:style-name="P6">But the room was empty. Breathing very fast, he turned slowly back to the mirror. </text:p>
          </table:table-cell>
        </table:table-row>
        <table:table-row table:style-name="TableLine1840522277920">
          <table:table-cell table:style-name="Table1.A1" office:value-type="string">
            <text:p text:style-name="Text_20_body">καὶ χαλεπώτατον ὡς ἀληθῶς ἧν.</text:p>
          </table:table-cell>
          <table:table-cell office:value-type="string">
            <text:p text:style-name="P6">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able:table-cell>
        </table:table-row>
        <text:soft-page-break/>
        <table:table-row table:style-name="TableLine1840522292608">
          <table:table-cell table:style-name="Table1.A1" office:value-type="string">
            <text:p text:style-name="Text_20_body">ὁ γὰρ ’Άρειος καὶ ὁ Σάμιος ε”παλλον μὲν καὶ ἔπαιον, τὸ δέ πτερὸν ὃ καὶ ἄνω ε”δει μετέωρον ἱέναι ε”κειτο ἁπλῶς ἐπὶ τῷ βάθρῳ.</text:p>
          </table:table-cell>
          <table:table-cell office:value-type="string">
            <text:p text:style-name="P6">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up at the back, just as Harry's did. </text:p>
          </table:table-cell>
        </table:table-row>
        <table:table-row table:style-name="TableLine1840522276288">
          <table:table-cell table:style-name="Table1.A1" office:value-type="string">
            <text:p text:style-name="Text_20_body">ἀτὰρ Σάμιος οὕτω ἠγανάκτει ὥστε σκαλεύσας τῇ ῥάβδῳ πυρὶ ἀνῆψε δή.</text:p>
          </table:table-cell>
          <table:table-cell office:value-type="string">
            <text:p text:style-name="P6">Harry was so close to the mirror now that his nose was nearly touching that of his reflection. </text:p>
          </table:table-cell>
        </table:table-row>
        <table:table-row table:style-name="TableLine1840522292880">
          <table:table-cell table:style-name="Table1.A1" office:value-type="string">
            <text:p text:style-name="Text_20_body">τοῦτο δ’ ἔδει τὸν ’Άρειον κατασβέσαι τὸν πῖλον προσέχοντα.</text:p>
          </table:table-cell>
          <table:table-cell office:value-type="string">
            <text:p text:style-name="P6">"Mom?" he whispered. "Dad?" </text:p>
          </table:table-cell>
        </table:table-row>
        <table:table-row table:style-name="TableLine1840522282544">
          <table:table-cell table:style-name="Table1.A1" office:value-type="string">
            <text:p text:style-name="Text_20_body">οὐδ’ ὁ Ῥοὼν πλησίον αὐτοῦ καθήμενος βέλτιον ἔπραττεν.</text:p>
          </table:table-cell>
          <table:table-cell office:value-type="string">
            <text:p text:style-name="P6">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able:table-cell>
        </table:table-row>
        <table:table-row table:style-name="TableLine1840522281184">
          <table:table-cell table:style-name="Table1.A1" office:value-type="string">
            <text:p text:style-name="Text_20_body">Οὐιγγαρδιὸν λεουιοσά κεκραγὼς τοὺς βραχίονας οὐ βραχεῖς ὄντας ἅμα ἀνέσεισεν ἀνεμομύλῳ ἐοικώς.</text:p>
          </table:table-cell>
          <table:table-cell office:value-type="string">
            <text:p text:style-name="P6">The Potters smiled and waved at Harry and he stared hungrily back at them, his hands pressed flat against the glass as though he was hoping to fall right through it and reach them. He had a powerful kind of ache inside him, half joy, half terrible sadness. </text:p>
          </table:table-cell>
        </table:table-row>
        <table:table-row table:style-name="TableLine1840522277648">
          <table:table-cell table:style-name="Table1.A1" office:value-type="string">
            <text:p text:style-name="Text_20_body">ἤκουσε δ’ ὁ ’Άρειος τῆς Ἑρμιόνης ἐπιτιμῶσης αὐτῷ ὧδέ Οὐκ ὀρθῶς φωνεῖς, ἔφη.</text:p>
          </table:table-cell>
          <table:table-cell office:value-type="string">
            <text:p text:style-name="P6">How long he stood there, he didn't know. The reflections did not fade and he looked and looked until a distant noise brought him back to his senses. He couldn't stay here, he had to find his way back to bed. He tore his eyes away from his mother's face, whispered, "I'll come back," </text:p>
          </table:table-cell>
        </table:table-row>
        <table:table-row table:style-name="TableLine1840522276560">
          <table:table-cell table:style-name="Table1.A1" office:value-type="string">
            <text:p text:style-name="Text_20_body">ε”στι δέ Οὖιγγάρδιον λεουιώσα· δεῖ φωνῆσαι τὸ γὰρ μακρότερον.</text:p>
          </table:table-cell>
          <table:table-cell office:value-type="string">
            <text:p text:style-name="P6">and hurried from the room. </text:p>
          </table:table-cell>
        </table:table-row>
        <table:table-row table:style-name="TableLine1840522290704">
          <table:table-cell table:style-name="Table1.A1" office:value-type="string">
            <text:p text:style-name="Text_20_body">ὁ δέ παρωξυμμένος Φώνησον οὖν, ἔφη, αὐτὴ σοφωτέρα δὴ οὖσα.</text:p>
          </table:table-cell>
          <table:table-cell office:value-type="string">
            <text:p text:style-name="P6">"You could have woken me up," said Ron, crossly. </text:p>
          </table:table-cell>
        </table:table-row>
        <table:table-row table:style-name="TableLine1840522284176">
          <table:table-cell table:style-name="Table1.A1" office:value-type="string">
            <text:p text:style-name="Text_20_body">ἡ δέ συστειλαμένη ἑαυτὴν ἕπηλε τὴν ῥάβδον.</text:p>
          </table:table-cell>
          <table:table-cell office:value-type="string">
            <text:p text:style-name="P6">"You can come tonight, I'm going back, I want to show you the mirror. </text:p>
          </table:table-cell>
        </table:table-row>
        <text:soft-page-break/>
        <table:table-row table:style-name="TableLine1840522289344">
          <table:table-cell table:style-name="Table1.A1" office:value-type="string">
            <text:p text:style-name="Text_20_body">Οὐιγγάρδιον, ἔφη, λεουιώσα.</text:p>
          </table:table-cell>
          <table:table-cell office:value-type="string">
            <text:p text:style-name="P6">"I'd like to see your mom and dad," Ron said eagerly. </text:p>
          </table:table-cell>
        </table:table-row>
        <table:table-row table:style-name="TableLine1840522287168">
          <table:table-cell table:style-name="Table1.A1" office:value-type="string">
            <text:p text:style-name="Text_20_body">καὶ τὸ πτερὸν αὐτῶν ἀπὸ τοῦ βάθρου μετεωριζόμενον ἐξ ἀέρος ἐκρέματο ὑπέρ τῶν κεφαλῶν ὡς τέτταρας πόδας αἰωρούμενον.</text:p>
          </table:table-cell>
          <table:table-cell office:value-type="string">
            <text:p text:style-name="P6">"And I want to see all your family, all the Weasleys, you'll be able to show me your other brothers and everyone." </text:p>
          </table:table-cell>
        </table:table-row>
        <table:table-row table:style-name="TableLine1840522276832">
          <table:table-cell table:style-name="Table1.A1" office:value-type="string">
            <text:p text:style-name="Text_20_body">1 40 ΑΡΕΙΟΣ Πο ΤΗΡ Πύππαξ, κροτῶν εἶπεν ὀ Φιλητικός.</text:p>
          </table:table-cell>
          <table:table-cell office:value-type="string">
            <text:p text:style-name="P6">"You can see them any old time," said Ron. "Just come round my house this summer. Anyway, maybe it only shows dead people. Shame about not finding Flamel, though. Have some bacon or something, why aren't you eating anything?" </text:p>
          </table:table-cell>
        </table:table-row>
        <table:table-row table:style-name="TableLine1840522287440">
          <table:table-cell table:style-name="Table1.A1" office:value-type="string">
            <text:p text:style-name="Text_20_body">ἰδού.</text:p>
          </table:table-cell>
          <table:table-cell office:value-type="string">
            <text:p text:style-name="P6">Harry couldn't eat. He had seen his parents and would be seeing them again tonight. He had almost forgotten about Flamel. It didn't seem very important anymore. Who cared what the three headed dog was guarding? What did it matter if Snape stole it, really? "Are you all right?" said Ron. "You look odd." </text:p>
          </table:table-cell>
        </table:table-row>
        <table:table-row table:style-name="TableLine1840522289888">
          <table:table-cell table:style-name="Table1.A1" office:value-type="string">
            <text:p text:style-name="Text_20_body">ἀναβλέψασθε δεῦρο.</text:p>
          </table:table-cell>
          <table:table-cell office:value-type="string">
            <text:p text:style-name="P6">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able:table-cell>
        </table:table-row>
        <table:table-row table:style-name="TableLine1840522280640">
          <table:table-cell table:style-name="Table1.A1" office:value-type="string">
            <text:p text:style-name="Text_20_body">ἡ γὰρ Γέρανος πέπραχε δή.</text:p>
          </table:table-cell>
          <table:table-cell office:value-type="string">
            <text:p text:style-name="P6">"I'm freezing," said Ron. "Let's forget it and go back." </text:p>
          </table:table-cell>
        </table:table-row>
        <table:table-row table:style-name="TableLine1840522283088">
          <table:table-cell table:style-name="Table1.A1" office:value-type="string">
            <text:p text:style-name="Text_20_body">ὁ δέ Ῥοών τελευτησάσης τῆς σχολῆς ἐξειστήκει τελέως ἑαυτοῦ.</text:p>
          </table:table-cell>
          <table:table-cell office:value-type="string">
            <text:p text:style-name="P6">"No!" Harry hissed. I know it's here somewhere." </text:p>
          </table:table-cell>
        </table:table-row>
        <table:table-row table:style-name="TableLine1840522287712">
          <table:table-cell table:style-name="Table1.A1" office:value-type="string">
            <text:p text:style-name="Text_20_body">Μὴ θαύμαζ’ εἷ πάντες χαλεπῶς φέρουσιν αὐτὴν μιαρωτάτην γενομένην, πιθοῦ μοι.</text:p>
          </table:table-cell>
          <table:table-cell office:value-type="string">
            <text:p text:style-name="P6">They passed the ghost of a tall witch gliding in the opposite direction, but saw no one else. just as Ron started moaning that his feet were dead with cold, Harry spotted the suit of armor. </text:p>
          </table:table-cell>
        </table:table-row>
        <table:table-row table:style-name="TableLine1840522277376">
          <table:table-cell table:style-name="Table1.A1" office:value-type="string">
            <text:p text:style-name="Text_20_body">τοιαῦτα γὰρ ἔλεγε τῷ Ἁρείῳ μεταξὺ βιαζ- όμενος μετ’ αὐτοῦ παρὰ τοὺς ἐν τῇ διαδρομῇ στενοχωρουμένους.</text:p>
          </table:table-cell>
          <table:table-cell office:value-type="string">
            <text:p text:style-name="P6">"It's here -- just here -- yes!" </text:p>
          </table:table-cell>
        </table:table-row>
        <table:table-row table:style-name="TableLine1840522278192">
          <table:table-cell table:style-name="Table1.A1" office:value-type="string">
            <text:p text:style-name="Text_20_body">ὠστίζετο δέ τις τῷ Ἁρείῳ ῥύμῃ παριοῦσα.</text:p>
          </table:table-cell>
          <table:table-cell office:value-type="string">
            <text:p text:style-name="P6">They pushed the door open. Harry dropped the cloak from around his shoulders and ran to the mirror. </text:p>
          </table:table-cell>
        </table:table-row>
        <table:table-row table:style-name="TableLine1840522283632">
          <table:table-cell table:style-name="Table1.A1" office:value-type="string">
            <text:p text:style-name="Text_20_body">κατιδὼν δέ τι τῆς ὅψεως ταύτης τὴν Ἑρμιόνην <text:soft-page-break/>ἐγνώρισεν.</text:p>
          </table:table-cell>
          <table:table-cell office:value-type="string">
            <text:p text:style-name="P6">There they were. His mother and father beamed at <text:soft-page-break/>the sight of him. </text:p>
          </table:table-cell>
        </table:table-row>
        <table:table-row table:style-name="TableLine1840522282000">
          <table:table-cell table:style-name="Table1.A1" office:value-type="string">
            <text:p text:style-name="Text_20_body">ἐθορυβήθη δ ’ αὖ δακρυούσης αἰσθόμενος.</text:p>
          </table:table-cell>
          <table:table-cell office:value-type="string">
            <text:p text:style-name="P6">"See?" Harry whispered. </text:p>
          </table:table-cell>
        </table:table-row>
        <table:table-row table:style-name="TableLine1840522283904">
          <table:table-cell table:style-name="Table1.A1" office:value-type="string">
            <text:p text:style-name="Text_20_body">’Ϊ-Ῑκουσε γὰρ σοῦ, ἔφη, οἶμαι.</text:p>
          </table:table-cell>
          <table:table-cell office:value-type="string">
            <text:p text:style-name="P6">"I can't see anything." </text:p>
          </table:table-cell>
        </table:table-row>
        <table:table-row table:style-name="TableLine1840522278464">
          <table:table-cell table:style-name="Table1.A1" office:value-type="string">
            <text:p text:style-name="Text_20_body">ἐκεῖνος δέ Τὸ δεῖνα, ἔφη.</text:p>
          </table:table-cell>
          <table:table-cell office:value-type="string">
            <text:p text:style-name="P6">"Look! Look at them all... there are loads of them...." </text:p>
          </table:table-cell>
        </table:table-row>
        <table:table-row table:style-name="TableLine1840522279280">
          <table:table-cell table:style-name="Table1.A1" office:value-type="string">
            <text:p text:style-name="Text_20_body">ξύνοιδε δήπου ἑαυτῇ φίλον οὐκ ε”χουσα οὐδένα,’ καίτοι αἰσχύνεσθαί τι ἐδόκει δή.</text:p>
          </table:table-cell>
          <table:table-cell office:value-type="string">
            <text:p text:style-name="P6">"I can only see you." </text:p>
          </table:table-cell>
        </table:table-row>
        <table:table-row table:style-name="TableLine1840522290160">
          <table:table-cell table:style-name="Table1.A1" office:value-type="string">
            <text:p text:style-name="Text_20_body">ἐκείνη δ’ οὖν οὐ παρῆν τῇ ἐπιούσῃ σχολῇ, οὐδ’ εἶδέ τις αὐτὴν ἀνὰ πᾶσαν τὴν δείλην.</text:p>
          </table:table-cell>
          <table:table-cell office:value-type="string">
            <text:p text:style-name="P6">"Look in it properly, go on, stand where I am." </text:p>
          </table:table-cell>
        </table:table-row>
        <table:table-row table:style-name="TableLine1840522290976">
          <table:table-cell table:style-name="Table1.A1" office:value-type="string">
            <text:p text:style-name="Text_20_body">προσιόντες δέ πρὸς τὸ μέγαρον ἐπὶ τὴν τῶν νεκυσίων ἑορτήν, ὁ (Ἁρειος καὶ ὁ Ῥοών παρήκουσαν τῆς Παραβάτιδος Πατίλης λεγούσης τῇ Λαφενδρίᾳ συνήθει οὔσῃ ῶς ἡ Ἑρμιόνη ἐν τῷ παρθενικῶ λουτρῶνι δακρυρροεῖ, τὰς δέ μελετᾶν αὐτῆς θελούσας ἑταίρας ἀπωθεῖ ἁπάσας.</text:p>
          </table:table-cell>
          <table:table-cell office:value-type="string">
            <text:p text:style-name="P6">Harry stepped aside, but with Ron in front of the mirror, he couldn't see his family anymore, just Ron in his paisley pajamas. </text:p>
          </table:table-cell>
        </table:table-row>
        <table:table-row table:style-name="TableLine1840522279552">
          <table:table-cell table:style-name="Table1.A1" office:value-type="string">
            <text:p text:style-name="Text_20_body">καὶ πρὸς τοῦτο ὁ Ῥοών καί πλέον αἰσχυνόμενος μέχρι γέ τινος ἐφαίνετο· μετ’ ὀλίγον δέ πάντων εἷς τὸ μέγαρον ἡκόντων ἐπελάθετο καὶ αὐτὸς τῆς γ’ Ἑρμιόνης.</text:p>
          </table:table-cell>
          <table:table-cell office:value-type="string">
            <text:p text:style-name="P6">Ron, though, was staring transfixed at his image. </text:p>
          </table:table-cell>
        </table:table-row>
        <table:table-row table:style-name="TableLine1840522284448">
          <table:table-cell table:style-name="Table1.A1" office:value-type="string">
            <text:p text:style-name="Text_20_body">ἐξεπλάγησαν γὰρ πάντες ὁρῶντες τὰ θεατρικὰ τὰ τῆς πρὸς ἑορτὴν σκηνογραφικῆς θαυματουργίας.</text:p>
          </table:table-cell>
          <table:table-cell office:value-type="string">
            <text:p text:style-name="P6">"Look at me!" he said. </text:p>
          </table:table-cell>
        </table:table-row>
        <table:table-row table:style-name="TableLine1840522284720">
          <table:table-cell table:style-name="Table1.A1" office:value-type="string">
            <text:p text:style-name="Text_20_body">νυκτερίδες μὲν γὰρ χίλιαι περιεπέτοντο παρὰ τῶν τοίχων καῖ τοῦ ὀρόφου, χίλιαι δ’ αὖ κατέσκηπτον ὑπὲρ τῶν τραπεζῶν ἴσαι θυέλλαις μελαίναις, ὥστε ῥιπιζόμεναι μικροῦ ἐδέησαν κατασβέσαι τὰς ἐν κολοκύνθοις λαμπάδας.</text:p>
          </table:table-cell>
          <table:table-cell office:value-type="string">
            <text:p text:style-name="P6">"Can you see all your family standing around you?" </text:p>
          </table:table-cell>
        </table:table-row>
        <table:table-row table:style-name="TableLine1840522284992">
          <table:table-cell table:style-name="Table1.A1" office:value-type="string">
            <text:p text:style-name="Text_20_body">ἡ δέ θοίνη ἐξ ἀπροσδοκήτου ἀνεφάνη, καθάπερ ἡ κατ’ ἀρχὴν τῆς περιόδου.</text:p>
          </table:table-cell>
          <table:table-cell office:value-type="string">
            <text:p text:style-name="P6">"No -- I'm alone -- but I'm different -- I look older -- and I'm head boy!" </text:p>
          </table:table-cell>
        </table:table-row>
        <table:table-row table:style-name="TableLine1840522279824">
          <table:table-cell table:style-name="Table1.A1" office:value-type="string">
            <text:p text:style-name="Text_20_body">ὁ δ’ Ἄρειος ὠρέγετο πρὸς γεωμῆλον μετ’ αὐτοῦ τοῦ φλοιοῦ ὠπτημένον καὶ ὁ Κίουρος εἶσέδραμεν εἷς τὸ μέσον, τὴν μίτραν χύδην ἀπορρέουσαν παρέχων οὐδενὶ κοσμῴ.</text:p>
          </table:table-cell>
          <table:table-cell office:value-type="string">
            <text:p text:style-name="P6">"What?" </text:p>
          </table:table-cell>
        </table:table-row>
        <table:table-row table:style-name="TableLine1840522280096">
          <table:table-cell table:style-name="Table1.A1" office:value-type="string">
            <text:p text:style-name="Text_20_body">δῆλος δ’ ἦν φόβῳ καταπεπληγμένος.</text:p>
          </table:table-cell>
          <table:table-cell office:value-type="string">
            <text:p text:style-name="P6">"I am -- I'm wearing the badge like Bill used to -- and I'm holding the house cup and the Quidditch cup -- I'm Quidditch captain, too. </text:p>
          </table:table-cell>
        </table:table-row>
        <text:soft-page-break/>
        <table:table-row table:style-name="TableLine1840522280912">
          <table:table-cell table:style-name="Table1.A1" office:value-type="string">
            <text:p text:style-name="Text_20_body">καῖ πάντων ἀτενιζόντων, ἥκων παρὰ τὸν τοῦ Διμπλοδώρου θρόνον ε”πεσε πρὸς τὴν τράπεζαν.</text:p>
          </table:table-cell>
          <table:table-cell office:value-type="string">
            <text:p text:style-name="P6">Ron tore his eyes away from this splendid sight to look excitedly at Harry. </text:p>
          </table:table-cell>
        </table:table-row>
        <table:table-row table:style-name="TableLine1840522301584">
          <table:table-cell table:style-name="Table1.A1" office:value-type="string">
            <text:p text:style-name="Text_20_body">καὶ μάλ’ ἄσθματος μεστὸς πνευστιῶν τέως μόλις Τρωγλοδύτης, ἔφη, ἐν τῇ γοργύρᾳ.</text:p>
          </table:table-cell>
          <table:table-cell office:value-type="string">
            <text:p text:style-name="P6">"Do you think this mirror shows the future?" </text:p>
          </table:table-cell>
        </table:table-row>
        <table:table-row table:style-name="TableLine1840522306752">
          <table:table-cell table:style-name="Table1.A1" office:value-type="string">
            <text:p text:style-name="Text_20_body">ᾠόμην γὰρ ὑμᾶς θέλειν πυθέσθαι.</text:p>
          </table:table-cell>
          <table:table-cell office:value-type="string">
            <text:p text:style-name="P6">"How can it? All my family are dead -- let me have another look --" </text:p>
          </table:table-cell>
        </table:table-row>
        <table:table-row table:style-name="TableLine1840522307024">
          <table:table-cell table:style-name="Table1.A1" office:value-type="string">
            <text:p text:style-name="Text_20_body">καὶ ταῦτ’ εἰπὼν χαμαὶ κατέπεσε λιποψυχήσας.</text:p>
          </table:table-cell>
          <table:table-cell office:value-type="string">
            <text:p text:style-name="P6">"You had it to yourself all last night, give me a bit more time." </text:p>
          </table:table-cell>
        </table:table-row>
        <table:table-row table:style-name="TableLine1840522299680">
          <table:table-cell table:style-name="Table1.A1" office:value-type="string">
            <text:p text:style-name="Text_20_body">ταραχὴ δ’ εὐθὺς ἐνεγένετο πᾶσι πολλή.</text:p>
          </table:table-cell>
          <table:table-cell office:value-type="string">
            <text:p text:style-name="P6">"You're only holding the Quidditch cup, what's interesting about that? I want to see my parents." </text:p>
          </table:table-cell>
        </table:table-row>
        <table:table-row table:style-name="TableLine1840522304848">
          <table:table-cell table:style-name="Table1.A1" office:value-type="string">
            <text:p text:style-name="Text_20_body">τὸ δέ τελευταῖον ὁ Διμ- πλόδωρος ἐξ ἄκρας τῆς ῥάβδου πυρφόρα πορφυρᾶ ἀνιεὶς οὐκ ὀλίγα κατεσιώπησεν ἅπαντας.</text:p>
          </table:table-cell>
          <table:table-cell office:value-type="string">
            <text:p text:style-name="P6">"Don't push me --" </text:p>
          </table:table-cell>
        </table:table-row>
        <table:table-row table:style-name="TableLine1840522304032">
          <table:table-cell table:style-name="Table1.A1" office:value-type="string">
            <text:p text:style-name="Text_20_body">ἺΩ πρυτάνεις, ἔφη, ἀπαγέτω ἕκαστος τοὺς οἰκείους πρὸς τὰ κοιμητήρια.</text:p>
          </table:table-cell>
          <table:table-cell office:value-type="string">
            <text:p text:style-name="P6">A sudden noise outside in the corridor put an end to their discussion. </text:p>
          </table:table-cell>
        </table:table-row>
        <table:table-row table:style-name="TableLine1840522308928">
          <table:table-cell table:style-name="Table1.A1" office:value-type="string">
            <text:p text:style-name="Text_20_body">ΤΑ ΝΕΚΥΣΙΑ 14] ὁ δέ Περσεὺς ἀμέλει ἀγαπῶν τὸ πρᾶγμα “Έπεσθέ μοι, ὧ πρωτό- πειροι.</text:p>
          </table:table-cell>
          <table:table-cell office:value-type="string">
            <text:p text:style-name="P6">They hadn't realized how loudly they had been talking. </text:p>
          </table:table-cell>
        </table:table-row>
        <table:table-row table:style-name="TableLine1840522307296">
          <table:table-cell table:style-name="Table1.A1" office:value-type="string">
            <text:p text:style-name="Text_20_body">μένετε ἀθρόοι.</text:p>
          </table:table-cell>
          <table:table-cell office:value-type="string">
            <text:p text:style-name="P6">"Quick!" </text:p>
          </table:table-cell>
        </table:table-row>
        <table:table-row table:style-name="TableLine1840522309744">
          <table:table-cell table:style-name="Table1.A1" office:value-type="string">
            <text:p text:style-name="Text_20_body">οὐ φοβητέος ὁ Τρωγλοδύτης ἐστὶν ὑμῖν πειθομένοις γ’ ἐμοί.</text:p>
          </table:table-cell>
          <table:table-cell office:value-type="string">
            <text:p text:style-name="P6">Ron threw the cloak back over them as the luminous eyes of Mrs. Norris came round the door. Ron and Harry stood quite still, both thinking the same thing -- did the cloak work on cats? After what seemed an age, she turned and left. </text:p>
          </table:table-cell>
        </table:table-row>
        <table:table-row table:style-name="TableLine1840522295056">
          <table:table-cell table:style-name="Table1.A1" office:value-type="string">
            <text:p text:style-name="Text_20_body">συνακολουθεῖτε δῆτα.</text:p>
          </table:table-cell>
          <table:table-cell office:value-type="string">
            <text:p text:style-name="P6">"This isn't safe -- she might have gone for Filch, I bet she heard us. </text:p>
          </table:table-cell>
        </table:table-row>
        <table:table-row table:style-name="TableLine1840522301856">
          <table:table-cell table:style-name="Table1.A1" office:value-type="string">
            <text:p text:style-name="Text_20_body">ἀπέλθετ’ ἐκποδών.</text:p>
          </table:table-cell>
          <table:table-cell office:value-type="string">
            <text:p text:style-name="P6">Come on." </text:p>
          </table:table-cell>
        </table:table-row>
        <table:table-row table:style-name="TableLine1840522293424">
          <table:table-cell table:style-name="Table1.A1" office:value-type="string">
            <text:p text:style-name="Text_20_body">πρωτόπειροι γὰρ διαβαίνουσι.</text:p>
          </table:table-cell>
          <table:table-cell office:value-type="string">
            <text:p text:style-name="P6">And Ron pulled Harry out of the room. </text:p>
          </table:table-cell>
        </table:table-row>
        <table:table-row table:style-name="TableLine1840522307840">
          <table:table-cell table:style-name="Table1.A1" office:value-type="string">
            <text:p text:style-name="Text_20_body">ξύγγνωθί μοι.</text:p>
          </table:table-cell>
          <table:table-cell office:value-type="string">
            <text:p text:style-name="P6">The snow still hadn't melted the next morning. </text:p>
          </table:table-cell>
        </table:table-row>
        <table:table-row table:style-name="TableLine1840522310288">
          <table:table-cell table:style-name="Table1.A1" office:value-type="string">
            <text:p text:style-name="Text_20_body">πρύτανις γάρ εἰμι.</text:p>
          </table:table-cell>
          <table:table-cell office:value-type="string">
            <text:p text:style-name="P6">"Want to play chess, Harry?" said Ron. </text:p>
          </table:table-cell>
        </table:table-row>
        <table:table-row table:style-name="TableLine1840522309200">
          <table:table-cell table:style-name="Table1.A1" office:value-type="string">
            <text:p text:style-name="Text_20_body">ὁ δ’ Ἄρειος ἀναβαίνων ἤρετο ποίῳ τρόπῳ Τρωγλοδύτῃ ἐξῆν εἰσιέναι.</text:p>
          </table:table-cell>
          <table:table-cell office:value-type="string">
            <text:p text:style-name="P6">"No." </text:p>
          </table:table-cell>
        </table:table-row>
        <table:table-row table:style-name="TableLine1840522303760">
          <table:table-cell table:style-name="Table1.A1" office:value-type="string">
            <text:p text:style-name="Text_20_body">ὁ δὲ Ῥοών Οὐκ οἶδ’ ἔγωγε.</text:p>
          </table:table-cell>
          <table:table-cell office:value-type="string">
            <text:p text:style-name="P6">"Why don't we go down and visit Hagrid?" </text:p>
          </table:table-cell>
        </table:table-row>
        <table:table-row table:style-name="TableLine1840522304304">
          <table:table-cell table:style-name="Table1.A1" office:value-type="string">
            <text:p text:style-name="Text_20_body">οἱ γὰρ Τρωγλοδύται λέγονται νωθέστατοι πεφυκέναι.</text:p>
          </table:table-cell>
          <table:table-cell office:value-type="string">
            <text:p text:style-name="P6">"No... you go..." </text:p>
          </table:table-cell>
        </table:table-row>
        <text:soft-page-break/>
        <table:table-row table:style-name="TableLine1840522302944">
          <table:table-cell table:style-name="Table1.A1" office:value-type="string">
            <text:p text:style-name="Text_20_body">τάχ’ ὁ Ποιφύκτης εἰσήγαγεν ἐν σκώμ- ματος μέρει πρὸς τὰ Νεκύσια.</text:p>
          </table:table-cell>
          <table:table-cell office:value-type="string">
            <text:p text:style-name="P6">"I know what you're thinking about, Harry, that mirror. Don't go back tonight." </text:p>
          </table:table-cell>
        </table:table-row>
        <table:table-row table:style-name="TableLine1840522298320">
          <table:table-cell table:style-name="Table1.A1" office:value-type="string">
            <text:p text:style-name="Text_20_body">παρέβαινον δ’ ἄλλους ἄλλοσε ἐπειγομένους.</text:p>
          </table:table-cell>
          <table:table-cell office:value-type="string">
            <text:p text:style-name="P6">"Why not?" </text:p>
          </table:table-cell>
        </table:table-row>
        <table:table-row table:style-name="TableLine1840522310560">
          <table:table-cell table:style-name="Table1.A1" office:value-type="string">
            <text:p text:style-name="Text_20_body">καὶ ἐν ᾧ ὠστίζοντο δι’ Ὑφελπύφων στῖφος συντεταραγμένων, ὁ ’Ἁρειος τοῦ Ῥοῶνος ἄφνω βραχίονος λαβόμενος Τὸ δεῖνα, ἔφη, ἐνενόησά τι περὶ τῆς Ἑρμιόνης.</text:p>
          </table:table-cell>
          <table:table-cell office:value-type="string">
            <text:p text:style-name="P6">"I dunno, I've just got a bad feeling about it -- and anyway, you've had too many close shaves already. Filch, Snape, and Mrs. Norris are wandering around. So what if they can't see you? What if they walk into you? What if you knock something over?" </text:p>
          </table:table-cell>
        </table:table-row>
        <table:table-row table:style-name="TableLine1840522308112">
          <table:table-cell table:style-name="Table1.A1" office:value-type="string">
            <text:p text:style-name="Text_20_body">Ποῖον δὲ τί,· Ἀλλ’ αὕτη τοῦ Τρωγλοδύτου πέρι οὐδέν μὰ Δί’ οἶδεν.</text:p>
          </table:table-cell>
          <table:table-cell office:value-type="string">
            <text:p text:style-name="P6">"You sound like Hermione." </text:p>
          </table:table-cell>
        </table:table-row>
        <table:table-row table:style-name="TableLine1840522304576">
          <table:table-cell table:style-name="Table1.A1" office:value-type="string">
            <text:p text:style-name="Text_20_body">ἐκεῖνος δέ χεῖλος δακὼν ἀνέσχετο.</text:p>
          </table:table-cell>
          <table:table-cell office:value-type="string">
            <text:p text:style-name="P6">"I'm serious, Harry, don't go." </text:p>
          </table:table-cell>
        </table:table-row>
        <table:table-row table:style-name="TableLine1840522296416">
          <table:table-cell table:style-name="Table1.A1" office:value-type="string">
            <text:p text:style-name="Text_20_body">δυσκόλως μὲν γὰρ ε”τι διέκειτο, ὁμῶς δέ Καλῶς ἔχει, ἔφη.</text:p>
          </table:table-cell>
          <table:table-cell office:value-type="string">
            <text:p text:style-name="P6">But Harry only had one thought in his head, which was to get back in front of the mirror, and Ron wasn't going to stop him. </text:p>
          </table:table-cell>
        </table:table-row>
        <table:table-row table:style-name="TableLine1840522299952">
          <table:table-cell table:style-name="Table1.A1" office:value-type="string">
            <text:p text:style-name="Text_20_body">εὐλαβώμεθα μέντοι μὴ ὀ Περσεὺς κατίδῃ ἡμᾶς.</text:p>
          </table:table-cell>
          <table:table-cell office:value-type="string">
            <text:p text:style-name="P6">That third night he found his way more quickly than before. He was walking so fast he knew he was making more noise than was wise, but he didn't meet anyone. </text:p>
          </table:table-cell>
        </table:table-row>
        <table:table-row table:style-name="TableLine1840522302128">
          <table:table-cell table:style-name="Table1.A1" office:value-type="string">
            <text:p text:style-name="Text_20_body">καὶ νεύσαντες κάτω, προσμείξαντες δέ τοῖς Ὑφελπύφοις εἷς τοῦμπαλιν ἰοῦσιν, ὑπεξελθόντες δ ’ αὖ εἷς τὸ πλάγιον κατὰ διαδρομήν τινα, ἔσπευσαν πρὸς τὸν παρθενικόν λουτρῶνα.</text:p>
          </table:table-cell>
          <table:table-cell office:value-type="string">
            <text:p text:style-name="P6">And there were his mother and father smiling at him again, and one of his grandfathers nodding happily. Harry sank down to sit on the floor in front of the mirror. There was nothing to stop him from staying here all night with his family. Nothing at all. </text:p>
          </table:table-cell>
        </table:table-row>
        <table:table-row table:style-name="TableLine1840522295600">
          <table:table-cell table:style-name="Table1.A1" office:value-type="string">
            <text:p text:style-name="Text_20_body">κάμψαντες δέ ἀγκῶνα, ἐκ τοῦ ὄπισθεν ἥκουσαν ψόφον τινὸς ῶς ποδῶν ἔχει διώκοντος.</text:p>
          </table:table-cell>
          <table:table-cell office:value-type="string">
            <text:p text:style-name="P6">Except -- "So -- back again, Harry?" </text:p>
          </table:table-cell>
        </table:table-row>
        <table:table-row table:style-name="TableLine1840522309472">
          <table:table-cell table:style-name="Table1.A1" office:value-type="string">
            <text:p text:style-name="Text_20_body">Περσεύς, ῆ δ’ ὃς ὁ Ῥοὼν ψιθυρίζων, ὠθῶν δ’ ἅμα τὸν ’Ἀρειον κατόπιν μεγάλου γρῦπος λιθίνου ὥστε κρύψασθαι.</text:p>
          </table:table-cell>
          <table:table-cell office:value-type="string">
            <text:p text:style-name="P6">Harry felt as though his insides had turned to ice. He looked behind him. Sitting on one of the desks by the wall was none other than Albus Dumbledore. Harry must have walked straight past him, so desperate to get to the mirror he hadn't noticed him. </text:p>
          </table:table-cell>
        </table:table-row>
        <table:table-row table:style-name="TableLine1840522305120">
          <table:table-cell table:style-name="Table1.A1" office:value-type="string">
            <text:p text:style-name="Text_20_body">προκύψαντες δὲ τὸν μὲν Περσέα οὐκ εἶδον, Σίναπυν δέ.</text:p>
          </table:table-cell>
          <table:table-cell office:value-type="string">
            <text:p text:style-name="P6">" -- I didn't see you, sir." </text:p>
          </table:table-cell>
        </table:table-row>
        <table:table-row table:style-name="TableLine1840522300224">
          <table:table-cell table:style-name="Table1.A1" office:value-type="string">
            <text:p text:style-name="Text_20_body">ὁ δέ διαβὰς τὴν διαδρομὴν ἐξ ὀμμάτων ἀπῆλθεν αὐτοῖς.</text:p>
          </table:table-cell>
          <table:table-cell office:value-type="string">
            <text:p text:style-name="P6">"Strange how nearsighted being invisible can make you," said Dumbledore, and Harry was relieved to <text:soft-page-break/>see that he was smiling. </text:p>
          </table:table-cell>
        </table:table-row>
        <table:table-row table:style-name="TableLine1840522305392">
          <table:table-cell table:style-name="Table1.A1" office:value-type="string">
            <text:p text:style-name="Text_20_body">ὁ δ’ ’Άρειος Τί χρῆμα δρᾲ,· ἔφη ψιθυρίζων.</text:p>
          </table:table-cell>
          <table:table-cell office:value-type="string">
            <text:p text:style-name="P6">"So," said Dumbledore, slipping off the desk to sit on the floor with Harry, "you, like hundreds before you, have discovered the delights of the Mirror of Erised." </text:p>
          </table:table-cell>
        </table:table-row>
        <table:table-row table:style-name="TableLine1840522300496">
          <table:table-cell table:style-name="Table1.A1" office:value-type="string">
            <text:p text:style-name="Text_20_body">διὰ τί οὐκ ἐν τῇ γοργύρᾳ ἐστὶ μετὰ τῶν ἄλλων σοφιστῶν; Οὐκ οἶδ’ ἔγωγε.</text:p>
          </table:table-cell>
          <table:table-cell office:value-type="string">
            <text:p text:style-name="P6">"I didn't know it was called that, Sir." </text:p>
          </table:table-cell>
        </table:table-row>
        <table:table-row table:style-name="TableLine1840522305664">
          <table:table-cell table:style-name="Table1.A1" office:value-type="string">
            <text:p text:style-name="Text_20_body">καὶ ἐφ’ ὅσον ἐνεδέχετο ἀψοφητὶ ἐδίωκον τὸν Σίναπυν ἤδη φθάνοντα αὐτοὺς· ἀλλ’ ἤδη κατὰ τὴν διαδρομὴν τὴν ἑξῆς ἀφανὴς ἐγένετο.</text:p>
          </table:table-cell>
          <table:table-cell office:value-type="string">
            <text:p text:style-name="P6">"But I expect you've realized by now what it does?" </text:p>
          </table:table-cell>
        </table:table-row>
        <table:table-row table:style-name="TableLine1840522305936">
          <table:table-cell table:style-name="Table1.A1" office:value-type="string">
            <text:p text:style-name="Text_20_body">Καὶ δὴ ἐπὶ τὸ τρίστεγον ὁρμᾶται, ἧ δ’ ὃς ὁ Ἄρειος.</text:p>
          </table:table-cell>
          <table:table-cell office:value-type="string">
            <text:p text:style-name="P6">"It -- well -- it shows me my family --" </text:p>
          </table:table-cell>
        </table:table-row>
        <table:table-row table:style-name="TableLine1840522310016">
          <table:table-cell table:style-name="Table1.A1" office:value-type="string">
            <text:p text:style-name="Text_20_body">ὁ δέ Ῥοὼν χεῖρα προτείνας ἔπαυσεν αὐτόν.</text:p>
          </table:table-cell>
          <table:table-cell office:value-type="string">
            <text:p text:style-name="P6">"And it showed your friend Ron himself as head boy." </text:p>
          </table:table-cell>
        </table:table-row>
        <table:table-row table:style-name="TableLine1840522307568">
          <table:table-cell table:style-name="Table1.A1" office:value-type="string">
            <text:p text:style-name="Text_20_body">Ἠ που ὀσφραίνει σύ τινος,· καὶ ὀ ’Ἀρειος δυσοδμοτάτου δή τινος ῶσφραίνετο, ὥσπερ ἀπὸ ποδείων σαθρῶν ἢ ἀπ’ ἀφόδου δημοσίας οἷἀν αὐχμηρὰν εἰς τοσοῦτο γεγεημένην οὐδεὶς ὡς ἔοικεν ἐκκεκάθαρκε.</text:p>
          </table:table-cell>
          <table:table-cell office:value-type="string">
            <text:p text:style-name="P6">"How did you know --?" </text:p>
          </table:table-cell>
        </table:table-row>
        <table:table-row table:style-name="TableLine1840522293696">
          <table:table-cell table:style-name="Table1.A1" office:value-type="string">
            <text:p text:style-name="Text_20_body">καί μὴν ἥκουσαν γρυλισμοὺς καὶ ἑλκυσμοὺς ὥσπερ εἶ μέγα τι 1 4 2 ΑΡΕιοΣ Πο ΤΗΡ χρῆμα ἀνθρώπου βραδέως ἐπορεύετο χωλεύων τούς πόδας παμμε- γέθεις ὄντας.</text:p>
          </table:table-cell>
          <table:table-cell office:value-type="string">
            <text:p text:style-name="P6">"I don't need a cloak to become invisible," said Dumbledore gently. </text:p>
          </table:table-cell>
        </table:table-row>
        <table:table-row table:style-name="TableLine1840522295328">
          <table:table-cell table:style-name="Table1.A1" office:value-type="string">
            <text:p text:style-name="Text_20_body">καὶ δακτυλοδεικτήσαντος τοῦ Ῥοῶνος εἶδον Αἰτναῖον τι κνώδαλον προσερχόμενον.</text:p>
          </table:table-cell>
          <table:table-cell office:value-type="string">
            <text:p text:style-name="P6">"Now, can you think what the Mirror of Erised shows us all?" </text:p>
          </table:table-cell>
        </table:table-row>
        <table:table-row table:style-name="TableLine1840522302400">
          <table:table-cell table:style-name="Table1.A1" office:value-type="string">
            <text:p text:style-name="Text_20_body">καὶ εἰς σκιὰν πτήξαντες εἷς σελήνιον ἐτήρουν αὐτὸ προβαῖνον.</text:p>
          </table:table-cell>
          <table:table-cell office:value-type="string">
            <text:p text:style-name="P6">Harry shook his head. </text:p>
          </table:table-cell>
        </table:table-row>
        <table:table-row table:style-name="TableLine1840522293968">
          <table:table-cell table:style-name="Table1.A1" office:value-type="string">
            <text:p text:style-name="Text_20_body">δεινὸν δ’ ἦν ἰδέσθαι.</text:p>
          </table:table-cell>
          <table:table-cell office:value-type="string">
            <text:p text:style-name="P6">"Let me explain. The happiest man on earth would be able to use the Mirror of Erised like a normal mirror, that is, he would look into it and see himself exactly as he is. Does that help?" </text:p>
          </table:table-cell>
        </table:table-row>
        <table:table-row table:style-name="TableLine1840522308656">
          <table:table-cell table:style-name="Table1.A1" office:value-type="string">
            <text:p text:style-name="Text_20_body">ὁ γὰρ Τρωγλοδύτης δώδεκα ποδῶν ὢν τὸ ὕψος τὴν χροίαν φαιὰν παρεῖχε καί ι’ώδη καῖ πετρίνοις λίθοις πως ὁμοίαν.</text:p>
          </table:table-cell>
          <table:table-cell office:value-type="string">
            <text:p text:style-name="P6">Harry thought. Then he said slowly, "It shows us what we want... </text:p>
          </table:table-cell>
        </table:table-row>
        <table:table-row table:style-name="TableLine1840522306208">
          <table:table-cell table:style-name="Table1.A1" office:value-type="string">
            <text:p text:style-name="Text_20_body">καὶ σῶμα μὲν ἦν αὐτῷ μέγα καὶ ῶγκωμένον χερμάδι δ’ ἴσον ἐν ὄρεσί τινι, κεφαλὴ δὲ μικρὰ καὶ φαλακρὰ ἐν κορυφῇ ε”φυ ὀλίγον διαφέρουσα φοινικοβαλάνου.</text:p>
          </table:table-cell>
          <table:table-cell office:value-type="string">
            <text:p text:style-name="P6">whatever we want..." </text:p>
          </table:table-cell>
        </table:table-row>
        <text:soft-page-break/>
        <table:table-row table:style-name="TableLine1840522294240">
          <table:table-cell table:style-name="Table1.A1" office:value-type="string">
            <text:p text:style-name="Text_20_body">σκέλη δ’ αὖ βραχέα καὶ δεν- δρώδη, πόδες δέ πλατεῖς καὶ κερατοειδεῖς.</text:p>
          </table:table-cell>
          <table:table-cell office:value-type="string">
            <text:p text:style-name="P6">"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able:table-cell>
        </table:table-row>
        <table:table-row table:style-name="TableLine1840522298048">
          <table:table-cell table:style-name="Table1.A1" office:value-type="string">
            <text:p text:style-name="Text_20_body">δυσοσμία δ’ ἀπ’ αὐτοῦ ἐγίγνετο θαυμασία ὡς σφόδρα.</text:p>
          </table:table-cell>
          <table:table-cell office:value-type="string">
            <text:p text:style-name="P6">"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able:table-cell>
        </table:table-row>
        <table:table-row table:style-name="TableLine1840522294512">
          <table:table-cell table:style-name="Table1.A1" office:value-type="string">
            <text:p text:style-name="Text_20_body">εἶχε δέ ῥόπαλον ξύλινον καὶ παμ- μέγεθες.</text:p>
          </table:table-cell>
          <table:table-cell office:value-type="string">
            <text:p text:style-name="P6">Harry stood up. </text:p>
          </table:table-cell>
        </table:table-row>
        <table:table-row table:style-name="TableLine1840522294784">
          <table:table-cell table:style-name="Table1.A1" office:value-type="string">
            <text:p text:style-name="Text_20_body">τοῦτο δ’ ἔσυρεν ἐπ’ ἐδάφους, τῶν βραχιόνων αὐτοῦ τοσούτων ὄντων.</text:p>
          </table:table-cell>
          <table:table-cell office:value-type="string">
            <text:p text:style-name="P6">"Sir -- Professor Dumbledore? Can I ask you something?" </text:p>
          </table:table-cell>
        </table:table-row>
        <table:table-row table:style-name="TableLine1840522308384">
          <table:table-cell table:style-name="Table1.A1" office:value-type="string">
            <text:p text:style-name="Text_20_body">στὰς δέ πρὸς θυρῶνι εἴσω προῦκυψε.</text:p>
          </table:table-cell>
          <table:table-cell office:value-type="string">
            <text:p text:style-name="P6">"Obviously, you've just done so," Dumbledore smiled. "You may ask me one more thing, however." </text:p>
          </table:table-cell>
        </table:table-row>
        <table:table-row table:style-name="TableLine1840522296688">
          <table:table-cell table:style-name="Table1.A1" office:value-type="string">
            <text:p text:style-name="Text_20_body">τὰ δ’ ὦτ’ ὄνου δίκην ὑποκινήσας καὶ ὅπερ ὀλίγον εἶχε τοῦ φρονίμου πρὸς τὸ μηχαν- ᾶσθαί τι βιάζειν δοκῶν, βραδέως εἰσῆλθεν.</text:p>
          </table:table-cell>
          <table:table-cell office:value-type="string">
            <text:p text:style-name="P6">"What do you see when you look in the mirror?" </text:p>
          </table:table-cell>
        </table:table-row>
        <table:table-row table:style-name="TableLine1840522296960">
          <table:table-cell table:style-name="Table1.A1" office:value-type="string">
            <text:p text:style-name="Text_20_body">ὁ δ’ ’Άρειος Τῆς κλειδός, ἔφη, παρούσης τῇ θύρᾳ, ἔστιν ἡμῖν συγκλεῖσαι αὐτόν.</text:p>
          </table:table-cell>
          <table:table-cell office:value-type="string">
            <text:p text:style-name="P6">"I? I see myself holding a pair of thick, woolen socks." </text:p>
          </table:table-cell>
        </table:table-row>
        <table:table-row table:style-name="TableLine1840522300768">
          <table:table-cell table:style-name="Table1.A1" office:value-type="string">
            <text:p text:style-name="Text_20_body">Εὖ φρονεῖς, ἦ δ’ ὃς ὁ Ῥοών δεδιώς τι.</text:p>
          </table:table-cell>
          <table:table-cell office:value-type="string">
            <text:p text:style-name="P6">Harry stared. </text:p>
          </table:table-cell>
        </table:table-row>
        <table:table-row table:style-name="TableLine1840522302672">
          <table:table-cell table:style-name="Table1.A1" office:value-type="string">
            <text:p text:style-name="Text_20_body">καῖ πρὸς τὴν θύραν ἔτι ἀνεῳγμένην εἷ’ρπυσαν, φόβον παρέχοντες διψητικὸν καί ἐλπίζοντες ἅμα τὸν Τρωγλοδύτην μὴ ἐξιέναι.</text:p>
          </table:table-cell>
          <table:table-cell office:value-type="string">
            <text:p text:style-name="P6">"One can never have enough socks," said Dumbledore. "Another Christmas has come and gone and I didn't get a single pair. People will insist on giving me books." </text:p>
          </table:table-cell>
        </table:table-row>
        <table:table-row table:style-name="TableLine1840522295872">
          <table:table-cell table:style-name="Table1.A1" office:value-type="string">
            <text:p text:style-name="Text_20_body">προπη- δήσας δέ ὁ ’Ἁρειος καί τὴν κλεῖν λαβὼν τὴν θύραν ἐπαράξας κατέκλεισεν.</text:p>
          </table:table-cell>
          <table:table-cell office:value-type="string">
            <text:p text:style-name="P6">It was only when he was back in bed that it struck Harry that Dumbledore might not have been quite truthful. But then, he thought, as he shoved Scabbers off his pillow, it had been quite a personal <text:soft-page-break/>question. </text:p>
          </table:table-cell>
        </table:table-row>
        <table:table-row table:style-name="TableLine1840522306480">
          <table:table-cell table:style-name="Table1.A1" office:value-type="string">
            <text:p text:style-name="Text_20_body">καὶ ἰοῦ ιόῦ κεκραγότες νικήφοροι ε”τρεχον ἔμπαλιν κατὰ τὴν διαδρομήν.</text:p>
          </table:table-cell>
          <table:table-cell office:value-type="string">
            <text:p text:style-name="P6">CHAPTER THIRTEEN </text:p>
          </table:table-cell>
        </table:table-row>
        <table:table-row table:style-name="TableLine1840522296144">
          <table:table-cell table:style-name="Table1.A1" office:value-type="string">
            <text:p text:style-name="Text_20_body">μέλλοντες δέ κάμψαι τὸν ἀγκῶνα ἥκουσαν καρδιό- δηκτόν τι.</text:p>
          </table:table-cell>
          <table:table-cell office:value-type="string">
            <text:p text:style-name="P6">NICOLAS FLAMEL </text:p>
          </table:table-cell>
        </table:table-row>
        <table:table-row table:style-name="TableLine1840522297232">
          <table:table-cell table:style-name="Table1.A1" office:value-type="string">
            <text:p text:style-name="Text_20_body">ὄρθιον γάρ τις φόβῳ ἀνωλόλυξε τοῦ δωματίου ἐντὸς ἐκείνου ὅπερ ἄρτι ἐκεκλείκεσαν.</text:p>
          </table:table-cell>
          <table:table-cell office:value-type="string">
            <text:p text:style-name="P6">Dumbledore had convinced Harry not to go looking for the Mirror of Erised again, and for the rest of the Christmas holidays the invisibility cloak stayed folded at the bottom of his trunk. Harry wished he could forget what he'd seen in the mirror as easily, but he couldn't. He started having nightmares. Over and over again he dreamed about his parents disappearing in a flash of green light, while a high voice cackled with laughter. </text:p>
          </table:table-cell>
        </table:table-row>
        <table:table-row table:style-name="TableLine1840522297504">
          <table:table-cell table:style-name="Table1.A1" office:value-type="string">
            <text:p text:style-name="Text_20_body">Μὴ γένοιτο, ἔφη ὁ Ῥοῶν ὠχραινόμενος οἷον ὁ Βαρόνος Αἶματοσταγής.</text:p>
          </table:table-cell>
          <table:table-cell office:value-type="string">
            <text:p text:style-name="P6">"You see, Dumbledore was right, that mirror could drive you mad," said Ron, when Harry told him about these drearns. </text:p>
          </table:table-cell>
        </table:table-row>
        <table:table-row table:style-name="TableLine1840522297776">
          <table:table-cell table:style-name="Table1.A1" office:value-type="string">
            <text:p text:style-name="Text_20_body">ὁ δ’ “Ἀρειος ἀπορῶν Τοῦτο γὰρ τὸ δωμάτιον, ἔφη, λουτρῶν παρθενικός ἐστι.</text:p>
          </table:table-cell>
          <table:table-cell office:value-type="string">
            <text:p text:style-name="P6">Hermione, who came back the day before term started, took a different view of things. She was torn between horror at the idea of Harry being out of bed, roaming the school three nights in a row ("If Filch had caught you!"), and disappointment that he hadn't at least found out who Nicolas Flamel was. </text:p>
          </table:table-cell>
        </table:table-row>
        <table:table-row table:style-name="TableLine1840522303216">
          <table:table-cell table:style-name="Table1.A1" office:value-type="string">
            <text:p text:style-name="Text_20_body">καὶ ὁμοῦ ἄμφω φωνοῦντες εΗ Ἑρμιόνη, ἔφασαν, ἔνεστιν.</text:p>
          </table:table-cell>
          <table:table-cell office:value-type="string">
            <text:p text:style-name="P6">They had almost given up hope of ever finding Flamel in a li- brary book, even though Harry was still sure he'd read the name somewhere. </text:p>
          </table:table-cell>
        </table:table-row>
        <table:table-row table:style-name="TableLine1840522298592">
          <table:table-cell table:style-name="Table1.A1" office:value-type="string">
            <text:p text:style-name="Text_20_body">ἄκοντες οὖν ἀποτρέψαντες ἀνέδραμον ἐπὶ τὴν θύραν.</text:p>
          </table:table-cell>
          <table:table-cell office:value-type="string">
            <text:p text:style-name="P6">Once term had started, they were back to skimming through books for ten minutes during their breaks. Harry had even less time than the other two, because Quidditch practice had started again. </text:p>
          </table:table-cell>
        </table:table-row>
        <table:table-row table:style-name="TableLine1840522298864">
          <table:table-cell table:style-name="Table1.A1" office:value-type="string">
            <text:p text:style-name="Text_20_body">κλῇθρον δέ μόλις χαλάσας - πεπληγμένος γὰρ εἰς τοσοῦτο τὴν κλεῖν μονον- ουχὶ μεθῆκεν - ὁ Ἄρειος τὴν θύραν ἀνέῳξεν.</text:p>
          </table:table-cell>
          <table:table-cell office:value-type="string">
            <text:p text:style-name="P6">Wood was working the team harder than ever. Even the endless rain that had replaced the snow couldn't dampen his spirits. The Weasleys complained that Wood was becoming a fanatic, but Harry was on Wood's side. If they won their next match, against Hufflepuff, they would overtake Slytherin in the house championship for the first time in seven years. Quite apart from wanting to win, Harry <text:soft-page-break/>found that he had fewer nightmares when he was tired out after training. </text:p>
          </table:table-cell>
        </table:table-row>
        <table:table-row table:style-name="TableLine1840522299136">
          <table:table-cell table:style-name="Table1.A1" office:value-type="string">
            <text:p text:style-name="Text_20_body">εἰσελθόντες δέ κατέλαβον τὴν μὲν Ἑρμιόνην πτήττουσαν παρὰ τοῦ τοίχου ὀλίγου δέουσαν λιποψυχῆσαι, τὸν δέ Τρωγλοδύτην προ- σχωροῦντα ἐπ’ αὐτὴν καὶ ἅμα ἐκκρούοντα τὰ λουτηρίδια ἀπὸ τῶν τοίχων.</text:p>
          </table:table-cell>
          <table:table-cell office:value-type="string">
            <text:p text:style-name="P6">Then, during one particularly wet and muddy practice session, Wood gave the team a bit of bad news. He'd just gotten very angry with the Weasleys, who kept dive-bombing each other and pretending to fall off their brooms. </text:p>
          </table:table-cell>
        </table:table-row>
        <table:table-row table:style-name="TableLine1840522299408">
          <table:table-cell table:style-name="Table1.A1" office:value-type="string">
            <text:p text:style-name="Text_20_body">καὶ ὁ ’Άρειος ἠθύμει μέν ἐκέλευε δ’ ὅμως τὸν Ῥοῶνα ταράξαι ΤΑ ΝΕΚΥΣῙΑ 14 3 ἐκεῖνον, αὐτὸς δέ τέως λαβὼν αὐλῶνος τι βιαίως ἔρριψε πρὸς τοῖχον ὡς ψόφῳ στροβήσων αὐτόν.</text:p>
          </table:table-cell>
          <table:table-cell office:value-type="string">
            <text:p text:style-name="P6">"Will you stop messing around!" he yelled. "That's exactly the sort of thing that'll lose us the match! Snape's refereeing this time, and he'll be looking for any excuse to knock points off Gryffindor!" </text:p>
          </table:table-cell>
        </table:table-row>
        <table:table-row table:style-name="TableLine1840522301040">
          <table:table-cell table:style-name="Table1.A1" office:value-type="string">
            <text:p text:style-name="Text_20_body">ὁ δέ Τρωγλοδύτης εἱστήκει ὀλίγον ἀπέχων τῆς Ἑρμιόνης, καλινδούμενος ἀεὶ ἐσκαρδαμύκτει που σκαιότατος ὢν ὡς μαθησ- όμενος τί δὴ ψόφον ἀνῆκε.</text:p>
          </table:table-cell>
          <table:table-cell office:value-type="string">
            <text:p text:style-name="P6">George Weasley really did fall off his broom at these words. </text:p>
          </table:table-cell>
        </table:table-row>
        <table:table-row table:style-name="TableLine1840522301312">
          <table:table-cell table:style-name="Table1.A1" office:value-type="string">
            <text:p text:style-name="Text_20_body">καὶ μὴν τὸν “Άρειον κατεῖδε πικρόν βλέπων πρὸς αὐτόν.</text:p>
          </table:table-cell>
          <table:table-cell office:value-type="string">
            <text:p text:style-name="P6">"Snape's refereeing?" he spluttered through a mouthful of mud. "When's he ever refereed a Quidditch match? He's not going to be fair if we might overtake Slytherin." </text:p>
          </table:table-cell>
        </table:table-row>
        <table:table-row table:style-name="TableLine1840522303488">
          <table:table-cell table:style-name="Table1.A1" office:value-type="string">
            <text:p text:style-name="Text_20_body">ἀπορήσας δ’ οὐ διὰ πολὺν μετῆλθε τοῦτον, τὸ ῥόπαλον ἅμα ἀναιρούμενος.</text:p>
          </table:table-cell>
          <table:table-cell office:value-type="string">
            <text:p text:style-name="P6">The rest of the team landed next to George to complain, too. </text:p>
          </table:table-cell>
        </table:table-row>
        <table:table-row table:style-name="TableLine1840522318176">
          <table:table-cell table:style-name="Table1.A1" office:value-type="string">
            <text:p text:style-name="Text_20_body">ἀλλ’ ὁ Ῥοὼν ἐκ πλαγίου Οὗτος, ἔφη, ὁ ἐμβρόντητος.</text:p>
          </table:table-cell>
          <table:table-cell office:value-type="string">
            <text:p text:style-name="P6">"It's not my fault," said Wood. "We've just got to make sure we play a clean game, so Snape hasn't got an excuse to pick on us." </text:p>
          </table:table-cell>
        </table:table-row>
        <table:table-row table:style-name="TableLine1840522316272">
          <table:table-cell table:style-name="Table1.A1" office:value-type="string">
            <text:p text:style-name="Text_20_body">καὶ αὐλῶνος τι ἔρριψεν.</text:p>
          </table:table-cell>
          <table:table-cell office:value-type="string">
            <text:p text:style-name="P6">Which was all very well, thought Harry, but he had another reason for not wanting Snape near him while he was playing Quidditch.... </text:p>
          </table:table-cell>
        </table:table-row>
        <table:table-row table:style-name="TableLine1840522312736">
          <table:table-cell table:style-name="Table1.A1" office:value-type="string">
            <text:p text:style-name="Text_20_body">καῖ τῆς μὲν τοῦ αὐλῶνος πληγῆς πρὸς ὦμον πατάξαντος οὐδὲν ἔδοξεν αἰσθέσθαι, τὴν δέ βοὴν ἀκούσας αὖθις εἱστήκει ῥύγχος δυσειδὲς περιάγων ἅμα ἐπὶ τὸν Ῥοῶνα.</text:p>
          </table:table-cell>
          <table:table-cell office:value-type="string">
            <text:p text:style-name="P6">The rest of the team hung back to talk to one another as usual at the end of practice, but Harry headed straight back to the Gryffindor common room, where he found Ron and Hermione playing chess. Chess was the only thing Hermione ever lost at, something Harry and Ron thought was very good for her. </text:p>
          </table:table-cell>
        </table:table-row>
        <table:table-row table:style-name="TableLine1840522317632">
          <table:table-cell table:style-name="Table1.A1" office:value-type="string">
            <text:p text:style-name="Text_20_body">καὶ οὔτως ὁ Ἄρειος ἐφθάσεν ἐκεῖνον παραδραμών.</text:p>
          </table:table-cell>
          <table:table-cell office:value-type="string">
            <text:p text:style-name="P6">"Don't talk to me for a moment," said Ron when Harry sat down next to him, "I need to concen --" He caught sight of Harry's face. "What's the matter with you? You look terrible." </text:p>
          </table:table-cell>
        </table:table-row>
        <text:soft-page-break/>
        <table:table-row table:style-name="TableLine1840522323344">
          <table:table-cell table:style-name="Table1.A1" office:value-type="string">
            <text:p text:style-name="Text_20_body">τῇ δ’ Ἑρμιόνῃ βοῶν εἶπεν Ἄγε δη.</text:p>
          </table:table-cell>
          <table:table-cell office:value-type="string">
            <text:p text:style-name="P6">Speaking quietly so that no one else would hear, Harry told the other two about Snape's sudden, sinister desire to be a Quidditch referee. </text:p>
          </table:table-cell>
        </table:table-row>
        <table:table-row table:style-name="TableLine1840522313552">
          <table:table-cell table:style-name="Table1.A1" office:value-type="string">
            <text:p text:style-name="Text_20_body">δράμε σύ, ἀπόδραμε, πρὸς τὴν θύραν ἅμα θέλων ἀποσπᾶν αὐτήν.</text:p>
          </table:table-cell>
          <table:table-cell office:value-type="string">
            <text:p text:style-name="P6">"Don't play," said Hermione at once. </text:p>
          </table:table-cell>
        </table:table-row>
        <table:table-row table:style-name="TableLine1840522317360">
          <table:table-cell table:style-name="Table1.A1" office:value-type="string">
            <text:p text:style-name="Text_20_body">ἡ δ’ ἔτι ἀκίνητος ἔμενε πτήττουσα πρὸς τῷ τοίχῳ δέει κεχηνυῖα.</text:p>
          </table:table-cell>
          <table:table-cell office:value-type="string">
            <text:p text:style-name="P6">"Say you're ill," said Ron. </text:p>
          </table:table-cell>
        </table:table-row>
        <table:table-row table:style-name="TableLine1840522311920">
          <table:table-cell table:style-name="Table1.A1" office:value-type="string">
            <text:p text:style-name="Text_20_body">τεταραγμένος δ ’ἤδη ὁ Τρωγλοδύτης τῇ τε κραυγῇ νῦν δὴ τετυφω- μένος καὶ τῇ ἠχοῖπάντως ἐξεβάκχευε.</text:p>
          </table:table-cell>
          <table:table-cell office:value-type="string">
            <text:p text:style-name="P6">"Pretend to break your leg," Hermione suggested. </text:p>
          </table:table-cell>
        </table:table-row>
        <table:table-row table:style-name="TableLine1840522315184">
          <table:table-cell table:style-name="Table1.A1" office:value-type="string">
            <text:p text:style-name="Text_20_body">πάλιν δ ’ αὖ μυκώμενος προσ- έβαλλε τῷ Ῥοῶνι ἐπὶ ποσὶν ὅντι αὐτῷ οὐδ’ ἔχοντι ποῖ φύγοι.</text:p>
          </table:table-cell>
          <table:table-cell office:value-type="string">
            <text:p text:style-name="P6">"Really break your leg," said Ron. </text:p>
          </table:table-cell>
        </table:table-row>
        <table:table-row table:style-name="TableLine1840522314368">
          <table:table-cell table:style-name="Table1.A1" office:value-type="string">
            <text:p text:style-name="Text_20_body">καί ἔπειτα ὁ ’Ἁρειος ἐποίησέ τι ἀνδρειότατον μέν, ἀξυνετ- ώτατον δ’ ὅμως.</text:p>
          </table:table-cell>
          <table:table-cell office:value-type="string">
            <text:p text:style-name="P6">"I can't," said Harry. "There isn't a reserve Seeker. If I back out, Gryffindor can't play at all." </text:p>
          </table:table-cell>
        </table:table-row>
        <table:table-row table:style-name="TableLine1840522315456">
          <table:table-cell table:style-name="Table1.A1" office:value-type="string">
            <text:p text:style-name="Text_20_body">ἐπιδραμὼν γὰρ αὐτῷ ἄρδην ἐπήδησεν ὥστε ἐκ τοῦ ὄπισθεν περιβαλέσθαι τὸν τοῦ Τρωγλοδύτου τράχηλον ταῖς χερσίν.</text:p>
          </table:table-cell>
          <table:table-cell office:value-type="string">
            <text:p text:style-name="P6">At that moment Neville toppled into the common room. How he had managed to climb through the portrait hole was anyone's guess, because his legs had been stuck together with what they recognized at once as the Leg-Locker Curse. He must have had to bunny hop all the way up to Gryffindor tower. </text:p>
          </table:table-cell>
        </table:table-row>
        <table:table-row table:style-name="TableLine1840522321168">
          <table:table-cell table:style-name="Table1.A1" office:value-type="string">
            <text:p text:style-name="Text_20_body">οὐ μὴν οὐδ’ οὗτος ᾔσθετ’ αὐτοῦ ἐκκρεμαμένου ἐκεῖ, ἀλλὰ καὶ οἱ Τρωγλοδύται δήπου εἰκότως νοῦν ἕξουσιν ἐὰν ξύλινόν τις ἀνωθῇ μακρὸν εἷς τὸν μυκτῆρα.</text:p>
          </table:table-cell>
          <table:table-cell office:value-type="string">
            <text:p text:style-name="P6">Everyone fell over laughing except Hermione, who leapt up and performed the countercurse. Neville's legs sprang apart and he got to his feet, trembling. "What happened?" Hermione asked him, leading him over to sit with Harry and Ron. </text:p>
          </table:table-cell>
        </table:table-row>
        <table:table-row table:style-name="TableLine1840522322256">
          <table:table-cell table:style-name="Table1.A1" office:value-type="string">
            <text:p text:style-name="Text_20_body">καὶ γὰρ ὁ ’Άρειος ε”τι τῆς ῥάβδου τῇ δεξιᾷ εἴχετο πηδήσας.</text:p>
          </table:table-cell>
          <table:table-cell office:value-type="string">
            <text:p text:style-name="P6">"Malfoy," said Neville shakily. "I met him outside the library. He said he'd been looking for someone to practice that on." </text:p>
          </table:table-cell>
        </table:table-row>
        <table:table-row table:style-name="TableLine1840522320080">
          <table:table-cell table:style-name="Table1.A1" office:value-type="string">
            <text:p text:style-name="Text_20_body">αὔτη δ’ ἄρα ἐσκάλευσεν εὐθὺ μίαν τῶν ῥινῶν αὐτοῦ.</text:p>
          </table:table-cell>
          <table:table-cell office:value-type="string">
            <text:p text:style-name="P6">"Go to Professor McGonagall!" Hermione urged Neville. "Report him!" </text:p>
          </table:table-cell>
        </table:table-row>
        <table:table-row table:style-name="TableLine1840522319808">
          <table:table-cell table:style-name="Table1.A1" office:value-type="string">
            <text:p text:style-name="Text_20_body">ὁ δέ μέγα ῶλόλυζε τὰς ῥῖνας μάλ’ ἀλγῶν.</text:p>
          </table:table-cell>
          <table:table-cell office:value-type="string">
            <text:p text:style-name="P6">Neville shook his head. </text:p>
          </table:table-cell>
        </table:table-row>
        <table:table-row table:style-name="TableLine1840522320896">
          <table:table-cell table:style-name="Table1.A1" office:value-type="string">
            <text:p text:style-name="Text_20_body">στροβεῖ δ’ οὖν τό ῥόπαλον πάντ’ εἶκῃ καί φύρδην πραττόμενος.</text:p>
          </table:table-cell>
          <table:table-cell office:value-type="string">
            <text:p text:style-name="P6">"I don't want more trouble," he mumbled. </text:p>
          </table:table-cell>
        </table:table-row>
        <table:table-row table:style-name="TableLine1840522313824">
          <table:table-cell table:style-name="Table1.A1" office:value-type="string">
            <text:p text:style-name="Text_20_body">ὁ δ’ ’Άρειος τέως συνεχῶς ἐλαμβάνετο οὐκ εἰδὼς εἷ ἐν ἀκαρεῖ οὗτος ἢ ἀποσπάσει αὐτὸν ἀπὸ τοῦ τραχήλου ῆ πληγὴν πλήξει καιρίαν τῷ ῥοπάλῳ.</text:p>
          </table:table-cell>
          <table:table-cell office:value-type="string">
            <text:p text:style-name="P6">"You've got to stand up to him, Neville!" said Ron. "He's used to walking all over people, but that's no reason to lie down in front of him and make it easier." </text:p>
          </table:table-cell>
        </table:table-row>
        <text:soft-page-break/>
        <table:table-row table:style-name="TableLine1840522316000">
          <table:table-cell table:style-name="Table1.A1" office:value-type="string">
            <text:p text:style-name="Text_20_body">ἐν δέ τούτῳ ἡ μὲν Ἑρμιόνη χαμᾶζε φόβῳ ἐπεπτώκει, ὁ δέ Ῥοών ἀνέλαβε τὴν ἑαυτοῦ ῥάβδον.</text:p>
          </table:table-cell>
          <table:table-cell office:value-type="string">
            <text:p text:style-name="P6">"There's no need to tell me I'm not brave enough to be in Gryffindor, Malfoy's already done that," Neville choked out. </text:p>
          </table:table-cell>
        </table:table-row>
        <table:table-row table:style-name="TableLine1840522321712">
          <table:table-cell table:style-name="Table1.A1" office:value-type="string">
            <text:p text:style-name="Text_20_body">οὐδ’ εἰδὼς τί δὴ μέλλει ποιήσειν, ἔλαθεν ἑαυτὸν ἐπᾴδοντα τὸ φίλτρον τὸ ἐπιτυχὸν τάδε’ Οὐιγγάρδιον λεουιώσα.</text:p>
          </table:table-cell>
          <table:table-cell office:value-type="string">
            <text:p text:style-name="P6">Harry felt in the pocket of his robes and pulled out a Chocolate Frog, the very last one from the box Hermione had given him for Christmas. He gave it to Neville, who looked as though he might cry. </text:p>
          </table:table-cell>
        </table:table-row>
        <table:table-row table:style-name="TableLine1840522314640">
          <table:table-cell table:style-name="Table1.A1" office:value-type="string">
            <text:p text:style-name="Text_20_body">καὶ τὸ ῥόπαλον ἄφνω πτάμενον ἐκ τῶν τοῦ Τρωγλοδύτου χειρῶν καὶ μετέωρον ἄνω εἰς τὸν ἀέρα ἀναφορούμενον, περιεστρέψατο εὐθὺς καὶ κατέπεσεν ὥσθ’ ὅσον μὴ συντρῖψαι τὸ τοῦ ἑαυτοῦ κυρίου κράνιον, ψόφον ἀηδῆ ἅμα παρασχόν.</text:p>
          </table:table-cell>
          <table:table-cell office:value-type="string">
            <text:p text:style-name="P6">"You're worth twelve of Malfoy," Harry said. "The Sorting Hat chose you for Gryffindor, didn't it? And where's Malfoy? In stinking Slytherin." </text:p>
          </table:table-cell>
        </table:table-row>
        <table:table-row table:style-name="TableLine1840522322800">
          <table:table-cell table:style-name="Table1.A1" office:value-type="string">
            <text:p text:style-name="Text_20_body">ἐκεῖνος δὲ ι’λλιγγιάσας τι πρανὴς ἐπὶ στόμα κατέπεσε, κτύπον παρέχων τοσοῦτον ὥστε πᾶν τὸ δωμάτιον σεισθῆναι.</text:p>
          </table:table-cell>
          <table:table-cell office:value-type="string">
            <text:p text:style-name="P6">Neville's lips twitched in a weak smile as he unwrapped the frog. </text:p>
          </table:table-cell>
        </table:table-row>
        <table:table-row table:style-name="TableLine1840522315728">
          <table:table-cell table:style-name="Table1.A1" office:value-type="string">
            <text:p text:style-name="Text_20_body">1 44 ΑΡΕΙοΣ ΠοΤΗΡ καί ὁ μὲν Ἄρειος ἀνέστη τρέμων καί πνευστιῶν.</text:p>
          </table:table-cell>
          <table:table-cell office:value-type="string">
            <text:p text:style-name="P6">"Thanks, Harry... I think I'll go to bed.... D'you want the card, you collect them, don't you?" </text:p>
          </table:table-cell>
        </table:table-row>
        <table:table-row table:style-name="TableLine1840522319264">
          <table:table-cell table:style-name="Table1.A1" office:value-type="string">
            <text:p text:style-name="Text_20_body">ὁ δὲ Ῥοών ἐκεῖ ἵστατο, τὴν ῥάβδον ἔτι ἀνέχων καὶ ἀτενές δεδορκὼς ἐπὶ τὸ πεποιημένον.</text:p>
          </table:table-cell>
          <table:table-cell office:value-type="string">
            <text:p text:style-name="P6">As Neville walked away, Harry looked at the Famous Wizard card. </text:p>
          </table:table-cell>
        </table:table-row>
        <table:table-row table:style-name="TableLine1840522317904">
          <table:table-cell table:style-name="Table1.A1" office:value-type="string">
            <text:p text:style-name="Text_20_body">ἀλλ’ ἡ Ἑρμιόνη ἔφθασε λέγων ὅτι ἲ1ῐῖ καί τέθνηκεν, ὁ δ’ Ἄρειος ἀπεκρίνατο ὡς τεθνάναι μὲν οὐ δοκεῖ, λιποψυχῆσαι δέ, ὡς εἰκός.</text:p>
          </table:table-cell>
          <table:table-cell office:value-type="string">
            <text:p text:style-name="P6">"Dumbledore again," he said, "He was the first one I ever-" </text:p>
          </table:table-cell>
        </table:table-row>
        <table:table-row table:style-name="TableLine1840522316544">
          <table:table-cell table:style-name="Table1.A1" office:value-type="string">
            <text:p text:style-name="Text_20_body">νεύσας δέ τὴν ῥάβδον ἐξείλκυσεν ἐκ τοῦ μυκτῆρος τοῦ Τρωγλοδύτου.</text:p>
          </table:table-cell>
          <table:table-cell office:value-type="string">
            <text:p text:style-name="P6">He gasped. He stared at the back of the card. Then he looked up at Ron and Hermione. </text:p>
          </table:table-cell>
        </table:table-row>
        <table:table-row table:style-name="TableLine1840522321440">
          <table:table-cell table:style-name="Table1.A1" office:value-type="string">
            <text:p text:style-name="Text_20_body">ἐδόκει δέ κεκαλύφθαι κόμμι φαιῷ καὶ ἰώδει.</text:p>
          </table:table-cell>
          <table:table-cell office:value-type="string">
            <text:p text:style-name="P6">"I've found him!" he whispered. "I've found Flamel! 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 </text:p>
          </table:table-cell>
        </table:table-row>
        <table:table-row table:style-name="TableLine1840522322528">
          <table:table-cell table:style-name="Table1.A1" office:value-type="string">
            <text:p text:style-name="Text_20_body">Αἶβοῖ, ἔφη, τῆς κορύζης τρωγλοδυτικῆς.</text:p>
          </table:table-cell>
          <table:table-cell office:value-type="string">
            <text:p text:style-name="P6">Hermione jumped to her feet. She hadn't looked so excited since they'd gotten back the marks for their very first piece of homework. </text:p>
          </table:table-cell>
        </table:table-row>
        <table:table-row table:style-name="TableLine1840522320352">
          <table:table-cell table:style-name="Table1.A1" office:value-type="string">
            <text:p text:style-name="Text_20_body">καί ἀπώμορξε δῆτα ἐπὶ τὰς βράκας τὰς τρωγλοδυτικάς.</text:p>
          </table:table-cell>
          <table:table-cell office:value-type="string">
            <text:p text:style-name="P6">"Stay there!" she said, and she sprinted up the stairs to the girls' dormitories. Harry and Ron barely had time to exchange mystified looks before she was <text:soft-page-break/>dashing back, an enormous old book in her arms. </text:p>
          </table:table-cell>
        </table:table-row>
        <table:table-row table:style-name="TableLine1840522312464">
          <table:table-cell table:style-name="Table1.A1" office:value-type="string">
            <text:p text:style-name="Text_20_body">καὶ ἐντεῦθεν οἶ τριττοὶ ἀκούσαντές τινος θύραν ἐπαράξαντος καὶ ἐγγυτέρω προσιόντος τὰ ῶτα ὀρθὰ παρέσχον.</text:p>
          </table:table-cell>
          <table:table-cell office:value-type="string">
            <text:p text:style-name="P6">"I never thought to look in here!" she whispered excitedly. "I got this out of the library weeks ago for a bit of light reading." </text:p>
          </table:table-cell>
        </table:table-row>
        <table:table-row table:style-name="TableLine1840522323072">
          <table:table-cell table:style-name="Table1.A1" office:value-type="string">
            <text:p text:style-name="Text_20_body">οὐ γὰρ συνῄδεσαν ἑαυτοῖς τοσοῦτο θορυβήσαντες.</text:p>
          </table:table-cell>
          <table:table-cell office:value-type="string">
            <text:p text:style-name="P6">"Light?" said Ron, but Hermione told him to be quiet until she'd looked something up, and started flicking frantically through the pages, muttering to herself. </text:p>
          </table:table-cell>
        </table:table-row>
        <table:table-row table:style-name="TableLine1840522314096">
          <table:table-cell table:style-name="Table1.A1" office:value-type="string">
            <text:p text:style-name="Text_20_body">ἀλλ’ οὖν τις τῶν κάτω δηλαδὴ ἔτυχεν ἀκούσας τῶν τε κτύπων καὶ τῶν τοῦ Τρωγλοδύτου μυκημάτων.</text:p>
          </table:table-cell>
          <table:table-cell office:value-type="string">
            <text:p text:style-name="P6">At last she found what she was looking for. </text:p>
          </table:table-cell>
        </table:table-row>
        <table:table-row table:style-name="TableLine1840522316816">
          <table:table-cell table:style-name="Table1.A1" office:value-type="string">
            <text:p text:style-name="Text_20_body">καὶ ἐν ἀκαρεῖ ἡ Μαγονωγαλέα εἰς τὸ δωμάτιον εἰσέπεσεν, ἑπομένων αὐτῇ τοῦ τε Σινάπεως καὶ τοῦ Κιούρου ὀπισθοφυλακοῦν- τος.</text:p>
          </table:table-cell>
          <table:table-cell office:value-type="string">
            <text:p text:style-name="P6">"I knew it! I knew it!" </text:p>
          </table:table-cell>
        </table:table-row>
        <table:table-row table:style-name="TableLine1840522318448">
          <table:table-cell table:style-name="Table1.A1" office:value-type="string">
            <text:p text:style-name="Text_20_body">οὗτος δ’ ὀλίγον ὑποβλέψας τὸν Τρωγλοδύτην κνυσάμενός τι ἐκάθισεν εὐθὺς ἐπ’ ἀφόδου, τοῦ στέρνου ἁπτόμενος.</text:p>
          </table:table-cell>
          <table:table-cell office:value-type="string">
            <text:p text:style-name="P6">"Are we allowed to speak yet?" said Ron grumpily. Hermione ignored him. </text:p>
          </table:table-cell>
        </table:table-row>
        <table:table-row table:style-name="TableLine1840522317088">
          <table:table-cell table:style-name="Table1.A1" office:value-type="string">
            <text:p text:style-name="Text_20_body">καὶ ὁ μὲν Σίναπυς προῦκυπτε τῷ Τρωγλοδύτῃ, ἡ δέ Μαγονωγαλέα ἔβλεπε πρὸς τὸν Ῥοῶνα καὶ τὸν ’Άρειον.</text:p>
          </table:table-cell>
          <table:table-cell office:value-type="string">
            <text:p text:style-name="P6">"Nicolas Flamel," she whispered dramatically, "is the only known maker of the Sorcerer's Stone!" </text:p>
          </table:table-cell>
        </table:table-row>
        <table:table-row table:style-name="TableLine1840522318720">
          <table:table-cell table:style-name="Table1.A1" office:value-type="string">
            <text:p text:style-name="Text_20_body">ὁ δὲ οὐπώποτ’ εἶδεν αὐτὴν οὕτω θυμουμένην, τὰ χείλη λευκὰ δὴ παρ- έχουσαν.</text:p>
          </table:table-cell>
          <table:table-cell office:value-type="string">
            <text:p text:style-name="P6">This didn't have quite the effect she'd expected. </text:p>
          </table:table-cell>
        </table:table-row>
        <table:table-row table:style-name="TableLine1840522314912">
          <table:table-cell table:style-name="Table1.A1" office:value-type="string">
            <text:p text:style-name="Text_20_body">οὐκέτ’ ἤλπιζε δηλαδὴ οἴσεσθαι πεντήκοντα βαθμοὺς ὑπὲρ τῶν Γρυφινδώρων.</text:p>
          </table:table-cell>
          <table:table-cell office:value-type="string">
            <text:p text:style-name="P6">"The what?" said Harry and Ron. </text:p>
          </table:table-cell>
        </table:table-row>
        <table:table-row table:style-name="TableLine1840522318992">
          <table:table-cell table:style-name="Table1.A1" office:value-type="string">
            <text:p text:style-name="Text_20_body">ἐκείνη δέ μάλα πικραινομένη τραχείᾳ τῇ φωνῇ Ἀλλὰ τί πρὸς θεῶν, ἔφη, ἐν νῷ εἴχετε,- ’Ἁρειος δέ πρὸς τὸν Ῥοῶνα ἔβλεψεν ἔτι ἑστῶτ’ ἀκίνητον, τῆς ῥάβδου ἄνω τεινομένης.</text:p>
          </table:table-cell>
          <table:table-cell office:value-type="string">
            <text:p text:style-name="P6">"Oh, honestly, don't you two read? Look -- read that, there." </text:p>
          </table:table-cell>
        </table:table-row>
        <table:table-row table:style-name="TableLine1840522319536">
          <table:table-cell table:style-name="Table1.A1" office:value-type="string">
            <text:p text:style-name="Text_20_body">ἐκείνη δ’ ἀναλαβοῦσα Ἐκινδυνεύετε γάρ τοι, ἔφη, ἀποθανεῖν.</text:p>
          </table:table-cell>
          <table:table-cell office:value-type="string">
            <text:p text:style-name="P6">She pushed the book toward them, and Harry and Ron read: The ancient study of alchemy is concerned with making the Sorcerer's Stone, a legendary substance with astonishing powers. The stone will transform any metal into pure gold. It also produces the Elixir of Life, which will make the drinker immortal. </text:p>
          </table:table-cell>
        </table:table-row>
        <table:table-row table:style-name="TableLine1840522320624">
          <table:table-cell table:style-name="Table1.A1" office:value-type="string">
            <text:p text:style-name="Text_20_body">τίείς τὴν οἰκίαν οὐκ ἀνέβητε,· ὁ δέ Σίναπυς ὀξὺ ἔβλεψε πρὸς τὸν ’Ἀρειον ὁ δέ πρὸς τὴν γῆν ἔβλεπε, χρῄζων τοῦ Ῥοῶνος καταθεῖναι τὴν ῥάβδον.</text:p>
          </table:table-cell>
          <table:table-cell office:value-type="string">
            <text:p text:style-name="P6">There have been many reports of the Sorcerer's Stone over the centuries, but the only Stone currently in existence belongs to Mr. Nicolas Flamel, the noted alchemist and opera lover. Mr. <text:soft-page-break/>Flamel, who celebrated his six hundred and sixty-fifth birthday last year, enjoys a quiet life in Devon with his wife, Perenelle (six hundred and fifty-eight). </text:p>
          </table:table-cell>
        </table:table-row>
        <table:table-row table:style-name="TableLine1840522323616">
          <table:table-cell table:style-name="Table1.A1" office:value-type="string">
            <text:p text:style-name="Text_20_body">κᾶπειτα ἦν ἀκοῦσαι φωνήν τινα μικρὰν ἀπὸ τοῦ σκότου γιγνομένην.</text:p>
          </table:table-cell>
          <table:table-cell office:value-type="string">
            <text:p text:style-name="P6">"See?" said Hermione, when Harry and Ron had finished. "The dog must be guarding Flamel's Sorcerer's Stone! I bet he asked Dumbledore to keep it safe for him, because they're friends and he knew someone was after it, that's why he wanted the Stone moved out of Gringotts!" </text:p>
          </table:table-cell>
        </table:table-row>
        <table:table-row table:style-name="TableLine1840522310832">
          <table:table-cell table:style-name="Table1.A1" office:value-type="string">
            <text:p text:style-name="Text_20_body">Ξύγγνωθί μοι, ἔφη, ὦ σοφιστὰ Μαγονωγαλέα.</text:p>
          </table:table-cell>
          <table:table-cell office:value-type="string">
            <text:p text:style-name="P6">"A stone that makes gold and stops you from ever dying!" said Harry. "No wonder Snape's after it! Anyone would want it." </text:p>
          </table:table-cell>
        </table:table-row>
        <table:table-row table:style-name="TableLine1840522321984">
          <table:table-cell table:style-name="Table1.A1" office:value-type="string">
            <text:p text:style-name="Text_20_body">ἀλλ’ ἐκεῖνοι ἠρεύνων ἐμέ.</text:p>
          </table:table-cell>
          <table:table-cell office:value-type="string">
            <text:p text:style-name="P6">"And no wonder we couldn't find Flamel in that Study of Recent Developments in Wizardry," said Ron. "He's not exactly recent if he's six hundred and sixty-five, is he?" </text:p>
          </table:table-cell>
        </table:table-row>
        <table:table-row table:style-name="TableLine1840522311104">
          <table:table-cell table:style-name="Table1.A1" office:value-type="string">
            <text:p text:style-name="Text_20_body">Ἡ Γ έρανος.</text:p>
          </table:table-cell>
          <table:table-cell office:value-type="string">
            <text:p text:style-name="P6">The next morning in Defense Against the Dark Arts, while copying down different ways of treating werewolf bites, Harry and Ron were still discussing what they'd do with a Sorcerer's Stone if they had one. It wasn't until Ron said he'd buy his own Quidditch team that Harry remembered about Snape and the coming match. </text:p>
          </table:table-cell>
        </table:table-row>
        <table:table-row table:style-name="TableLine1840522313008">
          <table:table-cell table:style-name="Table1.A1" office:value-type="string">
            <text:p text:style-name="Text_20_body">ἡ γὰρ Ἑρμιόνη ἀναστᾶσ’ ἥδη Ἀλλὰ γὰρ ἐγὼ τὸν Τρωγλοδύτην ἴχνευον, νομίζουσα αὐτὴ καθ’ ἑαυτὴν οἵα τ’ ἔσεσθαι χρῆσθαι αὐτῷ ὡς πόλλ’ ἀναγνοῦσα περὶ τῶν τοιούτων.</text:p>
          </table:table-cell>
          <table:table-cell office:value-type="string">
            <text:p text:style-name="P6">"I'm going to play," he told Ron and Hermione. "If I don't, all the Slytherins will think I'm just too scared to face Snape. I'll show them... it'll really wipe the smiles off their faces if we win." </text:p>
          </table:table-cell>
        </table:table-row>
        <table:table-row table:style-name="TableLine1840522311376">
          <table:table-cell table:style-name="Table1.A1" office:value-type="string">
            <text:p text:style-name="Text_20_body">καί ὁ Ῥοῶν μεθῆκε τὴν ῥάβδον, θαυμάζων εῖῆ χρυσῆ Ἑρμιόνη Γέρανος σοφιστὴν δὴ ἑκοῦσα καὶ ἐξαπατᾷ τι.</text:p>
          </table:table-cell>
          <table:table-cell office:value-type="string">
            <text:p text:style-name="P6">"Just as long as we're not wiping you off the field," said Hermione. </text:p>
          </table:table-cell>
        </table:table-row>
        <table:table-row table:style-name="TableLine1840522311648">
          <table:table-cell table:style-name="Table1.A1" office:value-type="string">
            <text:p text:style-name="Text_20_body">ἡ δ’ ἀναλαβοῦσα Εἴγ’ ἄρα μὴ ηῦρον ἐμέ, ἀπέθανον ἄν.</text:p>
          </table:table-cell>
          <table:table-cell office:value-type="string">
            <text:p text:style-name="P6">As the match drew nearer, however, Harry became more and more nervous, whatever he told Ron and Hermione. The rest of the team wasn't too calm, either. The idea of overtaking Slytherin in the house championship was wonderful, no one had done it for seven years, but would they be allowed to, with such a biased referee? Harry didn't know whether he was imagining it or not, but he seemed <text:soft-page-break/>to keep running into Snape wherever he went. At times, he even wondered whether Snape was following him, trying to catch him on his own. Potions lessons were turning into a sort of weekly torture, Snape was so horrible to Harry. Could Snape possibly know they'd found out about the Sorcerer's Stone? Harry didn't see how he could -- yet he sometimes had the horrible feeling that Snape could read minds. </text:p>
          </table:table-cell>
        </table:table-row>
        <table:table-row table:style-name="TableLine1840522312192">
          <table:table-cell table:style-name="Table1.A1" office:value-type="string">
            <text:p text:style-name="Text_20_body">ὁ μὲν γὰρ ’Άρειος τὴν ῥάβδον ἀνέωσεν εἷς τὸν μυκτῆρα αὐτοῦ, ὁ δὲ Ῥοὼν ΤΑ ΝΕΚΥΣΙΑ 145 ἔπραξεν ὅπως ἐλιποψύχησε καταβληθείς τῷ ἑαυτοῦ ῥοπάλῳ, οὐ παρὸν ζητεῖν οὐδένα βοηθήσοντα.</text:p>
          </table:table-cell>
          <table:table-cell office:value-type="string">
            <text:p text:style-name="P6">Harry knew, when they wished him good luck outside the locker rooms the next afternoon, that Ron and Hermione were wondering whether they'd ever see him alive again. This wasn't what you'd call comforting. Harry hardly heard a word of Wood's pep talk as he pulled on his Quidditch robes and picked up his Nimbus Two Thousand. </text:p>
          </table:table-cell>
        </table:table-row>
        <table:table-row table:style-name="TableLine1840522313280">
          <table:table-cell table:style-name="Table1.A1" office:value-type="string">
            <text:p text:style-name="Text_20_body">ἔμελλε γὰρ ἥδη ἀποκτενεῖν με καὶ ἀφίκοντο.</text:p>
          </table:table-cell>
          <table:table-cell office:value-type="string">
            <text:p text:style-name="P6">Ron and Hermione, meanwhile, had found a place in the stands next to Neville, who couldn't understand why they looked so grim and worried, or why they had both brought their wands to the match. Little did Harry know that Ron and Hermione had been secretly practicing the Leg-Locker Curse. They'd gotten the idea from Malfoy using it on Neville, and were ready to use it on Snape if he showed any sign of wanting to hurt Harry. </text:p>
          </table:table-cell>
        </table:table-row>
        <table:table-row table:style-name="TableLine1840522269488">
          <table:table-cell table:style-name="Table1.A1" office:value-type="string">
            <text:p text:style-name="Text_20_body">ὁ δ’ ’Άρειος καὶ ὁ Ῥοῶν μάλιστ’ ἐβούλοντο μὴ δοκεῖν ταῦτα τὸ πρῶτον νῦν δὴ ἀκούσαντες.</text:p>
          </table:table-cell>
          <table:table-cell office:value-type="string">
            <text:p text:style-name="P6">"Now, don't forget, it's Locomotor Mortis," Hermione muttered as Ron slipped his wand up his sleeve. </text:p>
          </table:table-cell>
        </table:table-row>
        <table:table-row table:style-name="TableLine1840522266768">
          <table:table-cell table:style-name="Table1.A1" office:value-type="string">
            <text:p text:style-name="Text_20_body">καί ἡ Μαγονωγαλέα ὀξὺ βλέπουσα πρὸς αὐτούς Εἶὲν, ἔφη.</text:p>
          </table:table-cell>
          <table:table-cell office:value-type="string">
            <text:p text:style-name="P6">"I know," Ron snapped. "Don't nag." </text:p>
          </table:table-cell>
        </table:table-row>
        <table:table-row table:style-name="TableLine1840522275744">
          <table:table-cell table:style-name="Table1.A1" office:value-type="string">
            <text:p text:style-name="Text_20_body">ἀλλὰ πῶς σύ, ὦ Γέρανε ἀνόητε, ἐτόλμας παρθένος οὖσα καθ’ ἑαυτὴν χρῆσθαι Τρωγλοδύτῃ ὀρεινῷ,· καὶ ἡ μὲν οὖν ἔκυψεν αἰσχυνομένη.</text:p>
          </table:table-cell>
          <table:table-cell office:value-type="string">
            <text:p text:style-name="P6">Back in the locker room, Wood had taken Harry aside. </text:p>
          </table:table-cell>
        </table:table-row>
        <table:table-row table:style-name="TableLine1840522267040">
          <table:table-cell table:style-name="Table1.A1" office:value-type="string">
            <text:p text:style-name="Text_20_body">ὁ δ’ “Άρειος ἄφωνος ἐγένετο, ἐννοῶν ὅτι τήν γ’ Ἑρμιόνην ἐν πρώτοις εὕροι τις ἂν οὖσαν τῶν μηδὲν παρανομούντων.</text:p>
          </table:table-cell>
          <table:table-cell office:value-type="string">
            <text:p text:style-name="P6">"Don't want to pressure you, Potter, but if we ever need an early capture of the Snitch it's now. Finish the game before Snape can favor Hufflepuff too much." </text:p>
          </table:table-cell>
        </table:table-row>
        <table:table-row table:style-name="TableLine1840522258608">
          <table:table-cell table:style-name="Table1.A1" office:value-type="string">
            <text:p text:style-name="Text_20_body">καίτοι νῦν δὴ παρανομεῖν προσποιεῖται <text:soft-page-break/>διασώσουσα αὐτούς, ἄτοπα πράττουσα ὡσπέρει τῷ γε Σινάπει δοκοίη ποτὲ νώγαλα διαδιδόναι.</text:p>
          </table:table-cell>
          <table:table-cell office:value-type="string">
            <text:p text:style-name="P6">"The whole school's out there!" said Fred Weasley, <text:soft-page-break/>peering out of the door. "Even -- blimey -- Dumbledore's come to watch!" </text:p>
          </table:table-cell>
        </table:table-row>
        <table:table-row table:style-name="TableLine1840522258880">
          <table:table-cell table:style-name="Table1.A1" office:value-type="string">
            <text:p text:style-name="Text_20_body">ἡ μέντοι Μαγονωγαλέα Πέντε, ἔφη, βαθμῶν ἁμαρτοῦσιν οἶ Γρυφίνδωροι διὰ ταῦτα.</text:p>
          </table:table-cell>
          <table:table-cell office:value-type="string">
            <text:p text:style-name="P6">Harry's heart did a somersault. </text:p>
          </table:table-cell>
        </table:table-row>
        <table:table-row table:style-name="TableLine1840522273296">
          <table:table-cell table:style-name="Table1.A1" office:value-type="string">
            <text:p text:style-name="Text_20_body">καὶ γὰρ ἔσφηλας με τῆς ἐλπίδος.</text:p>
          </table:table-cell>
          <table:table-cell office:value-type="string">
            <text:p text:style-name="P6">"Dumbledore?" he said, dashing to the door to make sure. Fred was right. </text:p>
          </table:table-cell>
        </table:table-row>
        <table:table-row table:style-name="TableLine1840522270032">
          <table:table-cell table:style-name="Table1.A1" office:value-type="string">
            <text:p text:style-name="Text_20_body">ἀλλ’ εἴγ’ ἄρα μὴ βέβλαψαι μηδέν, δεῖ σέ ἀπελθεῖν πρὸς τὸν τῶν Γρυφιν- δώρων πύργον.</text:p>
          </table:table-cell>
          <table:table-cell office:value-type="string">
            <text:p text:style-name="P6">There was no mistaking that silver beard. </text:p>
          </table:table-cell>
        </table:table-row>
        <table:table-row table:style-name="TableLine1840522262960">
          <table:table-cell table:style-name="Table1.A1" office:value-type="string">
            <text:p text:style-name="Text_20_body">οἱ γὰρ μαθηταὶ τὴν ἑορτὴν κατ’ οἰκίας τελοῦσιν.</text:p>
          </table:table-cell>
          <table:table-cell office:value-type="string">
            <text:p text:style-name="P6">Harry could have laughed out loud with relief He was safe. There was simply no way that Snape would dare to try to hurt him if Dumbledore was watching. </text:p>
          </table:table-cell>
        </table:table-row>
        <table:table-row table:style-name="TableLine1840522263232">
          <table:table-cell table:style-name="Table1.A1" office:value-type="string">
            <text:p text:style-name="Text_20_body">ἡ δ’ ἀπέβη.</text:p>
          </table:table-cell>
          <table:table-cell office:value-type="string">
            <text:p text:style-name="P6">Perhaps that was why Snape was looking so angry as the teams marched onto the field, something that Ron noticed, too. </text:p>
          </table:table-cell>
        </table:table-row>
        <table:table-row table:style-name="TableLine1840522262144">
          <table:table-cell table:style-name="Table1.A1" office:value-type="string">
            <text:p text:style-name="Text_20_body">ἐκείνη δέ πρὸς ’Ἀρειον καὶ Ῥοῶνα τρεψαμένη Εἶὲν, ἔφη.</text:p>
          </table:table-cell>
          <table:table-cell office:value-type="string">
            <text:p text:style-name="P6">"I've never seen Snape look so mean," he told Hermione. "Look -they're off Ouch!" </text:p>
          </table:table-cell>
        </table:table-row>
        <table:table-row table:style-name="TableLine1840522267312">
          <table:table-cell table:style-name="Table1.A1" office:value-type="string">
            <text:p text:style-name="Text_20_body">ἀλλ’ ὡς ἔμοιγε δοκεῖτε, ηὐτυχήσατε μὲν ἀμέλει, ἐδράσατε δ’ οἶα ἤ τις ἢ οὐδεὶς πρωτόπειρος ὢν προσβαλόντες Τρωγλοδύτῃ ὀρεινῷ.</text:p>
          </table:table-cell>
          <table:table-cell office:value-type="string">
            <text:p text:style-name="P6">Someone had poked Ron in the back of the head. It was Malfoy. </text:p>
          </table:table-cell>
        </table:table-row>
        <table:table-row table:style-name="TableLine1840522264864">
          <table:table-cell table:style-name="Table1.A1" office:value-type="string">
            <text:p text:style-name="Text_20_body">ἔκασ- τος οῦν φερέσθω πέντε βαθμοὺς ὑπὲρ τῶν Γρυφινδώρων.</text:p>
          </table:table-cell>
          <table:table-cell office:value-type="string">
            <text:p text:style-name="P6">"Oh, sorry, Weasley, didn't see you there." </text:p>
          </table:table-cell>
        </table:table-row>
        <table:table-row table:style-name="TableLine1840522268128">
          <table:table-cell table:style-name="Table1.A1" office:value-type="string">
            <text:p text:style-name="Text_20_body">καί ὁ Διμ- πλόδωρος μαθήσεται περὶ τοῦ πράγματος.</text:p>
          </table:table-cell>
          <table:table-cell office:value-type="string">
            <text:p text:style-name="P6">Malfoy grinned broadly at Crabbe and Goyle. </text:p>
          </table:table-cell>
        </table:table-row>
        <table:table-row table:style-name="TableLine1840522272208">
          <table:table-cell table:style-name="Table1.A1" office:value-type="string">
            <text:p text:style-name="Text_20_body">ἄπιτε δῆτα.</text:p>
          </table:table-cell>
          <table:table-cell office:value-type="string">
            <text:p text:style-name="P6">"Wonder how long Potter's going to stay on his broom this time? Anyone want a bet? What about you, Weasley?" </text:p>
          </table:table-cell>
        </table:table-row>
        <table:table-row table:style-name="TableLine1840522269760">
          <table:table-cell table:style-name="Table1.A1" office:value-type="string">
            <text:p text:style-name="Text_20_body">καὶ ἐκ τοῦ δωματίου σπεύσαντες οὐδέν εἶπον πρῖν ἀναβάντες ἀφίκοντο ἐπὶ τό δίστεγον.</text:p>
          </table:table-cell>
          <table:table-cell office:value-type="string">
            <text:p text:style-name="P6">Ron didn't answer; Snape had just awarded Hufflepuff a penalty because George Weasley had hit a Bludger at him. Hermione, who had all her fingers crossed in her lap, was squinting fixedly at Harry, who was circling the game like a hawk, looking for the Snitch. </text:p>
          </table:table-cell>
        </table:table-row>
        <table:table-row table:style-name="TableLine1840522268400">
          <table:table-cell table:style-name="Table1.A1" office:value-type="string">
            <text:p text:style-name="Text_20_body">ἥδοντο γὰρ ἀπέχοντες τῶν τ’ ἄλλων καὶ τῆς δυσοσμίας τῆς τρωγλοδυτικῆς.</text:p>
          </table:table-cell>
          <table:table-cell office:value-type="string">
            <text:p text:style-name="P6">"You know how I think they choose people for the Gryffindor team?" said Malfoy loudly a few minutes later, as Snape awarded Hufflepuff another penalty for no reason at all. "It's people they feel <text:soft-page-break/>sorry for. See, there's Potter, who's got no parents, then there's the Weasleys, who've got no money -- you should be on the team, Longbottom, you've got no brains." </text:p>
          </table:table-cell>
        </table:table-row>
        <table:table-row table:style-name="TableLine1840522263504">
          <table:table-cell table:style-name="Table1.A1" office:value-type="string">
            <text:p text:style-name="Text_20_body">ὁ δέ Ῥοών ἀχθόμενός τι Ἀλλ’ ὠφέλομεν ἐνεγκέσθαι βαθμοὺς πλέον ἢ τοὺς δέκα.</text:p>
          </table:table-cell>
          <table:table-cell office:value-type="string">
            <text:p text:style-name="P6">Neville went bright red but turned in his seat to face Malfoy. </text:p>
          </table:table-cell>
        </table:table-row>
        <table:table-row table:style-name="TableLine1840522270304">
          <table:table-cell table:style-name="Table1.A1" office:value-type="string">
            <text:p text:style-name="Text_20_body">Πέντε μὲν οὖν, ἦ δ’ ὃς ὁ ’Άρειος, ἀφειλούσης γ’ ἐκείνης τοὺς τῆς Ἑρμιόνης.</text:p>
          </table:table-cell>
          <table:table-cell office:value-type="string">
            <text:p text:style-name="P6">"I'm worth twelve of you, Malfoy," he stammered. </text:p>
          </table:table-cell>
        </table:table-row>
        <table:table-row table:style-name="TableLine1840522273024">
          <table:table-cell table:style-name="Table1.A1" office:value-type="string">
            <text:p text:style-name="Text_20_body">Καλῶς δ’ οὖν ἐποίησεν οὕτω διασῴζουσα ἡμᾶς τῶν κακῶν τότ’ ἀπολαύοντας, οὐ μὴν ἀλλὰ καί ἡμεῖς αὐτὴν ἤδη ἐσώσαμεν.</text:p>
          </table:table-cell>
          <table:table-cell office:value-type="string">
            <text:p text:style-name="P6">Malfoy, Crabbe, and Goyle howled with laughter, but Ron, still not daring to take his eyes from the game, said, "You tell him, Neville." </text:p>
          </table:table-cell>
        </table:table-row>
        <table:table-row table:style-name="TableLine1840522259152">
          <table:table-cell table:style-name="Table1.A1" office:value-type="string">
            <text:p text:style-name="Text_20_body">Σῶσαι γοῦν οὐ δέον, εἰμὴ τὸ κνώδαλον μετ’ αὐτῆς συνεκλείσα- μεν, εἶπεν ὁ ’Άρειος ἀναμιμνήσκων αὐτὸν τοῦ πράγματος.</text:p>
          </table:table-cell>
          <table:table-cell office:value-type="string">
            <text:p text:style-name="P6">"Longbottom, if brains were gold you'd be poorer than Weasley, and that's saying something." </text:p>
          </table:table-cell>
        </table:table-row>
        <table:table-row table:style-name="TableLine1840522261600">
          <table:table-cell table:style-name="Table1.A1" office:value-type="string">
            <text:p text:style-name="Text_20_body">καὶ ἤδη ἄφικοντο πρὸς τὴν τῆς παχείας εἰκόνα.</text:p>
          </table:table-cell>
          <table:table-cell office:value-type="string">
            <text:p text:style-name="P6">Ron's nerves were already stretched to the breaking point with anxiety about Harry. </text:p>
          </table:table-cell>
        </table:table-row>
        <table:table-row table:style-name="TableLine1840522272480">
          <table:table-cell table:style-name="Table1.A1" office:value-type="string">
            <text:p text:style-name="Text_20_body">καί Ῥύγκος χοίρειον εἰπόντες εἰσῆλθον.</text:p>
          </table:table-cell>
          <table:table-cell office:value-type="string">
            <text:p text:style-name="P6">"I'm warning you, Malfoy -- one more word "Ron!" said Hermione suddenly, "Harry --" </text:p>
          </table:table-cell>
        </table:table-row>
        <table:table-row table:style-name="TableLine1840522274112">
          <table:table-cell table:style-name="Table1.A1" office:value-type="string">
            <text:p text:style-name="Text_20_body">θόρυβος δ’ ἐγένετο πολὺς ἐν τῷ κοινείῳ συγκαθημένων αὐτοῦ πάντων ἐσθιόντων δ’ ἅμα τὴν τροφὴν τὴν ἄρτι δεδομένην.</text:p>
          </table:table-cell>
          <table:table-cell office:value-type="string">
            <text:p text:style-name="P6">"What? Where?" </text:p>
          </table:table-cell>
        </table:table-row>
        <table:table-row table:style-name="TableLine1840522268672">
          <table:table-cell table:style-name="Table1.A1" office:value-type="string">
            <text:p text:style-name="Text_20_body">ἡ δ’ Ἑρμιόνη μόνη καθ’ ἑαυτὴν ἵστατο πρόσθε τῆς θύρας περιμένουσα αὐτούς.</text:p>
          </table:table-cell>
          <table:table-cell office:value-type="string">
            <text:p text:style-name="P6">Harry had suddenly gone into a spectacular dive, which drew gasps and cheers from the crowd. Hermione stood up, her crossed fingers in her mouth, as Harry streaked toward the ground like a bullet. </text:p>
          </table:table-cell>
        </table:table-row>
        <table:table-row table:style-name="TableLine1840522259424">
          <table:table-cell table:style-name="Table1.A1" office:value-type="string">
            <text:p text:style-name="Text_20_body">καὶ δι) ὀλίγου πολλὴν δι’ ἀπορίαν οὐδεὶς ἐφθέγξατο οὐδέν.</text:p>
          </table:table-cell>
          <table:table-cell office:value-type="string">
            <text:p text:style-name="P6">"You're in luck, Weasley, Potter's obviously spotted some money on the ground!" said Malfoy. </text:p>
          </table:table-cell>
        </table:table-row>
        <table:table-row table:style-name="TableLine1840522260784">
          <table:table-cell table:style-name="Table1.A1" office:value-type="string">
            <text:p text:style-name="Text_20_body">146 ΑΡΕΙΟΣ ΠΟΤΗΡ ἔπειτα δέ πάντες οὐδέν βλέψαντες πρὸς ἀλλήλους, εὐχαριστήσαντες δ’ ὅμως ἄλλος ἄλλῳ ταχέως ἦλθον κομιούμενοι τὰς λοπάδας.</text:p>
          </table:table-cell>
          <table:table-cell office:value-type="string">
            <text:p text:style-name="P6">Ron snapped. Before Malfoy knew what was happening, Ron was on top of him, wrestling him to the ground. Neville hesitated, then clambered over the back of his seat to help. </text:p>
          </table:table-cell>
        </table:table-row>
        <table:table-row table:style-name="TableLine1840522267856">
          <table:table-cell table:style-name="Table1.A1" office:value-type="string">
            <text:p text:style-name="Text_20_body">ἀλλὰ εἷς τὸν ἔπειτα χρόνον, τὴν Ἑρμιόνην Γέρανον φίλην ἡγοῦντο, οὐκ ἐξὸν ἂν μετέχειν τῶν τ’ ἄλλων καὶ τοῦ διαφθεῖραι Τρωγλοδύτην ὀρεινὸν δώδεκα ποδῶν τὸ ὕψος εἰμὴ διὰ φιλίας ἄρα διακέοιτό τις.</text:p>
          </table:table-cell>
          <table:table-cell office:value-type="string">
            <text:p text:style-name="P6">"Come on, Harry!" Hermione screamed, leaping onto her seat to watch as Harry sped straight at Snape -- she didn't even notice Malfoy and Ron rolling around under her seat, or the scuffles and yelps coming from the whirl of fists that was <text:soft-page-break/>Neville, Crabbe, and Goyle. </text:p>
          </table:table-cell>
        </table:table-row>
        <table:table-row table:style-name="TableLine1840522268944">
          <table:table-cell table:style-name="Table1.A1" office:value-type="string">
            <text:p text:style-name="Text_20_body">τοῦ δέ Νοεμβρίου εὐθὺς ἀρχομένου τὰ σφόδρα ψύχη ἔπαθες ἄν, ὁρῶν ἅμα τά τ’ ὅρη τὰ περὶ τὸ φρούριον πάγου χυθέντος πάνυ κεχιονισμένα καί τὴν λίμνην σιδήρῳ ψυχρῷ μάλιστ’ ἐοικυῖαν.</text:p>
          </table:table-cell>
          <table:table-cell office:value-type="string">
            <text:p text:style-name="P6">Up in the air, Snape turned on his broomstick just in time to see something scarlet shoot past him, missing him by inches -- the next second, Harry had pulled out of the dive, his arm raised in triumph, the Snitch clasped in his hand. </text:p>
          </table:table-cell>
        </table:table-row>
        <table:table-row table:style-name="TableLine1840522269216">
          <table:table-cell table:style-name="Table1.A1" office:value-type="string">
            <text:p text:style-name="Text_20_body">καὶ τὸν Ἁγριώδη ἂν εἶδες ἐπὶ τῷ ὑπερῴῳ ἀπὸ θυρίδος θεωρῶν θερμαί- νοντά που τὰ σάρα ἐν τῷ ι’καροσφαιριστηρίῳ, ἠμφιεσμένον ἀμέλει στόλον σισυρνώδη σπαλακορύπαινον, χειρίδας δέ φοροῦντα κυν- ίκλου ἐκ τριχῶν, κοθόρνους δ’ αὖ μεγάλους καστορείους.</text:p>
          </table:table-cell>
          <table:table-cell office:value-type="string">
            <text:p text:style-name="P6">The stands erupted; it had to be a record, no one could ever remember the Snitch being caught so quickly. </text:p>
          </table:table-cell>
        </table:table-row>
        <table:table-row table:style-name="TableLine1840522259968">
          <table:table-cell table:style-name="Table1.A1" office:value-type="string">
            <text:p text:style-name="Text_20_body">καί ὥρας ἔτους ἐπελθούσης τῇ ι’καροσφαιρικῇ, τῷ Σαββάτῳ τὸ πρῶτον σφαιριεῖν ἔμελλεν ὁ Ἄρειος πολὺν χρόνον γυμνασάμενος· τοῖς γὰρ Γρυφινδώροις ἀναγκαῖον ἦν ἀγωνίσασθαι πρὸς τοὺς Σλυθηρίνους.</text:p>
          </table:table-cell>
          <table:table-cell office:value-type="string">
            <text:p text:style-name="P6">"Ron! Ron! Where are you? The game's over! Harry's won! We've won! Gryffindor is in the lead!" shrieked Hermione, dancing up and down on her seat and hugging Parvati Patil in the row in front. </text:p>
          </table:table-cell>
        </table:table-row>
        <table:table-row table:style-name="TableLine1840522267584">
          <table:table-cell table:style-name="Table1.A1" office:value-type="string">
            <text:p text:style-name="Text_20_body">εἷ δ’ οἶ Γρυφίνδωροι νικήσειαν, αὐξηθήσεσθαι δευτερεύοντες πρὸς τὴν Φιάλην Οἶκείαν.</text:p>
          </table:table-cell>
          <table:table-cell office:value-type="string">
            <text:p text:style-name="P6">Harry jumped off his broom, a foot from the ground. He couldn't believe it. He'd done it -- the game was over; it had barely lasted five minutes. As Gryffindors came spilling onto the field, he saw Snape land nearby, white-faced and tight-lipped -- then Harry felt a hand on his shoulder and looked up into Dumbledore's smiling face. </text:p>
          </table:table-cell>
        </table:table-row>
        <table:table-row table:style-name="TableLine1840522272752">
          <table:table-cell table:style-name="Table1.A1" office:value-type="string">
            <text:p text:style-name="Text_20_body">τὸν μέντοι Ἄρειον ἥ τις ἢ οὐδεὶς σφαιρίζοντα ἑωράκει· ἔδοξε γὰρ τῷ ’Ύλῃ αὐτὸν κεκρυμμένον ἔχειν ὥσπερ κρυπτὸν ὄντα σόφισμά τι.</text:p>
          </table:table-cell>
          <table:table-cell office:value-type="string">
            <text:p text:style-name="P6">"Well done," said Dumbledore quietly, so that only Harry could hear. </text:p>
          </table:table-cell>
        </table:table-row>
        <table:table-row table:style-name="TableLine1840522274384">
          <table:table-cell table:style-name="Table1.A1" office:value-type="string">
            <text:p text:style-name="Text_20_body">ἡ δ’ οὖν φήμη ἐξηνέχθη ὅτι Ἄρειος ζητητὴς γενήσεται.</text:p>
          </table:table-cell>
          <table:table-cell office:value-type="string">
            <text:p text:style-name="P6">"Nice to see you haven't been brooding about that mirror... been keeping busy... excellent..." </text:p>
          </table:table-cell>
        </table:table-row>
        <table:table-row table:style-name="TableLine1840522271936">
          <table:table-cell table:style-name="Table1.A1" office:value-type="string">
            <text:p text:style-name="Text_20_body">ὥστε οὐκ ἦν αὐτῷ ἐννοῆσαι πότερον περὶ ἥττονος ποιεῖται τοὺς φάσκοντας ὅτι λαμπρὸς ἔσται, ἢ τούς ὑπεσχομένους πανταχόσε περιδραμεῖσθαι ὑπ’ αὐτοῦ πετομένου στιβάδα παρέχοντας.</text:p>
          </table:table-cell>
          <table:table-cell office:value-type="string">
            <text:p text:style-name="P6">Snape spat bitterly on the ground. </text:p>
          </table:table-cell>
        </table:table-row>
        <table:table-row table:style-name="TableLine1840522264048">
          <table:table-cell table:style-name="Table1.A1" office:value-type="string">
            <text:p text:style-name="Text_20_body">καὶ ἕρμαιον δὴ ἦν τῷ Ἁρείῳ τὸ Ἑρμιόνην νῦν ἔχειν φίλην.</text:p>
          </table:table-cell>
          <table:table-cell office:value-type="string">
            <text:p text:style-name="P6">Harry left the locker room alone some time later, to take his Nimbus Two Thousand back to the broomshed. He couldn't ever remember feeling happier. He'd really done something to be proud of now -- no one could say he was just a famous name any more. The evening air had never smelled so <text:soft-page-break/>sweet. He walked over the damp grass, reliving the last hour in his head, which was a happy blur: Gryffindors running to lift him onto their shoulders; Ron and Hermione in the distance, jumping up and down, Ron cheering through a heavy nosebleed. </text:p>
          </table:table-cell>
        </table:table-row>
        <table:table-row table:style-name="TableLine1840522259696">
          <table:table-cell table:style-name="Table1.A1" office:value-type="string">
            <text:p text:style-name="Text_20_body">οὐ γὰρ ἠπίστατο ποίῳ τρόπῳ καθ’ ἑαυτὸν μόνος ἀπ’ αὐτῆς ἐδυνήθη ἂν εὖ τιθέναι τὰ κατ’ οἶκον μαθήματα, ὡς δέον θαμὰ ἐπὶ καιροῦ γυμνάζ- εσθαι πρὸς τὴν ι’καροσφαιρικὴν κελεύοντος τοῦ ’Ύλού καὶ ἔχρησεν ἐκείνη βιβλίον αὐτῷ τὴν ι’καροσφαιρικὴν ἐξ ἔτους εἷς ἔτος καὶ τοῦτο πάνυ ἄξιον ηὗρεν ἀναγνῶναι.</text:p>
          </table:table-cell>
          <table:table-cell office:value-type="string">
            <text:p text:style-name="P6">Harry had reached the shed. He leaned against the wooden door and looked up at Hogwarts, with its windows glowing red in the setting sun. </text:p>
          </table:table-cell>
        </table:table-row>
        <table:table-row table:style-name="TableLine1840522260240">
          <table:table-cell table:style-name="Table1.A1" office:value-type="string">
            <text:p text:style-name="Text_20_body">ἔμαθεν δὲ τοῦτο μὲν ὡς ἀδικεῖν ἔστιν τοῖς ι’καροσφαιρίζουσιν ἐν τρόποις ἑπτακοσίοις, τοῦτο δ’ ὡς οἱ περὶ τὴν Φιάλην Κοσμικὴν ἀγωνιζόμενοι πρὸ τοῦ ὡς πεντακόσια ἔτη τῷ ε”τει χιλιοστῴ τετρα- 148 ΑΡΕιοΣ Πο ΤΗΡ κοσιοστῴ ἑβδομηκοστῷ τρίτῳ ἁπαξαπάσας δὴ ἠδίκησαν τὰς ἀδικίας* τοῦτο δ’ ὡς οἶ ζητηταὶ κατὰ τὸ ξύνηθες λεπτότατοι ὄντες καί δρομικώτατοι τῶν σφαιριστῶν πλεῖστον τραυματίζονται ἠδικημένοι· τοῦτο δ’ αὖ ὡς ὀλίγοι μὲν ἀπέθανον ι’καροσφαιρίζον- τες, ῥαβδοῦχοι δέ ἐνίοτε ἠφανισμένοι μετὰ πολλοὺς μῆνας πάλιν ἐφάνησαν ἐν τοῖς τῆς Λιβύης ἐρήμοις.</text:p>
          </table:table-cell>
          <table:table-cell office:value-type="string">
            <text:p text:style-name="P6">Gryffindor in the lead. He'd done it, he'd shown Snape.... </text:p>
          </table:table-cell>
        </table:table-row>
        <table:table-row table:style-name="TableLine1840522265136">
          <table:table-cell table:style-name="Table1.A1" office:value-type="string">
            <text:p text:style-name="Text_20_body">ἡ δ’ Ἑρμιόνη ἧττον ἤδη ἐφρόντιζε περὶ τὸ παρανομεῖν ἐξ οὗ ὁ ’Ἁρειος καὶ ὁ Ῥοὼν ἔσωσεν αὐτὴν ἀπὸ τοῦ ὀρείνου Τρωγλοδύτου, διὸ καὶ πάνυ ἀστεία ἐδόκει γενέσθαι.</text:p>
          </table:table-cell>
          <table:table-cell office:value-type="string">
            <text:p text:style-name="P6">And speaking of Snape... </text:p>
          </table:table-cell>
        </table:table-row>
        <table:table-row table:style-name="TableLine1840522265952">
          <table:table-cell table:style-name="Table1.A1" office:value-type="string">
            <text:p text:style-name="Text_20_body">τῇ γὰρ προτεραίᾳ τῇ τοῦ ἀγῶνος ἶκαροσφαιρικοῦ ᾧ ’Ἁρειος τὸ πρῶτον ἔμελλε σφαιριεῖν, οἱ τρεῖς ἐν τῇ αὐλῇ πρὸς τὴν σχολῆς ἀνάπαυσιν παρόντες ψυχροὶ δὴ ἐγίγνοντο καί ἐκείνη γοητεύουσα παρέσχε πῦρ τι κυανοῦν ὅπερ καὶ ἐξῆν τῷ βουλ- ομένῳ ἐν ληκυθίῳ περιφέρειν, καὶ νῶτον δίδοντες πρὸς αὐτὸ ἀλεανοῦντες ἵσταντο, καί ὁ Σίναπυς διέβη διὰ τὴν αὐλήν.</text:p>
          </table:table-cell>
          <table:table-cell office:value-type="string">
            <text:p text:style-name="P6">A hooded figure came swiftly down the front steps of the castle. Clearly not wanting to be seen, it walked as fast as possible toward the forbidden forest. Harry's victory faded from his mind as he watched. He recognized the figure's prowling walk. Snape, sneaking into the forest while everyone else was at dinner -- what was going on? Harry jumped back on his Nimbus Two Thousand and took off. Gliding silently over the castle he saw Snape enter the forest at a run. He followed. </text:p>
          </table:table-cell>
        </table:table-row>
        <text:soft-page-break/>
        <table:table-row table:style-name="TableLine1840522264320">
          <table:table-cell table:style-name="Table1.A1" office:value-type="string">
            <text:p text:style-name="Text_20_body">καὶ ὁ “Αρειος εὐθὺς ᾔσθετ’ αὐτοῦ χωλεύοντος.</text:p>
          </table:table-cell>
          <table:table-cell office:value-type="string">
            <text:p text:style-name="P6">The trees were so thick he couldn't see where Snape had gone. He flew in circles, lower and lower, brushing the top branches of trees until he heard voices. He glided toward them and landed noiselessly in a towering beech tree. </text:p>
          </table:table-cell>
        </table:table-row>
        <table:table-row table:style-name="TableLine1840522262688">
          <table:table-cell table:style-name="Table1.A1" office:value-type="string">
            <text:p text:style-name="Text_20_body">οἱ οῦν τρεῖς συστρεψάμε- νοι ἤθελον φράξαι τὸ πῦρ, εἰκάζοντες οῦ θεμιτὸν εἶναι.</text:p>
          </table:table-cell>
          <table:table-cell office:value-type="string">
            <text:p text:style-name="P6">He climbed carefully along one of the branches, holding tight to his broomstick, trying to see through the leaves. Below, in a shadowy clearing, stood Snape, but he wasn't alone. Quirrell was there, too. </text:p>
          </table:table-cell>
        </table:table-row>
        <table:table-row table:style-name="TableLine1840522265408">
          <table:table-cell table:style-name="Table1.A1" office:value-type="string">
            <text:p text:style-name="Text_20_body">ἀλλὰ κακῇ τύχῃ οῦκ ἔλαθον αὐτὸν ὕποπτόν που βλέποντες ὡς ἐδόκει.</text:p>
          </table:table-cell>
          <table:table-cell office:value-type="string">
            <text:p text:style-name="P6">Harry couldn't make out the look on his face, but he was stuttering worse than ever. Harry strained to catch what they were saying. </text:p>
          </table:table-cell>
        </table:table-row>
        <table:table-row table:style-name="TableLine1840522261872">
          <table:table-cell table:style-name="Table1.A1" office:value-type="string">
            <text:p text:style-name="Text_20_body">χωλεύων δέ προσῆλθε τό γε πῦρ οὐ κατιδών, βουλόμενος δ’ οὖν εἰκῇ ἐπιτιμᾶν αὐτοῖς.</text:p>
          </table:table-cell>
          <table:table-cell office:value-type="string">
            <text:p text:style-name="P6">"... d-don't know why you wanted t-t-to meet here of all p-places, Severus..." </text:p>
          </table:table-cell>
        </table:table-row>
        <table:table-row table:style-name="TableLine1840522260512">
          <table:table-cell table:style-name="Table1.A1" office:value-type="string">
            <text:p text:style-name="Text_20_body">τί ἔχεις, ὦ Ποτέρ; ὁ δ’ ’Άρειος ἔδειξεν αὐτῷ τὸ ἐχόμενον, τὴν ι’καροσφαιρικὴν ἐξ ἔτους εἷς ἔτος.</text:p>
          </table:table-cell>
          <table:table-cell office:value-type="string">
            <text:p text:style-name="P6">"Oh, I thought we'd keep this private," said Snape, his voice icy. </text:p>
          </table:table-cell>
        </table:table-row>
        <table:table-row table:style-name="TableLine1840522270848">
          <table:table-cell table:style-name="Table1.A1" office:value-type="string">
            <text:p text:style-name="Text_20_body">ἀλλ’ ὁ Σίναπυς Οὐ θεμιτόν, ἔφη, κομίζειν τὰ βιβλία τὰ πρὸς βιβλιοθήκην ἔξω τοῦ φρουρίου.</text:p>
          </table:table-cell>
          <table:table-cell office:value-type="string">
            <text:p text:style-name="P6">"Students aren't supposed to know about the Sorcerer's Stone, after all." </text:p>
          </table:table-cell>
        </table:table-row>
        <table:table-row table:style-name="TableLine1840522274656">
          <table:table-cell table:style-name="Table1.A1" office:value-type="string">
            <text:p text:style-name="Text_20_body">δός μοι.</text:p>
          </table:table-cell>
          <table:table-cell office:value-type="string">
            <text:p text:style-name="P6">Harry leaned forward. Quirrell was mumbling something. Snape interrupted him. </text:p>
          </table:table-cell>
        </table:table-row>
        <table:table-row table:style-name="TableLine1840522270576">
          <table:table-cell table:style-name="Table1.A1" office:value-type="string">
            <text:p text:style-name="Text_20_body">πέντε γὰρ βαθμοὺς ἀπώλεσας τοῖς Γρυφινδώροις.</text:p>
          </table:table-cell>
          <table:table-cell office:value-type="string">
            <text:p text:style-name="P6">"Have you found out how to get past that beast of Hagrid's yet?" </text:p>
          </table:table-cell>
        </table:table-row>
        <table:table-row table:style-name="TableLine1840522271120">
          <table:table-cell table:style-name="Table1.A1" office:value-type="string">
            <text:p text:style-name="Text_20_body">Τοῦτον γὰρ τὸν νόμον, ἧ δ’ ὃς ὁ ’Άρειος πάνυ ἀνιώμενος, ἄρτι συνέπλαξε.</text:p>
          </table:table-cell>
          <table:table-cell office:value-type="string">
            <text:p text:style-name="P6">"B-b-but Severus, I --" </text:p>
          </table:table-cell>
        </table:table-row>
        <table:table-row table:style-name="TableLine1840522261056">
          <table:table-cell table:style-name="Table1.A1" office:value-type="string">
            <text:p text:style-name="Text_20_body">ἀλλὰ τί μοι πάσχει τὸ σκέλος αὐτοῦ; ὁ δὲ Ῥοών πικρῶς Οὐκ οἶδα, ἔφη.</text:p>
          </table:table-cell>
          <table:table-cell office:value-type="string">
            <text:p text:style-name="P6">"You don't want me as your enemy, Quirrell," said Snape, taking a step toward him. </text:p>
          </table:table-cell>
        </table:table-row>
        <table:table-row table:style-name="TableLine1840522264592">
          <table:table-cell table:style-name="Table1.A1" office:value-type="string">
            <text:p text:style-name="Text_20_body">ἀλλ’ εἰ γὰρ πόλλ’ ἀλγοίη.</text:p>
          </table:table-cell>
          <table:table-cell office:value-type="string">
            <text:p text:style-name="P6">"I-I don't know what you "You know perfectly well what I mean." </text:p>
          </table:table-cell>
        </table:table-row>
        <table:table-row table:style-name="TableLine1840522261328">
          <table:table-cell table:style-name="Table1.A1" office:value-type="string">
            <text:p text:style-name="Text_20_body">&gt;κ πολὺ δ’ ἐθορύβουν ταύτῃ τῇ νυκτὶ οἶ ἐν τῷ τῶν Γρυφινδώρων κοινείῳ.</text:p>
          </table:table-cell>
          <table:table-cell office:value-type="string">
            <text:p text:style-name="P6">An owl hooted loudly, and Harry nearly fell out of the tree. He steadied himself in time to hear Snape say, "-- your little bit of hocus-pocus. </text:p>
          </table:table-cell>
        </table:table-row>
        <table:table-row table:style-name="TableLine1840522262416">
          <table:table-cell table:style-name="Table1.A1" office:value-type="string">
            <text:p text:style-name="Text_20_body">ὁ δ”Άρειος καὶ ὁ Ῥοών καὶ ἡ Ἑρμιόνη ἐκάθηντο ὁμοῦ πρὸς θυρίδα.</text:p>
          </table:table-cell>
          <table:table-cell office:value-type="string">
            <text:p text:style-name="P6">I'm waiting." </text:p>
          </table:table-cell>
        </table:table-row>
        <table:table-row table:style-name="TableLine1840522265680">
          <table:table-cell table:style-name="Table1.A1" office:value-type="string">
            <text:p text:style-name="Text_20_body">αὕτη γὰρ ἐξέταζε τὰ κατ’ οἶκον μαθήματα τὰ πρὸς τὰ φίλτρα ὑπὲρ τοῦ θ’ Ἁρειόυ καὶ τοῦ Ῥοῶνος.</text:p>
          </table:table-cell>
          <table:table-cell office:value-type="string">
            <text:p text:style-name="P6">"B-but I d-d-don't --" </text:p>
          </table:table-cell>
        </table:table-row>
        <text:soft-page-break/>
        <table:table-row table:style-name="TableLine1840522266224">
          <table:table-cell table:style-name="Table1.A1" office:value-type="string">
            <text:p text:style-name="Text_20_body">ἀλλ’ οὐκ ἤθελεν ἐκείνους μιμεῖσθαι τὰ ἑαυτῆς, λογισαμένη ὅτι οὕτως οὐδέν μαθ- ήσονται.</text:p>
          </table:table-cell>
          <table:table-cell office:value-type="string">
            <text:p text:style-name="P6">"Very well," Snape cut in. "We'll have another little chat soon, when you've had time to think things over and decided where your loyalties lie." </text:p>
          </table:table-cell>
        </table:table-row>
        <table:table-row table:style-name="TableLine1840522266496">
          <table:table-cell table:style-name="Table1.A1" office:value-type="string">
            <text:p text:style-name="Text_20_body">ἀναγνούσης δ’ οὖν αὐτῆς τὰ γεγραμμένα, εὖ ἔπραττον πρὸς τὰ προσκείμενα ὡς ἐπὶ τὸ πολύ.</text:p>
          </table:table-cell>
          <table:table-cell office:value-type="string">
            <text:p text:style-name="P6">He threw his cloak over his head and strode out of the clearing. It was almost dark now, but Harry could see Quirrell, standing quite still as though he was petrified. </text:p>
          </table:table-cell>
        </table:table-row>
        <table:table-row table:style-name="TableLine1840522275200">
          <table:table-cell table:style-name="Table1.A1" office:value-type="string">
            <text:p text:style-name="Text_20_body">ἀλλ’ ὁ ’Ἁρειος ἠγανάκτει πως, βουλόμενος ἀναλαβεῖν τὴν ῖκαροσφαιρικὴν ἐξ ἔτους εἷς ἔτος.</text:p>
          </table:table-cell>
          <table:table-cell office:value-type="string">
            <text:p text:style-name="P6">"Harry, where have you been?" Hermione squeaked. </text:p>
          </table:table-cell>
        </table:table-row>
        <table:table-row table:style-name="TableLine1840522263776">
          <table:table-cell table:style-name="Table1.A1" office:value-type="string">
            <text:p text:style-name="Text_20_body">ἀναγιγνώσκων γὰρ αὐτὸ τάχ’ ἂν ἐπιλήσεσθαι τῶν φροντίδων τῶν περὶ τὸν τῆς ὑστεραίας ἀγῶνα.</text:p>
          </table:table-cell>
          <table:table-cell office:value-type="string">
            <text:p text:style-name="P6">"We won! You won! We won!" shouted Ron, thumping Harry on the back. "And I gave Malfoy a black eye, and Neville tried to take on Crabbe and Goyle single-handed! He's still out cold but Madam Pomftey says he'll be all right - talk about showing Slytherin! Everyone's waiting for you in the common room, we're having a party, Fred and George stole some cakes and stuff from the kitchens." </text:p>
          </table:table-cell>
        </table:table-row>
        <table:table-row table:style-name="TableLine1840522273568">
          <table:table-cell table:style-name="Table1.A1" office:value-type="string">
            <text:p text:style-name="Text_20_body">ἀλλὰ διὰ τί δεῖ τόν γε Σίναπυν δεδιέναι,· ἀναστὰς οὖν ΠΕΡΙ ΤΗΣ ΙΚΑΡΟΣΦΑῙΡῘΚΗΣ 149 εἶπε τῷ Ῥοῶνι καὶ τῇ Ἑρμιόνῃ ὅτι μέλλει ἀπαιτήρειν αὐτὸ παρ’ ἐκείνου.</text:p>
          </table:table-cell>
          <table:table-cell office:value-type="string">
            <text:p text:style-name="P6">"Never mind that now," said Harry breathlessly. "Let's find an empty room, you wait 'til you hear this...." </text:p>
          </table:table-cell>
        </table:table-row>
        <table:table-row table:style-name="TableLine1840522273840">
          <table:table-cell table:style-name="Table1.A1" office:value-type="string">
            <text:p text:style-name="Text_20_body">οἶ δέ τοῦτ’ ἔφασαν στέργειν ἄν, εἷ’Άρειος μὲν ἔλθοι, αὐτοὶ δὲ μή.</text:p>
          </table:table-cell>
          <table:table-cell office:value-type="string">
            <text:p text:style-name="P6">He made sure Peeves wasn't inside before shutting the door behind them, then he told them what he'd seen and heard. </text:p>
          </table:table-cell>
        </table:table-row>
        <table:table-row table:style-name="TableLine1840522274928">
          <table:table-cell table:style-name="Table1.A1" office:value-type="string">
            <text:p text:style-name="Text_20_body">ὁ μέντοι ’Άρειος ἐλογίζετο ὅτι ἐκεῖνος εἰκότως ὁμολογήσει, ἐὰν ἄλλοι τινές σοφισταὶ παρόντες ἀκούσωσιν.</text:p>
          </table:table-cell>
          <table:table-cell office:value-type="string">
            <text:p text:style-name="P6">"So we were right, it is the Sorcerer's Stone, and Snape's trying to force Quirrell to help him get it. 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 </text:p>
          </table:table-cell>
        </table:table-row>
        <table:table-row table:style-name="TableLine1840522271392">
          <table:table-cell table:style-name="Table1.A1" office:value-type="string">
            <text:p text:style-name="Text_20_body">ἥκων δέ πρὸς τὸ τῶν σοφιστῶν κοινεῖον ἔκοψε τὴν θύραν.</text:p>
          </table:table-cell>
          <table:table-cell office:value-type="string">
            <text:p text:style-name="P6">"So you mean the Stone's only safe as long as Quirrell stands up to Snape?" said Hermione in alarm. </text:p>
          </table:table-cell>
        </table:table-row>
        <table:table-row table:style-name="TableLine1840522271664">
          <table:table-cell table:style-name="Table1.A1" office:value-type="string">
            <text:p text:style-name="Text_20_body">οὐδενὸς δέ ἀνοίξαντος, μάλ’ αὖθις ἔκοψεν.</text:p>
          </table:table-cell>
          <table:table-cell office:value-type="string">
            <text:p text:style-name="P6">"It'll be gone by next Tuesday," said Ron. </text:p>
          </table:table-cell>
        </table:table-row>
        <table:table-row table:style-name="TableLine1840522275472">
          <table:table-cell table:style-name="Table1.A1" office:value-type="string">
            <text:p text:style-name="Text_20_body">ἀνέῳξε δ’ οὐδείς.</text:p>
          </table:table-cell>
          <table:table-cell office:value-type="string">
            <text:p text:style-name="P6">CHAPTER FOURTEEN </text:p>
          </table:table-cell>
        </table:table-row>
        <text:soft-page-break/>
        <table:table-row table:style-name="TableLine1840468571680">
          <table:table-cell table:style-name="Table1.A1" office:value-type="string">
            <text:p text:style-name="Text_20_body">καὶ δὴ τὸ βιβλίον ἐντὸς κατέλιπεν ὁ Σίναπυς.</text:p>
          </table:table-cell>
          <table:table-cell office:value-type="string">
            <text:p text:style-name="P6">NORBERT THE NORWEGIAN RIDGEBACK </text:p>
          </table:table-cell>
        </table:table-row>
        <table:table-row table:style-name="TableLine1840468574672">
          <table:table-cell table:style-name="Table1.A1" office:value-type="string">
            <text:p text:style-name="Text_20_body">ἐπιχειρητέον οὖν.</text:p>
          </table:table-cell>
          <table:table-cell office:value-type="string">
            <text:p text:style-name="P6">Quirrell, however, must have been braver than they'd thought. In the weeks that followed he did seem to be getting paler and thinner, but it didn't look as though he'd cracked yet. </text:p>
          </table:table-cell>
        </table:table-row>
        <table:table-row table:style-name="TableLine1840468572224">
          <table:table-cell table:style-name="Table1.A1" office:value-type="string">
            <text:p text:style-name="Text_20_body">ἀνοίξας δ’ ὀλίγον τὴν θύραν εἴσω προῦκυψε.</text:p>
          </table:table-cell>
          <table:table-cell office:value-type="string">
            <text:p text:style-name="P6">Every time they passed the third-floor corridor, Harry, Ron, and Hermione would press their ears to the door to check that Fluffy was still growling inside. Snape was sweeping about in his usual bad temper, which surely meant that the Stone was still safe. Whenever Harry passed Quirrell these days he gave him an encouraging sort of smile, and Ron had started telling people off for laughing at Quirrell's stutter. </text:p>
          </table:table-cell>
        </table:table-row>
        <table:table-row table:style-name="TableLine1840468575760">
          <table:table-cell table:style-name="Table1.A1" office:value-type="string">
            <text:p text:style-name="Text_20_body">ἀλλὰ θέαμα δυσθέατον ε”νδον ἦν ἰδεῖν.</text:p>
          </table:table-cell>
          <table:table-cell office:value-type="string">
            <text:p text:style-name="P6">Hermione, however, had more on her mind than the Sorcerer's Stone. She had started drawing up study schedules and colorcoding all her notes. </text:p>
          </table:table-cell>
        </table:table-row>
        <table:table-row table:style-name="TableLine1840468582016">
          <table:table-cell table:style-name="Table1.A1" office:value-type="string">
            <text:p text:style-name="Text_20_body">μόνοι γὰρ παρῆσαν ὁ Σίναπυς καὶ ὁ Φήληξ.</text:p>
          </table:table-cell>
          <table:table-cell office:value-type="string">
            <text:p text:style-name="P6">Harry and Ron wouldn't have minded, but she kept nagging them to do the same. </text:p>
          </table:table-cell>
        </table:table-row>
        <table:table-row table:style-name="TableLine1840468584736">
          <table:table-cell table:style-name="Table1.A1" office:value-type="string">
            <text:p text:style-name="Text_20_body">κάκεῖνος δὴ τὸν τρίβωνα ὑπὲρ τὰ γόνατα εἶχεν ἀποκαλύπτων τὸ σκέλος αἱματηρὸν καί κατεσπαραγμένον.</text:p>
          </table:table-cell>
          <table:table-cell office:value-type="string">
            <text:p text:style-name="P6">"Hermione, the exams are ages away." </text:p>
          </table:table-cell>
        </table:table-row>
        <table:table-row table:style-name="TableLine1840468577120">
          <table:table-cell table:style-name="Table1.A1" office:value-type="string">
            <text:p text:style-name="Text_20_body">οὗτος δ’ ὀθόνια παρεῖχεν αὐτῷ.</text:p>
          </table:table-cell>
          <table:table-cell office:value-type="string">
            <text:p text:style-name="P6">"Ten weeks," Hermione snapped. "That's not ages, that's like a second to Nicolas Flamel." </text:p>
          </table:table-cell>
        </table:table-row>
        <table:table-row table:style-name="TableLine1840468571136">
          <table:table-cell table:style-name="Table1.A1" office:value-type="string">
            <text:p text:style-name="Text_20_body">’Ὼ κατάρατον τὸ χρῆμα κυνός, ἔφη.</text:p>
          </table:table-cell>
          <table:table-cell office:value-type="string">
            <text:p text:style-name="P6">"But we're not six hundred years old," Ron reminded her. "Anyway, what are you studying for, you already know it A." </text:p>
          </table:table-cell>
        </table:table-row>
        <table:table-row table:style-name="TableLine1840468574128">
          <table:table-cell table:style-name="Table1.A1" office:value-type="string">
            <text:p text:style-name="Text_20_body">πῶς γὰρ ἔστιν ἅμα διατη- ρεῖν τὰς τρεῖς κεφαλάς; τοῦ δ’ Ἁρείου σιωπῇ κλείοντος τὴν θύραν, βοῶν Ὁ Ποτέρ, ἔφη διαστρεφόμενος ἅμα δι’ ὀργῆς τὸ.</text:p>
          </table:table-cell>
          <table:table-cell office:value-type="string">
            <text:p text:style-name="P6">"What am I studying for? Are you crazy? You realize we need to pass these exams to get into the second year? They're very important, I should have started studying a month ago, I don't know what's gotten into me...." </text:p>
          </table:table-cell>
        </table:table-row>
        <table:table-row table:style-name="TableLine1840468575488">
          <table:table-cell table:style-name="Table1.A1" office:value-type="string">
            <text:p text:style-name="Text_20_body">ὄμματα καὶ μεθεὶς τὸν τρίβωνα ἐπικαλύψαι τὸ σκέλος.</text:p>
          </table:table-cell>
          <table:table-cell office:value-type="string">
            <text:p text:style-name="P6">Unfortunately, the teachers seemed to be thinking along the same lines as Hermione. They piled so much homework on them that the Easter holidays weren't nearly as much fun as the Christmas ones. It was hard to relax with Hermione next to you reciting the twelve uses of dragon's blood or <text:soft-page-break/>practicing wand movements. Moaning and yawning, Harry and Ron spent most of their free time in the library with her, trying to get through all their extra work. </text:p>
          </table:table-cell>
        </table:table-row>
        <table:table-row table:style-name="TableLine1840468580928">
          <table:table-cell table:style-name="Table1.A1" office:value-type="string">
            <text:p text:style-name="Text_20_body">Ἄρειος δ’ ἀσκήσας ἑαυτὸν εἰς εὐτολμίαν Εἰ οἷόν τε, ἔφη, προτεῖναι ἐρώτημά τι, θέλοιμ’ ἂν εἰδέναι εἴ γ’ ἄρ’ ἔξεστί μοι ἀπαιτεῖν τὸ βιβλίον μου,- ’Ἁπιθι, ἄπιθι ἐς κόρακας ἤδη.</text:p>
          </table:table-cell>
          <table:table-cell office:value-type="string">
            <text:p text:style-name="P6">"I'll never remember this," Ron burst out one afternoon, throwing down his quill and looking longingly out of the library window. It was the first really fine day they'd had in months. The sky was a clear, forget-me-not blue, and there was a feeling in the air of summer coming. </text:p>
          </table:table-cell>
        </table:table-row>
        <table:table-row table:style-name="TableLine1840468580656">
          <table:table-cell table:style-name="Table1.A1" office:value-type="string">
            <text:p text:style-name="Text_20_body">ἀπῆλθεν οὖν εὐθὺς ὁ Ἄρειος πρὶν ἐκεῖνον αὖθις ἀφελέσθαι βαθμῶν τούς Γρυφινδώρους.</text:p>
          </table:table-cell>
          <table:table-cell office:value-type="string">
            <text:p text:style-name="P6">Harry, who was looking up "Dittany" in One Thousand Magical Herbs and Fungi, didn't look up until he heard Ron say, "Hagrid! What are you doing in the library?" </text:p>
          </table:table-cell>
        </table:table-row>
        <table:table-row table:style-name="TableLine1840468577936">
          <table:table-cell table:style-name="Table1.A1" office:value-type="string">
            <text:p text:style-name="Text_20_body">ἄνω δέ ὡς τάχιστα ἀναβὰς πάλιν ξυν- εγένετο τοῖς ἑταίροις.</text:p>
          </table:table-cell>
          <table:table-cell office:value-type="string">
            <text:p text:style-name="P6">Hagrid shuffled into view, hiding something behind his back. He looked very out of place in his moleskin overcoat. </text:p>
          </table:table-cell>
        </table:table-row>
        <table:table-row table:style-name="TableLine1840468584192">
          <table:table-cell table:style-name="Table1.A1" office:value-type="string">
            <text:p text:style-name="Text_20_body">ὁ δέ Ῥοών ἲΑρ’ ἔχεις αὑτά· ἔφη.</text:p>
          </table:table-cell>
          <table:table-cell office:value-type="string">
            <text:p text:style-name="P6">"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 </text:p>
          </table:table-cell>
        </table:table-row>
        <table:table-row table:style-name="TableLine1840468570048">
          <table:table-cell table:style-name="Table1.A1" office:value-type="string">
            <text:p text:style-name="Text_20_body">ἀλλὰ τί δὴ πάσχεις; ἐκεῖνος δέ μόλις ψιθυρίζων εἶπεν αὐτοῖς ὅ τι ἑώρακεν.</text:p>
          </table:table-cell>
          <table:table-cell office:value-type="string">
            <text:p text:style-name="P6">"Shhhh!" Hagrid looked around quickly to see if anyone was listening. </text:p>
          </table:table-cell>
        </table:table-row>
        <table:table-row table:style-name="TableLine1840468572768">
          <table:table-cell table:style-name="Table1.A1" office:value-type="string">
            <text:p text:style-name="Text_20_body">τελευταῖον δέ πνευστιῶν ε”τι Ἀλλ’ ἴστε που, ἔφη, τοῦτο τί δύνα- ται,· ἐπεχείρησε γὰρ λαθὼν παρελθεῖν τὸν τρικάρηνον ἐπὶ τῶν νεκυσίων ὁ Σίναπυς.</text:p>
          </table:table-cell>
          <table:table-cell office:value-type="string">
            <text:p text:style-name="P6">"Don' go shoutin' about it, what's the matter with yeh?" </text:p>
          </table:table-cell>
        </table:table-row>
        <table:table-row table:style-name="TableLine1840468583376">
          <table:table-cell table:style-name="Table1.A1" office:value-type="string">
            <text:p text:style-name="Text_20_body">καὶ ἐθεωροῦμεν αὐτὸν ἐκεῖσε τότε χωροῦντα δηλαδὴ κλέψοντα τὸ πρὸς ἐκείνου φυλαττόμενον.</text:p>
          </table:table-cell>
          <table:table-cell office:value-type="string">
            <text:p text:style-name="P6">"There are a few things we wanted to ask you, as a matter of fact," said Harry, "about what's guarding the Stone apart from Fluffy --" </text:p>
          </table:table-cell>
        </table:table-row>
        <table:table-row table:style-name="TableLine1840468585280">
          <table:table-cell table:style-name="Table1.A1" office:value-type="string">
            <text:p text:style-name="Text_20_body">καὶ περίδου μοι περὶ τοῦ σάρου εἰ μὴ αὐτὸς εἰσῆγε τὸν Τρωγλοδύτην ὡς ῥᾷον λήσων ἅπαντας.</text:p>
          </table:table-cell>
          <table:table-cell office:value-type="string">
            <text:p text:style-name="P6">"SHHHH!" said Hagrid again. "Listen - come an' see me later, I'm not promisin' I'll tell yeh anythin', mind, but don' go rabbitin' about it in here, students aren' s'pposed ter know. They'll think I've told yeh --" </text:p>
          </table:table-cell>
        </table:table-row>
        <text:soft-page-break/>
        <table:table-row table:style-name="TableLine1840468586640">
          <table:table-cell table:style-name="Table1.A1" office:value-type="string">
            <text:p text:style-name="Text_20_body">ἡ δ’ Ἑρμιόνη πεφροντικὸς βλέπων Περιττόν τι λέγεις, ἔφη.</text:p>
          </table:table-cell>
          <table:table-cell office:value-type="string">
            <text:p text:style-name="P6">"See you later, then," said Harry. </text:p>
          </table:table-cell>
        </table:table-row>
        <table:table-row table:style-name="TableLine1840468573040">
          <table:table-cell table:style-name="Table1.A1" office:value-type="string">
            <text:p text:style-name="Text_20_body">δυσχερὴς μὲν γάρ ἐστιν εὖ οἶδ’ ὅτι, ἀλλ’ οὐκ ἐπίδοξός ἐστι κλέψων τὸ Διμπλοδώρῳ πεφυλαγμένον.</text:p>
          </table:table-cell>
          <table:table-cell office:value-type="string">
            <text:p text:style-name="P6">Hagrid shuffled off. </text:p>
          </table:table-cell>
        </table:table-row>
        <table:table-row table:style-name="TableLine1840468582288">
          <table:table-cell table:style-name="Table1.A1" office:value-type="string">
            <text:p text:style-name="Text_20_body">ὁ δέ Ῥοών εΗράκλεις, ἔφη ἀνιώμενος.</text:p>
          </table:table-cell>
          <table:table-cell office:value-type="string">
            <text:p text:style-name="P6">"What was he hiding behind his back?" said Hermione thoughtfully. </text:p>
          </table:table-cell>
        </table:table-row>
        <table:table-row table:style-name="TableLine1840468573312">
          <table:table-cell table:style-name="Table1.A1" office:value-type="string">
            <text:p text:style-name="Text_20_body">σὺ μὲν γὰρ νομίζεις τοὺς σοφιστὰς πάντας θείου τι μετέχοντας δήπου.</text:p>
          </table:table-cell>
          <table:table-cell office:value-type="string">
            <text:p text:style-name="P6">"Do you think it had anything to do with the Stone?" </text:p>
          </table:table-cell>
        </table:table-row>
        <table:table-row table:style-name="TableLine1840468576032">
          <table:table-cell table:style-name="Table1.A1" office:value-type="string">
            <text:p text:style-name="Text_20_body">ἐγὼ δέ ταύτὰ τῷ Ἁρείῳ φρονῶ.</text:p>
          </table:table-cell>
          <table:table-cell office:value-type="string">
            <text:p text:style-name="P6">"I'm going to see what section he was in," said Ron, who'd had enough of working. He came back a minute later with a pile of books in his arms and slammed them down on the table. </text:p>
          </table:table-cell>
        </table:table-row>
        <table:table-row table:style-name="TableLine1840468573584">
          <table:table-cell table:style-name="Table1.A1" office:value-type="string">
            <text:p text:style-name="Text_20_body">πανοῦργος γάρ ἐστιν ὁ Σίναπυς.</text:p>
          </table:table-cell>
          <table:table-cell office:value-type="string">
            <text:p text:style-name="P6">"Dragons!" he whispered. "Hagrid was looking up stuff about dragons! Look at these: Dragon Species of Great Britain and Ireland; From Egg to Inferno, A Dragon Keeper's Guide." </text:p>
          </table:table-cell>
        </table:table-row>
        <table:table-row table:style-name="TableLine1840468571952">
          <table:table-cell table:style-name="Table1.A1" office:value-type="string">
            <text:p text:style-name="Text_20_body">ἀλλὰ τί θέλει, τί φυλάττει ὁ κύων; 150 ΑΡΕιοΣ ΠοΤΗΡ καί ὁ Ἄρειος περὶ ταῦτα ἔτι φροντίζων ἀπέβη κοιμησόμενος.</text:p>
          </table:table-cell>
          <table:table-cell office:value-type="string">
            <text:p text:style-name="P6">"Hagrid's always wanted a dragon, he told me so the first time I ever met him, " said Harry. </text:p>
          </table:table-cell>
        </table:table-row>
        <table:table-row table:style-name="TableLine1840468585552">
          <table:table-cell table:style-name="Table1.A1" office:value-type="string">
            <text:p text:style-name="Text_20_body">ἀλλὰ τραχὺ ῥέγκοντος ἤδη τοῦ Νεφελώδους, αὐτὸς οὐκ εἶς ὕπνον ἔπεσε καίπερ μάλιστα χρῄζων πεσεῖν, ὡς δέον μετ’ ὀλίγον ι’καρο- σφαιρίσαι τὸ πρῶτον.</text:p>
          </table:table-cell>
          <table:table-cell office:value-type="string">
            <text:p text:style-name="P6">"But it's against our laws," said Ron. "Dragon breeding was outlawed by the Warlocks' Convention of 1709, everyone knows that. It's hard to stop Muggles from noticing us if we're keeping dragons in the back garden - anyway, you can't tame dragons, it's dangerous. You should see the burns Charlie's got off wild ones in Romania." </text:p>
          </table:table-cell>
        </table:table-row>
        <table:table-row table:style-name="TableLine1840468573856">
          <table:table-cell table:style-name="Table1.A1" office:value-type="string">
            <text:p text:style-name="Text_20_body">τοῦ δ’ οὖν Σινάπεως οῦ ῥᾴδιον ῆν ἐπιλαθέσθαι δεινὸν βλέποντος ἥνικα τὸ σκέλος εἶδεν αὐτοῦ.</text:p>
          </table:table-cell>
          <table:table-cell office:value-type="string">
            <text:p text:style-name="P6">"But there aren't wild dragons in Britain?" said Harry. </text:p>
          </table:table-cell>
        </table:table-row>
        <table:table-row table:style-name="TableLine1840468576304">
          <table:table-cell table:style-name="Table1.A1" office:value-type="string">
            <text:p text:style-name="Text_20_body">&gt;κ τῇ δ’ ὑστεραίᾳ αι’θρίου μὲν ὄντος τοῦ ἀέρος ψυχροῦ δέ, ἅπαντες οἶ ἐν μεγάρῳ ἀριστῶντες, μεταξὺ σφόδρα τερπόμενοι τῇ εὐοσμίᾳ τῇ τῶν χορδευμάτων τηγανιζομένων, πολλῆς μετ’ εὐφροσύνης διελέγοντο ἐν σφίσι προσδεχόμενοι καλὸν ἔσεσθαι τὸν μέλλοντ’ ἀγῶνα τὸν ἷκαροσφαιρικόν.</text:p>
          </table:table-cell>
          <table:table-cell office:value-type="string">
            <text:p text:style-name="P6">"Of course there are," said Ron. "Common Welsh Green and Hebridean Blacks. The Ministry of Magic has a job hushing them up, I can tell you. </text:p>
          </table:table-cell>
        </table:table-row>
        <table:table-row table:style-name="TableLine1840468580112">
          <table:table-cell table:style-name="Table1.A1" office:value-type="string">
            <text:p text:style-name="Text_20_body">Ἀλλὰ δεῖ σέ φαγεῖν τι.</text:p>
          </table:table-cell>
          <table:table-cell office:value-type="string">
            <text:p text:style-name="P6">Our kind have to keep putting spells on Muggles <text:soft-page-break/>who've spotted them, to make them forget." </text:p>
          </table:table-cell>
        </table:table-row>
        <table:table-row table:style-name="TableLine1840468578208">
          <table:table-cell table:style-name="Table1.A1" office:value-type="string">
            <text:p text:style-name="Text_20_body">Ἀλλ’ οὐ δέομαι.</text:p>
          </table:table-cell>
          <table:table-cell office:value-type="string">
            <text:p text:style-name="P6">"So what on earths Hagrid up to?" said Hermione. </text:p>
          </table:table-cell>
        </table:table-row>
        <table:table-row table:style-name="TableLine1840468572496">
          <table:table-cell table:style-name="Table1.A1" office:value-type="string">
            <text:p text:style-name="Text_20_body">Ἀλλ’ ἄρτου γ’ ὀλίγον.</text:p>
          </table:table-cell>
          <table:table-cell office:value-type="string">
            <text:p text:style-name="P6">When they knocked on the door of the gamekeeper's hut an hour later, they were surprised to see that all the curtains were closed. Hagrid called "Who is it?" before he let them in, and then shut the door quickly behind them. </text:p>
          </table:table-cell>
        </table:table-row>
        <table:table-row table:style-name="TableLine1840468585824">
          <table:table-cell table:style-name="Table1.A1" office:value-type="string">
            <text:p text:style-name="Text_20_body">τῆς γὰρ Ἑρμιόνης ἔτυχον ὅντες οὗτοι οἶ θῶπες λόγοι.</text:p>
          </table:table-cell>
          <table:table-cell office:value-type="string">
            <text:p text:style-name="P6">It was stifling hot inside. Even though it was such a warm day, there was a blazing fire in the grate. Hagrid made them tea and offered them stoat sandwiches, which they refused. </text:p>
          </table:table-cell>
        </table:table-row>
        <table:table-row table:style-name="TableLine1840468574400">
          <table:table-cell table:style-name="Table1.A1" office:value-type="string">
            <text:p text:style-name="Text_20_body">Ἀνορέκτως δ’ ἔχω.</text:p>
          </table:table-cell>
          <table:table-cell office:value-type="string">
            <text:p text:style-name="P6">"So -- yeh wanted to ask me somethin'?" </text:p>
          </table:table-cell>
        </table:table-row>
        <table:table-row table:style-name="TableLine1840468576576">
          <table:table-cell table:style-name="Table1.A1" office:value-type="string">
            <text:p text:style-name="Text_20_body">ὁ δ’ ’Ἁρειος κακῶς δὴ εἶχεν ἐννοῶν ὡς ἐντὸς οὐ πολλοῦ εἷς τὸ σταδίον εἷσβήσεται.</text:p>
          </table:table-cell>
          <table:table-cell office:value-type="string">
            <text:p text:style-name="P6">"Yes," said Harry. There was no point beating around the bush. "We were wondering if you could tell us what's guarding the Sorcerer's Stone apart from Fluffy." </text:p>
          </table:table-cell>
        </table:table-row>
        <table:table-row table:style-name="TableLine1840468580384">
          <table:table-cell table:style-name="Table1.A1" office:value-type="string">
            <text:p text:style-name="Text_20_body">καὶ ὁ Σάμιος Φινιγάνης ῗΩ ’Ἄρειε, ἔφη, δεῖ σέ εὐτραφῆ γενέσθαι ὡς μάλα συντενῶν σεαυτόν.</text:p>
          </table:table-cell>
          <table:table-cell office:value-type="string">
            <text:p text:style-name="P6">Hagrid frowned at him. </text:p>
          </table:table-cell>
        </table:table-row>
        <table:table-row table:style-name="TableLine1840468578480">
          <table:table-cell table:style-name="Table1.A1" office:value-type="string">
            <text:p text:style-name="Text_20_body">τοῖς γὰρ ζητηταῖς ἀεὶ ἐκ προνοίας προσπίπτειν φιλοῦσιν οἱ ἐναντίοι.</text:p>
          </table:table-cell>
          <table:table-cell office:value-type="string">
            <text:p text:style-name="P6">"0' course I cant, he said. "Number one, I don' know meself. Number two, yeh know too much already, so I wouldn' tell yeh if I could. That Stone's here fer a good reason. It Was almost stolen outta Gringotts - I s'ppose yeh've worked that out an' all? Beats me how yeh even know abou' Fluffy." </text:p>
          </table:table-cell>
        </table:table-row>
        <table:table-row table:style-name="TableLine1840468577392">
          <table:table-cell table:style-name="Table1.A1" office:value-type="string">
            <text:p text:style-name="Text_20_body">ὁ δ’ θἈρειος θεώμενος αὐτὸν καρύκην τοματίνην πρὸς τὰ χορ- δεύματα χέοντα Εὐχαριστῶ σοί, ἔφη, ὧ Σάμιε.</text:p>
          </table:table-cell>
          <table:table-cell office:value-type="string">
            <text:p text:style-name="P6">"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 </text:p>
          </table:table-cell>
        </table:table-row>
        <table:table-row table:style-name="TableLine1840468574944">
          <table:table-cell table:style-name="Table1.A1" office:value-type="string">
            <text:p text:style-name="Text_20_body">καὶ περὶ τὴν πεμπτὴν ὥραν πάντες ὡς εἰπεῖν οἱ μαθηταὶ ἐκάθ- ηντο ἐν τοῖς περὶ τὸ ι’καροσφαιριστήριον βάθροις πρὸς τὸ στάδιον ἀτενὲς βλέποντες, ἔνιοι δέ καὶ δίοπτρα ἔχοντες τηλεσκοπικά.</text:p>
          </table:table-cell>
          <table:table-cell office:value-type="string">
            <text:p text:style-name="P6">Hagrid's chest swelled at these last words. Harry and Ron beamed at Hermione. </text:p>
          </table:table-cell>
        </table:table-row>
        <table:table-row table:style-name="TableLine1840468575216">
          <table:table-cell table:style-name="Table1.A1" office:value-type="string">
            <text:p text:style-name="Text_20_body">ἐνίοτε γὰρ χαλεπὸν ῆν τοῖς θεαταῖς καίπερ <text:soft-page-break/>μετεώροις οῦσιν ἰδεῖν τί γίγνεται.</text:p>
          </table:table-cell>
          <table:table-cell office:value-type="string">
            <text:p text:style-name="P6">"Well, I don' s'pose it could hurt ter tell yeh that... <text:soft-page-break/>let's see... he borrowed Fluffy from me... then some o' the teachers did enchantments... </text:p>
          </table:table-cell>
        </table:table-row>
        <table:table-row table:style-name="TableLine1840468586096">
          <table:table-cell table:style-name="Table1.A1" office:value-type="string">
            <text:p text:style-name="Text_20_body">ὁ δέ Ῥοὼν καί ἡ Ἑρμιόνη ξυνεγένοντο ἐπ’ ἄκροις τοῖς βάθροις τῷ τε Νεφελώδει καί τῷ Σαμίῳ καὶ τῴ Δείνῳ ἐκείνῳ τῷ τῶν ποδο- σφαιριστῶν τῶν Ῥαιστήρων καλουμένων φιλοθεάμονι.</text:p>
          </table:table-cell>
          <table:table-cell office:value-type="string">
            <text:p text:style-name="P6">Professor Sprout -- Professor Flitwick -- Professor McGonagall --" he ticked them off on his fingers, "Professor Quirrell -- an' Dumbledore himself did somethin', o' course. Hang on, I've forgotten someone. Oh yeah, Professor Snape." </text:p>
          </table:table-cell>
        </table:table-row>
        <table:table-row table:style-name="TableLine1840468577664">
          <table:table-cell table:style-name="Table1.A1" office:value-type="string">
            <text:p text:style-name="Text_20_body">καί καινόν τι ἐγεγράφεσαν σημεῖον μέγα ὡς χαρισάμενοι τῷ Ἁρείῳ ἐφ’ ἑνὸς τῶν στρωμάτων τῶν Σκαβρῴ τετρωγμένων.</text:p>
          </table:table-cell>
          <table:table-cell office:value-type="string">
            <text:p text:style-name="P6">"Snape?" </text:p>
          </table:table-cell>
        </table:table-row>
        <table:table-row table:style-name="TableLine1840468584464">
          <table:table-cell table:style-name="Table1.A1" office:value-type="string">
            <text:p text:style-name="Text_20_body">καὶ ῆν ἀναγνῶναι ὅτι Προεδρευέτω Ποτῆρ.</text:p>
          </table:table-cell>
          <table:table-cell office:value-type="string">
            <text:p text:style-name="P6">"Yeah -- yer not still on abou' that, are yeh? Look, Snape helped protect the Stone, he's not about ter steal it." </text:p>
          </table:table-cell>
        </table:table-row>
        <table:table-row table:style-name="TableLine1840468576848">
          <table:table-cell table:style-name="Table1.A1" office:value-type="string">
            <text:p text:style-name="Text_20_body">καὶ ὁ Δεῖνος δεινὸς ὢν γράφειν μέγαν ὑπεγε- γράφει τὸν λέοντα τὸν τῶν Γρυφινδώρων.</text:p>
          </table:table-cell>
          <table:table-cell office:value-type="string">
            <text:p text:style-name="P6">Harry knew Ron and Hermione were thinking the same as he was. If Snape had been in on protecting the Stone, it must have been easy to find out how the other teachers had guarded it. He probably knew everything -- except, it seemed, Quirrell's spell and how to get past Fluffy. </text:p>
          </table:table-cell>
        </table:table-row>
        <table:table-row table:style-name="TableLine1840468578752">
          <table:table-cell table:style-name="Table1.A1" office:value-type="string">
            <text:p text:style-name="Text_20_body">καὶμὴν ἡ Ἑρμιόνη φίλτρον τι χαλεπώτερον ἐτεθήκει ὥστε πάντα τὰ γράμματα ποικίλοις ἀεὶ ἀστράπτειν χρώμασιν, ἐν δέ τούτῳ ὁ ’Ἀρειος καί οἱ ἕτεροι τῆς ἀγέλης ἐν τῷ ἀποδυτηρίῳ μεταμφιαζόμενοι ἐνεδύοντο τούς ἷκαροσφαιριστικοὺς τρίβωνας κοκ- κίνους.</text:p>
          </table:table-cell>
          <table:table-cell office:value-type="string">
            <text:p text:style-name="P6">"You're the only one who knows how to get past Fluffy. aren't you, Hagrid?" said Harry anxiously. "And you wouldn't tell anyone, would you? Not even one of the teachers?" </text:p>
          </table:table-cell>
        </table:table-row>
        <table:table-row table:style-name="TableLine1840468579024">
          <table:table-cell table:style-name="Table1.A1" office:value-type="string">
            <text:p text:style-name="Text_20_body">οῖ δέ Σλυθήρινοι πρασίνους ἔμελλον φορήσειν.</text:p>
          </table:table-cell>
          <table:table-cell office:value-type="string">
            <text:p text:style-name="P6">"Not a soul knows except me an' Dumbledore," said Hagrid proudly. </text:p>
          </table:table-cell>
        </table:table-row>
        <table:table-row table:style-name="TableLine1840468579296">
          <table:table-cell table:style-name="Table1.A1" office:value-type="string">
            <text:p text:style-name="Text_20_body">ΠΕΡΙ ΤΗΣ [ΚΑΡΟΣΦΑΙΡῙΚΗΣ 15] καὶ τότε ὁ ’Ύλης ἐχρέμψατό τι εὐφημίαν κηρύττων.</text:p>
          </table:table-cell>
          <table:table-cell office:value-type="string">
            <text:p text:style-name="P6">"Well, that's something," Harry muttered to the others. "Hagrid, can we have a window open? I'm boiling." </text:p>
          </table:table-cell>
        </table:table-row>
        <table:table-row table:style-name="TableLine1840468570320">
          <table:table-cell table:style-name="Table1.A1" office:value-type="string">
            <text:p text:style-name="Text_20_body">Λοιπόν, ἔφη, ὦ ἄνδρες Γρυφίνδωροι.</text:p>
          </table:table-cell>
          <table:table-cell office:value-type="string">
            <text:p text:style-name="P6">"Can't, Harry, sorry," said Hagrid. Harry noticed him glance at the fire. Harry looked at it, too. </text:p>
          </table:table-cell>
        </table:table-row>
        <table:table-row table:style-name="TableLine1840468579568">
          <table:table-cell table:style-name="Table1.A1" office:value-type="string">
            <text:p text:style-name="Text_20_body">Καὶ γυναῖκες Γρυφίνδωραι, ὑπολαβοῦσα εἶπεν ἡ Ἀγγελίνη Ἰωάννου.</text:p>
          </table:table-cell>
          <table:table-cell office:value-type="string">
            <text:p text:style-name="P6">"Hagrid -- what's that?" </text:p>
          </table:table-cell>
        </table:table-row>
        <table:table-row table:style-name="TableLine1840468579840">
          <table:table-cell table:style-name="Table1.A1" office:value-type="string">
            <text:p text:style-name="Text_20_body">ἐκεῖνος δέ συνέφη ταῦτα.</text:p>
          </table:table-cell>
          <table:table-cell office:value-type="string">
            <text:p text:style-name="P6">But he already knew what it was. In the very heart of the fire, underneath the kettle, was a huge, black egg. </text:p>
          </table:table-cell>
        </table:table-row>
        <table:table-row table:style-name="TableLine1840468570864">
          <table:table-cell table:style-name="Table1.A1" office:value-type="string">
            <text:p text:style-name="Text_20_body">ΦΩ ἄνδρες, ἔφη, καί γυναῖκες.</text:p>
          </table:table-cell>
          <table:table-cell office:value-type="string">
            <text:p text:style-name="P6">"Ah," said Hagrid, fiddling nervously with his <text:soft-page-break/>beard, "That's er..." </text:p>
          </table:table-cell>
        </table:table-row>
        <table:table-row table:style-name="TableLine1840468569776">
          <table:table-cell table:style-name="Table1.A1" office:value-type="string">
            <text:p text:style-name="Text_20_body">τοῦτ’ ἔστ’ ἐκεῖνο.</text:p>
          </table:table-cell>
          <table:table-cell office:value-type="string">
            <text:p text:style-name="P6">"Where did you get it, Hagrid?" said Ron, crouching over the fire to get a closer look at the egg. "It must've cost you a fortune." </text:p>
          </table:table-cell>
        </table:table-row>
        <table:table-row table:style-name="TableLine1840468581200">
          <table:table-cell table:style-name="Table1.A1" office:value-type="string">
            <text:p text:style-name="Text_20_body">Τό γε μέγιστον ἁπάντων, εἶπεν ὁ Φερέδικος Εὖισήλιος.</text:p>
          </table:table-cell>
          <table:table-cell office:value-type="string">
            <text:p text:style-name="P6">"Won it," said Hagrid. "Las' night. I was down in the village havin' a few drinks an' got into a game o' cards with a stranger. Think he was quite glad ter get rid of it, ter be honest." </text:p>
          </table:table-cell>
        </table:table-row>
        <table:table-row table:style-name="TableLine1840468581472">
          <table:table-cell table:style-name="Table1.A1" office:value-type="string">
            <text:p text:style-name="Text_20_body">Τό γε μὴν ἐκ μακροῦ χρόνου προσδεδεγμένον, ἀναλαβὼν εἶπεν ὁ Γεωργός.</text:p>
          </table:table-cell>
          <table:table-cell office:value-type="string">
            <text:p text:style-name="P6">"But what are you going to do with it when it's hatched?" said Hermione. </text:p>
          </table:table-cell>
        </table:table-row>
        <table:table-row table:style-name="TableLine1840468581744">
          <table:table-cell table:style-name="Table1.A1" office:value-type="string">
            <text:p text:style-name="Text_20_body">Καὶ γὰρ ἀπὸ γλώττης ἔστιν ἡμῖν φράσαι τὸν τοῦ Ὀλοφωίου λόγον ῶς τῆς πέρυσιν ἀγέλης οὖσιν.</text:p>
          </table:table-cell>
          <table:table-cell office:value-type="string">
            <text:p text:style-name="P6">"Well, I've bin doin' some readin' , said Hagrid, pulling a large book from under his pillow. "Got this outta the library -- Dragon Breeding for 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 </text:p>
          </table:table-cell>
        </table:table-row>
        <table:table-row table:style-name="TableLine1840468586368">
          <table:table-cell table:style-name="Table1.A1" office:value-type="string">
            <text:p text:style-name="Text_20_body">ὁ δ’ ’Ύλης Σιγᾶτον, ἔφη.</text:p>
          </table:table-cell>
          <table:table-cell office:value-type="string">
            <text:p text:style-name="P6">He looked very pleased with himself, but Hermione didn't. </text:p>
          </table:table-cell>
        </table:table-row>
        <table:table-row table:style-name="TableLine1840468570592">
          <table:table-cell table:style-name="Table1.A1" office:value-type="string">
            <text:p text:style-name="Text_20_body">ἥδε γὰρ ἡ ἀγέλη βελτίστη ἐστὶν ἐκ πολλῶν ἐτῶν.</text:p>
          </table:table-cell>
          <table:table-cell office:value-type="string">
            <text:p text:style-name="P6">"Hagrid, you live in a wooden house," she said. </text:p>
          </table:table-cell>
        </table:table-row>
        <table:table-row table:style-name="TableLine1840468585008">
          <table:table-cell table:style-name="Table1.A1" office:value-type="string">
            <text:p text:style-name="Text_20_body">νικήσομεν δῆτα εὖ οἶδ’ ὅτι.</text:p>
          </table:table-cell>
          <table:table-cell office:value-type="string">
            <text:p text:style-name="P6">But Hagrid wasn't listening. He was humming merrily as he stoked the fire. </text:p>
          </table:table-cell>
        </table:table-row>
        <table:table-row table:style-name="TableLine1840468582560">
          <table:table-cell table:style-name="Table1.A1" office:value-type="string">
            <text:p text:style-name="Text_20_body">καὶ πρὸς αὐτοὺς ὀξὺ ἔβλεψεν ὡς θέλων εἰπεῖν ὅτι Εἰ δέ μή Εἶὲν.</text:p>
          </table:table-cell>
          <table:table-cell office:value-type="string">
            <text:p text:style-name="P6">So now they had something else to worry about: what might happen to Hagrid if anyone found out he was hiding an illegal dragon in his hut. </text:p>
          </table:table-cell>
        </table:table-row>
        <table:table-row table:style-name="TableLine1840468582832">
          <table:table-cell table:style-name="Table1.A1" office:value-type="string">
            <text:p text:style-name="Text_20_body">εἷς γὰρ αὐτὸν τὸν καιρὸν ἥκομεν.</text:p>
          </table:table-cell>
          <table:table-cell office:value-type="string">
            <text:p text:style-name="P6">"Wonder what it's like to have a peaceful life," Ron sighed, as evening after evening they struggled through all the extra homework they were getting. Hermione had now started making study schedules for Harry and Ron, too. It was driving them nuts. </text:p>
          </table:table-cell>
        </table:table-row>
        <table:table-row table:style-name="TableLine1840468571408">
          <table:table-cell table:style-name="Table1.A1" office:value-type="string">
            <text:p text:style-name="Text_20_body">ἀγαθῇ τύχῃ ὑμῖν ἅπασιν.</text:p>
          </table:table-cell>
          <table:table-cell office:value-type="string">
            <text:p text:style-name="P6">Then, one breakfast time, Hedwig brought Harry another note from Hagrid. </text:p>
          </table:table-cell>
        </table:table-row>
        <table:table-row table:style-name="TableLine1840468583104">
          <table:table-cell table:style-name="Table1.A1" office:value-type="string">
            <text:p text:style-name="Text_20_body">ὁ δ’ ’Ἀρειος τῷ Φερεδίκῳ καῖ τῷ Γεωργῴ ἐκ τοῦ ἀποδυτηρίου ἐπισπόμενος, ἀπευχόμενος δέ τέως μὴ λιποψυχῆσαι, τῶν πολλῶν μέγα θορυβούντων <text:soft-page-break/>εἰσέβη ἐπὶ τὸ στάδιον.</text:p>
          </table:table-cell>
          <table:table-cell office:value-type="string">
            <text:p text:style-name="P6">He had written only two words: It's hatching. </text:p>
          </table:table-cell>
        </table:table-row>
        <table:table-row table:style-name="TableLine1840468583648">
          <table:table-cell table:style-name="Table1.A1" office:value-type="string">
            <text:p text:style-name="Text_20_body">ἡ δ’ Εὐχρῆ ῥαβδούχη οὖσα ἐν μέσῳ ἵστατο προσδεξομένη τοὺς δύο ἀγέλας, τὸ σάρον ἤδη χειρὶ ἔχουσα.</text:p>
          </table:table-cell>
          <table:table-cell office:value-type="string">
            <text:p text:style-name="P6">Ron wanted to skip Herbology and go straight down to the hut. Hermione wouldn't hear of it. </text:p>
          </table:table-cell>
        </table:table-row>
        <table:table-row table:style-name="TableLine1840468583920">
          <table:table-cell table:style-name="Table1.A1" office:value-type="string">
            <text:p text:style-name="Text_20_body">Δέομαι τοίνυν, ἔφη, πάντων ὑμῶν ὀρθῶς ἐνδίκως τε ἀγωνίζ- εσθαι.</text:p>
          </table:table-cell>
          <table:table-cell office:value-type="string">
            <text:p text:style-name="P6">"Hermione, how many times in our lives are we going to see a dragon hatching?" </text:p>
          </table:table-cell>
        </table:table-row>
        <table:table-row table:style-name="TableLine1840468586912">
          <table:table-cell table:style-name="Table1.A1" office:value-type="string">
            <text:p text:style-name="Text_20_body">τοῦτο δ’ ἔλεγεν ἐκείνοις ἤδη ἀθροιζομένοις ἀμφὶ αὐτήν.</text:p>
          </table:table-cell>
          <table:table-cell office:value-type="string">
            <text:p text:style-name="P6">"We've got lessons, we'll get into trouble, and that's nothing to what Hagrid's going to be in when someone finds out what he's doing --" </text:p>
          </table:table-cell>
        </table:table-row>
        <table:table-row table:style-name="TableLine1840468593440">
          <table:table-cell table:style-name="Table1.A1" office:value-type="string">
            <text:p text:style-name="Text_20_body">ὁ δ’ Ἄρειος ξυνῄδει αὐτῇ λεγούσῃ ἐν τοῖς μάλιστα τῷ Μάρκῳ Φλίντῳ, τῷ τῶν Σλυθηρίνων ἀγελάρχῃ πενταετήρῳ ὅντι.</text:p>
          </table:table-cell>
          <table:table-cell office:value-type="string">
            <text:p text:style-name="P6">"Shut up!" Harry whispered. </text:p>
          </table:table-cell>
        </table:table-row>
        <table:table-row table:style-name="TableLine1840468587456">
          <table:table-cell table:style-name="Table1.A1" office:value-type="string">
            <text:p text:style-name="Text_20_body">ὁ δ’ ἐφαίνετο ξυγγενὴς εἶναι τοῖς Τρωγλοδύταις.</text:p>
          </table:table-cell>
          <table:table-cell office:value-type="string">
            <text:p text:style-name="P6">Malfoy was only a few feet away and he had stopped dead to listen. How much had he heard? Harry didn't like the look on Malfoy's face at all. </text:p>
          </table:table-cell>
        </table:table-row>
        <table:table-row table:style-name="TableLine1840468592624">
          <table:table-cell table:style-name="Table1.A1" office:value-type="string">
            <text:p text:style-name="Text_20_body">Ἄρειος δέ πρὸς τὸ ἐπάνω σημεῖον τὸ Προεδρευέτω Ποτῆρ κηρῦττον ὑπὲρ τὸν ὄχλον πρὸς ἄνεμον ἀεὶ κινούμενον παραβλέψας, ξυστελλόμενος ἑαυτὸν μάλ ’ ἐθάρρει.</text:p>
          </table:table-cell>
          <table:table-cell office:value-type="string">
            <text:p text:style-name="P6">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 </text:p>
          </table:table-cell>
        </table:table-row>
        <table:table-row table:style-name="TableLine1840468590176">
          <table:table-cell table:style-name="Table1.A1" office:value-type="string">
            <text:p text:style-name="Text_20_body">Εἴσβητε δῆτα ἐπὶ τὰ σάρα.</text:p>
          </table:table-cell>
          <table:table-cell office:value-type="string">
            <text:p text:style-name="P6">"It's nearly out." He ushered them inside. </text:p>
          </table:table-cell>
        </table:table-row>
        <table:table-row table:style-name="TableLine1840468591536">
          <table:table-cell table:style-name="Table1.A1" office:value-type="string">
            <text:p text:style-name="Text_20_body">καὶ ὁ ’Άρειος ἐπὶ τὸν Ὑπερνεφελὸν Δισχιλιοστὸν εἰσέβη.</text:p>
          </table:table-cell>
          <table:table-cell office:value-type="string">
            <text:p text:style-name="P6">The egg was lying on the table. There were deep cracks in it. Something was moving inside; a funny clicking noise was coming from it. </text:p>
          </table:table-cell>
        </table:table-row>
        <table:table-row table:style-name="TableLine1840468597792">
          <table:table-cell table:style-name="Table1.A1" office:value-type="string">
            <text:p text:style-name="Text_20_body">καὶ ἐπειδὴ τάχιστα τὸν ἀγῶνα νιγλάρῳ ἐσήμανεν ἡ Εὖχρῆ - ἀργυροῦν δ’ ῆν καί μέγα δὴ ἐψόφει - πεντεκαίδεκα σάρα εὐθὺς μετέωρα ἅνω φέρεται ἀεροδρομοῦντα.</text:p>
          </table:table-cell>
          <table:table-cell office:value-type="string">
            <text:p text:style-name="P6">They all drew their chairs up to the table and watched with bated breath. </text:p>
          </table:table-cell>
        </table:table-row>
        <table:table-row table:style-name="TableLine1840468599424">
          <table:table-cell table:style-name="Table1.A1" office:value-type="string">
            <text:p text:style-name="Text_20_body">καί διήγησιν μὲν ἀναγορέυων ἔτυχεν ὁ Ἰόρδανος, τοῖν Εὐισηλίοιν εὔνους ὥν, ἐπεσκόπει δ’ αὐτὸν ἡ Μαγονωγαλέα.</text:p>
          </table:table-cell>
          <table:table-cell office:value-type="string">
            <text:p text:style-name="P6">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text:soft-page-break/>and bulging, orange eyes. </text:p>
          </table:table-cell>
        </table:table-row>
        <table:table-row table:style-name="TableLine1840468594528">
          <table:table-cell table:style-name="Table1.A1" office:value-type="string">
            <text:p text:style-name="Text_20_body">διηγούμενος μέν γὰρ ἐκεῖνος Καὶ τὸν κολοφῶνα, ἔφη, εὐθὺς ἁρπάζει Ἀγγελίνη ἡ Ἰωάννου ὑπὲρ τῶν Γρυφινδώρων, δεινή τ’ οὖσα θηρεύειν καὶ εὐειδεστάτη...</text:p>
          </table:table-cell>
          <table:table-cell office:value-type="string">
            <text:p text:style-name="P6">It sneezed. A couple of sparks flew out of its snout. </text:p>
          </table:table-cell>
        </table:table-row>
        <table:table-row table:style-name="TableLine1840468603232">
          <table:table-cell table:style-name="Table1.A1" office:value-type="string">
            <text:p text:style-name="Text_20_body">ἡ δέ Μαγονωγαλέα ὡς τοῦτο χαλεπῶς φέρουσα Τί δέ δή, ἔφη ὑπολαβοῦσα, ὦ ’Ῑόρδανε; 1 5 2 ΑΡΕΙΟΣ ΠοΤΗΡ ὁ δέ συγγνώμην αἰτήσας τῆς πλημμελείας ἀναλαβών Καὶ ἀερο- δρομοῦσα, ἔφη, τὸν κολοφῶνα παραδίδωσιν ὡς τάχιστα τῇ Ἀλικίᾳ Σπινήτῃ, ἣν ἄρτι ἐξηῦρεν Ὀλοφώιος ’Ύλης, πέρυσιν ἔφεδρον οὖσαν.</text:p>
          </table:table-cell>
          <table:table-cell office:value-type="string">
            <text:p text:style-name="P6">"Isn't he beautiful?" Hagrid murmured. He reached out a hand to stroke the dragon's head. It snapped at his fingers, showing pointed fangs. </text:p>
          </table:table-cell>
        </table:table-row>
        <table:table-row table:style-name="TableLine1840468593712">
          <table:table-cell table:style-name="Table1.A1" office:value-type="string">
            <text:p text:style-name="Text_20_body">τὴν δέ πρὸς τὴν Ἀγγελίνην πάλιν βαλεῖν μέλλουσαν Μάρκος Φλίντος ὁ τῶν Σλυθηρίνων ἀγελάρχης ἔφθασε, καὶ λαβὼν τὸν κολοφῶνα μετεωρίζεται ἀετοῦ τρόπον.</text:p>
          </table:table-cell>
          <table:table-cell office:value-type="string">
            <text:p text:style-name="P6">"Bless him, look, he knows his mommy!" said Hagrid. </text:p>
          </table:table-cell>
        </table:table-row>
        <table:table-row table:style-name="TableLine1840468604048">
          <table:table-cell table:style-name="Table1.A1" office:value-type="string">
            <text:p text:style-name="Text_20_body">σκοποῦ δέ τευξόμενον ἔφθασεν αὖ ὁ τῶν Γρυφινδώρων φύλαξ, καὶ λαβόντων τούτων τὸν κολοφῶνα, Κατὴ Βέλη θηρευτὴς κάτω τε πετομένη καί διακρουομένη καλῶς τὸν Μάρκον ἀεροδρομεῖ κατὰ τάχος ὑπὲρ τὸ στάδιον.</text:p>
          </table:table-cell>
          <table:table-cell office:value-type="string">
            <text:p text:style-name="P6">"Hagrid," said Hermione, "how fast do Norwegian Ridgebacks grow, exactly?" </text:p>
          </table:table-cell>
        </table:table-row>
        <table:table-row table:style-name="TableLine1840468602960">
          <table:table-cell table:style-name="Table1.A1" office:value-type="string">
            <text:p text:style-name="Text_20_body">οἴμοι πέπληκται αὕτη πληγὴν ῥοπαλοσφαιρίῳ βληθεῖσα δυσχερῆ ὥστε λυπεῖσθαι σφόδρα μοι δοκεῖν.</text:p>
          </table:table-cell>
          <table:table-cell office:value-type="string">
            <text:p text:style-name="P6">Hagrid was about to answer when the color suddenly drained from his face -- he leapt to his feet and ran to the window. </text:p>
          </table:table-cell>
        </table:table-row>
        <table:table-row table:style-name="TableLine1840468597520">
          <table:table-cell table:style-name="Table1.A1" office:value-type="string">
            <text:p text:style-name="Text_20_body">τῶν δὲ Σλυθηρίνων πάλιν αὖ λαβόντων τὸν κολοφῶνα, Ἁδρίανος Πεύσιος μετ’ αὐτοῦ ταχύνει μὲν πρὸς τὸ τέρμα, κωλύεται δέ δευτέρῳ ῥοπαλοσφαιρίῳ βληθεὶς ὑφ’ ἑτέρου τῶν Εῦισηλίων πεμφθέντι - οὐ γὰρ ἔγνωκα τὸν ῥαιστῆρα πότερον Φερέδικός ἐστιν ἢ Γεωργός.</text:p>
          </table:table-cell>
          <table:table-cell office:value-type="string">
            <text:p text:style-name="P6">"What's the matter?" </text:p>
          </table:table-cell>
        </table:table-row>
        <table:table-row table:style-name="TableLine1840468598064">
          <table:table-cell table:style-name="Table1.A1" office:value-type="string">
            <text:p text:style-name="Text_20_body">εὐτυχήσαντος δ’ οὖν τοῦ τῶν Γρυφινδώρων ῥαιστῆρος, ἡ Ἀγγελίνη μάλ’ αὖθις τόν τε κολοφῶνα λαβοῦσα καὶ οὐδενὸς κωλύοντος ἀεροδρομοῦσα, καί ἄλλο αὖ ῥοπαλοσφαίριον φυγοῦσα, καί πρὸς τὸ τέρμα σκήπτουσα, καί τὸν φύλακα Βληχρόν μάτην προπηδήσαντα φθάσασα, τοῦ σκοποῦ τυγχάνει.</text:p>
          </table:table-cell>
          <table:table-cell office:value-type="string">
            <text:p text:style-name="P6">"Someone was lookin' through the gap in the curtains -- it's a kid -- he's runnin' back up ter the school." </text:p>
          </table:table-cell>
        </table:table-row>
        <table:table-row table:style-name="TableLine1840468596704">
          <table:table-cell table:style-name="Table1.A1" office:value-type="string">
            <text:p text:style-name="Text_20_body">βαβαὶ βαβαὶ τῆς τῶν Γρυφινδώρων εὐστοχίας.</text:p>
          </table:table-cell>
          <table:table-cell office:value-type="string">
            <text:p text:style-name="P6">Harry bolted to the door and looked out. Even at a distance there was no mistaking him. </text:p>
          </table:table-cell>
        </table:table-row>
        <text:soft-page-break/>
        <table:table-row table:style-name="TableLine1840468592080">
          <table:table-cell table:style-name="Table1.A1" office:value-type="string">
            <text:p text:style-name="Text_20_body">ἀναθορυβούντων μὲν οὖν τῶν Γρυφινδώρων εἷς τόσον εὖ πεπραγότων, στενόντων δέ τῶν Σλυθηρίνων, φθέγμα τι τοίονδε ῆν ἀκοῦσαι· Ἀπέλθετ’ ἐκποδών.</text:p>
          </table:table-cell>
          <table:table-cell office:value-type="string">
            <text:p text:style-name="P6">Malfoy had seen the dragon. </text:p>
          </table:table-cell>
        </table:table-row>
        <table:table-row table:style-name="TableLine1840468598880">
          <table:table-cell table:style-name="Table1.A1" office:value-type="string">
            <text:p text:style-name="Text_20_body">ἀνάγεθ’ ἑαυτοὺς ἐκ τοῦ μέσου.</text:p>
          </table:table-cell>
          <table:table-cell office:value-type="string">
            <text:p text:style-name="P6">Something about the smile lurking on Malfoy's face during the next week made Harry, Ron, and Hermione very nervous. They spent most of their free time in Hagrid's darkened hut, trying to reason with him. </text:p>
          </table:table-cell>
        </table:table-row>
        <table:table-row table:style-name="TableLine1840468601600">
          <table:table-cell table:style-name="Table1.A1" office:value-type="string">
            <text:p text:style-name="Text_20_body">καὶ ὁ Ῥοὼν καὶ ἡ Ἑρμιόνη γνόντες τὸν Ἁγριώδη, ἐγγυτέρω δ’ ἀλλήλοις παρεστηκότες, ἐῶσι συγγενέσθαι.</text:p>
          </table:table-cell>
          <table:table-cell office:value-type="string">
            <text:p text:style-name="P6">"Just let him go," Harry urged. "Set him free." </text:p>
          </table:table-cell>
        </table:table-row>
        <table:table-row table:style-name="TableLine1840468587728">
          <table:table-cell table:style-name="Table1.A1" office:value-type="string">
            <text:p text:style-name="Text_20_body">ὁ δέ τηλεσκοπικὰ δίοπτρα δεικνύς Οἴκοθεν μὲν γὰρ ἐσκόπουν, ἔφη, ἄμεινον δέ ὁμιλεῖν μετὰ τοῦ ὄχλου.</text:p>
          </table:table-cell>
          <table:table-cell office:value-type="string">
            <text:p text:style-name="P6">"I can't," said Hagrid. "He's too little. He'd die." </text:p>
          </table:table-cell>
        </table:table-row>
        <table:table-row table:style-name="TableLine1840468595616">
          <table:table-cell table:style-name="Table1.A1" office:value-type="string">
            <text:p text:style-name="Text_20_body">εἶτα τό γε φθαστέον οὐδεὶς ἑώρακέ που; ὁ δέ Ῥοών ὁμολογῶν ’Ώσθ’ ὁ Ἄρειος, ἔφη, οὔπω πεποίηκεν οὐδέν, ὡς εἰπεῖν.</text:p>
          </table:table-cell>
          <table:table-cell office:value-type="string">
            <text:p text:style-name="P6">They looked at the dragon. It had grown three times in length in just a week. Smoke kept furling out of its nostrils. Hagrid hadn't been doing his gamekeeping duties because the dragon was keeping him so busy. There were empty brandy bottles and chicken feathers all over the floor. </text:p>
          </table:table-cell>
        </table:table-row>
        <table:table-row table:style-name="TableLine1840468604320">
          <table:table-cell table:style-name="Table1.A1" office:value-type="string">
            <text:p text:style-name="Text_20_body">Πόνου γε’ ἀφίσταται, ῆ δ’ ὃς ὁ Ἁγριώδης.</text:p>
          </table:table-cell>
          <table:table-cell office:value-type="string">
            <text:p text:style-name="P6">"I've decided to call him Norbert," said Hagrid, looking at the dragon with misty eyes. "He really knows me now, watch. Norbert! Norbert! Where's Mommy?" </text:p>
          </table:table-cell>
        </table:table-row>
        <table:table-row table:style-name="TableLine1840468588000">
          <table:table-cell table:style-name="Table1.A1" office:value-type="string">
            <text:p text:style-name="Text_20_body">τὰ δὲ τηλεσκοπικὰ λαβών τε καὶ τὴν ὄψιν εἷς τὸ ἀτενές ἀπερεισάμενος ἐγνώρισεν οὕτω τὸν ’Άρειον, βραχύ τι κατιδὼν πολὺ ἀπέχον ἐν οὐρανῷ.</text:p>
          </table:table-cell>
          <table:table-cell office:value-type="string">
            <text:p text:style-name="P6">"He's lost his marbles," Ron muttered in Harry's ear. </text:p>
          </table:table-cell>
        </table:table-row>
        <table:table-row table:style-name="TableLine1840468592896">
          <table:table-cell table:style-name="Table1.A1" office:value-type="string">
            <text:p text:style-name="Text_20_body">ὁ δ’ ἀνωτέρω πάντων φερόμενος μετέωρος ἐκαραδόκει τῷ φθαστέῳ.</text:p>
          </table:table-cell>
          <table:table-cell office:value-type="string">
            <text:p text:style-name="P6">"Hagrid," said Harry loudly, "give it two weeks and Norbert's going to be as long as your house. Malfoy could go to Dumbledore at any moment." </text:p>
          </table:table-cell>
        </table:table-row>
        <table:table-row table:style-name="TableLine1840468590448">
          <table:table-cell table:style-name="Table1.A1" office:value-type="string">
            <text:p text:style-name="Text_20_body">τοῦτο γὰρ συνεβούλευον ἀρτίως αὐτὸς καὶ ὁ ’Ύλης ἐλπίζοντες οὕτω ἐν τῷ ἀγῶνι ῥᾷον νικήσειν.</text:p>
          </table:table-cell>
          <table:table-cell office:value-type="string">
            <text:p text:style-name="P6">Hagrid bit his lip. </text:p>
          </table:table-cell>
        </table:table-row>
        <table:table-row table:style-name="TableLine1840468591808">
          <table:table-cell table:style-name="Table1.A1" office:value-type="string">
            <text:p text:style-name="Text_20_body">οὗτος γὰρ ε1ῐ·.Ῑσυχίαν ἄγε τοίνυν, ἔφη, ἕως ἂν τὸ φθαστέον κατίδῃς ὅπως μὴ πρότερον ἢ δεῖ ἐπιχειρήσῃ τις σοί.</text:p>
          </table:table-cell>
          <table:table-cell office:value-type="string">
            <text:p text:style-name="P6">"I -- I know I can't keep him forever, but I can't jus' dump him, I can't." </text:p>
          </table:table-cell>
        </table:table-row>
        <table:table-row table:style-name="TableLine1840468598336">
          <table:table-cell table:style-name="Table1.A1" office:value-type="string">
            <text:p text:style-name="Text_20_body">τῆς μὲν γὰρ Ἀγγελίνης σκοποῦ τυχούσης, ἀεροβατικὰ κυβιστ- ήματα διττὰ ἀπέδειξε τόθ’ ἅτε μάλισθ’ ἡδόμενος’ νῦν δέ πάλιν αὖ ΠΕΡΙ ΤΗΣ <text:soft-page-break/>[κΑΡοΣΦΑΙΡΙΚΗΣ 1 5 3 ἐπιτηρῶν τὸ φθαστέον, ἄλλοτε μὲν χρυσοῦν τι καθεωρακέναι ἔδοξεν, - ἔργῳ δ’ ἔτυχεν ι’δὼν τὸ τοῦ ἑτέρου Εῦισηλίου ὡρολόγιον ἀπολάμπον, - ἄλλοτε δέ ῥοπαλοσφαίριον ἤμυνεν ἐπιπετόμενον αὐτῶ ὥσπερ μύδρον τινὰ διάπυρον τοῦ Φερεδίκου διώκοντος.</text:p>
          </table:table-cell>
          <table:table-cell office:value-type="string">
            <text:p text:style-name="P6">Harry suddenly turned to Ron. Charlie, he said. </text:p>
          </table:table-cell>
        </table:table-row>
        <table:table-row table:style-name="TableLine1840468599696">
          <table:table-cell table:style-name="Table1.A1" office:value-type="string">
            <text:p text:style-name="Text_20_body">ὁ δ ’ ἀναβοῶνΐΗ καλῶς ἔχεις, ἔφη, ὦ ’Άρειε,“ καὶ ἔβαλλε συντόνως ἐπὶ τὸν Μάρκον.</text:p>
          </table:table-cell>
          <table:table-cell office:value-type="string">
            <text:p text:style-name="P6">"You're losing it, too," said Ron. "I'm Ron, remember?" </text:p>
          </table:table-cell>
        </table:table-row>
        <table:table-row table:style-name="TableLine1840468594800">
          <table:table-cell table:style-name="Table1.A1" office:value-type="string">
            <text:p text:style-name="Text_20_body">καὶ ὁ Ἰόρδανος διηγούμενος ἔτι τὸν ἀγῶνα Τῶν δέ Σλυθηρίνων, ἔφη, τὸν κολοφῶνα πάλιν λαβόντων, ὁ θηρευτὴς Ἀδρίανος διακρουσάμενος καί ῥοπαλοσφαίρια δύο, καί τούς Εῦισηλίους ἀμφοτέρους, καί δὴ καὶ τὸν θηρευτὴν Βέλην, πρὸς τὸ τέρμα ταχύνων μέλλει - ἀλλ’ ι’δού· ῆ που τὸ φθαστέον ἑώρακα,· μεθέντος δέ τοῦ Ἀδριάνου τὸν κολοφῶνα - αἰσθόμενος γὰρ χρήματος τινὸς χρυσοῦ παρὰ τὸ δεξιὸν οῦς ἐγγύτατα παριόντος, ἐστρέψατο τὸν τράχηλον εἷς τούπίσω σπουδαζόμενος κατιδεῖν αὐτό - θορυβοῦσιν οἶ θεώμενοι.</text:p>
          </table:table-cell>
          <table:table-cell office:value-type="string">
            <text:p text:style-name="P6">"No -- Charlie -- your brother, Charlie. In Romania. Studying dragons. </text:p>
          </table:table-cell>
        </table:table-row>
        <table:table-row table:style-name="TableLine1840468598608">
          <table:table-cell table:style-name="Table1.A1" office:value-type="string">
            <text:p text:style-name="Text_20_body">ἀλλ’ οὔτε τὸν Ἄρειον ἔλαθε τὸ φθαστέον κάτω ἥδη σκήψαντα ἐπ’ αὐτό, οὔτε τὸν Τερέντιον ’Ῐξὸν τὸν ζητητὴν τὸν τῶν Σλυθηρίνων.</text:p>
          </table:table-cell>
          <table:table-cell office:value-type="string">
            <text:p text:style-name="P6">We could send Norbert to him. Charlie can take care of him and then put him back in the wild!" </text:p>
          </table:table-cell>
        </table:table-row>
        <table:table-row table:style-name="TableLine1840468602688">
          <table:table-cell table:style-name="Table1.A1" office:value-type="string">
            <text:p text:style-name="Text_20_body">οἱ μὲν οὖν ὄμοσε φέρονται ἐπ’ αὐτὸ ὡς τάχιστα, οἱ δὲ θηρευταὶ πάντες φαίνονται ἐπιλαθόμενοι τοῦ δέοντος μετέωροι ἀεροβατοῦντες ὥσπερ θεαταὶ δὴ γεγενημένοι.</text:p>
          </table:table-cell>
          <table:table-cell office:value-type="string">
            <text:p text:style-name="P6">"Brilliant!" said Ron. "How about it, Hagrid?" </text:p>
          </table:table-cell>
        </table:table-row>
        <table:table-row table:style-name="TableLine1840468593984">
          <table:table-cell table:style-name="Table1.A1" office:value-type="string">
            <text:p text:style-name="Text_20_body">θάττων δέ ἤδη γενόμενος τοῦ Τερεντίου, ὁ ’Άρειος νῦν δὴ παρ’ ἑαυτῷ ᾇττον ὁρῶν τὸ φθαστέον - μικρὸν γὰρ ῆν καί στρόγγυλον καὶ τὰ πτερὰ ἐβόμβει - μᾶλλον ἔτι ταχύνων μέλλει - τότε δὴ ὁ Μάρκος ἐκ παρασκευῆς προσκρούει τὸν Ἄρειον τοσαύτῃ βίᾳ ὥστ’ ἀνατρέψαι τὸ σάρον αὐτοῦ, ὃ καὶ ἀπόρως στροβεῖται ἐξωθισμένον.</text:p>
          </table:table-cell>
          <table:table-cell office:value-type="string">
            <text:p text:style-name="P6">And in the end, Hagrid agreed that they could send -an owl to Charlie to ask him. </text:p>
          </table:table-cell>
        </table:table-row>
        <table:table-row table:style-name="TableLine1840468601872">
          <table:table-cell table:style-name="Table1.A1" office:value-type="string">
            <text:p text:style-name="Text_20_body">ὁ δέ τοῦ σάρου ἐκκρεμαμένος κινδυνεύει χαμᾶζε πεσὼν διαφθαρῆναι.</text:p>
          </table:table-cell>
          <table:table-cell office:value-type="string">
            <text:p text:style-name="P6">The following week dragged by. Wednesday night found Hermione and Harry sitting alone in the common room, long after everyone else had gone to bed. The clock on the wall had just chimed midnight when the portrait hole burst open. Ron appeared out of nowhere as he pulled off Harry's <text:soft-page-break/>invisibility cloak. He had been down at Hagrid's hut, helping him feed Norbert, who was now eating dead rats by the crate. </text:p>
          </table:table-cell>
        </table:table-row>
        <table:table-row table:style-name="TableLine1840468596976">
          <table:table-cell table:style-name="Table1.A1" office:value-type="string">
            <text:p text:style-name="Text_20_body">ὥστε οἱ κάτω Γρυφίνδωροι τοῦτ’ ἰδόντες μέγ’ ἐθορύβουν, δεινὸν ποιούμενοι ὡς αἰσχρόν τε καί παρ- άνομον τὸ γεγενημένον, καὶ Ἀδικεῖς, ὦ πανοῦργε, ἔφασαν ἀναβοῶντες.</text:p>
          </table:table-cell>
          <table:table-cell office:value-type="string">
            <text:p text:style-name="P6">"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 </text:p>
          </table:table-cell>
        </table:table-row>
        <table:table-row table:style-name="TableLine1840468589632">
          <table:table-cell table:style-name="Table1.A1" office:value-type="string">
            <text:p text:style-name="Text_20_body">τὴν δ’ οὖν ἀδικίαν τῲ Μάρκῳ ἐπιτιμήσασα ἡ Εὖχρῆ τοῖς Γ ρυφινδώροις ἀκώλυτον στοχασμὸν παρῆκεν.</text:p>
          </table:table-cell>
          <table:table-cell office:value-type="string">
            <text:p text:style-name="P6">There was a tap on the dark window. </text:p>
          </table:table-cell>
        </table:table-row>
        <table:table-row table:style-name="TableLine1840468596432">
          <table:table-cell table:style-name="Table1.A1" office:value-type="string">
            <text:p text:style-name="Text_20_body">ἐπιγενομένης δέ τοσαύτης τῆς ταραχῆς καί ἠφανίσθη πάλιν οιῦ τὸ φθαστέον.</text:p>
          </table:table-cell>
          <table:table-cell office:value-type="string">
            <text:p text:style-name="P6">"It's Hedwig!" said Harry, hurrying to let her in. "She'll have Charlie's answer!" </text:p>
          </table:table-cell>
        </table:table-row>
        <table:table-row table:style-name="TableLine1840468593168">
          <table:table-cell table:style-name="Table1.A1" office:value-type="string">
            <text:p text:style-name="Text_20_body">ἐν δέ τοῖς θεαταῖς, ὁ Δεῖνος Θόμας πρὸς τὴν ῥαβδούχην βοῶν Ἐκπεσέτω οὑτοσί, ἔφη, ὧ γύναι· ἰδέτω τὸ μιλτόπρεπτον.</text:p>
          </table:table-cell>
          <table:table-cell office:value-type="string">
            <text:p text:style-name="P6">The three of them put their heads together to read the note. </text:p>
          </table:table-cell>
        </table:table-row>
        <table:table-row table:style-name="TableLine1840468590992">
          <table:table-cell table:style-name="Table1.A1" office:value-type="string">
            <text:p text:style-name="Text_20_body">ἀλλ’ ὁ Ῥοῶν ἀναμνήσας αὐτὸν Ἀλλ’ ὦ Δεῖνε, ἔφη, ποδοσφαιρικὴ οὐκ ἔστι.</text:p>
          </table:table-cell>
          <table:table-cell office:value-type="string">
            <text:p text:style-name="P6">Dear Ron, </text:p>
          </table:table-cell>
        </table:table-row>
        <table:table-row table:style-name="TableLine1840468597248">
          <table:table-cell table:style-name="Table1.A1" office:value-type="string">
            <text:p text:style-name="Text_20_body">κατὰ γὰρ τοὺς τῆς ι’καροσφαιρικῆς νόμους, οὐκ ἔξεστιν ἐκβαλεῖν οὐδένα.</text:p>
          </table:table-cell>
          <table:table-cell office:value-type="string">
            <text:p text:style-name="P6">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 </text:p>
          </table:table-cell>
        </table:table-row>
        <table:table-row table:style-name="TableLine1840468599152">
          <table:table-cell table:style-name="Table1.A1" office:value-type="string">
            <text:p text:style-name="Text_20_body">ἐκεῖνο δ’ οὖν τὸ μιλτόπρεπτον λεγόμενον, τί ἐστιν,· ἀλλ’ ὁ Ἁγριώδης συνιστάμενος μετ’ ἐκείνου Μεταγράψαι δῆτα, ἔφη, δεῖ τοὺς νόμους, μόνον γὰρ οῦκ ἐξέκρουσε τὸν “Ἀρειον ἐκ τοῦ οὐρανοῦ ὁ Μάρκος.</text:p>
          </table:table-cell>
          <table:table-cell office:value-type="string">
            <text:p text:style-name="P6">Could you get the Ridgeback up the tallest tower at midnight on Saturday? They can meet you there and take him away while it's still dark. </text:p>
          </table:table-cell>
        </table:table-row>
        <table:table-row table:style-name="TableLine1840468588544">
          <table:table-cell table:style-name="Table1.A1" office:value-type="string">
            <text:p text:style-name="Text_20_body">154 ΑΡΕΙΟΣ ΠοτΗΡ καὶ ὁ Ἰόρδανος ἀμήχανος ὢν τοῦ μὴ συναγωνίζεσθαι τοῖς Γ ρυφιν- δώροις Διὰ τοίνυν τὴν παρανομίαν ταύτην, ἦ δ’ ὅς, φανερωτάτην δή - τῆς δέ Μαγονωγαλέας τοῦτο χαλεπῶς φερούσης, ἀναλαβών Διὰ μὲν οῦν τὴν ὁμολογουμένην πανουργίαν ταύτην, ἔφη, πονηροτάτην δή - νουθετησάσης δ’ αὖθις ἐκείνης <text:soft-page-break/>Ἀλλ’ ἐξαρκείτω τοσοῦτο, ἔφη.</text:p>
          </table:table-cell>
          <table:table-cell office:value-type="string">
            <text:p text:style-name="P6">Send me an answer as soon as possible. </text:p>
          </table:table-cell>
        </table:table-row>
        <table:table-row table:style-name="TableLine1840468595888">
          <table:table-cell table:style-name="Table1.A1" office:value-type="string">
            <text:p text:style-name="Text_20_body">οῦ μὴν ἀλλ) ὁ Μάρκος ὅσον οῦκ ἀπέκτεινε τὸν τῶν Γρυφινδώρων ζητητήν - τοιαῦτα γάρ τοι εἰκότως ἐποίησαν ἅπαντες δήπου.</text:p>
          </table:table-cell>
          <table:table-cell office:value-type="string">
            <text:p text:style-name="P6">Love, </text:p>
          </table:table-cell>
        </table:table-row>
        <table:table-row table:style-name="TableLine1840468601328">
          <table:table-cell table:style-name="Table1.A1" office:value-type="string">
            <text:p text:style-name="Text_20_body">δίκην δ’ οὖν λαβόντων τῶν Γρυφινδώρων, τῆς δ’ Ἀλικίας ἀφθόνως ἐφιεμένης καὶ τοῦ σκοποῦ τυχούσης, αὖθις αὖ ἀγωνίζονται, ἐχόντων τούτων ε”τι τὸν κολοφῶνα.</text:p>
          </table:table-cell>
          <table:table-cell office:value-type="string">
            <text:p text:style-name="P6">Charlie </text:p>
          </table:table-cell>
        </table:table-row>
        <table:table-row table:style-name="TableLine1840468595072">
          <table:table-cell table:style-name="Table1.A1" office:value-type="string">
            <text:p text:style-name="Text_20_body">τοῦ μέντοι Ἁρείου ἄλλο φεύγοντος ῥοπαλοσφαίριον ὃ καὶ περι- στρεφόμενον παρ’ αὐτὸν μόνον οὐκ ε”τυχε τῆς κεφαλῆς, ἐγένετο παράδοξον τοίονδέ τι.</text:p>
          </table:table-cell>
          <table:table-cell office:value-type="string">
            <text:p text:style-name="P6">They looked at one another. </text:p>
          </table:table-cell>
        </table:table-row>
        <table:table-row table:style-name="TableLine1840468588816">
          <table:table-cell table:style-name="Table1.A1" office:value-type="string">
            <text:p text:style-name="Text_20_body">τοῦ γὰρ σάρου ἄφνω σφαδάζοντος, πεσεῖν φοβούμενος ἀπρὶξ ε”χεται αὐτοῦ χερσί τε καὶ γόνασιν.</text:p>
          </table:table-cell>
          <table:table-cell office:value-type="string">
            <text:p text:style-name="P6">"We've got the invisibility cloak," said Harry. "It shouldn't be too difficult -- I think the cloaks big enough to cover two of us and Norbert." </text:p>
          </table:table-cell>
        </table:table-row>
        <table:table-row table:style-name="TableLine1840468592352">
          <table:table-cell table:style-name="Table1.A1" office:value-type="string">
            <text:p text:style-name="Text_20_body">τοιοῦτο γὰρ οὐπώποτ’ ἔπαθεν· ἐπειδὴ δὲ τὸ αὐτὸ μάλ’ αὖθις ἐγένετο, τὸ σάρον αὐτό, ὡς ἔοικεν, ἤθελεν ἀναχαιτίσαι αὐτόν.</text:p>
          </table:table-cell>
          <table:table-cell office:value-type="string">
            <text:p text:style-name="P6">It was a mark of how bad the last week had been that the other two agreed with him. Anything to get rid of Norbert -- and Malfoy. </text:p>
          </table:table-cell>
        </table:table-row>
        <table:table-row table:style-name="TableLine1840468594256">
          <table:table-cell table:style-name="Table1.A1" office:value-type="string">
            <text:p text:style-name="Text_20_body">ἀλλὰ νὴ Δία τὰ τοιαῦτα σάρα, ὡς οἴεται, οὐδέποτ’ ἀνεχαίτισε τοὺς ἶππαζομένους· Ὑπερνεφελὸν γὰρ τοῦτο τὸ σάρον εῖναι Δισχιλιοστόν.</text:p>
          </table:table-cell>
          <table:table-cell office:value-type="string">
            <text:p text:style-name="P6">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 </text:p>
          </table:table-cell>
        </table:table-row>
        <table:table-row table:style-name="TableLine1840468596160">
          <table:table-cell table:style-name="Table1.A1" office:value-type="string">
            <text:p text:style-name="Text_20_body">ἇναστρεψάμενος δέ πρὸς τοὺς τῶν Γρυφινδώρων χάρακας ὡς ἐν νῷ ε”χων ἀναπνοὴν αἰτεῖν τὸν εΎλην, ᾔσθετο τότε τοῦ σάρου παν- τελῶς δυσπειθοῦς γενομένου.</text:p>
          </table:table-cell>
          <table:table-cell office:value-type="string">
            <text:p text:style-name="P6">Harry and Hermione rushed up to the hospital wing at the end of the day to find Ron in a terrible state in bed. </text:p>
          </table:table-cell>
        </table:table-row>
        <table:table-row table:style-name="TableLine1840468599968">
          <table:table-cell table:style-name="Table1.A1" office:value-type="string">
            <text:p text:style-name="Text_20_body">οὗ γὰρ εἶχεν οὔτε κυβερνῆσαι οὔτ’ εὐθῦναι αὐτὸ σκολιὸν ἀεὶ δι’ αἰθέρος περιδινούμενον καὶ νῦν δὴ ἀποσεισόμενον αὐτόν, ὡς ε’ὀικεν.</text:p>
          </table:table-cell>
          <table:table-cell office:value-type="string">
            <text:p text:style-name="P6">"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 </text:p>
          </table:table-cell>
        </table:table-row>
        <table:table-row table:style-name="TableLine1840468595344">
          <table:table-cell table:style-name="Table1.A1" office:value-type="string">
            <text:p text:style-name="Text_20_body">ὁ δ’ οὖν Ἰόρδανος ε”τι διηγούμενος τὸν ἀγῶνα Καὶ <text:soft-page-break/>Σλυθήρινοι μὲν, ἔφη, εἰλήφασι τὸν κολοφῶνα, ὁ δέ Μάρκος ε”χων αὐτὸν καί φυγὼν τήν τ’ Ἀλικίαν καὶ τὴν Κατὴν ῥοπαλοσφαιρίῳ πέπληκται τὴν ὄψιν - τοὺς δέ δὴ μυκτῆρας καταρραγῆναι ἐλπίζω - ἀλλ’ οὐκ ἔγωγε· ξύγγνωθί μοι, ὦ Μαγονωγαλέα, παίζω γάρ - καί οἴμοι τοῦ σκοποῦ τετύχηκε.</text:p>
          </table:table-cell>
          <table:table-cell office:value-type="string">
            <text:p text:style-name="P6">Harry and Hermione tried to calm Ron down. </text:p>
          </table:table-cell>
        </table:table-row>
        <table:table-row table:style-name="TableLine1840468600240">
          <table:table-cell table:style-name="Table1.A1" office:value-type="string">
            <text:p text:style-name="Text_20_body">θορυβούντων δέ τῶν Σλυθηρίνων, ἅπαντας ἔλαθεν ὁ ’Άρειος τοῦ σάρου παράδοξα ἀεὶ παθόντος κατ’ ὀλίγον πορρωτέρω ἐπ’ αὐτῷ φερόμενος σείοντι καὶ σφαδᾴζοντι.</text:p>
          </table:table-cell>
          <table:table-cell office:value-type="string">
            <text:p text:style-name="P6">"It'll all be over at midnight on Saturday," said Hermione, but this didn't soothe Ron at all. On the contrary, he sat bolt upright and broke into a sweat. </text:p>
          </table:table-cell>
        </table:table-row>
        <table:table-row table:style-name="TableLine1840468602144">
          <table:table-cell table:style-name="Table1.A1" office:value-type="string">
            <text:p text:style-name="Text_20_body">ὁ δὲ Ἁγριώδης πρὸς τὸν Ἄρειον διὰ τὰ τηλεσκοπικὰ βλέπων Ἀλλὰ πρὸς θεῶν τί ποιεῖς ἔφη.</text:p>
          </table:table-cell>
          <table:table-cell office:value-type="string">
            <text:p text:style-name="P6">"Midnight on Saturday!" he said in a hoarse voice. "Oh no oh no -- I've just remembered -- Charlie's letter was in that book Malfoy took, he's going to know we're getting rid of Norbert." </text:p>
          </table:table-cell>
        </table:table-row>
        <table:table-row table:style-name="TableLine1840468600512">
          <table:table-cell table:style-name="Table1.A1" office:value-type="string">
            <text:p text:style-name="Text_20_body">ε”λεγον γὰρ ἂν ἔγωγ’ ὡς οὐκέτι δύναται κατευθῦναι τὸ σάρον, εἴγε μὴ τοῦτ’ ἀδύνατον ἦν.</text:p>
          </table:table-cell>
          <table:table-cell office:value-type="string">
            <text:p text:style-name="P6">Harry and Hermione didn't get a chance to answer. Madam Pomfrey came over at that moment and made them leave, saying Ron needed sleep. </text:p>
          </table:table-cell>
        </table:table-row>
        <table:table-row table:style-name="TableLine1840468600784">
          <table:table-cell table:style-name="Table1.A1" office:value-type="string">
            <text:p text:style-name="Text_20_body">καῖ ε”νιοι τῶν θεατῶν ἐξ ἀπροσδοκήτου ι’δόντες τὸν ’Ἀρειον κεχηνότες ἐπιδείκνυνται· κυκλουμένου μὲν γὰρ καὶ περιδινοῦντος τοῦ σάρου μόλις ε”τι προσέχεται, ἆποσεισαμένου δὲ ἤδη καὶ ΠΕΡΙ ΤΗΣ [ΚΑ ΡοΣΦΑιΡιΚΗΣ 155 ἀναχαιτίσαντος καὶ δὴ καὶ ἀποβαλόντος, αἰωρεῖται τε καὶ τῇ ἑτέρᾳ μόνον χειρὶ ἐκκρέμαται.</text:p>
          </table:table-cell>
          <table:table-cell office:value-type="string">
            <text:p text:style-name="P6">"It's too late to change the plan now," Harry told Hermione. "We haven't got time to send Charlie another owl, and this could be our only chance to get rid of Norbert. We'll have to risk it. And we have got the invisibility cloak, Malfoy doesn't know about that." </text:p>
          </table:table-cell>
        </table:table-row>
        <table:table-row table:style-name="TableLine1840468587184">
          <table:table-cell table:style-name="Table1.A1" office:value-type="string">
            <text:p text:style-name="Text_20_body">ὁ δὲ Σάμιος τῷ Ἀγριώδει πρὸς οῦς ψιθυρίζων ῖΑρα τότ’ ἐβλάφθη, ἔφη, τὸ σάρον ὅθ’ ὁ Μάρκος προσέκρουσεν αὐτό,· ὁ δέ Ἁγριώδης τρομερᾷ τῇ φωνῇ Ἀδύνατόν γε μέντοι τοῦτο.</text:p>
          </table:table-cell>
          <table:table-cell office:value-type="string">
            <text:p text:style-name="P6">They found Fang, the boarhound, sitting outside with a bandaged tail when they went to tell Hagrid, who opened a window to talk to them. </text:p>
          </table:table-cell>
        </table:table-row>
        <table:table-row table:style-name="TableLine1840468589904">
          <table:table-cell table:style-name="Table1.A1" office:value-type="string">
            <text:p text:style-name="Text_20_body">σάρον γὰρ οὐκ ε”στι κακὰ ποιῆσαι εἷ μή τις τῆς μαγικῆς ἅπτοιτο σκοτεινῆς δήπου.</text:p>
          </table:table-cell>
          <table:table-cell office:value-type="string">
            <text:p text:style-name="P6">"I won't let you in," he puffed. "Norbert's at a tricky stage -- nothin' I can't handle." </text:p>
          </table:table-cell>
        </table:table-row>
        <table:table-row table:style-name="TableLine1840468603504">
          <table:table-cell table:style-name="Table1.A1" office:value-type="string">
            <text:p text:style-name="Text_20_body">τίς δέ δὴ μαθητὴς ὢν δύναιτ’ ἄν ποτε τοῦτο ποιῆσαι,· ταῦτα δ’ ἀκούσασα ἡ Ἑρμιόνη ἥρπασε τὰ τοῦ Ἁγριώδους δίοπ- τρα· ἀλλὰ πρὸς μὲν τὸν ’Ἀρειον ἅνω οὐκ ἔβλεπε, πρὸς δέ τοῦς θεωμένους μανικῶς ὡς σφόδρα.</text:p>
          </table:table-cell>
          <table:table-cell office:value-type="string">
            <text:p text:style-name="P6">When they told him about Charlie's letter, his eyes filled with tears, although that might have been because Norbert had just bitten him on the leg. </text:p>
          </table:table-cell>
        </table:table-row>
        <table:table-row table:style-name="TableLine1840468589088">
          <table:table-cell table:style-name="Table1.A1" office:value-type="string">
            <text:p text:style-name="Text_20_body">ὁ δὲ Ῥοών στένων τι καὶ ὕπωχρος δοκῶν Τί ποιεῖς, ἔφη.</text:p>
          </table:table-cell>
          <table:table-cell office:value-type="string">
            <text:p text:style-name="P6">"Aargh! It's all right, he only got my boot -- jus' playin' -- he's only a baby, after all." </text:p>
          </table:table-cell>
        </table:table-row>
        <table:table-row table:style-name="TableLine1840468601056">
          <table:table-cell table:style-name="Table1.A1" office:value-type="string">
            <text:p text:style-name="Text_20_body">ἡ δέ κεχηνυῖα Καὶ δὴ προῦγνων τόδε· ἰδοῦ ὁ <text:soft-page-break/>Σίναπυς.</text:p>
          </table:table-cell>
          <table:table-cell office:value-type="string">
            <text:p text:style-name="P6">The baby banged its tail on the wall, making the <text:soft-page-break/>windows rattle. Harry and Hermione walked back to the castle feeling Saturday couldn't come quickly enough. </text:p>
          </table:table-cell>
        </table:table-row>
        <table:table-row table:style-name="TableLine1840468588272">
          <table:table-cell table:style-name="Table1.A1" office:value-type="string">
            <text:p text:style-name="Text_20_body">λαβὼν δέ τὰ δίοπτρα ὁ Ῥοὼν ε”βλεψε πρὸς ἐκεῖνον ἐν μέσοις τοῖς καταντικρὺ βάθροις καθήμενον.</text:p>
          </table:table-cell>
          <table:table-cell office:value-type="string">
            <text:p text:style-name="P6">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 </text:p>
          </table:table-cell>
        </table:table-row>
        <table:table-row table:style-name="TableLine1840468602416">
          <table:table-cell table:style-name="Table1.A1" office:value-type="string">
            <text:p text:style-name="Text_20_body">ὁ δ’ ἠτένιζεν εἷς τὸν ’Ἀρειον τον- θορύζων ἅμα σιωπῇ.</text:p>
          </table:table-cell>
          <table:table-cell office:value-type="string">
            <text:p text:style-name="P6">"He's got lots o' rats an' some brandy fer the journey," said Hagrid in a muffled voice. "An' I've packed his teddy bear in case he gets lonely." </text:p>
          </table:table-cell>
        </table:table-row>
        <table:table-row table:style-name="TableLine1840468589360">
          <table:table-cell table:style-name="Table1.A1" office:value-type="string">
            <text:p text:style-name="Text_20_body">ἡ δ’ Ἑρμιόνη Μηχανᾶται γάρ τι, ἔφη, ἴυγγι καταγοητεύων τὸ σάρον.</text:p>
          </table:table-cell>
          <table:table-cell office:value-type="string">
            <text:p text:style-name="P6">From inside the crate came ripping noises that sounded to Harry as though the teddy was having his head torn off. </text:p>
          </table:table-cell>
        </table:table-row>
        <table:table-row table:style-name="TableLine1840468590720">
          <table:table-cell table:style-name="Table1.A1" office:value-type="string">
            <text:p text:style-name="Text_20_body">Τί ποιητέον ἡμῖν,· Ἀλλ’ ἐπίτρεψον ἐμοὶ τὸ πρᾶγμα.</text:p>
          </table:table-cell>
          <table:table-cell office:value-type="string">
            <text:p text:style-name="P6">"Bye-bye, Norbert!" Hagrid sobbed, as Harry and Hermione covered the crate with the invisibility cloak and stepped underneath it themselves. </text:p>
          </table:table-cell>
        </table:table-row>
        <table:table-row table:style-name="TableLine1840468603776">
          <table:table-cell table:style-name="Table1.A1" office:value-type="string">
            <text:p text:style-name="Text_20_body">καὶ ἀπῆλθεν εὐθὺ πρὶν τὸν Ῥοῶνα πλείω εἰπεῖν.</text:p>
          </table:table-cell>
          <table:table-cell office:value-type="string">
            <text:p text:style-name="P6">"Mommy will never forget you!" </text:p>
          </table:table-cell>
        </table:table-row>
        <table:table-row table:style-name="TableLine1840468591264">
          <table:table-cell table:style-name="Table1.A1" office:value-type="string">
            <text:p text:style-name="Text_20_body">ὁ δέ πάλιν αὖθις ἠτένιζε τοῖς διόπτροις εἰς τὸν ’Ἀρειον τὸ γὰρ σάρον ἤδη εἷς τοσοῦτο σφύζον καὶ σφαδᾴζον ἐδέησεν ἀναχαιτίσαι αὐτὸν ε”τι ταλαντευόμε- νον.</text:p>
          </table:table-cell>
          <table:table-cell office:value-type="string">
            <text:p text:style-name="P6">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 </text:p>
          </table:table-cell>
        </table:table-row>
        <table:table-row table:style-name="TableLine1840468617376">
          <table:table-cell table:style-name="Table1.A1" office:value-type="string">
            <text:p text:style-name="Text_20_body">καὶ οἱ θεαταὶ πάντες ἀναστάντες ἐν φόβῳ ἐθεώρουν τοὺς Εὖισηλίους πτήσει μὲν βοηθοῦντας αὐτῷ καὶ μεταθήσοντας εἷς ἕτερον τῶν σφετέρων σάρων, ἁμαρτάνοντας δ’ ἑκάστοτε τοῦ σάρου ἀνωτέρω ὀρχουμένου εἴ ποτε πλησίον προσπέτοιντο.</text:p>
          </table:table-cell>
          <table:table-cell office:value-type="string">
            <text:p text:style-name="P6">"Nearly there!" Harry panted as they reached the corridor beneath the tallest tower. </text:p>
          </table:table-cell>
        </table:table-row>
        <table:table-row table:style-name="TableLine1840468612208">
          <table:table-cell table:style-name="Table1.A1" office:value-type="string">
            <text:p text:style-name="Text_20_body">οἱ δὲ κατ· ωτέρω κύκλον ἐποιοῦντο δηλονότι ἐλπίζοντες ἐκδέξεσθαι αὐτὸν πεσόντα.</text:p>
          </table:table-cell>
          <table:table-cell office:value-type="string">
            <text:p text:style-name="P6">Then a sudden movement ahead of them made them almost drop the crate. </text:p>
          </table:table-cell>
        </table:table-row>
        <table:table-row table:style-name="TableLine1840468605680">
          <table:table-cell table:style-name="Table1.A1" office:value-type="string">
            <text:p text:style-name="Text_20_body">ἐν δέ τούτοις ὁ Μάρκος κολοφῶν’ ἀναρπάσας πεντάκις σκοποῦ τετυχηκὼς πάντας πάντως ἔλαθεν.</text:p>
          </table:table-cell>
          <table:table-cell office:value-type="string">
            <text:p text:style-name="P6">Forgetting that they were already invisible, they shrank into the shadows, staring at the dark outlines <text:soft-page-break/>of two people grappling with each other ten feet away. A lamp flared. </text:p>
          </table:table-cell>
        </table:table-row>
        <table:table-row table:style-name="TableLine1840468604592">
          <table:table-cell table:style-name="Table1.A1" office:value-type="string">
            <text:p text:style-name="Text_20_body">ὁ δέ Ῥοὼν ἀθυμῶν Σπεῦσον δῆτ’, ἔφη, ὦ Ἑρμιόνη.</text:p>
          </table:table-cell>
          <table:table-cell office:value-type="string">
            <text:p text:style-name="P6">Professor McGonagall, in a tartan bathrobe and a hair net, had Malfoy by the ear. </text:p>
          </table:table-cell>
        </table:table-row>
        <table:table-row table:style-name="TableLine1840468610848">
          <table:table-cell table:style-name="Table1.A1" office:value-type="string">
            <text:p text:style-name="Text_20_body">ἡ δ’ οὐκ ἀκονιτὶ ἀφικομένη πρὸς τὰ βάθρα ἕνθ’ ὁ Σίναπυς ἵστατο, ἤδη πολλῇ ῥύμῃ ε”τρεχε παρὰ τοὺς ὄπισθεν αὐτοῦ καθημένους.</text:p>
          </table:table-cell>
          <table:table-cell office:value-type="string">
            <text:p text:style-name="P6">"Detention!" she shouted. "And twenty points from Slytherin! Wandering around in the middle of the night, how dare you --" </text:p>
          </table:table-cell>
        </table:table-row>
        <table:table-row table:style-name="TableLine1840468611936">
          <table:table-cell table:style-name="Table1.A1" office:value-type="string">
            <text:p text:style-name="Text_20_body">καὶ οὐδὲ τόθ’ εἱστήκει συγγνώμην παραιτησομένη ὅτε τὸν Κίουρον ἐπὶ τὴν κεφαλὴν ὦσεν εἷς τοὺς ἔμπροσθε θεατάς.</text:p>
          </table:table-cell>
          <table:table-cell office:value-type="string">
            <text:p text:style-name="P6">"You don't understand, Professor. Harry Potter's coming -- he's got a dragon!" </text:p>
          </table:table-cell>
        </table:table-row>
        <table:table-row table:style-name="TableLine1840468610304">
          <table:table-cell table:style-name="Table1.A1" office:value-type="string">
            <text:p text:style-name="Text_20_body">ἥκουσα δέ πρὸς τὸν Σίναπυν καὶ ὀκλάζουσα καὶ τὴν ῥάβδον ἀναλαβοῦσα ἐφιθύριζε ῥήματά τινα ὀλίγα μὲν πρόσφορα δ’ ὅμως.</text:p>
          </table:table-cell>
          <table:table-cell office:value-type="string">
            <text:p text:style-name="P6">"What utter rubbish! How dare you tell such lies! Come on -- I shall see Professor Snape about you, Malfoy!" </text:p>
          </table:table-cell>
        </table:table-row>
        <table:table-row table:style-name="TableLine1840468621184">
          <table:table-cell table:style-name="Table1.A1" office:value-type="string">
            <text:p text:style-name="Text_20_body">καὶ ἦν ι’δεῖν εὐθὺ φλογὰς κυανᾶς ἐκ τῆς ῥάβδου ἀφιεμένας ε’πί τὰ τοῦ ἐκείνου τρίβωνος κράσπεδα.</text:p>
          </table:table-cell>
          <table:table-cell office:value-type="string">
            <text:p text:style-name="P6">The steep spiral staircase up to the top of the tower seemed the easiest thing in the world after that. Not until they'd stepped out into the cold night air did they throw off the cloak, glad to be able to breathe properly again. Hermione did a sort of jig. </text:p>
          </table:table-cell>
        </table:table-row>
        <table:table-row table:style-name="TableLine1840468621456">
          <table:table-cell table:style-name="Table1.A1" office:value-type="string">
            <text:p text:style-name="Text_20_body">καὶ ἐν ἀκαρεῖ οὗτος μὲν ξυνῄδει ἑαυτῷ καιομένῳ, ἐκείνη δ’ 156 ΑΡΕΙΟΣ Πο ΤΗΡ ἀκούσασα ὕλαγμά τι συνῄδει εὖ πεποιηκυῖα.</text:p>
          </table:table-cell>
          <table:table-cell office:value-type="string">
            <text:p text:style-name="P6">"Malfoy's got detention! I could sing!" </text:p>
          </table:table-cell>
        </table:table-row>
        <table:table-row table:style-name="TableLine1840468610576">
          <table:table-cell table:style-name="Table1.A1" office:value-type="string">
            <text:p text:style-name="Text_20_body">καὶ ξυλλέξασα τὸ πῦρ εἶς ληκύθιόν τι καὶ τοῦτ’ εἷς προκόλπιον θεῖσα ἐπανῆλθε διὰ τοὺς θεατὰς λαθοῦσα ἀμέλει τὸν Σίναπυν.</text:p>
          </table:table-cell>
          <table:table-cell office:value-type="string">
            <text:p text:style-name="P6">"Don't," Harry advised her. </text:p>
          </table:table-cell>
        </table:table-row>
        <table:table-row table:style-name="TableLine1840468616560">
          <table:table-cell table:style-name="Table1.A1" office:value-type="string">
            <text:p text:style-name="Text_20_body">καὶ ἅλις ἐπεποιήκει.</text:p>
          </table:table-cell>
          <table:table-cell office:value-type="string">
            <text:p text:style-name="P6">Chuckling about Malfoy, they waited, Norbert thrashing about in his crate. About ten minutes later, four broomsticks came swooping down out of the darkness. </text:p>
          </table:table-cell>
        </table:table-row>
        <table:table-row table:style-name="TableLine1840468608400">
          <table:table-cell table:style-name="Table1.A1" office:value-type="string">
            <text:p text:style-name="Text_20_body">ὁ γὰρ ’Ἀρειος ἄφνω ἐδυνήθη περικαθίζειν πάλιν αὖ ἐπὶ τῷ σάρῳ.</text:p>
          </table:table-cell>
          <table:table-cell office:value-type="string">
            <text:p text:style-name="P6">Charlie's friends were a cheery lot. They showed Harry and Hermione the harness they'd rigged up, so they could suspend Norbert between them. </text:p>
          </table:table-cell>
        </table:table-row>
        <table:table-row table:style-name="TableLine1840468621728">
          <table:table-cell table:style-name="Table1.A1" office:value-type="string">
            <text:p text:style-name="Text_20_body">ὁ δέ Ῥοών φΩ Νεφέλωδες, ἔφη, ἀσφαλές ἐστι σοὶ θεωρεῖν αὖ.</text:p>
          </table:table-cell>
          <table:table-cell office:value-type="string">
            <text:p text:style-name="P6">They all helped buckle Norbert safely into it and then Harry and Hermione shook hands with the others and thanked them very much. </text:p>
          </table:table-cell>
        </table:table-row>
        <table:table-row table:style-name="TableLine1840468611120">
          <table:table-cell table:style-name="Table1.A1" office:value-type="string">
            <text:p text:style-name="Text_20_body">ὁ γὰρ Νεφελώδης ἐπὶ χρόνον ἔκλαιε, τὴν κεφαλὴν δέει κρύπτων εἶς τὴν Ἁγριώδους ἐφεστρίδα.</text:p>
          </table:table-cell>
          <table:table-cell office:value-type="string">
            <text:p text:style-name="P6">At last, Norbert was going... going... gone. </text:p>
          </table:table-cell>
        </table:table-row>
        <table:table-row table:style-name="TableLine1840468619280">
          <table:table-cell table:style-name="Table1.A1" office:value-type="string">
            <text:p text:style-name="Text_20_body">ὁ δ’ ’Άρειος χαμᾶζε ἤδη κατὰ τάχος ε”πιπτε καί οἶ <text:soft-page-break/>θεαταὶ εἶδον αὐτὸν τὴν χεῖρα πρὸς τὸ στόμα προσέχοντα ὡς ἐμέσοντα.</text:p>
          </table:table-cell>
          <table:table-cell office:value-type="string">
            <text:p text:style-name="P6">They slipped back down the spiral staircase, their <text:soft-page-break/>hearts as light as their hands, now that Norbert was off them. No more dragon -- Malfoy in detention -- what could spoil their happiness? The answer to that was waiting at the foot of the stairs. As they stepped into the corridor, Filch's face loomed suddenly out of the darkness. </text:p>
          </table:table-cell>
        </table:table-row>
        <table:table-row table:style-name="TableLine1840468608672">
          <table:table-cell table:style-name="Table1.A1" office:value-type="string">
            <text:p text:style-name="Text_20_body">κᾶπειτα πρὸς οὖδας φορεῖται· τετραποδηδὸν δ’ ἑστὼς ἑβηξε καὶ εἰς τὴν χεῖρα αὐτοῦ κατέπεσε χρυσοῦν τι.</text:p>
          </table:table-cell>
          <table:table-cell office:value-type="string">
            <text:p text:style-name="P6">"Well, well, well," he whispered, "we are in trouble." </text:p>
          </table:table-cell>
        </table:table-row>
        <table:table-row table:style-name="TableLine1840468614928">
          <table:table-cell table:style-name="Table1.A1" office:value-type="string">
            <text:p text:style-name="Text_20_body">Τὸ φθαστέον ἔχω, ἔφη βοῶν καί ὑπὲρ τῆς κεφαλῆς σείων αὐτό.</text:p>
          </table:table-cell>
          <table:table-cell office:value-type="string">
            <text:p text:style-name="P6">They'd left the invisibility cloak on top of the tower. </text:p>
          </table:table-cell>
        </table:table-row>
        <table:table-row table:style-name="TableLine1840468614112">
          <table:table-cell table:style-name="Table1.A1" office:value-type="string">
            <text:p text:style-name="Text_20_body">ἐτελεύτησεν οὖν ὁ ἀγὼν πολλῆς μετὰ ταραχῆς.</text:p>
          </table:table-cell>
          <table:table-cell office:value-type="string">
            <text:p text:style-name="P6">CHAPTER FIFTEEN </text:p>
          </table:table-cell>
        </table:table-row>
        <table:table-row table:style-name="TableLine1840468619552">
          <table:table-cell table:style-name="Table1.A1" office:value-type="string">
            <text:p text:style-name="Text_20_body">Ἀλλ’ οῦ μὰ Δί’ ἐξεδέξατο τὸ φθαστέον, κατέπινε μὲν οῦν, τοῦτο δ’ ε”λεγεν ὁ Μάρκος Φλίντος διὰ πολλοῦ χρόνου σχετλιάσας μὲν ε”τι ὠνήσας δ’ οὐδέν.</text:p>
          </table:table-cell>
          <table:table-cell office:value-type="string">
            <text:p text:style-name="P6">THE FORIBIDDEN FOREST </text:p>
          </table:table-cell>
        </table:table-row>
        <table:table-row table:style-name="TableLine1840468615200">
          <table:table-cell table:style-name="Table1.A1" office:value-type="string">
            <text:p text:style-name="Text_20_body">ὁ μέν γὰρ ’Άρειος οὐδέν ἐκακομάχησεν, ὁ δ’ Ἰόρδανος ἐβόα Τί γέγονε, λέγων ὅτι οἱ Γρυφίνδωροι νενικήκασι τίμια ἔχοντες ἑξακόσια ἑβδομήκοντα πρὸς ἑξήκοντα.</text:p>
          </table:table-cell>
          <table:table-cell office:value-type="string">
            <text:p text:style-name="P6">Things couldn't have been worse. </text:p>
          </table:table-cell>
        </table:table-row>
        <table:table-row table:style-name="TableLine1840468620640">
          <table:table-cell table:style-name="Table1.A1" office:value-type="string">
            <text:p text:style-name="Text_20_body">οὐ μὴν οὐδ’ ὁ Ἅρειος ἤκουσεν οὐδέν τῶν τοιούτων, ἐντὸς ὢν ἤδη τοῦ Ἁγριώδους οἰκιδίου καὶ μέλλων ἀποκερδανεῖν τεῖου ι’σχυροῦ μετὰ τοῦ Ῥοῶνος καὶ τῆς Ἑρμιόνης.</text:p>
          </table:table-cell>
          <table:table-cell office:value-type="string">
            <text:p text:style-name="P6">Filch took them down to Professor McGonagall's study on the first floor, where they sat and waited without saying a word to each other. Hermione was trembling. Excuses, alibis, and wild cover- up stories chased each other around Harry's brain, each more feeble than the last. He couldn't see how they were going to get out of trouble this time. They were cornered. How could they have been so stupid as to forget the cloak? There was no reason on earth that Professor McGonagall would accept for their being out of bed and creeping around the school in the dead of night, let alone being up the tallest astronomy tower, which was out-of-bounds except for classes. Add Norbert and the invisibility cloak, and they might as well be packing their bags already. </text:p>
          </table:table-cell>
        </table:table-row>
        <table:table-row table:style-name="TableLine1840468619824">
          <table:table-cell table:style-name="Table1.A1" office:value-type="string">
            <text:p text:style-name="Text_20_body">καὶ ὁ Ῥοών διεξιὼν τὰ γεγενημένα 9ΡΙ κάρτα, ἔφη, ὁ Σίναπυς αἴτιος ἦν.</text:p>
          </table:table-cell>
          <table:table-cell office:value-type="string">
            <text:p text:style-name="P6">Had Harry thought that things couldn't have been worse? He was wrong. </text:p>
          </table:table-cell>
        </table:table-row>
        <table:table-row table:style-name="TableLine1840468606224">
          <table:table-cell table:style-name="Table1.A1" office:value-type="string">
            <text:p text:style-name="Text_20_body">ἐγὼ γὰρ μετὰ τῆσδε εἶδον αὐτὸν καταγοητεύοντα <text:soft-page-break/>τὸ σὸν σάρον, τονθορύζοντα δέ τέως καὶ ἐπιτηροῦντα σέ, Φλυαρεῖς, ἦ δ’ ὃς ὁ Ἁγριώδης οῦδὲν ἀκηκοὼς τῶν ἐν τοῖς παρ’ ἑαυτῷ βάθροις γεγενημένων.</text:p>
          </table:table-cell>
          <table:table-cell office:value-type="string">
            <text:p text:style-name="P6">When Professor McGonagall appeared, she was <text:soft-page-break/>leading Neville. </text:p>
          </table:table-cell>
        </table:table-row>
        <table:table-row table:style-name="TableLine1840468608944">
          <table:table-cell table:style-name="Table1.A1" office:value-type="string">
            <text:p text:style-name="Text_20_body">Ἀλλ’ εἰπέ μοι, τί δὴ ὁ Σίναπυς τοι- οῦτον ἂν παρέχοι ἑαυτόν,’ οἱ δέ παῖδες πρὸς ἀλλήλους ἔβλεψαν, ἐνδοιάζοντες τί εἴπωσιν αὐτῷ.</text:p>
          </table:table-cell>
          <table:table-cell office:value-type="string">
            <text:p text:style-name="P6">"Harry!" Neville burst Out, the moment he saw the other two. "I was trying to find you to warn you, I heard Malfoy saying he was going to catch you, he said you had a drag --" </text:p>
          </table:table-cell>
        </table:table-row>
        <table:table-row table:style-name="TableLine1840468617104">
          <table:table-cell table:style-name="Table1.A1" office:value-type="string">
            <text:p text:style-name="Text_20_body">ἔδοξε δέ τῷ Ἁρείῳ ἀληθεύειν, ὁ δ’ οῦν Ἀλλ ’ ηῦρον γάρ τι, ἔφη, περὶ αὐτοῦ.</text:p>
          </table:table-cell>
          <table:table-cell office:value-type="string">
            <text:p text:style-name="P6">Harry shook his head violently to shut Neville up, but Professor McGonagall had seen. She looked more likely to breathe fire than Norbert as she towered over the three of them. </text:p>
          </table:table-cell>
        </table:table-row>
        <table:table-row table:style-name="TableLine1840468611392">
          <table:table-cell table:style-name="Table1.A1" office:value-type="string">
            <text:p text:style-name="Text_20_body">ἐπεχείρησε παρελθεῖν ἐκεῖνον τὸν κύνα τὸν τρικέφαλον ἐπὶ Νεκυσίων.</text:p>
          </table:table-cell>
          <table:table-cell office:value-type="string">
            <text:p text:style-name="P6">"I would never have believed it of any of you. Mr. Filch says you were up in the astronomy tower. It's one o'clock in the morning. Explain yourselves." </text:p>
          </table:table-cell>
        </table:table-row>
        <table:table-row table:style-name="TableLine1840468604864">
          <table:table-cell table:style-name="Table1.A1" office:value-type="string">
            <text:p text:style-name="Text_20_body">ὁ δ’ ε”δηξεν αὐτόν.</text:p>
          </table:table-cell>
          <table:table-cell office:value-type="string">
            <text:p text:style-name="P6">It was the first time Hermione had ever failed to answer a teacher's question. She was staring at her slippers, as still as a statue. </text:p>
          </table:table-cell>
        </table:table-row>
        <table:table-row table:style-name="TableLine1840468611664">
          <table:table-cell table:style-name="Table1.A1" office:value-type="string">
            <text:p text:style-name="Text_20_body">λογιζόμεθ’ οῦν ὅτι ἐπεχείρει κλέψαι τὸ ὑπ’ ἐκείνου φυλαττό- μενον.</text:p>
          </table:table-cell>
          <table:table-cell office:value-type="string">
            <text:p text:style-name="P6">"I think I've got a good idea of what's been going on," said Professor McGonagall. "It doesn't take a genius to work it out. You fed Draco Malfoy some cock-and-bull story about a dragon, trying to get him out of bed and into trouble. I've already caught him. I suppose you think it's funny that Longbottom here heard the story and believed it, too?" </text:p>
          </table:table-cell>
        </table:table-row>
        <table:table-row table:style-name="TableLine1840468613296">
          <table:table-cell table:style-name="Table1.A1" office:value-type="string">
            <text:p text:style-name="Text_20_body">ὁ δ’ Ἁγρίωδης μεθῆκε τὸ τεϊοδοχεῖον, Ἀλλὰ πῶς ἴστε περὶ τοῦ Οὖλότριχος, Οῦλόθριξ γὰρ καλεῖται,· Ναί.</text:p>
          </table:table-cell>
          <table:table-cell office:value-type="string">
            <text:p text:style-name="P6">Harry caught Neville's eye and tried to tell him without words that this wasn't true, because Neville was looking stunned and hurt. Poor, blundering Neville -- Harry knew what it must have cost him to try and find them in the dark, to warn them. </text:p>
          </table:table-cell>
        </table:table-row>
        <table:table-row table:style-name="TableLine1840468612480">
          <table:table-cell table:style-name="Table1.A1" office:value-type="string">
            <text:p text:style-name="Text_20_body">ἐμὸς γάρ ἐστιν· ἐπριάμην δ’ αὐτὸν παρ’ ἀνθρώπου τινὸς ’Έλληνος ᾧ πέρυσιν ἐν πανδοκείῳ συνέβαλον.</text:p>
          </table:table-cell>
          <table:table-cell office:value-type="string">
            <text:p text:style-name="P6">"I'm disgusted," said Professor McGonagall. "Four students out of bed in one night! I've never heard of such a thing before! You, Miss Granger, I thought you had more sense. As for you, Mr. Potter, I thought Gryffindor meant more to you than this. All three of you will receive detentions -- yes, you too, Mr. Longbottom, nothing gives you the right to walk around school at night, especially these days, <text:soft-page-break/>it's very dangerous -- and fifty points will be taken from Gryffindor." </text:p>
          </table:table-cell>
        </table:table-row>
        <table:table-row table:style-name="TableLine1840468618464">
          <table:table-cell table:style-name="Table1.A1" office:value-type="string">
            <text:p text:style-name="Text_20_body">καί ε”χρησα τῷ Διμ- πλοδώρῳ φυλάξοντα - ΠΕΡΙ ΤΗΣ ΙΚΑΡΟΣΦΑῘΡΙΚΗΣ 157 Τί δέ, ἦ δ’ ὃς ὁ ’Άρειος σπουδῇ πολλῇ.</text:p>
          </table:table-cell>
          <table:table-cell office:value-type="string">
            <text:p text:style-name="P6">"Fifty?" Harry gasped -- they would lose the lead, the lead he'd won in the last Quidditch match. </text:p>
          </table:table-cell>
        </table:table-row>
        <table:table-row table:style-name="TableLine1840468605408">
          <table:table-cell table:style-name="Table1.A1" office:value-type="string">
            <text:p text:style-name="Text_20_body">ὁ δ’ (Αγριώδης τραχέως Ἀλλὰ μηδὲν πρὸς τούτοις, ἔφη.</text:p>
          </table:table-cell>
          <table:table-cell office:value-type="string">
            <text:p text:style-name="P6">"Fifty points each," said Professor McGonagall, breathing heavily through her long, pointed nose. </text:p>
          </table:table-cell>
        </table:table-row>
        <table:table-row table:style-name="TableLine1840468616288">
          <table:table-cell table:style-name="Table1.A1" office:value-type="string">
            <text:p text:style-name="Text_20_body">ἐκεῖνο γὰρ ἀπόρρητόν ἐστιν.</text:p>
          </table:table-cell>
          <table:table-cell office:value-type="string">
            <text:p text:style-name="P6">"Professor -- please "You can't --" </text:p>
          </table:table-cell>
        </table:table-row>
        <table:table-row table:style-name="TableLine1840468616832">
          <table:table-cell table:style-name="Table1.A1" office:value-type="string">
            <text:p text:style-name="Text_20_body">Ἀλλ’ ὁ Σίναπυς ἐθέλει κλέψαι αὐτό.</text:p>
          </table:table-cell>
          <table:table-cell office:value-type="string">
            <text:p text:style-name="P6">"Don't tell me what I can and can't do, Potter. Now get back to bed, all of you. I've never been more ashamed of Gryffindor students." </text:p>
          </table:table-cell>
        </table:table-row>
        <table:table-row table:style-name="TableLine1840468615472">
          <table:table-cell table:style-name="Table1.A1" office:value-type="string">
            <text:p text:style-name="Text_20_body">Φλυαρεῖς, μάλ’ αὖθις ε”φη ὁ Ἁγριώδης.</text:p>
          </table:table-cell>
          <table:table-cell office:value-type="string">
            <text:p text:style-name="P6">A hundred and fifty points lost. That put Gryffindor in last place. In one night, they'd ruined any chance Gryffindor had had for the house cup. Harry felt as though the bottom had dropped out of his stomach. How could they ever make up for this? Harry didn't sleep all night. He could hear Neville sobbing into his pillow for what seemed like hours. Harry couldn't think of anything to say to comfort him. He knew Neville, like himself, was dreading the dawn. What would happen when the rest of Gryffindor found out what they'd done? At first, Gryffindors passing the giant hourglasses that recorded the house points the next day thought there'd been a mistake. How could they suddenly have a hundred and fifty points fewer than yesterday? And then the story started to spread: Harry Potter, the famous Harry Potter, their hero of two Quidditch matches, had lo st them all those points, him and a couple of other stupid first years. </text:p>
          </table:table-cell>
        </table:table-row>
        <table:table-row table:style-name="TableLine1840468605136">
          <table:table-cell table:style-name="Table1.A1" office:value-type="string">
            <text:p text:style-name="Text_20_body">ὁ γὰρ Σίναπυς ἅτε τῶν σοφιστῶν ὢν τῶν ἐν ρΥογοήτου οὐδέν ἂν ποιοίη τοιοῦτο ὡς εἶκός.</text:p>
          </table:table-cell>
          <table:table-cell office:value-type="string">
            <text:p text:style-name="P6">From being one of the most popular and admired people at the school, Harry was suddenly the most hated. Even Ravenclaws and Hufflepuffs turned on him, because everyone had been longing to see Slytherin lose the house cup. Everywhere Harry went, people pointed and didn't trouble to lower their voices as they insulted him. Slytherins, on the other hand, clapped as he walked past them, whistling and cheering, "Thanks Potter, we owe <text:soft-page-break/>you one!" </text:p>
          </table:table-cell>
        </table:table-row>
        <table:table-row table:style-name="TableLine1840468605952">
          <table:table-cell table:style-name="Table1.A1" office:value-type="string">
            <text:p text:style-name="Text_20_body">Εἶτα διὰ τί, ε”φη ἡ Ἑρμιόνη, ἐπεχείρησεν ἀποκτεῖναι τὸν ”Αρειον; μετέγνω γὰρ ἀμέλει περὶ τοῦ Σινάπεως ε’πί τοῖς τῆς δείλης γεγενημένοις.</text:p>
          </table:table-cell>
          <table:table-cell office:value-type="string">
            <text:p text:style-name="P6">Only Ron stood by him. </text:p>
          </table:table-cell>
        </table:table-row>
        <table:table-row table:style-name="TableLine1840468606496">
          <table:table-cell table:style-name="Table1.A1" office:value-type="string">
            <text:p text:style-name="Text_20_body">’Ίυγγα γὰρ, ἔφη, ἰδοῦσα γιγνώσκω, πολλὰ περὶ αὐτῶν ἀνα- γνοῦσα.</text:p>
          </table:table-cell>
          <table:table-cell office:value-type="string">
            <text:p text:style-name="P6">"They'll all forget this in a few weeks. Fred and George have lost loads of points in all the time they've been here, and people still like them." </text:p>
          </table:table-cell>
        </table:table-row>
        <table:table-row table:style-name="TableLine1840468609488">
          <table:table-cell table:style-name="Table1.A1" office:value-type="string">
            <text:p text:style-name="Text_20_body">τοὺς μὲν γὰρ ἴυγξι χρωμένους δεῖ κατ’ ὄμματα ἀτενίζειν ἀεί, τὸν δέ Σίναπυν ἀσκαρδαμυκτόν εἶδον.</text:p>
          </table:table-cell>
          <table:table-cell office:value-type="string">
            <text:p text:style-name="P6">"They've never lost a hundred and fifty points in one go, though, have they?" said Harry miserably. </text:p>
          </table:table-cell>
        </table:table-row>
        <table:table-row table:style-name="TableLine1840468607040">
          <table:table-cell table:style-name="Table1.A1" office:value-type="string">
            <text:p text:style-name="Text_20_body">Ὁ δ’ Ἁγριώδης ἐντόνως Σύ γε μήν, ἔφη, οὐκ ὀρθῶς λέγεις, οὐ μὴν οὐδ’ ἐγῷδα τί χρῆμα τὸ τοῦ Ἁρείου σάρον τοιαῦτ’ ἔπαθεν.</text:p>
          </table:table-cell>
          <table:table-cell office:value-type="string">
            <text:p text:style-name="P6">"Well -- no," Ron admitted. </text:p>
          </table:table-cell>
        </table:table-row>
        <table:table-row table:style-name="TableLine1840468612752">
          <table:table-cell table:style-name="Table1.A1" office:value-type="string">
            <text:p text:style-name="Text_20_body">ὁ δ’ οῦν Σίναπυς οὐδαμῶς μαθητὴν ἀποκτεῖναι ἐπεχείρησεν ἄν.</text:p>
          </table:table-cell>
          <table:table-cell office:value-type="string">
            <text:p text:style-name="P6">It was a bit late to repair the damage, but Harry swore to himself not to meddle in things that weren't his business from now on. He'd had it with sneaking around and spying. He felt so ashamed of himself that he went to Wood and offered to resign from the Quidditch team. </text:p>
          </table:table-cell>
        </table:table-row>
        <table:table-row table:style-name="TableLine1840468614384">
          <table:table-cell table:style-name="Table1.A1" office:value-type="string">
            <text:p text:style-name="Text_20_body">ἀλλ’ ἀκούσατέ μου οὗτοι οἱ τριττοί.</text:p>
          </table:table-cell>
          <table:table-cell office:value-type="string">
            <text:p text:style-name="P6">"Resign?" Wood thundered. "What good'll that do? How are we going to get any points back if we can't win at Quidditch?" </text:p>
          </table:table-cell>
        </table:table-row>
        <table:table-row table:style-name="TableLine1840468613024">
          <table:table-cell table:style-name="Table1.A1" office:value-type="string">
            <text:p text:style-name="Text_20_body">ἐπικινδύνως γὰρ ε”χετε πολυπραγ- μονοῦντες περὶ ὧν ὑμέτερον οὐκ ἔστιν εἰδέναι.</text:p>
          </table:table-cell>
          <table:table-cell office:value-type="string">
            <text:p text:style-name="P6">But even Quidditch had lost its fun. The rest of the team wouldn't speak to Harry during practice, and if they had to speak about him, they called him "the Seeker." </text:p>
          </table:table-cell>
        </table:table-row>
        <table:table-row table:style-name="TableLine1840468620912">
          <table:table-cell table:style-name="Table1.A1" office:value-type="string">
            <text:p text:style-name="Text_20_body">ἐπιλάθεσθε δῆτα τοῦ κυνός, ἐπιλάθεσθε δ’ αὖ τοῦ πρὸς αὐτοῦ φυλαττομένου.</text:p>
          </table:table-cell>
          <table:table-cell office:value-type="string">
            <text:p text:style-name="P6">Hermione and Neville were suffering, too. They didn't have as bad a time as Harry, because they weren't as well-known, but nobody would speak to them, either. Hermione had stopped drawing attention to herself in class, keeping her head down and working in silence. </text:p>
          </table:table-cell>
        </table:table-row>
        <table:table-row table:style-name="TableLine1840468613568">
          <table:table-cell table:style-name="Table1.A1" office:value-type="string">
            <text:p text:style-name="Text_20_body">τοῦτο γὰρ ε”στι τοῦ τε Διμπλοδώρου μόνον καὶ τοῦ Νικολάου Φλαμήλου.</text:p>
          </table:table-cell>
          <table:table-cell office:value-type="string">
            <text:p text:style-name="P6">Harry was almost glad that the exams weren't far away. All the studying he had to do kept his mind off his misery. He, Ron, and Hermione kept to themselves, working late into the night, trying to remember the ingredients in complicated potions, learn charms and spells by heart, memorize the <text:soft-page-break/>dates of magical discoveries and goblin rebellions.... </text:p>
          </table:table-cell>
        </table:table-row>
        <table:table-row table:style-name="TableLine1840468613840">
          <table:table-cell table:style-name="Table1.A1" office:value-type="string">
            <text:p text:style-name="Text_20_body">Τὸ δεῖνα, ἦ δ’ ὃς ὁ Ἄρειος.</text:p>
          </table:table-cell>
          <table:table-cell office:value-type="string">
            <text:p text:style-name="P6">Then, about a week before the exams were due to start, Harry's new resolution not to interfere in anything that didn't concern him was put to an unexpected test. Walking back from the library on his own one afternoon, he heard somebody whimpering from a classroom up ahead. As he drew closer, he heard Quirrell's voice. </text:p>
          </table:table-cell>
        </table:table-row>
        <table:table-row table:style-name="TableLine1840468606768">
          <table:table-cell table:style-name="Table1.A1" office:value-type="string">
            <text:p text:style-name="Text_20_body">εἶτα μετέχει τοῦ πράγματος Νικολᾶος τις Φλάμηλος; ὁ δ’ Ἁγριώδης ἐδόκει πάνυ χαλεπαίνειν ἑαυτῷ.</text:p>
          </table:table-cell>
          <table:table-cell office:value-type="string">
            <text:p text:style-name="P6">"No -- no -- not again, please --" </text:p>
          </table:table-cell>
        </table:table-row>
        <table:table-row table:style-name="TableLine1840468617920">
          <table:table-cell table:style-name="Table1.A1" office:value-type="string">
            <text:p text:style-name="Text_20_body">καὶ μεσοῦντος τοῦ Δεκεμβρίου ἐπιόντων δέ τῶν Χριστουγέννων οἱ ἐν Ὑογοήτου ἐγρηγορότες ποτέ ἐπῄσθοντο πάντα τὰ ε”ξω τοῦ φρουρίου στιλπνότατα καί πολλῇ κεκαλυμμένα χιόνι.</text:p>
          </table:table-cell>
          <table:table-cell office:value-type="string">
            <text:p text:style-name="P6">It sounded as though someone was threatening him. Harry moved closer. </text:p>
          </table:table-cell>
        </table:table-row>
        <table:table-row table:style-name="TableLine1840468614656">
          <table:table-cell table:style-name="Table1.A1" office:value-type="string">
            <text:p text:style-name="Text_20_body">ἀτὰρ καὶ ἡ λίμνη ἐπεπήγει, καὶ οἱ δίδυμοι δίκας ε”δωκαν κηλήσαντες σφαίρας χιόνος.</text:p>
          </table:table-cell>
          <table:table-cell office:value-type="string">
            <text:p text:style-name="P6">"All right -- all right --" he heard Quirrell sob. </text:p>
          </table:table-cell>
        </table:table-row>
        <table:table-row table:style-name="TableLine1840468615744">
          <table:table-cell table:style-name="Table1.A1" office:value-type="string">
            <text:p text:style-name="Text_20_body">αῦται γὰρ διώκουσαι τὸν Κίουρον ἐβεβλήκεσαν τὴν μίτραν αὐτοῦ ἐκ τοῦπισθεν.</text:p>
          </table:table-cell>
          <table:table-cell office:value-type="string">
            <text:p text:style-name="P6">Next second, Quirrell came hurrying out of the classroom straightening his turban. He was pale and looked as though he was about to cry. He strode out of sight; Harry didn't think Quirrell had even noticed him. </text:p>
          </table:table-cell>
        </table:table-row>
        <table:table-row table:style-name="TableLine1840468618736">
          <table:table-cell table:style-name="Table1.A1" office:value-type="string">
            <text:p text:style-name="Text_20_body">αἱ δέ γλαῦκες, εἴ τις κατ’ οὐρανὸν χειμασθεῖσα ἐπιστολὴν κομίσαι οἶά τ’ ῆν, ἐνοσηλεύοντο Ἁγριώδους θεραπεύον- τος πρίν πάλιν πέτεσθαι.</text:p>
          </table:table-cell>
          <table:table-cell office:value-type="string">
            <text:p text:style-name="P6">He waited until Quirrell's footsteps had disappeared, then peered into the classroom. It was empty, but a door stood ajar at the other end. </text:p>
          </table:table-cell>
        </table:table-row>
        <table:table-row table:style-name="TableLine1840468616016">
          <table:table-cell table:style-name="Table1.A1" office:value-type="string">
            <text:p text:style-name="Text_20_body">πάντες δ’ οἱ μαθηταὶ σπουδῇ ηὐτρεπίζοντο πρὸς τὴν τῆς ἀναπαύλης ἀρχήν.</text:p>
          </table:table-cell>
          <table:table-cell office:value-type="string">
            <text:p text:style-name="P6">Harry was halfway toward it before he remembered what he'd promised himself about not meddling. </text:p>
          </table:table-cell>
        </table:table-row>
        <table:table-row table:style-name="TableLine1840468617648">
          <table:table-cell table:style-name="Table1.A1" office:value-type="string">
            <text:p text:style-name="Text_20_body">πυρὶ μὴν γὰρ ἐθέροντο ε”ν τε τῴ τῶν Γρυφινδώρων κοινείῳ καὶ ἐν τῷ μεγάρῳ - ὁ δέ κρυμὸς εἰσεδύετο μέχρι μυελῶν ὅμως - ε”ν τε ταῖς διαδρομαῖς ταῖς κρυσταλλοπήκτοις κάν τοῖς διδασκαλείοις, τοσούτου ἀνέμου γενομένου ὥστε τὰς θυρίδας ψοφεῖν τῷ πνεύματι.</text:p>
          </table:table-cell>
          <table:table-cell office:value-type="string">
            <text:p text:style-name="P6">All the same, he'd have gambled twelve Sorcerer's Stones that Snape had just left the room, and from what Harry had just heard, Snape would be walking with a new spring in his step -- Quirrell seemed to have given in at last. </text:p>
          </table:table-cell>
        </table:table-row>
        <table:table-row table:style-name="TableLine1840468618192">
          <table:table-cell table:style-name="Table1.A1" office:value-type="string">
            <text:p text:style-name="Text_20_body">ἀλλὰ χείριστον ηὗρον τὰς τοῦ Σινάπεως σχολάς, κάτω γιγνομένας ἐν τῷ δεσμωτηρίῳ.</text:p>
          </table:table-cell>
          <table:table-cell office:value-type="string">
            <text:p text:style-name="P6">Harry went back to the library, where Hermione was testing Ron on Astronomy. Harry told them what he'd heard. </text:p>
          </table:table-cell>
        </table:table-row>
        <table:table-row table:style-name="TableLine1840468607312">
          <table:table-cell table:style-name="Table1.A1" office:value-type="string">
            <text:p text:style-name="Text_20_body">τὸ πνεῦμα γὰρ ῆν αὐτοῖς ἰδεῖν καθάπερ ὁμίχλην <text:soft-page-break/>κατ’ ὄμμα ἀτμίζουσαν, διὸ ε”μενον ἐφ’ ὅσον ἐδυν- ήθησαν ἐγγὺς τοῖς λέβησι θερμοῖς.</text:p>
          </table:table-cell>
          <table:table-cell office:value-type="string">
            <text:p text:style-name="P6">"Snape's done it, then!" said Ron. "If Quirrell's told <text:soft-page-break/>him how to break his Anti-Dark Force spell --" </text:p>
          </table:table-cell>
        </table:table-row>
        <table:table-row table:style-name="TableLine1840468619008">
          <table:table-cell table:style-name="Table1.A1" office:value-type="string">
            <text:p text:style-name="Text_20_body">καὶ ὁ Δράκων Μάλθακός ποτε τοῖς ἐν τῇ ἐπὶ πόσεων σχολῇ μαθηταῖς Ἐγὼ γὰρ οῦν, ἔφη, μάλ’ οἰκτείρω τοὺς αὐτοῦ διὰ τὰ Χριστούγεννα μένοντας ὡς μὴ ποθεινοί ὄντες τοῖς οἴκοι.</text:p>
          </table:table-cell>
          <table:table-cell office:value-type="string">
            <text:p text:style-name="P6">"There's still Fluffy, though," said Hermione. </text:p>
          </table:table-cell>
        </table:table-row>
        <table:table-row table:style-name="TableLine1840468620096">
          <table:table-cell table:style-name="Table1.A1" office:value-type="string">
            <text:p text:style-name="Text_20_body">καῖ μεταξὺ λέγων πρὸς τόν γ’ (Ἀρειον παρέβλεπεν.</text:p>
          </table:table-cell>
          <table:table-cell office:value-type="string">
            <text:p text:style-name="P6">"Maybe Snape's found out how to get past him without asking Hagrid," </text:p>
          </table:table-cell>
        </table:table-row>
        <table:table-row table:style-name="TableLine1840468620368">
          <table:table-cell table:style-name="Table1.A1" office:value-type="string">
            <text:p text:style-name="Text_20_body">κιχλίζοντας δέ τὸν Κάρκινον καῖ τὸν Κέρκοπα δι’ οὐδενὸς ἐποιήσατο ὁ ’Άρειος ὅλος ὢν περὶ τὸ ἐκμετρεῖν ῥάχιν τετριμμένην σκορπαίνης.</text:p>
          </table:table-cell>
          <table:table-cell office:value-type="string">
            <text:p text:style-name="P6">said Ron, looking up at the thousands of books surrounding them. "I bet there's a book somewhere in here telling you how to get past a giant three-headed dog. So what do we do, Harry?" </text:p>
          </table:table-cell>
        </table:table-row>
        <table:table-row table:style-name="TableLine1840468607584">
          <table:table-cell table:style-name="Table1.A1" office:value-type="string">
            <text:p text:style-name="Text_20_body">ὁ γὰρ Μάλθακος καὶ ἀηδέστερον παρεῖχεν ἑαυτὸν ἐκ τοῦ τότε ἀγῶνος ἰκαροσφαιρικοῦ.</text:p>
          </table:table-cell>
          <table:table-cell office:value-type="string">
            <text:p text:style-name="P6">The light of adventure was kindling again in Ron's eyes, but Hermione answered before Harry could. </text:p>
          </table:table-cell>
        </table:table-row>
        <table:table-row table:style-name="TableLine1840468607856">
          <table:table-cell table:style-name="Table1.A1" office:value-type="string">
            <text:p text:style-name="Text_20_body">δυσχεραίνων γὰρ τοὺς Σλυθηρίνους πταῖσμά τι λαβόντας, ε”λεγεν ὡς χλωρὸς βάτραχος εὖρυχαδὴς τῷ Ἁρείῳ διάδο- χος ἔσται ζητητής.</text:p>
          </table:table-cell>
          <table:table-cell office:value-type="string">
            <text:p text:style-name="P6">"Go to Dumbledore. That's what we should have done ages ago. If we try anything ourselves we'll be thrown out for sure." </text:p>
          </table:table-cell>
        </table:table-row>
        <table:table-row table:style-name="TableLine1840468608128">
          <table:table-cell table:style-name="Table1.A1" office:value-type="string">
            <text:p text:style-name="Text_20_body">ἀλλὰ μαθων ὅτι οὐκ ε”στιν ὅστις τοῦτό γε ΠΕΡΙ ΤΟΥ ΕΣΟΠΤΡΟΥ ΤΟΥ ΝΑῙΜΥΘΙΠΕ 159 γελοῖον νομίζει - πάντες γὰρ ἐθαύμαζον τὸν ’Ἀρειον ὡς ἐκράτησεν εὖ τοῦ σάρου σφαδάζοντος - ζηλοτυπῶν καῖ φθονῶν πάλιν αὖθις δι’ ὀργῆς ὠνείδιζεν αὐτὸν ῶς οὐ γένος ἔχοντα ἐτήτυμον.</text:p>
          </table:table-cell>
          <table:table-cell office:value-type="string">
            <text:p text:style-name="P6">"But we've got no proof!" said Harry. "Quirrell's too scared to back us up. Snape's only got to say he doesn't know how the troll got in at Halloween and that he was nowhere near the third floor -- who do you think they'll believe, him or us? It's not exactly a secret we hate him, Dumbledore'll think we made it up to get him sacked. Filch wouldn't help us if his life depended on it, he's too friendly with Snape, and the more students get thrown out, the better, he'll think. And don't forget, we're not supposed to know about the Stone or Fluffy. That'll take a lot of explaining." </text:p>
          </table:table-cell>
        </table:table-row>
        <table:table-row table:style-name="TableLine1840468609216">
          <table:table-cell table:style-name="Table1.A1" office:value-type="string">
            <text:p text:style-name="Text_20_body">καὶ ὡς ἀληθῶς ὁ ’Ἀρειος οὐκ ε”μελλεν ἐπανιέναι πρὸς τὴν τῶν μυρσίνων ὁδὸν ἐπὶ τῶν Χριστουγέννων.</text:p>
          </table:table-cell>
          <table:table-cell office:value-type="string">
            <text:p text:style-name="P6">Hermione looked convinced, but Ron didn't. </text:p>
          </table:table-cell>
        </table:table-row>
        <table:table-row table:style-name="TableLine1840468609760">
          <table:table-cell table:style-name="Table1.A1" office:value-type="string">
            <text:p text:style-name="Text_20_body">ἡ γὰρ Μαγονωγαλέα κατάλογον ὀλίγῳ πρότερον ἐπεποίητο τῶν μαθητῶν εἴ τις ἤθελεν αὐτόθι μεῖναι διὰ τὴν ἀνάπαυλαν.</text:p>
          </table:table-cell>
          <table:table-cell office:value-type="string">
            <text:p text:style-name="P6">"If we just do a bit of poking around --" </text:p>
          </table:table-cell>
        </table:table-row>
        <table:table-row table:style-name="TableLine1840468610032">
          <table:table-cell table:style-name="Table1.A1" office:value-type="string">
            <text:p text:style-name="Text_20_body">καὶ ὁ ’Άρειος εὐθὺς ἐγράψατο ἑαυτὸν ἐν αὐτοῖς, ἀγαπῶν τῴ πεπραγμένῳ ἄλλως τε καί ἐννοῶν τοῖς γε τῆτες Χριστουγέννοις ὡς εἰκὸς ἥδιστα ε”σεσθαι <text:soft-page-break/>τῶν προγε- γενημένων.</text:p>
          </table:table-cell>
          <table:table-cell office:value-type="string">
            <text:p text:style-name="P6">"No," said Harry flatly, "we've done enough poking around." </text:p>
          </table:table-cell>
        </table:table-row>
        <table:table-row table:style-name="TableLine1840468631248">
          <table:table-cell table:style-name="Table1.A1" office:value-type="string">
            <text:p text:style-name="Text_20_body">καὶ τὸν Ῥοῶνα καὶ τοὺς ἀδελφοὺς ε”δει μένειν, διότι οἱ γονεῖς αὐτῶν ἔμελλον εἰς Ῥουμανίαν ἰέναι φοιτήσοντες παρὰ τὸν Κάρολον.</text:p>
          </table:table-cell>
          <table:table-cell office:value-type="string">
            <text:p text:style-name="P6">He pulled a map of Jupiter toward him and started to learn the names of its moons. </text:p>
          </table:table-cell>
        </table:table-row>
        <table:table-row table:style-name="TableLine1840468626352">
          <table:table-cell table:style-name="Table1.A1" office:value-type="string">
            <text:p text:style-name="Text_20_body">ἀνιόντες δέ ἀπὸ τοῦ δεσμωτηρίου μετὰ τὴν ἐπὶ πόσεων σχολήν, ἐνέτυχον πεύκῃ μεγάλῃ τὴν διαδρομὴν ἐμποδῶν φραττούσῃ.</text:p>
          </table:table-cell>
          <table:table-cell office:value-type="string">
            <text:p text:style-name="P6">The following morning, notes were delivered to Harry, Hermione, and Neville at the breakfast table. They were all the same: Your detention will take place at eleven o'clock tonight. Meet Mr. Filch in the entrance hall. </text:p>
          </table:table-cell>
        </table:table-row>
        <table:table-row table:style-name="TableLine1840468622816">
          <table:table-cell table:style-name="Table1.A1" office:value-type="string">
            <text:p text:style-name="Text_20_body">ἰδόντες μὲν οὖν πόδας δύο ὑπερμεγέθεις ε”νερθε προῦχοντας, ἀκούσαντες δέ τινος τραχέως δὴ πνευστιῶντος, ε”γνωσαν τοῦ Ἁγριώδους ὄπισθεν ὄντος.</text:p>
          </table:table-cell>
          <table:table-cell office:value-type="string">
            <text:p text:style-name="P6">Professor McGonagall Harry had forgotten they still had detentions to do in the furor over the points they'd lost. He half expected Hermione to complain that this was a whole night of studying lost, but she didn't say a word. Like Harry, she felt they deserved what they'd got. </text:p>
          </table:table-cell>
        </table:table-row>
        <table:table-row table:style-name="TableLine1840468633424">
          <table:table-cell table:style-name="Table1.A1" office:value-type="string">
            <text:p text:style-name="Text_20_body">καί ὁ Ῥοῶν προκύψας μεταξὺ τῶν κλάδων Χαῖρε, ἔφη, ῶ Ἁγρίωδες.</text:p>
          </table:table-cell>
          <table:table-cell office:value-type="string">
            <text:p text:style-name="P6">At eleven o'clock that night, they said good-bye to Ron in the common room and went down to the entrance hall with Neville. Filch was already there -- and so was Malfoy. Harry had also forgotten that Malfoy had gotten a detention, too. </text:p>
          </table:table-cell>
        </table:table-row>
        <table:table-row table:style-name="TableLine1840468630976">
          <table:table-cell table:style-name="Table1.A1" office:value-type="string">
            <text:p text:style-name="Text_20_body">ῆ δέῃ σὺ συνέργου,· Κάλλιστ’ ἐπαινῶ.</text:p>
          </table:table-cell>
          <table:table-cell office:value-type="string">
            <text:p text:style-name="P6">"Follow me," said Filch, lighting a lamp and leading them outside. </text:p>
          </table:table-cell>
        </table:table-row>
        <table:table-row table:style-name="TableLine1840468631792">
          <table:table-cell table:style-name="Table1.A1" office:value-type="string">
            <text:p text:style-name="Text_20_body">ἀλλ’ ἀκοῦσαι ῆν τινὸς κατόπιν φάσκοντος ὅτι Ἐκποδὼν ἄναγε σεαυτὸν εἰ δοκεῖ σοι.</text:p>
          </table:table-cell>
          <table:table-cell office:value-type="string">
            <text:p text:style-name="P6">I bet you'll think twice about breaking a school rule again, won't you, eh?" he said, leering at them. "Oh yes... hard work and pain are the best teachers if you ask me.... It's just a pity they let the old punishments die out... hang you by your wrists from the ceiling for a few days, I've got the chains still in my office, keep 'em well oiled in case they're ever needed.... Right, off we go, and don't think of running off, now, it'll be worse for you if you do." </text:p>
          </table:table-cell>
        </table:table-row>
        <table:table-row table:style-name="TableLine1840468623088">
          <table:table-cell table:style-name="Table1.A1" office:value-type="string">
            <text:p text:style-name="Text_20_body">ὁ γὰρ Μάλθακος ἐντρυφῶν ὡς ε”θος ἦν αὐτῷ Ἦ σὺ μισθοῖς σεαυτὸν παρ’ ἐκείνῳ, ἔφη, ὦ Εὐισήλιε, ἦ καὶ βούλῃ αὐτὸς κυνηγιοφύλαξ γενέσθαι ἀποιχόμενος ἀπὸ τοῦ Ὑογοήτου,· τὸ γὰρ οἰκίδιον τούτου βασιλείοις δήπου ε’ὀικε παρατιθέμενον τῷ τοῦ σεαυτοῦ γένους καλυβίῳ.</text:p>
          </table:table-cell>
          <table:table-cell office:value-type="string">
            <text:p text:style-name="P6">They marched off across the dark grounds. Neville kept sniffing. Harry wondered what their punishment was going to be. It must be something really horrible, or Filch wouldn't be sounding so delighted. </text:p>
          </table:table-cell>
        </table:table-row>
        <table:table-row table:style-name="TableLine1840468632064">
          <table:table-cell table:style-name="Table1.A1" office:value-type="string">
            <text:p text:style-name="Text_20_body">καὶ ἐμπίπτοντος αὐτῷ τοῦ Ῥοῶνος, ὁ Σίναπυς <text:soft-page-break/>ἀνῆλθεν.</text:p>
          </table:table-cell>
          <table:table-cell office:value-type="string">
            <text:p text:style-name="P6">The moon was bright, but clouds scudding across it <text:soft-page-break/>kept throwing them into darkness. Ahead, Harry could see the lighted windows of Hagrid's hut. Then they heard a distant shout. </text:p>
          </table:table-cell>
        </table:table-row>
        <table:table-row table:style-name="TableLine1840468628800">
          <table:table-cell table:style-name="Table1.A1" office:value-type="string">
            <text:p text:style-name="Text_20_body">Οὗτος σύ, ε”φη βοῶν, ῶ Εὐισήλιε.</text:p>
          </table:table-cell>
          <table:table-cell office:value-type="string">
            <text:p text:style-name="P6">"Is that you, Filch? Hurry up, I want ter get started." </text:p>
          </table:table-cell>
        </table:table-row>
        <table:table-row table:style-name="TableLine1840468627440">
          <table:table-cell table:style-name="Table1.A1" office:value-type="string">
            <text:p text:style-name="Text_20_body">ὁ δὲ μεθῆκε τὸν τρίβωνα ἐκείνου.</text:p>
          </table:table-cell>
          <table:table-cell office:value-type="string">
            <text:p text:style-name="P6">Harry's heart rose; if they were going to be working with Hagrid it wouldn't be so bad. His relief must have showed in his -face, because Filch said, "I suppose you think you'll be enjoying yourself with that oaf? Well, think again, boy -- it's into the forest you're going and I'm much mistaken if you'll all come out in one piece." </text:p>
          </table:table-cell>
        </table:table-row>
        <table:table-row table:style-name="TableLine1840468632336">
          <table:table-cell table:style-name="Table1.A1" office:value-type="string">
            <text:p text:style-name="Text_20_body">ὁ δ’ Ἁγριώδης προκύψας τὴν ὄψιν δασεῖαν ὄπισθε τοῦ δένδρου Ἀλλὰ παρώξυνεν αὐτόν, ἔφη, ὁ Μάλθακος τὸ γένος προπηλακίζων.</text:p>
          </table:table-cell>
          <table:table-cell office:value-type="string">
            <text:p text:style-name="P6">At this, Neville let out a little moan, and Malfoy stopped dead in his tracks. </text:p>
          </table:table-cell>
        </table:table-row>
        <table:table-row table:style-name="TableLine1840468627712">
          <table:table-cell table:style-name="Table1.A1" office:value-type="string">
            <text:p text:style-name="Text_20_body">ὁ δέ Σίναπυς ἠπίως Παρενόμησε δ’ οὖν, ἔφη, ῶ δαιμόνιε, οὐ θεμιτὸν ὃν τὸ ὑβριστικῶς ἐρίζειν.</text:p>
          </table:table-cell>
          <table:table-cell office:value-type="string">
            <text:p text:style-name="P6">"The forest?" he repeated, and he didn't sound quite as cool as usual. </text:p>
          </table:table-cell>
        </table:table-row>
        <table:table-row table:style-name="TableLine1840468622544">
          <table:table-cell table:style-name="Table1.A1" office:value-type="string">
            <text:p text:style-name="Text_20_body">ὥστε πέντε βαθμούς, ῶ Εὐισ- ήλιε, ἀπώλεσας τοῖς Γ ρυφινδώροις.</text:p>
          </table:table-cell>
          <table:table-cell office:value-type="string">
            <text:p text:style-name="P6">"We can't go in there at night -- there's all sorts of things in there -- werewolves, I heard." </text:p>
          </table:table-cell>
        </table:table-row>
        <table:table-row table:style-name="TableLine1840468629072">
          <table:table-cell table:style-name="Table1.A1" office:value-type="string">
            <text:p text:style-name="Text_20_body">καί χάριν ἴσθι ὅτι οῦ πλείους.</text:p>
          </table:table-cell>
          <table:table-cell office:value-type="string">
            <text:p text:style-name="P6">Neville clutched the sleeve of Harry's robe and made a choking noise. </text:p>
          </table:table-cell>
        </table:table-row>
        <table:table-row table:style-name="TableLine1840468626624">
          <table:table-cell table:style-name="Table1.A1" office:value-type="string">
            <text:p text:style-name="Text_20_body">ἀλλ’ ἐκ τοῦ μέσου ἅπαντες.</text:p>
          </table:table-cell>
          <table:table-cell office:value-type="string">
            <text:p text:style-name="P6">"That's your problem, isn't it?" said Filch, his voice cracking with glee. "Should've thought of them werewolves before you got in trouble, shouldn't you?" </text:p>
          </table:table-cell>
        </table:table-row>
        <table:table-row table:style-name="TableLine1840468631520">
          <table:table-cell table:style-name="Table1.A1" office:value-type="string">
            <text:p text:style-name="Text_20_body">καὶ ὁ Μάλθακος μετὰ τοῦ Καρκίνου καὶ τοῦ Κέρκοπος παρωθ- ήσας τὸ δένδρον ὥστε φύλλια χυδὴν σκεδάσαι σαρδάνιον ἐγέλα.</text:p>
          </table:table-cell>
          <table:table-cell office:value-type="string">
            <text:p text:style-name="P6">Hagrid came striding toward them out of the dark, Fang at his heel. He was carrying his large crossbow, and a quiver of arrows hung over his shoulder. </text:p>
          </table:table-cell>
        </table:table-row>
        <table:table-row table:style-name="TableLine1840468624720">
          <table:table-cell table:style-name="Table1.A1" office:value-type="string">
            <text:p text:style-name="Text_20_body">καῖ ὁ Ῥοῶν πρὸς τὸ νῶτον τούτου βλέπων καὶ πρίων ἅμα τοὺς ὀδόντας Τιμωρήσομαι γὰρ αὐτόν, ἔφη.</text:p>
          </table:table-cell>
          <table:table-cell office:value-type="string">
            <text:p text:style-name="P6">"Abou' time," he said. "I bin waitin' fer half an hour already. All right, Harry, Hermione?" </text:p>
          </table:table-cell>
        </table:table-row>
        <table:table-row table:style-name="TableLine1840468634784">
          <table:table-cell table:style-name="Table1.A1" office:value-type="string">
            <text:p text:style-name="Text_20_body">ε”σται νὴ τὸν Δί’ ὅτε τιμωρήσομαι αὐτόν.</text:p>
          </table:table-cell>
          <table:table-cell office:value-type="string">
            <text:p text:style-name="P6">"I shouldn't be too friendly to them, Hagrid," said Filch coldly, they're here to be punished, after all." </text:p>
          </table:table-cell>
        </table:table-row>
        <table:table-row table:style-name="TableLine1840468626896">
          <table:table-cell table:style-name="Table1.A1" office:value-type="string">
            <text:p text:style-name="Text_20_body">160 ΑΡΕιοΣ Πο τΗΡ Ἀμφοτέρους γὰρ μισῶ, ἦ δ’ ὃς ὁ Ἄρειος, καὶ τὸν Μάλθακον καὶ τὸν Σίναπυν.</text:p>
          </table:table-cell>
          <table:table-cell office:value-type="string">
            <text:p text:style-name="P6">"That's why yer late, is it?" said Hagrid, frowning at Filch. "Bin lecturin' them, eh? 'Snot your place ter do that. Yeh've done yer bit, I'll take over from <text:soft-page-break/>here." </text:p>
          </table:table-cell>
        </table:table-row>
        <table:table-row table:style-name="TableLine1840468632880">
          <table:table-cell table:style-name="Table1.A1" office:value-type="string">
            <text:p text:style-name="Text_20_body">Ἀλλ’ εἶα, ἔφη ὁ Ἁγριώδης.</text:p>
          </table:table-cell>
          <table:table-cell office:value-type="string">
            <text:p text:style-name="P6">"I'll be back at dawn," said Filch, "for what's left of them," he added nastily, and he turned and started back toward the castle, his lamp bobbing away in the darkness. </text:p>
          </table:table-cell>
        </table:table-row>
        <table:table-row table:style-name="TableLine1840468624992">
          <table:table-cell table:style-name="Table1.A1" office:value-type="string">
            <text:p text:style-name="Text_20_body">καί γὰρ τὰ Χριστούγεννα οῦ πολὺ ἀπέχει.</text:p>
          </table:table-cell>
          <table:table-cell office:value-type="string">
            <text:p text:style-name="P6">Malfoy now turned to Hagrid. </text:p>
          </table:table-cell>
        </table:table-row>
        <table:table-row table:style-name="TableLine1840468629616">
          <table:table-cell table:style-name="Table1.A1" office:value-type="string">
            <text:p text:style-name="Text_20_body">θάρρει δῆτα.</text:p>
          </table:table-cell>
          <table:table-cell office:value-type="string">
            <text:p text:style-name="P6">"I'm not going in that forest, he said, and Harry was pleased to hear the note of panic in his voice. </text:p>
          </table:table-cell>
        </table:table-row>
        <table:table-row table:style-name="TableLine1840468627168">
          <table:table-cell table:style-name="Table1.A1" office:value-type="string">
            <text:p text:style-name="Text_20_body">ἄλλο τι ἢ μετ’ ἐμοῦ ἐλθόντες θεάσεσθε τὸ μέγαρον περικαλλὲς ἤδη γενόμενον; ὁ οὖν ’Άρειος καί ὁ Ῥοῶν καὶ ἡ Ἑρμιόνη εἵποντο τῷ θ’ Ἁγριώδει καὶ τῷ δένδρῳ πρὸς τὸ μέγαρον, οῦ ἡ Μαγονωγαλέα καὶ ὁ Φηλητικὸς διέτριβον περὶ τὴν πρὸς Χριστούγεννα κόσμησιν.</text:p>
          </table:table-cell>
          <table:table-cell office:value-type="string">
            <text:p text:style-name="P6">"Yeh are if yeh want ter stay at Hogwarts," said Hagrid fiercely. </text:p>
          </table:table-cell>
        </table:table-row>
        <table:table-row table:style-name="TableLine1840468633968">
          <table:table-cell table:style-name="Table1.A1" office:value-type="string">
            <text:p text:style-name="Text_20_body">’Έα, ῶἉγρίωδες.</text:p>
          </table:table-cell>
          <table:table-cell office:value-type="string">
            <text:p text:style-name="P6">"Yeh've done wrong an' now yehve got ter pay fer it." </text:p>
          </table:table-cell>
        </table:table-row>
        <table:table-row table:style-name="TableLine1840468633696">
          <table:table-cell table:style-name="Table1.A1" office:value-type="string">
            <text:p text:style-name="Text_20_body">τὸ γὰρ ὕστατον ἔχεις τῶν δένδρων.</text:p>
          </table:table-cell>
          <table:table-cell office:value-type="string">
            <text:p text:style-name="P6">"But this is servant stuff, it's not for students to do. I thought we'd be copying lines or something, if my father knew I was doing this, he'd tell yer that's how it is at Hogwarts," Hagrid growled. "Copyin' lines! What good's that ter anyone? Yeh'll do summat useful or Yeh'll get out. </text:p>
          </table:table-cell>
        </table:table-row>
        <table:table-row table:style-name="TableLine1840468623360">
          <table:table-cell table:style-name="Table1.A1" office:value-type="string">
            <text:p text:style-name="Text_20_body">οὔκουν εἰς τὸν μυχὸν θήσεις; καί μὴν εὐπρεπέστατον δὴ ἐνόμισας ἂν τὸ μέγαρον.</text:p>
          </table:table-cell>
          <table:table-cell office:value-type="string">
            <text:p text:style-name="P6">If yeh think yer father'd rather you were expelled, then get back off ter the castle an' pack. Go on"' Malfoy didn't move. He looked at Hagrid furiously, but then dropped his gaze. </text:p>
          </table:table-cell>
        </table:table-row>
        <table:table-row table:style-name="TableLine1840468625264">
          <table:table-cell table:style-name="Table1.A1" office:value-type="string">
            <text:p text:style-name="Text_20_body">πλόκους δ’ ἂν περὶ τοῦς τοίχους εἶδες ἀπὸ τῆς τε κηλάστρου καί τοῦ ἰξοῦ ἐσκευασμένους, καί δώδεκα πευκὰς πύργων ὀλίγον διαφερούσας τὸ ὕψος, τὰς μὲν κρυστάλλῳ ἀστεροειδεῖ στιλβούσας, τὰς δέ μυρίοις κηροῖς μικροῖς.</text:p>
          </table:table-cell>
          <table:table-cell office:value-type="string">
            <text:p text:style-name="P6">"Right then," said Hagrid, "now, listen carefully, 'cause it's dangerous what we're gonna do tonight, an' I don' want no one takin' risks. Follow me over here a moment." </text:p>
          </table:table-cell>
        </table:table-row>
        <table:table-row table:style-name="TableLine1840468632608">
          <table:table-cell table:style-name="Table1.A1" office:value-type="string">
            <text:p text:style-name="Text_20_body">καί ὁ Ἁγριώδης Πόσας σύ, ἔφη, ε”τι περιμενεῖς ἐνθάδε ἡμέρας πρὶν ἀναπαύλης ἄρξαι,· Μίαν γε, εἶπεν ἡ Ἑρμιόνη, διόπερ ὀφείλομεν ἐν τῇ βιβλιοθήκῃ ἤδη παρεῖναι, ἡμιώριον μόνον ἔχοντες πρὶν ἀριστᾶν.</text:p>
          </table:table-cell>
          <table:table-cell office:value-type="string">
            <text:p text:style-name="P6">He led them to the very edge of the forest. Holding his lamp up high, he pointed down a narrow, winding earth track that disappeared into the thick black trees. A light breeze lifted their hair as they looked into the forest. </text:p>
          </table:table-cell>
        </table:table-row>
        <table:table-row table:style-name="TableLine1840468630160">
          <table:table-cell table:style-name="Table1.A1" office:value-type="string">
            <text:p text:style-name="Text_20_body">Ὀρθῶς γὰρ λέγεις, εἶπεν ὁ Ῥοῶν οὐκέτ’ ἀτενίζων πρὸς τὸν Φιλητικόν· οὗτος γὰρ ε”πραττεν ὅπως ἡ <text:soft-page-break/>ῥάβδος ἐξανθεῖ, πομφόλυγας ἀφιεῖσα χρυσᾶς εἰς τοὺς τοῦ καινοῦ δένδρου κλάδους.</text:p>
          </table:table-cell>
          <table:table-cell office:value-type="string">
            <text:p text:style-name="P6">"Look there," said Hagrid, "see that stuff shinin' on the ground? Silvery stuff? That's unicorn blood. <text:soft-page-break/>There's a unicorn in there bin hurt badly by summat. This is the second time in a week. I found one dead last Wednesday. We're gonna try an' find the poor thing. We might have ter put it out of its misery." </text:p>
          </table:table-cell>
        </table:table-row>
        <table:table-row table:style-name="TableLine1840468622272">
          <table:table-cell table:style-name="Table1.A1" office:value-type="string">
            <text:p text:style-name="Text_20_body">ὁ δ’ Ἁγριώδης ἑπόμενος αὐτοῖς ἐκ τοῦ μεγάρου ἐλθοῦσιν Ἢ καὶ εἰς βιβλιοθήκην, ἔφη.</text:p>
          </table:table-cell>
          <table:table-cell office:value-type="string">
            <text:p text:style-name="P6">"And what if whatever hurt the unicorn finds us first?" said Malfoy, unable to keep the fear out of his voice. </text:p>
          </table:table-cell>
        </table:table-row>
        <table:table-row table:style-name="TableLine1840468625808">
          <table:table-cell table:style-name="Table1.A1" office:value-type="string">
            <text:p text:style-name="Text_20_body">οὔκουν λίαν φιλομαθεῖτε τῆς ἀναπαύλης μονονουχὶ ἀρξαμένης; ὁ δ’ ’Άρειος ῥᾳδίως φέρων τοῦτο, Φιλοπονοῦμεν μὲν οὕκ, ἐφη, σπουδάζομεν δέ μαθεῖν περὶ τὸν Νικολᾶον Φλάμηλον ὅστις ἐστὶν ἐξ οὗ σύ εἶπας τοῦνομ’ αὐτοῦ.</text:p>
          </table:table-cell>
          <table:table-cell office:value-type="string">
            <text:p text:style-name="P6">"There's nothin' that lives in the forest that'll hurt yeh if yer with me or Fang," said Hagrid. "An' keep ter the path. Right, now, we're gonna split inter two parties an' follow the trail in diff'rent directions. There's blood all over the place, it must've bin staggerin' around since last night at least." </text:p>
          </table:table-cell>
        </table:table-row>
        <table:table-row table:style-name="TableLine1840468634240">
          <table:table-cell table:style-name="Table1.A1" office:value-type="string">
            <text:p text:style-name="Text_20_body">ἐκεῖνος δέ πεπλῆχθαι δοκῶν Τί δέ δή, ἔφη.</text:p>
          </table:table-cell>
          <table:table-cell office:value-type="string">
            <text:p text:style-name="P6">"I want Fang," said Malfoy quickly, looking at Fang's long teeth. </text:p>
          </table:table-cell>
        </table:table-row>
        <table:table-row table:style-name="TableLine1840468627984">
          <table:table-cell table:style-name="Table1.A1" office:value-type="string">
            <text:p text:style-name="Text_20_body">ἀκούσατέ μου.</text:p>
          </table:table-cell>
          <table:table-cell office:value-type="string">
            <text:p text:style-name="P6">"All right, but I warn yeh, he's a coward," said Hagrid. " So me, Harry, an' Hermione'll go one way an' Draco, Neville, an' Fang'll go the other. </text:p>
          </table:table-cell>
        </table:table-row>
        <table:table-row table:style-name="TableLine1840468623632">
          <table:table-cell table:style-name="Table1.A1" office:value-type="string">
            <text:p text:style-name="Text_20_body">ἐκέλευσα γὰρ ὑμᾶς ἐὰν ταῦτα ὡς οὐδὲν προσήκοντα τοῦ ὑπὸ τοῦ κυνὸς φυλαττομένου.</text:p>
          </table:table-cell>
          <table:table-cell office:value-type="string">
            <text:p text:style-name="P6">Now, if any of us finds the unicorn, we'll send up green sparks, right? Get yer wands out an' practice now -- that's it -- an' if anyone gets in trouble, send up red sparks, an' we'll all come an' find yeh -- so, be careful -- let's go." </text:p>
          </table:table-cell>
        </table:table-row>
        <table:table-row table:style-name="TableLine1840468622000">
          <table:table-cell table:style-name="Table1.A1" office:value-type="string">
            <text:p text:style-name="Text_20_body">ἡ δ’ εΕρμιόνη Βουλόμεθα δ’ οῦν, ἔφη, εἰδέναι ἁπλῶς τὸν Νικο- λᾶον Φλάμηλον ὅστις ἐστίν.</text:p>
          </table:table-cell>
          <table:table-cell office:value-type="string">
            <text:p text:style-name="P6">The forest was black and silent. A little way into it they reached a fork in the earth path, and Harry, Hermione, and Hagrid took the left path while Malfoy, Neville, and Fang took the right. </text:p>
          </table:table-cell>
        </table:table-row>
        <table:table-row table:style-name="TableLine1840468628528">
          <table:table-cell table:style-name="Table1.A1" office:value-type="string">
            <text:p text:style-name="Text_20_body">ὁ δ”Ἁρειος ἀναλαβών Εἰ μὴ σὺ θέλοις εἰπεῖν ἡμῖν ώνήσας,· μυρία γὰρ βιβλία ἤδη ἐξετάσαντες οὐκ ηὑρήκαμεν αὐτὸν οὐδαμοῦ.</text:p>
          </table:table-cell>
          <table:table-cell office:value-type="string">
            <text:p text:style-name="P6">They walked in silence, their eyes on the ground. Every now and then a ray of moonlight through the branches above lit a spot of silver-blue blood on the fallen leaves. </text:p>
          </table:table-cell>
        </table:table-row>
        <table:table-row table:style-name="TableLine1840468629344">
          <table:table-cell table:style-name="Table1.A1" office:value-type="string">
            <text:p text:style-name="Text_20_body">τὸ δ’ ὄνομα αὐτοῦ εῦ οἷδ’ ὅτι ἀνέγνων που.</text:p>
          </table:table-cell>
          <table:table-cell office:value-type="string">
            <text:p text:style-name="P6">Harry saw that Hagrid looked very worried. </text:p>
          </table:table-cell>
        </table:table-row>
        <table:table-row table:style-name="TableLine1840468628256">
          <table:table-cell table:style-name="Table1.A1" office:value-type="string">
            <text:p text:style-name="Text_20_body">ἦ δοκεῖ σοι καὶ μικρόν τι εἰπεῖν; ’Ἠκιστα, ἔφη.</text:p>
          </table:table-cell>
          <table:table-cell office:value-type="string">
            <text:p text:style-name="P6">"Could a werewolf be killing the unicorns?" Harry asked. </text:p>
          </table:table-cell>
        </table:table-row>
        <table:table-row table:style-name="TableLine1840468623904">
          <table:table-cell table:style-name="Table1.A1" office:value-type="string">
            <text:p text:style-name="Text_20_body">καὶ ὁ Ῥοών Ἐξιχνευτέον δῆτα, ἔφη, μόνοις ἡμῖν.</text:p>
          </table:table-cell>
          <table:table-cell office:value-type="string">
            <text:p text:style-name="P6">"Not fast enough," said Hagrid. "It's not easy ter catch a unicorn, they're powerful magic creatures. I <text:soft-page-break/>never knew one ter be hurt before." </text:p>
          </table:table-cell>
        </table:table-row>
        <table:table-row table:style-name="TableLine1840468629888">
          <table:table-cell table:style-name="Table1.A1" office:value-type="string">
            <text:p text:style-name="Text_20_body">καὶ τὸν Ἃγρι- ώδη ἀνιώμενόν τι καταλιπόντες εἰς τὴν βιβλιοθήκην ἠπείγοντο.</text:p>
          </table:table-cell>
          <table:table-cell office:value-type="string">
            <text:p text:style-name="P6">They walked past a mossy tree stump. Harry could hear running water; there must be a stream somewhere close by. There were still spots of unicorn blood here and there along the winding path. </text:p>
          </table:table-cell>
        </table:table-row>
        <table:table-row table:style-name="TableLine1840468633152">
          <table:table-cell table:style-name="Table1.A1" office:value-type="string">
            <text:p text:style-name="Text_20_body">καὶ γὰρ ἐν βιβλίοις ἐξίχνευον τὸ τοῦ Φλαμήλου ὄνομα ἐξ οὗ ὁ ΠΕΡΙ ΤΟΥ ΕΣΟΠΤΡΟΥ ΤΟΥ ΝᾹῘΜΥΘῙΠΕ 161 Ἁγριώδης λαθόμενος εἶπεν αὐτό, ἀλλ’ εἰ μὴ οὕτως, οὐκ ᾔδεσαν ὅπως εὕρωσι τί δὴ ὁ Σίναπυς μέλλοι κλέψειν.</text:p>
          </table:table-cell>
          <table:table-cell office:value-type="string">
            <text:p text:style-name="P6">"You all right, Hermione?" Hagrid whispered. "Don' worry, it can't've gone far if it's this badly hurt, an' then we'll be able ter -- GET BEHIND THAT TREE!" </text:p>
          </table:table-cell>
        </table:table-row>
        <table:table-row table:style-name="TableLine1840468630432">
          <table:table-cell table:style-name="Table1.A1" office:value-type="string">
            <text:p text:style-name="Text_20_body">ἀλλ’ ὃ πράγματα ποιεῖ τὰ μέγιστα δὴ τοῦτ’ εἶναι, τὸ μὴ εἰδέναι ποῦ ἅρχωνται οὐκ ἀκριβῶς ἐπισταμένους ὅ τι μνήμης ἐκεῖνος ἄξιον πεποίηκεν.</text:p>
          </table:table-cell>
          <table:table-cell office:value-type="string">
            <text:p text:style-name="P6">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few seconds, the sound faded away. </text:p>
          </table:table-cell>
        </table:table-row>
        <table:table-row table:style-name="TableLine1840468625536">
          <table:table-cell table:style-name="Table1.A1" office:value-type="string">
            <text:p text:style-name="Text_20_body">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able:table-cell>
          <table:table-cell office:value-type="string">
            <text:p text:style-name="P6">"I knew it, " he murmured. "There's summat in here that shouldn' be." </text:p>
          </table:table-cell>
        </table:table-row>
        <table:table-row table:style-name="TableLine1840468630704">
          <table:table-cell table:style-name="Table1.A1" office:value-type="string">
            <text:p text:style-name="Text_20_body">καὶ δὴ καί παμμεγέθη εἶναι αὐτὴν τὴν βιβλιοθήκην βιβλία μὲν μυρία ἔχουσαν, χίλια δέ θηκάρια κατὰ στοίχους ἑκατὸν στενοὺς τεταγμένα.</text:p>
          </table:table-cell>
          <table:table-cell office:value-type="string">
            <text:p text:style-name="P6">"A werewolf?" Harry suggested. </text:p>
          </table:table-cell>
        </table:table-row>
        <table:table-row table:style-name="TableLine1840468634512">
          <table:table-cell table:style-name="Table1.A1" office:value-type="string">
            <text:p text:style-name="Text_20_body">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able:table-cell>
          <table:table-cell office:value-type="string">
            <text:p text:style-name="P6">"That wasn' no werewolf an' it wasn' no unicorn, neither," said Hagrid grimly. "Right, follow me, but careful, now." </text:p>
          </table:table-cell>
        </table:table-row>
        <table:table-row table:style-name="TableLine1840468626080">
          <table:table-cell table:style-name="Table1.A1" office:value-type="string">
            <text:p text:style-name="Text_20_body">ὁ δ’ “Άρειος αῦ προσῆλθε τὸ χωρίον τὸ τῶν ἐξαιρέτων βιβλίων.</text:p>
          </table:table-cell>
          <table:table-cell office:value-type="string">
            <text:p text:style-name="P6">They walked more slowly, ears straining for the faintest sound. </text:p>
          </table:table-cell>
        </table:table-row>
        <table:table-row table:style-name="TableLine1840468624176">
          <table:table-cell table:style-name="Table1.A1" office:value-type="string">
            <text:p text:style-name="Text_20_body">πολὺν γὰρ χρόνον ἐσκοπεῖτο πρὸς ἑαυτὸν εἰ τὸ τοῦ Φλαμήλου οὐκ οἶδ’ ὅπως ε”νεστι τῇδε.</text:p>
          </table:table-cell>
          <table:table-cell office:value-type="string">
            <text:p text:style-name="P6">Suddenly, in a clearing ahead, something definitely moved. </text:p>
          </table:table-cell>
        </table:table-row>
        <table:table-row table:style-name="TableLine1840468624448">
          <table:table-cell table:style-name="Table1.A1" office:value-type="string">
            <text:p text:style-name="Text_20_body">ἀλλὰ κομιστέον ἂν εἶναι ἐπιστολὴν διδασκάλῳ τινὶ ἐπισφραγισμένην εἰ βούλοιτό τις ζητεῖν ἐν τοῖς ἐξαιρέτοις βιβλίοις.</text:p>
          </table:table-cell>
          <table:table-cell office:value-type="string">
            <text:p text:style-name="P6">"Who's there?" Hagrid called. "Show yerself -- I'm armed!" </text:p>
          </table:table-cell>
        </table:table-row>
        <text:soft-page-break/>
        <table:table-row table:style-name="TableLine1840548959568">
          <table:table-cell table:style-name="Table1.A1" office:value-type="string">
            <text:p text:style-name="Text_20_body">καί ταύτης δηλαδὴ ού λαχεῖν ἂν αὐτὸς οὐδέποτε.</text:p>
          </table:table-cell>
          <table:table-cell office:value-type="string">
            <text:p text:style-name="P6">And into the clearing came -- was it a man, or a horse? To the waist, a man, with red hair and beard, but below that was a horse's gleaming chestnut body with a long, reddish tail. Harry and Hermione's jaws dropped. </text:p>
          </table:table-cell>
        </table:table-row>
        <table:table-row table:style-name="TableLine1840548947600">
          <table:table-cell table:style-name="Table1.A1" office:value-type="string">
            <text:p text:style-name="Text_20_body">τοῖς γὰρ βιβλίοις ἐκείνοις ἐνεῖναι τῆν μαγικὴν σκοτεινήν τε καί δραστήριον, οἵαν οὐδεὶς τῶν ἐν τΥογοήτου μάθοι εἰ μὴ μαθητὴς πρεσβύτερος τύχοι τις φιλοσοφῶν περὶ τὴν φυλακικὴν τέχνην τὴν πρὸς τὰ σκοτεινὰ δόγματα.</text:p>
          </table:table-cell>
          <table:table-cell office:value-type="string">
            <text:p text:style-name="P6">"Oh, it's you, Ronan," said Hagrid in relief. "How are yeh?" </text:p>
          </table:table-cell>
        </table:table-row>
        <table:table-row table:style-name="TableLine1840548943792">
          <table:table-cell table:style-name="Table1.A1" office:value-type="string">
            <text:p text:style-name="Text_20_body">Οὗτος, τί ζητεῖς, ῶ παῖ,’ Οὐδέν, ἧ δ’ ὂς ὁ “Αρειος.</text:p>
          </table:table-cell>
          <table:table-cell office:value-type="string">
            <text:p text:style-name="P6">He walked forward and shook the centaur's hand. </text:p>
          </table:table-cell>
        </table:table-row>
        <table:table-row table:style-name="TableLine1840548948416">
          <table:table-cell table:style-name="Table1.A1" office:value-type="string">
            <text:p text:style-name="Text_20_body">ἡ γὰρ Πινσός ε”φορος οὖσα τῆς βιβλιοθήκης μάκτρον τινάξασα πτερωτὸν κατ’ αὐτόν ’Άναγε σεαυτόν, ἔφη, ἄπιθι ἐκποδών.</text:p>
          </table:table-cell>
          <table:table-cell office:value-type="string">
            <text:p text:style-name="P6">"Good evening to you, Hagrid," said Ronan. He had a deep, sorrowful voice. "Were you going to shoot me?" </text:p>
          </table:table-cell>
        </table:table-row>
        <table:table-row table:style-name="TableLine1840548958480">
          <table:table-cell table:style-name="Table1.A1" office:value-type="string">
            <text:p text:style-name="Text_20_body">ἐκεῖνος οῦν εὐθὺς ἐκ τῆς βιβλιοθήκης ἀπῆλθεν.</text:p>
          </table:table-cell>
          <table:table-cell office:value-type="string">
            <text:p text:style-name="P6">"Can't be too careful, Ronan," said Hagrid, patting his crossbow. </text:p>
          </table:table-cell>
        </table:table-row>
        <table:table-row table:style-name="TableLine1840548960112">
          <table:table-cell table:style-name="Table1.A1" office:value-type="string">
            <text:p text:style-name="Text_20_body">μετεμέλετο δ’ ὡς οὐ λόγον θᾶττον μηχανησάμενος.</text:p>
          </table:table-cell>
          <table:table-cell office:value-type="string">
            <text:p text:style-name="P6">"There's summat bad loose in this forest. This is Harry Potter an' Hermione Granger, by the way. Students up at the school. An' this is Ronan, you two. He's a centaur.)) "We'd noticed," said Hermione faintly. </text:p>
          </table:table-cell>
        </table:table-row>
        <table:table-row table:style-name="TableLine1840548949232">
          <table:table-cell table:style-name="Table1.A1" office:value-type="string">
            <text:p text:style-name="Text_20_body">τῷ γὰρ Ῥοῶνι καὶ τῇ Ἑρμιόνῃ καί αὐτῷ ἤδη ε”δοξε μὴ ἐρωτᾶν τὴν Πινσὸν ὅπου ἔξεστιν εὑρεῖν τὸν Φλάμηλον.</text:p>
          </table:table-cell>
          <table:table-cell office:value-type="string">
            <text:p text:style-name="P6">"Good evening," said Ronan. "Students, are you? And do you learn much, up at the school?" </text:p>
          </table:table-cell>
        </table:table-row>
        <table:table-row table:style-name="TableLine1840548955216">
          <table:table-cell table:style-name="Table1.A1" office:value-type="string">
            <text:p text:style-name="Text_20_body">ἀλλ’ ᾔδεσαν μὲν αὐτὴν οἵαν τ’ οὖσαν εἰπεῖν, ἐφοβοῦντο δέ μὴ ὁ Σίναπυς μάθοι τί ἐν νῴ ἔχοιεν.</text:p>
          </table:table-cell>
          <table:table-cell office:value-type="string">
            <text:p text:style-name="P6">"Erm --" </text:p>
          </table:table-cell>
        </table:table-row>
        <table:table-row table:style-name="TableLine1840548947056">
          <table:table-cell table:style-name="Table1.A1" office:value-type="string">
            <text:p text:style-name="Text_20_body">ὁ δ’ ’Ἁρειος περιέμενε τοὺς ἕτερους ε”ξω ἐν τῇ διαδρομῇ εἴ πως οῦτοι μάθοιεν τι, καίπερ εὔελπις οὐκ ὤν.</text:p>
          </table:table-cell>
          <table:table-cell office:value-type="string">
            <text:p text:style-name="P6">"A bit," said Hermione timidly. </text:p>
          </table:table-cell>
        </table:table-row>
        <table:table-row table:style-name="TableLine1840548960384">
          <table:table-cell table:style-name="Table1.A1" office:value-type="string">
            <text:p text:style-name="Text_20_body">ἐζήτουν μέν γὰρ πεντε- καίδεκα ἡμέρας, σπάνιον δ’ ῆν ζητεῖν εἴ γε μὴ ὀλιγάκις μεταξὺ τῶν σχολῶν.</text:p>
          </table:table-cell>
          <table:table-cell office:value-type="string">
            <text:p text:style-name="P6">"A bit. Well, that's something." Ronan sighed. He flung back his head and stared at the sky. "Mars is bright tonight." </text:p>
          </table:table-cell>
        </table:table-row>
        <table:table-row table:style-name="TableLine1840548949504">
          <table:table-cell table:style-name="Table1.A1" office:value-type="string">
            <text:p text:style-name="Text_20_body">ὥστ’ οὐ θαυμάζοις ἂν εἰ ούδέν ἄρ’ ἐξηυρήκεσαν’ χρέων γὰρ πολὺν χρόνον ζητῆσαι τῆς Πινσοῦ ἀπούσης.</text:p>
          </table:table-cell>
          <table:table-cell office:value-type="string">
            <text:p text:style-name="P6">"Yeah," said Hagrid, glancing up, too. "Listen, I'm glad we've run inter yeh, Ronan, 'cause there's a unicorn bin hurt -- you seen anythin'?" </text:p>
          </table:table-cell>
        </table:table-row>
        <table:table-row table:style-name="TableLine1840548957664">
          <table:table-cell table:style-name="Table1.A1" office:value-type="string">
            <text:p text:style-name="Text_20_body">καί ἐν ἀκαρεῖ ὁ Ῥοῶν καί ἡ Ἑρμιόνη συνεγένοντο αὐτῷ, ἀνα- νεύοντες ἅμα.</text:p>
          </table:table-cell>
          <table:table-cell office:value-type="string">
            <text:p text:style-name="P6">Ronan didn't answer immediately. He stared unblinkingly upward, then sighed again. </text:p>
          </table:table-cell>
        </table:table-row>
        <text:soft-page-break/>
        <table:table-row table:style-name="TableLine1840548950864">
          <table:table-cell table:style-name="Table1.A1" office:value-type="string">
            <text:p text:style-name="Text_20_body">ἀπῆλθον οὖν ὁμοῦ πρὸς ἄριστον.</text:p>
          </table:table-cell>
          <table:table-cell office:value-type="string">
            <text:p text:style-name="P6">"Always the innocent are the first victims," he said. "So it has been for ages past, so it is now." </text:p>
          </table:table-cell>
        </table:table-row>
        <table:table-row table:style-name="TableLine1840548943520">
          <table:table-cell table:style-name="Table1.A1" office:value-type="string">
            <text:p text:style-name="Text_20_body">καὶ ἡ Ἑρμιόνη Ἠ που διατελεῖτε, ἐφη, ζητοῦντες ἐμοῦ ἀπούσης,“ καῖ γλαῦκα πέμψετε ἐὰν εὕρητε τι,· 1 62 ΑΡΕΙΟΣ Πο ΤΗΡ καὶ ὁ Ῥοών Καὶ μὴν ἔξεστι σοὶ ἐρωτᾶν τοὺς γονέας εἶ ἴσασι τὸν Φλάμηλον ὅστις ἐστίν.</text:p>
          </table:table-cell>
          <table:table-cell office:value-type="string">
            <text:p text:style-name="P6">"Yeah," said Hagrid, "but have yeh seen anythin', Ronan? Anythin' unusual?" </text:p>
          </table:table-cell>
        </table:table-row>
        <table:table-row table:style-name="TableLine1840548943248">
          <table:table-cell table:style-name="Table1.A1" office:value-type="string">
            <text:p text:style-name="Text_20_body">ἀσφαλὲς γὰρ ἂν εἴη τοῦτο, Ἀσφαλέστατόν γε ὡς ἰατρῶν ὄντων ἀμφοτέρων ὀδοντικῶν.</text:p>
          </table:table-cell>
          <table:table-cell office:value-type="string">
            <text:p text:style-name="P6">"Mars is bright tonight," Ronan repeated, while Hagrid watched him impatiently. "Unusually bright." </text:p>
          </table:table-cell>
        </table:table-row>
        <table:table-row table:style-name="TableLine1840548945968">
          <table:table-cell table:style-name="Table1.A1" office:value-type="string">
            <text:p text:style-name="Text_20_body">&gt;κ τῆς δ’ ἀναπαύλης ἀρχομένης, ὁ Ἄρειος καὶ ὁ Ῥοὼν εὐθὺς εἷς τοσοῦτο ηὖφραίνοντο ὥστε μήκετι φροντίζειν πολὺ περὶ τοῦ Φλαμήλου.</text:p>
          </table:table-cell>
          <table:table-cell office:value-type="string">
            <text:p text:style-name="P6">"Yeah, but I was meanin' anythin' unusual a bit nearer home, said Hagrid. "So yeh haven't noticed anythin' strange?" </text:p>
          </table:table-cell>
        </table:table-row>
        <table:table-row table:style-name="TableLine1840548958752">
          <table:table-cell table:style-name="Table1.A1" office:value-type="string">
            <text:p text:style-name="Text_20_body">μόνοι γὰρ ἦσαν ἐν τῴ κοιμητηρίῳ, καὶ τὸ κοινεῖον πολλῷ κενότερον τοῦ συνήθους ηὕρισκον ὥστ’ ἔχειν καθῆσθαι ἐν τοῖς προκρίτοις τῶν θρόνων τοῖς πρὸς ἐσχάραν.</text:p>
          </table:table-cell>
          <table:table-cell office:value-type="string">
            <text:p text:style-name="P6">Yet again, Ronan took a while to answer. At last, he said, "The forest hides many secrets." </text:p>
          </table:table-cell>
        </table:table-row>
        <table:table-row table:style-name="TableLine1840548953040">
          <table:table-cell table:style-name="Table1.A1" office:value-type="string">
            <text:p text:style-name="Text_20_body">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ε”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able:table-cell>
          <table:table-cell office:value-type="string">
            <text:p text:style-name="P6">A movement in the trees behind Ronan made Hagrid raise his bow again, but it was only a second centaur, black-haired and -bodied and wilder-looking than Ronan. </text:p>
          </table:table-cell>
        </table:table-row>
        <table:table-row table:style-name="TableLine1840548959024">
          <table:table-cell table:style-name="Table1.A1" office:value-type="string">
            <text:p text:style-name="Text_20_body">καὶ ὁ Ῥοὼν ἐδίδασκε τὸν ’Ἀρειον τὴν πεττείαν παίζειν τὴν μαγικήν.</text:p>
          </table:table-cell>
          <table:table-cell office:value-type="string">
            <text:p text:style-name="P6">"Hullo, Bane," said Hagrid. "All right?" </text:p>
          </table:table-cell>
        </table:table-row>
        <table:table-row table:style-name="TableLine1840548957936">
          <table:table-cell table:style-name="Table1.A1" office:value-type="string">
            <text:p text:style-name="Text_20_body">αὕτη δ’ οὐδέν διαφέρει τῆς πεττείας μυγαλίας πλὴν ἀλλ’ οἶ πεττοῖ ε”μψυχοί εἶσι.</text:p>
          </table:table-cell>
          <table:table-cell office:value-type="string">
            <text:p text:style-name="P6">"Good evening, Hagrid, I hope you are well?" </text:p>
          </table:table-cell>
        </table:table-row>
        <table:table-row table:style-name="TableLine1840548947328">
          <table:table-cell table:style-name="Table1.A1" office:value-type="string">
            <text:p text:style-name="Text_20_body">καὶ οὕτω οἱ πεττεύοντες στρατηγοῦσί τι.</text:p>
          </table:table-cell>
          <table:table-cell office:value-type="string">
            <text:p text:style-name="P6">"Well enough. Look, I've jus' bin askin' Ronan, you seen anythin' odd in here lately? There's a unicorn bin injured -- would yeh know anythin' about it?" </text:p>
          </table:table-cell>
        </table:table-row>
        <table:table-row table:style-name="TableLine1840548953584">
          <table:table-cell table:style-name="Table1.A1" office:value-type="string">
            <text:p text:style-name="Text_20_body">οἱ δέ τοῦ Ῥοῶνος πεττοί παλαιότατοι ἦσαν καί σαθροί που ὡς ὄντες ποτὲ τοῦ πάππου πάντα γὰρ τὰ τοῦ Ῥοῶνος ἦν τὸ πρὶν ἄλλου τινὸς τῶν ἀναγκαίων.</text:p>
          </table:table-cell>
          <table:table-cell office:value-type="string">
            <text:p text:style-name="P6">Bane walked over to stand next to Ronan. He looked skyward. "Mars is bright tonight," he said simply. </text:p>
          </table:table-cell>
        </table:table-row>
        <table:table-row table:style-name="TableLine1840548950320">
          <table:table-cell table:style-name="Table1.A1" office:value-type="string">
            <text:p text:style-name="Text_20_body">ἀλλ’ οὐδαμῶς ε”λαττον εἶχε πεττεύων τοῖς παλ- <text:soft-page-break/>αίοις πεττοῖς, εἷς τοσοῦτο συνήθως ε”χων ὥστ’ ἐκείνους ῥᾳδίως πειθαρχεῖν αὐτῷ.</text:p>
          </table:table-cell>
          <table:table-cell office:value-type="string">
            <text:p text:style-name="P6">"We've heard," said Hagrid grumpily. "Well, if <text:soft-page-break/>either of you do see anythin', let me know, won't yeh? We'll be off, then." </text:p>
          </table:table-cell>
        </table:table-row>
        <table:table-row table:style-name="TableLine1840548954128">
          <table:table-cell table:style-name="Table1.A1" office:value-type="string">
            <text:p text:style-name="Text_20_body">ὁ δ’ ’Άρειος ἐπέττευε μετὰ τῶν πεττῶν ὧν ὁ Σάμιος ἐχρήσατο αὐτῷ οὐ πειθαρχούντων οὐδέν.</text:p>
          </table:table-cell>
          <table:table-cell office:value-type="string">
            <text:p text:style-name="P6">Harry and Hermione followed him out of the clearing, staring over their shoulders at Ronan and Bane until the trees blocked their view. </text:p>
          </table:table-cell>
        </table:table-row>
        <table:table-row table:style-name="TableLine1840548944336">
          <table:table-cell table:style-name="Table1.A1" office:value-type="string">
            <text:p text:style-name="Text_20_body">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able:table-cell>
          <table:table-cell office:value-type="string">
            <text:p text:style-name="P6">"Never," said Hagrid irritably, "try an' get a straight answer out of a centaur. Ruddy stargazers. Not interested in anythin' closer'n the moon." </text:p>
          </table:table-cell>
        </table:table-row>
        <table:table-row table:style-name="TableLine1840548952768">
          <table:table-cell table:style-name="Table1.A1" office:value-type="string">
            <text:p text:style-name="Text_20_body">τῇ δὲ προτεραίᾳ τῶν Χριστουγέννων πρὶν καθεύδειν προσεδέχετο τὰ μὲν ὄψα τὰ τῆς αὔριον καὶ τὰ σκώμματα, δῶρα δ’ οὔκ.</text:p>
          </table:table-cell>
          <table:table-cell office:value-type="string">
            <text:p text:style-name="P6">"Are there many of them in here?" asked Hermione. </text:p>
          </table:table-cell>
        </table:table-row>
        <table:table-row table:style-name="TableLine1840548945696">
          <table:table-cell table:style-name="Table1.A1" office:value-type="string">
            <text:p text:style-name="Text_20_body">ἀλλ’ ἐξ ἑωθινοῦ ἀνεγρόμενος εὐθὺς εἶδε σωρὸν μικρὸν σκευῶν χαρτίοις ἐγκεκαλυμμένων καί ἐγγὺς τῆς κοίτης κειμένων.</text:p>
          </table:table-cell>
          <table:table-cell office:value-type="string">
            <text:p text:style-name="P6">"Oh, a fair few... Keep themselves to themselves mostly, but they're good enough about turnin' up if ever I want a word. They're deep, mind, centaurs... they know things... jus' don' let on much." </text:p>
          </table:table-cell>
        </table:table-row>
        <table:table-row table:style-name="TableLine1840548952496">
          <table:table-cell table:style-name="Table1.A1" office:value-type="string">
            <text:p text:style-name="Text_20_body">Καλὰ Χριστούγεννα, ἦ δ’ ὃς ὁ Ῥοὼν ε”τι νυστάζων αὐτῷ τὸν κοιτωνίτην ἅμα μόλις περιβαλλομένῳ.</text:p>
          </table:table-cell>
          <table:table-cell office:value-type="string">
            <text:p text:style-name="P6">"D'you think that was a centaur we heard earlier?" said Harry. </text:p>
          </table:table-cell>
        </table:table-row>
        <table:table-row table:style-name="TableLine1840548959296">
          <table:table-cell table:style-name="Table1.A1" office:value-type="string">
            <text:p text:style-name="Text_20_body">Καὶ σοι) ὡσαύτως, ἔφη ὁ Ἄρειος.</text:p>
          </table:table-cell>
          <table:table-cell office:value-type="string">
            <text:p text:style-name="P6">"Did that sound like hooves to you? Nah, if yeh ask me, that was what's bin killin' the unicorns -- never heard anythin' like it before." </text:p>
          </table:table-cell>
        </table:table-row>
        <table:table-row table:style-name="TableLine1840548949776">
          <table:table-cell table:style-name="Table1.A1" office:value-type="string">
            <text:p text:style-name="Text_20_body">ἀλλ’ ἰδού· δῶρα γάρ ἐστί μοι.</text:p>
          </table:table-cell>
          <table:table-cell office:value-type="string">
            <text:p text:style-name="P6">They walked on through the dense, dark trees. Harry kept looking nervously over his shoulder. He had the nasty feeling they were being watched. He was very glad they had Hagrid and his crossbow with them. </text:p>
          </table:table-cell>
        </table:table-row>
        <table:table-row table:style-name="TableLine1840548954672">
          <table:table-cell table:style-name="Table1.A1" office:value-type="string">
            <text:p text:style-name="Text_20_body">Ἀλλὰ τί ποτε προσεδέχου; ἦ γογγυλίδας,· καὶ ταῦτ’ εἰπὼν ἔβλεπε πρὸς τὸν ἑαυτοῦ σωρὸν πολλῷ μείζω ὅντα.</text:p>
          </table:table-cell>
          <table:table-cell office:value-type="string">
            <text:p text:style-name="P6">They had just passed a bend in the path when Hermione grabbed Hagrid's arm. </text:p>
          </table:table-cell>
        </table:table-row>
        <table:table-row table:style-name="TableLine1840548954944">
          <table:table-cell table:style-name="Table1.A1" office:value-type="string">
            <text:p text:style-name="Text_20_body">καὶ ὁ Ἄρειος ἀνέλαβε τὸ σκεῦος τὸ ἐγγυτάτω κείμενον, ἐγκε- καλυμμένον χάρτῃ ξανθῷ καί βαρεῖ.</text:p>
          </table:table-cell>
          <table:table-cell office:value-type="string">
            <text:p text:style-name="P6">"Hagrid! Look! Red sparks, the others are in trouble!" </text:p>
          </table:table-cell>
        </table:table-row>
        <table:table-row table:style-name="TableLine1840548959840">
          <table:table-cell table:style-name="Table1.A1" office:value-type="string">
            <text:p text:style-name="Text_20_body">ἆνεγράφθη δ’ ἐπ’ αὐτῷ Ἁγριώδης Ἁρείῳ γράμμασιν ἀκόσμοις.</text:p>
          </table:table-cell>
          <table:table-cell office:value-type="string">
            <text:p text:style-name="P6">"You two wait here!" Hagrid shouted. "Stay on the path, I'll come back for yeh!" </text:p>
          </table:table-cell>
        </table:table-row>
        <table:table-row table:style-name="TableLine1840548957120">
          <table:table-cell table:style-name="Table1.A1" office:value-type="string">
            <text:p text:style-name="Text_20_body">ε”νδον δ’ ε”κειτο αὐλὸς ΠΕΡΙ ΤΟΥΕΣΟΠΤΡΟΥ ΤΟΥΝΑῙΜΥΘῙΠΕ 163 ξύλινός τε καὶ τραχέως ἐξεσμένος αύτῷ τῷ Ἁγριώδει ὡς εἷκός.</text:p>
          </table:table-cell>
          <table:table-cell office:value-type="string">
            <text:p text:style-name="P6">They heard him crashing away through the undergrowth and stood looking at each other, very scared, until they couldn't hear anything but the <text:soft-page-break/>rustling of leaves around them. </text:p>
          </table:table-cell>
        </table:table-row>
        <table:table-row table:style-name="TableLine1840548957392">
          <table:table-cell table:style-name="Table1.A1" office:value-type="string">
            <text:p text:style-name="Text_20_body">καὶ ὁ ’Άρειος αὐλήσας τι ψόφον ἀνῆκεν ἄγχιστα ἐοικότα γλαυκί τινι κλωζούσῃ.</text:p>
          </table:table-cell>
          <table:table-cell office:value-type="string">
            <text:p text:style-name="P6">"You don't think they've been hurt, do you?" whispered Hermione. </text:p>
          </table:table-cell>
        </table:table-row>
        <table:table-row table:style-name="TableLine1840548956304">
          <table:table-cell table:style-name="Table1.A1" office:value-type="string">
            <text:p text:style-name="Text_20_body">ἐνῆν δέ ἄλλῳ σκεύει μικροτάτῳ ὄντι γράμματά τινα· Δεξάμενοι τὴν ἀγγελίαν σοῦ τοῦτο τὸ δῶρον Χριστουγεν- νικόν πέμπομεν Φερνίων καὶ Πετουνία.</text:p>
          </table:table-cell>
          <table:table-cell office:value-type="string">
            <text:p text:style-name="P6">"I don't care if Malfoy has, but if something's got Neville... it's our fault he's here in the first place." </text:p>
          </table:table-cell>
        </table:table-row>
        <table:table-row table:style-name="TableLine1840548956576">
          <table:table-cell table:style-name="Table1.A1" office:value-type="string">
            <text:p text:style-name="Text_20_body">καί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able:table-cell>
          <table:table-cell office:value-type="string">
            <text:p text:style-name="P6">The minutes dragged by. Their ears seemed sharper than usual. Harry's seemed to be picking up every sigh of the wind, every cracking twig. </text:p>
          </table:table-cell>
        </table:table-row>
        <table:table-row table:style-name="TableLine1840548946512">
          <table:table-cell table:style-name="Table1.A1" office:value-type="string">
            <text:p text:style-name="Text_20_body">ὁ δ”Άρειος Πρὸς τῆς Ἑστίας, ἔφη, ιὀὑ ιὀὒ τῆς ἀφθονίας.</text:p>
          </table:table-cell>
          <table:table-cell office:value-type="string">
            <text:p text:style-name="P6">What was going on? Where were the others? At last, a great crunching noise announced Hagrid's return. Malfoy, Neville, and Fang were with him. Hagrid was fuming. Malfoy, it seemed, had sneaked up behind Neville and grabbed him as a joke. Neville had panicked and sent up the sparks. </text:p>
          </table:table-cell>
        </table:table-row>
        <table:table-row table:style-name="TableLine1840548944064">
          <table:table-cell table:style-name="Table1.A1" office:value-type="string">
            <text:p text:style-name="Text_20_body">ἀλλ’ ὁ Ῥοών πάνυ ἐθαύμαζε τὸ κέρμα.</text:p>
          </table:table-cell>
          <table:table-cell office:value-type="string">
            <text:p text:style-name="P6">"We'll be lucky ter catch anythin' now, with the racket you two were makin'. Right, we're changin' groups -- Neville, you stay with me an' Hermione, Harry, you go with Fang an' this idiot. I'm sorry," Hagrid added in a whisper to Harry, "but he'll have a harder time frightenin' you, an' we've gotta get this done." </text:p>
          </table:table-cell>
        </table:table-row>
        <table:table-row table:style-name="TableLine1840548948688">
          <table:table-cell table:style-name="Table1.A1" office:value-type="string">
            <text:p text:style-name="Text_20_body">Τεράστιον τὸ χρῆμα, ἔφη.</text:p>
          </table:table-cell>
          <table:table-cell office:value-type="string">
            <text:p text:style-name="P6">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 </text:p>
          </table:table-cell>
        </table:table-row>
        <table:table-row table:style-name="TableLine1840548944608">
          <table:table-cell table:style-name="Table1.A1" office:value-type="string">
            <text:p text:style-name="Text_20_body">βαβαὶ τῆς εὐμορφίας.</text:p>
          </table:table-cell>
          <table:table-cell office:value-type="string">
            <text:p text:style-name="P6">"Look --" he murmured, holding out his arm to stop Malfoy. </text:p>
          </table:table-cell>
        </table:table-row>
        <table:table-row table:style-name="TableLine1840548951408">
          <table:table-cell table:style-name="Table1.A1" office:value-type="string">
            <text:p text:style-name="Text_20_body">ἦ καὶ τοῦτ’ ε”στι κέρμα; Λαβέ δῆτα, ἔφη ὁ ’Άρειος καταγελῶν τι τὸν Ῥοῶνα ὡς οὕτω εὐφραινόμενον.</text:p>
          </table:table-cell>
          <table:table-cell office:value-type="string">
            <text:p text:style-name="P6">Something bright white was gleaming on the ground. They inched closer. </text:p>
          </table:table-cell>
        </table:table-row>
        <text:soft-page-break/>
        <table:table-row table:style-name="TableLine1840548953312">
          <table:table-cell table:style-name="Table1.A1" office:value-type="string">
            <text:p text:style-name="Text_20_body">τοῦτο μὲν Ἁγριώδης, τοῦτο δέ ἡ τηθὶς καὶ ὁ ἀνὴρ αὐτῆς, τοῦτο δ’ αὖ τίς ε”πεμψε; καὶ ὁ Ῥοὼν ἐρυθριακώς τι καὶ δείξας σκεῦος ὀγκῶδες Ἐκεῖνο γοῦν, ἔφη, οῖδα τῇ ἐμῇ μητρὶ εἰκότως πεπεμμένον.</text:p>
          </table:table-cell>
          <table:table-cell office:value-type="string">
            <text:p text:style-name="P6">It was the unicorn all right, and it was dead. Harry had never seen anything so beautiful and sad. Its long, slender legs were stuck out at odd angles where it had fallen and its mane was spread pearly-white on the dark leaves. </text:p>
          </table:table-cell>
        </table:table-row>
        <table:table-row table:style-name="TableLine1840548944880">
          <table:table-cell table:style-name="Table1.A1" office:value-type="string">
            <text:p text:style-name="Text_20_body">εἶπον γὰρ αὐτῇ ὅτι σὺ δῶρα οὐ προσδέχῃ ὥστε - οἴμοι πεποίηται σοὶ πουλόβερ Εὐισηλιακόν, διασπασάμενος δέ τὸ σκεῦος ἀνηῦρεν ὁ Ἅρειος ὕφασμά τε βατράχειον τὸ χρῶμα καί κιβωτάριον νώγαλα ε”χον κατ’ οἶκον κατεσκευασμένα.</text:p>
          </table:table-cell>
          <table:table-cell office:value-type="string">
            <text:p text:style-name="P6">Harry had taken one step toward it when a slithering sound made him freeze where he stood. A bush on the edge of the clearing quivered.... </text:p>
          </table:table-cell>
        </table:table-row>
        <table:table-row table:style-name="TableLine1840548956848">
          <table:table-cell table:style-name="Table1.A1" office:value-type="string">
            <text:p text:style-name="Text_20_body">Καὶ γὰρ καθ’ ἕκαστον ἐνιαυτὸν φιλεῖ ὑφαίνειν τι ἡμῖν.</text:p>
          </table:table-cell>
          <table:table-cell office:value-type="string">
            <text:p text:style-name="P6">Then, out of the shadows, a hooded figure came crawling across the ground like some stalking beast. Harry, Malfoy, and Fang stood transfixed. The cloaked figure reached the unicorn, lowered its head over the wound in the animal's side, and began to drink its blood. </text:p>
          </table:table-cell>
        </table:table-row>
        <table:table-row table:style-name="TableLine1840548953856">
          <table:table-cell table:style-name="Table1.A1" office:value-type="string">
            <text:p text:style-name="Text_20_body">τὸ δ’ ἐμὸν ἑκάστοτε ἰῶδες δὴ ἀποβαίνει.</text:p>
          </table:table-cell>
          <table:table-cell office:value-type="string">
            <text:p text:style-name="P6">"AAAAAAAAAARGH!" </text:p>
          </table:table-cell>
        </table:table-row>
        <table:table-row table:style-name="TableLine1840548958208">
          <table:table-cell table:style-name="Table1.A1" office:value-type="string">
            <text:p text:style-name="Text_20_body">Φιλάνθρωπος δ’ οὖν ἐστὶν ἐκείνη.</text:p>
          </table:table-cell>
          <table:table-cell office:value-type="string">
            <text:p text:style-name="P6">Malfoy let out a terrible scream and bolted -- so did Fang. The hooded figure raised its head and looked right at Harry -- unicorn blood was dribbling down its front. It got to its feet and came swiftly toward Harry -- he couldn't move for fear. </text:p>
          </table:table-cell>
        </table:table-row>
        <table:table-row table:style-name="TableLine1840548945152">
          <table:table-cell table:style-name="Table1.A1" office:value-type="string">
            <text:p text:style-name="Text_20_body">καί ταῦτ’ εἰπὼν ἐγεύσατο τῶν νωγάλων γλυκέων ὅντων.</text:p>
          </table:table-cell>
          <table:table-cell office:value-type="string">
            <text:p text:style-name="P6">Then a pain like he'd never felt before pierced his head; it was as though his scar were on fire. Half blinded, he staggered backward. He heard hooves behind him, galloping, and something jumped clean over Harry, charging at the figure. </text:p>
          </table:table-cell>
        </table:table-row>
        <table:table-row table:style-name="TableLine1840548945424">
          <table:table-cell table:style-name="Table1.A1" office:value-type="string">
            <text:p text:style-name="Text_20_body">καὶ ἕτερον ἐδέξατο δῶρον νώγαλα.</text:p>
          </table:table-cell>
          <table:table-cell office:value-type="string">
            <text:p text:style-name="P6">The pain in Harry's head was so bad he fell to his knees. It took a minute or two to pass. When he looked up, the figure had gone. A centaur was standing over him, not Ronan or Bane; this one looked younger; he had white-blond hair and a palomino body. </text:p>
          </table:table-cell>
        </table:table-row>
        <table:table-row table:style-name="TableLine1840548946240">
          <table:table-cell table:style-name="Table1.A1" office:value-type="string">
            <text:p text:style-name="Text_20_body">ἡ γὰρ Ἑρμιόνη μέγα ε”δωκεν αὐτῷ κιβώτιον βατράχους σοκολατίνους ἕχον.</text:p>
          </table:table-cell>
          <table:table-cell office:value-type="string">
            <text:p text:style-name="P6">"Are you all right?" said the centaur, pulling Harry to his feet. </text:p>
          </table:table-cell>
        </table:table-row>
        <table:table-row table:style-name="TableLine1840548946784">
          <table:table-cell table:style-name="Table1.A1" office:value-type="string">
            <text:p text:style-name="Text_20_body">καὶ ἓν μόνον ἐλείπετο σκεῦος.</text:p>
          </table:table-cell>
          <table:table-cell office:value-type="string">
            <text:p text:style-name="P6">"Yes -- thank you -- what was that?" </text:p>
          </table:table-cell>
        </table:table-row>
        <table:table-row table:style-name="TableLine1840548947872">
          <table:table-cell table:style-name="Table1.A1" office:value-type="string">
            <text:p text:style-name="Text_20_body">ὁ δ’ ’Άρειος ἀναλαβὼν αὐτὸ καὶ ψηλαφήσας κουφότατον δοκοῦν ἀνεκάλυψεν.</text:p>
          </table:table-cell>
          <table:table-cell office:value-type="string">
            <text:p text:style-name="P6">The centaur didn't answer. He had astonishingly blue eyes, like pale sapphires. He looked carefully <text:soft-page-break/>at Harry, his eyes lingering on the scar that stood out, livid, on Harry's forehead. </text:p>
          </table:table-cell>
        </table:table-row>
        <table:table-row table:style-name="TableLine1840548948144">
          <table:table-cell table:style-name="Table1.A1" office:value-type="string">
            <text:p text:style-name="Text_20_body">καὶ τοῦτο εὐθὺς πρὸς τοῦδαφος ὀλισθόν - ὑγρόν γάρ τι ἦν καί ἀργυροῦν - ε”κειτο χαμαὶ τῶν πτυχῶν πάνυ μαρμαιρουσῶν.</text:p>
          </table:table-cell>
          <table:table-cell office:value-type="string">
            <text:p text:style-name="P6">"You are the Potter boy," he said. "You had better get back to Hagrid. </text:p>
          </table:table-cell>
        </table:table-row>
        <table:table-row table:style-name="TableLine1840548948960">
          <table:table-cell table:style-name="Table1.A1" office:value-type="string">
            <text:p text:style-name="Text_20_body">καὶ ὁ Ῥοὼν ε”χασκεν ἅμα.</text:p>
          </table:table-cell>
          <table:table-cell office:value-type="string">
            <text:p text:style-name="P6">The forest is not safe at this time -- especially for you. Can you ride? It will be quicker this way. </text:p>
          </table:table-cell>
        </table:table-row>
        <table:table-row table:style-name="TableLine1840548951136">
          <table:table-cell table:style-name="Table1.A1" office:value-type="string">
            <text:p text:style-name="Text_20_body">Οἶδα γὰρ τοῦτο τί ἐστιν ἤδη πόλλ’ ἀκούσας, ἔφη μεθεὶς ἅμα τὸ κιβωτάριον κυάμων παντογευστῶν ὅπερ ἡ Ἑρμιόνη ἔδωκεν αὐτῷ.</text:p>
          </table:table-cell>
          <table:table-cell office:value-type="string">
            <text:p text:style-name="P6">"My name is Firenze," he added, as he lowered himself on to his front legs so that Harry could clamber onto his back. </text:p>
          </table:table-cell>
        </table:table-row>
        <table:table-row table:style-name="TableLine1840548950048">
          <table:table-cell table:style-name="Table1.A1" office:value-type="string">
            <text:p text:style-name="Text_20_body">Εἰ δέ τυγχάνει ὃν οἷον ἐννοῶ, ε”στι καί διαπρεπές τι καί τιμιώτατον.</text:p>
          </table:table-cell>
          <table:table-cell office:value-type="string">
            <text:p text:style-name="P6">There was suddenly a sound of more galloping from the other side of the clearing. Ronan and Bane came bursting through the trees, their flanks heaving and sweaty. </text:p>
          </table:table-cell>
        </table:table-row>
        <table:table-row table:style-name="TableLine1840548950592">
          <table:table-cell table:style-name="Table1.A1" office:value-type="string">
            <text:p text:style-name="Text_20_body">Τί δ’ ἐστι δῆτα; καί ἀπὸ τοῦ ἐδάφους ἀνέλαβεν αὐτό· ἄτοπον γὰρ ἦν ψαύειν ὡσεὶ ὕδωρ ὑφασμένον οὐκ οἶδ’ ὅπως εἷς πλοκήν.</text:p>
          </table:table-cell>
          <table:table-cell office:value-type="string">
            <text:p text:style-name="P6">"Firenze!" Bane thundered. "What are you doing? You have a human on your back! Have you no shame? Are you a common mule?" </text:p>
          </table:table-cell>
        </table:table-row>
        <table:table-row table:style-name="TableLine1840548955760">
          <table:table-cell table:style-name="Table1.A1" office:value-type="string">
            <text:p text:style-name="Text_20_body">164 ΑΡΕΙοΣ Πο ΤΗΡ ὁ δέ Ῥοών κεχηνὼς ε”τι Ἠ κάρτα χλαῖνά ἐστιν, ἔφη, τῆς ἀφανείας.</text:p>
          </table:table-cell>
          <table:table-cell office:value-type="string">
            <text:p text:style-name="P6">"Do you realize who this is?" said Firenze. "This is the Potter boy. The quicker he leaves this forest, the better." </text:p>
          </table:table-cell>
        </table:table-row>
        <table:table-row table:style-name="TableLine1840548954400">
          <table:table-cell table:style-name="Table1.A1" office:value-type="string">
            <text:p text:style-name="Text_20_body">περιβαλοῦ δῆτα.</text:p>
          </table:table-cell>
          <table:table-cell office:value-type="string">
            <text:p text:style-name="P6">"What have you been telling him?" growled Bane. "Remember, Firenze, we are sworn not to set ourselves against the heavens. Have we not read what is to come in the movements of the planets?" </text:p>
          </table:table-cell>
        </table:table-row>
        <table:table-row table:style-name="TableLine1840548951680">
          <table:table-cell table:style-name="Table1.A1" office:value-type="string">
            <text:p text:style-name="Text_20_body">καὶ τοῦ Ἁρείου περιβαλομένου αὐτὴν περὶ τοὺς ὤμους, μέγ’ ἐβόησεν.</text:p>
          </table:table-cell>
          <table:table-cell office:value-type="string">
            <text:p text:style-name="P6">Ronan pawed the ground nervously. "I'm sure Firenze thought he was acting for the best, " he said in his gloomy voice. </text:p>
          </table:table-cell>
        </table:table-row>
        <table:table-row table:style-name="TableLine1840548951952">
          <table:table-cell table:style-name="Table1.A1" office:value-type="string">
            <text:p text:style-name="Text_20_body">’Έστι δή.</text:p>
          </table:table-cell>
          <table:table-cell office:value-type="string">
            <text:p text:style-name="P6">Bane kicked his back legs in anger. </text:p>
          </table:table-cell>
        </table:table-row>
        <table:table-row table:style-name="TableLine1840548955488">
          <table:table-cell table:style-name="Table1.A1" office:value-type="string">
            <text:p text:style-name="Text_20_body">θεώρησον κάτω.</text:p>
          </table:table-cell>
          <table:table-cell office:value-type="string">
            <text:p text:style-name="P6">"For the best! What is that to do with us? Centaurs are concerned with what has been foretold! It is not our business to run around like donkeys after stray humans in our forest!" </text:p>
          </table:table-cell>
        </table:table-row>
        <table:table-row table:style-name="TableLine1840548956032">
          <table:table-cell table:style-name="Table1.A1" office:value-type="string">
            <text:p text:style-name="Text_20_body">καί ἐκεῖνος κάτω θεωρήσας τοὺς πόδας οὐκ εἶδεν ἀφανεῖς γεγενημένους.</text:p>
          </table:table-cell>
          <table:table-cell office:value-type="string">
            <text:p text:style-name="P6">Firenze suddenly reared on to his hind legs in anger, so that Harry had to grab his shoulders to stay on. </text:p>
          </table:table-cell>
        </table:table-row>
        <table:table-row table:style-name="TableLine1840548952224">
          <table:table-cell table:style-name="Table1.A1" office:value-type="string">
            <text:p text:style-name="Text_20_body">καῖ εὐθὺς πρὸς τὸ ἔσοπτρον δραμὼν εἶδεν εἴδωλον ἑαυτοῦ, τὴν μὲν κεφαλὴν μετέωρον αἰωρουμένην <text:soft-page-break/>ἀσώματον, τὸ δέ σῶμα πάνυ ἀφανὲς γεγενημένον, ἑλκύσας δέ τὴν χλαῖναν πρὸ τῆς ὅψεως ἔπραξεν ὅπως τὸ εἴδωλον ἀμέλει οὐκέτ’ ἦν ἰδεῖν.</text:p>
          </table:table-cell>
          <table:table-cell office:value-type="string">
            <text:p text:style-name="P6">"Do you not see that unicorn?" Firenze bellowed at Bane. "Do you not understand why it was killed? <text:soft-page-break/>Or have the planets not let you in on that secret? I set myself against what is lurking in this forest, Bane, yes, with humans alongside me if I must." </text:p>
          </table:table-cell>
        </table:table-row>
        <table:table-row table:style-name="TableLine1840548961472">
          <table:table-cell table:style-name="Table1.A1" office:value-type="string">
            <text:p text:style-name="Text_20_body">ὁ δέ Ῥοῶν ἄφνω Καὶ μὴν ε”στιν ἐπιστολή, ἔφη.</text:p>
          </table:table-cell>
          <table:table-cell office:value-type="string">
            <text:p text:style-name="P6">And Firenze whisked around; with Harry clutching on as best he could, they plunged off into the trees, leaving Ronan and Bane behind them. </text:p>
          </table:table-cell>
        </table:table-row>
        <table:table-row table:style-name="TableLine1840548969632">
          <table:table-cell table:style-name="Table1.A1" office:value-type="string">
            <text:p text:style-name="Text_20_body">ἐπιστολὴ γὰρ ἄρτι κατέπεσεν.</text:p>
          </table:table-cell>
          <table:table-cell office:value-type="string">
            <text:p text:style-name="P6">Harry didn't have a clue what was going on. </text:p>
          </table:table-cell>
        </table:table-row>
        <table:table-row table:style-name="TableLine1840548965824">
          <table:table-cell table:style-name="Table1.A1" office:value-type="string">
            <text:p text:style-name="Text_20_body">ἐκδυσάμενος δέ τὴν χλαῖναν ὁ “Άρειος ἀνήρπασε τὴν ἐπιστολήν, τῆς δέ γραφῆς στενῆς οὔσης καὶ λεπτῆς, ἀνέγνω τάδε ἀγνώστῳ τινὶ γεγραμμένα Ὁ πατὴρ σοῦ τοῦτο παρέδωκέ μοι πρὶν τεθνάναι.</text:p>
          </table:table-cell>
          <table:table-cell office:value-type="string">
            <text:p text:style-name="P6">"Why's Bane so angry?" he asked. "What was that thing you saved me from, anyway?" </text:p>
          </table:table-cell>
        </table:table-row>
        <table:table-row table:style-name="TableLine1840548962832">
          <table:table-cell table:style-name="Table1.A1" office:value-type="string">
            <text:p text:style-name="Text_20_body">’Ώρα νῦν ἐστιν ἀποδοῦναι.</text:p>
          </table:table-cell>
          <table:table-cell office:value-type="string">
            <text:p text:style-name="P6">Firenze slowed to a walk, warned Harry to keep his head bowed in case of low-hanging branches, but did not answer Harry's question. They made their way through the trees in silence for so long that Harry thought Firenze didn't want to talk to him anymore. They were passing through a particularly dense patch of trees, however, when Firenze suddenly stopped. </text:p>
          </table:table-cell>
        </table:table-row>
        <table:table-row table:style-name="TableLine1840548974800">
          <table:table-cell table:style-name="Table1.A1" office:value-type="string">
            <text:p text:style-name="Text_20_body">Φρόντιζε ὅπως εὖ χρήσῃ.</text:p>
          </table:table-cell>
          <table:table-cell office:value-type="string">
            <text:p text:style-name="P6">"Harry Potter, do you know what unicorn blood is used -for?" </text:p>
          </table:table-cell>
        </table:table-row>
        <table:table-row table:style-name="TableLine1840548970720">
          <table:table-cell table:style-name="Table1.A1" office:value-type="string">
            <text:p text:style-name="Text_20_body">Κάλλιστα Χριστούγεννα σοί.</text:p>
          </table:table-cell>
          <table:table-cell office:value-type="string">
            <text:p text:style-name="P6">"No," said Harry, startled by the odd question. "We've only used the horn and tail hair in Potions." </text:p>
          </table:table-cell>
        </table:table-row>
        <table:table-row table:style-name="TableLine1840548965008">
          <table:table-cell table:style-name="Table1.A1" office:value-type="string">
            <text:p text:style-name="Text_20_body">ὄνομα δέ παρῆν οὐδέν, καὶ ὁ μὲν ’Άρειος ἀτενὲς ε”βλεπε πρὸς τὴν ἐπιστολήν, ὁ δέ Ῥοὼν ἐθαύμαζε τὴν χλαῖναν.</text:p>
          </table:table-cell>
          <table:table-cell office:value-type="string">
            <text:p text:style-name="P6">"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 </text:p>
          </table:table-cell>
        </table:table-row>
        <table:table-row table:style-name="TableLine1840548966912">
          <table:table-cell table:style-name="Table1.A1" office:value-type="string">
            <text:p text:style-name="Text_20_body">Ἐγὼ γὰρ θέλοιμ’ ἄν, ἔφη, ἀναλῶσαι ὁτιοῦν κτησόμενος τοιαύτην τινά.</text:p>
          </table:table-cell>
          <table:table-cell office:value-type="string">
            <text:p text:style-name="P6">Harry stared at the back of Firenze's head, which was dappled silver in the moonlight. </text:p>
          </table:table-cell>
        </table:table-row>
        <table:table-row table:style-name="TableLine1840548961744">
          <table:table-cell table:style-name="Table1.A1" office:value-type="string">
            <text:p text:style-name="Text_20_body">ἀναλώσαιμ’ ἂν ὁτιοῦν.</text:p>
          </table:table-cell>
          <table:table-cell office:value-type="string">
            <text:p text:style-name="P6">"But who'd be that desperate?" he wondered aloud. "If you're going to be cursed forever, deaths better, isn't it?" </text:p>
          </table:table-cell>
        </table:table-row>
        <table:table-row table:style-name="TableLine1840548972352">
          <table:table-cell table:style-name="Table1.A1" office:value-type="string">
            <text:p text:style-name="Text_20_body">ἀλλὰ τί ἐ’χεις,· Οὐδέν, ἦ δ’ ὃς ὁ ’Άρειος, ἀπορῶν <text:soft-page-break/>τι.</text:p>
          </table:table-cell>
          <table:table-cell office:value-type="string">
            <text:p text:style-name="P6">"It is," Firenze agreed, "unless all you need is to <text:soft-page-break/>stay alive long enough to drink something else -- something that will bring you back to full strength and power -- something that will mean you can never die. </text:p>
          </table:table-cell>
        </table:table-row>
        <table:table-row table:style-name="TableLine1840548972624">
          <table:table-cell table:style-name="Table1.A1" office:value-type="string">
            <text:p text:style-name="Text_20_body">τίς γὰρ ε”πεμψε τὴν χλαῖναν; ἦ καὶ τοῦ πατρὸς ἦν ποτέ,· ἀλλὰ τυχὸν ε”τι πλείω θέλοντα λέγειν ἣ φροντίζειν ἔφθασαν ὁ Φερέδικος καὶ ὁ Γεωργὸς εἰσπηδήσαντες εἷς τὸ δωμάτιον.</text:p>
          </table:table-cell>
          <table:table-cell office:value-type="string">
            <text:p text:style-name="P6">Mr. Potter, do you know what is hidden in the school at this very moment?" </text:p>
          </table:table-cell>
        </table:table-row>
        <table:table-row table:style-name="TableLine1840548973984">
          <table:table-cell table:style-name="Table1.A1" office:value-type="string">
            <text:p text:style-name="Text_20_body">ὁ δ’ ”Αρειος ὡς τάχιστα ε”κρυψε τὴν χλαῖναν οὐ θέλων μεταδοῦναι οὔπω αὐτῆς.</text:p>
          </table:table-cell>
          <table:table-cell office:value-type="string">
            <text:p text:style-name="P6">"The Sorcerer's Stone! Of course -- the Elixir of Life! But I don't understand who --" </text:p>
          </table:table-cell>
        </table:table-row>
        <table:table-row table:style-name="TableLine1840548974256">
          <table:table-cell table:style-name="Table1.A1" office:value-type="string">
            <text:p text:style-name="Text_20_body">Καλὰ Χριστούγεννα.</text:p>
          </table:table-cell>
          <table:table-cell office:value-type="string">
            <text:p text:style-name="P6">"Can you think of nobody who has waited many years to return to power, who has clung to life, awaiting their chance?" </text:p>
          </table:table-cell>
        </table:table-row>
        <table:table-row table:style-name="TableLine1840548970176">
          <table:table-cell table:style-name="Table1.A1" office:value-type="string">
            <text:p text:style-name="Text_20_body">Ἰδού.</text:p>
          </table:table-cell>
          <table:table-cell office:value-type="string">
            <text:p text:style-name="P6">It was as though an iron fist had clenched suddenly around Harry's heart. Over the rustling of the trees, he seemed to hear once more what Hagrid had told him on the night they had met: "Some say he died. </text:p>
          </table:table-cell>
        </table:table-row>
        <table:table-row table:style-name="TableLine1840548971264">
          <table:table-cell table:style-name="Table1.A1" office:value-type="string">
            <text:p text:style-name="Text_20_body">καὶ ὁ Ἄρειος πουλόβερ Εὗισηλιακὸν ἔχει.</text:p>
          </table:table-cell>
          <table:table-cell office:value-type="string">
            <text:p text:style-name="P6">Codswallop, in my opinion. Dunno if he had enough human left in him to die." </text:p>
          </table:table-cell>
        </table:table-row>
        <table:table-row table:style-name="TableLine1840548970992">
          <table:table-cell table:style-name="Table1.A1" office:value-type="string">
            <text:p text:style-name="Text_20_body">ὁ γὰρ Φερέδικος καὶ ὁ Γεωργὸς ἐφόρουν ὑφάσματα κυανᾶ, τὸ μὲν φεῖ μέγα ε”χον μήλινον, τὸ δέ γάμμα.</text:p>
          </table:table-cell>
          <table:table-cell office:value-type="string">
            <text:p text:style-name="P6">"Do you mean," Harry croaked, "that was Vol-" </text:p>
          </table:table-cell>
        </table:table-row>
        <table:table-row table:style-name="TableLine1840548976704">
          <table:table-cell table:style-name="Table1.A1" office:value-type="string">
            <text:p text:style-name="Text_20_body">ὁ δέ Φερέδικος δεικνὺς τὸ τοῦ Ἁρείου ὕφασμα Ἀλλὰ τὸ τούτου, ἔφη, βέλτιόν ἐστι τῶν ἡμετέρων, ὡς τῆς μητρὸς μᾶλλον δια- τεινομένης που τοῖς γε μὴ γενικοῖς.</text:p>
          </table:table-cell>
          <table:table-cell office:value-type="string">
            <text:p text:style-name="P6">"Harry! Harry, are you all right?" </text:p>
          </table:table-cell>
        </table:table-row>
        <table:table-row table:style-name="TableLine1840548970448">
          <table:table-cell table:style-name="Table1.A1" office:value-type="string">
            <text:p text:style-name="Text_20_body">καὶ ὁ Γεωργὸς Διὰ τί σὺ οὐ φορεῖς τὸ σεαυτοῦ, ὦ Ῥοών; περι- βαλοῦ δῆτα ὡς πρέπον τ’ ὅν καὶ εὕθερμον.</text:p>
          </table:table-cell>
          <table:table-cell office:value-type="string">
            <text:p text:style-name="P6">Hermione was running toward them down the path, Hagrid puffing along behind her. </text:p>
          </table:table-cell>
        </table:table-row>
        <table:table-row table:style-name="TableLine1840548966640">
          <table:table-cell table:style-name="Table1.A1" office:value-type="string">
            <text:p text:style-name="Text_20_body">ΠΕΡΙ ΤΟΥΕΣΟΠΤΡΟΥ ΤΟΥ ΝΑῘΜΥΘΙΠΕ 165 ὁ δέ περιβαλλόμενος αὐτὸ καὶ στένων τι ἅμα Ἀλλὰ τό γ’ ι’ῶδες, ἔφη, σφόδρα μισῶ.</text:p>
          </table:table-cell>
          <table:table-cell office:value-type="string">
            <text:p text:style-name="P6">"I'm fine," said Harry, hardly knowing what he was saying. "The unicorn's dead, Hagrid, it's in that clearing back there." </text:p>
          </table:table-cell>
        </table:table-row>
        <table:table-row table:style-name="TableLine1840548975072">
          <table:table-cell table:style-name="Table1.A1" office:value-type="string">
            <text:p text:style-name="Text_20_body">καὶ ἐκεῖνος Ἀλλὰ τὸ σόν, ἔφη, γράμμα οὐκ ἔχει· ἡ γὰρ μήτηρ λογίζεται δήπου ὅτι σύ γε οὐ κινδυνεύεις λαθέσθαι τοῦ ὀνόματος.</text:p>
          </table:table-cell>
          <table:table-cell office:value-type="string">
            <text:p text:style-name="P6">"This is where I leave you," Firenze murmured as Hagrid hurried off to examine the unicorn. "You are safe now." </text:p>
          </table:table-cell>
        </table:table-row>
        <table:table-row table:style-name="TableLine1840548977792">
          <table:table-cell table:style-name="Table1.A1" office:value-type="string">
            <text:p text:style-name="Text_20_body">ἀλλ ’ ἡμεῖς οὔκ ἐσμεν ἀνόητοι, εὖ εἰδότες ὠνομασμένοι Γερέδικος καί Φεωργός.</text:p>
          </table:table-cell>
          <table:table-cell office:value-type="string">
            <text:p text:style-name="P6">Harry slid off his back. </text:p>
          </table:table-cell>
        </table:table-row>
        <text:soft-page-break/>
        <table:table-row table:style-name="TableLine1840548976432">
          <table:table-cell table:style-name="Table1.A1" office:value-type="string">
            <text:p text:style-name="Text_20_body">Διὰ τί ἄγαν θορυβεῖτε,· ὁ γὰρ Περσεὺς προκύψας διὰ τὴν θύραν δριμὺ ἔβλεπε.</text:p>
          </table:table-cell>
          <table:table-cell office:value-type="string">
            <text:p text:style-name="P6">"Good luck, Harry Potter," said Firenze. "The planets have been read wrongly before now, even by centaurs. I hope this is one of those times." </text:p>
          </table:table-cell>
        </table:table-row>
        <table:table-row table:style-name="TableLine1840548967184">
          <table:table-cell table:style-name="Table1.A1" office:value-type="string">
            <text:p text:style-name="Text_20_body">δῆλος δ’ ἦν ἐλθὼν τῶν δώρων τὰ μὲν ἥδη ἀνακαλύψας, τὰ δ’ οὔχ, ὡς ἐν ἀγκάλαις φέρων ὕφασμα ὀγκῶδες.</text:p>
          </table:table-cell>
          <table:table-cell office:value-type="string">
            <text:p text:style-name="P6">He turned and cantered back into the depths of the forest, leaving Harry shivering behind him. </text:p>
          </table:table-cell>
        </table:table-row>
        <table:table-row table:style-name="TableLine1840548973712">
          <table:table-cell table:style-name="Table1.A1" office:value-type="string">
            <text:p text:style-name="Text_20_body">λαβὼν δέ τοῦτο ὁ Φερέδικος ’Έχει γε μὴν τὸ πεῖ ἀντὶ τοῦ πρύτανις.</text:p>
          </table:table-cell>
          <table:table-cell office:value-type="string">
            <text:p text:style-name="P6">Ron had fallen asleep in the dark common room, waiting for them to return. He shouted something about Quidditch fouls when Harry roughly shook him awake. In a matter of seconds, though, he was wide-eyed as Harry began to tell him and Hermione what had happened in the forest. </text:p>
          </table:table-cell>
        </table:table-row>
        <table:table-row table:style-name="TableLine1840548962288">
          <table:table-cell table:style-name="Table1.A1" office:value-type="string">
            <text:p text:style-name="Text_20_body">ἀλλὰ περιβαλοῦ, ὦ Περσεῦ.</text:p>
          </table:table-cell>
          <table:table-cell office:value-type="string">
            <text:p text:style-name="P6">Harry couldn't sit down. He paced up and down in front of the fire. He was still shaking. </text:p>
          </table:table-cell>
        </table:table-row>
        <table:table-row table:style-name="TableLine1840548976976">
          <table:table-cell table:style-name="Table1.A1" office:value-type="string">
            <text:p text:style-name="Text_20_body">πάντες γὰρ φοροῦμεν τὰ ἡμέτερα καὶ ὁ Ἄρειος.</text:p>
          </table:table-cell>
          <table:table-cell office:value-type="string">
            <text:p text:style-name="P6">"Snape wants the stone for Voldemort... and Voldemort's waiting in the forest... and all this time we thought Snape just wanted to get rich...." </text:p>
          </table:table-cell>
        </table:table-row>
        <table:table-row table:style-name="TableLine1840548960928">
          <table:table-cell table:style-name="Table1.A1" office:value-type="string">
            <text:p text:style-name="Text_20_body">καί βίᾳ περιέβαλον τὸ ὕφασμα αὐτῷ σχετλιάζοντι, τὰ δίοπτρα παρακρούσαντες.</text:p>
          </table:table-cell>
          <table:table-cell office:value-type="string">
            <text:p text:style-name="P6">"Stop saying the name!" said Ron in a terrified whisper, as if he thought Voldemort could hear them. </text:p>
          </table:table-cell>
        </table:table-row>
        <table:table-row table:style-name="TableLine1840548962560">
          <table:table-cell table:style-name="Table1.A1" office:value-type="string">
            <text:p text:style-name="Text_20_body">Καὶ οὖ προσήκει σοί, ε”φη ὁ Γεωργός, τήμερον συγγενέσθαι τοῖς πρυτάνεσιν.</text:p>
          </table:table-cell>
          <table:table-cell office:value-type="string">
            <text:p text:style-name="P6">Harry wasn't listening. </text:p>
          </table:table-cell>
        </table:table-row>
        <table:table-row table:style-name="TableLine1840548965552">
          <table:table-cell table:style-name="Table1.A1" office:value-type="string">
            <text:p text:style-name="Text_20_body">ἐπὶ γὰρ τῶν Χριστουγέννων ἐστὶ καιρὸς πανοικεσίᾳ κωμάζειν.</text:p>
          </table:table-cell>
          <table:table-cell office:value-type="string">
            <text:p text:style-name="P6">"Firenze saved me, but he shouldn't have done so.... Bane was furious... </text:p>
          </table:table-cell>
        </table:table-row>
        <table:table-row table:style-name="TableLine1840548971536">
          <table:table-cell table:style-name="Table1.A1" office:value-type="string">
            <text:p text:style-name="Text_20_body">καὶ τὸν Περσέα ἐξήγαγον τὰς χεῖρας ἀμφοτέρωθεν κατέχοντες τῷ ὕφασματι.</text:p>
          </table:table-cell>
          <table:table-cell office:value-type="string">
            <text:p text:style-name="P6">he was talking about interfering with what the planets say is going to happen.... They must show that Voldemort's coming back.... Bane thinks Firenze should have let Voldemort kill me.... I suppose that's written in the stars as well." </text:p>
          </table:table-cell>
        </table:table-row>
        <table:table-row table:style-name="TableLine1840548967456">
          <table:table-cell table:style-name="Table1.A1" office:value-type="string">
            <text:p text:style-name="Text_20_body">&gt;κ δαιτὸς δέ Χριστουγεννικοῦ τοιούτου ὁ “Ἀρειος πρότερον οῦκ ὤνητο.</text:p>
          </table:table-cell>
          <table:table-cell office:value-type="string">
            <text:p text:style-name="P6">"Will you stop saying the name!" Ron hissed. </text:p>
          </table:table-cell>
        </table:table-row>
        <table:table-row table:style-name="TableLine1840548971808">
          <table:table-cell table:style-name="Table1.A1" office:value-type="string">
            <text:p text:style-name="Text_20_body">ὅρνεῖς γὰρ ἦσαν ὡς ἑκατὸν πίονες τε καὶ εὖ 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text:soft-page-break/>τὴν τράπεζαν.</text:p>
          </table:table-cell>
          <table:table-cell office:value-type="string">
            <text:p text:style-name="P6">"So all I've got to wait for now is Snape to steal the Stone," Harry went on feverishly, "then Voldemort will be able to come and finish me off... Well, I suppose Bane'll be happy." </text:p>
          </table:table-cell>
        </table:table-row>
        <table:table-row table:style-name="TableLine1840548967728">
          <table:table-cell table:style-name="Table1.A1" office:value-type="string">
            <text:p text:style-name="Text_20_body">κρακέρες δ’ εἰσιν αὐλοί τινες χάρτῃ ἐσκευασμένοι καὶ χρώμασι παντοδαποῖς πεποικιλμένοι.</text:p>
          </table:table-cell>
          <table:table-cell office:value-type="string">
            <text:p text:style-name="P6">Hermione looked very frightened, but she had a word of comfort. </text:p>
          </table:table-cell>
        </table:table-row>
        <table:table-row table:style-name="TableLine1840548975344">
          <table:table-cell table:style-name="Table1.A1" office:value-type="string">
            <text:p text:style-name="Text_20_body">παρὰ μὲν γὰρ τοῖς Μυγάλοις ε”χουσιν ὧδέ ἔνεστι δ’ ἑκάστῳ δῶρόν τι εὐτελές οἷον παίγνιον φαῦλον ἢ πῖλος βύβλινος.</text:p>
          </table:table-cell>
          <table:table-cell office:value-type="string">
            <text:p text:style-name="P6">"Harry, everyone says Dumbledore's the only one You-Know-Who was ever afraid of With Dumbledore around, You-Know-Who won't touch you. Anyway, who says the centaurs are right? It sounds like fortune-telling to me, and Professor McGonagall says that's a very imprecise branch of magic." </text:p>
          </table:table-cell>
        </table:table-row>
        <table:table-row table:style-name="TableLine1840548960656">
          <table:table-cell table:style-name="Table1.A1" office:value-type="string">
            <text:p text:style-name="Text_20_body">καὶ οἱ δαιτυμόνες κατ’ ἀγῶνα διέλκουσιν αὐτούς.</text:p>
          </table:table-cell>
          <table:table-cell office:value-type="string">
            <text:p text:style-name="P6">The sky had turned light before they stopped talking. They went to bed exhausted, their throats sore. But the night's surprises weren't over. </text:p>
          </table:table-cell>
        </table:table-row>
        <table:table-row table:style-name="TableLine1840548968000">
          <table:table-cell table:style-name="Table1.A1" office:value-type="string">
            <text:p text:style-name="Text_20_body">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p>
          </table:table-cell>
          <table:table-cell office:value-type="string">
            <text:p text:style-name="P6">When Harry pulled back his sheets, he found his invisibility cloak folded neatly underneath them. There was a note pinned to it: Just in case. </text:p>
          </table:table-cell>
        </table:table-row>
        <table:table-row table:style-name="TableLine1840548972080">
          <table:table-cell table:style-name="Table1.A1" office:value-type="string">
            <text:p text:style-name="Text_20_body">οἱ δέ μαγικοὶ κρακέρες παντελῶς διαφέρουσι τούτων.</text:p>
          </table:table-cell>
          <table:table-cell office:value-type="string">
            <text:p text:style-name="P6">CHAPTER SIXTEEN </text:p>
          </table:table-cell>
        </table:table-row>
        <table:table-row table:style-name="TableLine1840548962016">
          <table:table-cell table:style-name="Table1.A1" office:value-type="string">
            <text:p text:style-name="Text_20_body">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p>
          </table:table-cell>
          <table:table-cell office:value-type="string">
            <text:p text:style-name="P6">THROUGH THE TRAPDOOR </text:p>
          </table:table-cell>
        </table:table-row>
        <table:table-row table:style-name="TableLine1840548972896">
          <table:table-cell table:style-name="Table1.A1" office:value-type="string">
            <text:p text:style-name="Text_20_body">καὶ πάντες λιγνύῖ κυανῇ ἐκαπνίζοντο, καί ε”νδοθεν ἐξεπήδησαν ἅμα πῖλος τε ὑποναυάρχου καὶ οὐκ ὀλίγοι μῦες λευκοί.</text:p>
          </table:table-cell>
          <table:table-cell office:value-type="string">
            <text:p text:style-name="P6">In years to come, Harry would never quite remember how he had managed to get through his exams when he half expected Voldemort to come bursting through the door at any moment. Yet the days crept by, and there could be no doubt that Fluffy was still alive and well behind the locked door. </text:p>
          </table:table-cell>
        </table:table-row>
        <table:table-row table:style-name="TableLine1840548963104">
          <table:table-cell table:style-name="Table1.A1" office:value-type="string">
            <text:p text:style-name="Text_20_body">ἐν δέ τούτοις ἐπὶ τῆς ἅνω τραπέζης ὁ Διμπλόδωρος τοῦ μαγικοῦ πίλου κωνοειδοῦς 166 ΑΡΕιοΣ Πο ΤΗΡ πέτασον ἀνταλλαξάμενος ἄνθινον καθ’ ἡδόνην ἐκίχλιζεν ἀκούσας σκῶμμά τι ὂ ἄρτι ἀνέγνω ὁ Φιλητικός.</text:p>
          </table:table-cell>
          <table:table-cell office:value-type="string">
            <text:p text:style-name="P6">It was sweltering hot, especially in the large classroom where they did their written papers. They had been given special, new quills for the exams, which had been bewitched with an AntiCheating spell. </text:p>
          </table:table-cell>
        </table:table-row>
        <table:table-row table:style-name="TableLine1840548969904">
          <table:table-cell table:style-name="Table1.A1" office:value-type="string">
            <text:p text:style-name="Text_20_body">μετὰ δέ τὰς ὄρνιθας ἐφάνησαν κολλύραι Χριστουγεννικαί φλέγου- σαι.</text:p>
          </table:table-cell>
          <table:table-cell office:value-type="string">
            <text:p text:style-name="P6">They had practical exams as well. Professor Flitwick called them one by one into his class to see if they could make a pineapple tapdance across <text:soft-page-break/>a desk. Professor McGonagall watched them turn a mouse into a snuffbox -- points were given for how pretty the snuffbox was, but taken away if it had whiskers. Snape made them all nervous, breathing down their necks while they tried to remember how to make a Forgetfulness potion. </text:p>
          </table:table-cell>
        </table:table-row>
        <table:table-row table:style-name="TableLine1840548977248">
          <table:table-cell table:style-name="Table1.A1" office:value-type="string">
            <text:p text:style-name="Text_20_body">καί ὁ Περσεὺς μονονουχὶ ὀδόντα κατέαγε δακὼν ζαγκλὴν ἀργυρᾶν ἐν κολλύρας τμήματι κεκρυμμένην.</text:p>
          </table:table-cell>
          <table:table-cell office:value-type="string">
            <text:p text:style-name="P6">Harry did the best he could, trying to ignore the stabbing pains in his forehead, which had been bothering him ever since his trip into the forest. Neville thought Harry had a bad case of exam nerves because Harry couldn't sleep, but the truth was that Harry kept being woken by his old nightmare, except that it was now worse than ever because there was a hooded figure dripping blood in it. </text:p>
          </table:table-cell>
        </table:table-row>
        <table:table-row table:style-name="TableLine1840548964464">
          <table:table-cell table:style-name="Table1.A1" office:value-type="string">
            <text:p text:style-name="Text_20_body">τὸν δ’ Ἁγριώδη τόσῳ ἐρυθραινόμενον εἶδεν ὁ ’Ἁρειος ὅσῳ πλέον οἴνου ᾔτησεν.</text:p>
          </table:table-cell>
          <table:table-cell office:value-type="string">
            <text:p text:style-name="P6">Maybe it was because they hadn't seen what Harry had seen in the forest, or because they didn't have scars burning on their foreheads, but Ron and Hermione didn't seem as worried about the Stone as Harry. The idea of Voldemort certainly scared them, but he didn't keep visiting them in dreams, and they were so busy with their studying they didn't have much time to fret about what Snape or anyone else might be up to. </text:p>
          </table:table-cell>
        </table:table-row>
        <table:table-row table:style-name="TableLine1840548961200">
          <table:table-cell table:style-name="Table1.A1" office:value-type="string">
            <text:p text:style-name="Text_20_body">ὁ δέ τέλεον τὴν Μαγονωγαλέαν ε”κυσε τὴν παρειάν.</text:p>
          </table:table-cell>
          <table:table-cell office:value-type="string">
            <text:p text:style-name="P6">Their very last exam was History of Magic. One hour of answering questions about batty old wizards who'd invented selfstirring cauldrons and they'd be free, free for a whole wonderful week until their exam results came out. When the ghost of Professor Binns told them to put down their quills and roll up their parchment, Harry couldn't help cheering with the rest. </text:p>
          </table:table-cell>
        </table:table-row>
        <table:table-row table:style-name="TableLine1840548973168">
          <table:table-cell table:style-name="Table1.A1" office:value-type="string">
            <text:p text:style-name="Text_20_body">ἡ δέ, θέαμα παραδοξότα- τον, ἐκίχλιζέ τε καί ἠρυθρία, διαστρόφου γενομένου τοῦ πίλου.</text:p>
          </table:table-cell>
          <table:table-cell office:value-type="string">
            <text:p text:style-name="P6">"That was far easier than I thought it would be," said Hermione as they joined the crowds flocking out onto the sunny grounds. "I needn't have learned about the 1637 Werewolf Code of Conduct or the uprising of Elfric the Eager." </text:p>
          </table:table-cell>
        </table:table-row>
        <table:table-row table:style-name="TableLine1840548973440">
          <table:table-cell table:style-name="Table1.A1" office:value-type="string">
            <text:p text:style-name="Text_20_body">καὶ ὁ ’Ἁρειος τὸ τελευταῖον ἀπὸ τῆς τραπέζης ἀναστὰς ἔγεμε σκευῶν ἐκ τῶν κρακέρων ξυλλεχθέντων, ἄχρι καί σακίου ἀσκίων ἀδιαλύτων <text:soft-page-break/>καὶ φωτεινῶν ἠνεμωμένων, καὶ τεχνήματος αὐτομυρμ- ηκιογεννητικοῦ, καὶ τῶν ἰδίων πεττῶν μαγικῶν.</text:p>
          </table:table-cell>
          <table:table-cell office:value-type="string">
            <text:p text:style-name="P6">Hermione always liked to go through their exam papers afterward, but Ron said this made him feel ill, so they wandered down to the lake and flopped <text:soft-page-break/>under a tree. The Weasley twins and Lee Jordan were tickling the tentacles of a giant squid, which was basking in the warm shallows. "No more studying," Ron sighed happily, stretching out on the grass. "You could look more cheerful, Harry, we've got a week before we find out how badly we've done, there's no need to worry yet." </text:p>
          </table:table-cell>
        </table:table-row>
        <table:table-row table:style-name="TableLine1840548963376">
          <table:table-cell table:style-name="Table1.A1" office:value-type="string">
            <text:p text:style-name="Text_20_body">οἶ δέ μῦες λευκοὶ ἤδη φύγοντες ἐκινδύνευον, ὡς ᾤετο, ἀποβῆναι τέλος δεῖπνον παρέχοντες Χριστουγεννικὸν τῇ αἰλούρῳ Νώροπι.</text:p>
          </table:table-cell>
          <table:table-cell office:value-type="string">
            <text:p text:style-name="P6">Harry was rubbing his forehead. </text:p>
          </table:table-cell>
        </table:table-row>
        <table:table-row table:style-name="TableLine1840548968272">
          <table:table-cell table:style-name="Table1.A1" office:value-type="string">
            <text:p text:style-name="Text_20_body">τῆς δὲ δείλης ὁ ’Άρειος καὶ οἶ Εὖισήλιοι ἐν τῷ πεδίῳ καθ’ ἡδονὴν διημιλλῶντο βάλλοντες ἀλλήλους σφαίραις χιονέαις.</text:p>
          </table:table-cell>
          <table:table-cell office:value-type="string">
            <text:p text:style-name="P6">"I wish I knew what this means!" he burst out angrily. "My scar keeps hurting -- it's happened before, but never as often as this." </text:p>
          </table:table-cell>
        </table:table-row>
        <table:table-row table:style-name="TableLine1840548968544">
          <table:table-cell table:style-name="Table1.A1" office:value-type="string">
            <text:p text:style-name="Text_20_body">ε”πειτα δέ ψυχροὶ γενόμενοι καὶ διάβροχοι πνευστιῶντες ε”τι ἐπανῆλθον πρὸς τὴν ἐσχάραν τὴν τοῦ Γρυφινδωρίου κοινείου.</text:p>
          </table:table-cell>
          <table:table-cell office:value-type="string">
            <text:p text:style-name="P6">"Go to Madam Pomfrey," Hermione suggested. </text:p>
          </table:table-cell>
        </table:table-row>
        <table:table-row table:style-name="TableLine1840548963648">
          <table:table-cell table:style-name="Table1.A1" office:value-type="string">
            <text:p text:style-name="Text_20_body">καὶ ἐνταῦθα ὁ ’Ἀ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p>
          </table:table-cell>
          <table:table-cell office:value-type="string">
            <text:p text:style-name="P6">"I'm not ill," said Harry. "I think it's a warning... it means danger's coming...." </text:p>
          </table:table-cell>
        </table:table-row>
        <table:table-row table:style-name="TableLine1840548965280">
          <table:table-cell table:style-name="Table1.A1" office:value-type="string">
            <text:p text:style-name="Text_20_body">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ε”τι ποιεῖν πρὶν κοιμᾶσθαι εἷ μὴ θεωρεῖν τὸν Περσέα πανταχόσε θηρεύοντα τοὺς ἀδελφοὺς κατὰ τὸν τῶν Γρυφινδώρων πύργον ὡς ἀφελομένους τὸ σύμβολον τὸ πρυτάνειον.</text:p>
          </table:table-cell>
          <table:table-cell office:value-type="string">
            <text:p text:style-name="P6">Ron couldn't get worked up, it was too hot. </text:p>
          </table:table-cell>
        </table:table-row>
        <table:table-row table:style-name="TableLine1840548963920">
          <table:table-cell table:style-name="Table1.A1" office:value-type="string">
            <text:p text:style-name="Text_20_body">“Ἀρειος τοίνυν τῇ τῶν Χριστουγέννων ἡμέρα οὐπώποτ’ εἶς τοσοῦτο πρότερον ἥσθη.</text:p>
          </table:table-cell>
          <table:table-cell office:value-type="string">
            <text:p text:style-name="P6">"Harry, relax, Hermione's right, the Stone's safe as long as Dumbledore's around. Anyway, we've never had any proof Snape found out how to get past Fluffy. He nearly had his leg ripped off once, he's not going to try it again in a hurry. And Neville will play Quidditch for England before Hagrid lets Dumbledore down." </text:p>
          </table:table-cell>
        </table:table-row>
        <table:table-row table:style-name="TableLine1840548964192">
          <table:table-cell table:style-name="Table1.A1" office:value-type="string">
            <text:p text:style-name="Text_20_body">ὅμως δ’ οὐκ ε”λαθεν αὐτόν τι δι’ ἡμέρας πρᾶγμα ἀεὶ παρέχον.</text:p>
          </table:table-cell>
          <table:table-cell office:value-type="string">
            <text:p text:style-name="P6">Harry nodded, but he couldn't shake off a lurking feeling that there was something he'd forgotten to do, something important. When he tried to explain <text:soft-page-break/>this, Hermione said, "That's just the exams. I woke up last night and was halfway through my Transfiguration notes before I remembered we'd done that one." </text:p>
          </table:table-cell>
        </table:table-row>
        <table:table-row table:style-name="TableLine1840548975888">
          <table:table-cell table:style-name="Table1.A1" office:value-type="string">
            <text:p text:style-name="Text_20_body">καιροῦ δ’ οῦκ ε”τυχε φροντίδος μέχρι ἀπῆλθε κοιμησόμενος· τὴν γὰρ χλαῖναν τὴν τῆς ἀφανείας οὐκ εἰδέναι τίς ἔπεμψεν.</text:p>
          </table:table-cell>
          <table:table-cell office:value-type="string">
            <text:p text:style-name="P6">Harry was quite sure the unsettled feeling didn't have anything to do with work, though. He watched an owl flutter toward the school across the bright blue sky, a note clamped in its mouth. Hagrid was the only one who ever sent him letters. Hagrid would never betray Dumbledore. </text:p>
          </table:table-cell>
        </table:table-row>
        <table:table-row table:style-name="TableLine1840548974528">
          <table:table-cell table:style-name="Table1.A1" office:value-type="string">
            <text:p text:style-name="Text_20_body">ὁ μὲν οῦν Ῥοων ὀρνιθείων τε κρεῶν σεσαγμένος καὶ πλακοῦντος καὶ οὐ μετέχων οὐδέν τοῦ αἰνιγματώδους εἷς ὕπνον ε”πεσεν ἐπειδὴ τάχιστα τὰ τῆς κοίτης τῆς τετραστύλου παραπετάσματα συνείλκυσεν.</text:p>
          </table:table-cell>
          <table:table-cell office:value-type="string">
            <text:p text:style-name="P6">Hagrid would never tell anyone how to get past Fluffy... never... but -- Harry suddenly jumped to his feet. </text:p>
          </table:table-cell>
        </table:table-row>
        <table:table-row table:style-name="TableLine1840548975616">
          <table:table-cell table:style-name="Table1.A1" office:value-type="string">
            <text:p text:style-name="Text_20_body">ὁ δ’ “Ἀρειος προνεύσας ἀνέλαβε τὴν χλαῖναν ἀπὸ τοῦ κάτωθεν τῆς ἑαυτοῦ κοίτης.</text:p>
          </table:table-cell>
          <table:table-cell office:value-type="string">
            <text:p text:style-name="P6">"Where're you going?" said Ron sleepily. </text:p>
          </table:table-cell>
        </table:table-row>
        <table:table-row table:style-name="TableLine1840548966096">
          <table:table-cell table:style-name="Table1.A1" office:value-type="string">
            <text:p text:style-name="Text_20_body">τοῦ γὰρ πατρὸς εἶναι ἐκείνην· τὸν πατέρα δὴ φορῆσαί ποτε, καὶ εἴασε τὸ ὕφασμα ῥεῖν κατὰ τοὺς δακτύλους, λειότερον ὂν τοῦ ΠΕΡΙ ΤΟΥΕΣΟΠΤΡΟΥ ΤΟΥ ΝΑῙΜΥΘῘΠΕ 167 σηρικοῦ, λεπτὸν δ’ οἷον ἀήρ.</text:p>
          </table:table-cell>
          <table:table-cell office:value-type="string">
            <text:p text:style-name="P6">"I've just thought of something," said Harry. He had turned white. </text:p>
          </table:table-cell>
        </table:table-row>
        <table:table-row table:style-name="TableLine1840548964736">
          <table:table-cell table:style-name="Table1.A1" office:value-type="string">
            <text:p text:style-name="Text_20_body">καῖ τὰ γράμματα εἰπεῖν ὅτι Φρόν- τιζε ὅπως εὖ χρήσῃ.</text:p>
          </table:table-cell>
          <table:table-cell office:value-type="string">
            <text:p text:style-name="P6">"We've got to go and see Hagrid, now." </text:p>
          </table:table-cell>
        </table:table-row>
        <table:table-row table:style-name="TableLine1840548976160">
          <table:table-cell table:style-name="Table1.A1" office:value-type="string">
            <text:p text:style-name="Text_20_body">ἀλλ’ οὖν δεῖν νῦν δὴ πειρᾶσθαι αὐτῆς.</text:p>
          </table:table-cell>
          <table:table-cell office:value-type="string">
            <text:p text:style-name="P6">"Why?" panted Hermione, hurrying to keep up. </text:p>
          </table:table-cell>
        </table:table-row>
        <table:table-row table:style-name="TableLine1840548966368">
          <table:table-cell table:style-name="Table1.A1" office:value-type="string">
            <text:p text:style-name="Text_20_body">ἀναστὰς δέ λάθρᾳ τὴν χλαῖναν περιεβάλετο.</text:p>
          </table:table-cell>
          <table:table-cell office:value-type="string">
            <text:p text:style-name="P6">"Don't you think it's a bit odd," said Harry, scrambling up the grassy slope, "that what Hagrid wants more than anything else is a dragon, and a stranger turns up who just happens to have an egg in his pocket? How many people wander around with dragon eggs if it's against wizard law? Lucky they found Hagrid, don't you think? Why didn't I see it before?" </text:p>
          </table:table-cell>
        </table:table-row>
        <table:table-row table:style-name="TableLine1840548977520">
          <table:table-cell table:style-name="Table1.A1" office:value-type="string">
            <text:p text:style-name="Text_20_body">βλέπων δέ κάτω πρὸς τὰ σκέλη, τὸ καινότα- τον, οὐδὲν εἶδε πλὴν σελήνιον καῖ σκιάς.</text:p>
          </table:table-cell>
          <table:table-cell office:value-type="string">
            <text:p text:style-name="P6">"What are you talking about?" said Ron, but Harry, sprinting across the grounds toward the forest, didn't answer. </text:p>
          </table:table-cell>
        </table:table-row>
        <table:table-row table:style-name="TableLine1840548968816">
          <table:table-cell table:style-name="Table1.A1" office:value-type="string">
            <text:p text:style-name="Text_20_body">Φρόντιζε ὅπως εὖ χρήσῃ.</text:p>
          </table:table-cell>
          <table:table-cell office:value-type="string">
            <text:p text:style-name="P6">Hagrid was sitting in an armchair outside his house; his trousers and sleeves were rolled up, and he was <text:soft-page-break/>shelling peas into a large bowl. </text:p>
          </table:table-cell>
        </table:table-row>
        <table:table-row table:style-name="TableLine1840548969088">
          <table:table-cell table:style-name="Table1.A1" office:value-type="string">
            <text:p text:style-name="Text_20_body">καί ἄφνω ὁ ’Άρειος συνῄδει ἑαυτῷ πάνυ προθυμοῦντι.</text:p>
          </table:table-cell>
          <table:table-cell office:value-type="string">
            <text:p text:style-name="P6">"Hullo," he said, smiling. "Finished yer exams? Got time fer a drink?" </text:p>
          </table:table-cell>
        </table:table-row>
        <table:table-row table:style-name="TableLine1840548969360">
          <table:table-cell table:style-name="Table1.A1" office:value-type="string">
            <text:p text:style-name="Text_20_body">παντελῶς γὰρ πρόχειρον ε”χειν ὅλον τὸ παιδευτήριον ταύτην ἠμφιεσμένος τὴν χλαῖναν.</text:p>
          </table:table-cell>
          <table:table-cell office:value-type="string">
            <text:p text:style-name="P6">"Yes, please," said Ron, but Harry cut him off. </text:p>
          </table:table-cell>
        </table:table-row>
        <table:table-row table:style-name="TableLine1840548988400">
          <table:table-cell table:style-name="Table1.A1" office:value-type="string">
            <text:p text:style-name="Text_20_body">καὶ ἀνὰ σκότον τε καῖ σιωπὴν ἑστῶς ἐκεῖ μάλιστ’ ἀνηρεθίζετο, ἐξὸν αὐτῷ πανταχόσε ι’έναι ὅποι ἂν βούληται ταύτην γε φοροῦντι καί λανθάνοντι ἀεὶ τὸν Φήληκα.</text:p>
          </table:table-cell>
          <table:table-cell office:value-type="string">
            <text:p text:style-name="P6">"No, we're in a hurry. Hagrid, I've got to ask you something. You know that night you won Norbert? What did the stranger you were playing cards with look like?" </text:p>
          </table:table-cell>
        </table:table-row>
        <table:table-row table:style-name="TableLine1840548989488">
          <table:table-cell table:style-name="Table1.A1" office:value-type="string">
            <text:p text:style-name="Text_20_body">γρύζοντος δέ τι τοῦ Ῥοῶνος - ἐκάθευδε δ’ ε”τι - ἐσκόπει πρὸς ἑαυτὸν εἰ προσήκει ἐγεῖραι αὐτόν.</text:p>
          </table:table-cell>
          <table:table-cell office:value-type="string">
            <text:p text:style-name="P6">"Dunno," said Hagrid casually, "he wouldn' take his cloak off." </text:p>
          </table:table-cell>
        </table:table-row>
        <table:table-row table:style-name="TableLine1840548991664">
          <table:table-cell table:style-name="Table1.A1" office:value-type="string">
            <text:p text:style-name="Text_20_body">ἀλλ’ οὐδέν ἄρ’ ἔπραξε λογιζ- όμενος ὡς τῆς χλαίνης τοῦ πατρὸς οὔσης βούλεται μόνος καθ’ ἑαυτὸν χρῆσθαι αὐτῇ ἅτε πρῶτον χρώμενος.</text:p>
          </table:table-cell>
          <table:table-cell office:value-type="string">
            <text:p text:style-name="P6">He saw the three of them look stunned and raised his eyebrows. </text:p>
          </table:table-cell>
        </table:table-row>
        <table:table-row table:style-name="TableLine1840548979152">
          <table:table-cell table:style-name="Table1.A1" office:value-type="string">
            <text:p text:style-name="Text_20_body">καί ἐκ τοῦ κοιμητηρίου καὶ κατὰ τῆς κλίμακος καὶ διὰ τοῦ κοιν- είου ἑρπύσας εἷς τὸ πέραν τοῦ τῆς παχείας τρήματος ἀνέβη.</text:p>
          </table:table-cell>
          <table:table-cell office:value-type="string">
            <text:p text:style-name="P6">"It's not that unusual, yeh get a lot o' funny folk in the Hog's Head -- that's the pub down in the village. Mighta bin a dragon dealer, mightn' he? I never saw his face, he kept his hood up." </text:p>
          </table:table-cell>
        </table:table-row>
        <table:table-row table:style-name="TableLine1840548984864">
          <table:table-cell table:style-name="Table1.A1" office:value-type="string">
            <text:p text:style-name="Text_20_body">ἡ δέ κλάζουσα Τίς πάρεστιν, ἔφη.</text:p>
          </table:table-cell>
          <table:table-cell office:value-type="string">
            <text:p text:style-name="P6">Harry sank down next to the bowl of peas. "What did you talk to him about, Hagrid? Did you mention Hogwarts at all?" </text:p>
          </table:table-cell>
        </table:table-row>
        <table:table-row table:style-name="TableLine1840548993296">
          <table:table-cell table:style-name="Table1.A1" office:value-type="string">
            <text:p text:style-name="Text_20_body">ὁ δ”Άρειος οὐδὲν εἰπὼν προῦ- χώρησεν εὐθὺ κατὰ τὴν διαδρομήν.</text:p>
          </table:table-cell>
          <table:table-cell office:value-type="string">
            <text:p text:style-name="P6">"Mighta come up," said Hagrid, frowning as he tried to remember. </text:p>
          </table:table-cell>
        </table:table-row>
        <table:table-row table:style-name="TableLine1840548982144">
          <table:table-cell table:style-name="Table1.A1" office:value-type="string">
            <text:p text:style-name="Text_20_body">καῖ πάνυ ὀρρωδῶν πρῶτον μὲν μέχρι γέ τινος τρέμων εἱστήκει ὡς ἀπορῶν ποῖ ἐντεῦθεν ἔλθῃ.</text:p>
          </table:table-cell>
          <table:table-cell office:value-type="string">
            <text:p text:style-name="P6">"Yeah... he asked what I did, an' I told him I was gamekeeper here.... </text:p>
          </table:table-cell>
        </table:table-row>
        <table:table-row table:style-name="TableLine1840548990576">
          <table:table-cell table:style-name="Table1.A1" office:value-type="string">
            <text:p text:style-name="Text_20_body">ε”πειτα δ’ ε”δοξεν αὐτῷ προσελθεῖν εἷς τὸ ἐξαίρετον τῆς βιβλιοθήκης.</text:p>
          </table:table-cell>
          <table:table-cell office:value-type="string">
            <text:p text:style-name="P6">He asked a bit about the sorta creatures I took after... so I told him... an' I said what I'd always really wanted was a dragon... an' then... I can' remember too well, 'cause he kept buyin' me drinks.... </text:p>
          </table:table-cell>
        </table:table-row>
        <table:table-row table:style-name="TableLine1840548989216">
          <table:table-cell table:style-name="Table1.A1" office:value-type="string">
            <text:p text:style-name="Text_20_body">μένειν γὰρ ἐκεῖ οἷός τ’ ἔσεσθαι ὅσον χρόνον δεήσει μαθησόμενος τίς ἐστὶν ὁ Φλάμηλος.</text:p>
          </table:table-cell>
          <table:table-cell office:value-type="string">
            <text:p text:style-name="P6">Let's see... yeah, then he said he had the dragon egg an' we could play cards fer it if I wanted... but he had ter be sure I could handle it, he didn' want it ter go ter any old home.... So I told him, after Fluffy, a dragon would be easy..." </text:p>
          </table:table-cell>
        </table:table-row>
        <table:table-row table:style-name="TableLine1840548978608">
          <table:table-cell table:style-name="Table1.A1" office:value-type="string">
            <text:p text:style-name="Text_20_body">καί βεβαίως περιβαλλόμενος τὴν χλαῖναν ἀφωρμήθη.</text:p>
          </table:table-cell>
          <table:table-cell office:value-type="string">
            <text:p text:style-name="P6">"And did he -- did he seem interested in Fluffy?" Harry asked, try ing to keep his voice calm. </text:p>
          </table:table-cell>
        </table:table-row>
        <text:soft-page-break/>
        <table:table-row table:style-name="TableLine1840548983232">
          <table:table-cell table:style-name="Table1.A1" office:value-type="string">
            <text:p text:style-name="Text_20_body">καὶ ἐκεῖσε ἀφιγμένος μάλ’ ἐφοβεῖτο· σκότου γὰρ πολλοῦ γενομ- ένου, ἔδει λύχνον ἀνάψαι ὅπως ἴδοι τὴν ὁδὸν παρὰ τούς βιβλίων στοίχους.</text:p>
          </table:table-cell>
          <table:table-cell office:value-type="string">
            <text:p text:style-name="P6">"Well -- yeah -- how many three-headed dogs d'yeh meet, even around Hogwarts? So I told him, Fluffy's a piece o' cake if yeh know how to calm him down, jus' play him a bit o' music an' he'll go straight off ter sleep --" </text:p>
          </table:table-cell>
        </table:table-row>
        <table:table-row table:style-name="TableLine1840548993568">
          <table:table-cell table:style-name="Table1.A1" office:value-type="string">
            <text:p text:style-name="Text_20_body">ὁ δέ λύχνος ἐδόκει ἆέριος φέρεσθαι, ὥστε τὸν ’Ἀρειον συνειδέναι μὲν τῇ δεξιᾷ ε”τι ἐχόμενον αὐτοῦ, μορμολύττεσθαι δ’ ὅμως.</text:p>
          </table:table-cell>
          <table:table-cell office:value-type="string">
            <text:p text:style-name="P6">Hagrid suddenly looked horrified. </text:p>
          </table:table-cell>
        </table:table-row>
        <table:table-row table:style-name="TableLine1840548994928">
          <table:table-cell table:style-name="Table1.A1" office:value-type="string">
            <text:p text:style-name="Text_20_body">τοῦ γὰρ τῶν βιβλίων ἐξαιρέτων χωρίου πρὸς τὸ ὄπισθεν ὄντος, ὁ ’Άρειος εὐλαβῶς βαδίσας ὑπὲρ τὸν κάλων τὸν ταῦτα τὰ βιβλία ἀπὸ τῶν ἑτέρων χωρίζοντα, τὸν δέ λύχνον ἄρας ἀνεγίγνωσκε τὰ ἐπιγράμματα.</text:p>
          </table:table-cell>
          <table:table-cell office:value-type="string">
            <text:p text:style-name="P6">"I shouldn'ta told yeh that!" he blurted out. "Forget I said it! Hey -- where're yeh goin'?" </text:p>
          </table:table-cell>
        </table:table-row>
        <table:table-row table:style-name="TableLine1840548984048">
          <table:table-cell table:style-name="Table1.A1" office:value-type="string">
            <text:p text:style-name="Text_20_body">οὐδ’ ε”μαθε πολὺ βλέπων πρὸς τὰ γράμματα ἐξίτηλα τε καὶ ῥήματα παρέχοντα ἐν γλώτταις γεγραμμένα ἀγνώστοις.</text:p>
          </table:table-cell>
          <table:table-cell office:value-type="string">
            <text:p text:style-name="P6">Harry, Ron, and Hermione didn't speak to each other at all until they came to a halt in the entrance hall, which seemed very cold and gloomy after the grounds. </text:p>
          </table:table-cell>
        </table:table-row>
        <table:table-row table:style-name="TableLine1840548990032">
          <table:table-cell table:style-name="Table1.A1" office:value-type="string">
            <text:p text:style-name="Text_20_body">καὶ ἐνίοις οὐκ ἦν ἐπίγραμμα οὐδέν.</text:p>
          </table:table-cell>
          <table:table-cell office:value-type="string">
            <text:p text:style-name="P6">"We've got to go to Dumbledore," said Harry. "Hagrid told that stranger how to get past Fluffy, and it was either Snape or Voldemort under that cloak -- it must've been easy, once he'd got Hagrid drunk. I just hope Dumbledore believes us. Firenze might back us up if Bane doesn't stop him. Where's Dumbledore's office?" </text:p>
          </table:table-cell>
        </table:table-row>
        <table:table-row table:style-name="TableLine1840548989760">
          <table:table-cell table:style-name="Table1.A1" office:value-type="string">
            <text:p text:style-name="Text_20_body">καὶ ἕν τι βιβλίον μέλαιναν εἶχε κηλῖδα ἇγχίστην δὴ ῶς ἐῴκε τῇ τοὺ αἵματος.</text:p>
          </table:table-cell>
          <table:table-cell office:value-type="string">
            <text:p text:style-name="P6">They looked around, as if hoping to see a sign pointing them in the right direction. They had never been told where Dumbledore lived, nor did they know anyone who had been sent to see him. </text:p>
          </table:table-cell>
        </table:table-row>
        <table:table-row table:style-name="TableLine1840548990304">
          <table:table-cell table:style-name="Table1.A1" office:value-type="string">
            <text:p text:style-name="Text_20_body">καὶ μὴν ἔφριξεν ἢ ἀκούσας ἢ δοκῶν ἀκοῦσαι ψιθυρισμόν τινα ὡς τῶν βιβλίων συνειδότων τινῖ παρόντι ᾧ παρεῖναι μὴ θεμιτόν εἴη.</text:p>
          </table:table-cell>
          <table:table-cell office:value-type="string">
            <text:p text:style-name="P6">"We'll just have to --" Harry began, but a voice suddenly rang across the hall. </text:p>
          </table:table-cell>
        </table:table-row>
        <table:table-row table:style-name="TableLine1840548991392">
          <table:table-cell table:style-name="Table1.A1" office:value-type="string">
            <text:p text:style-name="Text_20_body">ἀλλ’ οὖν δέον ἄρξασθαί που, εὐλαβῶς τὸν λύχνον ἐπὶ τοῦδαφος 1 68 ΑΡΕιοΣ Πο ΤΗΡ καταθείς, ε”βλεπε παρὰ τὸ κάτω σανίδωμα ὡς εὑρήσων βιβλίον ἀξιόλογον.</text:p>
          </table:table-cell>
          <table:table-cell office:value-type="string">
            <text:p text:style-name="P6">"What are you three doing inside?" </text:p>
          </table:table-cell>
        </table:table-row>
        <table:table-row table:style-name="TableLine1840548991936">
          <table:table-cell table:style-name="Table1.A1" office:value-type="string">
            <text:p text:style-name="Text_20_body">κατεῖδε δὲ μέγα βιβλίον μέλαν καί ἀργυροῦν.</text:p>
          </table:table-cell>
          <table:table-cell office:value-type="string">
            <text:p text:style-name="P6">It was Professor McGonagall, carrying a large pile of books. </text:p>
          </table:table-cell>
        </table:table-row>
        <table:table-row table:style-name="TableLine1840548987584">
          <table:table-cell table:style-name="Table1.A1" office:value-type="string">
            <text:p text:style-name="Text_20_body">μόλις δ’ ἐξελκύσας - βαρύτατον γὰρ ἦν - καὶ πρὸς <text:soft-page-break/>γόνατα καταθείς, ἔπρα- ξεν ὅπως εἰκῇ ἀνοιχθήσεται.</text:p>
          </table:table-cell>
          <table:table-cell office:value-type="string">
            <text:p text:style-name="P6">"We want to see Professor Dumbledore," said <text:soft-page-break/>Hermione, rather bravely, Harry and Ron thought. </text:p>
          </table:table-cell>
        </table:table-row>
        <table:table-row table:style-name="TableLine1840548988672">
          <table:table-cell table:style-name="Table1.A1" office:value-type="string">
            <text:p text:style-name="Text_20_body">καί εὐθὺς ἐξεπλάγη ἀκούσας βοὴν δεινὴν καῖ φρικώδη, τοῦ βιβλίου διωλύγιον κωκύοντος.</text:p>
          </table:table-cell>
          <table:table-cell office:value-type="string">
            <text:p text:style-name="P6">"See Professor Dumbledore?" Professor McGonagall repeated, as though this was a very fishy thing to want to do. "Why?" </text:p>
          </table:table-cell>
        </table:table-row>
        <table:table-row table:style-name="TableLine1840548988944">
          <table:table-cell table:style-name="Table1.A1" office:value-type="string">
            <text:p text:style-name="Text_20_body">καὶ τοῦ Ἀρείου ῶς τάχιστα κατακλείσαντος αὐτό, τὴν γοῦν κραυγὴν ἔτ’ ἦν ἀκοῦσαι ὀξεῖαν τε καὶ μονότονον καὶ σφόδρα δυσαλγῆ τοῖς οὖσι.</text:p>
          </table:table-cell>
          <table:table-cell office:value-type="string">
            <text:p text:style-name="P6">Harry swallowed -- now what? "It's sort of secret," he said, but he wished at once he hadn't, because Professor McGonagall's nostrils flared. </text:p>
          </table:table-cell>
        </table:table-row>
        <table:table-row table:style-name="TableLine1840548994112">
          <table:table-cell table:style-name="Table1.A1" office:value-type="string">
            <text:p text:style-name="Text_20_body">καῖ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ε”τι λιγύ φθεγγόμενον μόλις ἀποθεὶς εἷς τὸ σανίδωμα κατὰ τάχος ἀπέδραμεν.</text:p>
          </table:table-cell>
          <table:table-cell office:value-type="string">
            <text:p text:style-name="P6">"Professor Dumbledore left ten minutes ago," she said coldly. "He received an urgent owl from the Ministry of Magic and flew off for London at once." </text:p>
          </table:table-cell>
        </table:table-row>
        <table:table-row table:style-name="TableLine1840548993840">
          <table:table-cell table:style-name="Table1.A1" office:value-type="string">
            <text:p text:style-name="Text_20_body">καῖ ὅσον ού πρὸς τὴν θύραν ἧκε καί τὸν Φήληκα παρῆλθεν.</text:p>
          </table:table-cell>
          <table:table-cell office:value-type="string">
            <text:p text:style-name="P6">"He's gone?" said Harry frantically. "Now?" </text:p>
          </table:table-cell>
        </table:table-row>
        <table:table-row table:style-name="TableLine1840548995200">
          <table:table-cell table:style-name="Table1.A1" office:value-type="string">
            <text:p text:style-name="Text_20_body">τὸν δὲ βλέποντα πρὸς αὐτὸν ὀρθοῖς ὄμμασι - χαροποῖς δ’ οὖσι καὶ θηριώδεσιν - ἀλλ’ οὐκ ἰδόντα ἔλαθεν ὁ ’Άρειος νεύσας θ’ ὑπὸ τὰς χεῖρας προτεινομένας καὶ ἐκφυγὼν κατὰ τὴν διαδρομὴν ἀκούων ἔτι τὰς τοῦ βιβλίου βοάς.</text:p>
          </table:table-cell>
          <table:table-cell office:value-type="string">
            <text:p text:style-name="P6">"Professor Dumbledore is a very great wizard, Potter, he has many demands on his time -- "But this is important." </text:p>
          </table:table-cell>
        </table:table-row>
        <table:table-row table:style-name="TableLine1840548980240">
          <table:table-cell table:style-name="Table1.A1" office:value-type="string">
            <text:p text:style-name="Text_20_body">εἱστήκει δέ πρόσθεν πανοπλίας μακρᾶς.</text:p>
          </table:table-cell>
          <table:table-cell office:value-type="string">
            <text:p text:style-name="P6">"Something you have to say is more important than the Ministry of Magic, Potter. </text:p>
          </table:table-cell>
        </table:table-row>
        <table:table-row table:style-name="TableLine1840548979424">
          <table:table-cell table:style-name="Table1.A1" office:value-type="string">
            <text:p text:style-name="Text_20_body">σπουδάζων γὰρ φυγεῖν ἀπὸ τῆς βιβλιοθήκης νοῦν οὐ προσεῖχε τῇ ὁδῷ.</text:p>
          </table:table-cell>
          <table:table-cell office:value-type="string">
            <text:p text:style-name="P6">"Look," said Harry, throwing caution to the winds, "Professor -- it's about the Sorcerer's tone --" </text:p>
          </table:table-cell>
        </table:table-row>
        <table:table-row table:style-name="TableLine1840548987856">
          <table:table-cell table:style-name="Table1.A1" office:value-type="string">
            <text:p text:style-name="Text_20_body">τυχὸν δέ διὰ τοῦ σκότου οὐκ ε”γνω ποῦ ἐστί’ πρὸς μὲν γὰρ τὸ ὀπτάνιον ᾔδει ἱδρυμένην πανοπλίαν, ἀνῶτερος δέ πολὺ δὴ ε”γνω ἐν τῷ τότε γεν- ομενος καῖ δὴ ἐν τῷ πέμπτῳ οἰκήματι ὡς εἰκός.</text:p>
          </table:table-cell>
          <table:table-cell office:value-type="string">
            <text:p text:style-name="P6">Whatever Professor McGonagall had expected, it wasn't that. The books she was carrying tumbled out of her arms, but she didn't pick them up. </text:p>
          </table:table-cell>
        </table:table-row>
        <table:table-row table:style-name="TableLine1840548990848">
          <table:table-cell table:style-name="Table1.A1" office:value-type="string">
            <text:p text:style-name="Text_20_body">Ἐκέλευσας μέντοι, ὦ σοφιστά, εὐθὺς ἀγγέλλειν σοὶ εἴ τις νυκτὶ πλανῷτο.</text:p>
          </table:table-cell>
          <table:table-cell office:value-type="string">
            <text:p text:style-name="P6">"How do you know --?" she spluttered. </text:p>
          </table:table-cell>
        </table:table-row>
        <table:table-row table:style-name="TableLine1840548979696">
          <table:table-cell table:style-name="Table1.A1" office:value-type="string">
            <text:p text:style-name="Text_20_body">καὶ ἦν τις ἄρα ἐν τῇ βιβλιοθήκῃ πλανώμενος, ἐν τοῖς ἐξαιρέτοις βιβλίοις.</text:p>
          </table:table-cell>
          <table:table-cell office:value-type="string">
            <text:p text:style-name="P6">"Professor, I think -- I know -- that Sn- that someone's going to try and steal the Stone. I've got to talk to Professor Dumbledore." </text:p>
          </table:table-cell>
        </table:table-row>
        <table:table-row table:style-name="TableLine1840548985408">
          <table:table-cell table:style-name="Table1.A1" office:value-type="string">
            <text:p text:style-name="Text_20_body">ὁ δ’ Ἄρειος ὠχριακῶς ἤδη ὑπώπτευε μὴ ὁ Φήληξ δίοδον ξύντομον οἶδεν· ἤκουε γὰρ τὴν τοῦ διαβόλου τούτου φωνὴν τρυφερὰν ἀεῖ ἐξ ἐγγυτέρου <text:soft-page-break/>γιγνομένην.</text:p>
          </table:table-cell>
          <table:table-cell office:value-type="string">
            <text:p text:style-name="P6">She eyed him with a mixture of shock and suspicion. </text:p>
          </table:table-cell>
        </table:table-row>
        <table:table-row table:style-name="TableLine1840548980784">
          <table:table-cell table:style-name="Table1.A1" office:value-type="string">
            <text:p text:style-name="Text_20_body">καὶ τὸ δεινότατον ὁ ἀποκρινόμενος ἀπέβη Σίναπυς ὢν.</text:p>
          </table:table-cell>
          <table:table-cell office:value-type="string">
            <text:p text:style-name="P6">"Professor Dumbledore will be back tomorrow," she said finally. I don't know how you found out about the Stone, but rest assured, no one can possibly steal it, it's too well protected." </text:p>
          </table:table-cell>
        </table:table-row>
        <table:table-row table:style-name="TableLine1840548984320">
          <table:table-cell table:style-name="Table1.A1" office:value-type="string">
            <text:p text:style-name="Text_20_body">Ἠ τὰ ἐξαίρετα λέγεις,· ἔφη.</text:p>
          </table:table-cell>
          <table:table-cell office:value-type="string">
            <text:p text:style-name="P6">"But Professor --" </text:p>
          </table:table-cell>
        </table:table-row>
        <table:table-row table:style-name="TableLine1840548992752">
          <table:table-cell table:style-name="Table1.A1" office:value-type="string">
            <text:p text:style-name="Text_20_body">λοιπόν, πλησίον ἔτ’ ὄντας ὡς εἰκὸς ῥᾳδίως καταληψόμεθα αὐτούς.</text:p>
          </table:table-cell>
          <table:table-cell office:value-type="string">
            <text:p text:style-name="P6">"Potter, I know what I'm talking about," she said shortly. She bent down and gathered up the fallen books. I suggest you all go back outside and enjoy the sunshine." </text:p>
          </table:table-cell>
        </table:table-row>
        <table:table-row table:style-name="TableLine1840548979968">
          <table:table-cell table:style-name="Table1.A1" office:value-type="string">
            <text:p text:style-name="Text_20_body">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ἐκινδύνευον ἐγγυτέρω προϊόντες.</text:p>
          </table:table-cell>
          <table:table-cell office:value-type="string">
            <text:p text:style-name="P6">But they didn't. </text:p>
          </table:table-cell>
        </table:table-row>
        <table:table-row table:style-name="TableLine1840548988128">
          <table:table-cell table:style-name="Table1.A1" office:value-type="string">
            <text:p text:style-name="Text_20_body">ἀφανῆ μέν γὰρ ἡ χλαῖνα ἐποίει αὐτόν, στερεὸς δ’ αὖ διετέλει ὤν.</text:p>
          </table:table-cell>
          <table:table-cell office:value-type="string">
            <text:p text:style-name="P6">"It's tonight," said Harry, once he was sure Professor McGonagall was out of earshot. "Snape's going through the trapdoor tonight. He's found out everything he needs, and now he's got Dumbledore out of the way. He sent that note, I bet the Ministry of Magic will get a real shock when Dumbledore turns up." </text:p>
          </table:table-cell>
        </table:table-row>
        <table:table-row table:style-name="TableLine1840548987040">
          <table:table-cell table:style-name="Table1.A1" office:value-type="string">
            <text:p text:style-name="Text_20_body">ἀνεχώρει οὖν ὁ ’Ἀρειος ἐφ’ ὅσον ἐδύνατο μετὰ σιωπῆς.</text:p>
          </table:table-cell>
          <table:table-cell office:value-type="string">
            <text:p text:style-name="P6">"But what can we --" </text:p>
          </table:table-cell>
        </table:table-row>
        <table:table-row table:style-name="TableLine1840548981328">
          <table:table-cell table:style-name="Table1.A1" office:value-type="string">
            <text:p text:style-name="Text_20_body">ἐν δ’ ἀριστερᾷ ἦν θύρα τύχῃ ἀνεῳγμένη τι.</text:p>
          </table:table-cell>
          <table:table-cell office:value-type="string">
            <text:p text:style-name="P6">Hermione gasped. Harry and Ron wheeled round. </text:p>
          </table:table-cell>
        </table:table-row>
        <table:table-row table:style-name="TableLine1840548978336">
          <table:table-cell table:style-name="Table1.A1" office:value-type="string">
            <text:p text:style-name="Text_20_body">ἐλπὶς δ’ ἐπῆλθεν αὐτῷ σῴζεσθαι, εἴ πως παρίοι εἰς τὸ δωμάτιον λαθὼν ἐκείνους.</text:p>
          </table:table-cell>
          <table:table-cell office:value-type="string">
            <text:p text:style-name="P6">Snape was standing there. </text:p>
          </table:table-cell>
        </table:table-row>
        <table:table-row table:style-name="TableLine1840548983504">
          <table:table-cell table:style-name="Table1.A1" office:value-type="string">
            <text:p text:style-name="Text_20_body">καὶ τοῦτο πάνυ θλιβόμενος καῖ ἅμα ἀπνευστὶ ἔχων χαίρων ἔπραξε.</text:p>
          </table:table-cell>
          <table:table-cell office:value-type="string">
            <text:p text:style-name="P6">"Good afternoon," he said smoothly. </text:p>
          </table:table-cell>
        </table:table-row>
        <table:table-row table:style-name="TableLine1840548994384">
          <table:table-cell table:style-name="Table1.A1" office:value-type="string">
            <text:p text:style-name="Text_20_body">παριόντων δ’ ἐκείνων ἐπερειδόμενος τέως τῷ τοίχῳ καὶ πνευστιῶν ΠΕΡΙ ΤΟΥ ΕΣΟΠΤΡΟΥ ΤΟΥ ΝΑῙΜΥΘῙΠΕ 169 πολὺ ἤκουε ψόφον αὐτῶν κατ’ ὀλίγον ἐκποδὼν ἀπελθόντων.</text:p>
          </table:table-cell>
          <table:table-cell office:value-type="string">
            <text:p text:style-name="P6">They stared at him. </text:p>
          </table:table-cell>
        </table:table-row>
        <table:table-row table:style-name="TableLine1840548983776">
          <table:table-cell table:style-name="Table1.A1" office:value-type="string">
            <text:p text:style-name="Text_20_body">μικροῦ δὴ ἐδέησεν ἁλῶναι, ὡς ᾤετο.</text:p>
          </table:table-cell>
          <table:table-cell office:value-type="string">
            <text:p text:style-name="P6">"You shouldn't be inside on a day like this," he said, with an odd, twisted smile. </text:p>
          </table:table-cell>
        </table:table-row>
        <table:table-row table:style-name="TableLine1840548994656">
          <table:table-cell table:style-name="Table1.A1" office:value-type="string">
            <text:p text:style-name="Text_20_body">ὥστε χρόνον τινὰ οὐ προσεῖχε τὸν νοῦν τῷ δωματίῳ ἐν ᾧ κρυπτόμενος ἐλάνθανε.</text:p>
          </table:table-cell>
          <table:table-cell office:value-type="string">
            <text:p text:style-name="P6">"We were --" Harry began, without any idea what he was going to say. </text:p>
          </table:table-cell>
        </table:table-row>
        <text:soft-page-break/>
        <table:table-row table:style-name="TableLine1840548982416">
          <table:table-cell table:style-name="Table1.A1" office:value-type="string">
            <text:p text:style-name="Text_20_body">τοῦτο δ’ ἦν τὸ πάλαι ὡς ἐφαίνετο διδασκαλεῖον.</text:p>
          </table:table-cell>
          <table:table-cell office:value-type="string">
            <text:p text:style-name="P6">"You want to be more careful," said Snape. "Hanging around like this, people will think you're up to something. And Gryffindor really can't afford to lose any more points, can it?" </text:p>
          </table:table-cell>
        </table:table-row>
        <table:table-row table:style-name="TableLine1840548991120">
          <table:table-cell table:style-name="Table1.A1" office:value-type="string">
            <text:p text:style-name="Text_20_body">βάθρα γὰρ ἦν ι’δεῖν καὶ δίφρους ἀρχαίους παρὰ τοὺς τοίχους σεσωρευμένους καῖ φορυτοδοχεῖον ὑπτιωμένον.</text:p>
          </table:table-cell>
          <table:table-cell office:value-type="string">
            <text:p text:style-name="P6">Harry flushed. They turned to go outside, but Snape called them back. </text:p>
          </table:table-cell>
        </table:table-row>
        <table:table-row table:style-name="TableLine1840548978880">
          <table:table-cell table:style-name="Table1.A1" office:value-type="string">
            <text:p text:style-name="Text_20_body">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p>
          </table:table-cell>
          <table:table-cell office:value-type="string">
            <text:p text:style-name="P6">"Be warned, Potter -- any more nighttime wanderings and I will personally make sure you are expelled. Good day to you." </text:p>
          </table:table-cell>
        </table:table-row>
        <table:table-row table:style-name="TableLine1840548992208">
          <table:table-cell table:style-name="Table1.A1" office:value-type="string">
            <text:p text:style-name="Text_20_body">ἔσοπτρον δ’ ἦν μεγαλοπρεπές τὸ ὕψος τῷ ὀρόφῳ ἰσούμενον· πλαισίῳ δ’ ἐνῆν χρυσῷ, καὶ πόδας μὲν εἶχε δύο ὄνυξιν ἐοικότας λειοντείοις, ἐν δ’ ἄκρῳ ἐπίγραμμα τοιόνδε κεχαραγμένον ἀλλ’ οὐκέτ’ ἀκούων οὔτε τοῦ Φήληκος οὔτε τοῦ Σινάπεως, ἧττον δ’ ἤδη φοβούμενος, προσῄει τὸ ἔσοπτρον θέλων αὖθις μὲν ἐσοπτρίζ- εσθαι αὖθις δέ μηδὲν εἴδωλον ι’δεῖν.</text:p>
          </table:table-cell>
          <table:table-cell office:value-type="string">
            <text:p text:style-name="P6">He strode off in the direction of the staffroom. </text:p>
          </table:table-cell>
        </table:table-row>
        <table:table-row table:style-name="TableLine1840548980512">
          <table:table-cell table:style-name="Table1.A1" office:value-type="string">
            <text:p text:style-name="Text_20_body">εἱστήκει οὖν ἐναντίον αὐτοῦ.</text:p>
          </table:table-cell>
          <table:table-cell office:value-type="string">
            <text:p text:style-name="P6">Out on the stone steps, Harry turned to the others. </text:p>
          </table:table-cell>
        </table:table-row>
        <table:table-row table:style-name="TableLine1840548984592">
          <table:table-cell table:style-name="Table1.A1" office:value-type="string">
            <text:p text:style-name="Text_20_body">ἐνταῦθα δ’ ε”δει τὰς χεῖρας τῷ στόματι προσθεῖναι ὅπως μὴ ἀναβοάσῃ ἐκπλήξεως ὕπο.</text:p>
          </table:table-cell>
          <table:table-cell office:value-type="string">
            <text:p text:style-name="P6">"Right, here's what we've got to do," he whispered urgently. "One of us has got to keep an eye on Snape -- wait outside the staff room and follow him if he leaves it. Hermione, you'd better do that." </text:p>
          </table:table-cell>
        </table:table-row>
        <table:table-row table:style-name="TableLine1840548978064">
          <table:table-cell table:style-name="Table1.A1" office:value-type="string">
            <text:p text:style-name="Text_20_body">ἐπέστρεψε δ’ ἐπτοημένος καῖ μᾶλλον ἔτ’ ῆ τὸ πάροιθεν ἀκούσας τοῦ βιβλίου τότε φθεγγομένου· ἑώρα γὰρ ἐν τῷ κατόπτρῳ οὐ μόνον ἑαυτὸν ἀλλὰ καί πολλοὺς ἀνθρώπους ὄπισ- θεν ἑστῶτας.</text:p>
          </table:table-cell>
          <table:table-cell office:value-type="string">
            <text:p text:style-name="P6">"Why me?" </text:p>
          </table:table-cell>
        </table:table-row>
        <table:table-row table:style-name="TableLine1840548992480">
          <table:table-cell table:style-name="Table1.A1" office:value-type="string">
            <text:p text:style-name="Text_20_body">κενοῦ δ’ ὄντος τοῦ δωματίου, μεστὸς ἄσθματος γενόμενος τὸ στόμα βραδέως ἀνεστρέφετο πρὸς τὸ ἔσοπτρον.</text:p>
          </table:table-cell>
          <table:table-cell office:value-type="string">
            <text:p text:style-name="P6">"It's obvious," said Ron. "You can pretend to be waiting for Professor Flitwick, you know." He put on a high voice, "'Oh Professor Flitwick, I'm so worried, I think I got question fourteen b wrong....'“ </text:p>
          </table:table-cell>
        </table:table-row>
        <table:table-row table:style-name="TableLine1840548985136">
          <table:table-cell table:style-name="Table1.A1" office:value-type="string">
            <text:p text:style-name="Text_20_body">καί εἶδεν ἑαυτὸν μὲν μάλ’ αὖθις ὕπωχρόν τε τῆν ὄψιν καὶ περί- φοβον, ἅλλους δέ τινας ὡς δέκα ἐμφαινομένους.</text:p>
          </table:table-cell>
          <table:table-cell office:value-type="string">
            <text:p text:style-name="P6">"Oh, shut up," said Hermione, but she agreed to go and watch out for Snape. </text:p>
          </table:table-cell>
        </table:table-row>
        <table:table-row table:style-name="TableLine1840548993024">
          <table:table-cell table:style-name="Table1.A1" office:value-type="string">
            <text:p text:style-name="Text_20_body">περιάγων δέ τὸν αὐχένα οὐδέν’ εἶδε παρόντα.</text:p>
          </table:table-cell>
          <table:table-cell office:value-type="string">
            <text:p text:style-name="P6">"And we'd better stay outside the third-floor corridor," Harry told Ron. </text:p>
          </table:table-cell>
        </table:table-row>
        <table:table-row table:style-name="TableLine1840548981056">
          <table:table-cell table:style-name="Table1.A1" office:value-type="string">
            <text:p text:style-name="Text_20_body">ἦ που καὶ οὗτοι ἀφανεῖς ὑπάρχουσιν, ἦ τοι ἐν <text:soft-page-break/>δωματίῳ ἀνθρώπων πλήρει ἠφανισμένων ὢν ἀθρεῖ σόφισμά τι τοῦ ἐσόπτρου, πάντας δὴ ἐμφαίνοντος εἴτε ἀφανεῖς γεγενημένους εἴτε μή; καὶ πάλιν εἶσοπτριζόμενος εἶδε γυναῖκά τινα ὄπισθεν ἑαυτοῦ ἑστῶσαν μειδιῶσαν θ’ ἅμα καὶ δεξιὰν ἀνασείουσαν.</text:p>
          </table:table-cell>
          <table:table-cell office:value-type="string">
            <text:p text:style-name="P6">"Come on." <text:soft-page-break/></text:p>
          </table:table-cell>
        </table:table-row>
        <table:table-row table:style-name="TableLine1840548981600">
          <table:table-cell table:style-name="Table1.A1" office:value-type="string">
            <text:p text:style-name="Text_20_body">περιστρεφθείς δέ καί τὴν χεῖρα προτείνας ἀέρος μόνου ἔψαυσεν.</text:p>
          </table:table-cell>
          <table:table-cell office:value-type="string">
            <text:p text:style-name="P6">But that part of the plan didn't work. No sooner had they reached the door separating Fluffy from the rest of the school than Professor McGonagall turned up again and this time, she lost her temper. </text:p>
          </table:table-cell>
        </table:table-row>
        <table:table-row table:style-name="TableLine1840548981872">
          <table:table-cell table:style-name="Table1.A1" office:value-type="string">
            <text:p text:style-name="Text_20_body">εἷ γὰρ ὡς ἀληθῶς παρῆν, ε”ψαυεν ἂν αὐτῆς, τῶν σκιῶν εἷς τοσοῦτο πλησίον δοκουσῶν.</text:p>
          </table:table-cell>
          <table:table-cell office:value-type="string">
            <text:p text:style-name="P6">"I suppose you think you're harder to get past than a pack of enchantments!" she stormed. "Enough of this nonsense! If I hear you 've come anywhere near here again, I'll take another fifty points from Gryffindor! Yes, Weasley, from my own house!" Harry and Ron went back to the common room, Harry had just said, "At least Hermione's on Snape's tail," when the portrait of the Fat Lady swung open and Hermione came in. </text:p>
          </table:table-cell>
        </table:table-row>
        <table:table-row table:style-name="TableLine1840548987312">
          <table:table-cell table:style-name="Table1.A1" office:value-type="string">
            <text:p text:style-name="Text_20_body">οὐδενὸς δ’ ἄρα ψαύσας πλὴν τοῦ ἀέρος, συνῄδει τοῖς τ’ ἄλλοις καί ἐκείνῃ μὴ οὖσιν εἰμὴ ἐν τῲ ἐσόπτρῳ.</text:p>
          </table:table-cell>
          <table:table-cell office:value-type="string">
            <text:p text:style-name="P6">"I'm sorry, Harry!" she wailed. "Snape came out and asked me what I was doing, so I said I was waiting for Flitwick, and Snape went to get him, and I've only just got away, I don't know where Snape went." </text:p>
          </table:table-cell>
        </table:table-row>
        <table:table-row table:style-name="TableLine1840548982688">
          <table:table-cell table:style-name="Table1.A1" office:value-type="string">
            <text:p text:style-name="Text_20_body">ὡραιοτάτη δ’ οὖν οὖσα τὰς τρίχας ὑποπύρρους εἶχεν αὕτη καῖ τοὺς ὀφθαλμοὺς γλαυκούς.</text:p>
          </table:table-cell>
          <table:table-cell office:value-type="string">
            <text:p text:style-name="P6">"Well, that's it then, isn't it?" Harry said. </text:p>
          </table:table-cell>
        </table:table-row>
        <table:table-row table:style-name="TableLine1840548982960">
          <table:table-cell table:style-name="Table1.A1" office:value-type="string">
            <text:p text:style-name="Text_20_body">τούτους δ’ ὁ ’Άρειος ἐνόμιζεν ὁμοιοτ- άτους εἶναι τοῖς ἑαυτοῦ τό τε χρῶμα καί τὴν μορφήν.</text:p>
          </table:table-cell>
          <table:table-cell office:value-type="string">
            <text:p text:style-name="P6">The other two stared at him. He was pale and his eyes were glittering. </text:p>
          </table:table-cell>
        </table:table-row>
        <table:table-row table:style-name="TableLine1840548985680">
          <table:table-cell table:style-name="Table1.A1" office:value-type="string">
            <text:p text:style-name="Text_20_body">καὶ ἔπειτα ᾔσθετο αὐτῆς δακρυούσης μέν, μειδιώσης δ’ ἅμα.</text:p>
          </table:table-cell>
          <table:table-cell office:value-type="string">
            <text:p text:style-name="P6">"I'm going out of here tonight and I'm going to try and get to the Stone first." </text:p>
          </table:table-cell>
        </table:table-row>
        <table:table-row table:style-name="TableLine1840548985952">
          <table:table-cell table:style-name="Table1.A1" office:value-type="string">
            <text:p text:style-name="Text_20_body">καί ἀνήρ τις παριστάμενος περιεβάλλετο αὐτῆς.</text:p>
          </table:table-cell>
          <table:table-cell office:value-type="string">
            <text:p text:style-name="P6">"You're mad!" said Ron. </text:p>
          </table:table-cell>
        </table:table-row>
        <table:table-row table:style-name="TableLine1840548986224">
          <table:table-cell table:style-name="Table1.A1" office:value-type="string">
            <text:p text:style-name="Text_20_body">μελανόθριξ δ’ ἦν οὗτος καί 170 ΑΡΕῙοΣ Πο ΤΗΡ ἰσχνὸς καὶ μακρὸς τὸ ὕψος διόπτρα φορῶν.</text:p>
          </table:table-cell>
          <table:table-cell office:value-type="string">
            <text:p text:style-name="P6">"You can't!" said Hermione. "After what McGonagall and Snape have said? You'll be expelled!" </text:p>
          </table:table-cell>
        </table:table-row>
        <table:table-row table:style-name="TableLine1840548986496">
          <table:table-cell table:style-name="Table1.A1" office:value-type="string">
            <text:p text:style-name="Text_20_body">ἡ δέ κόμη αὐτοῦ ἀκτένιστος οὖσα τὸ ὄπισθεν ὀρθὴ ἔφριττε οἷον ἡ αὐτοῦ τοῦ Ἁρείου.</text:p>
          </table:table-cell>
          <table:table-cell office:value-type="string">
            <text:p text:style-name="P6">"SO WHAP" Harry shouted. "Don't you understand? If Snape gets hold of the Stone, Voldemort's coming back! Haven't you heard what it was like when he was trying to take over? There <text:soft-page-break/>won't be any Hogwarts to get expelled from! He'll flatten it, or turn it into a school for the Dark Arts! Losing points doesn't matter anymore, can't you see? D'you think he'll leave you and your families alone if Gryffindor wins the house cup? If I get caught before I can get to the Stone, well, I'll have to go back to the Dursleys and wait for Voldemort to find me there, it's only dying a bit later than I would have, because I'm never going over to the Dark Side! I'm going through that trapdoor tonight and nothing you two say is going to stop me! Voldemort killed my parents, remember?" </text:p>
          </table:table-cell>
        </table:table-row>
        <table:table-row table:style-name="TableLine1840548986768">
          <table:table-cell table:style-name="Table1.A1" office:value-type="string">
            <text:p text:style-name="Text_20_body">ὁ δὲ οὕτω ἐπλησίαζεν ἤδη τῴ ἐσόπτρῳ ὥστε τοὺς μυκτῆρας μονονουχὶ ψαύειν ἐκείνων τῶν τῆς ἂντιστοίχου σκιᾶς.</text:p>
          </table:table-cell>
          <table:table-cell office:value-type="string">
            <text:p text:style-name="P6">He glared at them. </text:p>
          </table:table-cell>
        </table:table-row>
        <table:table-row table:style-name="TableLine1840549002816">
          <table:table-cell table:style-name="Table1.A1" office:value-type="string">
            <text:p text:style-name="Text_20_body">Ἠ μάμμη εἶ σύ,· ἔφη ψιθυρίζων.</text:p>
          </table:table-cell>
          <table:table-cell office:value-type="string">
            <text:p text:style-name="P6">"You're right Harry," said Hermione in a small voice. </text:p>
          </table:table-cell>
        </table:table-row>
        <table:table-row table:style-name="TableLine1840548998736">
          <table:table-cell table:style-name="Table1.A1" office:value-type="string">
            <text:p text:style-name="Text_20_body">ἦ πάππας,· καὶ οἶ μὲν ἀμέλει πρὸς αὐτὸν ε”βλεπον μειδιῶντες.</text:p>
          </table:table-cell>
          <table:table-cell office:value-type="string">
            <text:p text:style-name="P6">"I'll use the invisibility cloak," said Harry. "It's just lucky I got it back." </text:p>
          </table:table-cell>
        </table:table-row>
        <table:table-row table:style-name="TableLine1840548996016">
          <table:table-cell table:style-name="Table1.A1" office:value-type="string">
            <text:p text:style-name="Text_20_body">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able:table-cell>
          <table:table-cell office:value-type="string">
            <text:p text:style-name="P6">"But will it cover all three of us?" said Ron. </text:p>
          </table:table-cell>
        </table:table-row>
        <table:table-row table:style-name="TableLine1840549001456">
          <table:table-cell table:style-name="Table1.A1" office:value-type="string">
            <text:p text:style-name="Text_20_body">καὶ γὰρ τὸ ἑαυτοῦ γένος τὸ πρῶτον ἑώρα.</text:p>
          </table:table-cell>
          <table:table-cell office:value-type="string">
            <text:p text:style-name="P6">"All -- all three of us?" </text:p>
          </table:table-cell>
        </table:table-row>
        <table:table-row table:style-name="TableLine1840549002544">
          <table:table-cell table:style-name="Table1.A1" office:value-type="string">
            <text:p text:style-name="Text_20_body">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able:table-cell>
          <table:table-cell office:value-type="string">
            <text:p text:style-name="P6">"Oh, come off it, you don't think we'd let you go alone?" </text:p>
          </table:table-cell>
        </table:table-row>
        <table:table-row table:style-name="TableLine1840549008256">
          <table:table-cell table:style-name="Table1.A1" office:value-type="string">
            <text:p text:style-name="Text_20_body">καὶ ὑπὸ τοῖς σπλάγχνοις πόθον εἶχε δύσμαχον· δακρύειν γὰρ ἐβούλετο ἅμα καὶ γελᾶν.</text:p>
          </table:table-cell>
          <table:table-cell office:value-type="string">
            <text:p text:style-name="P6">"Of course not," said Hermione briskly. "How do you think you'd get to the Stone without us? I'd better go and took through my books, there might be something useful..." </text:p>
          </table:table-cell>
        </table:table-row>
        <table:table-row table:style-name="TableLine1840548997104">
          <table:table-cell table:style-name="Table1.A1" office:value-type="string">
            <text:p text:style-name="Text_20_body">καί πόσον χρόνον ἐκεῖ διέμενεν ἑστηκὼς οὐκ ᾕδει.</text:p>
          </table:table-cell>
          <table:table-cell office:value-type="string">
            <text:p text:style-name="P6">"But if we get caught, you two will be expelled, too." </text:p>
          </table:table-cell>
        </table:table-row>
        <table:table-row table:style-name="TableLine1840548996288">
          <table:table-cell table:style-name="Table1.A1" office:value-type="string">
            <text:p text:style-name="Text_20_body">τῶν γὰρ εἰδώλων οὐδαμῶς ἀπορρεόντων, διηνεκῶς ἐθεώρει μέχρι οὗ ψόφου τινὸς τηλωποῦ ἀκούσας <text:soft-page-break/>ε”ννους ἐγένετο.</text:p>
          </table:table-cell>
          <table:table-cell office:value-type="string">
            <text:p text:style-name="P6">"Not if I can help it," said Hermione grimly. "Flitwick told me in secret that I got a hundred and <text:soft-page-break/>twelve percent on his exam. They're not throwing me out after that." </text:p>
          </table:table-cell>
        </table:table-row>
        <table:table-row table:style-name="TableLine1840549003088">
          <table:table-cell table:style-name="Table1.A1" office:value-type="string">
            <text:p text:style-name="Text_20_body">οὗ γὰρ ἀναμενετέον, δέον παρελθόντα κοιμᾶσθαι.</text:p>
          </table:table-cell>
          <table:table-cell office:value-type="string">
            <text:p text:style-name="P6">After dinner the three of them sat nervously apart in the common room. </text:p>
          </table:table-cell>
        </table:table-row>
        <table:table-row table:style-name="TableLine1840549003360">
          <table:table-cell table:style-name="Table1.A1" office:value-type="string">
            <text:p text:style-name="Text_20_body">ὥστ’ ἄκων ἇποστρεψάμενος τῆς μητρὸς καὶ διὰ ψιθυρισμοῦ ὑποσχόμενος ἐπανιέναι, ἐκ τοῦ δωματίου ἐπει- γόμενος ἀπέβη.</text:p>
          </table:table-cell>
          <table:table-cell office:value-type="string">
            <text:p text:style-name="P6">Nobody bothered them; none of the Gryffindors had anything to say to Harry any more, after all. This was the first night he hadn't been upset by it. Hermione was skimming through all her notes, hoping to come across one of the enchantments they were about to try to break. Harry and Ron didn't talk much. Both of them were thinking about what they were about to do. </text:p>
          </table:table-cell>
        </table:table-row>
        <table:table-row table:style-name="TableLine1840548996560">
          <table:table-cell table:style-name="Table1.A1" office:value-type="string">
            <text:p text:style-name="Text_20_body">&gt;κ “Ως ὤφελες ἐγεῖραί με, ἦ δ’ ὃς ὁ Ῥοὼν ἀνιώμενός τι.</text:p>
          </table:table-cell>
          <table:table-cell office:value-type="string">
            <text:p text:style-name="P6">Slowly, the room emptied as people drifted off to bed. </text:p>
          </table:table-cell>
        </table:table-row>
        <table:table-row table:style-name="TableLine1840549000912">
          <table:table-cell table:style-name="Table1.A1" office:value-type="string">
            <text:p text:style-name="Text_20_body">Ἀλλ’ ἔξεστι σοὶ ἐλθεῖν τῇδε τῇ νυκτί.</text:p>
          </table:table-cell>
          <table:table-cell office:value-type="string">
            <text:p text:style-name="P6">"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 </text:p>
          </table:table-cell>
        </table:table-row>
        <table:table-row table:style-name="TableLine1840548997376">
          <table:table-cell table:style-name="Table1.A1" office:value-type="string">
            <text:p text:style-name="Text_20_body">ἐπάνειμι γάρ.</text:p>
          </table:table-cell>
          <table:table-cell office:value-type="string">
            <text:p text:style-name="P6">He ran back down to the common room. </text:p>
          </table:table-cell>
        </table:table-row>
        <table:table-row table:style-name="TableLine1840549000096">
          <table:table-cell table:style-name="Table1.A1" office:value-type="string">
            <text:p text:style-name="Text_20_body">βούλομαι δ’ οὖν δεῖξαι σοὶ τὸ ἔσοπτρον.</text:p>
          </table:table-cell>
          <table:table-cell office:value-type="string">
            <text:p text:style-name="P6">"We'd better put the cloak on here, and make sure it covers all three of us -- if Filch spots one of our feet wandering along on its own --" </text:p>
          </table:table-cell>
        </table:table-row>
        <table:table-row table:style-name="TableLine1840549003632">
          <table:table-cell table:style-name="Table1.A1" office:value-type="string">
            <text:p text:style-name="Text_20_body">Ἐγὼ γὰρ βούλομαι τὴν σὴν μητέρα ἰδεῖν καί τὸν σὸν πατέρα.</text:p>
          </table:table-cell>
          <table:table-cell office:value-type="string">
            <text:p text:style-name="P6">"What are you doing?" said a voice from the corner of the room. Neville appeared from behind an armchair, clutching Trevor the toad, who looked as though he'd been making another bid for freedom. </text:p>
          </table:table-cell>
        </table:table-row>
        <table:table-row table:style-name="TableLine1840549001728">
          <table:table-cell table:style-name="Table1.A1" office:value-type="string">
            <text:p text:style-name="Text_20_body">Κάγὼ βούλομαι δὴ ἰδεῖν πᾶν τὸ σὸν γένος, τοὺς Εὖισηλίους ἅπαντας.</text:p>
          </table:table-cell>
          <table:table-cell office:value-type="string">
            <text:p text:style-name="P6">"Nothing, Neville, nothing," said Harry, hurriedly putting the cloak behind his back. </text:p>
          </table:table-cell>
        </table:table-row>
        <table:table-row table:style-name="TableLine1840548995744">
          <table:table-cell table:style-name="Table1.A1" office:value-type="string">
            <text:p text:style-name="Text_20_body">ἐξέσται γὰρ σοὶ δεῖξαί μοι τούς τ’ ἄλλους καὶ τοὺς ἀδελ- φοὺς τοὺς προγενεστέρους.</text:p>
          </table:table-cell>
          <table:table-cell office:value-type="string">
            <text:p text:style-name="P6">Neville stared at their guilty faces. </text:p>
          </table:table-cell>
        </table:table-row>
        <table:table-row table:style-name="TableLine1840549003904">
          <table:table-cell table:style-name="Table1.A1" office:value-type="string">
            <text:p text:style-name="Text_20_body">Ἀλλ’ ε”στιν ι’δεῖν αὐτοὺς ὅταν βούλῃ, φοιτήσας παρ’ ἐμαυτῷ τοῦ ἐπιγιγνομένου θέρους.</text:p>
          </table:table-cell>
          <table:table-cell office:value-type="string">
            <text:p text:style-name="P6">"You're going out again," he said. </text:p>
          </table:table-cell>
        </table:table-row>
        <table:table-row table:style-name="TableLine1840549004176">
          <table:table-cell table:style-name="Table1.A1" office:value-type="string">
            <text:p text:style-name="Text_20_body">ἀλλὰ νὴ Δία φαίνει τὸ ἔσοπτρον τούς γε τε- θνηκότας μόνον.</text:p>
          </table:table-cell>
          <table:table-cell office:value-type="string">
            <text:p text:style-name="P6">"No, no, no," said Hermione. "No, we're not. Why don't you go to bed, Neville?" </text:p>
          </table:table-cell>
        </table:table-row>
        <table:table-row table:style-name="TableLine1840548995472">
          <table:table-cell table:style-name="Table1.A1" office:value-type="string">
            <text:p text:style-name="Text_20_body">οὐ μὴν ἀλλὰ δεινόν ἐστι τὸ μὴ Φλάμηλον <text:soft-page-break/>ηὑρηκέναι.</text:p>
          </table:table-cell>
          <table:table-cell office:value-type="string">
            <text:p text:style-name="P6">Harry looked at the grandfather clock by the door. <text:soft-page-break/>They couldn't afford to waste any more time, Snape might even now be playing Fluffy to sleep. </text:p>
          </table:table-cell>
        </table:table-row>
        <table:table-row table:style-name="TableLine1840549004448">
          <table:table-cell table:style-name="Table1.A1" office:value-type="string">
            <text:p text:style-name="Text_20_body">λαβὲ δέ τῶν τεταριχευμένων ἢ ἄλλου τινός.</text:p>
          </table:table-cell>
          <table:table-cell office:value-type="string">
            <text:p text:style-name="P6">"You can't go out," said Neville, "you'll be caught again. Gryffindor will be in even more trouble." </text:p>
          </table:table-cell>
        </table:table-row>
        <table:table-row table:style-name="TableLine1840549000368">
          <table:table-cell table:style-name="Table1.A1" office:value-type="string">
            <text:p text:style-name="Text_20_body">διὰ τί οὐδέν ἐσθίεις, ὁ δ’ ’Άρειος οὐδὲν οἶός τ’ ἦν καταπίνειν.</text:p>
          </table:table-cell>
          <table:table-cell office:value-type="string">
            <text:p text:style-name="P6">"You don't understand," said Harry, "this is important." </text:p>
          </table:table-cell>
        </table:table-row>
        <table:table-row table:style-name="TableLine1840548997920">
          <table:table-cell table:style-name="Table1.A1" office:value-type="string">
            <text:p text:style-name="Text_20_body">τοὺς μὲν γὰρ γονέας ἑωρακέναι καὶ πάλιν αὖθις ὄψεσθαι τῆσδε τῆς νυκτός.</text:p>
          </table:table-cell>
          <table:table-cell office:value-type="string">
            <text:p text:style-name="P6">But Neville was clearly steeling himself to do something desperate. </text:p>
          </table:table-cell>
        </table:table-row>
        <table:table-row table:style-name="TableLine1840549004992">
          <table:table-cell table:style-name="Table1.A1" office:value-type="string">
            <text:p text:style-name="Text_20_body">τοῦ δὲ Φλαμήλου ὅσον οὐκ ἐπιλαθέσθαι, οὐκέτ’ ἀξιόλογον ἡγούμενος τὸ πρᾶγμα.</text:p>
          </table:table-cell>
          <table:table-cell office:value-type="string">
            <text:p text:style-name="P6">I won't let you do it," he said, hurrying to stand in front of the portrait hole. "I'll -- I'll fight you!" </text:p>
          </table:table-cell>
        </table:table-row>
        <table:table-row table:style-name="TableLine1840549005264">
          <table:table-cell table:style-name="Table1.A1" office:value-type="string">
            <text:p text:style-name="Text_20_body">ἦ καὶ μέλει ἔτι γιγνώσκειν ὅ τι φυλάττει ὁ τρικάρηνος κύων,’ ἢ τί πρᾶγμα ἂν εἴη εἷ ὁ Σίναπυς κλέπτοι αὖτό,· ΫΗ καλῶς ε”χειςς ε”φη ὁ Ῥοών.</text:p>
          </table:table-cell>
          <table:table-cell office:value-type="string">
            <text:p text:style-name="P6">"Neville, "Ron exploded, "get away from that hole and don't be an idiot --" </text:p>
          </table:table-cell>
        </table:table-row>
        <table:table-row table:style-name="TableLine1840549004720">
          <table:table-cell table:style-name="Table1.A1" office:value-type="string">
            <text:p text:style-name="Text_20_body">πεφροντικὸς γὰρ βλέπεις.</text:p>
          </table:table-cell>
          <table:table-cell office:value-type="string">
            <text:p text:style-name="P6">"Don't you call me an idiot!" said Neville. I don't think you should be breaking any more rules! And you were the one who told me to stand up to people!" </text:p>
          </table:table-cell>
        </table:table-row>
        <table:table-row table:style-name="TableLine1840548999008">
          <table:table-cell table:style-name="Table1.A1" office:value-type="string">
            <text:p text:style-name="Text_20_body">&gt;κ ΠΕΡΙ ΤΟΥ ΕΣΟΠΤΡΟΥ ΤΟΥΝΑΙΜΥΘῙΠΕ 171 καὶ γὰρ ὁ ’Άρειος μάλιστ’ ἐφοβεῖτο τὸ μὴ δύνασθαι αὖθις εὑρεῖν τὸ τοῦ ἐσόπτρου δωμάτιον.</text:p>
          </table:table-cell>
          <table:table-cell office:value-type="string">
            <text:p text:style-name="P6">"Yes, but not to us," said Ron in exasperation. "Neville, you don't know what you're doing." </text:p>
          </table:table-cell>
        </table:table-row>
        <table:table-row table:style-name="TableLine1840548999552">
          <table:table-cell table:style-name="Table1.A1" office:value-type="string">
            <text:p text:style-name="Text_20_body">δέον δέ καί τὸν Ῥοῶνα συγκαλύψαι τῇ χλαίνῃ, βραδύτερον ἀπὸ τῆς βιβλιοθήκης ἐβάδιζον ἢ τῇ προτεραίᾳ ἐπανελθόντες ἐκεῖσε τῇ αὐτῇ ὁδῷ.</text:p>
          </table:table-cell>
          <table:table-cell office:value-type="string">
            <text:p text:style-name="P6">He took a step forward and Neville dropped Trevor the toad, who leapt out of sight. </text:p>
          </table:table-cell>
        </table:table-row>
        <table:table-row table:style-name="TableLine1840548996832">
          <table:table-cell table:style-name="Table1.A1" office:value-type="string">
            <text:p text:style-name="Text_20_body">ἐπειδὴ δέ ὤραν ὅλην ἀμέλει περιεπόλουν εἰκῇ τὰς διαδρομάς, ὁ Ῥοών Ῥιγῶ δή, ἔφη.</text:p>
          </table:table-cell>
          <table:table-cell office:value-type="string">
            <text:p text:style-name="P6">"Go on then, try and hit me!" said Neville, raising his fists. "I'm ready!" </text:p>
          </table:table-cell>
        </table:table-row>
        <table:table-row table:style-name="TableLine1840548997648">
          <table:table-cell table:style-name="Table1.A1" office:value-type="string">
            <text:p text:style-name="Text_20_body">ἐπιλαθόμενοι οὖν τοῦ πράγματος κατέλθωμεν.</text:p>
          </table:table-cell>
          <table:table-cell office:value-type="string">
            <text:p text:style-name="P6">Harry turned to Hermione. </text:p>
          </table:table-cell>
        </table:table-row>
        <table:table-row table:style-name="TableLine1840548998192">
          <table:table-cell table:style-name="Table1.A1" office:value-type="string">
            <text:p text:style-name="Text_20_body">ὁ δ’Ἅρειος σίζων τι Οὐχί, ἔφη.</text:p>
          </table:table-cell>
          <table:table-cell office:value-type="string">
            <text:p text:style-name="P6">"Do something," he said desperately. </text:p>
          </table:table-cell>
        </table:table-row>
        <table:table-row table:style-name="TableLine1840549000640">
          <table:table-cell table:style-name="Table1.A1" office:value-type="string">
            <text:p text:style-name="Text_20_body">οὐ γὰρ πολὺ ἀπέχει, εὖ οἶδ’ ὅτι.</text:p>
          </table:table-cell>
          <table:table-cell office:value-type="string">
            <text:p text:style-name="P6">Hermione stepped forward. </text:p>
          </table:table-cell>
        </table:table-row>
        <table:table-row table:style-name="TableLine1840549005536">
          <table:table-cell table:style-name="Table1.A1" office:value-type="string">
            <text:p text:style-name="Text_20_body">καὶ φάσμα μέν τι φαρμακίδος μεγάλης εἶδον πρὸς τοῦμπαλιν ᾆττον, ἄλλον δ’ οὐδένα.</text:p>
          </table:table-cell>
          <table:table-cell office:value-type="string">
            <text:p text:style-name="P6">"Neville," she said, "I'm really, really sorry about this." </text:p>
          </table:table-cell>
        </table:table-row>
        <table:table-row table:style-name="TableLine1840549001184">
          <table:table-cell table:style-name="Table1.A1" office:value-type="string">
            <text:p text:style-name="Text_20_body">ἀλλ’ ὁ Ῥοών δεινὸν ποιούμενος ἔφη κρυμῷ νεναρκηκέναι τοὺς πόδας καὶ ἐκεῖνος τὴν πανοπλίαν κατεῖδεν.</text:p>
          </table:table-cell>
          <table:table-cell office:value-type="string">
            <text:p text:style-name="P6">She raised her wand. </text:p>
          </table:table-cell>
        </table:table-row>
        <table:table-row table:style-name="TableLine1840549002000">
          <table:table-cell table:style-name="Table1.A1" office:value-type="string">
            <text:p text:style-name="Text_20_body">’Ἐστι γὰρ αὐτοῦ, ἔφη.</text:p>
          </table:table-cell>
          <table:table-cell office:value-type="string">
            <text:p text:style-name="P6">"Petrificus Totalus!" she cried, pointing it at Neville. </text:p>
          </table:table-cell>
        </table:table-row>
        <text:soft-page-break/>
        <table:table-row table:style-name="TableLine1840549002272">
          <table:table-cell table:style-name="Table1.A1" office:value-type="string">
            <text:p text:style-name="Text_20_body">ναί.</text:p>
          </table:table-cell>
          <table:table-cell office:value-type="string">
            <text:p text:style-name="P6">Neville's arms snapped to his sides. His legs sprang together. His whole body rigid, he swayed where he stood and then fell flat on his face, stiff as a board. </text:p>
          </table:table-cell>
        </table:table-row>
        <table:table-row table:style-name="TableLine1840548998464">
          <table:table-cell table:style-name="Table1.A1" office:value-type="string">
            <text:p text:style-name="Text_20_body">πάρεσμεν δῆτα.</text:p>
          </table:table-cell>
          <table:table-cell office:value-type="string">
            <text:p text:style-name="P6">Hermione ran to turn him over. Neville's jaws were jammed together so he couldn't speak. Only his eyes were moving, looking at them in horror. </text:p>
          </table:table-cell>
        </table:table-row>
        <table:table-row table:style-name="TableLine1840548999280">
          <table:table-cell table:style-name="Table1.A1" office:value-type="string">
            <text:p text:style-name="Text_20_body">καὶ ἐπειδὴ τὸ θύριον ἀνέῳξαν, ὁ ’Ἄρειος τὴν χλαῖναν μεθεὶς πρὸς τὸ ἔσοπτρον ἔδραμε.</text:p>
          </table:table-cell>
          <table:table-cell office:value-type="string">
            <text:p text:style-name="P6">"What've you done to him?" Harry whispered. </text:p>
          </table:table-cell>
        </table:table-row>
        <table:table-row table:style-name="TableLine1840549005808">
          <table:table-cell table:style-name="Table1.A1" office:value-type="string">
            <text:p text:style-name="Text_20_body">καὶ μὴν παρῆσαν.</text:p>
          </table:table-cell>
          <table:table-cell office:value-type="string">
            <text:p text:style-name="P6">"It's the full Body-Bind," said Hermione miserably. "Oh, Neville, I'm so sorry." </text:p>
          </table:table-cell>
        </table:table-row>
        <table:table-row table:style-name="TableLine1840549006080">
          <table:table-cell table:style-name="Table1.A1" office:value-type="string">
            <text:p text:style-name="Text_20_body">οἱ γονεῖς πάνυ ἐμειδίων ἰδόντες αὐτόν, Ὁρᾷς»ι Οὐδέν.</text:p>
          </table:table-cell>
          <table:table-cell office:value-type="string">
            <text:p text:style-name="P6">"We had to, Neville, no time to explain," said Harry. </text:p>
          </table:table-cell>
        </table:table-row>
        <table:table-row table:style-name="TableLine1840549006352">
          <table:table-cell table:style-name="Table1.A1" office:value-type="string">
            <text:p text:style-name="Text_20_body">Ἰδού.</text:p>
          </table:table-cell>
          <table:table-cell office:value-type="string">
            <text:p text:style-name="P6">"You'll understand later, Neville," said Ron as they stepped over him and pulled on the invisibility cloak. </text:p>
          </table:table-cell>
        </table:table-row>
        <table:table-row table:style-name="TableLine1840548999824">
          <table:table-cell table:style-name="Table1.A1" office:value-type="string">
            <text:p text:style-name="Text_20_body">ὁρᾶν πάρα τοὺς πάντας.</text:p>
          </table:table-cell>
          <table:table-cell office:value-type="string">
            <text:p text:style-name="P6">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 </text:p>
          </table:table-cell>
        </table:table-row>
        <table:table-row table:style-name="TableLine1840549006624">
          <table:table-cell table:style-name="Table1.A1" office:value-type="string">
            <text:p text:style-name="Text_20_body">μυρίοι γὰρ πάρεισιν.</text:p>
          </table:table-cell>
          <table:table-cell office:value-type="string">
            <text:p text:style-name="P6">"Oh, let's kick her, just this once," Ron whispered in Harry's ear, but Harry shook his head. As they climbed carefully around her, Mrs. Norris turned her lamplike eyes on them, but didn't do anything. </text:p>
          </table:table-cell>
        </table:table-row>
        <table:table-row table:style-name="TableLine1840549006896">
          <table:table-cell table:style-name="Table1.A1" office:value-type="string">
            <text:p text:style-name="Text_20_body">Οὐδένα ὁρῶ πλὴν σοῦ γε.</text:p>
          </table:table-cell>
          <table:table-cell office:value-type="string">
            <text:p text:style-name="P6">They didn't meet anyone else until they reached the staircase up to the third floor. Peeves was bobbing halfway up, loosening the carpet so that people would trip. </text:p>
          </table:table-cell>
        </table:table-row>
        <table:table-row table:style-name="TableLine1840549007168">
          <table:table-cell table:style-name="Table1.A1" office:value-type="string">
            <text:p text:style-name="Text_20_body">Ἀλλὰ θεώρησον πρεπόντως.</text:p>
          </table:table-cell>
          <table:table-cell office:value-type="string">
            <text:p text:style-name="P6">"Who's there?" he said suddenly as they climbed toward him. He narrowed his wicked black eyes. "Know you're there, even if I can't see you. Are you ghoulie or ghostie or wee student beastie?" </text:p>
          </table:table-cell>
        </table:table-row>
        <table:table-row table:style-name="TableLine1840549007440">
          <table:table-cell table:style-name="Table1.A1" office:value-type="string">
            <text:p text:style-name="Text_20_body">στῆθι αὐτοῦ ἀντ’ ἐμοῦ.</text:p>
          </table:table-cell>
          <table:table-cell office:value-type="string">
            <text:p text:style-name="P6">He rose up in the air and floated there, squinting at them. </text:p>
          </table:table-cell>
        </table:table-row>
        <table:table-row table:style-name="TableLine1840549007712">
          <table:table-cell table:style-name="Table1.A1" office:value-type="string">
            <text:p text:style-name="Text_20_body">καὶ ὁ “Αρειος παραστὰς τὸ μέν γένος οὐκέτ’ εἶχεν ι’δεῖν τὸν δέ Ῥοῶνα μόνον, τὰ ἀνθηρὰ κοιτωνικὰ <text:soft-page-break/>φοροῦντα καὶ πρόσθεν τοῦ ἐσόπτρου ἑστηκότα.</text:p>
          </table:table-cell>
          <table:table-cell office:value-type="string">
            <text:p text:style-name="P6">"Should call Filch, I should, if something's a-<text:soft-page-break/>creeping around unseen." </text:p>
          </table:table-cell>
        </table:table-row>
        <table:table-row table:style-name="TableLine1840549007984">
          <table:table-cell table:style-name="Table1.A1" office:value-type="string">
            <text:p text:style-name="Text_20_body">οὗτος γοῦν ἠτένιζε πρὸς τὸ ἑαυτοῦ εἴδωλον.</text:p>
          </table:table-cell>
          <table:table-cell office:value-type="string">
            <text:p text:style-name="P6">Harry had a sudden idea. </text:p>
          </table:table-cell>
        </table:table-row>
        <table:table-row table:style-name="TableLine1840542437312">
          <table:table-cell table:style-name="Table1.A1" office:value-type="string">
            <text:p text:style-name="Text_20_body">Θεώρησον ἐμέ, ἔφη.</text:p>
          </table:table-cell>
          <table:table-cell office:value-type="string">
            <text:p text:style-name="P6">"Peeves," he said, in a hoarse whisper, "the Bloody Baron has his own reasons for being invisible." </text:p>
          </table:table-cell>
        </table:table-row>
        <table:table-row table:style-name="TableLine1840542440304">
          <table:table-cell table:style-name="Table1.A1" office:value-type="string">
            <text:p text:style-name="Text_20_body">ἲΗ τοὺς οἰκείους θεωρεῖς περιισταμένους; Οὐδαμῶς.</text:p>
          </table:table-cell>
          <table:table-cell office:value-type="string">
            <text:p text:style-name="P6">Peeves almost fell out of the air in shock. He caught himself in time and hovered about a foot off the stairs. </text:p>
          </table:table-cell>
        </table:table-row>
        <table:table-row table:style-name="TableLine1840542444384">
          <table:table-cell table:style-name="Table1.A1" office:value-type="string">
            <text:p text:style-name="Text_20_body">μόνος γάρ εἶμι κατ’ ἐμαυτόν.</text:p>
          </table:table-cell>
          <table:table-cell office:value-type="string">
            <text:p text:style-name="P6">"So sorry, your bloodiness, Mr. Baron, Sir," he said greasily. "My mistake, my mistake -- I didn't see you -- of course I didn't, you're invisible -- forgive old Peevsie his little joke, sir." </text:p>
          </table:table-cell>
        </table:table-row>
        <table:table-row table:style-name="TableLine1840542450096">
          <table:table-cell table:style-name="Table1.A1" office:value-type="string">
            <text:p text:style-name="Text_20_body">ἑτεροῖος δ’ αὖ φαίνομαι γενόμενος, ἅτε πρεσβύτερος δοκῶν εἶναι.</text:p>
          </table:table-cell>
          <table:table-cell office:value-type="string">
            <text:p text:style-name="P6">"I have business here, Peeves," croaked Harry. "Stay away from this place tonight." </text:p>
          </table:table-cell>
        </table:table-row>
        <table:table-row table:style-name="TableLine1840542443024">
          <table:table-cell table:style-name="Table1.A1" office:value-type="string">
            <text:p text:style-name="Text_20_body">καὶ σχολάρχης εἰμί.</text:p>
          </table:table-cell>
          <table:table-cell office:value-type="string">
            <text:p text:style-name="P6">"I will, sir, I most certainly will," said Peeves, rising up in the air again. "Hope your business goes well, Baron, I'll not bother you." </text:p>
          </table:table-cell>
        </table:table-row>
        <table:table-row table:style-name="TableLine1840542446016">
          <table:table-cell table:style-name="Table1.A1" office:value-type="string">
            <text:p text:style-name="Text_20_body">Τί δέ δή,· Ἐγὼ γὰρ φορῶ τὸ σύμβολον ἐκεῖνο οἶόν ποθ’ ὁ Γουλιέλμος, καὶ τὴν Φιάλην Οἶκείαν ἔχω καὶ τὴν Φιάλην Ἰκαροσφαιρικὴν καὶ ἀγελάρχης εἶμί τῆς ι’καροσφαιρικῆς.</text:p>
          </table:table-cell>
          <table:table-cell office:value-type="string">
            <text:p text:style-name="P6">And he scooted off "Brilliant, Harry!" whispered Ron. </text:p>
          </table:table-cell>
        </table:table-row>
        <table:table-row table:style-name="TableLine1840542447376">
          <table:table-cell table:style-name="Table1.A1" office:value-type="string">
            <text:p text:style-name="Text_20_body">Ὁ δὲ Ῥοὼν ἀκουσίως ἀποστρεψάμενος πρὸς τὸν Ἄρειον ἔβλεπε παντοῖος ὥν.</text:p>
          </table:table-cell>
          <table:table-cell office:value-type="string">
            <text:p text:style-name="P6">A few seconds later, they were there, outside the third-floor corridor -- and the door was already ajar. </text:p>
          </table:table-cell>
        </table:table-row>
        <table:table-row table:style-name="TableLine1840542442208">
          <table:table-cell table:style-name="Table1.A1" office:value-type="string">
            <text:p text:style-name="Text_20_body">ΫΗ καὶ τὸ ἐσόμενον δείκνυσι τοῦτο τὸ ἐ’σοπτρον,· Οὐκ εἰκός.</text:p>
          </table:table-cell>
          <table:table-cell office:value-type="string">
            <text:p text:style-name="P6">"Well, there you are," Harry said quietly, "Snape's already got past Fluffy." </text:p>
          </table:table-cell>
        </table:table-row>
        <table:table-row table:style-name="TableLine1840542443296">
          <table:table-cell table:style-name="Table1.A1" office:value-type="string">
            <text:p text:style-name="Text_20_body">πάντες γὰρ οἶ οἰκεῖοί μου τεθνᾶσιν.</text:p>
          </table:table-cell>
          <table:table-cell office:value-type="string">
            <text:p text:style-name="P6">Seeing the open door somehow seemed to impress upon all three of them what was facing them. Underneath the cloak, Harry turned to the other two. </text:p>
          </table:table-cell>
        </table:table-row>
        <table:table-row table:style-name="TableLine1840542441120">
          <table:table-cell table:style-name="Table1.A1" office:value-type="string">
            <text:p text:style-name="Text_20_body">ἀλλ’ ε”α με πάλιν αὖ θεωρεῖν.</text:p>
          </table:table-cell>
          <table:table-cell office:value-type="string">
            <text:p text:style-name="P6">"If you want to go back, I won't blame you," he said. "You can take the cloak, I won't need it now." </text:p>
          </table:table-cell>
        </table:table-row>
        <table:table-row table:style-name="TableLine1840542436496">
          <table:table-cell table:style-name="Table1.A1" office:value-type="string">
            <text:p text:style-name="Text_20_body">Ἀλλὰ σὺ χθές ἐθεώρεις κατὰ σεαυτὸν.</text:p>
          </table:table-cell>
          <table:table-cell office:value-type="string">
            <text:p text:style-name="P6">"Don't be stupid," said Ron. </text:p>
          </table:table-cell>
        </table:table-row>
        <table:table-row table:style-name="TableLine1840542439488">
          <table:table-cell table:style-name="Table1.A1" office:value-type="string">
            <text:p text:style-name="Text_20_body">ε”α με πλέον τι θεωρῆσαι τήμερον.</text:p>
          </table:table-cell>
          <table:table-cell office:value-type="string">
            <text:p text:style-name="P6">"We're coming," said Hermione. </text:p>
          </table:table-cell>
        </table:table-row>
        <table:table-row table:style-name="TableLine1840542435952">
          <table:table-cell table:style-name="Table1.A1" office:value-type="string">
            <text:p text:style-name="Text_20_body">Σὺ μέν γὰρ τὴν Φιάλην ε”χεις τὴν ’Ῑκαροσφαιρικὴν δήπου.</text:p>
          </table:table-cell>
          <table:table-cell office:value-type="string">
            <text:p text:style-name="P6">Harry pushed the door open. </text:p>
          </table:table-cell>
        </table:table-row>
        <table:table-row table:style-name="TableLine1840542438128">
          <table:table-cell table:style-name="Table1.A1" office:value-type="string">
            <text:p text:style-name="Text_20_body">πόθεν τοῦτο ἀξιόλογον,· ἐγὼ δέ τούς γονέας ι’δεῖν θέλοιμ’ ἄν.</text:p>
          </table:table-cell>
          <table:table-cell office:value-type="string">
            <text:p text:style-name="P6">As the door creaked, low, rumbling growls met their ears. All three of the dog's noses sniffed madly <text:soft-page-break/>in their direction, even though it couldn't see them. </text:p>
          </table:table-cell>
        </table:table-row>
        <table:table-row table:style-name="TableLine1840542435408">
          <table:table-cell table:style-name="Table1.A1" office:value-type="string">
            <text:p text:style-name="Text_20_body">1 7 2 ΑΡΕιοΣ Πο ΤΗΡ Μὴ ὤσῃς με.</text:p>
          </table:table-cell>
          <table:table-cell office:value-type="string">
            <text:p text:style-name="P6">"What's that at its feet?" Hermione whispered. </text:p>
          </table:table-cell>
        </table:table-row>
        <table:table-row table:style-name="TableLine1840542444928">
          <table:table-cell table:style-name="Table1.A1" office:value-type="string">
            <text:p text:style-name="Text_20_body">ἀκούσαντες δ ’ ἄφνω ψόφον τι ἔξω ἐν τῇ διαδρομῇ γενόμενον ἔληξαν εὐθὺς ἐρίζοντες.</text:p>
          </table:table-cell>
          <table:table-cell office:value-type="string">
            <text:p text:style-name="P6">"Looks like a harp," said Ron. "Snape must have left it there." </text:p>
          </table:table-cell>
        </table:table-row>
        <table:table-row table:style-name="TableLine1840542444656">
          <table:table-cell table:style-name="Table1.A1" office:value-type="string">
            <text:p text:style-name="Text_20_body">ἔλαθον γὰρ ἑαυτοὺς ἐπιτείνοντες τὸ φθέγμα μέχρι πρὸς τὸ ὄρθιον.</text:p>
          </table:table-cell>
          <table:table-cell office:value-type="string">
            <text:p text:style-name="P6">"It must wake up the moment you stop playing," said Harry. "Well, here goes..." </text:p>
          </table:table-cell>
        </table:table-row>
        <table:table-row table:style-name="TableLine1840542439760">
          <table:table-cell table:style-name="Table1.A1" office:value-type="string">
            <text:p text:style-name="Text_20_body">Σπεῦσον.</text:p>
          </table:table-cell>
          <table:table-cell office:value-type="string">
            <text:p text:style-name="P6">He put Hagrid's flute to his lips and blew. It wasn't really a tune, but from the first note the beast's eyes began to droop. Harry hardly drew breath. Slowly, the dog's growls ceased -- it tottered on its paws and fell to its knees, then it slumped to the ground, fast asleep. </text:p>
          </table:table-cell>
        </table:table-row>
        <table:table-row table:style-name="TableLine1840542439216">
          <table:table-cell table:style-name="Table1.A1" office:value-type="string">
            <text:p text:style-name="Text_20_body">καὶ τοῦ Ῥοῶνος ἄρτι περιβαλομένου αὖθις τὴν χλαῖναν αὐτοῖς, τῆς αἰλούρου Νώροπος διὰ τὸ θύριον προσιούσης ἦν ι’δεῖν τὰ ὄμματα ἐν σκότῳ λαμπρὰ φαινόμενα.</text:p>
          </table:table-cell>
          <table:table-cell office:value-type="string">
            <text:p text:style-name="P6">"Keep playing," Ron warned Harry as they slipped out of the cloak and crept toward the trapdoor. They could feel the dog's hot, smelly breath as they approached the giant heads. "I think we'll be able to pull the door open," said Ron, peering over the dog's back. "Want to go first, Hermione?" </text:p>
          </table:table-cell>
        </table:table-row>
        <table:table-row table:style-name="TableLine1840542449280">
          <table:table-cell table:style-name="Table1.A1" office:value-type="string">
            <text:p text:style-name="Text_20_body">ἐκεῖνοι δ’ ἀκίνητοι περι- έμενον, σκοποῦντες ἀμφότεροι εἴπερ ἡ χλαῖνα δύναταί τι πρὸς τοὺς αἰλούρους.</text:p>
          </table:table-cell>
          <table:table-cell office:value-type="string">
            <text:p text:style-name="P6">"No, I don't!" </text:p>
          </table:table-cell>
        </table:table-row>
        <table:table-row table:style-name="TableLine1840542440576">
          <table:table-cell table:style-name="Table1.A1" office:value-type="string">
            <text:p text:style-name="Text_20_body">ἀλλ’ ἐπειδὴ ἐπὶ μήκιστον ὡς ἐδόκει ἐτήρησαν, αὕτη ἀποστρεψαμένη ἀπέβη.</text:p>
          </table:table-cell>
          <table:table-cell office:value-type="string">
            <text:p text:style-name="P6">"All right." Ron gritted his teeth and stepped carefully over the dog's legs. He bent and pulled the ring of the trapdoor, which swung up and open. </text:p>
          </table:table-cell>
        </table:table-row>
        <table:table-row table:style-name="TableLine1840542443568">
          <table:table-cell table:style-name="Table1.A1" office:value-type="string">
            <text:p text:style-name="Text_20_body">Τοῦτ’ οὐκ ε”στιν ἀσφαλές.</text:p>
          </table:table-cell>
          <table:table-cell office:value-type="string">
            <text:p text:style-name="P6">"What can you see?" Hermione said anxiously. </text:p>
          </table:table-cell>
        </table:table-row>
        <table:table-row table:style-name="TableLine1840542440848">
          <table:table-cell table:style-name="Table1.A1" office:value-type="string">
            <text:p text:style-name="Text_20_body">τυχὸν μετελήλυθε τὸν Φήληκα ἀκούσασα ἡμῶν δηλαδή.</text:p>
          </table:table-cell>
          <table:table-cell office:value-type="string">
            <text:p text:style-name="P6">"Nothing -- just black -- there's no way of climbing down, we'll just have to drop." </text:p>
          </table:table-cell>
        </table:table-row>
        <table:table-row table:style-name="TableLine1840542447920">
          <table:table-cell table:style-name="Table1.A1" office:value-type="string">
            <text:p text:style-name="Text_20_body">εἶα, σπεῦσον.</text:p>
          </table:table-cell>
          <table:table-cell office:value-type="string">
            <text:p text:style-name="P6">Harry, who was still playing the flute, waved at Ron to get his attention and pointed at himself. </text:p>
          </table:table-cell>
        </table:table-row>
        <table:table-row table:style-name="TableLine1840542441392">
          <table:table-cell table:style-name="Table1.A1" office:value-type="string">
            <text:p text:style-name="Text_20_body">καί ὁ Ῥοών εἵλκυσε τὸν ’Ἀρειον ἐκ τοῦ δωματίου.</text:p>
          </table:table-cell>
          <table:table-cell office:value-type="string">
            <text:p text:style-name="P6">"You want to go first? Are you sure?" said Ron. "I don't know how deep this thing goes. Give the flute to Hermione so she can keep him asleep." </text:p>
          </table:table-cell>
        </table:table-row>
        <table:table-row table:style-name="TableLine1840542440032">
          <table:table-cell table:style-name="Table1.A1" office:value-type="string">
            <text:p text:style-name="Text_20_body">&gt;κ τῇ δ’ ὑστεραίᾳ ἡ χιὼν ἐκάλυπτεν ἔτι τοῦδαφος.</text:p>
          </table:table-cell>
          <table:table-cell office:value-type="string">
            <text:p text:style-name="P6">Harry handed the flute over. In the few seconds' silence, the dog growled and twitched, but the moment Hermione began to play, it fell back into its deep sleep. </text:p>
          </table:table-cell>
        </table:table-row>
        <table:table-row table:style-name="TableLine1840542436768">
          <table:table-cell table:style-name="Table1.A1" office:value-type="string">
            <text:p text:style-name="Text_20_body">Ἆρα βούλῃ πεττεύειν, ὦ Ἅρειε; ’Ήκιστω Ἆρα <text:soft-page-break/>βούλῃ φοιτῆσαι παρὰ τὸν Ἁγριώδη, ’Ἠκιστά ἀλλὰ σύ δὴ ἴθι καθ ’ ἑαυτόν.</text:p>
          </table:table-cell>
          <table:table-cell office:value-type="string">
            <text:p text:style-name="P6">Harry climbed over it and looked down through the <text:soft-page-break/>trapdoor. There was no sign of the bottom. </text:p>
          </table:table-cell>
        </table:table-row>
        <table:table-row table:style-name="TableLine1840542449008">
          <table:table-cell table:style-name="Table1.A1" office:value-type="string">
            <text:p text:style-name="Text_20_body">Ξύνοιδα σοὶ φροντίζοντι περὶ τοῦ ἐσόπτρου ἐκείνου.</text:p>
          </table:table-cell>
          <table:table-cell office:value-type="string">
            <text:p text:style-name="P6">He lowered himself through the hole until he was hanging on by his fingertips. Then he looked up at Ron and said, "If anything happens to me, don't follow. Go straight to the owlery and send Hedwig to Dumbledore, right?" </text:p>
          </table:table-cell>
        </table:table-row>
        <table:table-row table:style-name="TableLine1840542438672">
          <table:table-cell table:style-name="Table1.A1" office:value-type="string">
            <text:p text:style-name="Text_20_body">ἀλλὰ μὴ ἐκεῖσ’ ἐπανέλθῃς ὀψιζόμενος.</text:p>
          </table:table-cell>
          <table:table-cell office:value-type="string">
            <text:p text:style-name="P6">"Right," said Ron. </text:p>
          </table:table-cell>
        </table:table-row>
        <table:table-row table:style-name="TableLine1840542449552">
          <table:table-cell table:style-name="Table1.A1" office:value-type="string">
            <text:p text:style-name="Text_20_body">Τί μή· Οὐκ οῖδα πλὴν ἕν· πόλλ’ ε”χω πράγματα συνειδώς σοι τοσούτων ἤδη περιγενομένῳ ἐκ κακῶν.</text:p>
          </table:table-cell>
          <table:table-cell office:value-type="string">
            <text:p text:style-name="P6">"See you in a minute, I hope... </text:p>
          </table:table-cell>
        </table:table-row>
        <table:table-row table:style-name="TableLine1840542437584">
          <table:table-cell table:style-name="Table1.A1" office:value-type="string">
            <text:p text:style-name="Text_20_body">ὁ γὰρ Φήληξ καὶ ὁ Σίναπυς καί ἡ Νῶροψ περιπολοῦσιν ἅπαντες.</text:p>
          </table:table-cell>
          <table:table-cell office:value-type="string">
            <text:p text:style-name="P6">And Harry let go. Cold, damp air rushed past him as he fell down, down, down and -- FLUMP. With a funny, muffled sort of thump he landed on something soft. He sat up and felt around, his eyes not used to the gloom. It felt as though he was sitting on some sort of plant. </text:p>
          </table:table-cell>
        </table:table-row>
        <table:table-row table:style-name="TableLine1840542444112">
          <table:table-cell table:style-name="Table1.A1" office:value-type="string">
            <text:p text:style-name="Text_20_body">ἀλλὰ νὴ Δί’ ἀφανὴς εἶ.</text:p>
          </table:table-cell>
          <table:table-cell office:value-type="string">
            <text:p text:style-name="P6">"It's okay!" he called up to the light the size of a postage stamp, which was the open trapdoor, "it's a soft landing, you can jump!" </text:p>
          </table:table-cell>
        </table:table-row>
        <table:table-row table:style-name="TableLine1840542445200">
          <table:table-cell table:style-name="Table1.A1" office:value-type="string">
            <text:p text:style-name="Text_20_body">ἀλλ’ ἢν προσκρούωσί σοι, τί μήν,· ἀλλ’ ἣν σὺ προσκρούῃς πρός τι; Ἀλλὰ λαλεῖς σὺ ἴσα τῇ Ἑρμιόνῃ.</text:p>
          </table:table-cell>
          <table:table-cell office:value-type="string">
            <text:p text:style-name="P6">Ron followed right away. He landed, sprawled next to Harry. </text:p>
          </table:table-cell>
        </table:table-row>
        <table:table-row table:style-name="TableLine1840542447648">
          <table:table-cell table:style-name="Table1.A1" office:value-type="string">
            <text:p text:style-name="Text_20_body">Σπουδάζω δέ ταῦτ’, ὦ ’Ἁρειέ μὴ ἔλθῃς, ἀντιβολῶ σε.</text:p>
          </table:table-cell>
          <table:table-cell office:value-type="string">
            <text:p text:style-name="P6">"What's this stuff?" were his first words. </text:p>
          </table:table-cell>
        </table:table-row>
        <table:table-row table:style-name="TableLine1840542434864">
          <table:table-cell table:style-name="Table1.A1" office:value-type="string">
            <text:p text:style-name="Text_20_body">ὁ δ’ ’Άρειος σπουδάζων αὐτὸς πρὸς ἐν μόνον ἐπανιέναι ε”μ- προσθε τοῦ ἐσόπτρου περὶ οὐδενὸς ἐποιήσατο τὸν τοῦ Ῥοῶνος λόγον.</text:p>
          </table:table-cell>
          <table:table-cell office:value-type="string">
            <text:p text:style-name="P6">"Dunno, some sort of plant thing. I suppose it's here to break the fall. </text:p>
          </table:table-cell>
        </table:table-row>
        <table:table-row table:style-name="TableLine1840542441936">
          <table:table-cell table:style-name="Table1.A1" office:value-type="string">
            <text:p text:style-name="Text_20_body">ῆι καί τῇδε τῇ νυκτὶ τρῖς ἤδη ἐληλυθὼς τὴν ὁδὸν ῥᾷον ηὗρεν ἢ τὸ πρίν.</text:p>
          </table:table-cell>
          <table:table-cell office:value-type="string">
            <text:p text:style-name="P6">Come on, Hermione!" </text:p>
          </table:table-cell>
        </table:table-row>
        <table:table-row table:style-name="TableLine1840542442480">
          <table:table-cell table:style-name="Table1.A1" office:value-type="string">
            <text:p text:style-name="Text_20_body">βαδίζων δέ ὡς τάχιστα συνῄδει μέν ψόφον ποιουμένῳ πλείον’ ἢ χρή, οὐδενὶ δ’ ἐνέτυχεν.</text:p>
          </table:table-cell>
          <table:table-cell office:value-type="string">
            <text:p text:style-name="P6">The distant music stopped. There was a loud bark from the dog, but Hermione had already jumped. She landed on Harry's other side. </text:p>
          </table:table-cell>
        </table:table-row>
        <table:table-row table:style-name="TableLine1840542436224">
          <table:table-cell table:style-name="Table1.A1" office:value-type="string">
            <text:p text:style-name="Text_20_body">καῖ μὴν ἐθεᾶτο μάλ’ αὖθις τήν τε μητέρα καί τὸν πατέρα μειδι- ῶντας πρὸς αὐτὸν καί δὴ καί πάππον ἱλαρὸν βλέποντα.</text:p>
          </table:table-cell>
          <table:table-cell office:value-type="string">
            <text:p text:style-name="P6">"We must be miles under the school , she said. </text:p>
          </table:table-cell>
        </table:table-row>
        <table:table-row table:style-name="TableLine1840542443840">
          <table:table-cell table:style-name="Table1.A1" office:value-type="string">
            <text:p text:style-name="Text_20_body">καὶ πρὸς ἔδαφος ἐκάθισε πρὸ τοῦ κατόπτρου.</text:p>
          </table:table-cell>
          <table:table-cell office:value-type="string">
            <text:p text:style-name="P6">"Lucky this plant thing's here, really," said Ron. </text:p>
          </table:table-cell>
        </table:table-row>
        <text:soft-page-break/>
        <table:table-row table:style-name="TableLine1840542438400">
          <table:table-cell table:style-name="Table1.A1" office:value-type="string">
            <text:p text:style-name="Text_20_body">τί γὰρ ἐμποδών ἐστιν αὐτῷ μὴ οὗ παρακαθῆσθαι τοῖς οἰκείοις ἀνὰ πᾶσαν τὴν νύκτα; ΠΕΡΙ ΤΟΥ ΕΣΟΠΤΡΟΥ ΤΟΥ ΝΑῙΜΥΘΙΠΕ 1 73 οὐδέν δ’ ἐκώλυσεν ἂν αὐτὸν εἶ μή ἤκουσε τόδε· Ἐπανῆλθες ἄρα, ὦ Ἅρειε; τῴ δ’ Ἁρείῳ ἐδόκει τὰ σπλάγχνα κελαινοῦσθαι.</text:p>
          </table:table-cell>
          <table:table-cell office:value-type="string">
            <text:p text:style-name="P6">"Lucky!" shrieked Hermione. "Look at you both!" </text:p>
          </table:table-cell>
        </table:table-row>
        <table:table-row table:style-name="TableLine1840542434592">
          <table:table-cell table:style-name="Table1.A1" office:value-type="string">
            <text:p text:style-name="Text_20_body">ἀναγαγὼν δέ τὸν τράχηλον εἶδε καθήμενον ἐν βάθρῳ πρὸς τῇ θύρᾳ τὸν θεσπέσιον Ἄλβον Διμπλόδωρον λαθόντα αὐτὸν ὡς εἰκός’ οὕτω γὰρ ἐσπούδαζε πρὸς τὸ ἔσοπτρον ἀφικέσθαι.</text:p>
          </table:table-cell>
          <table:table-cell office:value-type="string">
            <text:p text:style-name="P6">She leapt up and struggled toward a damp wall. She had to struggle because the moment she had landed, the plant had started to twist snakelike tendrils around her ankles. As for Harry and Ron, their legs had already been bound tightly in long creepers without their noticing. </text:p>
          </table:table-cell>
        </table:table-row>
        <table:table-row table:style-name="TableLine1840542442752">
          <table:table-cell table:style-name="Table1.A1" office:value-type="string">
            <text:p text:style-name="Text_20_body">’Έλαθες γὰρ ἐμέ, ὧ κύριε.</text:p>
          </table:table-cell>
          <table:table-cell office:value-type="string">
            <text:p text:style-name="P6">Hermione had managed to free herself before the plant got a firm grip on her. Now she watched in horror as the two boys fought to pull the plant off them, but the more they strained against it, the tighter and faster the plant wound around them. </text:p>
          </table:table-cell>
        </table:table-row>
        <table:table-row table:style-name="TableLine1840542441664">
          <table:table-cell table:style-name="Table1.A1" office:value-type="string">
            <text:p text:style-name="Text_20_body">Θαῦμα δ’ ὅτι ἐξ ἀφανείας μύωψ γίγνεταί τις.</text:p>
          </table:table-cell>
          <table:table-cell office:value-type="string">
            <text:p text:style-name="P6">"Stop moving!" Hermione ordered them. "I know what this is -- it's Devil's Snare!" </text:p>
          </table:table-cell>
        </table:table-row>
        <table:table-row table:style-name="TableLine1840542435136">
          <table:table-cell table:style-name="Table1.A1" office:value-type="string">
            <text:p text:style-name="Text_20_body">τοῦτο δέ λέγων ὁ Διμπλόδωρος ἐμειδία κουφίζων ἅμα τῷ Ἁρείῳ τὴν φροντίδα.</text:p>
          </table:table-cell>
          <table:table-cell office:value-type="string">
            <text:p text:style-name="P6">"Oh, I'm so glad we know what it's called, that's a great help," snarled Ron, leaning back, trying to stop the plant from curling around his neck. "Shut up, I'm trying to remember how to kill it!" said Hermione. </text:p>
          </table:table-cell>
        </table:table-row>
        <table:table-row table:style-name="TableLine1840542445472">
          <table:table-cell table:style-name="Table1.A1" office:value-type="string">
            <text:p text:style-name="Text_20_body">καὶ ἀπὸ τοῦ βάθρου κατέβη ὥστε καθῆσθαι ἐπὶ τοῦδαφος μετὰ τοῦ Ἀρείου.</text:p>
          </table:table-cell>
          <table:table-cell office:value-type="string">
            <text:p text:style-name="P6">"Well, hurry up, I can't breathe!" Harry gasped, wrestling with it as it curled around his chest. </text:p>
          </table:table-cell>
        </table:table-row>
        <table:table-row table:style-name="TableLine1840542445744">
          <table:table-cell table:style-name="Table1.A1" office:value-type="string">
            <text:p text:style-name="Text_20_body">Ηῦρες ἄρα τὸ ἔσοπτρον τὸ τοῦ ναιμύθιπε ἀρεσκόντως ἔχον σοι καθάπερ μυρίοι τῶν πρὸ σοῦ.</text:p>
          </table:table-cell>
          <table:table-cell office:value-type="string">
            <text:p text:style-name="P6">"Devil's Snare, Devil's Snare... what did Professor Sprout say? -- it likes the dark and the damp "So light a fire!" Harry choked. </text:p>
          </table:table-cell>
        </table:table-row>
        <table:table-row table:style-name="TableLine1840542449824">
          <table:table-cell table:style-name="Table1.A1" office:value-type="string">
            <text:p text:style-name="Text_20_body">Οὐ γὰρ ἐγίγνωσκον αὐτό, ὦ κύριε, τὸ τοιοῦτον ὄνομα ἕχον.</text:p>
          </table:table-cell>
          <table:table-cell office:value-type="string">
            <text:p text:style-name="P6">"Yes -- of course -- but there's no wood!" Hermione cried, wringing her hands. </text:p>
          </table:table-cell>
        </table:table-row>
        <table:table-row table:style-name="TableLine1840542450368">
          <table:table-cell table:style-name="Table1.A1" office:value-type="string">
            <text:p text:style-name="Text_20_body">Ἀλλ’ ἔγνωκας δήπου τί πράττει; Φαίνει γέ μοι τοὺς οἰκείους - Τῷ δέ Ῥοῶνι ἑαυτὸν σχολάρχην γεγενημένον.</text:p>
          </table:table-cell>
          <table:table-cell office:value-type="string">
            <text:p text:style-name="P6">"HAVE YOU GONE MAD?" Ron bellowed. "ARE YOU A WITCH OR NOT?" </text:p>
          </table:table-cell>
        </table:table-row>
        <table:table-row table:style-name="TableLine1840542435680">
          <table:table-cell table:style-name="Table1.A1" office:value-type="string">
            <text:p text:style-name="Text_20_body">Καὶ πῶς τοῦτ’ ἔμαθες; Χλαίνης ἔγωγ’ οὐ δέομαι, ἔφη, ὡς ἀφανὴς γενησόμενος.</text:p>
          </table:table-cell>
          <table:table-cell office:value-type="string">
            <text:p text:style-name="P6">"Oh, right!" said Hermione, and she whipped out her wand, waved it, muttered something, and sent a jet of the same bluebell flames she had used on Snape at the plant. In a matter of seconds, the two <text:soft-page-break/>boys felt it loosening its grip as it cringed away from the light and warmth. </text:p>
          </table:table-cell>
        </table:table-row>
        <table:table-row table:style-name="TableLine1840542437856">
          <table:table-cell table:style-name="Table1.A1" office:value-type="string">
            <text:p text:style-name="Text_20_body">ἀλλ’ ἦ ἐννοεῖς ὅ τι τὸ ἔσοπτρον φαίνει ἡμῶν ἑκάστῳ, ὁ δ’ ἀνένευσε.</text:p>
          </table:table-cell>
          <table:table-cell office:value-type="string">
            <text:p text:style-name="P6">Wriggling and flailing, it unraveled itself from their bodies, and they were able to pull free. </text:p>
          </table:table-cell>
        </table:table-row>
        <table:table-row table:style-name="TableLine1840542446560">
          <table:table-cell table:style-name="Table1.A1" office:value-type="string">
            <text:p text:style-name="Text_20_body">Ἐξηγήσομαι δῆτα, εἴ σοι δοκεῖ.</text:p>
          </table:table-cell>
          <table:table-cell office:value-type="string">
            <text:p text:style-name="P6">"Lucky you pay attention in Herbology, Hermione," said Harry as he joined her by the wall, wiping sweat off his face. </text:p>
          </table:table-cell>
        </table:table-row>
        <table:table-row table:style-name="TableLine1840542446288">
          <table:table-cell table:style-name="Table1.A1" office:value-type="string">
            <text:p text:style-name="Text_20_body">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ἂν ἁπλῶς ἑαυτὸν ὡς ἔχει.</text:p>
          </table:table-cell>
          <table:table-cell office:value-type="string">
            <text:p text:style-name="P6">"Yeah," said Ron, "and lucky Harry doesn't lose his head in a crisis -- 'there's no wood,' honestly." </text:p>
          </table:table-cell>
        </table:table-row>
        <table:table-row table:style-name="TableLine1840542434320">
          <table:table-cell table:style-name="Table1.A1" office:value-type="string">
            <text:p text:style-name="Text_20_body">ἆρ’ εἰπὼν ὥνησα, λογισάμενος δέ τι ό ’Άρειος βραδέως Φαίνει γάρ, ἔφη, τὰ ἐπιθυμήματα ἡμῶν, ὅτων ἂν ἐπιθυμῆται τις.</text:p>
          </table:table-cell>
          <table:table-cell office:value-type="string">
            <text:p text:style-name="P6">"This way," said Harry, pointing down a stone passageway, which was the only way forward. </text:p>
          </table:table-cell>
        </table:table-row>
        <table:table-row table:style-name="TableLine1840542446832">
          <table:table-cell table:style-name="Table1.A1" office:value-type="string">
            <text:p text:style-name="Text_20_body">ὁ δέ Διμπλόδωρος μεθ’ ἡσυχίας Καί φημι, ἔφη, κάπόφημι.</text:p>
          </table:table-cell>
          <table:table-cell office:value-type="string">
            <text:p text:style-name="P6">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 </text:p>
          </table:table-cell>
        </table:table-row>
        <table:table-row table:style-name="TableLine1840542447104">
          <table:table-cell table:style-name="Table1.A1" office:value-type="string">
            <text:p text:style-name="Text_20_body">φαίνει γοῦν τὰ ἐπιθυμήματα καί τὰ σπουδαιότατα καὶ τὰ δεινότατα.</text:p>
          </table:table-cell>
          <table:table-cell office:value-type="string">
            <text:p text:style-name="P6">"Can you hear something?" Ron whispered. </text:p>
          </table:table-cell>
        </table:table-row>
        <table:table-row table:style-name="TableLine1840542448192">
          <table:table-cell table:style-name="Table1.A1" office:value-type="string">
            <text:p text:style-name="Text_20_body">σὺ μέν γὰρ οὐκ εἰδὼς τοὺς οἰκείους ὁρᾷς αὐτοὺς περι- ισταμένους.</text:p>
          </table:table-cell>
          <table:table-cell office:value-type="string">
            <text:p text:style-name="P6">Harry listened. A soft rustling and clinking seemed to be coming from up ahead. </text:p>
          </table:table-cell>
        </table:table-row>
        <table:table-row table:style-name="TableLine1840542437040">
          <table:table-cell table:style-name="Table1.A1" office:value-type="string">
            <text:p text:style-name="Text_20_body">ὁ δέ Ῥόναλδος Εύισήλιος ὡς πεπεισμένος πόλλ’ ἀεὶ ἐλαττοῦσθαι τῶν ἀδελφῶν ὁρᾷ ἑαυτὸν μόνον ἑστῶτα ἄριστον γεγενημένον τῶν πάντων.</text:p>
          </table:table-cell>
          <table:table-cell office:value-type="string">
            <text:p text:style-name="P6">"Do you think it's a ghost?" </text:p>
          </table:table-cell>
        </table:table-row>
        <table:table-row table:style-name="TableLine1840542448464">
          <table:table-cell table:style-name="Table1.A1" office:value-type="string">
            <text:p text:style-name="Text_20_body">τοῦτο μέντοι τὸ ἔσοπτρον δίδωσιν ἡμῖν οὔτε τὴν ἐπιστήμην οὔτε τὴν ἀλήθειαν.</text:p>
          </table:table-cell>
          <table:table-cell office:value-type="string">
            <text:p text:style-name="P6">"I don't know... sounds like wings to me." </text:p>
          </table:table-cell>
        </table:table-row>
        <table:table-row table:style-name="TableLine1840542448736">
          <table:table-cell table:style-name="Table1.A1" office:value-type="string">
            <text:p text:style-name="Text_20_body">πρόσθε γὰρ αὐτοῦ ἑστῶτες οἱ μὲν ἐμαράνθησαν κεκηλημένοι τῇ θεωρίᾳ, οἱ δέ μεμήνασιν οὐκ εἰδότες περὶ τὸ φαινόμενον πότερον ἀληθές τι τυγχάνει ὃν ἢ καὶ ἀδύνατον.</text:p>
          </table:table-cell>
          <table:table-cell office:value-type="string">
            <text:p text:style-name="P6">"There's light ahead -- I can see something moving." </text:p>
          </table:table-cell>
        </table:table-row>
        <table:table-row table:style-name="TableLine1840542450640">
          <table:table-cell table:style-name="Table1.A1" office:value-type="string">
            <text:p text:style-name="Text_20_body">ἀλλ’ αὔριον τὸ ἑ’σποπτον ἄλλοσε κομισθήσεται, ὦ ’Ἄρειε, καῖ ἀπαιτῶ σε τὸ λοιπὸν μὴ ἑκόντα ἐξερευνήσαι αὐτό.</text:p>
          </table:table-cell>
          <table:table-cell office:value-type="string">
            <text:p text:style-name="P6">They reached the end of the passageway and saw before them a brilliantly lit chamber, its ceiling arching high above them. It was full of small, <text:soft-page-break/>jewel-bright birds, fluttering and tumbling all around the room. On the opposite side of the chamber was a heavy wooden door. </text:p>
          </table:table-cell>
        </table:table-row>
        <table:table-row table:style-name="TableLine1840542450912">
          <table:table-cell table:style-name="Table1.A1" office:value-type="string">
            <text:p text:style-name="Text_20_body">ἀλλ’ εἴ που ἐντύχοις, εὐτρεπὴς ἂν εἴης.</text:p>
          </table:table-cell>
          <table:table-cell office:value-type="string">
            <text:p text:style-name="P6">"Do you think they'll attack us if we cross the room?" said Ron. </text:p>
          </table:table-cell>
        </table:table-row>
        <table:table-row table:style-name="TableLine1840542438944">
          <table:table-cell table:style-name="Table1.A1" office:value-type="string">
            <text:p text:style-name="Text_20_body">οὐ γάρ τοι προσήκει τοὺς ἀνθρώπους ὀνειροπολοῦντας ἐπιλαθέσθαι τοῦ ζῆν μέμνησο ταῦτα.</text:p>
          </table:table-cell>
          <table:table-cell office:value-type="string">
            <text:p text:style-name="P6">"Probably," said Harry. "They don't look very vicious, but I suppose if they all swooped down at once... well, there's no other choice... I'll run." </text:p>
          </table:table-cell>
        </table:table-row>
        <table:table-row table:style-name="TableLine1840542433776">
          <table:table-cell table:style-name="Table1.A1" office:value-type="string">
            <text:p text:style-name="Text_20_body">εἶὲν.</text:p>
          </table:table-cell>
          <table:table-cell office:value-type="string">
            <text:p text:style-name="P6">He took a deep breath, covered his face with his arms, and sprinted across the room. He expected to feel sharp beaks and claws tearing at him any second, but nothing happened. He reached the door untouched. He pulled the handle, but it was locked. </text:p>
          </table:table-cell>
        </table:table-row>
        <table:table-row table:style-name="TableLine1840542434048">
          <table:table-cell table:style-name="Table1.A1" office:value-type="string">
            <text:p text:style-name="Text_20_body">ἄλλο 1 74 ΑΡΕιοΣ Πο ΤΗΡ τι ἢ θέλεις τὴν θαυμαστὴν χλαῖναν περιβαλόμενος ἀπελθεῖν κοιμησόμενος; ὁ δ’ Ἄρειος ἀναστάς Ὦ κύριε, ἔφη, ὦ σοφιστὰ Διμπλόδωρε.</text:p>
          </table:table-cell>
          <table:table-cell office:value-type="string">
            <text:p text:style-name="P6">The other two followed him. They tugged and heaved at the door, but it wouldn't budge, not even when Hermione tried her Alohomora charm. </text:p>
          </table:table-cell>
        </table:table-row>
        <table:table-row table:style-name="TableLine1840542460704">
          <table:table-cell table:style-name="Table1.A1" office:value-type="string">
            <text:p text:style-name="Text_20_body">ἆρ’ ἔστι μοι ἐρέσθαι τι,· Πῶς γὰρ οὕκ; ἔφη μειδιῶν.</text:p>
          </table:table-cell>
          <table:table-cell office:value-type="string">
            <text:p text:style-name="P6">"Now what?" said Ron. </text:p>
          </table:table-cell>
        </table:table-row>
        <table:table-row table:style-name="TableLine1840542460160">
          <table:table-cell table:style-name="Table1.A1" office:value-type="string">
            <text:p text:style-name="Text_20_body">ἄρτι γὰρ ἤρου.</text:p>
          </table:table-cell>
          <table:table-cell office:value-type="string">
            <text:p text:style-name="P6">"These birds... they can't be here just for decoration," said Hermione. </text:p>
          </table:table-cell>
        </table:table-row>
        <table:table-row table:style-name="TableLine1840542454448">
          <table:table-cell table:style-name="Table1.A1" office:value-type="string">
            <text:p text:style-name="Text_20_body">ἀλλ’ ἔξεστί σοι ε”τι ἓν μόνον ἐρέσθαι.</text:p>
          </table:table-cell>
          <table:table-cell office:value-type="string">
            <text:p text:style-name="P6">They watched the birds soaring overhead, glittering -- glittering? "They're not birds!" Harry said suddenly. "They're keys! Winged keys -- look carefully. So that must mean..." he looked around the chamber while the other two squinted up at the flock of keys. "... yes -- look! Broomsticks! We've got to catch the key to the door!" </text:p>
          </table:table-cell>
        </table:table-row>
        <table:table-row table:style-name="TableLine1840542451456">
          <table:table-cell table:style-name="Table1.A1" office:value-type="string">
            <text:p text:style-name="Text_20_body">Σύ γε εἷς τὸ ε”σοπτρον βλέπων τί χρῆμ’ ἄρ’ ὁρᾲς; ’Ό τι,· ὁρῶ γ’ ἐμαυτὸν ἔχοντα ποδεῖα ε’ρεᾶ καὶ εὕποκα.</text:p>
          </table:table-cell>
          <table:table-cell office:value-type="string">
            <text:p text:style-name="P6">"But there are hundreds of them!" </text:p>
          </table:table-cell>
        </table:table-row>
        <table:table-row table:style-name="TableLine1840542456352">
          <table:table-cell table:style-name="Table1.A1" office:value-type="string">
            <text:p text:style-name="Text_20_body">καὶ τοῦ Ἁρείου κεχηνότος Οὐκ ε”στι κόρον ε”χειν ποδείων.</text:p>
          </table:table-cell>
          <table:table-cell office:value-type="string">
            <text:p text:style-name="P6">Ron examined the lock on the door. </text:p>
          </table:table-cell>
        </table:table-row>
        <table:table-row table:style-name="TableLine1840542467232">
          <table:table-cell table:style-name="Table1.A1" office:value-type="string">
            <text:p text:style-name="Text_20_body">οὐδένα γὰρ εἴληφα ἐπὶ τῶν ἄρτι Χριστουγέννων, βιβλία διδόντων ἀεὶ τῶν ξυγγενῶν.</text:p>
          </table:table-cell>
          <table:table-cell office:value-type="string">
            <text:p text:style-name="P6">"We're looking for a big, old-fashioned one -- probably silver, like the handle." </text:p>
          </table:table-cell>
        </table:table-row>
        <table:table-row table:style-name="TableLine1840542456624">
          <table:table-cell table:style-name="Table1.A1" office:value-type="string">
            <text:p text:style-name="Text_20_body">ἐπανέλθοντι δέ καὶ ἥδη ἐν κοίτῃ κειμένῳ ἐπῆλθεν ὅτι τάχα ἐκεῖνος οὐκ ἀμέλει ἠλήθευεν.</text:p>
          </table:table-cell>
          <table:table-cell office:value-type="string">
            <text:p text:style-name="P6">They each seized a broomstick and kicked off into the air, soaring into the midst of the cloud of keys. They grabbed and snatched, but the bewitched keys darted and dived so quickly it was almost <text:soft-page-break/>impossible to catch one. </text:p>
          </table:table-cell>
        </table:table-row>
        <table:table-row table:style-name="TableLine1840542467776">
          <table:table-cell table:style-name="Table1.A1" office:value-type="string">
            <text:p text:style-name="Text_20_body">ἀλλὰ γὰρ τὸν Σκαβρὸν ἀπὸ τοῦ προσκεφαλαίου ὦσας ἐνόμιζε καὶ αὐτὸς πολυπραγμονῆσαί τι.</text:p>
          </table:table-cell>
          <table:table-cell office:value-type="string">
            <text:p text:style-name="P6">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 </text:p>
          </table:table-cell>
        </table:table-row>
        <table:table-row table:style-name="TableLine1840542455536">
          <table:table-cell table:style-name="Table1.A1" office:value-type="string">
            <text:p text:style-name="Text_20_body">πεισθεὶς τοίνυν ὑπὸ τοῦ Διμπλοδώρου μὴ ἐρευνᾶν αὖ τὸ ἔσοπτρον τὸ τοῦ ναιμύθιπε, διὰ τὴν ἄλλην ἀνάπαυλαν τὴν τῶν Χριστουγέννων ὁ “Άρειος τὴν ἀφανείας χλαῖναν εἶχε πεπτυγμένην ἐν τῇ κιβωτῷ.</text:p>
          </table:table-cell>
          <table:table-cell office:value-type="string">
            <text:p text:style-name="P6">"That one!" he called to the others. "That big one -- there -- no, there -- with bright blue wings -- the feathers are all crumpled on one side." </text:p>
          </table:table-cell>
        </table:table-row>
        <table:table-row table:style-name="TableLine1840542461792">
          <table:table-cell table:style-name="Table1.A1" office:value-type="string">
            <text:p text:style-name="Text_20_body">ἀλλ’ ἔχρῃζε μὲν ὡσαύτως ἐπιλαθέσθαι ὧν ἐν τῷ κατόπτρῳ ἑώρακεν, ἀλλ’ οὐχ’ οῖός τ’ ῆν.</text:p>
          </table:table-cell>
          <table:table-cell office:value-type="string">
            <text:p text:style-name="P6">Ron went speeding in the direction that Harry was pointing, crashed into the ceiling, and nearly fell off his broom. </text:p>
          </table:table-cell>
        </table:table-row>
        <table:table-row table:style-name="TableLine1840542451728">
          <table:table-cell table:style-name="Table1.A1" office:value-type="string">
            <text:p text:style-name="Text_20_body">φαντάσμασι γὰρ ἐνυπνίοις πυκνῶς ἐταράττετο, ὀνειροπολῶν πολλάκις φῶς τι χλοαυγές ὥσπερ ἀστραπὴν ἐκλάμπον, καῖ τοὺς γονέας διὰ τοῦτο ἀφανισθῆναί που, μέγα ἀνακαγχάζοντος τέως ὅξυφώνου τινός.</text:p>
          </table:table-cell>
          <table:table-cell office:value-type="string">
            <text:p text:style-name="P6">"We've got to close in on it!" Harry called, not taking his eyes off the key with the damaged wing. "Ron, you come at it from above -- Hermione, stay below and stop it from going down and I'll try and catch it. Right, NOW!" </text:p>
          </table:table-cell>
        </table:table-row>
        <table:table-row table:style-name="TableLine1840542460976">
          <table:table-cell table:style-name="Table1.A1" office:value-type="string">
            <text:p text:style-name="Text_20_body">Ἷ“Ῑ κάρτα ὁ Διμπλόδωρος ὀρθῶς ε”λεγεν εἰπὼν ὅτι τῷ ἐσόπτρῳ ἐκείνῳ ε”νεστιν οἰστρᾶν σε, ἔφη ὁ Ῥοών.</text:p>
          </table:table-cell>
          <table:table-cell office:value-type="string">
            <text:p text:style-name="P6">Ron dived, Hermione rocketed upward, the key dodged them both, and Harry streaked after it; it sped toward the wall, Harry leaned forward and with a nasty, crunching noise, pinned it against the stone with one hand. Ron and Hermione's cheers echoed around the high chamber. </text:p>
          </table:table-cell>
        </table:table-row>
        <table:table-row table:style-name="TableLine1840542452000">
          <table:table-cell table:style-name="Table1.A1" office:value-type="string">
            <text:p text:style-name="Text_20_body">ὁ γὰρ ’Ἁρειος περὶ τῶν ἄρτι ἐνυπνίων εἶπεν αὐτῷ.</text:p>
          </table:table-cell>
          <table:table-cell office:value-type="string">
            <text:p text:style-name="P6">They landed quickly, and Harry ran to the door, the key struggling in his hand. He rammed it into the lock and turned -- it worked. The moment the lock had clicked open, the key took flight again, looking very battered now that it had been caught twice. </text:p>
          </table:table-cell>
        </table:table-row>
        <table:table-row table:style-name="TableLine1840542457712">
          <table:table-cell table:style-name="Table1.A1" office:value-type="string">
            <text:p text:style-name="Text_20_body">ἡ δέ Ἑρμιόνη τῇ προτεραίᾳ τῆς περιόδου ἐπανελθοῦσα ἄλλα δὴ ἐφρόνει.</text:p>
          </table:table-cell>
          <table:table-cell office:value-type="string">
            <text:p text:style-name="P6">"Ready?" Harry asked the other two, his hand on the door handle. They nodded. He pulled the door open. </text:p>
          </table:table-cell>
        </table:table-row>
        <table:table-row table:style-name="TableLine1840542451184">
          <table:table-cell table:style-name="Table1.A1" office:value-type="string">
            <text:p text:style-name="Text_20_body">ἠνιᾶτο μὲν γὰρ πολὺ ἐννοοῦσα τὸν Ἅρειον ἀγρυπνοῦντά τε καῖ περιπολοῦντα τὸ φρούριον διὰ νυκτῶν τριῶν ὡς κινδυνεύοντα ἁλῶναι ὑπὸ τοῦ Φήληκος, χαλεπῶς δ’ εἶχεν αὐτῷ οὐδὲν ἄρα μεμαθηκότι περὶ τοῦ Νικολάου Φλαμήλου ὅστις <text:soft-page-break/>ἐστίν.</text:p>
          </table:table-cell>
          <table:table-cell office:value-type="string">
            <text:p text:style-name="P6">The next chamber was so dark they couldn't see anything at all. But as they stepped into it, light suddenly flooded the room to reveal an astonishing sight. </text:p>
          </table:table-cell>
        </table:table-row>
        <table:table-row table:style-name="TableLine1840542460432">
          <table:table-cell table:style-name="Table1.A1" office:value-type="string">
            <text:p text:style-name="Text_20_body">καὶ μικροῦ ἐδέοντο ἀπογνῶναι τὰ τοῦ Φλαμήλου ἐν βιβλίοις εὑρήσειν, καὶ εἰ ὁ ’Ἀρειος ἔτ’ ἐπίστευεν ἀναγνῶναί που τὸ ὄνομα.</text:p>
          </table:table-cell>
          <table:table-cell office:value-type="string">
            <text:p text:style-name="P6">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 </text:p>
          </table:table-cell>
        </table:table-row>
        <table:table-row table:style-name="TableLine1840542462064">
          <table:table-cell table:style-name="Table1.A1" office:value-type="string">
            <text:p text:style-name="Text_20_body">ἀρξαμένης δέ τῆς περιόδου, οῦκ εἶχον ποιεῖν εἰμὴ διὰ βραχυτάτων εἰκῇ ἅπτεσθαι τῶν βιβλίων μεταξὺ τῶν σχολῶν.</text:p>
          </table:table-cell>
          <table:table-cell office:value-type="string">
            <text:p text:style-name="P6">"Now what do we do?" Harry whispered. </text:p>
          </table:table-cell>
        </table:table-row>
        <table:table-row table:style-name="TableLine1840542468320">
          <table:table-cell table:style-name="Table1.A1" office:value-type="string">
            <text:p text:style-name="Text_20_body">τῷ δ’ Ἀρείῳ καὶ σπανιώτερον ῆν καιρὸς ἀναγνώσεως, δέον ἤδη πρὸς τὴν ἰκαροσ- φαιρικὴν αὖ γυμνάζεσθαι.</text:p>
          </table:table-cell>
          <table:table-cell office:value-type="string">
            <text:p text:style-name="P6">"It's obvious, isn't it?" said Ron. "We've got to play our way across the room." </text:p>
          </table:table-cell>
        </table:table-row>
        <table:table-row table:style-name="TableLine1840542452272">
          <table:table-cell table:style-name="Table1.A1" office:value-type="string">
            <text:p text:style-name="Text_20_body">καὶ γὰρ ὁ (Ύλης ἤσκει τοὺς σφαιριστὰς πλέον σπουδάζων ἢ πρὸ τοῦ.</text:p>
          </table:table-cell>
          <table:table-cell office:value-type="string">
            <text:p text:style-name="P6">Behind the white pieces they could see another door. </text:p>
          </table:table-cell>
        </table:table-row>
        <table:table-row table:style-name="TableLine1840542453088">
          <table:table-cell table:style-name="Table1.A1" office:value-type="string">
            <text:p text:style-name="Text_20_body">οὐδ’ οἶ ὄμβροι πολλοὶ γενόμενοι καῖ λάβροι - ἡ γὰρ χιὼν ἤδη ἐτετήκει - τὸν θυμὸν αὐτοῦ ἤμβλυνον οὐδέν.</text:p>
          </table:table-cell>
          <table:table-cell office:value-type="string">
            <text:p text:style-name="P6">"How?" said Hermione nervously. </text:p>
          </table:table-cell>
        </table:table-row>
        <table:table-row table:style-name="TableLine1840542456080">
          <table:table-cell table:style-name="Table1.A1" office:value-type="string">
            <text:p text:style-name="Text_20_body">οἱ μέν οὖν Εὐισήλιοι κατηγόρουν ἐκεῖνου ὡς μανιώδης που γίγνεται, ὁ δ’ ’Άρειος συνῆν αὐτῷ, εἰ γὰρ νικήσαιεν ἐν τῷ μέλλοντι ἀγῶνι τῷ πρὸς τοὺς 1 76 ΑΡΕιοΣ Πο ΤΗΡ εΥφελπύφους, τὸ πρῶτον δι’ ἑπτὰ ἔτη παρελεύσεσθαι τοῦς Σλυθηρ- ίνους ἀγωνιζόμενοι περὶ τῆς Οἰκείας Φιάλης.</text:p>
          </table:table-cell>
          <table:table-cell office:value-type="string">
            <text:p text:style-name="P6">"I think," said Ron, "we're going to have to be chessmen." </text:p>
          </table:table-cell>
        </table:table-row>
        <table:table-row table:style-name="TableLine1840542461248">
          <table:table-cell table:style-name="Table1.A1" office:value-type="string">
            <text:p text:style-name="Text_20_body">καί ὁ ’Ἀρειος οὐ μόνον νικῆσαι ἐσπούδαζεν, ἀλλὰ καί σπανιώτερον τοῖς ἐννυχίοις φάσμα- σιν ἐταράττετο ἀτε ἀποκάμνων ἐκ τῆς γυμνασίας.</text:p>
          </table:table-cell>
          <table:table-cell office:value-type="string">
            <text:p text:style-name="P6">He walked up to a black knight and put his hand out to touch the knight's horse. At once, the stone sprang to life. The horse pawed the ground and the knight turned his helmeted head to look down at Ron. </text:p>
          </table:table-cell>
        </table:table-row>
        <table:table-row table:style-name="TableLine1840542457168">
          <table:table-cell table:style-name="Table1.A1" office:value-type="string">
            <text:p text:style-name="Text_20_body">καὶ ἐνταῦθα σφόδρα πονούντων ποτ’ αὐτῶν κατ’ ἀσκήματα - ὑετὸς γὰρ πολὺς ἐγένετο καί πηλὸς πολύς - ὁ ’Ύλης κακάγγελον παρέσχεν ἑαυτόν.</text:p>
          </table:table-cell>
          <table:table-cell office:value-type="string">
            <text:p text:style-name="P6">"Do we -- er -- have to join you to get across?" The black knight nodded. Ron turned to the other two. </text:p>
          </table:table-cell>
        </table:table-row>
        <table:table-row table:style-name="TableLine1840542461520">
          <table:table-cell table:style-name="Table1.A1" office:value-type="string">
            <text:p text:style-name="Text_20_body">ἀχθόμενος γὰρ ἤδη τοῖς Εὖισηλίοις οἵτινες ἀεὶ κατέσκηπτον ἀλλήλοις καὶ προσεποιοῦντο πεσεῖν ἀπὸ τῶν σάρων τραχύφωνος ’ἾΩ οῦτοι, ἔφη, πέπαυσθε τῆς τε παιδιᾶς καὶ τῆς φλυαρίας.</text:p>
          </table:table-cell>
          <table:table-cell office:value-type="string">
            <text:p text:style-name="P6">"This needs thinking about he said. I suppose we've got to take the place of three of the black pieces...." </text:p>
          </table:table-cell>
        </table:table-row>
        <table:table-row table:style-name="TableLine1840542464240">
          <table:table-cell table:style-name="Table1.A1" office:value-type="string">
            <text:p text:style-name="Text_20_body">οὕτω γὰρ πράξεθ’ ὅπως νικηθησόμεθα.</text:p>
          </table:table-cell>
          <table:table-cell office:value-type="string">
            <text:p text:style-name="P6">Harry and Hermione stayed quiet, watching Ron <text:soft-page-break/>think. Finally he said, "Now, don't be offended or anything, but neither of you are that good at chess --" </text:p>
          </table:table-cell>
        </table:table-row>
        <table:table-row table:style-name="TableLine1840542452544">
          <table:table-cell table:style-name="Table1.A1" office:value-type="string">
            <text:p text:style-name="Text_20_body">ῥαβδουχῶν γὰρ ὁ Σίναπυς πρόφασιν ἀεὶ ζητήσει πρόχειρον ὡς ἀφαιρήσων τίμια τοὺς Γρυφινδώρους.</text:p>
          </table:table-cell>
          <table:table-cell office:value-type="string">
            <text:p text:style-name="P6">"We're not offended," said Harry quickly. "Just tell us what to do." </text:p>
          </table:table-cell>
        </table:table-row>
        <table:table-row table:style-name="TableLine1840542453904">
          <table:table-cell table:style-name="Table1.A1" office:value-type="string">
            <text:p text:style-name="Text_20_body">ἀκούσας δέ ταῦθ’ ὁ Γεωργός τῷ ὄντι ε”πεσεν ἀπὸ τοῦ σάρου.</text:p>
          </table:table-cell>
          <table:table-cell office:value-type="string">
            <text:p text:style-name="P6">"Well, Harry, you take the place of that bishop, and Hermione, YOU 90 next to him instead of that castle." </text:p>
          </table:table-cell>
        </table:table-row>
        <table:table-row table:style-name="TableLine1840542464512">
          <table:table-cell table:style-name="Table1.A1" office:value-type="string">
            <text:p text:style-name="Text_20_body">καὶ βόρβορον πολὺν τοῦ στόματος ἐκπτύσας Ἀλλ’ ἦ ὁ Σίναπυς, ἔφη, μέλλει ραβδουχεῖν,· καὶ πῶς δὴ πρὸς ἀγῶνα οὗτος ἰκαρο- σφαιρικόν ἱκανὸς ῆν ῥαβδουχεῖν; φοβοῦμαι γὰρ μὴ οῦ κοινὸς ἀποβῇ ἢν φανῶμεν νικήσοντες τοὺς Σλυθηρίνους.</text:p>
          </table:table-cell>
          <table:table-cell office:value-type="string">
            <text:p text:style-name="P6">"What about you?" </text:p>
          </table:table-cell>
        </table:table-row>
        <table:table-row table:style-name="TableLine1840542458800">
          <table:table-cell table:style-name="Table1.A1" office:value-type="string">
            <text:p text:style-name="Text_20_body">καὶ οἶ ἕτεροι σφαιρισταῖ καταβάντες παρὰ τὸν Γεωργὸν πράγματα ἐποιοῦντο καὶ αὐτοί.</text:p>
          </table:table-cell>
          <table:table-cell office:value-type="string">
            <text:p text:style-name="P6">"I'm going to be a knight," said Ron. </text:p>
          </table:table-cell>
        </table:table-row>
        <table:table-row table:style-name="TableLine1840542462336">
          <table:table-cell table:style-name="Table1.A1" office:value-type="string">
            <text:p text:style-name="Text_20_body">Οὐδ’ ἔγωγ’ ἐπαίτιος, ἔφη ὁ ”Υλης.</text:p>
          </table:table-cell>
          <table:table-cell office:value-type="string">
            <text:p text:style-name="P6">The chessmen seemed to have been listening, because at these words a knight, a bishop, and a castle turned their backs on the white pieces and walked off the board, leaving three empty squares that Harry, Ron, and Hermione took. </text:p>
          </table:table-cell>
        </table:table-row>
        <table:table-row table:style-name="TableLine1840542462608">
          <table:table-cell table:style-name="Table1.A1" office:value-type="string">
            <text:p text:style-name="Text_20_body">ἀλλ ’ἡμᾶς γε πᾶσ’ ἀνάγκη μὴ παρανομεῖν ὅπως μὴ πρόφασιν ἔχῃ φενακίζειν.</text:p>
          </table:table-cell>
          <table:table-cell office:value-type="string">
            <text:p text:style-name="P6">"White always plays first in chess," said Ron, peering across the board. </text:p>
          </table:table-cell>
        </table:table-row>
        <table:table-row table:style-name="TableLine1840542452816">
          <table:table-cell table:style-name="Table1.A1" office:value-type="string">
            <text:p text:style-name="Text_20_body">ἀλλ’ ὁ Ἄρειος εὔστοχον μὲν ἡγεῖτο τοῦτο, ἴδιον δ’ εἶχε λόγον τοῦ μὴ βούλεσθαι τὸν Σίναπυν πέλας ἔχειν ἰκαροσφαιρίζων.</text:p>
          </table:table-cell>
          <table:table-cell office:value-type="string">
            <text:p text:style-name="P6">"Yes... look..." </text:p>
          </table:table-cell>
        </table:table-row>
        <table:table-row table:style-name="TableLine1840542453360">
          <table:table-cell table:style-name="Table1.A1" office:value-type="string">
            <text:p text:style-name="Text_20_body">καὶ οῖ μὲν ἄλλοι κατὰ τὸ ξύνηθες μετὰ τὴν γυμνασίαν περι- έμειναν διαλεγόμενοι μετ’ ἀλλήλων, ὁ δ’ “Άρειος εῦθὺ ἐπανελθὼν εἷς τὸ τῶν Γρυφινδώρων κοινεῖον κατέλαβε τὸν Ῥοῶνα καὶ τὴν Ἑρμιόνην πεττεύοντας.</text:p>
          </table:table-cell>
          <table:table-cell office:value-type="string">
            <text:p text:style-name="P6">A white pawn had moved forward two squares. </text:p>
          </table:table-cell>
        </table:table-row>
        <table:table-row table:style-name="TableLine1840542458256">
          <table:table-cell table:style-name="Table1.A1" office:value-type="string">
            <text:p text:style-name="Text_20_body">ἡ δέ ἐν τῇ γε πεττεία πολλάκις ἡττᾶτο.</text:p>
          </table:table-cell>
          <table:table-cell office:value-type="string">
            <text:p text:style-name="P6">Ron started to direct the black pieces. They moved silently wherever he sent them. Harry's knees were trembling. What if they lost? "Harry -- move diagonally four squares to the right." </text:p>
          </table:table-cell>
        </table:table-row>
        <table:table-row table:style-name="TableLine1840542462880">
          <table:table-cell table:style-name="Table1.A1" office:value-type="string">
            <text:p text:style-name="Text_20_body">καί τοῦτο πολὺ λυσιτελεῖν αὐτῇ ἐνόμιζον ὁ θ’ Ἄρειος καὶ ὁ Ῥοὼν ὡς πρὸς τᾶλλα ἀεὶ ἐνίκα.</text:p>
          </table:table-cell>
          <table:table-cell office:value-type="string">
            <text:p text:style-name="P6">Their first real shock came when their other knight was taken. The white queen smashed him to the floor and dragged him off the board, where he lay <text:soft-page-break/>quite still, facedown. </text:p>
          </table:table-cell>
        </table:table-row>
        <table:table-row table:style-name="TableLine1840542453632">
          <table:table-cell table:style-name="Table1.A1" office:value-type="string">
            <text:p text:style-name="Text_20_body">παρακαθημένου δέ τοῦ Ἁρείου ὁ Ῥοών πρῶτον μέν Μὴ λαλήσῃς, ἔφη, δεῖ γὰρ προσέχειν τὸν νοῦν - ἔπειτα δέ κατιδὼν τὴν Ἁρείου ὄψιν Τί ἔχεις,· ῆ καὶ νοσεῖς; ὁ δέ πρὸς οῦς λέγων αὐτοῖς ὅπως μή τις ἐπακούοι εἶπεν ὡς ὁ Σίναπυς ἐξ ἀπροσδοκήτου ἐπιθυμίαν οὐδαμῶς ἐπιεικῆ ἐπιθυμεῖ ῥαβδοῦχος δὴ ἰκαροσφαιρικὸς γένεσθαι.</text:p>
          </table:table-cell>
          <table:table-cell office:value-type="string">
            <text:p text:style-name="P6">"Had to let that happen," said Ron, looking shaken. "Leaves you free to take that bishop, Hermione, go on." </text:p>
          </table:table-cell>
        </table:table-row>
        <table:table-row table:style-name="TableLine1840542463152">
          <table:table-cell table:style-name="Table1.A1" office:value-type="string">
            <text:p text:style-name="Text_20_body">Ἀλλὰ μὴ σφαίριζε, εἶπεν αὐτίκα ἡ Ἑρμιόνη.</text:p>
          </table:table-cell>
          <table:table-cell office:value-type="string">
            <text:p text:style-name="P6">Every time one of their men was lost, the white pieces showed no mercy. </text:p>
          </table:table-cell>
        </table:table-row>
        <table:table-row table:style-name="TableLine1840542463424">
          <table:table-cell table:style-name="Table1.A1" office:value-type="string">
            <text:p text:style-name="Text_20_body">Εἶπέ ὡς νοσεῖς, ἔφη ὁ Ῥοών.</text:p>
          </table:table-cell>
          <table:table-cell office:value-type="string">
            <text:p text:style-name="P6">Soon there was a huddle of limp black players slumped along the wall. </text:p>
          </table:table-cell>
        </table:table-row>
        <table:table-row table:style-name="TableLine1840542463696">
          <table:table-cell table:style-name="Table1.A1" office:value-type="string">
            <text:p text:style-name="Text_20_body">Εἰπέ ὡς σκέλος κατέαγες, ἔφη ὁ Ἑρμιόνη.</text:p>
          </table:table-cell>
          <table:table-cell office:value-type="string">
            <text:p text:style-name="P6">Twice, Ron only just noticed in time that Harry and Hermione were in danger. He himself darted around the board, taking almost as many white pieces as they had lost black ones. </text:p>
          </table:table-cell>
        </table:table-row>
        <table:table-row table:style-name="TableLine1840542467504">
          <table:table-cell table:style-name="Table1.A1" office:value-type="string">
            <text:p text:style-name="Text_20_body">Κάταξον μέν οὖν ὡς ἀληθῶς.</text:p>
          </table:table-cell>
          <table:table-cell office:value-type="string">
            <text:p text:style-name="P6">"We're nearly there," he muttered suddenly. "Let me think let me think..." </text:p>
          </table:table-cell>
        </table:table-row>
        <table:table-row table:style-name="TableLine1840542454992">
          <table:table-cell table:style-name="Table1.A1" office:value-type="string">
            <text:p text:style-name="Text_20_body">ΠΕΡΙ ΤΟΥ ΝΙΚΟΛΑΟΥ ΦΛΑΜΗΛΟΥ 177 Ἀλλ’ οὐ πάρεστί μοι, ἦ δ’ ὃς ὁ ’Ἄρειος οὐ γὰρ ὑπάρχει ζητητὴς ἄλλος ἔφεδρος.</text:p>
          </table:table-cell>
          <table:table-cell office:value-type="string">
            <text:p text:style-name="P6">The white queen turned her blank face toward him. </text:p>
          </table:table-cell>
        </table:table-row>
        <table:table-row table:style-name="TableLine1840542463968">
          <table:table-cell table:style-name="Table1.A1" office:value-type="string">
            <text:p text:style-name="Text_20_body">εἰ δ’ ἐγὼ ἀποσταίην τοῦ ἀγῶνος, σφαιρίζειν οὐκ ἂν ἔχοιεν οἱ Γρυφίνδωροι.</text:p>
          </table:table-cell>
          <table:table-cell office:value-type="string">
            <text:p text:style-name="P6">"Yes..." said Ron softly, "It's the only way... I've got to be taken." </text:p>
          </table:table-cell>
        </table:table-row>
        <table:table-row table:style-name="TableLine1840542457440">
          <table:table-cell table:style-name="Table1.A1" office:value-type="string">
            <text:p text:style-name="Text_20_body">ἐνταῦθα δέ ὁ Νεφελώδης ε”πεσεν εἷς τὸ κοινεῖον.</text:p>
          </table:table-cell>
          <table:table-cell office:value-type="string">
            <text:p text:style-name="P6">"NOF Harry and Hermione shouted. </text:p>
          </table:table-cell>
        </table:table-row>
        <table:table-row table:style-name="TableLine1840542464784">
          <table:table-cell table:style-name="Table1.A1" office:value-type="string">
            <text:p text:style-name="Text_20_body">ἀνέβη γὰρ οὐκ οἶδ’ ὅπως διὰ τῆς ὀπῆς εἷκονικῆς τὰ σκέλη συγκεκολλημένα παρέχων· κεκηλὴσθαι γὰρ ἐδόκει φίλτρῳ σκελοκολλητικῴ.</text:p>
          </table:table-cell>
          <table:table-cell office:value-type="string">
            <text:p text:style-name="P6">"That's chess!" snapped Ron. "You've got to make some sacrifices! I take one step forward and she'll take me -- that leaves you free to checkmate the king, Harry!" </text:p>
          </table:table-cell>
        </table:table-row>
        <table:table-row table:style-name="TableLine1840542454176">
          <table:table-cell table:style-name="Table1.A1" office:value-type="string">
            <text:p text:style-name="Text_20_body">ἐδέησε γὰρ αὐτὸν ἀναβῆναι συνεχῶς ἀεὶ πρὸς πυγὴν ἅλλομενον ἐπὶ τὸν τῶν Γρυφινδώρων πύργον, καί τοῦτο μάλιστ’ ἐκίνει τοὺς πολλοὺς γελᾶν· ἡ δ’ Ἑρμιόνη ἀναπηδήσασα θέλκτρον ἀντίδοτον εὐθὺς ἐπῇσε.</text:p>
          </table:table-cell>
          <table:table-cell office:value-type="string">
            <text:p text:style-name="P6">"But --" </text:p>
          </table:table-cell>
        </table:table-row>
        <table:table-row table:style-name="TableLine1840542468048">
          <table:table-cell table:style-name="Table1.A1" office:value-type="string">
            <text:p text:style-name="Text_20_body">καὶ τὰ τοῦ Νεφελ- ώδους σκέλη αὐτόματα δίχα διελύθη.</text:p>
          </table:table-cell>
          <table:table-cell office:value-type="string">
            <text:p text:style-name="P6">"Do you want to stop Snape or not?" </text:p>
          </table:table-cell>
        </table:table-row>
        <table:table-row table:style-name="TableLine1840542465600">
          <table:table-cell table:style-name="Table1.A1" office:value-type="string">
            <text:p text:style-name="Text_20_body">αὐτὸς δ’ ἀνέστη τρέμων ἔτι.</text:p>
          </table:table-cell>
          <table:table-cell office:value-type="string">
            <text:p text:style-name="P6">"Ron --" </text:p>
          </table:table-cell>
        </table:table-row>
        <table:table-row table:style-name="TableLine1840542455264">
          <table:table-cell table:style-name="Table1.A1" office:value-type="string">
            <text:p text:style-name="Text_20_body">Τί γέγονεν; εἶπεν ἡ Ἑρμιόνη μεταξὺ <text:soft-page-break/>παρακαθίζουσα αὐτὸν τῷ Ἁρείῳ καὶ τῴ Ῥοῶνι.</text:p>
          </table:table-cell>
          <table:table-cell office:value-type="string">
            <text:p text:style-name="P6">"Look, if you don't hurry up, he'll already have the <text:soft-page-break/>Stone!" </text:p>
          </table:table-cell>
        </table:table-row>
        <table:table-row table:style-name="TableLine1840542466144">
          <table:table-cell table:style-name="Table1.A1" office:value-type="string">
            <text:p text:style-name="Text_20_body">ὁ δέ τρομερώς Μάλθακος, ἔφη.</text:p>
          </table:table-cell>
          <table:table-cell office:value-type="string">
            <text:p text:style-name="P6">There was no alternative. </text:p>
          </table:table-cell>
        </table:table-row>
        <table:table-row table:style-name="TableLine1840542465056">
          <table:table-cell table:style-name="Table1.A1" office:value-type="string">
            <text:p text:style-name="Text_20_body">ἐνέτυχον γὰρ αὐτῷ πρὸς τῇ βιβλιοθήκῃ.</text:p>
          </table:table-cell>
          <table:table-cell office:value-type="string">
            <text:p text:style-name="P6">"Ready?" Ron called, his face pale but determined. "Here I go - now, don't hang around once you've won." </text:p>
          </table:table-cell>
        </table:table-row>
        <table:table-row table:style-name="TableLine1840542465328">
          <table:table-cell table:style-name="Table1.A1" office:value-type="string">
            <text:p text:style-name="Text_20_body">ὁ δ’ ε”φασκεν ἐρευνᾶν τινα μέλλων προμελετήσειν ἃ δεῖ ποιεῖν.</text:p>
          </table:table-cell>
          <table:table-cell office:value-type="string">
            <text:p text:style-name="P6">He stepped forward, and the white queen pounced. She struck Ron hard across the head with her stone arm, and he crashed to the floor - Hermione screamed but stayed on her square - the white queen dragged Ron to one side. He looked as if he'd been knocked out. </text:p>
          </table:table-cell>
        </table:table-row>
        <table:table-row table:style-name="TableLine1840542459344">
          <table:table-cell table:style-name="Table1.A1" office:value-type="string">
            <text:p text:style-name="Text_20_body">ἡ δέ Ἑρμιόνη πιθανῶς Ἄγε δή, ἔφη, πρὸς τὴν Μαγονωγαλέαν καταμήνυσον αὐτοῦ.</text:p>
          </table:table-cell>
          <table:table-cell office:value-type="string">
            <text:p text:style-name="P6">Shaking, Harry moved three spaces to the left. </text:p>
          </table:table-cell>
        </table:table-row>
        <table:table-row table:style-name="TableLine1840542459072">
          <table:table-cell table:style-name="Table1.A1" office:value-type="string">
            <text:p text:style-name="Text_20_body">ὁ δέ Νεφελώδης ἀνανεύσας Οὐ γὰρ θέλω, ἔφη, πράγματ’ ἔχειν καί πλείω.</text:p>
          </table:table-cell>
          <table:table-cell office:value-type="string">
            <text:p text:style-name="P6">The white king took off his crown and threw it at Harry's feet. They had won. The chessmen parted and bowed, leaving the door ahead clear. With one last desperate look back at Ron, Harry and Hermione charged through the door and up the next passageway. </text:p>
          </table:table-cell>
        </table:table-row>
        <table:table-row table:style-name="TableLine1840542454720">
          <table:table-cell table:style-name="Table1.A1" office:value-type="string">
            <text:p text:style-name="Text_20_body">Ἀλλ’ ὦ Νεφέλωδες, ε”φη ὁ Ῥοών, δεῖ σέ ἀνθίστασθαι αὐτῷ.</text:p>
          </table:table-cell>
          <table:table-cell office:value-type="string">
            <text:p text:style-name="P6">"What if he's --?" </text:p>
          </table:table-cell>
        </table:table-row>
        <table:table-row table:style-name="TableLine1840542455808">
          <table:table-cell table:style-name="Table1.A1" office:value-type="string">
            <text:p text:style-name="Text_20_body">οὗτος μὲν γὰρ φιλεῖ καταπατεῖν τοὺς ἐπιτυχόντας, σὺ δ’ οὐκ ὀφείλεις προκείμενος παραδοῦναι σεαυτὸν λὰξ πατεῖσθαι.</text:p>
          </table:table-cell>
          <table:table-cell office:value-type="string">
            <text:p text:style-name="P6">"He'll be all right," said Harry, trying to convince himself. "What do you reckon's next?" </text:p>
          </table:table-cell>
        </table:table-row>
        <table:table-row table:style-name="TableLine1840542457984">
          <table:table-cell table:style-name="Table1.A1" office:value-type="string">
            <text:p text:style-name="Text_20_body">ὁ δ’ ἀκαρές δέων κλαῦσαι Ἀλλ’ οὐ δεῖ σὲ γοῦν εἰπεῖν ἐμοὶ ὡς ἀνδρείας ἐνδέης οὐκ ἐπάξιός εἶμι τῶν Γρυφινδώρων.</text:p>
          </table:table-cell>
          <table:table-cell office:value-type="string">
            <text:p text:style-name="P6">"We've had Sprout's, that was the Devil's Snare; Flitwick must've put charms on the keys; McGonagall transfigured the chessmen to make them alive; that leaves Quirrell's spell, and Snape's." </text:p>
          </table:table-cell>
        </table:table-row>
        <table:table-row table:style-name="TableLine1840542456896">
          <table:table-cell table:style-name="Table1.A1" office:value-type="string">
            <text:p text:style-name="Text_20_body">τοῦτο γὰρ ὁ Μάλθακος εἴρηκεν ἥδη.</text:p>
          </table:table-cell>
          <table:table-cell office:value-type="string">
            <text:p text:style-name="P6">They had reached another door. </text:p>
          </table:table-cell>
        </table:table-row>
        <table:table-row table:style-name="TableLine1840542458528">
          <table:table-cell table:style-name="Table1.A1" office:value-type="string">
            <text:p text:style-name="Text_20_body">ὁ δ’ ’Ἁρειος ἐν προκολπίῳ ζητήσας βάτραχον σοκολάτινον ἔδειξε, πανύστατον ὄντα ἀπὸ τοῦ κιβωτίου τοῦ Ἑρμιόνῃ πρὸς τὰ Χριστούγεννα δεδομένου.</text:p>
          </table:table-cell>
          <table:table-cell office:value-type="string">
            <text:p text:style-name="P6">"All right?" Harry whispered. </text:p>
          </table:table-cell>
        </table:table-row>
        <table:table-row table:style-name="TableLine1840542459616">
          <table:table-cell table:style-name="Table1.A1" office:value-type="string">
            <text:p text:style-name="Text_20_body">καὶ τοῦτον ε”δωκε τῷ Νεφελώδει παρ’ ὀλίγον ἐλθόντι δακρύειν.</text:p>
          </table:table-cell>
          <table:table-cell office:value-type="string">
            <text:p text:style-name="P6">"Go on." </text:p>
          </table:table-cell>
        </table:table-row>
        <table:table-row table:style-name="TableLine1840542465872">
          <table:table-cell table:style-name="Table1.A1" office:value-type="string">
            <text:p text:style-name="Text_20_body">Ἀλλὰ σύ γε, ἔφη, δύνασαι δώδεκα Μαλθάκους.</text:p>
          </table:table-cell>
          <table:table-cell office:value-type="string">
            <text:p text:style-name="P6">Harry pushed it open. </text:p>
          </table:table-cell>
        </table:table-row>
        <text:soft-page-break/>
        <table:table-row table:style-name="TableLine1840542459888">
          <table:table-cell table:style-name="Table1.A1" office:value-type="string">
            <text:p text:style-name="Text_20_body">ἆρ’ οὐκ ὁ Πῖλος Νεμητὴς εἵλετο σὲ Γρυφίνδωρον; καὶ ποῦ ’στιν ὁ Μάλθακος; ἐν τοῖς καταράτοις Σλυθηρίνοις.</text:p>
          </table:table-cell>
          <table:table-cell office:value-type="string">
            <text:p text:style-name="P6">A disgusting smell filled their nostrils, making both of them pull their robes up over their noses. Eyes watering, they saw, flat on the floor in front of them, a troll even larger than the one they had tackled, out cold with a bloody lump on its head. </text:p>
          </table:table-cell>
        </table:table-row>
        <table:table-row table:style-name="TableLine1840542466416">
          <table:table-cell table:style-name="Table1.A1" office:value-type="string">
            <text:p text:style-name="Text_20_body">ὁ δέ Νεφελώδης ἠρέμα γελῶν τὸν βάτραχον ἀνεκάλυψε.</text:p>
          </table:table-cell>
          <table:table-cell office:value-type="string">
            <text:p text:style-name="P6">"I'm glad we didn't have to fight that one," Harry whispered as they stepped carefully over one of its massive legs. "Come on, I can't breathe." </text:p>
          </table:table-cell>
        </table:table-row>
        <table:table-row table:style-name="TableLine1840542466688">
          <table:table-cell table:style-name="Table1.A1" office:value-type="string">
            <text:p text:style-name="Text_20_body">Χάριν οἶδα, ἔφη, ὦ ’Ἄρειε, ἀλλ’ εἶμι κοῖτον ποιησόμενος.</text:p>
          </table:table-cell>
          <table:table-cell office:value-type="string">
            <text:p text:style-name="P6">He pulled open the next door, both of them hardly daring to look at what came next - but there was nothing very frightening in here, just a table with seven differently shaped bottles standing on it in a line. </text:p>
          </table:table-cell>
        </table:table-row>
        <table:table-row table:style-name="TableLine1840542466960">
          <table:table-cell table:style-name="Table1.A1" office:value-type="string">
            <text:p text:style-name="Text_20_body">ἦ τοῦ δελτίου ἐπιθυμεῖς,· οἶδα γὰρ σε’ σπουδάζοντα ξυλλέγειν αὐτά.</text:p>
          </table:table-cell>
          <table:table-cell office:value-type="string">
            <text:p text:style-name="P6">"Snape's," said Harry. "What do we have to do?" </text:p>
          </table:table-cell>
        </table:table-row>
        <table:table-row table:style-name="TableLine1840542485456">
          <table:table-cell table:style-name="Table1.A1" office:value-type="string">
            <text:p text:style-name="Text_20_body">καὶ τοῦ Νεφελώδους ἀπιόντος ἐκεῖνος ἐξέταζε τὸ δελτίον· ἦν γὰρ ἐκείνων τῶν εἰκόνας παρεχόντων φαρμακέων τε καί φαρμακίδων εὐδοκιμῶν.</text:p>
          </table:table-cell>
          <table:table-cell office:value-type="string">
            <text:p text:style-name="P6">They stepped over the threshold, and immediately a fire sprang up behind them in the doorway. It wasn't ordinary fire either; it was purple. At the same instant, black flames shot up in the doorway leading onward. </text:p>
          </table:table-cell>
        </table:table-row>
        <table:table-row table:style-name="TableLine1840542483824">
          <table:table-cell table:style-name="Table1.A1" office:value-type="string">
            <text:p text:style-name="Text_20_body">Διμπλόδωρός ἐστι μάλ’ αὖθις, ἔφη.</text:p>
          </table:table-cell>
          <table:table-cell office:value-type="string">
            <text:p text:style-name="P6">They were trapped. </text:p>
          </table:table-cell>
        </table:table-row>
        <table:table-row table:style-name="TableLine1840542481104">
          <table:table-cell table:style-name="Table1.A1" office:value-type="string">
            <text:p text:style-name="Text_20_body">τοῦτον γὰρ πρῶτον - 1 78 ΑΡΕΙοΣ Πο ΤΗΡ καὶ ἀτενές μέν δεδορκὼς πρὸς τὸ νῶτον τοῦ δελτίου, κεχηνὼς δέ πρὸς τὸν Ῥοῶνα καὶ τῆν Ἑρμιόνην ἀποβλέψας Ηῦρηκα, ἔφη.</text:p>
          </table:table-cell>
          <table:table-cell office:value-type="string">
            <text:p text:style-name="P6">"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 </text:p>
          </table:table-cell>
        </table:table-row>
        <table:table-row table:style-name="TableLine1840542482464">
          <table:table-cell table:style-name="Table1.A1" office:value-type="string">
            <text:p text:style-name="Text_20_body">ηὕρηκα γὰρ τὸν Φλάμηλον.</text:p>
          </table:table-cell>
          <table:table-cell office:value-type="string">
            <text:p text:style-name="P6">Choose, unless you wish to stay here forevermore, 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text:soft-page-break/>different at first sight. </text:p>
          </table:table-cell>
        </table:table-row>
        <table:table-row table:style-name="TableLine1840542474848">
          <table:table-cell table:style-name="Table1.A1" office:value-type="string">
            <text:p text:style-name="Text_20_body">καῖ εἶπον πάλαι ὅτι πρὸ τοῦ ἀνέγνων τοῦνομά που, ἀναγνοὺς δὴ δεῦρο ι’ὼν ἐπὶ τῆς ἁμαξοστοιχίας.</text:p>
          </table:table-cell>
          <table:table-cell office:value-type="string">
            <text:p text:style-name="P6">Hermione let out a great sigh and Harry, amazed, saw that she was smiling, the very last thing he felt like doing. </text:p>
          </table:table-cell>
        </table:table-row>
        <table:table-row table:style-name="TableLine1840542482736">
          <table:table-cell table:style-name="Table1.A1" office:value-type="string">
            <text:p text:style-name="Text_20_body">ἀκούσατε δῆτα’ Πολλοὶ ἡγοῦνται τὸν Διμπλό- δωρον μέγιστον εἶναι τῶν ἐφ’ ἡμῶν φαρμακέων, εὐδοκιμοῦντα δι’ ἄλλα τε καί ὅτι ἐνίκησέ τε τὸν μάγον Γ ρινδελούαλδον τὸν κατα- χθόνιον τῷ ε”τει χιλιοστῴ ἐνακοσιοστῴ τετταρακοστῷ πέμπτῳ, καὶ ἐξηῦρέ τὰς δώδεκα χρείας τὰς τοῦ αἵματος δρακοντείου, καὶ δὴ καί περὶ τῆς χρυσοποιίας πόλλ’ ἔπραξε μετὰ τοῦ συνέργου Νικολάου Φλαμήλου.</text:p>
          </table:table-cell>
          <table:table-cell office:value-type="string">
            <text:p text:style-name="P6">"Brilliant," said Hermione. "This isn't magic -- it's logic -- a puzzle. </text:p>
          </table:table-cell>
        </table:table-row>
        <table:table-row table:style-name="TableLine1840542469408">
          <table:table-cell table:style-name="Table1.A1" office:value-type="string">
            <text:p text:style-name="Text_20_body">ἡ δ’ Ἑρμιόνη ἀνεπήδησε λίαν ἐσπουδασμένως - ἐδόκει γὰρ τόσον ἀνηρεθισμένη ὅσον ἐν ᾧ τὰ τίμια ε”λαβε τὰ πρῶτα πρὸς τὰ κατ’ οἶκον μαθήματα.</text:p>
          </table:table-cell>
          <table:table-cell office:value-type="string">
            <text:p text:style-name="P6">A lot of the greatest wizards haven't got an ounce of logic, they'd be stuck in here forever." </text:p>
          </table:table-cell>
        </table:table-row>
        <table:table-row table:style-name="TableLine1840542480288">
          <table:table-cell table:style-name="Table1.A1" office:value-type="string">
            <text:p text:style-name="Text_20_body">Ἀλλὰ περιμένετε, ἔφη.</text:p>
          </table:table-cell>
          <table:table-cell office:value-type="string">
            <text:p text:style-name="P6">"But so will we, won't we?" "Of course not," said Hermione. "Everything we need is here on this paper. Seven bottles: three are poison; two are wine; one will get us safely through the black fire, and one will get us back through the purple." </text:p>
          </table:table-cell>
        </table:table-row>
        <table:table-row table:style-name="TableLine1840542480560">
          <table:table-cell table:style-name="Table1.A1" office:value-type="string">
            <text:p text:style-name="Text_20_body">καὶ ἅνω ἔδραμεν ἐπὶ τὰ παρθενικὰ κοιμ- ητήρια.</text:p>
          </table:table-cell>
          <table:table-cell office:value-type="string">
            <text:p text:style-name="P6">"But how do we know which to drink?" </text:p>
          </table:table-cell>
        </table:table-row>
        <table:table-row table:style-name="TableLine1840542481920">
          <table:table-cell table:style-name="Table1.A1" office:value-type="string">
            <text:p text:style-name="Text_20_body">ὁ δ’ “Αρειος καὶ ὁ Ῥοών ἀποροῦντες δὴ σχεδὸν ἔβλεψαν εἰς ἀλλήλους καὶ τρέχουσα ἐπανῆλθεν, ἐν ἀγκάλαις ἔχουσα βίβλον τινὰ μεγάλην.</text:p>
          </table:table-cell>
          <table:table-cell office:value-type="string">
            <text:p text:style-name="P6">"Give me a minute." </text:p>
          </table:table-cell>
        </table:table-row>
        <table:table-row table:style-name="TableLine1840542482192">
          <table:table-cell table:style-name="Table1.A1" office:value-type="string">
            <text:p text:style-name="Text_20_body">καὶ προθυμουμένη μὲν ψιθυρίζουσα δ’ ἅμα ἵνα μὴ παρακούσῃ τις Ταύτην μὲν γάρ, ἔφη, ἀπὸ τῆς βιβλιοθήκης πρὸ πολλῶν ἡμερῶν ἐχρησάμην θέλουσα ἱλαρώτερον τι παρέχειν ἐμαυτῇ ἀναγιγν- ώσκειν σχολαζούσῃ, οὐδ’ ἐπῆλθέ μοι ἐν αὐτῇ ζητεῖν τὰ ὑπὲρ ἐκείνου.</text:p>
          </table:table-cell>
          <table:table-cell office:value-type="string">
            <text:p text:style-name="P6">Hermione read the paper several times. Then she walked up and down the line of bottles, muttering to herself and pointing at them. At last, she clapped her hands. </text:p>
          </table:table-cell>
        </table:table-row>
        <table:table-row table:style-name="TableLine1840542478112">
          <table:table-cell table:style-name="Table1.A1" office:value-type="string">
            <text:p text:style-name="Text_20_body">καὶ τῷ Ῥοῶνι, δυσκρίτως ἔχοντι περὶ τῆς βίβλου εἴ τις καὶ σχολάζων ἅπτεται τῆς τοιαύτης σιγᾶν μηνύσασα, διότι ὅλη περὶ ζητήσεως ἐστί, μανικῶς ἀνήλιττε τὰς σελίδας ῦποτονθορύζουσα τέως πρὸς ἑαυτήν, καὶ τέλος τὸ ζητούμενον ἀνευροῦσα Σαφῶς γὰρ ἔγνωκα, ἔφη, σαφέστατα μὲν οὖν.</text:p>
          </table:table-cell>
          <table:table-cell office:value-type="string">
            <text:p text:style-name="P6">"Got it," she said. "The smallest bottle will get us through the black fire -- toward the Stone." </text:p>
          </table:table-cell>
        </table:table-row>
        <table:table-row table:style-name="TableLine1840542479200">
          <table:table-cell table:style-name="Table1.A1" office:value-type="string">
            <text:p text:style-name="Text_20_body">καὶ τὸν Ῥοῶνα σκυθρωπάζοντ’ ε”τι ἐρόμενον δ’ εἶ θεμιτὸν εἴη νυνὶ φωνῆσαι περὶ οὐδενὸς ποιησαμένη <text:soft-page-break/>- Ὁ Νικολᾶος Φλάμηλος, ἔφη ψιθυρίζουσα ε”τι καὶ τραγῳδοῦσά τι, μόνος ἐστὶ καθ’ ὅσον ἐγνώκαμεν δημιουργὸς τῆς τοῦ φιλοσόφου λίθου.</text:p>
          </table:table-cell>
          <table:table-cell office:value-type="string">
            <text:p text:style-name="P6">Harry looked at the tiny bottle. </text:p>
          </table:table-cell>
        </table:table-row>
        <table:table-row table:style-name="TableLine1840542471312">
          <table:table-cell table:style-name="Table1.A1" office:value-type="string">
            <text:p text:style-name="Text_20_body">οἱ δ’ ἀκουσάμενοι παρ’ ἐλπίδα οὐδὲν ἄρ’ ἀπεκρίναντο ὧν προσεδέχετο.</text:p>
          </table:table-cell>
          <table:table-cell office:value-type="string">
            <text:p text:style-name="P6">"There's only enough there for one of us," he said. "That's hardly one swallow." </text:p>
          </table:table-cell>
        </table:table-row>
        <table:table-row table:style-name="TableLine1840542472400">
          <table:table-cell table:style-name="Table1.A1" office:value-type="string">
            <text:p text:style-name="Text_20_body">Τῆς ποίας; ἔφασαν.</text:p>
          </table:table-cell>
          <table:table-cell office:value-type="string">
            <text:p text:style-name="P6">They looked at each other. </text:p>
          </table:table-cell>
        </table:table-row>
        <table:table-row table:style-name="TableLine1840542485728">
          <table:table-cell table:style-name="Table1.A1" office:value-type="string">
            <text:p text:style-name="Text_20_body">Ἀλλὰ νὴ τὼ θεώ, οὖ γὰρ ε”χετε ἀναγιγνώσκειν; ἰδού.</text:p>
          </table:table-cell>
          <table:table-cell office:value-type="string">
            <text:p text:style-name="P6">"Which one will get you back through the purple flames?" </text:p>
          </table:table-cell>
        </table:table-row>
        <table:table-row table:style-name="TableLine1840542468864">
          <table:table-cell table:style-name="Table1.A1" office:value-type="string">
            <text:p text:style-name="Text_20_body">ἀνάγνωτε δῆτα ταυτί.</text:p>
          </table:table-cell>
          <table:table-cell office:value-type="string">
            <text:p text:style-name="P6">Hermione pointed at a rounded bottle at the right end of the line. </text:p>
          </table:table-cell>
        </table:table-row>
        <table:table-row table:style-name="TableLine1840542474032">
          <table:table-cell table:style-name="Table1.A1" office:value-type="string">
            <text:p text:style-name="Text_20_body">οἱ δέ τὴν βίβλον ἐπ’ αὐτοὺς ὠσθεῖσαν λαβόντες ἀνέγνωσαν τάδε’ ΠΕΡΙ ΤΟΥ ΝΙΚΟΛΑΟΥΦΛΑΜΗΛΟΥ 179 οἱ μελετῶντες τὴν παλαίαν τέχνην τὴν χρυσοποιίαν καλουμένην σπουδάζουσι ποιεῖσθαι τὴν τοῦ φιλοσόφου λίθον τὴν μεμυθολογευμένην.</text:p>
          </table:table-cell>
          <table:table-cell office:value-type="string">
            <text:p text:style-name="P6">"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 </text:p>
          </table:table-cell>
        </table:table-row>
        <table:table-row table:style-name="TableLine1840542485184">
          <table:table-cell table:style-name="Table1.A1" office:value-type="string">
            <text:p text:style-name="Text_20_body">αὕτη γὰρ δυνάμεις ε”χει μεγάλας καὶ θαυμαστάς, ἱκανὴ οὖσα τοῦτο μὲν εἷς ἄπεφθον χρυσὸν μεταβάλλειν τὰ ἐπιτυχόντα τῶν μεταλλείων τοῦτο δὲ τίκτειν τὸ τῆς ζωῆς φάρμακον ὅπερ καὶ ἀθάνατον ποιήσει τὸν πεπωκότα.</text:p>
          </table:table-cell>
          <table:table-cell office:value-type="string">
            <text:p text:style-name="P6">"But Harry -- what if You-Know-Who's with him?" </text:p>
          </table:table-cell>
        </table:table-row>
        <table:table-row table:style-name="TableLine1840542472944">
          <table:table-cell table:style-name="Table1.A1" office:value-type="string">
            <text:p text:style-name="Text_20_body">καί διὰ μὲν τὸν αι’ῶνα πάντα ἡ λίθος πολλὰ τεθρύληται’ ἐφ ’ ἡμῶν δέ τῶν λίθων τὴν μόνην ὑπάρχουσαν κέκτηται Νικολᾶος Φλάμηλος εὐδοκιμῶν τῆς τε χρυσοποιίας ἕνεκα καί ὡς πάνυ φιλόμουσος ὤν.</text:p>
          </table:table-cell>
          <table:table-cell office:value-type="string">
            <text:p text:style-name="P6">"Well -- I was lucky once, wasn't I?" said Harry, pointing at his scar. </text:p>
          </table:table-cell>
        </table:table-row>
        <table:table-row table:style-name="TableLine1840542479472">
          <table:table-cell table:style-name="Table1.A1" office:value-type="string">
            <text:p text:style-name="Text_20_body">ὁ δέ Φλάμηλος πέρυσιν ε”τη γεγονὼς ἑξακόσια ἑξήκοντα πέντε οἰκεῖ ἀτάρακτος παρὰ τοῖς Ἐπιζεφυρίοις μετὰ τῆς γυναικὸς Περενέλλης, ε”τη ἐχούσης ἑξακόσια πεντήκοντα ὀκτώ.</text:p>
          </table:table-cell>
          <table:table-cell office:value-type="string">
            <text:p text:style-name="P6">"I might get lucky again." </text:p>
          </table:table-cell>
        </table:table-row>
        <table:table-row table:style-name="TableLine1840542469136">
          <table:table-cell table:style-name="Table1.A1" office:value-type="string">
            <text:p text:style-name="Text_20_body">τῷ δ’ Ἁρείῳ καὶ τῷ Ῥοῶνι τοῦργον ἀνύσασιν ἡ Ἑρμιόνη Ἐγνώκατε; ἔφη.</text:p>
          </table:table-cell>
          <table:table-cell office:value-type="string">
            <text:p text:style-name="P6">Hermione's lip trembled, and she suddenly dashed at Harry and threw her arms around him. </text:p>
          </table:table-cell>
        </table:table-row>
        <table:table-row table:style-name="TableLine1840542484096">
          <table:table-cell table:style-name="Table1.A1" office:value-type="string">
            <text:p text:style-name="Text_20_body">ὁ γὰρ κύων ὡς εἰκὸς φυλάττει τὴν λίθον τὴν τοῦ Φλαμηλου.</text:p>
          </table:table-cell>
          <table:table-cell office:value-type="string">
            <text:p text:style-name="P6">"Hermione!" </text:p>
          </table:table-cell>
        </table:table-row>
        <table:table-row table:style-name="TableLine1840542483008">
          <table:table-cell table:style-name="Table1.A1" office:value-type="string">
            <text:p text:style-name="Text_20_body">οὗτος δ’ ᾔτησε δηλαδὴ τὸν Διμπλόδωρον διασῶσαι αὐτὴν φίλον ὅντα διότι μέλλει τις κλέψειν.</text:p>
          </table:table-cell>
          <table:table-cell office:value-type="string">
            <text:p text:style-name="P6">"Harry -- you're a great wizard, you know." </text:p>
          </table:table-cell>
        </table:table-row>
        <text:soft-page-break/>
        <table:table-row table:style-name="TableLine1840542473488">
          <table:table-cell table:style-name="Table1.A1" office:value-type="string">
            <text:p text:style-name="Text_20_body">διὸ ἔδοξεν ἐκ τοῦ Γριγ- γώτου κομισθῆναι αὐτήν.</text:p>
          </table:table-cell>
          <table:table-cell office:value-type="string">
            <text:p text:style-name="P6">"I'm not as good as you," said Harry, very embarrassed, as she let go of him. </text:p>
          </table:table-cell>
        </table:table-row>
        <table:table-row table:style-name="TableLine1840542476752">
          <table:table-cell table:style-name="Table1.A1" office:value-type="string">
            <text:p text:style-name="Text_20_body">Λίθον τοίνυν λέγεις, ε”φη ὁ “Αρειος, ἥτις χρυσόν τε ποιεῖ καὶ κωλύει σε ἀποθανεῖν.</text:p>
          </table:table-cell>
          <table:table-cell office:value-type="string">
            <text:p text:style-name="P6">"Me!" said Hermione. "Books! And cleverness! There are more important things -- friendship and bravery and -- oh Harry -- be careful!" </text:p>
          </table:table-cell>
        </table:table-row>
        <table:table-row table:style-name="TableLine1840542472128">
          <table:table-cell table:style-name="Table1.A1" office:value-type="string">
            <text:p text:style-name="Text_20_body">ὥστ’ οὐδὲν θαῦμα εί ὁ Σίναπυς ἐπιθυμεῖ αὐτῆς.</text:p>
          </table:table-cell>
          <table:table-cell office:value-type="string">
            <text:p text:style-name="P6">"You drink first," said Harry. "You are sure which is which, aren't you?" </text:p>
          </table:table-cell>
        </table:table-row>
        <table:table-row table:style-name="TableLine1840542475120">
          <table:table-cell table:style-name="Table1.A1" office:value-type="string">
            <text:p text:style-name="Text_20_body">ἀλλὰ γὰρ πᾶς τις ἐπιθυμοίη ἄν.</text:p>
          </table:table-cell>
          <table:table-cell office:value-type="string">
            <text:p text:style-name="P6">"Positive," said Hermione. She took a long drink from the round bottle at the end, and shuddered. </text:p>
          </table:table-cell>
        </table:table-row>
        <table:table-row table:style-name="TableLine1840542479744">
          <table:table-cell table:style-name="Table1.A1" office:value-type="string">
            <text:p text:style-name="Text_20_body">Θαῦμα δ’ οῦκ ἔστιν εἶ Φλάμηλον οὐκ ηὑρήκαμεν ἐν ἐκείνῃ τῇ σκέψει τῇ τῆς περὶ τὰ μαγικὰ καινοτομίας.</text:p>
          </table:table-cell>
          <table:table-cell office:value-type="string">
            <text:p text:style-name="P6">"It's not poison?" said Harry anxiously. </text:p>
          </table:table-cell>
        </table:table-row>
        <table:table-row table:style-name="TableLine1840542484912">
          <table:table-cell table:style-name="Table1.A1" office:value-type="string">
            <text:p text:style-name="Text_20_body">οὗ γὰρ δήπου ἄρτι ἐκαινοτόμει οὐδέν ε”τη γεγονὼς ἤδη ἑξακόσια ἑξήκοντα πέντε.</text:p>
          </table:table-cell>
          <table:table-cell office:value-type="string">
            <text:p text:style-name="P6">"No -- but it's like ice." </text:p>
          </table:table-cell>
        </table:table-row>
        <table:table-row table:style-name="TableLine1840542477840">
          <table:table-cell table:style-name="Table1.A1" office:value-type="string">
            <text:p text:style-name="Text_20_body">τῆς δ’ ἐπιούσης ἡμέρας ὁ ’Άρειος καῖ ό Ῥοὼν μεταξὺ ἐκγραφόμε, νοι πολλὰ καὶ ποικίλα περὶ τῆς τῶν ὑπὸ λυκανθρώπου δηχθέντων θεραπείας - ἐν σχολῇ γὰρ ἐτύγχανον διατρίβοντες περὶ τῆς τέχνης φυλακικῆς τῆς πρὸς τὰ σκοτεινὰ δόγματα - ἐβουλεύοντο ἔτι ὑπὲρ τῆς τοῦ φιλοσόφου λίθου τί δὴ δράσουσιν ἔχοντες.</text:p>
          </table:table-cell>
          <table:table-cell office:value-type="string">
            <text:p text:style-name="P6">"Quick, go, before it wears off." </text:p>
          </table:table-cell>
        </table:table-row>
        <table:table-row table:style-name="TableLine1840542469680">
          <table:table-cell table:style-name="Table1.A1" office:value-type="string">
            <text:p text:style-name="Text_20_body">τοῦ δέ Ῥοῶνος φράζοντος ὡς ι’δίαν ὠνήσεται αὐτὸς καθ’ ἑαυτὸν ἀγέλην ι’καρο- σφαιρικήν, ὁ Ἄρειος ἄφνω ἐμέμνητο τοῦ τε Σινάπεως καὶ τοῦ μέλλοντος ἀγῶνος.</text:p>
          </table:table-cell>
          <table:table-cell office:value-type="string">
            <text:p text:style-name="P6">"Good luck -- take care." </text:p>
          </table:table-cell>
        </table:table-row>
        <table:table-row table:style-name="TableLine1840542475392">
          <table:table-cell table:style-name="Table1.A1" office:value-type="string">
            <text:p text:style-name="Text_20_body">Ἀλλὰ μέλλω σφαιριεῖν ἄρα, εἶπε τῷ Ῥοῶνι καὶ τῇ Ἑρμιόνῃ.</text:p>
          </table:table-cell>
          <table:table-cell office:value-type="string">
            <text:p text:style-name="P6">"GO!" </text:p>
          </table:table-cell>
        </table:table-row>
        <table:table-row table:style-name="TableLine1840542481648">
          <table:table-cell table:style-name="Table1.A1" office:value-type="string">
            <text:p text:style-name="Text_20_body">εἶ δέ μή, οἱ Σλυθήρινοι ἅπαντες ἡγήσονταί με περιφοβώτερον εἶναι ἢ ὥσθ’ ὑπομένειν τὸν Σίναπυν.</text:p>
          </table:table-cell>
          <table:table-cell office:value-type="string">
            <text:p text:style-name="P6">Hermione turned and walked straight through the purple fire. </text:p>
          </table:table-cell>
        </table:table-row>
        <table:table-row table:style-name="TableLine1840542470224">
          <table:table-cell table:style-name="Table1.A1" office:value-type="string">
            <text:p text:style-name="Text_20_body">βεβασανισμένων μὲν γὰρ αὐτῶν ἐν τῷ ἀγῶνι, νικησάντων δ’ ἡμῶν παύσω τῶν γελασμάτων άπομόρξας τὴν ὕβριν.</text:p>
          </table:table-cell>
          <table:table-cell office:value-type="string">
            <text:p text:style-name="P6">Harry took a deep breath and picked up the smallest bottle. He turned to face the black flames. </text:p>
          </table:table-cell>
        </table:table-row>
        <table:table-row table:style-name="TableLine1840542484640">
          <table:table-cell table:style-name="Table1.A1" office:value-type="string">
            <text:p text:style-name="Text_20_body">180 ΑΡΕΙοΣ ΠοΤΗΡ Ἐφ’ ᾧτε μὴ ἀπομόρξαι σέ ἀπὸ τοῦ σταδίου, εἶπεν ἡ Ἑρμιόνη.</text:p>
          </table:table-cell>
          <table:table-cell office:value-type="string">
            <text:p text:style-name="P6">"Here I come," he said, and he drained the little bottle in one gulp. </text:p>
          </table:table-cell>
        </table:table-row>
        <table:table-row table:style-name="TableLine1840542483280">
          <table:table-cell table:style-name="Table1.A1" office:value-type="string">
            <text:p text:style-name="Text_20_body">&gt;κ προϊούσης δέ τῆς τοῦ ἀγῶνος ἡμέρας ὁ Ἄρειος λόγοις μὲν ἐπεκρύπ- τετο τὴν ἑαυτοῦ ἀπορίαν πρὸς <text:soft-page-break/>τὸν Ῥοῶνα καί τὴν Ἑρμιόνην, ἔργῳ δέ ὡς ἀληθῶς πλείον’ ἐπὶ πλείοσι καθ’ ἡμέραν ἐφοβεῖτο.</text:p>
          </table:table-cell>
          <table:table-cell office:value-type="string">
            <text:p text:style-name="P6">It was indeed as though ice was flooding his body. He put the bottle down and walked forward; he <text:soft-page-break/>braced himself, saw the black flames licking his body, but couldn't feel them -- for a moment he could see nothing but dark fire -- then he was on the other side, in the last chamber. </text:p>
          </table:table-cell>
        </table:table-row>
        <table:table-row table:style-name="TableLine1840542472672">
          <table:table-cell table:style-name="Table1.A1" office:value-type="string">
            <text:p text:style-name="Text_20_body">οἵ δ’ ἄλλοι σφαιρισταὶ ὡσαύτως ἐφοβήθησαν· λόγῳ μὲν γὰρ ηὖτρεπισμένοι ἤσαν.</text:p>
          </table:table-cell>
          <table:table-cell office:value-type="string">
            <text:p text:style-name="P6">There was already someone there -- but it wasn't Snape. It wasn't even Voldemort. </text:p>
          </table:table-cell>
        </table:table-row>
        <table:table-row table:style-name="TableLine1840542483552">
          <table:table-cell table:style-name="Table1.A1" office:value-type="string">
            <text:p text:style-name="Text_20_body">ἐξὸν αὐτοῖς τέλος δὴ νικῆσαι τοῦς Σλυθηρίνους τοὺς ἑπτὰ ε”τη ἀνικήτους γενομένους, ε”ργῳ δ’ ἠπόρουν οῦκ εἰδότες πότερον ῥαβδοῦχος τις κακόνους ἐπιτρέψει νίκην αὐτοῖς ἢ οὔκ.</text:p>
          </table:table-cell>
          <table:table-cell office:value-type="string">
            <text:p text:style-name="P6">CHAPTER SEVENTEEN </text:p>
          </table:table-cell>
        </table:table-row>
        <table:table-row table:style-name="TableLine1840542484368">
          <table:table-cell table:style-name="Table1.A1" office:value-type="string">
            <text:p text:style-name="Text_20_body">ὁ δ ’Ἄρειος συνῄδει ἑαυτῷ συνεχῶς ἐντυγχάνοντι τῷ Σινάπει ὅποι ἔλθοι, εἴ γε μὴ ταῦτ’ ε”τυχεν ἀναπλάττων.</text:p>
          </table:table-cell>
          <table:table-cell office:value-type="string">
            <text:p text:style-name="P6">THE MAN WITH TWO FACES It was Quirrell. </text:p>
          </table:table-cell>
        </table:table-row>
        <table:table-row table:style-name="TableLine1840542468592">
          <table:table-cell table:style-name="Table1.A1" office:value-type="string">
            <text:p text:style-name="Text_20_body">καὶ ἐνίοτε ἐπῆλθεν αὐτῷ ὡς οὗτος τάχα διώκει αὐτὸν ἐλπίζων πῃ μόνον καθ’ ἑαυτὸν κατα- λήψεσθαι.</text:p>
          </table:table-cell>
          <table:table-cell office:value-type="string">
            <text:p text:style-name="P6">"You!" gasped Harry. </text:p>
          </table:table-cell>
        </table:table-row>
        <table:table-row table:style-name="TableLine1840542476208">
          <table:table-cell table:style-name="Table1.A1" office:value-type="string">
            <text:p text:style-name="Text_20_body">ἐν δ’ οῦν ταῖς καθ’ ἑβδομάδα πόσεων σχολαῖς ὥσπερ ἐπὶ τὸν τράχον ἐβίβαζε τὸν ’Ἀρειον κακὰ ποιῶν.</text:p>
          </table:table-cell>
          <table:table-cell office:value-type="string">
            <text:p text:style-name="P6">Quirrell smiled. His face wasn't twitching at all. </text:p>
          </table:table-cell>
        </table:table-row>
        <table:table-row table:style-name="TableLine1840542469952">
          <table:table-cell table:style-name="Table1.A1" office:value-type="string">
            <text:p text:style-name="Text_20_body">ἦ καί μεμάθηκεν ὅτι ἐξηυρήκασίτι περὶ τῆς τοῦ φιλοσόφου λίθου; καί ὁἌρειος ἔγνωκε μὲν τοῦτ’ ἀδύνατον ὅν, ἐφρόντιζε δ’ ἐνίοτε μὴ ὁ Σίναπυς ἀμέλει εἷς τὴν ψυχὴν ε”χοι δέρκεσθαι.</text:p>
          </table:table-cell>
          <table:table-cell office:value-type="string">
            <text:p text:style-name="P6">"Me," he said calmly. "I wondered whether I'd be meeting you here, Potter." </text:p>
          </table:table-cell>
        </table:table-row>
        <table:table-row table:style-name="TableLine1840542470496">
          <table:table-cell table:style-name="Table1.A1" office:value-type="string">
            <text:p text:style-name="Text_20_body">* τῇ δ’ ὑστεραίᾳ ἀμφὶ βουλυτὸν ὁ “Αρειος ᾔδει τὸν Ῥοῶνα καὶ τὴν Ἑρμιόνην εὐχομένους μὲν αὐτῷ ἀγαθὴν τύχην δεδιότας δ’ ἅμα μὴ οῦ πάλιν ἴδοιεν ἔτ’ ἔμπνουν, οὕτω δ’ οὐκ ὠνήσαντας αὐτὸν οὐδέν.</text:p>
          </table:table-cell>
          <table:table-cell office:value-type="string">
            <text:p text:style-name="P6">"But I thought -- Snape --" </text:p>
          </table:table-cell>
        </table:table-row>
        <table:table-row table:style-name="TableLine1840542471584">
          <table:table-cell table:style-name="Table1.A1" office:value-type="string">
            <text:p text:style-name="Text_20_body">καῖ ἤ τι ἢ οῦδὲν ἤκουε τοῦ Ὕλου παρακελευομένου μέχρι περιβαλ- λόμενος τὸ τριβώνιον ι’καροσφαιρικὸν τὸν Ὑπερνεφελὸν Δισχιλι- οστὸν ἀνελάμβανεν.</text:p>
          </table:table-cell>
          <table:table-cell office:value-type="string">
            <text:p text:style-name="P6">"Severus?" Quirrell laughed, and it wasn't his usual quivering treble, either, but cold and sharp. "Yes, Severus does seem the type, doesn't he? So useful to have him swooping around like an overgrown bat. Next to him, who would suspect p-p-poor, st-stuttering P-Professor Quirrell?" </text:p>
          </table:table-cell>
        </table:table-row>
        <table:table-row table:style-name="TableLine1840542470768">
          <table:table-cell table:style-name="Table1.A1" office:value-type="string">
            <text:p text:style-name="Text_20_body">ἐν δέ τούτῳ ὁ Ῥοών καί ἡ Ἑρμιόνη ἐν τοῖς βάθροις παρίσταντο πρὸς τῷ Νεφελώδει οὐ συνιέντι οὔτ’ ἀνθ’ ὧν οὕτω πεφροντικὸς ε”βλεπον οὔτε διὰ τί τὰς ῥάβδους πρὸς τὸν ἀγῶνα ἐκόμισαν.</text:p>
          </table:table-cell>
          <table:table-cell office:value-type="string">
            <text:p text:style-name="P6">Harry couldn't take it in. This couldn't be true, it couldn't. </text:p>
          </table:table-cell>
        </table:table-row>
        <table:table-row table:style-name="TableLine1840542478384">
          <table:table-cell table:style-name="Table1.A1" office:value-type="string">
            <text:p text:style-name="Text_20_body">τὸν γὰρ Ἄρειον ἔλαθον προμελετῶντες τὸ <text:soft-page-break/>σκελοκόλλης φίλτρον.</text:p>
          </table:table-cell>
          <table:table-cell office:value-type="string">
            <text:p text:style-name="P6">"But Snape tried to kill me!" <text:soft-page-break/></text:p>
          </table:table-cell>
        </table:table-row>
        <table:table-row table:style-name="TableLine1840542471040">
          <table:table-cell table:style-name="Table1.A1" office:value-type="string">
            <text:p text:style-name="Text_20_body">τοῦτο δ’ ἐνενόησαν ἰδόντες τὸν Μάλθακον καταγοητεύσαντα τὸν Νεφελώδη, καῖ τὸν Σίναπυν ἔμελλον ὡσαύτως καταγοητεύσειν ἥν πῃ θέλῃ βλάψαι τὸν Ἄρειον.</text:p>
          </table:table-cell>
          <table:table-cell office:value-type="string">
            <text:p text:style-name="P6">"No, no, no. I tried to kill you. Your friend Miss Granger accidentally knocked me over as she rushed to set fire to Snape at that Quidditch match. She broke my eye contact with you. Another few seconds and I'd have got you off that broom. I'd have managed it before then if Snape hadn't been muttering a countercurse, trying to save you." </text:p>
          </table:table-cell>
        </table:table-row>
        <table:table-row table:style-name="TableLine1840542471856">
          <table:table-cell table:style-name="Table1.A1" office:value-type="string">
            <text:p text:style-name="Text_20_body">καὶ τοῦ Ῥοῶνος τῆν ῥάβδον εἰς προκόλπιον ὤσαντος, ἐκείνη Λοιπόν, ἔφη, μέμνησο τόδε· Τηλεκίνησις Θανάτου.</text:p>
          </table:table-cell>
          <table:table-cell office:value-type="string">
            <text:p text:style-name="P6">"Snape was trying to save me?" </text:p>
          </table:table-cell>
        </table:table-row>
        <table:table-row table:style-name="TableLine1840542473216">
          <table:table-cell table:style-name="Table1.A1" office:value-type="string">
            <text:p text:style-name="Text_20_body">ὁ δέ’Έγνων, ε”φη ἀνιώμενος.</text:p>
          </table:table-cell>
          <table:table-cell office:value-type="string">
            <text:p text:style-name="P6">"Of course," said Quirrell coolly. "\Why do you think he wanted to referee your next match? He was trying to make sure I didn't do it again. Funny, really... he needn't have bothered. I couldn't do anything with Dumbledore watching. All the other teachers thought Snape was trying to stop Gryffindor from winning, he did make himself unpopular... </text:p>
          </table:table-cell>
        </table:table-row>
        <table:table-row table:style-name="TableLine1840542473760">
          <table:table-cell table:style-name="Table1.A1" office:value-type="string">
            <text:p text:style-name="Text_20_body">ἀλλὰ μὴ φιλόψογος ἴσθι.</text:p>
          </table:table-cell>
          <table:table-cell office:value-type="string">
            <text:p text:style-name="P6">and what a waste of time, when after all that, I'm going to kill you tonight." </text:p>
          </table:table-cell>
        </table:table-row>
        <table:table-row table:style-name="TableLine1840542474304">
          <table:table-cell table:style-name="Table1.A1" office:value-type="string">
            <text:p text:style-name="Text_20_body">ἐν δέ τῲ ἀποδυτηρίῳ ὁ ’Ύλης τῷ Ἁρείῳ πρὸς οῦς ε”λεγέ Μὴ ὅτι θέλοιμ’ ἄν, ἔφη, λιπαρεῖν, ὦ Ποτέρ, ἀλλὰ νῦν δὴ εἴ ποτε καῖ ἑτέρωθι δεῖ ὡς τάχιστα καταλαβεῖν τὸ φθαστέον.</text:p>
          </table:table-cell>
          <table:table-cell office:value-type="string">
            <text:p text:style-name="P6">Quirrell snapped his fingers. Ropes sprang out of thin air and wrapped themselves tightly around Harry. </text:p>
          </table:table-cell>
        </table:table-row>
        <table:table-row table:style-name="TableLine1840542480016">
          <table:table-cell table:style-name="Table1.A1" office:value-type="string">
            <text:p text:style-name="Text_20_body">καὶ οὕτω τελέωσον τὸν ἀγῶνα πρὶν τὸν Σίναπυν λίαν ὠφελῆσαι τοῦς (Υφελπύφους.</text:p>
          </table:table-cell>
          <table:table-cell office:value-type="string">
            <text:p text:style-name="P6">"You're too nosy to live, Potter. Scurrying around the school on Halloween like that, for all I knew you'd seen me coming to look at what was guarding the Stone." </text:p>
          </table:table-cell>
        </table:table-row>
        <table:table-row table:style-name="TableLine1840542476480">
          <table:table-cell table:style-name="Table1.A1" office:value-type="string">
            <text:p text:style-name="Text_20_body">ΠΕΡΙ ΤΟΥ ΝΙΚΟΛΑΟΥΦΛΑΜΗΛΟΥ 18] ὁ δέ Φερέδικος διὰ τῆς θύρας προκύψας Καὶ μὴν ἅπαντες, ἔφη, πάρεισιν ἔξω καῖ τὸ καινότατον αὐτὸς ὁ Διμπλόδωρος.</text:p>
          </table:table-cell>
          <table:table-cell office:value-type="string">
            <text:p text:style-name="P6">"You let the troll in?" </text:p>
          </table:table-cell>
        </table:table-row>
        <table:table-row table:style-name="TableLine1840542474576">
          <table:table-cell table:style-name="Table1.A1" office:value-type="string">
            <text:p text:style-name="Text_20_body">ὁ δ”Άρειος τρόμῳ συσχεθεὶς ἀχανὴς εἱστήκει.</text:p>
          </table:table-cell>
          <table:table-cell office:value-type="string">
            <text:p text:style-name="P6">"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ext:soft-page-break/>to beat you to death, that three-headed dog didn't even manage to bite Snape's leg off properly. </text:p>
          </table:table-cell>
        </table:table-row>
        <table:table-row table:style-name="TableLine1840542475664">
          <table:table-cell table:style-name="Table1.A1" office:value-type="string">
            <text:p text:style-name="Text_20_body">Ἠ καί Διμπλόδωρον ε”λεγες,’ εἶπεν ἐκθορὼν ἤδη πρὸς τὴν θύραν ὡς βεβαιότερον γνωσόμενος.</text:p>
          </table:table-cell>
          <table:table-cell office:value-type="string">
            <text:p text:style-name="P6">"Now, wait quietly, Potter. I need to examine this interesting mirror. </text:p>
          </table:table-cell>
        </table:table-row>
        <table:table-row table:style-name="TableLine1840542481376">
          <table:table-cell table:style-name="Table1.A1" office:value-type="string">
            <text:p text:style-name="Text_20_body">ἀλλ’ ἐκεῖνος ὀρθῶς γ’ ἔλεγε· τὸ γὰρ γένειον ἐκεῖνο ἀργυροῦν καῖ σεμνὸν τίς οὐκ ἐγνώρισεν άν; καῖ οὕτω κεκουφισμένος τῶν κακῶν μικροῦ ἐδέησεν ἐκ τοῦ φανεροῦ γελᾶν.</text:p>
          </table:table-cell>
          <table:table-cell office:value-type="string">
            <text:p text:style-name="P6">It was only then that Harry realized what was standing behind Quirrell. </text:p>
          </table:table-cell>
        </table:table-row>
        <table:table-row table:style-name="TableLine1840542475936">
          <table:table-cell table:style-name="Table1.A1" office:value-type="string">
            <text:p text:style-name="Text_20_body">ἐν ἀσφαλεῖ γὰρ γενέσθαι· ἀδύνατον γὰρ εἶναι τῷ Σινάπει βλάψαι αὐτὸν θεωμένου τοῦ Διμπλοδώρου.</text:p>
          </table:table-cell>
          <table:table-cell office:value-type="string">
            <text:p text:style-name="P6">It was the Mirror of Erised. </text:p>
          </table:table-cell>
        </table:table-row>
        <table:table-row table:style-name="TableLine1840542477024">
          <table:table-cell table:style-name="Table1.A1" office:value-type="string">
            <text:p text:style-name="Text_20_body">καῖ δὴ πορευομένων εἷς τὸ στάδιον τῶν σφαιριστῶν ἐσκοπεῖτο πρὸς ἑαυτὸν εἷ τούτου γ’ ἕνεκα ἐδόκει ὁ Σίναπυς χόλῳ οἶδούμενος πλέον τοῦ συνήθους.</text:p>
          </table:table-cell>
          <table:table-cell office:value-type="string">
            <text:p text:style-name="P6">"This mirror is the key to finding the Stone," Quirrell murmured, tapping his way around the frame. "Trust Dumbledore to come up with something like this... but he's in London... I'll be far away by the time he gets back...." </text:p>
          </table:table-cell>
        </table:table-row>
        <table:table-row table:style-name="TableLine1840542477296">
          <table:table-cell table:style-name="Table1.A1" office:value-type="string">
            <text:p text:style-name="Text_20_body">καί ὁ Ῥοὼν ταῦτὰ ἐνενόει.</text:p>
          </table:table-cell>
          <table:table-cell office:value-type="string">
            <text:p text:style-name="P6">All Harry could think of doing was to keep Quirrell talking and stop him from concentrating on the mirror. </text:p>
          </table:table-cell>
        </table:table-row>
        <table:table-row table:style-name="TableLine1840542477568">
          <table:table-cell table:style-name="Table1.A1" office:value-type="string">
            <text:p text:style-name="Text_20_body">τῇ γὰρ Ἑρμιόνῃ Οὐπώποτ’ ἔγωγε, ἔφη, τὸν Σίναπυν εἶδον οὕτω πικρὸν βλέποντα.</text:p>
          </table:table-cell>
          <table:table-cell office:value-type="string">
            <text:p text:style-name="P6">"I saw you and Snape in the forest --" he blurted out. </text:p>
          </table:table-cell>
        </table:table-row>
        <table:table-row table:style-name="TableLine1840542478656">
          <table:table-cell table:style-name="Table1.A1" office:value-type="string">
            <text:p text:style-name="Text_20_body">θεώρησόν νυν - ἀλλὰ σφαιρίζονται.</text:p>
          </table:table-cell>
          <table:table-cell office:value-type="string">
            <text:p text:style-name="P6">"Yes," said Quirrell idly, walking around the mirror to look at the back. "He was on to me by that time, trying to find out how far I'd got. </text:p>
          </table:table-cell>
        </table:table-row>
        <table:table-row table:style-name="TableLine1840542480832">
          <table:table-cell table:style-name="Table1.A1" office:value-type="string">
            <text:p text:style-name="Text_20_body">οἴμοι.</text:p>
          </table:table-cell>
          <table:table-cell office:value-type="string">
            <text:p text:style-name="P6">He suspected me all along. Tried to frighten me - as though he could, when I had Lord Voldemort on my side...." </text:p>
          </table:table-cell>
        </table:table-row>
        <table:table-row table:style-name="TableLine1840542478928">
          <table:table-cell table:style-name="Table1.A1" office:value-type="string">
            <text:p text:style-name="Text_20_body">ἐσκάλευσε γάρ τις αὐτὸν ἐκ τοῦ ὄπισθεν τὴν αὐχένα.</text:p>
          </table:table-cell>
          <table:table-cell office:value-type="string">
            <text:p text:style-name="P6">Quirrell came back out from behind the mirror and stared hungrily into it. </text:p>
          </table:table-cell>
        </table:table-row>
        <table:table-row table:style-name="TableLine1840542489808">
          <table:table-cell table:style-name="Table1.A1" office:value-type="string">
            <text:p text:style-name="Text_20_body">Μάλθακος ἦν.</text:p>
          </table:table-cell>
          <table:table-cell office:value-type="string">
            <text:p text:style-name="P6">"I see the Stone... I'm presenting it to my master... but where is it?" </text:p>
          </table:table-cell>
        </table:table-row>
        <table:table-row table:style-name="TableLine1840542497424">
          <table:table-cell table:style-name="Table1.A1" office:value-type="string">
            <text:p text:style-name="Text_20_body">Ξύγγνωθί μοι, ἔφη, ὦ Εῦισήλιε.</text:p>
          </table:table-cell>
          <table:table-cell office:value-type="string">
            <text:p text:style-name="P6">Harry struggled against the ropes binding him, but they didn't give. He had to keep Quirrell from giving his whole attention to the mirror. </text:p>
          </table:table-cell>
        </table:table-row>
        <table:table-row table:style-name="TableLine1840542487632">
          <table:table-cell table:style-name="Table1.A1" office:value-type="string">
            <text:p text:style-name="Text_20_body">οὐ γὰρ ε”γνων σε παρόντα.</text:p>
          </table:table-cell>
          <table:table-cell office:value-type="string">
            <text:p text:style-name="P6">"But Snape always seemed to hate me so much." </text:p>
          </table:table-cell>
        </table:table-row>
        <table:table-row table:style-name="TableLine1840542489264">
          <table:table-cell table:style-name="Table1.A1" office:value-type="string">
            <text:p text:style-name="Text_20_body">καῖ ἐγέλα βλέπων πρὸς τὸν Κάρκινον καῖ τὸν Κέρκοπα.</text:p>
          </table:table-cell>
          <table:table-cell office:value-type="string">
            <text:p text:style-name="P6">"Oh, he does," said Quirrell casually, "heavens, yes. He was at Hogwarts with your father, didn't you know? They loathed each other. But he never <text:soft-page-break/>wanted you dead." </text:p>
          </table:table-cell>
        </table:table-row>
        <table:table-row table:style-name="TableLine1840542487088">
          <table:table-cell table:style-name="Table1.A1" office:value-type="string">
            <text:p text:style-name="Text_20_body">Πόσον χρόνον ὁ Ποτῆρ τήμερον δὴ περικαθίσει; τίς ἐθέλει περιδόσθαι; ἦ σύ, ὦ Εὐισήλιε; ὁ δ’ οὐδὲν ἀπεκρίνατο.</text:p>
          </table:table-cell>
          <table:table-cell office:value-type="string">
            <text:p text:style-name="P6">"But I heard you a few days ago, sobbing -- I thought Snape was threatening you...." </text:p>
          </table:table-cell>
        </table:table-row>
        <table:table-row table:style-name="TableLine1840542494160">
          <table:table-cell table:style-name="Table1.A1" office:value-type="string">
            <text:p text:style-name="Text_20_body">ὁ γὰρ Σίναπυς τοῦ Γεωργοῦ ῥοπαλο- σφαίριον ἐπ’ αὐτὸν βαλόντος ε”φεσιν ἄρτι ε”δωκεν ἄφθονον τοῖς Ὑφελπύφοις.</text:p>
          </table:table-cell>
          <table:table-cell office:value-type="string">
            <text:p text:style-name="P6">For the first time, a spasm of fear flitted across Quirrell's face. </text:p>
          </table:table-cell>
        </table:table-row>
        <table:table-row table:style-name="TableLine1840542494432">
          <table:table-cell table:style-name="Table1.A1" office:value-type="string">
            <text:p text:style-name="Text_20_body">ἡ δ’ Ἑρμιόνη συνεχῶς ἠτένιζε πρὸς τὸν Ἄρειον, ὂς μακρότερον τέως ἐποιεῖτο τῆς πτήσεως κύκλον ὑπὲρ τῶν σφαιριζ- ομένων τρόπον αἰγυπιοῦ, τὸ φθαστέον ἐπιτηρῶν.</text:p>
          </table:table-cell>
          <table:table-cell office:value-type="string">
            <text:p text:style-name="P6">"Sometimes," he said, "I find it hard to follow my master's instructions -- he is a great wizard and I am weak --" </text:p>
          </table:table-cell>
        </table:table-row>
        <table:table-row table:style-name="TableLine1840542493072">
          <table:table-cell table:style-name="Table1.A1" office:value-type="string">
            <text:p text:style-name="Text_20_body">καὶ δι’ ὀλίγου, δόντος διὰ κενῆς ε”φεσιν ἑτέραν ἄλογον δὴ τοῦ Σινάπεως τοῖς Ὑφελπύφοις, ὁ Μάλθακος τραχείᾳ τῇ φωνῇ Τί οὖν, ἔφη, βουλεύουσιν ἐτεὸν αἱρούμενοι τοὺς τῶν Γρυφινδώρων ἀγελαίους,’ τοὺς γὰρ πονηροὺς φιλοῦσιν αἱρεῖσθαι οἰκτίροντες, αὐτίκα γέ τοι τὸν Ποτῆρα πατέρας οὐκ ἔχοντα ἢ τοῦς Εὖισηλίους χρήματ’ οὐκ ἔχοντας.</text:p>
          </table:table-cell>
          <table:table-cell office:value-type="string">
            <text:p text:style-name="P6">"You mean he was there in the classroom with you?" Harry gasped. </text:p>
          </table:table-cell>
        </table:table-row>
        <table:table-row table:style-name="TableLine1840542487904">
          <table:table-cell table:style-name="Table1.A1" office:value-type="string">
            <text:p text:style-name="Text_20_body">καὶ σύ, ὦ Μακρόπυγε, ὤφελες εῖναι τῆς ἀγέλης ὡς νοῦν οὐκ ἔχων.</text:p>
          </table:table-cell>
          <table:table-cell office:value-type="string">
            <text:p text:style-name="P6">"He is with me wherever I go," said Quirrell quietly. "I met him when I traveled around the world. A foolish young man I was then, full of ridiculous ideas about good and evil. Lord Voldemort showed me how wrong I was. There is no good and evil, there is only power, and those too weak to seek it.... Since then, I have served him faithfully, although I have let him down many times. He has had to be very hard on me." </text:p>
          </table:table-cell>
        </table:table-row>
        <table:table-row table:style-name="TableLine1840542488720">
          <table:table-cell table:style-name="Table1.A1" office:value-type="string">
            <text:p text:style-name="Text_20_body">ὁ δ’ ἠρυθρίασε μὲν πολι) ἀνέστρεψε δ’ ἐναντίον τοῦ Μαλθάκου.</text:p>
          </table:table-cell>
          <table:table-cell office:value-type="string">
            <text:p text:style-name="P6">Quirrell shivered suddenly. "He does not forgive mistakes easily. When I failed to steal the stone from Gringotts, he was most displeased. He punished me... decided he would have to keep a closer watch on me...." </text:p>
          </table:table-cell>
        </table:table-row>
        <table:table-row table:style-name="TableLine1840542498784">
          <table:table-cell table:style-name="Table1.A1" office:value-type="string">
            <text:p text:style-name="Text_20_body">Δύναμαι δὲ δώδεκα Μαλθάκους, ε”φη βαττολογῶν.</text:p>
          </table:table-cell>
          <table:table-cell office:value-type="string">
            <text:p text:style-name="P6">Quirrell's voice trailed away. Harry was remembering his trip to Diagon Alley -how could he have been so stupid? He'd seen Quirrell there that very day, shaken hands with him in the Leaky Cauldron. </text:p>
          </table:table-cell>
        </table:table-row>
        <table:table-row table:style-name="TableLine1840542496608">
          <table:table-cell table:style-name="Table1.A1" office:value-type="string">
            <text:p text:style-name="Text_20_body">ὁ μὲν οὖν Μάλθακος συνάμα τῷ Καρκίνῳ καί τῴ <text:soft-page-break/>Κέρκοπι ἀνεκάγχασε πολύ, ὁ δέ Ῥοών ἀτενίζων ε”τι πρὸς τοὺς σφαιριζομ- ένους Διδάσκεις γὰρ αὐτόν, ἔφη, ὦ Νεφέλωδες.</text:p>
          </table:table-cell>
          <table:table-cell office:value-type="string">
            <text:p text:style-name="P6">Quirrell cursed under his breath. <text:soft-page-break/></text:p>
          </table:table-cell>
        </table:table-row>
        <table:table-row table:style-name="TableLine1840542486000">
          <table:table-cell table:style-name="Table1.A1" office:value-type="string">
            <text:p text:style-name="Text_20_body">ἧιΩ Μακρόπυγε, εἶ πᾶς τις χρυσοῦν ε”χοι τὸν νοῦν, ἐφ’ ὅσον ἐνδέχ· εται σύ γ’ ἄνους ὢν ἀπορώτερος ἂν ἀποβαίνοις τοῦ Εὐισηλίου.</text:p>
          </table:table-cell>
          <table:table-cell office:value-type="string">
            <text:p text:style-name="P6">"I don't understand... is the Stone inside the mirror? Should I break it?" </text:p>
          </table:table-cell>
        </table:table-row>
        <table:table-row table:style-name="TableLine1840542497696">
          <table:table-cell table:style-name="Table1.A1" office:value-type="string">
            <text:p text:style-name="Text_20_body">καὶ ὁ Ῥοὼν παντοῖος ἤδη ἐγίγνετο δεδιὼς ὑπὲρ τοῦ Ἀρείου.</text:p>
          </table:table-cell>
          <table:table-cell office:value-type="string">
            <text:p text:style-name="P6">Harry's mind was racing. </text:p>
          </table:table-cell>
        </table:table-row>
        <table:table-row table:style-name="TableLine1840542494704">
          <table:table-cell table:style-name="Table1.A1" office:value-type="string">
            <text:p text:style-name="Text_20_body">182 ΑΡΕιοΣ ΠοΤΗΡ Εἷ σύ, ἔφη, ἄλλο τι φωνήσεις, ὄμνυμι ἦ μὴν ἔγωγε - ἄφνω δ’ Ἡ Ἑρμιόνη ςΩ Ῥοών, ἔφη.</text:p>
          </table:table-cell>
          <table:table-cell office:value-type="string">
            <text:p text:style-name="P6">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 </text:p>
          </table:table-cell>
        </table:table-row>
        <table:table-row table:style-name="TableLine1840542491984">
          <table:table-cell table:style-name="Table1.A1" office:value-type="string">
            <text:p text:style-name="Text_20_body">’Άρειος - Τί πάσχει,· ἢ ποῦ ἐστιν; ἐκεῖνον μὲν γὰρ ἐξ ἀπροσδοκήτου ῥύμῃ κατασκήπτοντα ἂν εἶδες ε’πί τοῦδαφος, τοὺς δέ θεατὰς ἅμα χάσκοντάς τε καῖ θορυβοῦντας.</text:p>
          </table:table-cell>
          <table:table-cell office:value-type="string">
            <text:p text:style-name="P6">And to Harry's horror, a voice answered, and the voice seemed to come from Quirrell himself "Use the boy... Use the boy..." </text:p>
          </table:table-cell>
        </table:table-row>
        <table:table-row table:style-name="TableLine1840542486272">
          <table:table-cell table:style-name="Table1.A1" office:value-type="string">
            <text:p text:style-name="Text_20_body">ἡ δ’ Ἑρμιόνη πάντως ἐπτοημένη ἀνεπήδησεν ἰδοῦσα δέ τὸν ’Ἀρειον κάτω πεσόντα ὥσπερ ἀπὸ σφενδόνης ἐξερριπισμένον ε”λαθε τρίς εἰς κόλπον πτύσασα.</text:p>
          </table:table-cell>
          <table:table-cell office:value-type="string">
            <text:p text:style-name="P6">Quirrell rounded on Harry. </text:p>
          </table:table-cell>
        </table:table-row>
        <table:table-row table:style-name="TableLine1840542497968">
          <table:table-cell table:style-name="Table1.A1" office:value-type="string">
            <text:p text:style-name="Text_20_body">Εὐδαιμονεῖς ἄρα, ἦ δ’ ὃς ὁ Μάλθακος, ὦ Εῦισήλιε, κατιδόντος τοῦ Ποτῆρος κέρματα δήπου χαμαὶ κείμενα, καὶ ὁ Ῥοὼν θυμῷ πυρακτούμενος ἔφθασε τῲ Μαλθάκῳ προσ- βαλὼν καὶ παλαίσας πρὸς τοῦδαφος.</text:p>
          </table:table-cell>
          <table:table-cell office:value-type="string">
            <text:p text:style-name="P6">"Yes -- Potter -- come here." </text:p>
          </table:table-cell>
        </table:table-row>
        <table:table-row table:style-name="TableLine1840542491440">
          <table:table-cell table:style-name="Table1.A1" office:value-type="string">
            <text:p text:style-name="Text_20_body">ὁ δέ Νεφελώδης πρῶτον μὲν ἀπώκνει τι, ἔπειτα δέ τὸ βάθρον ὑπερβὰς ἐβοήθησεν.</text:p>
          </table:table-cell>
          <table:table-cell office:value-type="string">
            <text:p text:style-name="P6">He clapped his hands once, and the ropes binding Harry fell off. Harry got slowly to his feet. </text:p>
          </table:table-cell>
        </table:table-row>
        <table:table-row table:style-name="TableLine1840542493888">
          <table:table-cell table:style-name="Table1.A1" office:value-type="string">
            <text:p text:style-name="Text_20_body">καῖ ἡ Ἑρμιόνη ἀεί Ἴθι, βοώσα, ῶ ”Αρειε, ἀνεπήδησεν ἐπὶ τὸ βάθρον θεασομένη αὐτὸν κατὰ τάχος φερόμενον ἄρδην πρὸς τὸν Σίναπυν.</text:p>
          </table:table-cell>
          <table:table-cell office:value-type="string">
            <text:p text:style-name="P6">"Come here," Quirrell repeated. "Look in the mirror and tell me what you see." </text:p>
          </table:table-cell>
        </table:table-row>
        <text:soft-page-break/>
        <table:table-row table:style-name="TableLine1840542498240">
          <table:table-cell table:style-name="Table1.A1" office:value-type="string">
            <text:p text:style-name="Text_20_body">καὶ ὥσπερ ἐνθουσιῶσαν ἔλαθον αὐτὴν καί οἱ ὑπὸ τῷ βάθρῳ καλινδούμενοι - τὸν Μάλθακον λέγω καὶ τὸν Ῥοῶνα - καῖ οἱ πὺξ πολεμοῦντες καὶ βαΰζοντες τέως - λέγω τὸν τε Νεφελώδην καὶ τὸν Κάρκινον καὶ τὸν Κέρκοπα.</text:p>
          </table:table-cell>
          <table:table-cell office:value-type="string">
            <text:p text:style-name="P6">Harry walked toward him. </text:p>
          </table:table-cell>
        </table:table-row>
        <table:table-row table:style-name="TableLine1840542495520">
          <table:table-cell table:style-name="Table1.A1" office:value-type="string">
            <text:p text:style-name="Text_20_body">ἅνω δέ βλέψας εἶδες ἂν τοῦτο μὲν τὸν Σίναπυν τὸ σάρον νῦν δὴ περιάγοντα ἵνα ἀλεείνῃ κόκκινόν τι παρ’ αὐτὸν ᾇττον καί ἀκαρὲς δέον τυχεῖν, τοῦτο δέ τὸν ’Ἀρειον εἰς τὸ ὁμαλὸν εὐθύνοντα τὸ σάρον τήν τε χεῖρα ἄραντα καλλίνικον καί τοῦ φθαστέου τῇ δεξιᾷ ἀπρὶξ ἐχόμενον.</text:p>
          </table:table-cell>
          <table:table-cell office:value-type="string">
            <text:p text:style-name="P6">I must lie, he thought desperately. I must look and lie about what I see, that's all. </text:p>
          </table:table-cell>
        </table:table-row>
        <table:table-row table:style-name="TableLine1840542496336">
          <table:table-cell table:style-name="Table1.A1" office:value-type="string">
            <text:p text:style-name="Text_20_body">οἶ δέ θεαταὶ τὸν νικήφορον ἐκώμαζον· οὐδεὶς γὰρ ἀναμέτρησ- άμενος τοὺς πάλαι ἀγῶνας εἶχε μνησθῆναι ζητητὴν οὐδένα ὅστις τὸ φθαστέον ἐν βραχίονι χρόνῳ προσεδέξατο.</text:p>
          </table:table-cell>
          <table:table-cell office:value-type="string">
            <text:p text:style-name="P6">Quirrell moved close behind him. Harry breathed in the funny smell that seemed to come from Quirrell's turban. He closed his eyes, stepped in front of the mirror, and opened them again. </text:p>
          </table:table-cell>
        </table:table-row>
        <table:table-row table:style-name="TableLine1840542490624">
          <table:table-cell table:style-name="Table1.A1" office:value-type="string">
            <text:p text:style-name="Text_20_body">καὶ ἡ Ἑρμιόνη ἐπορχουμένη τ’ ἐπὶ τοῖς βάθροις καί χεῖρας περιβάλλουσα τῇ Παραβάτιδι Πατίλῃ - ῆ δ’ ε”μπροσθεν ἐκάθητο - βοῶσα συνεχῶς Ποῦ εἶ σύ, ἔφη, ὦ Ῥοών, τοῦ γὰρ ἀγῶνος τελευτήσαντος ὁ θ’ ’Άρειος νενίκηκε καῖ ἡμεῖς νενικήκαμεν.</text:p>
          </table:table-cell>
          <table:table-cell office:value-type="string">
            <text:p text:style-name="P6">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 </text:p>
          </table:table-cell>
        </table:table-row>
        <table:table-row table:style-name="TableLine1840542488448">
          <table:table-cell table:style-name="Table1.A1" office:value-type="string">
            <text:p text:style-name="Text_20_body">οἱ Γρυφίνδωροι προῦχουσι δή.</text:p>
          </table:table-cell>
          <table:table-cell office:value-type="string">
            <text:p text:style-name="P6">"Well?" said Quirrell impatiently. "What do you see?" </text:p>
          </table:table-cell>
        </table:table-row>
        <table:table-row table:style-name="TableLine1840542498512">
          <table:table-cell table:style-name="Table1.A1" office:value-type="string">
            <text:p text:style-name="Text_20_body">καῖ τὸ σάρον ε”τι μικρόν τι ταλαντεύων ὑπὲρ τοῦδαφος, ὁ ’Ἁρειος ἀπέπηδησεν, ἄπιστος μὲν γὰρ ἦν αὐτὸς ἑαυτῷ νενικηκώς, ἐνίκησε δ’ ὅμως.</text:p>
          </table:table-cell>
          <table:table-cell office:value-type="string">
            <text:p text:style-name="P6">Harry screwed up his courage. </text:p>
          </table:table-cell>
        </table:table-row>
        <table:table-row table:style-name="TableLine1840542490080">
          <table:table-cell table:style-name="Table1.A1" office:value-type="string">
            <text:p text:style-name="Text_20_body">τὸν γὰρ ἀγῶνα ἤδη τελευτῆσαι στιγμῆς δὴ χρόνου ἀπαρκεσάσης πρὸς νίκην, καί τῶν Γρυφινδώρων κατὰ πᾶν τὸ στάδιον ἥδη πληθυόντων, τόν τε Σίναπυν ι’δὼν ὕπωχρον γενόμενον τὴν χροιὰν καῖ δριμὺ βλέποντα, ᾔσθετό τινος τοῦ ὤμου ἁπτομένου“ ἀποβλέπων δέ τὸν Διμπλόδωρον ἐγνώριζεν ἠρέμα γελῶντα.</text:p>
          </table:table-cell>
          <table:table-cell office:value-type="string">
            <text:p text:style-name="P6">"I see myself shaking hands with Dumbledore," he invented. "I -- I've won the house cup for Gryffindor." </text:p>
          </table:table-cell>
        </table:table-row>
        <table:table-row table:style-name="TableLine1840542486544">
          <table:table-cell table:style-name="Table1.A1" office:value-type="string">
            <text:p text:style-name="Text_20_body">ὁ δέ πρὸς οῦς λέγων οὐδενὸς παρακούσοντος Εῦ γε, ἔφη.</text:p>
          </table:table-cell>
          <table:table-cell office:value-type="string">
            <text:p text:style-name="P6">Quirrell cursed again. </text:p>
          </table:table-cell>
        </table:table-row>
        <table:table-row table:style-name="TableLine1840542486816">
          <table:table-cell table:style-name="Table1.A1" office:value-type="string">
            <text:p text:style-name="Text_20_body">καὶ ΠΕΡΙ ΤΟΥ ΝΙΚΟΛΑΟΥ ΦΛΑΜΗΛΟΥ 183 μὴν εὖ ἐποίησας οὐδέν φροντίζων τοῦ ἐσόπτρου ἐκείνου, ἀσχολούμ- ενος ἀεὶ περί τι.</text:p>
          </table:table-cell>
          <table:table-cell office:value-type="string">
            <text:p text:style-name="P6">"Get out of the way," he said. As Harry moved aside, he felt the Sorcerer's Stone against his leg. Dare he make a break for it? But he hadn't walked <text:soft-page-break/>five paces before a high voice spoke, though Quirrell wasn't moving his lips. </text:p>
          </table:table-cell>
        </table:table-row>
        <table:table-row table:style-name="TableLine1840542487360">
          <table:table-cell table:style-name="Table1.A1" office:value-type="string">
            <text:p text:style-name="Text_20_body">εὖ γε.</text:p>
          </table:table-cell>
          <table:table-cell office:value-type="string">
            <text:p text:style-name="P6">"He lies... He lies..." </text:p>
          </table:table-cell>
        </table:table-row>
        <table:table-row table:style-name="TableLine1840542488176">
          <table:table-cell table:style-name="Table1.A1" office:value-type="string">
            <text:p text:style-name="Text_20_body">ὁ δὲ Σίναπυς δυσχεραίνων ε”πτξζσεκ καὶ ὀλίγον ὕστερον ὁ ’Άρειος ἐκ τοῦ ἀποδυτηρίου μόνος ἀπῄει, τὸν Ὑπερνεφελὸν Δισχιλιοστὸν καταθήσων κατὰ τὴν σαροθήκην.</text:p>
          </table:table-cell>
          <table:table-cell office:value-type="string">
            <text:p text:style-name="P6">"Potter, come back here!" Quirrell shouted. "Tell me the truth! What did you just see?" </text:p>
          </table:table-cell>
        </table:table-row>
        <table:table-row table:style-name="TableLine1840542496880">
          <table:table-cell table:style-name="Table1.A1" office:value-type="string">
            <text:p text:style-name="Text_20_body">καὶ συνῄδει ἑαυτῷ οὐδέποτε εἷς τοσοῦτο τῆς εὐδαιμονίας ἀφικομένῳ.</text:p>
          </table:table-cell>
          <table:table-cell office:value-type="string">
            <text:p text:style-name="P6">The high voice spoke again. </text:p>
          </table:table-cell>
        </table:table-row>
        <table:table-row table:style-name="TableLine1840542494976">
          <table:table-cell table:style-name="Table1.A1" office:value-type="string">
            <text:p text:style-name="Text_20_body">ἐπειδὴ γὰρ νῦν δὴ πεποίηκεν ἀξιόλογόν τι, οὐκέτ’ ἐνεῖναι οὐδενὶ λέγειν ὡς μᾶλλον εὐδοκιμεῖ παρὰ τοῖς τοῦνομα αὐτοῦ τιμῶσιν ἢ παρὰ τοῖς τῶν πεποιημένων σκεψαμένοις.</text:p>
          </table:table-cell>
          <table:table-cell office:value-type="string">
            <text:p text:style-name="P6">"Let me speak to him... face-to-face..." </text:p>
          </table:table-cell>
        </table:table-row>
        <table:table-row table:style-name="TableLine1840542488992">
          <table:table-cell table:style-name="Table1.A1" office:value-type="string">
            <text:p text:style-name="Text_20_body">καὶ ἑσπέρας γιγνομένης ἐδόκουν αὐτῷ περιπατοῦντι ποσὶ διαβρόχοις διὰ τὸν λειμῶνα αἶ πνοαὶ οὐπώποτ’ εὐωδέστεραι γενέσθαι.</text:p>
          </table:table-cell>
          <table:table-cell office:value-type="string">
            <text:p text:style-name="P6">"Master, you are not strong enough!" </text:p>
          </table:table-cell>
        </table:table-row>
        <table:table-row table:style-name="TableLine1840542495248">
          <table:table-cell table:style-name="Table1.A1" office:value-type="string">
            <text:p text:style-name="Text_20_body">Καὶ ἀνεμίμνῃσκε τέως τὰ ἄρτι γεγενημένα ἃ καί ἥδη καθ’ ἕκαστα μεμνῆσθαι χαλεπὸν μὲν ἦν πρὸς ἡδονὴν δ’ ὅμως.</text:p>
          </table:table-cell>
          <table:table-cell office:value-type="string">
            <text:p text:style-name="P6">"I have strength enough... for this...." </text:p>
          </table:table-cell>
        </table:table-row>
        <table:table-row table:style-name="TableLine1840542489536">
          <table:table-cell table:style-name="Table1.A1" office:value-type="string">
            <text:p text:style-name="Text_20_body">ἐνενόει γοῦν αὐτίκα μὲν τοὺς Γρυφινδώρους θέοντας ἐπ’ ὤμοις φέρειν αὐτόν πόρρωθεν δέ τὸν Ῥοῶνα καὶ τὴν Ἑρμιόνην ἄνω κάτω ἁλλομένους, τὸν δ’ αὖ Ῥοῶνα ἐποτρύνοντα καίπερ ἐκ ῥινῶν αἱμορραγοῦντα πολύ.</text:p>
          </table:table-cell>
          <table:table-cell office:value-type="string">
            <text:p text:style-name="P6">Harry felt as if Devil's Snare was rooting him to the spot. He couldn't move a muscle. Petrified, he watched as Quirrell reached up and began to unwrap his turban. What was going on? The turban fell away. Quirrell's head looked strangely small without it. Then he turned slowly on the spot. </text:p>
          </table:table-cell>
        </table:table-row>
        <table:table-row table:style-name="TableLine1840542490352">
          <table:table-cell table:style-name="Table1.A1" office:value-type="string">
            <text:p text:style-name="Text_20_body">καὶ ἤδη ἀφικόμενος πρὸς τὴν σαροθήκην ἐπερειδόμενος δέ τῇ θύρᾳ ξυλίνῃ ἀπέβλεπε πρὸς τὸ φρούριον, τῶν θυρίδων ἐμφαινουσῶν τὸ ἐρυθρὸν σέλας τὸ τοῦ ἡλίου δύνοντος.</text:p>
          </table:table-cell>
          <table:table-cell office:value-type="string">
            <text:p text:style-name="P6">Harry would have screamed, but he couldn't make a sound. Where there should have been a back to Quirrell's head, there was a face, the most terrible face Harry had ever seen. It was chalk white with glaring red eyes and slits for nostrils, like a snake. </text:p>
          </table:table-cell>
        </table:table-row>
        <table:table-row table:style-name="TableLine1840542490896">
          <table:table-cell table:style-name="Table1.A1" office:value-type="string">
            <text:p text:style-name="Text_20_body">τοῦς μὲν γὰρ Γρυφινδώρους προῦχειν.</text:p>
          </table:table-cell>
          <table:table-cell office:value-type="string">
            <text:p text:style-name="P6">"Harry Potter..." it whispered. </text:p>
          </table:table-cell>
        </table:table-row>
        <table:table-row table:style-name="TableLine1840542491168">
          <table:table-cell table:style-name="Table1.A1" office:value-type="string">
            <text:p text:style-name="Text_20_body">αὐτὸς δ’ εὐτυχῆσαι.</text:p>
          </table:table-cell>
          <table:table-cell office:value-type="string">
            <text:p text:style-name="P6">Harry tried to take a step backward but his legs wouldn't move. </text:p>
          </table:table-cell>
        </table:table-row>
        <table:table-row table:style-name="TableLine1840542491712">
          <table:table-cell table:style-name="Table1.A1" office:value-type="string">
            <text:p text:style-name="Text_20_body">καὶ ταῦτα πάντα τῷ Σινάπει εἰς ε”λεγχον διδόσθω.</text:p>
          </table:table-cell>
          <table:table-cell office:value-type="string">
            <text:p text:style-name="P6">"See what I have become?" the face said. "Mere shadow and vapor ... I have form only when I can share another's body... but there have always been those willing to let me into their hearts and minds.... Unicorn blood has strengthened me, these <text:soft-page-break/>past weeks... you saw faithful Quirrell drinking it for me in the forest... and once I have the Elixir of Life, I will be able to create a body of my own.... Now... why don't you give me that Stone in your pocket?" </text:p>
          </table:table-cell>
        </table:table-row>
        <table:table-row table:style-name="TableLine1840542495792">
          <table:table-cell table:style-name="Table1.A1" office:value-type="string">
            <text:p text:style-name="Text_20_body">καὶ μνείαν τοῦ Σινάπεως ποιησάμενος ἄνθρωπον κατεῖδε συγ- κεκαλυμμένον κατὰ τὸν ἀναβαθμὸν τὸν ε”μπροσθε τοῦ φρουρίου σπουδῇ καταβαίνοντα.</text:p>
          </table:table-cell>
          <table:table-cell office:value-type="string">
            <text:p text:style-name="P6">So he knew. The feeling suddenly surged back into Harry's legs. He stumbled backward. </text:p>
          </table:table-cell>
        </table:table-row>
        <table:table-row table:style-name="TableLine1840542496064">
          <table:table-cell table:style-name="Table1.A1" office:value-type="string">
            <text:p text:style-name="Text_20_body">καί οὗτος ἐκ τοῦ φανεροῦ οὐ θέλων ὀφθῆναι ὡς τάχιστα ἐβάδιζε πρὸς τὴν ἀπόρρητον ὕλην.</text:p>
          </table:table-cell>
          <table:table-cell office:value-type="string">
            <text:p text:style-name="P6">"Don't be a fool," snarled the face. "Better save your own life and join me... or you'll meet the same end as your parents.... They died begging me for mercy..." </text:p>
          </table:table-cell>
        </table:table-row>
        <table:table-row table:style-name="TableLine1840542492256">
          <table:table-cell table:style-name="Table1.A1" office:value-type="string">
            <text:p text:style-name="Text_20_body">θεώμενος δὲ ὁ Ἄρειος ἐπιλησμονέστερος ἤδη ἐγίγνετο τῆς νίκης, γνωρίσας τὸ τοῦ περιπολοῦντος βάδισμα ὅν ὅμοιον τῷ τοῦ Σινάπεως.</text:p>
          </table:table-cell>
          <table:table-cell office:value-type="string">
            <text:p text:style-name="P6">"LIAR!" Harry shouted suddenly. </text:p>
          </table:table-cell>
        </table:table-row>
        <table:table-row table:style-name="TableLine1840542492528">
          <table:table-cell table:style-name="Table1.A1" office:value-type="string">
            <text:p text:style-name="Text_20_body">τί θέλων εἷς τὴν ὕλην ἕρπει τῶν ἄλλων δειπνούντων,- εἰσβὰς οῦν πάλιν ἐπὶ τὸν Ὑπερνεφελὸν Δισχιλιοστὸν ἀπῆρεν.</text:p>
          </table:table-cell>
          <table:table-cell office:value-type="string">
            <text:p text:style-name="P6">Quirrell was walking backward at him, so that Voldemort could still see him. The evil face was now smiling. </text:p>
          </table:table-cell>
        </table:table-row>
        <table:table-row table:style-name="TableLine1840542497152">
          <table:table-cell table:style-name="Table1.A1" office:value-type="string">
            <text:p text:style-name="Text_20_body">καί σιωπῇ ὑπὲρ τοῦ φρουρίου φερόμενος, ι’δὼν δ’ ἐκεῖνον δρόμῳ εἷς τὴν ὕλην εἰσιόντα, παρηκολούθει.</text:p>
          </table:table-cell>
          <table:table-cell office:value-type="string">
            <text:p text:style-name="P6">"How touching..." it hissed. "I always value bravery... Yes, boy, your parents were brave.... I killed your father first; and he put up a courageous fight... but your mother needn't have died... she was trying to protect you.... Now give me the Stone, unless you want her to have died in vain." </text:p>
          </table:table-cell>
        </table:table-row>
        <table:table-row table:style-name="TableLine1840542492800">
          <table:table-cell table:style-name="Table1.A1" office:value-type="string">
            <text:p text:style-name="Text_20_body">πυκνῆς δ’ οὔσης δένδρεσι τῆς ὕλης, οὐκ ἦν ἰδεῖν ὅποι ἐλήλυθεν ἐκεῖνος, κύκλους δέ ποιούμενος κατωτέρω δ’ ἀεὶ αἰωρούμενος ἔψαυεν ἤδη ἄκρων τῶν δένδρων, καί δι’ ὀλίγου φωνὰς ἀκούσας πρὸς δ’ αὐτὰς φερόμενος ἐπὶ φηγὸν ταλαντευόμενος ὑψηλὴν σιωπῇ ἀπέβη.</text:p>
          </table:table-cell>
          <table:table-cell office:value-type="string">
            <text:p text:style-name="P6">"NEVER!" </text:p>
          </table:table-cell>
        </table:table-row>
        <table:table-row table:style-name="TableLine1840542493344">
          <table:table-cell table:style-name="Table1.A1" office:value-type="string">
            <text:p text:style-name="Text_20_body">ἀνερριξᾶτο δ’ εὐλαβῶς παρὰ κλάδον τοῦ σάρου ἀπρὶξ ἐχόμενος, διὰ τῶν φύλλων προκύπτων.</text:p>
          </table:table-cell>
          <table:table-cell office:value-type="string">
            <text:p text:style-name="P6">Harry sprang toward the flame door, but Voldemort screamed "SEIZE HIM!" </text:p>
          </table:table-cell>
        </table:table-row>
        <table:table-row table:style-name="TableLine1840542493616">
          <table:table-cell table:style-name="Table1.A1" office:value-type="string">
            <text:p text:style-name="Text_20_body">καί κάτω ἐν νάπῃ εἱστήκει ὁ Σίναπυς, ἀλλ’ οὐ μόνος καθ’ ἑαυτόν· συνῆν γὰρ ὁ Κίουρος.</text:p>
          </table:table-cell>
          <table:table-cell office:value-type="string">
            <text:p text:style-name="P6">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text:soft-page-break/>around wildly to see where Quirrell had gone, and saw him hunched in pain, looking at his fingers -- they were blistering before his eyes. </text:p>
          </table:table-cell>
        </table:table-row>
        <table:table-row table:style-name="TableLine1840577918176">
          <table:table-cell table:style-name="Table1.A1" office:value-type="string">
            <text:p text:style-name="Text_20_body">ἀλλὰ τὸ μὲν τοῦ προσώπου βλέμμα οὐκ ἦν 1 84 ΑΡΕιοΣ Πο ΤΗΡ ἀκριβῶς διαγνῶναι· ἐβαττολόγει δέ χαλεπώτερον αὐτὸς ἑαυτοῦ.</text:p>
          </table:table-cell>
          <table:table-cell office:value-type="string">
            <text:p text:style-name="P6">"Seize him! SEIZE HIM!" shrieked Voldemort again, and Quirrell lunged, knocking Harry clean off his feet' landing on top of him, both hands around Harry's neck -- Harry's scar was almost blinding him with pain, yet he could see Quirrell howling in agony. </text:p>
          </table:table-cell>
        </table:table-row>
        <table:table-row table:style-name="TableLine1840577905120">
          <table:table-cell table:style-name="Table1.A1" office:value-type="string">
            <text:p text:style-name="Text_20_body">“Αρειος δ’ οὖν ἐσπούδαζεν ἀκοῦσαι τί λέγουσιν.</text:p>
          </table:table-cell>
          <table:table-cell office:value-type="string">
            <text:p text:style-name="P6">"Master, I cannot hold him -- my hands -- my hands!" </text:p>
          </table:table-cell>
        </table:table-row>
        <table:table-row table:style-name="TableLine1840577915728">
          <table:table-cell table:style-name="Table1.A1" office:value-type="string">
            <text:p text:style-name="Text_20_body">- Οὐ μεμάθηκα εἷς τί βεβούλευσαι συγγεγενῆσθαι ἐν τούτῳ τῷ τόπῳ, ὧ Σεούερε - ὁ δέ Σίναπυς πικρῶς ’Έδοξε γάρ μοι, ἔφη, τοῦτό γε κρυπτὸν παρέχειν, ὡς οὐκ ἐξὸν δήπου τοῖς μαθηταῖς εἰδέναι οὐδέν περὶ τῆς τοῦ φιλοσόφου λίθου.</text:p>
          </table:table-cell>
          <table:table-cell office:value-type="string">
            <text:p text:style-name="P6">And Quirrell, though pinning Harry to the ground with his knees, let go of his neck and stared, bewildered, at his own palms -- Harry could see they looked burned, raw, red, and shiny. </text:p>
          </table:table-cell>
        </table:table-row>
        <table:table-row table:style-name="TableLine1840577910016">
          <table:table-cell table:style-name="Table1.A1" office:value-type="string">
            <text:p text:style-name="Text_20_body">καὶ ὁ Ἄρειος προκύψας ἥκουσε μασταρύζοντος μὲν τοῦ Κιούρου τι, ὑπολαμβάνοντος δ’ εὐθὺς τοῦ Σινάπεως.</text:p>
          </table:table-cell>
          <table:table-cell office:value-type="string">
            <text:p text:style-name="P6">"Then kill him, fool, and be done!" screeched Voldemort. </text:p>
          </table:table-cell>
        </table:table-row>
        <table:table-row table:style-name="TableLine1840577911648">
          <table:table-cell table:style-name="Table1.A1" office:value-type="string">
            <text:p text:style-name="Text_20_body">Ἠ που μεμάθηκας τίνι τρόπῳ ἔξεστι παρελθεῖν ἐκεῖνο τὸ τοῦ Ἁγριώδου κνώδαλον; Ἀλλ’ ὦ Σεούερε, ἔγωγε - Οὐ δήπου σὺ ἐχθρὸν ἑκῶν ἐμέ παρέξειν μέλλεις,· εἶπεν ὁ Σίναπυς ἐπ’ αὐτὸν ὀλίγον προχωρήσας.</text:p>
          </table:table-cell>
          <table:table-cell office:value-type="string">
            <text:p text:style-name="P6">Quirrell raised his hand to perform a deadly curse, but Harry, by instinct, reached up and grabbed Quirrell's face -- "AAAARGH!" </text:p>
          </table:table-cell>
        </table:table-row>
        <table:table-row table:style-name="TableLine1840577913280">
          <table:table-cell table:style-name="Table1.A1" office:value-type="string">
            <text:p text:style-name="Text_20_body">Ἀλλ’ οὐ ξυνίημ’ ἔγωγε τί δή - Ἀκριβῶς γε ξυνίης τί λέγω.</text:p>
          </table:table-cell>
          <table:table-cell office:value-type="string">
            <text:p text:style-name="P6">Quirrell rolled off him, his face blistering, too, and then Harry knew: Quirrell couldn't touch his bare skin, not without suffering terrible pain -- his only chance was to keep hold of Quirrell, keep him in enough pain to stop him from doing a curse. </text:p>
          </table:table-cell>
        </table:table-row>
        <table:table-row table:style-name="TableLine1840577919536">
          <table:table-cell table:style-name="Table1.A1" office:value-type="string">
            <text:p text:style-name="Text_20_body">γλαυκὸς δὲ μέγα κικκαβαζούσης ὁ ’Ἀρειος παρ’ ὀλίγον ἢλθεν ἐκπεσεῖν ἀπὸ τοῦ δένδρου.</text:p>
          </table:table-cell>
          <table:table-cell office:value-type="string">
            <text:p text:style-name="P6">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 </text:p>
          </table:table-cell>
        </table:table-row>
        <table:table-row table:style-name="TableLine1840577912192">
          <table:table-cell table:style-name="Table1.A1" office:value-type="string">
            <text:p text:style-name="Text_20_body">μόλις δέ ταλαντευσάμενος ἤκουσε τοῦ Σινάπεως λέγοντος ὅτι »- Τὰ σὰ γοητεύματα, περιμένω.</text:p>
          </table:table-cell>
          <table:table-cell office:value-type="string">
            <text:p text:style-name="P6">He felt Quirrell's arm wrenched from his grasp, knew all was lost, and fell into blackness, down ... <text:soft-page-break/>down... down... </text:p>
          </table:table-cell>
        </table:table-row>
        <table:table-row table:style-name="TableLine1840577917904">
          <table:table-cell table:style-name="Table1.A1" office:value-type="string">
            <text:p text:style-name="Text_20_body">Ἀλλ’ ε”γωγε μὲν οὐκ - ἐκεῖνος δ’ ὑπολαβών Καλῶς ἔχει, ἔφη.</text:p>
          </table:table-cell>
          <table:table-cell office:value-type="string">
            <text:p text:style-name="P6">Something gold was glinting just above him. The Snitch! He tried to catch it, but his arms were too heavy. </text:p>
          </table:table-cell>
        </table:table-row>
        <table:table-row table:style-name="TableLine1840577916816">
          <table:table-cell table:style-name="Table1.A1" office:value-type="string">
            <text:p text:style-name="Text_20_body">ἀλλ’ αὐτίκα διαλεγώμεθα οὐ διὰ πολλοῦ.</text:p>
          </table:table-cell>
          <table:table-cell office:value-type="string">
            <text:p text:style-name="P6">He blinked. It wasn't the Snitch at all. It was a pair of glasses. How strange. </text:p>
          </table:table-cell>
        </table:table-row>
        <table:table-row table:style-name="TableLine1840577919264">
          <table:table-cell table:style-name="Table1.A1" office:value-type="string">
            <text:p text:style-name="Text_20_body">τάχα δεῖ σε σχολάζειν τι γνωσόμενον ᾧτινι εὔνοιαν ὀφείλεις.</text:p>
          </table:table-cell>
          <table:table-cell office:value-type="string">
            <text:p text:style-name="P6">He blinked again. The smiling face of Albus Dumbledore swam into view above him. </text:p>
          </table:table-cell>
        </table:table-row>
        <table:table-row table:style-name="TableLine1840577915184">
          <table:table-cell table:style-name="Table1.A1" office:value-type="string">
            <text:p text:style-name="Text_20_body">συγκεκαλυμμένος δὲ πάλιν αὖ ἐβάδιζεν ἐκ τῆς νάπης.</text:p>
          </table:table-cell>
          <table:table-cell office:value-type="string">
            <text:p text:style-name="P6">"Good afternoon, Harry," said Dumbledore. Harry stared at him. Then he remembered: "Sir! The Stone! It was Quirrell! He's got the Stone! Sir, quick --" </text:p>
          </table:table-cell>
        </table:table-row>
        <table:table-row table:style-name="TableLine1840577907296">
          <table:table-cell table:style-name="Table1.A1" office:value-type="string">
            <text:p text:style-name="Text_20_body">καὶ ἤδη σκοταῖος ἐθεάσατο ὁ Ἄρειος τὸν Κίουρον ἀκίνητον ἑστῶτα ὥσπερ πεπετρωμένον.</text:p>
          </table:table-cell>
          <table:table-cell office:value-type="string">
            <text:p text:style-name="P6">"Calm yourself, dear boy, you are a little behind the times," said Dumbledore. "Quirrell does not have the Stone." </text:p>
          </table:table-cell>
        </table:table-row>
        <table:table-row table:style-name="TableLine1840577913552">
          <table:table-cell table:style-name="Table1.A1" office:value-type="string">
            <text:p text:style-name="Text_20_body">&gt;κ Ἑρμιόνη τοίνυν ὀρθία φωνοῦσα Πόθεν ἐτεόν, ἔφη, ὦ θἌρειε,· καὶ ὁ Ῥοῶν μακαρίζων αὐτόν Ἐνικήσαμεν ἡμεῖς, ἔφη, ἐνίκησας καὶ σύ.</text:p>
          </table:table-cell>
          <table:table-cell office:value-type="string">
            <text:p text:style-name="P6">"Then who does? Sir, I --" </text:p>
          </table:table-cell>
        </table:table-row>
        <table:table-row table:style-name="TableLine1840577902672">
          <table:table-cell table:style-name="Table1.A1" office:value-type="string">
            <text:p text:style-name="Text_20_body">ἐνικήσαμεν ἅπαντες.</text:p>
          </table:table-cell>
          <table:table-cell office:value-type="string">
            <text:p text:style-name="P6">"Harry, please relax, or Madam Pomfrey will have me thrown out. </text:p>
          </table:table-cell>
        </table:table-row>
        <table:table-row table:style-name="TableLine1840577907568">
          <table:table-cell table:style-name="Table1.A1" office:value-type="string">
            <text:p text:style-name="Text_20_body">καὶ ἐγὼ μὲν τῷ Μαλθάκῳ ὀφθαλμὸν συνέκλῃσα, ὁ δέ Νεφελώδης καθ’ ἑαυτὸν ὑπέμεινε μονομάχος τόν τε Κάρκινον καὶ τὸν Κέρκοπα.</text:p>
          </table:table-cell>
          <table:table-cell office:value-type="string">
            <text:p text:style-name="P6">Harry swallowed and looked around him. He realized he must be in the hospital wing. He was lying in a bed with white linen sheets, and next to him was a table piled high with what looked like half the candy shop. </text:p>
          </table:table-cell>
        </table:table-row>
        <table:table-row table:style-name="TableLine1840577913824">
          <table:table-cell table:style-name="Table1.A1" office:value-type="string">
            <text:p text:style-name="Text_20_body">λιποψυχήσαντα δ’ αὐτὸν ἡ Πομ- φόλυξ φάσκει ἀναπνεύσειν μετ’ οὐ πολύ.</text:p>
          </table:table-cell>
          <table:table-cell office:value-type="string">
            <text:p text:style-name="P6">"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 </text:p>
          </table:table-cell>
        </table:table-row>
        <table:table-row table:style-name="TableLine1840577911920">
          <table:table-cell table:style-name="Table1.A1" office:value-type="string">
            <text:p text:style-name="Text_20_body">καῖ μὴν τοῖς Σλυθηρίνοις ἔλεγχον πεποιήμεθα.</text:p>
          </table:table-cell>
          <table:table-cell office:value-type="string">
            <text:p text:style-name="P6">"How long have I been in here?" </text:p>
          </table:table-cell>
        </table:table-row>
        <table:table-row table:style-name="TableLine1840577918448">
          <table:table-cell table:style-name="Table1.A1" office:value-type="string">
            <text:p text:style-name="Text_20_body">ἀλλὰ πάντες περιμένουσι σε κατὰ τὸ κοινεῖον ἐν κώμῳ ἐσόμενοι.</text:p>
          </table:table-cell>
          <table:table-cell office:value-type="string">
            <text:p text:style-name="P6">"Three days. Mr. Ronald Weasley and Miss Granger will be most relieved you have come <text:soft-page-break/>round, they have been extremely worried." </text:p>
          </table:table-cell>
        </table:table-row>
        <table:table-row table:style-name="TableLine1840577906208">
          <table:table-cell table:style-name="Table1.A1" office:value-type="string">
            <text:p text:style-name="Text_20_body">ὁ γὰρ Φερέδικος καί ὁ Γεωργὸς ὑφείλοντο πέμματα καὶ τραγήματα ἀπὸ τοῦ ὀπτανίου.</text:p>
          </table:table-cell>
          <table:table-cell office:value-type="string">
            <text:p text:style-name="P6">"But sit, the Stone I see you are not to be distracted. Very well, the Stone. Professor Quirrell did not manage to take it from you. I arrived in time to prevent that, although you were doing very well on your own, I must say. </text:p>
          </table:table-cell>
        </table:table-row>
        <table:table-row table:style-name="TableLine1840577911376">
          <table:table-cell table:style-name="Table1.A1" office:value-type="string">
            <text:p text:style-name="Text_20_body">ὁ μέντοι ’Ἁρειος πνευστιῶν ε”τι Τοῦτό γ’ οἶμαι, ἔφη, οὐδέν εἶναι ἡμῖν τὸ παραχρῆμα.</text:p>
          </table:table-cell>
          <table:table-cell office:value-type="string">
            <text:p text:style-name="P6">"You got there? You got Hermione's owl?" </text:p>
          </table:table-cell>
        </table:table-row>
        <table:table-row table:style-name="TableLine1840577903760">
          <table:table-cell table:style-name="Table1.A1" office:value-type="string">
            <text:p text:style-name="Text_20_body">ζητητέον μὲν οῦν δωμάτιόν τι κενόν· δεῖ γὰρ ὑμᾶς ἀκοῦσαι τάδε.</text:p>
          </table:table-cell>
          <table:table-cell office:value-type="string">
            <text:p text:style-name="P6">"We must have crossed in midair. No sooner had I reached London than it became clear to me that the place I should be was the one I had just left. I arrived just in time to pull Quirrell off you." </text:p>
          </table:table-cell>
        </table:table-row>
        <table:table-row table:style-name="TableLine1840577912464">
          <table:table-cell table:style-name="Table1.A1" office:value-type="string">
            <text:p text:style-name="Text_20_body">ΠΕΡΙ Τογ ΝΙΚοΛΑογ φΛΑΜΗΛοΥ 185 καί εὐλαβηθεὶς ὅπως μὴ ὁ Ποιφύκτης ε”νδον ὢν τύχῃ, τὴν δέ θύραν συγκλείσας πάντ’ εἶπεν αὐτοῖς ἅττα εἶδε καὶ ἤκουσεν.</text:p>
          </table:table-cell>
          <table:table-cell office:value-type="string">
            <text:p text:style-name="P6">"It was you." </text:p>
          </table:table-cell>
        </table:table-row>
        <table:table-row table:style-name="TableLine1840577914096">
          <table:table-cell table:style-name="Table1.A1" office:value-type="string">
            <text:p text:style-name="Text_20_body">Ὀρθῶς ἄρ’ ἐφρονοῦμεν περὶτῆς λίθου ὡς ἐτητύμως δὴ οὔσης τοῦ φιλοσόφου.</text:p>
          </table:table-cell>
          <table:table-cell office:value-type="string">
            <text:p text:style-name="P6">"I feared I might be too late." </text:p>
          </table:table-cell>
        </table:table-row>
        <table:table-row table:style-name="TableLine1840577902400">
          <table:table-cell table:style-name="Table1.A1" office:value-type="string">
            <text:p text:style-name="Text_20_body">καί ὁ Σίναπυς ἐπιχειρεῖ βιάζεσθαι τὸν Κίουρον ὑπὲρ ἑαυτοῦ κτήσασθαι.</text:p>
          </table:table-cell>
          <table:table-cell office:value-type="string">
            <text:p text:style-name="P6">"You nearly were, I couldn't have kept him off the Stone much longer --" </text:p>
          </table:table-cell>
        </table:table-row>
        <table:table-row table:style-name="TableLine1840577908656">
          <table:table-cell table:style-name="Table1.A1" office:value-type="string">
            <text:p text:style-name="Text_20_body">ἤρετο μὲν γὰρ εἷ οὗτος ἐπίσταται ὅπως ε”στι λαθεῖν τὸν Οὐλότριχα, ε”λεγε δέ τι περὶ τῶν τοῦ Κιούρου γοη- τευμάτων καλουμένων.</text:p>
          </table:table-cell>
          <table:table-cell office:value-type="string">
            <text:p text:style-name="P6">"Not the Stone, boy, you -- the effort involved nearly killed you. For one terrible moment there, I was afraid it had. As for the Stone, it has been destroyed." </text:p>
          </table:table-cell>
        </table:table-row>
        <table:table-row table:style-name="TableLine1840577902944">
          <table:table-cell table:style-name="Table1.A1" office:value-type="string">
            <text:p text:style-name="Text_20_body">οὐ γὰρ μόνος ὁ Οὐλόθριξ τὴν λίθον φυλάτ- τει, πρὸς δέ, ὡς εἰκάσαι, ἀλλοῖά τινα οἶα καί μαγγανεύματα πολλὰ καί τυχὸν φίλτρον τι φυλακικὸν πρὸς τὰ σκοτεινὰ ὅπερ δεῖ τὸν Σίναπυν ἐξεπᾴδειν.</text:p>
          </table:table-cell>
          <table:table-cell office:value-type="string">
            <text:p text:style-name="P6">"Destroyed?" said Harry blankly. "But your friend -- Nicolas Flamel --" </text:p>
          </table:table-cell>
        </table:table-row>
        <table:table-row table:style-name="TableLine1840577908112">
          <table:table-cell table:style-name="Table1.A1" office:value-type="string">
            <text:p text:style-name="Text_20_body">Λέγεις τοίνυν ὡς ἡ λίθος ἀσφαλής ἐστιν ὅσον μὲν ἂν χρόνον ὁ Κίουρος ἀμύνηται τὸν Σίναπυν, ἄλλως δέ μή; ε”φη ἡ Ἑρμιόνη διαπτοημένη.</text:p>
          </table:table-cell>
          <table:table-cell office:value-type="string">
            <text:p text:style-name="P6">"Oh, you know about Nicolas?" said Dumbledore, sounding quite delighted. </text:p>
          </table:table-cell>
        </table:table-row>
        <table:table-row table:style-name="TableLine1840577918992">
          <table:table-cell table:style-name="Table1.A1" office:value-type="string">
            <text:p text:style-name="Text_20_body">ὁ δέ Ῥοών Οἶχήσεταί τοι, ἔφη, ἡ λίθος τριῶν ἡμερῶν.</text:p>
          </table:table-cell>
          <table:table-cell office:value-type="string">
            <text:p text:style-name="P6">"You did do the thing properly, didn't you? Well, Nicolas and I have had a little chat, and agreed it's all for the best." </text:p>
          </table:table-cell>
        </table:table-row>
        <table:table-row table:style-name="TableLine1840577909744">
          <table:table-cell table:style-name="Table1.A1" office:value-type="string">
            <text:p text:style-name="Text_20_body">ἀνδρειότερος δ’ οῦν ἀπέβη ὁ Κίουρος τῆς δόξης, ὠχριῶν γε μὴν μᾶλλόν τι καθ’ ἡμέραν καὶ λεπτυνόμενος τὸ σῶμα, ὀρθῶς δ’ ε”τι φρονῶν, ὡς <text:soft-page-break/>ἐδόκει.</text:p>
          </table:table-cell>
          <table:table-cell office:value-type="string">
            <text:p text:style-name="P6">"But that means he and his wife will die, won't they?" </text:p>
          </table:table-cell>
        </table:table-row>
        <table:table-row table:style-name="TableLine1840577912736">
          <table:table-cell table:style-name="Table1.A1" office:value-type="string">
            <text:p text:style-name="Text_20_body">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office:value-type="string">
            <text:p text:style-name="P6">"They have enough Elixir stored to set their affairs in order and then, yes, they will die." </text:p>
          </table:table-cell>
        </table:table-row>
        <table:table-row table:style-name="TableLine1840577909472">
          <table:table-cell table:style-name="Table1.A1" office:value-type="string">
            <text:p text:style-name="Text_20_body">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office:value-type="string">
            <text:p text:style-name="P6">Dumbledore smiled at the look of amazement on Harry's face. </text:p>
          </table:table-cell>
        </table:table-row>
        <table:table-row table:style-name="TableLine1840577908384">
          <table:table-cell table:style-name="Table1.A1" office:value-type="string">
            <text:p text:style-name="Text_20_body">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office:value-type="string">
            <text:p text:style-name="P6">"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 </text:p>
          </table:table-cell>
        </table:table-row>
        <table:table-row table:style-name="TableLine1840577910288">
          <table:table-cell table:style-name="Table1.A1" office:value-type="string">
            <text:p text:style-name="Text_20_body">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office:value-type="string">
            <text:p text:style-name="P6">"Sir?" said Harry. "I've been thinking... sir -- even if the Stone's gone, Vol-, I mean, You-Know- Who --" </text:p>
          </table:table-cell>
        </table:table-row>
        <table:table-row table:style-name="TableLine1840577913008">
          <table:table-cell table:style-name="Table1.A1" office:value-type="string">
            <text:p text:style-name="Text_20_body">ἀλλ’ οὐ φρόντις ἂν ἐγένετο οὔτε τῷ Ἁρείῳ οὕτε τῷ Ῥοῶνι εἶ μὴ πολυπραγμονοῦσα ἐπεκέλευε καὶ αὐτοὺς ταύτὰ ποιεῖν.</text:p>
          </table:table-cell>
          <table:table-cell office:value-type="string">
            <text:p text:style-name="P6">"Call him Voldemort, Harry. Always use the proper name for things. Fear of a name increases fear of the thing itself." </text:p>
          </table:table-cell>
        </table:table-row>
        <table:table-row table:style-name="TableLine1840577914368">
          <table:table-cell table:style-name="Table1.A1" office:value-type="string">
            <text:p text:style-name="Text_20_body">Ἀλλ’ ὦ θεσπεσία αἱ δοκιμασίαι ἀπέχουσι πολύ.</text:p>
          </table:table-cell>
          <table:table-cell office:value-type="string">
            <text:p text:style-name="P6">"Yes, sir. Well, Voldemort's going to try other ways of coming back, isn't he? I mean, he hasn't gone, has he?" </text:p>
          </table:table-cell>
        </table:table-row>
        <table:table-row table:style-name="TableLine1840577903216">
          <table:table-cell table:style-name="Table1.A1" office:value-type="string">
            <text:p text:style-name="Text_20_body">ἐκείνη δέ δυσχεραίνουσα Δέκα, ἔφη, ἑβδομάδας, χρόνον οὐ μακρόν.</text:p>
          </table:table-cell>
          <table:table-cell office:value-type="string">
            <text:p text:style-name="P6">"No, Harry, he has not. He is still out there somewhere, perhaps looking for another body to share... not being truly alive, he cannot be killed. </text:p>
          </table:table-cell>
        </table:table-row>
        <table:table-row table:style-name="TableLine1840577908928">
          <table:table-cell table:style-name="Table1.A1" office:value-type="string">
            <text:p text:style-name="Text_20_body">ἀκαρὲς γὰρ ἂν εἴη τῷ γε Φλαμήλῳ.</text:p>
          </table:table-cell>
          <table:table-cell office:value-type="string">
            <text:p text:style-name="P6">He left Quirrell to die; he shows just as little mercy to his followers as his enemies. Nevertheless, Harry, while you may only have delayed his return to power, it will merely take someone else who is <text:soft-page-break/>prepared to fight what seems a losing battle next time -- and if he is delayed again, and again, why, he may never return to power." </text:p>
          </table:table-cell>
        </table:table-row>
        <table:table-row table:style-name="TableLine1840577904304">
          <table:table-cell table:style-name="Table1.A1" office:value-type="string">
            <text:p text:style-name="Text_20_body">ὁ δέ Ῥοών Ἀλλ’ ἡμεῖς μέν, ἔφη, οὐδαμῶς ἑξακοσίων ἐτῶν ε’σμέν, σύ δ’ ἐκμαθοῦσα ἤδη τὰ πάντα τί δὴ ἀναθεωρεῖς, ’Ό τι,’ ἦ μαινόμενος σύ δήπου οὐκ οἶσθα δέον δοκιμασθῆναι τοὺς μέλλοντας προχωρήσειν εἷς τοὺς σοφομώρους; ὤφελον γὰρ ἀρχὴν πρὸ τριῶν μηνῶν ποιήσασθαι τῶν μελετῶν μεγίστων οὐσῶν.</text:p>
          </table:table-cell>
          <table:table-cell office:value-type="string">
            <text:p text:style-name="P6">Harry nodded, but stopped quickly, because it made his head hurt. Then he said, "Sir, there are some other things I'd like to know, if you can tell me... things I want to know the truth about...." </text:p>
          </table:table-cell>
        </table:table-row>
        <table:table-row table:style-name="TableLine1840577907840">
          <table:table-cell table:style-name="Table1.A1" office:value-type="string">
            <text:p text:style-name="Text_20_body">οὐ γὰρ οῖδα τί παθῶν οὐ μελετῶ ταῦτα.</text:p>
          </table:table-cell>
          <table:table-cell office:value-type="string">
            <text:p text:style-name="P6">"The truth." Dumbledore sighed. "It is a beautiful and terrible thing, and should therefore be treated with great caution. However, I shall answer your questions unless I have a very good reason not to, in which case I beg you'll forgive me. I shall not, of course, lie." </text:p>
          </table:table-cell>
        </table:table-row>
        <table:table-row table:style-name="TableLine1840577914640">
          <table:table-cell table:style-name="Table1.A1" office:value-type="string">
            <text:p text:style-name="Text_20_body">ἀλλ’ οὖν κακῇ τύχῃ οἱ σοφισταὶ ταύτὰ ἐφρόνουν τῇ Ἑρμιόνῃ, περὶ ΝΟΡΒΕΡΤΟΣ Ο ΓΛ ΥΠΤΟΝΩΤΟΣ ΥΠΕΡΒΟΡΕΟΣ 187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office:value-type="string">
            <text:p text:style-name="P6">"Well... Voldemort said that he only killed my mother because she tried to stop him from killing me. But why would he want to kill me in the first place?" </text:p>
          </table:table-cell>
        </table:table-row>
        <table:table-row table:style-name="TableLine1840577909200">
          <table:table-cell table:style-name="Table1.A1" office:value-type="string">
            <text:p text:style-name="Text_20_body">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office:value-type="string">
            <text:p text:style-name="P6">Dumbledore sighed very deeply this time. </text:p>
          </table:table-cell>
        </table:table-row>
        <table:table-row table:style-name="TableLine1840577910560">
          <table:table-cell table:style-name="Table1.A1" office:value-type="string">
            <text:p text:style-name="Text_20_body">ἀλλὰ στένοντας καὶ ἐνοχλουμένους ε”δει σχολήν περ ε”χοντας διατρίβειν μετ’ αὐτῆς ἐν τῇ βιβλιοθήκῃ ὡς διαπράξοντας τὰ μαθήματα.</text:p>
          </table:table-cell>
          <table:table-cell office:value-type="string">
            <text:p text:style-name="P6">"Alas, the first thing you ask me, I cannot tell you. Not today. Not now. You will know, one day... put it from your mind for now, Harry. </text:p>
          </table:table-cell>
        </table:table-row>
        <table:table-row table:style-name="TableLine1840577903488">
          <table:table-cell table:style-name="Table1.A1" office:value-type="string">
            <text:p text:style-name="Text_20_body">Ἀλλ’ ὁ μὲν Ῥοῶν τὴν γραφίδα καταβαλών ποτε, Οὐκ ε”σται μοι, ἔφη, ταῦτα ἐν νῷ διασῴζεσθαι, θεωρῶν ἅμα διὰ τῆς φωταγωγοῦ πρὸς τὸν οὐρανὸν φαιδρότατον τε γενόμενον καί χρῶμα παρέχοντα οῖον τῶν μυοσωτίδων.</text:p>
          </table:table-cell>
          <table:table-cell office:value-type="string">
            <text:p text:style-name="P6">When you are older... I know you hate to hear this... when you are ready, you will know." </text:p>
          </table:table-cell>
        </table:table-row>
        <table:table-row table:style-name="TableLine1840577910832">
          <table:table-cell table:style-name="Table1.A1" office:value-type="string">
            <text:p text:style-name="Text_20_body">καὶ γὰρ διὰ πολλῶν ἤδη μηνῶν αἰθρίαν καῖ νηνεμίαν ποθῶν ᾐσθάνετο τέλος τοῦ θέρους ἀρξομένου.</text:p>
          </table:table-cell>
          <table:table-cell office:value-type="string">
            <text:p text:style-name="P6">And Harry knew it would be no good to argue. </text:p>
          </table:table-cell>
        </table:table-row>
        <table:table-row table:style-name="TableLine1840577904032">
          <table:table-cell table:style-name="Table1.A1" office:value-type="string">
            <text:p text:style-name="Text_20_body">ὁ δ’ Ἄρειος ζητῶν τέως τὸ δίκταμνον ἐν τοῖς χιλίοις φαρμ- άκοις βοτανικοῖς καῖ μυκητίνοις οὐκ <text:soft-page-break/>ἀνέβλεψε πρὶν ἤκουσε τοῦ Ῥοῶνος ἺΩ Ἀγρίωδες, λέγοντος, τί χρῆμα σὺ ἐν βιβλιοθήκῃ περιπολεῖς,· τοῦτον δὲ παρῆν ι’δεῖν βραδέως ἐπιόντα, ἔχοντά τε κρυπτόν τι ὄπισθε τοῦ νώτου.</text:p>
          </table:table-cell>
          <table:table-cell office:value-type="string">
            <text:p text:style-name="P6">"But why couldn't Quirrell touch me?" </text:p>
          </table:table-cell>
        </table:table-row>
        <table:table-row table:style-name="TableLine1840577914912">
          <table:table-cell table:style-name="Table1.A1" office:value-type="string">
            <text:p text:style-name="Text_20_body">καὶ πάνυ ἄτοπος ἐδόκει τὸν τρίβωνα φορῶν τὸν σπαλακορύπαινον, Θεωρῶ δ’ ἀτεχνῶς ἐγώ, ἔφη.</text:p>
          </table:table-cell>
          <table:table-cell office:value-type="string">
            <text:p text:style-name="P6">"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 </text:p>
          </table:table-cell>
        </table:table-row>
        <table:table-row table:style-name="TableLine1840577911104">
          <table:table-cell table:style-name="Table1.A1" office:value-type="string">
            <text:p text:style-name="Text_20_body">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μῶν ε”τι τὸν Φλάμηλον ζητεῖτε, Ἐγνώκαμέν γε πάλαι, ἀπεκρίνατο ὁ Ῥοών λαμπρυνάμενος τῇ ἐπιστήμῃ, οὐ μόνον περὶ ἐκείνου ὅστις ἐστίν, ἀλλὰ καὶ ὅ τι φυλάτ- τει ὁ κύων· φιλοσόφου γάρ ἐστι - ὁ δ’ Ἁγριώδης Σίγα σίγα εἰπὼν περιέβλεπεν εὐλαβούμενος μή τις παράκουοι.Τι’ πάσχεις, μὴ βοῶν διασπείρῃς ταῦτα.</text:p>
          </table:table-cell>
          <table:table-cell office:value-type="string">
            <text:p text:style-name="P6">Dumbledore now became very interested in a bird out on the windowsill, which gave Harry time to dry his eyes on the sheet. When he had found his voice again, Harry said, "And the invisibility cloak - do you know who sent it to me?" </text:p>
          </table:table-cell>
        </table:table-row>
        <table:table-row table:style-name="TableLine1840577904576">
          <table:table-cell table:style-name="Table1.A1" office:value-type="string">
            <text:p text:style-name="Text_20_body">καὶ ὁ Ἄρειος Ἀλλ’ οὖν, ἔφη, ε”στιν ἃ ἐβουλόμεθα ἐρωτᾶν σε, περὶ τοῦ τί τὴν λίθον φύλαττει χωρὶς τοῦ Οὐλότριχος.</text:p>
          </table:table-cell>
          <table:table-cell office:value-type="string">
            <text:p text:style-name="P6">"Ah - your father happened to leave it in my possession, and I thought you might like it." Dumbledore's eyes twinkled. "Useful things... your father used it mainly for sneaking off to the kitchens to steal food when he was here." </text:p>
          </table:table-cell>
        </table:table-row>
        <table:table-row table:style-name="TableLine1840577916544">
          <table:table-cell table:style-name="Table1.A1" office:value-type="string">
            <text:p text:style-name="Text_20_body">Σίγα, ἦ δ’ ὃς αὖθις ὁ Ἁγριώδης καὶ μείζονι τῇ φωνῇ.</text:p>
          </table:table-cell>
          <table:table-cell office:value-type="string">
            <text:p text:style-name="P6">"And there's something else..." </text:p>
          </table:table-cell>
        </table:table-row>
        <table:table-row table:style-name="TableLine1840577915456">
          <table:table-cell table:style-name="Table1.A1" office:value-type="string">
            <text:p text:style-name="Text_20_body">ἀλλ’ ἀκούσατέ μου, εἰσαῦθις φοιτᾶτε παρ’ ἐμέ.</text:p>
          </table:table-cell>
          <table:table-cell office:value-type="string">
            <text:p text:style-name="P6">"Fire away." </text:p>
          </table:table-cell>
        </table:table-row>
        <table:table-row table:style-name="TableLine1840577904848">
          <table:table-cell table:style-name="Table1.A1" office:value-type="string">
            <text:p text:style-name="Text_20_body">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office:value-type="string">
            <text:p text:style-name="P6">"Quirrell said Snape --" </text:p>
          </table:table-cell>
        </table:table-row>
        <table:table-row table:style-name="TableLine1840577905392">
          <table:table-cell table:style-name="Table1.A1" office:value-type="string">
            <text:p text:style-name="Text_20_body">τυχὸν νομ- ίζοιεν ἄν με δεδηλωκέναι τι ὑμῖν - Εἷς καλὸν δῆτα, ὑπολαβὼν ἔφη ὁ “Αρειος.</text:p>
          </table:table-cell>
          <table:table-cell office:value-type="string">
            <text:p text:style-name="P6">"Professor Snape, Harry." "Yes, him -- Quirrell said he hates me because he hated my father. Is that true?" </text:p>
          </table:table-cell>
        </table:table-row>
        <text:soft-page-break/>
        <table:table-row table:style-name="TableLine1840577916000">
          <table:table-cell table:style-name="Table1.A1" office:value-type="string">
            <text:p text:style-name="Text_20_body">καῖ βραδέως αὖ ἀπέβη ὁ Ἁγριώδης.</text:p>
          </table:table-cell>
          <table:table-cell office:value-type="string">
            <text:p text:style-name="P6">"Well, they did rather detest each other. Not unlike yourself and Mr. Malfoy. And then, your father did something Snape could never forgive." </text:p>
          </table:table-cell>
        </table:table-row>
        <table:table-row table:style-name="TableLine1840577905664">
          <table:table-cell table:style-name="Table1.A1" office:value-type="string">
            <text:p text:style-name="Text_20_body">ἡ δ’ Ἑρμιόνη ἐνθυμουμένη τι Ἀλλὰ τί ἔκρυπτεν, ἔφη, ε”χων ὄπισθεν τοῦ νώτου,· 188 ΑΡΕιοΣ Πο ΤΗΡ ΤΗ καί προσῆκόν τι τῇ λίθῳ, Μέλλω οῦν μαθήσεσθαι ἐν τίνι μερίδι διέτριβεν, εἶπεν ὁ Ῥοὼν τοῖς μαθήμασι κορεσθείς.</text:p>
          </table:table-cell>
          <table:table-cell office:value-type="string">
            <text:p text:style-name="P6">"What?" </text:p>
          </table:table-cell>
        </table:table-row>
        <table:table-row table:style-name="TableLine1840577906752">
          <table:table-cell table:style-name="Table1.A1" office:value-type="string">
            <text:p text:style-name="Text_20_body">καῖ ἐν ἀκαρεῖ ἐπανελθὼν πολλὰ ἐν ἀγκάλαις βιβλία ἐκόμιζε, καῖ ταῦτ’ ἐπὶ τὴν τράπεζαν καταθεὶς ψιθυρίζων Δρακόντων, ἔφη.</text:p>
          </table:table-cell>
          <table:table-cell office:value-type="string">
            <text:p text:style-name="P6">"He saved his life." </text:p>
          </table:table-cell>
        </table:table-row>
        <table:table-row table:style-name="TableLine1840577916272">
          <table:table-cell table:style-name="Table1.A1" office:value-type="string">
            <text:p text:style-name="Text_20_body">ἐζητεῖ γὰρ ἐκεῖνος τὰ τῶν δρακόντων.</text:p>
          </table:table-cell>
          <table:table-cell office:value-type="string">
            <text:p text:style-name="P6">"What?" </text:p>
          </table:table-cell>
        </table:table-row>
        <table:table-row table:style-name="TableLine1840577905936">
          <table:table-cell table:style-name="Table1.A1" office:value-type="string">
            <text:p text:style-name="Text_20_body">ι’δού τάδε’ εῖδὴ δρακόντεια τῆς Μεγάλης Βρεταννίας καί τῆς Ἰέρνης· ἀπὸ τοῦ ᾠοῦ εἷς τὴν ἔμπρησιν, ἐγχειρίδιον τοῖς δρακοντοκόλοις.</text:p>
          </table:table-cell>
          <table:table-cell office:value-type="string">
            <text:p text:style-name="P6">"Yes..." said Dumbledore dreamily. "Funny, the way people's minds work, isn't it? Professor Snape couldn't bear being in your father's debt.... </text:p>
          </table:table-cell>
        </table:table-row>
        <table:table-row table:style-name="TableLine1840577917088">
          <table:table-cell table:style-name="Table1.A1" office:value-type="string">
            <text:p text:style-name="Text_20_body">Ἄρειος δέ Ὁ γὰρ Ἁγριώδης, ἔφη, ἀεὶ δράκοντος ἐγλίχετο, οὕτω γὰρ εἶπέ μοι πρῶτον συγγενόμενος.</text:p>
          </table:table-cell>
          <table:table-cell office:value-type="string">
            <text:p text:style-name="P6">I do believe he worked so hard to protect you this year because he felt that would make him and your father even. Then he could go back to hating your father's memory in peace...." </text:p>
          </table:table-cell>
        </table:table-row>
        <table:table-row table:style-name="TableLine1840577906480">
          <table:table-cell table:style-name="Table1.A1" office:value-type="string">
            <text:p text:style-name="Text_20_body">Ἀλλὰ τοῦτο, ε”φη ὁ Ῥοών, παράνομόν ε’στιν ἡμῖν.</text:p>
          </table:table-cell>
          <table:table-cell office:value-type="string">
            <text:p text:style-name="P6">Harry tried to understand this but it made his head pound, so he stopped. </text:p>
          </table:table-cell>
        </table:table-row>
        <table:table-row table:style-name="TableLine1840577917360">
          <table:table-cell table:style-name="Table1.A1" office:value-type="string">
            <text:p text:style-name="Text_20_body">ἡ γάρ τοι δρα- κοντοτροφία ε”τει χιλιοστῴ ἑπτακοσιοστῶ ἐνάτῳ ἀπερρήθη ὑπὸ τοῦ τῶν φαρμακέων συνεδρίου, οὐδ’ ἔστιν ὅστις οὐκ οἶδε τοῦτο.</text:p>
          </table:table-cell>
          <table:table-cell office:value-type="string">
            <text:p text:style-name="P6">"And sir, there's one more thing..." </text:p>
          </table:table-cell>
        </table:table-row>
        <table:table-row table:style-name="TableLine1840577907024">
          <table:table-cell table:style-name="Table1.A1" office:value-type="string">
            <text:p text:style-name="Text_20_body">καὶ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office:value-type="string">
            <text:p text:style-name="P6">"Just the one?" </text:p>
          </table:table-cell>
        </table:table-row>
        <table:table-row table:style-name="TableLine1840577917632">
          <table:table-cell table:style-name="Table1.A1" office:value-type="string">
            <text:p text:style-name="Text_20_body">εἴθ’ ὤφελες ι’δεῖν τὰς φλυκταίνας ἃς ὁ Κάρολος ὑπέσχεν ἐν Ῥουμανίᾳ ὑπὸ δρακόντων ἀγρίων κεκαυμένος.</text:p>
          </table:table-cell>
          <table:table-cell office:value-type="string">
            <text:p text:style-name="P6">"How did I get the Stone out of the mirror?" </text:p>
          </table:table-cell>
        </table:table-row>
        <table:table-row table:style-name="TableLine1840577918720">
          <table:table-cell table:style-name="Table1.A1" office:value-type="string">
            <text:p text:style-name="Text_20_body">Μῶν ἐν Βρεταννίᾳ ἀγριοί εἶσι δράκοντες,· ἦ δ’ ὃς ὁ “Άρειος.</text:p>
          </table:table-cell>
          <table:table-cell office:value-type="string">
            <text:p text:style-name="P6">"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text:soft-page-break/>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 </text:p>
          </table:table-cell>
        </table:table-row>
        <table:table-row table:style-name="TableLine1840577927152">
          <table:table-cell table:style-name="Table1.A1" office:value-type="string">
            <text:p text:style-name="Text_20_body">Μάλιστα, ε”φη ὁ Ῥοών.</text:p>
          </table:table-cell>
          <table:table-cell office:value-type="string">
            <text:p text:style-name="P6">He smiled and popped the golden-brown bean into his mouth. Then he choked and said, "Alas! Ear wax!" </text:p>
          </table:table-cell>
        </table:table-row>
        <table:table-row table:style-name="TableLine1840577936944">
          <table:table-cell table:style-name="Table1.A1" office:value-type="string">
            <text:p text:style-name="Text_20_body">ἐνδημοῦσι γὰρ καί οἱ Οὐαλικοὶ χλῶροι καί οἱ Θουλικοῖ μέλανες.</text:p>
          </table:table-cell>
          <table:table-cell office:value-type="string">
            <text:p text:style-name="P6">Madam Pomfrey, the nurse, was a nice woman, but very strict. </text:p>
          </table:table-cell>
        </table:table-row>
        <table:table-row table:style-name="TableLine1840577927424">
          <table:table-cell table:style-name="Table1.A1" office:value-type="string">
            <text:p text:style-name="Text_20_body">ἔργον δ’ ἐστὶ δὴ τῇ βουλῇ τῇ τῶν μάγων ἀποκρύπτεσθαι ταῦτα, δέον ἀεῖ βασκαίνειν τοὺς Μυγάλους εἴ τις δράκοντα ἑώρακεν ὅπως ἐπιλησμόνες γενήσονται.</text:p>
          </table:table-cell>
          <table:table-cell office:value-type="string">
            <text:p text:style-name="P6">"Just five minutes," Harry pleaded. </text:p>
          </table:table-cell>
        </table:table-row>
        <table:table-row table:style-name="TableLine1840577920624">
          <table:table-cell table:style-name="Table1.A1" office:value-type="string">
            <text:p text:style-name="Text_20_body">Ἀλλ’ εἶπέ μοι, ἔφη ἡ Ἑρμιόνη, ποίου πρὸς θεῶν πράγματος ἅπτεται ὁ Ἁγριώδης; &gt;ι’ καὶ μεθ’ ὥραν τὴν τοῦ καλυβίου θύραν κόπτοντες εἶδον τὰς θυρίδας καταπετάσμασιν ἁπάσας συγκεκλεισμένας.</text:p>
          </table:table-cell>
          <table:table-cell office:value-type="string">
            <text:p text:style-name="P6">"Absolutely not." </text:p>
          </table:table-cell>
        </table:table-row>
        <table:table-row table:style-name="TableLine1840577928784">
          <table:table-cell table:style-name="Table1.A1" office:value-type="string">
            <text:p text:style-name="Text_20_body">καῖ ὁ Ἁγριώδης Τίς ε”στι βοήσας ἀσπασάμενος δ’ αὐτοὺς τὴν θύραν κάτοπιν εὐθὺς ἔκλεισεν.</text:p>
          </table:table-cell>
          <table:table-cell office:value-type="string">
            <text:p text:style-name="P6">"You let Professor Dumbledore in..." </text:p>
          </table:table-cell>
        </table:table-row>
        <table:table-row table:style-name="TableLine1840577924704">
          <table:table-cell table:style-name="Table1.A1" office:value-type="string">
            <text:p text:style-name="Text_20_body">καὶ ἐπειδὴ τάχιστα εἰσῆλθον, καύματι πάνυ διεθερμαίνοντο, πυρὸς ἐν τῇ ἐσχάρᾳ καιομένου καίπερ τοῦ ἐκτὸς ἀέρος θερίνου ἤδη γενομένου.</text:p>
          </table:table-cell>
          <table:table-cell office:value-type="string">
            <text:p text:style-name="P6">"Well, of course, that was the headmaster, quite different. You need rest." </text:p>
          </table:table-cell>
        </table:table-row>
        <table:table-row table:style-name="TableLine1840577933680">
          <table:table-cell table:style-name="Table1.A1" office:value-type="string">
            <text:p text:style-name="Text_20_body">ἐκεῖνος δέ ὕδωρ ἐθέρμαινε καί τέϊον ἐποιήσατο αὐτοῖς.</text:p>
          </table:table-cell>
          <table:table-cell office:value-type="string">
            <text:p text:style-name="P6">"I am resting, look, lying down and everything. Oh, go on, Madam Pomfrey..." </text:p>
          </table:table-cell>
        </table:table-row>
        <table:table-row table:style-name="TableLine1840577934224">
          <table:table-cell table:style-name="Table1.A1" office:value-type="string">
            <text:p text:style-name="Text_20_body">τὰ δ’ ἄρτου ψωμία γαλῆς κρεῶν σεσαγμένα καταφρονοῦντες οὐκ ἐδέξαντο, Εἶτα ἐπεθυμεῖτε ἀνερωτῆσαί τι,· Μάλιστα, ἔφη ὁ ’Άρειος, ὡς οὐ μέλλων λόγῳ ὑποστελεῖσθαι οὐδὲν τοῦ δέοντος, σπούδαζομεν γὰρ μαθεῖν τί φυλάττει τὴν φιλο- σόφου λίθον χωρῖς τοῦ Οὐλότριχος, εἴπερ δοκεῖ σοι λέγειν.</text:p>
          </table:table-cell>
          <table:table-cell office:value-type="string">
            <text:p text:style-name="P6">"Oh, very well," she said. "But five minutes only." </text:p>
          </table:table-cell>
        </table:table-row>
        <table:table-row table:style-name="TableLine1840577920080">
          <table:table-cell table:style-name="Table1.A1" office:value-type="string">
            <text:p text:style-name="Text_20_body">Μὰ Δί’ οὐκ ἔμοιγε, ἔφη, τοῦτο μὲν ὡς οὐκ εἰδότι, τοῦτο δέ εἴ πῃ κατῄδη οὐ βουλομένῳ τοῖς ἄγαν ἤδη μεμαθηκόσι λέγειν ΝΟΡΒΕΡΤΟΣ Ο ΓΛ ΥΠΤΟΝΩΤΟΣ ΥΠΕΡΒΟΡΕΟΣ 189 οὐδέν.</text:p>
          </table:table-cell>
          <table:table-cell office:value-type="string">
            <text:p text:style-name="P6">And she let Ron and Hermione in. </text:p>
          </table:table-cell>
        </table:table-row>
        <text:soft-page-break/>
        <table:table-row table:style-name="TableLine1840577934768">
          <table:table-cell table:style-name="Table1.A1" office:value-type="string">
            <text:p text:style-name="Text_20_body">ἡ γὰρ λίθος ἐνθάδε πάρεστιν ἐκ προνοίας, παρὰ μικρὸν ἐλθοῦσα ἐκ Γριγγώτου κλεφθῆναι.</text:p>
          </table:table-cell>
          <table:table-cell office:value-type="string">
            <text:p text:style-name="P6">"Harry!" </text:p>
          </table:table-cell>
        </table:table-row>
        <table:table-row table:style-name="TableLine1840577930416">
          <table:table-cell table:style-name="Table1.A1" office:value-type="string">
            <text:p text:style-name="Text_20_body">ἀλλ’ οἶμαι καί ταῦτα ηὑρή- κατε δήπου,· λελήθατε γὰρ ἐμὲ εὑρόντες οὐκ οἶδ’ ὅπως τὰ τοῦ Οὗλότριχος.</text:p>
          </table:table-cell>
          <table:table-cell office:value-type="string">
            <text:p text:style-name="P6">Hermione looked ready to fling her arms around him again, but Harry was glad she held herself in as his head was still very sore. </text:p>
          </table:table-cell>
        </table:table-row>
        <table:table-row table:style-name="TableLine1840577927696">
          <table:table-cell table:style-name="Table1.A1" office:value-type="string">
            <text:p text:style-name="Text_20_body">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office:value-type="string">
            <text:p text:style-name="P6">"Oh, Harry, we were sure you were going to -- Dumbledore was so worried --" </text:p>
          </table:table-cell>
        </table:table-row>
        <table:table-row table:style-name="TableLine1840577936672">
          <table:table-cell table:style-name="Table1.A1" office:value-type="string">
            <text:p text:style-name="Text_20_body">καί αὐτοῦ ᾔσθοντο μειδιῶντος - τὸν γὰρ πώγωνα κινούμενόν τι εἶδον.</text:p>
          </table:table-cell>
          <table:table-cell office:value-type="string">
            <text:p text:style-name="P6">"The whole school's talking about it," said Ron. "What really happened?" </text:p>
          </table:table-cell>
        </table:table-row>
        <table:table-row table:style-name="TableLine1840577921984">
          <table:table-cell table:style-name="Table1.A1" office:value-type="string">
            <text:p text:style-name="Text_20_body">κά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office:value-type="string">
            <text:p text:style-name="P6">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 </text:p>
          </table:table-cell>
        </table:table-row>
        <table:table-row table:style-name="TableLine1840577929872">
          <table:table-cell table:style-name="Table1.A1" office:value-type="string">
            <text:p text:style-name="Text_20_body">ταῦτα δ’ εἰπούσης ὁ μὲν Ἁγριώδης ἐσεμνύνετο ὥς τι ὧν, ὁ δ’ Ἄρειος καὶ ὁ Ῥοών προσεγέλων θαυμάζοντες αὐτήν.</text:p>
          </table:table-cell>
          <table:table-cell office:value-type="string">
            <text:p text:style-name="P6">"So the Stone's gone?" said Ron finally. "Flamel's just going to die?" </text:p>
          </table:table-cell>
        </table:table-row>
        <table:table-row table:style-name="TableLine1840577924160">
          <table:table-cell table:style-name="Table1.A1" office:value-type="string">
            <text:p text:style-name="Text_20_body">Λοιπόν· οὐδέν ἄρ’ ἐμποδών ἐστιν οἶμαι μὴ τοῦτο λέγειν.</text:p>
          </table:table-cell>
          <table:table-cell office:value-type="string">
            <text:p text:style-name="P6">"That's what I said, but Dumbledore thinks that -- what was it? -- 'to the well-organized mind, death is but the next great adventure. </text:p>
          </table:table-cell>
        </table:table-row>
        <table:table-row table:style-name="TableLine1840577920896">
          <table:table-cell table:style-name="Table1.A1" office:value-type="string">
            <text:p text:style-name="Text_20_body">εἶὲν.</text:p>
          </table:table-cell>
          <table:table-cell office:value-type="string">
            <text:p text:style-name="P6">"I always said he was off his rocker," said Ron, looking quite impressed at how crazy his hero was. </text:p>
          </table:table-cell>
        </table:table-row>
        <table:table-row table:style-name="TableLine1840577927968">
          <table:table-cell table:style-name="Table1.A1" office:value-type="string">
            <text:p text:style-name="Text_20_body">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text:p>
          </table:table-cell>
          <table:table-cell office:value-type="string">
            <text:p text:style-name="P6">"So what happened to you two?" said Harry. </text:p>
          </table:table-cell>
        </table:table-row>
        <table:table-row table:style-name="TableLine1840577928240">
          <table:table-cell table:style-name="Table1.A1" office:value-type="string">
            <text:p text:style-name="Text_20_body">ἀλλὰ περιμένετε· ἐπελαθόμην τινός.</text:p>
          </table:table-cell>
          <table:table-cell office:value-type="string">
            <text:p text:style-name="P6">"Well, I got back all right," said Hermione. "I brought Ron round -- that took a while -- and we were dashing up to the owlery to contact Dumbledore when we met him in the entrance hall -- he already knew -- he just said, 'Harry's gone after him, hasn't he?' and hurtled off to the third <text:soft-page-break/>floor." </text:p>
          </table:table-cell>
        </table:table-row>
        <table:table-row table:style-name="TableLine1840577921168">
          <table:table-cell table:style-name="Table1.A1" office:value-type="string">
            <text:p text:style-name="Text_20_body">καὶ δὴ καὶ ὁ Σίναπυς.</text:p>
          </table:table-cell>
          <table:table-cell office:value-type="string">
            <text:p text:style-name="P6">"D'you think he meant you to do it?" said Ron. "Sending you your father's cloak and everything?" </text:p>
          </table:table-cell>
        </table:table-row>
        <table:table-row table:style-name="TableLine1840577919808">
          <table:table-cell table:style-name="Table1.A1" office:value-type="string">
            <text:p text:style-name="Text_20_body">Ἠ τὸν Σίναπυν λέγεις,· Πάνυ γε.</text:p>
          </table:table-cell>
          <table:table-cell office:value-type="string">
            <text:p text:style-name="P6">"Well, " Hermione exploded, "if he did -- I mean to say that's terrible -- you could have been killed." </text:p>
          </table:table-cell>
        </table:table-row>
        <table:table-row table:style-name="TableLine1840577926064">
          <table:table-cell table:style-name="Table1.A1" office:value-type="string">
            <text:p text:style-name="Text_20_body">μῶν ἔτι περὶ τούτων πράγματα ε”χετε; πίθεσθέ μοι· ὁ Σίναπυς ἅτε φυλάττων τὴν λίθον οὐδαμῶς κλέψειν μέλλει.</text:p>
          </table:table-cell>
          <table:table-cell office:value-type="string">
            <text:p text:style-name="P6">"No, it isn't," said Harry thoughtfully. "He's a funny man, Dumbledore. </text:p>
          </table:table-cell>
        </table:table-row>
        <table:table-row table:style-name="TableLine1840577922528">
          <table:table-cell table:style-name="Table1.A1" office:value-type="string">
            <text:p text:style-name="Text_20_body">ὁ δ”Άρειος ᾔδει τόν τε Ῥοῶνα καὶ τὴν Ἑρμιόνην ταύτὰ ἐννοοῦν- τας.</text:p>
          </table:table-cell>
          <table:table-cell office:value-type="string">
            <text:p text:style-name="P6">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 </text:p>
          </table:table-cell>
        </table:table-row>
        <table:table-row table:style-name="TableLine1840577923616">
          <table:table-cell table:style-name="Table1.A1" office:value-type="string">
            <text:p text:style-name="Text_20_body">εἰ γὰρ ἐκεῖνος μετεῖχε τοῦ φυλάττειν, ῥᾴδιον ἄρα γενέσθαι αὐτῷ εὑρεῖν ᾧ τρόπῳ οἶ ἄλλοι σοφισταὶ φυλάττοιεν.</text:p>
          </table:table-cell>
          <table:table-cell office:value-type="string">
            <text:p text:style-name="P6">"Yeah, Dumbledore's off his rocker, all right," said Ron proudly. </text:p>
          </table:table-cell>
        </table:table-row>
        <table:table-row table:style-name="TableLine1840577920352">
          <table:table-cell table:style-name="Table1.A1" office:value-type="string">
            <text:p text:style-name="Text_20_body">ἐπίστασθαι οὖν ἐδόκει τὰ πάντα ὡς εἶπειν εἰ μὴ διακρούεσθαι δὴ τὸ τοῦ Κίουρου φίλτρον καὶ τὸν Οὖλότριχα.</text:p>
          </table:table-cell>
          <table:table-cell office:value-type="string">
            <text:p text:style-name="P6">"Listen, you've got to be up for the end-of-year feast tomorrow. The points are all in and Slytherin won, of course -- you missed the last Quidditch match, we were steamrollered by Ravenclaw without you -- but the food'll be good." </text:p>
          </table:table-cell>
        </table:table-row>
        <table:table-row table:style-name="TableLine1840577921440">
          <table:table-cell table:style-name="Table1.A1" office:value-type="string">
            <text:p text:style-name="Text_20_body">καί ὁ Ἄρειος φοβερὸς γεγώς Οὔκουν σὺ μόνος, ἔφη, ὦ Ἀγρίωδες, σοφὸς εἶ ἐπιστάμενος ᾧ τρόπῳ ε”στι παρελθεῖν τὸν Οὐλότριχα,· οὐδ’ εἴποις ἂν τοῦτο οὐδενὶ οὐδὲ τῶν σοφιστῶν,· Οὐδεὶς γὰρ ἐπίσταται, ἦ δ’ ὃς ὁ Αγριώδης σεμνὸν βλέπων, χωρὶς ἐμαυτοῦ καὶ τοῦ Διμπλοδώρου.</text:p>
          </table:table-cell>
          <table:table-cell office:value-type="string">
            <text:p text:style-name="P6">At that moment, Madam Pomfrey bustled over. </text:p>
          </table:table-cell>
        </table:table-row>
        <table:table-row table:style-name="TableLine1840577925248">
          <table:table-cell table:style-name="Table1.A1" office:value-type="string">
            <text:p text:style-name="Text_20_body">Τοῦτο γοῦν χρήσιμόν ἐστί τι, εἶπεν ὁ Ἄρειος λάθρᾳ ἐκείνου.</text:p>
          </table:table-cell>
          <table:table-cell office:value-type="string">
            <text:p text:style-name="P6">"You've had nearly fifteen minutes, now OUT" she said firmly. </text:p>
          </table:table-cell>
        </table:table-row>
        <table:table-row table:style-name="TableLine1840577936400">
          <table:table-cell table:style-name="Table1.A1" office:value-type="string">
            <text:p text:style-name="Text_20_body">ἀλλ’ ἔξεστι θυρίδα ἆνοίξαι; θερμαίνομαι γὰρ σφόδρα.</text:p>
          </table:table-cell>
          <table:table-cell office:value-type="string">
            <text:p text:style-name="P6">After a good night's sleep, Harry felt nearly back to normal. </text:p>
          </table:table-cell>
        </table:table-row>
        <table:table-row table:style-name="TableLine1840577924432">
          <table:table-cell table:style-name="Table1.A1" office:value-type="string">
            <text:p text:style-name="Text_20_body">Ἀδύνατόν γε.</text:p>
          </table:table-cell>
          <table:table-cell office:value-type="string">
            <text:p text:style-name="P6">I want to go to the feast," he told Madam Pomfrey as she straightened his many candy boxes. I can, can't I?" </text:p>
          </table:table-cell>
        </table:table-row>
        <table:table-row table:style-name="TableLine1840577930688">
          <table:table-cell table:style-name="Table1.A1" office:value-type="string">
            <text:p text:style-name="Text_20_body">ἀλλὰ λυποῦμαι, ε”φη ἀποβλέπων ἅμα πρὸς τὴν <text:soft-page-break/>ἐσχάραν, οὐδὲ λαθὼν τὸν ’Ἀρειοκ ὁ δέ ἐκεῖσε βλέψας αὐτός Ὦ δαιμόνιε, ἔφη, ἐκεῖνο τί δή,· ἀλλ’ ᾔδει αὐτὸ τί ἐστίν, ἐν γὰρ μέσῃ τῇ ἐσχάρᾳ ὑπὸ τῷ λέβητι ᾠόν τι ἦν μέγα δὴ καὶ μέλαν.</text:p>
          </table:table-cell>
          <table:table-cell office:value-type="string">
            <text:p text:style-name="P6">"Professor Dumbledore says you are to be allowed <text:soft-page-break/>to go," she said stiffily, as though in her opinion Professor Dumbledore didn't realize how risky feasts could be. "And you have another visitor." </text:p>
          </table:table-cell>
        </table:table-row>
        <table:table-row table:style-name="TableLine1840577921712">
          <table:table-cell table:style-name="Table1.A1" office:value-type="string">
            <text:p text:style-name="Text_20_body">ὁ δ’ Ἁγριώδης τοῦ γενείου δέει ἁπτόμενος ἐτονθόρυζέ τι ὡς οὐκ ἔχων τάληθὲς εἰπεῖν.</text:p>
          </table:table-cell>
          <table:table-cell office:value-type="string">
            <text:p text:style-name="P6">"Oh, good," said Harry. "Who is it?" </text:p>
          </table:table-cell>
        </table:table-row>
        <table:table-row table:style-name="TableLine1840577922256">
          <table:table-cell table:style-name="Table1.A1" office:value-type="string">
            <text:p text:style-name="Text_20_body">190 ΑΡΕΙΟΣ Πο ΤΗΡ καί ὁ Ῥοών ἐπὶ τῇ ἐσχάρᾳ ὀκλάζων ὡς ἐγγύθεν ὀψόμενος τὸ ᾠόν Πόθεν ἐκτήσω, ἔφη, ὧ Ἁγρίωδες,· πολυτελέστατον γὰρ ἦν σοι ὡς ε’ὀικε, Κομίζω γὰρ τόδε νικητήρια λαβών· χθὲς γὰρ τῆς ἑσπέρας ἐν τῴ δήμῳ μεθ’ ἑταίρων συμπίνων ξένῳ τινὶ συνεγενόμην κυβεύων.</text:p>
          </table:table-cell>
          <table:table-cell office:value-type="string">
            <text:p text:style-name="P6">Hagrid sidled through the door as he spoke. As usual when he was indoors, Hagrid looked too big to be allowed. He sat down next to Harry, took one look at him, and burst into tears. </text:p>
          </table:table-cell>
        </table:table-row>
        <table:table-row table:style-name="TableLine1840577929600">
          <table:table-cell table:style-name="Table1.A1" office:value-type="string">
            <text:p text:style-name="Text_20_body">ἀλλ’ ἔμοιγ’ ἐδόκει ἄσμενος δὴ καταλιπεῖν αὐτό.</text:p>
          </table:table-cell>
          <table:table-cell office:value-type="string">
            <text:p text:style-name="P6">"It's -- all -- my -- ruddy -- fault!" he sobbed, his face in his hands. </text:p>
          </table:table-cell>
        </table:table-row>
        <table:table-row table:style-name="TableLine1840577926336">
          <table:table-cell table:style-name="Table1.A1" office:value-type="string">
            <text:p text:style-name="Text_20_body">Ἀλλὰ πῶς, ε”φη ἡ Ἑρμιόνη, ἐν νῷ ε”χεις χρῆσθαι αὐτῷ Ἐννενεοττευμένῳ; 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office:value-type="string">
            <text:p text:style-name="P6">I told the evil git how ter get past Fluffy! I told him! It was the only thing he didn't know, an' I told him! Yeh could've died! All fer a dragon egg! I'll never drink again! I should be chucked out an' made ter live as a Muggle!" </text:p>
          </table:table-cell>
        </table:table-row>
        <table:table-row table:style-name="TableLine1840577933952">
          <table:table-cell table:style-name="Table1.A1" office:value-type="string">
            <text:p text:style-name="Text_20_body">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office:value-type="string">
            <text:p text:style-name="P6">"Hagrid!" said Harry, shocked to see Hagrid shaking with grief and remorse, great tears leaking down into his beard. "Hagrid, he'd have found out somehow, this is Voldemort we're talking about, he'd have found out even if you hadn't told him." </text:p>
          </table:table-cell>
        </table:table-row>
        <table:table-row table:style-name="TableLine1840577926608">
          <table:table-cell table:style-name="Table1.A1" office:value-type="string">
            <text:p text:style-name="Text_20_body">καῖ ι’δοὺ λέγει τὸ βιβλίον ὅπως ε”νεστι τὰ ᾠὰ διαγιγνώσκειν ἄλλο ἀπ’ ἄλλου τούμὸν γάρ ἐστι Γλυπτόνωτος Ὑπερβόρεος, τῶν ἐπιτυχ-όντων οὐδαμῶς ὅν.</text:p>
          </table:table-cell>
          <table:table-cell office:value-type="string">
            <text:p text:style-name="P6">"Yeh could've died!" sobbed Hagrid. "An' don' say the name!" </text:p>
          </table:table-cell>
        </table:table-row>
        <table:table-row table:style-name="TableLine1840577926880">
          <table:table-cell table:style-name="Table1.A1" office:value-type="string">
            <text:p text:style-name="Text_20_body">καὶ οὗτος μὲν ἐδόκει πάνυ ἀγαπᾶν τοῖς πεπραγμένοις, ἡ δ’ ὁ δ’ οὐκ ἤκουεν, ἐμινύριζε δέ εὐθύμως φρύγανα εἷς τὴν ἐσχάραν ἅμα ῥίπτων.</text:p>
          </table:table-cell>
          <table:table-cell office:value-type="string">
            <text:p text:style-name="P6">"VOLDEMORT!" Harry bellowed, and Hagrid was so shocked, he stopped crying. "I've met him and I'm calling him by his name. Please cheer up, Hagrid, we saved the Stone, it's gone, he can't use it. Have a Chocolate Frog, I've got loads...." </text:p>
          </table:table-cell>
        </table:table-row>
        <table:table-row table:style-name="TableLine1840577928512">
          <table:table-cell table:style-name="Table1.A1" office:value-type="string">
            <text:p text:style-name="Text_20_body">Ἑρμιόνη οὐχ ἡδομένη ῗΩ Ἃγρίωδες, ἔφη, ἐν ξυλίνῃ διατρίβεις οἰκίᾳ.</text:p>
          </table:table-cell>
          <table:table-cell office:value-type="string">
            <text:p text:style-name="P6">Hagrid wiped his nose on the back of his hand and said, "That reminds me. I've got yeh a present." </text:p>
          </table:table-cell>
        </table:table-row>
        <table:table-row table:style-name="TableLine1840577925792">
          <table:table-cell table:style-name="Table1.A1" office:value-type="string">
            <text:p text:style-name="Text_20_body">καινὸν οὖν πρᾶγμα νῦν εἶχον καὶ ἀνιαρότερον, οὐκ εἰδότες τί πάθοι ἂν ὁ Ἁγριώδης εἴ τις πύθοιτο <text:soft-page-break/>αὐτοῦ δράκοντα τρέφοντος παρά-νομον ἐν τῷ καλυβίῳ.</text:p>
          </table:table-cell>
          <table:table-cell office:value-type="string">
            <text:p text:style-name="P6">"It's not a stoat sandwich, is it?" said Harry anxiously, and at last Hagrid gave a weak chuckle. <text:soft-page-break/>"Nah. Dumbledore gave me the day off yesterday ter fix it. 'Course, he shoulda sacked me instead -- anyway, got yeh this..." </text:p>
          </table:table-cell>
        </table:table-row>
        <table:table-row table:style-name="TableLine1840577931504">
          <table:table-cell table:style-name="Table1.A1" office:value-type="string">
            <text:p text:style-name="Text_20_body">Εἴθ’ ἐφ’ ἡσυχίας μοι συμβαίη διατρίβειν εὖδαιμονοὺντι, εἶπεν ὁ Ῥοών ποτε.</text:p>
          </table:table-cell>
          <table:table-cell office:value-type="string">
            <text:p text:style-name="P6">It seemed to be a handsome, leather-covered book. Harry opened it curiously. It was full of wizard photographs. Smiling and waving at him from every page were his mother and father. </text:p>
          </table:table-cell>
        </table:table-row>
        <table:table-row table:style-name="TableLine1840577929056">
          <table:table-cell table:style-name="Table1.A1" office:value-type="string">
            <text:p text:style-name="Text_20_body">ἠγωνίζοντο γὰρ ἀνὰ πᾶσαν τὴν ἑσπέραν τῶν κατ’ οἶκον μαθημάτων, ὧν πλείονα ἤδη ἐλάμβανον, μόλις κρατῆσαι.</text:p>
          </table:table-cell>
          <table:table-cell office:value-type="string">
            <text:p text:style-name="P6">"Sent owls off ter all yer parents' old school friends, askin' fer photos... knew yeh didn' have any... d'yeh like it?" </text:p>
          </table:table-cell>
        </table:table-row>
        <table:table-row table:style-name="TableLine1840577930960">
          <table:table-cell table:style-name="Table1.A1" office:value-type="string">
            <text:p text:style-name="Text_20_body">καὶ ἡ Ἑρμιόνη, ἤρξατο ἤδη καταλόγους ποιουμένη, ὑπὲρ τοῦ θ ’Ἁρείου καῖ τοῦ Ῥοῶνος πάνυ ἐπαχθὴς αὐτοῖς γενομένη.</text:p>
          </table:table-cell>
          <table:table-cell office:value-type="string">
            <text:p text:style-name="P6">Harry couldn't speak, but Hagrid understood. </text:p>
          </table:table-cell>
        </table:table-row>
        <table:table-row table:style-name="TableLine1840577935856">
          <table:table-cell table:style-name="Table1.A1" office:value-type="string">
            <text:p text:style-name="Text_20_body">κᾶπειτα πρωΐνη ἡ Ἱ-Ῑδυικτίν ἐκόμισέ ποτ’ ἐπιστολὴν τῴ Ἁρείῳ ἑτέραν ὑφ’ Ἁγριώδους πεμφθεῖσαν βραχυλογήσαντος ὧδέ Ἐννεοττεύει.</text:p>
          </table:table-cell>
          <table:table-cell office:value-type="string">
            <text:p text:style-name="P6">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 </text:p>
          </table:table-cell>
        </table:table-row>
        <table:table-row table:style-name="TableLine1840577929328">
          <table:table-cell table:style-name="Table1.A1" office:value-type="string">
            <text:p text:style-name="Text_20_body">ὁ μὲν οὖν Ῥοών εἶπεν ἀφιστάμενος τῆς βοτανικῆς σχολῆς ἴέναι εὐθὺς πρὸς τὸ καλύβιον, ἡ δ’Ἑρμιόνη τοῦτ’ οὐκ ἐβουλήθη.</text:p>
          </table:table-cell>
          <table:table-cell office:value-type="string">
            <text:p text:style-name="P6">When Harry walked in there was a sudden hush, and then everybody started talking loudly at once. He slipped into a seat between Ron and Hermione at the Gryffindor table and tried to ignore the fact that people were standing up to look at him. </text:p>
          </table:table-cell>
        </table:table-row>
        <table:table-row table:style-name="TableLine1840577931232">
          <table:table-cell table:style-name="Table1.A1" office:value-type="string">
            <text:p text:style-name="Text_20_body">Ποσάκις διὰ βίου σοι δράκοντα ι’δεῖν ἐννεοττεύοντα ἐξέσται; Οὔ μόνον πρὸς σχολὰς δεῖ φοιτῆσαι, ἀλλὰ καὶ πράγμαθ’ ἕξομενπινούσης δ’ αὐτῆς διὰ σιγῆς, ἀποροῦντι δ ’ αὖ εἰ τολμᾷ εἰπεῖν αὐτῇ ὅτι τοῦνομα Ποτῆρα ἤκουσεν ἔδοξε τολμᾶν μὲν οὐδέν, εἰπεῖν δ’ ὥσπερ ἀπερισκέπτως φρονήσας.</text:p>
          </table:table-cell>
          <table:table-cell office:value-type="string">
            <text:p text:style-name="P6">Fortunately, Dumbledore arrived moments later. The babble died away. </text:p>
          </table:table-cell>
        </table:table-row>
        <table:table-row table:style-name="TableLine1840577935584">
          <table:table-cell table:style-name="Table1.A1" office:value-type="string">
            <text:p text:style-name="Text_20_body">Οὔκουν τηλικοῦτος ὁ τῶν Ποτήρων παῖς ἥλικος ὁ Δούδλιος ὁ ἡμέτερος; </text:p>
          </table:table-cell>
          <table:table-cell office:value-type="string">
            <text:p text:style-name="P6">"Another year gone!" Dumbledore said cheerfully. "And I must trouble you with an old man's wheezing waffle before we sink our teeth into our delicious feast. What a year it has been! Hopefully your heads are all a little fuller than they were... <text:soft-page-break/>you have the whole summer ahead to get them nice and empty before next year starts.... </text:p>
          </table:table-cell>
        </table:table-row>
        <table:table-row table:style-name="TableLine1840577935312">
          <table:table-cell table:style-name="Table1.A1" office:value-type="string">
            <text:p text:style-name="Text_20_body"/>
          </table:table-cell>
          <table:table-cell office:value-type="string">
            <text:p text:style-name="P6">"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 </text:p>
          </table:table-cell>
        </table:table-row>
        <table:table-row table:style-name="TableLine1840577934496">
          <table:table-cell table:style-name="Table1.A1" office:value-type="string">
            <text:p text:style-name="Text_20_body"/>
          </table:table-cell>
          <table:table-cell office:value-type="string">
            <text:p text:style-name="P6">A storm of cheering and stamping broke out from the Slytherin table. </text:p>
          </table:table-cell>
        </table:table-row>
        <table:table-row table:style-name="TableLine1840577925520">
          <table:table-cell table:style-name="Table1.A1" office:value-type="string">
            <text:p text:style-name="Text_20_body"/>
          </table:table-cell>
          <table:table-cell office:value-type="string">
            <text:p text:style-name="P6">Harry could see Draco Malfoy banging his goblet on the table. It was a sickening sight. </text:p>
          </table:table-cell>
        </table:table-row>
        <table:table-row table:style-name="TableLine1840577922800">
          <table:table-cell table:style-name="Table1.A1" office:value-type="string">
            <text:p text:style-name="Text_20_body"/>
          </table:table-cell>
          <table:table-cell office:value-type="string">
            <text:p text:style-name="P6">"Yes, Yes, well done, Slytherin," said Dumbledore. "However, recent events must be taken into account." </text:p>
          </table:table-cell>
        </table:table-row>
        <table:table-row table:style-name="TableLine1840577936128">
          <table:table-cell table:style-name="Table1.A1" office:value-type="string">
            <text:p text:style-name="Text_20_body"/>
          </table:table-cell>
          <table:table-cell office:value-type="string">
            <text:p text:style-name="P6">The room went very still. The Slytherins' smiles faded a little. </text:p>
          </table:table-cell>
        </table:table-row>
        <table:table-row table:style-name="TableLine1840577935040">
          <table:table-cell table:style-name="Table1.A1" office:value-type="string">
            <text:p text:style-name="Text_20_body"/>
          </table:table-cell>
          <table:table-cell office:value-type="string">
            <text:p text:style-name="P6">"Ahem," said Dumbledore. "I have a few last-minute points to dish out. </text:p>
          </table:table-cell>
        </table:table-row>
        <table:table-row table:style-name="TableLine1840577923888">
          <table:table-cell table:style-name="Table1.A1" office:value-type="string">
            <text:p text:style-name="Text_20_body"/>
          </table:table-cell>
          <table:table-cell office:value-type="string">
            <text:p text:style-name="P6">Let me see. Yes... </text:p>
          </table:table-cell>
        </table:table-row>
        <table:table-row table:style-name="TableLine1840577923072">
          <table:table-cell table:style-name="Table1.A1" office:value-type="string">
            <text:p text:style-name="Text_20_body"/>
          </table:table-cell>
          <table:table-cell office:value-type="string">
            <text:p text:style-name="P6">"First -- to Mr. Ronald Weasley..." </text:p>
          </table:table-cell>
        </table:table-row>
        <table:table-row table:style-name="TableLine1840577933136">
          <table:table-cell table:style-name="Table1.A1" office:value-type="string">
            <text:p text:style-name="Text_20_body"/>
          </table:table-cell>
          <table:table-cell office:value-type="string">
            <text:p text:style-name="P6">Ron went purple in the face; he looked like a radish with a bad sunburn. </text:p>
          </table:table-cell>
        </table:table-row>
        <table:table-row table:style-name="TableLine1840577930144">
          <table:table-cell table:style-name="Table1.A1" office:value-type="string">
            <text:p text:style-name="Text_20_body"/>
          </table:table-cell>
          <table:table-cell office:value-type="string">
            <text:p text:style-name="P6">"...for the best-played game of chess Hogwarts has seen in many years, I award Gryffindor house fifty points." </text:p>
          </table:table-cell>
        </table:table-row>
        <table:table-row table:style-name="TableLine1840577932048">
          <table:table-cell table:style-name="Table1.A1" office:value-type="string">
            <text:p text:style-name="Text_20_body"/>
          </table:table-cell>
          <table:table-cell office:value-type="string">
            <text:p text:style-name="P6">Gryffindor cheers nearly raised the bewitched ceiling; the stars overhead seemed to quiver. Percy could be heard telling the other prefects, "My brother, you know! My youngest brother! Got past McGonagall's giant chess set!" </text:p>
          </table:table-cell>
        </table:table-row>
        <table:table-row table:style-name="TableLine1840577923344">
          <table:table-cell table:style-name="Table1.A1" office:value-type="string">
            <text:p text:style-name="Text_20_body"/>
          </table:table-cell>
          <table:table-cell office:value-type="string">
            <text:p text:style-name="P6">At last there was silence again. </text:p>
          </table:table-cell>
        </table:table-row>
        <table:table-row table:style-name="TableLine1840577931776">
          <table:table-cell table:style-name="Table1.A1" office:value-type="string">
            <text:p text:style-name="Text_20_body"/>
          </table:table-cell>
          <table:table-cell office:value-type="string">
            <text:p text:style-name="P6">"Second -- to Miss Hermione Granger... for the use of cool logic in the face of fire, I award Gryffindor house fifty points." </text:p>
          </table:table-cell>
        </table:table-row>
        <table:table-row table:style-name="TableLine1840577924976">
          <table:table-cell table:style-name="Table1.A1" office:value-type="string">
            <text:p text:style-name="Text_20_body"/>
          </table:table-cell>
          <table:table-cell office:value-type="string">
            <text:p text:style-name="P6">Hermione buried her face in her arms; Harry <text:soft-page-break/>strongly suspected she had burst into tears. Gryffindors up and down the table were beside themselves -- they were a hundred points up. "Third -- to Mr. Harry Potter..." said Dumbledore. The room went deadly quiet for pure nerve and outstanding courage, I award Gryffindor house sixty points." </text:p>
          </table:table-cell>
        </table:table-row>
        <table:table-row table:style-name="TableLine1840577932320">
          <table:table-cell table:style-name="Table1.A1" office:value-type="string">
            <text:p text:style-name="Text_20_body"/>
          </table:table-cell>
          <table:table-cell office:value-type="string">
            <text:p text:style-name="P6">The din was deafening. Those who could add up while yelling themselves hoarse knew that Gryffindor now had four hundred and seventy-two points -- exactly the same as Slytherin. They had tied for the house cup -- if only Dumbledore had given Harry just one more point. </text:p>
          </table:table-cell>
        </table:table-row>
        <table:table-row table:style-name="TableLine1840577932592">
          <table:table-cell table:style-name="Table1.A1" office:value-type="string">
            <text:p text:style-name="Text_20_body"/>
          </table:table-cell>
          <table:table-cell office:value-type="string">
            <text:p text:style-name="P6">Dumbledore raised his hand. The room gradually fell silent. </text:p>
          </table:table-cell>
        </table:table-row>
        <table:table-row table:style-name="TableLine1840577932864">
          <table:table-cell table:style-name="Table1.A1" office:value-type="string">
            <text:p text:style-name="Text_20_body"/>
          </table:table-cell>
          <table:table-cell office:value-type="string">
            <text:p text:style-name="P6">"There are all kinds of courage," said Dumbledore, smiling. "It takes a great deal of bravery to stand up to our enemies, but just as much to stand up to our friends. I therefore award ten points to Mr. Neville Longbottom." </text:p>
          </table:table-cell>
        </table:table-row>
        <table:table-row table:style-name="TableLine1840577933408">
          <table:table-cell table:style-name="Table1.A1" office:value-type="string">
            <text:p text:style-name="Text_20_body"/>
          </table:table-cell>
          <table:table-cell office:value-type="string">
            <text:p text:style-name="P6">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 </text:p>
          </table:table-cell>
        </table:table-row>
        <table:table-row table:style-name="TableLine1840577938848">
          <table:table-cell table:style-name="Table1.A1" office:value-type="string">
            <text:p text:style-name="Text_20_body"/>
          </table:table-cell>
          <table:table-cell office:value-type="string">
            <text:p text:style-name="P6">Harry, still cheering, nudged Ron in the ribs and pointed at Malfoy, who couldn't have looked more stunned and horrified if he'd just had the Body-Bind Curse put on him. </text:p>
          </table:table-cell>
        </table:table-row>
        <table:table-row table:style-name="TableLine1840577948368">
          <table:table-cell table:style-name="Table1.A1" office:value-type="string">
            <text:p text:style-name="Text_20_body"/>
          </table:table-cell>
          <table:table-cell office:value-type="string">
            <text:p text:style-name="P6">"Which means, Dumbledore called over the storm of applause, for even Ravenclaw and Hufflepuff were celebrating the downfall of Slytherin, "we need a little change of decoration." </text:p>
          </table:table-cell>
        </table:table-row>
        <table:table-row table:style-name="TableLine1840577944832">
          <table:table-cell table:style-name="Table1.A1" office:value-type="string">
            <text:p text:style-name="Text_20_body"/>
          </table:table-cell>
          <table:table-cell office:value-type="string">
            <text:p text:style-name="P6">He clapped his hands. In an instant, the green hangings became scarlet and the silver became gold; the huge Slytherin serpent vanished and a <text:soft-page-break/>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 </text:p>
          </table:table-cell>
        </table:table-row>
        <table:table-row table:style-name="TableLine1840577954352">
          <table:table-cell table:style-name="Table1.A1" office:value-type="string">
            <text:p text:style-name="Text_20_body"/>
          </table:table-cell>
          <table:table-cell office:value-type="string">
            <text:p text:style-name="P6">It was the best evening of Harry's life, better than winning at Quidditch, or Christmas, or knocking out mountain trolls... he would never, ever forget tonight. </text:p>
          </table:table-cell>
        </table:table-row>
        <table:table-row table:style-name="TableLine1840577946464">
          <table:table-cell table:style-name="Table1.A1" office:value-type="string">
            <text:p text:style-name="Text_20_body"/>
          </table:table-cell>
          <table:table-cell office:value-type="string">
            <text:p text:style-name="P6">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 </text:p>
          </table:table-cell>
        </table:table-row>
        <table:table-row table:style-name="TableLine1840577938304">
          <table:table-cell table:style-name="Table1.A1" office:value-type="string">
            <text:p text:style-name="Text_20_body"/>
          </table:table-cell>
          <table:table-cell office:value-type="string">
            <text:p text:style-name="P6">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 </text:p>
          </table:table-cell>
        </table:table-row>
        <table:table-row table:style-name="TableLine1840577950544">
          <table:table-cell table:style-name="Table1.A1" office:value-type="string">
            <text:p text:style-name="Text_20_body"/>
          </table:table-cell>
          <table:table-cell office:value-type="string">
            <text:p text:style-name="P6"/>
          </table:table-cell>
        </table:table-row>
        <table:table-row table:style-name="TableLine1840577946736">
          <table:table-cell table:style-name="Table1.A1" office:value-type="string">
            <text:p text:style-name="Text_20_body"/>
          </table:table-cell>
          <table:table-cell office:value-type="string">
            <text:p text:style-name="P6">"You must come and stay this summer," said Ron, "both of you -- I'll send you an owl." </text:p>
          </table:table-cell>
        </table:table-row>
        <text:soft-page-break/>
        <table:table-row table:style-name="TableLine1840577944560">
          <table:table-cell table:style-name="Table1.A1" office:value-type="string">
            <text:p text:style-name="Text_20_body"/>
          </table:table-cell>
          <table:table-cell office:value-type="string">
            <text:p text:style-name="P6">"Thanks," said Harry, "I'll need something to look forward to." People jostled them as they moved forward toward the gateway back to the Muggle world. Some of them called: "Bye, Harry!" </text:p>
          </table:table-cell>
        </table:table-row>
        <table:table-row table:style-name="TableLine1840577937216">
          <table:table-cell table:style-name="Table1.A1" office:value-type="string">
            <text:p text:style-name="Text_20_body"/>
          </table:table-cell>
          <table:table-cell office:value-type="string">
            <text:p text:style-name="P6">"See you, Potter!" </text:p>
          </table:table-cell>
        </table:table-row>
        <table:table-row table:style-name="TableLine1840577945104">
          <table:table-cell table:style-name="Table1.A1" office:value-type="string">
            <text:p text:style-name="Text_20_body"/>
          </table:table-cell>
          <table:table-cell office:value-type="string">
            <text:p text:style-name="P6">"Still famous," said Ron, grinning at him. </text:p>
          </table:table-cell>
        </table:table-row>
        <table:table-row table:style-name="TableLine1840577948640">
          <table:table-cell table:style-name="Table1.A1" office:value-type="string">
            <text:p text:style-name="Text_20_body"/>
          </table:table-cell>
          <table:table-cell office:value-type="string">
            <text:p text:style-name="P6">"Not where I'm going, I promise you," said Harry. </text:p>
          </table:table-cell>
        </table:table-row>
        <table:table-row table:style-name="TableLine1840577937488">
          <table:table-cell table:style-name="Table1.A1" office:value-type="string">
            <text:p text:style-name="Text_20_body"/>
          </table:table-cell>
          <table:table-cell office:value-type="string">
            <text:p text:style-name="P6">He, Ron, and Hermione passed through the gateway together. "There he is, Mom, there he is, look!" </text:p>
          </table:table-cell>
        </table:table-row>
        <table:table-row table:style-name="TableLine1840577945376">
          <table:table-cell table:style-name="Table1.A1" office:value-type="string">
            <text:p text:style-name="Text_20_body"/>
          </table:table-cell>
          <table:table-cell office:value-type="string">
            <text:p text:style-name="P6">It was Ginny Weasley, Ron's younger sister, but she wasn't pointing at Ron. </text:p>
          </table:table-cell>
        </table:table-row>
        <table:table-row table:style-name="TableLine1840577945648">
          <table:table-cell table:style-name="Table1.A1" office:value-type="string">
            <text:p text:style-name="Text_20_body"/>
          </table:table-cell>
          <table:table-cell office:value-type="string">
            <text:p text:style-name="P6">"Harry Potter!" she squealed. "Look, Mom! I can see "Be quiet, Ginny, and it's rude to point." </text:p>
          </table:table-cell>
        </table:table-row>
        <table:table-row table:style-name="TableLine1840577937760">
          <table:table-cell table:style-name="Table1.A1" office:value-type="string">
            <text:p text:style-name="Text_20_body"/>
          </table:table-cell>
          <table:table-cell office:value-type="string">
            <text:p text:style-name="P6">Mrs. Weasley smiled down at them. </text:p>
          </table:table-cell>
        </table:table-row>
        <table:table-row table:style-name="TableLine1840577941568">
          <table:table-cell table:style-name="Table1.A1" office:value-type="string">
            <text:p text:style-name="Text_20_body"/>
          </table:table-cell>
          <table:table-cell office:value-type="string">
            <text:p text:style-name="P6">"Busy year?" she said. </text:p>
          </table:table-cell>
        </table:table-row>
        <table:table-row table:style-name="TableLine1840577939120">
          <table:table-cell table:style-name="Table1.A1" office:value-type="string">
            <text:p text:style-name="Text_20_body"/>
          </table:table-cell>
          <table:table-cell office:value-type="string">
            <text:p text:style-name="P6">"Very," said Harry. "Thanks for the fudge and the sweater, Mrs. Weasley." </text:p>
          </table:table-cell>
        </table:table-row>
        <table:table-row table:style-name="TableLine1840577948912">
          <table:table-cell table:style-name="Table1.A1" office:value-type="string">
            <text:p text:style-name="Text_20_body"/>
          </table:table-cell>
          <table:table-cell office:value-type="string">
            <text:p text:style-name="P6">"Oh, it was nothing, dear." </text:p>
          </table:table-cell>
        </table:table-row>
        <table:table-row table:style-name="TableLine1840577948096">
          <table:table-cell table:style-name="Table1.A1" office:value-type="string">
            <text:p text:style-name="Text_20_body"/>
          </table:table-cell>
          <table:table-cell office:value-type="string">
            <text:p text:style-name="P6">"Ready, are you?" </text:p>
          </table:table-cell>
        </table:table-row>
        <table:table-row table:style-name="TableLine1840577946192">
          <table:table-cell table:style-name="Table1.A1" office:value-type="string">
            <text:p text:style-name="Text_20_body"/>
          </table:table-cell>
          <table:table-cell office:value-type="string">
            <text:p text:style-name="P6">It was Uncle Vernon, still purple-faced, still mustached, still looking furious at the nerve of Harry, carrying an owl in a cage in a station full of ordinary people. Behind him stood Aunt Petunia and Dudley, looking terrified at the very sight of Harry. </text:p>
          </table:table-cell>
        </table:table-row>
        <table:table-row table:style-name="TableLine1840577938576">
          <table:table-cell table:style-name="Table1.A1" office:value-type="string">
            <text:p text:style-name="Text_20_body"/>
          </table:table-cell>
          <table:table-cell office:value-type="string">
            <text:p text:style-name="P6">"You must be Harry's family!" said Mrs. Weasley. </text:p>
          </table:table-cell>
        </table:table-row>
        <table:table-row table:style-name="TableLine1840577947008">
          <table:table-cell table:style-name="Table1.A1" office:value-type="string">
            <text:p text:style-name="Text_20_body"/>
          </table:table-cell>
          <table:table-cell office:value-type="string">
            <text:p text:style-name="P6">"In a manner of speaking," said Uncle Vernon. "Hurry up, boy, we haven't got all day." He walked away. </text:p>
          </table:table-cell>
        </table:table-row>
        <table:table-row table:style-name="TableLine1840577949184">
          <table:table-cell table:style-name="Table1.A1" office:value-type="string">
            <text:p text:style-name="Text_20_body"/>
          </table:table-cell>
          <table:table-cell office:value-type="string">
            <text:p text:style-name="P6">Harry hung back for a last word with Ron and Hermione. </text:p>
          </table:table-cell>
        </table:table-row>
        <table:table-row table:style-name="TableLine1840577953264">
          <table:table-cell table:style-name="Table1.A1" office:value-type="string">
            <text:p text:style-name="Text_20_body"/>
          </table:table-cell>
          <table:table-cell office:value-type="string">
            <text:p text:style-name="P6">"See you over the summer, then." </text:p>
          </table:table-cell>
        </table:table-row>
        <table:table-row table:style-name="TableLine1840577943472">
          <table:table-cell table:style-name="Table1.A1" office:value-type="string">
            <text:p text:style-name="Text_20_body"/>
          </table:table-cell>
          <table:table-cell office:value-type="string">
            <text:p text:style-name="P6">"Hope you have -- er -- a good holiday," said Hermione, looking uncertainly after Uncle Vernon, <text:soft-page-break/>shocked that anyone could be so unpleasant. </text:p>
          </table:table-cell>
        </table:table-row>
        <table:table-row table:style-name="TableLine1840577949456">
          <table:table-cell table:style-name="Table1.A1" office:value-type="string">
            <text:p text:style-name="Text_20_body"/>
          </table:table-cell>
          <table:table-cell office:value-type="string">
            <text:p text:style-name="P6">"Oh, I will," said Harry, and they were surprised at the grin that was spreading over his face. "They don't know we're not allowed to use magic at home. I'm going to have a lot of fun with Dudley this summer...." </text:p>
          </table:table-cell>
        </table:table-row>
        <table:table-row table:style-name="TableLine1840577952992">
          <table:table-cell table:style-name="Table1.A1" office:value-type="string">
            <text:p text:style-name="Text_20_body"/>
          </table:table-cell>
          <table:table-cell office:value-type="string">
            <text:p text:style-name="P6">THE END </text:p>
          </table:table-cell>
        </table:table-row>
      </table:table>
      <text:p text:style-name="Text_20_body"/>
      <table:table table:name="Table5" table:style-name="Table5">
        <table:table-column table:style-name="Table5.A"/>
        <table:table-column table:style-name="Table5.B"/>
        <table:table-row table:style-name="TableLine1840577947552">
          <table:table-cell table:style-name="Table5.A1" office:value-type="string">
            <text:p text:style-name="P4"/>
          </table:table-cell>
          <table:table-cell table:style-name="Table5.A1" office:value-type="string">
            <text:p text:style-name="P2"/>
          </table:table-cell>
        </table:table-row>
        <table:table-row table:style-name="TableLine1840577951632">
          <table:table-cell table:style-name="Table5.A1" office:value-type="string">
            <text:p text:style-name="P3">ΝΟΡΒΕΡΤΟΣ Ο ΓΛ ΥΠΤΟΝΩΤΟΣ ΥΠΕΡΒΟΡΕΟΣ 1 91</text:p>
          </table:table-cell>
          <table:table-cell table:style-name="Table5.A1" office:value-type="string">
            <text:p text:style-name="P1"/>
          </table:table-cell>
        </table:table-row>
        <table:table-row table:style-name="TableLine1840577944288">
          <table:table-cell table:style-name="Table5.A1" office:value-type="string">
            <text:p text:style-name="P3">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able:table-cell>
          <table:table-cell table:style-name="Table5.A1" office:value-type="string">
            <text:p text:style-name="P1"/>
          </table:table-cell>
        </table:table-row>
        <table:table-row table:style-name="TableLine1840577947824">
          <table:table-cell table:style-name="Table5.A1" office:value-type="string">
            <text:p text:style-name="P3">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P3">πρὸς τὰ κράσπεδα τῆς ὕλης. καὶ ὁ Ἁγριώδης ἠσπάσατ’ αὐτοὺς ε”νθερμον βλέπων καὶ σφόδρα προθυμεῖσθαι δοκῶν.</text:p>
          </table:table-cell>
          <table:table-cell table:style-name="Table5.A1" office:value-type="string">
            <text:p text:style-name="P1"/>
          </table:table-cell>
        </table:table-row>
        <table:table-row table:style-name="TableLine1840577945920">
          <table:table-cell table:style-name="Table5.A1" office:value-type="string">
            <text:p text:style-name="P3">Παρ’ ἀκαρῆ ἐστὶν ἡ ἐκκόλαψις, ε”φη ε”νδον ἄγων αὐτούς.</text:p>
          </table:table-cell>
          <table:table-cell table:style-name="Table5.A1" office:value-type="string">
            <text:p text:style-name="P1"/>
          </table:table-cell>
        </table:table-row>
        <table:table-row table:style-name="TableLine1840577952176">
          <table:table-cell table:style-name="Table5.A1" office:value-type="string">
            <text:p text:style-name="P3">καὶ μὴν τὸ ᾠὸν κατέλαβον ἐπὶ τῇ τραπέζῃ κείμενον, ῥήγματα παρέχον μεγάλα. καί ἐντὸς ἐκινεῖτό τι δεινὰ ἅμα φθέγματα ἐφιέν καὶ ἄδηλα.</text:p>
          </table:table-cell>
          <table:table-cell table:style-name="Table5.A1" office:value-type="string">
            <text:p text:style-name="P1"/>
          </table:table-cell>
        </table:table-row>
        <table:table-row table:style-name="TableLine1840577944016">
          <table:table-cell table:style-name="Table5.A1" office:value-type="string">
            <text:p text:style-name="P3">πάντες οὖν παρακαθήμενοι πρὸς τὴν τράπεζαν κεχηνότες ἐθεώρουν.</text:p>
          </table:table-cell>
          <table:table-cell table:style-name="Table5.A1" office:value-type="string">
            <text:p text:style-name="P1"/>
          </table:table-cell>
        </table:table-row>
        <table:table-row table:style-name="TableLine1840577947280">
          <table:table-cell table:style-name="Table5.A1" office:value-type="string">
            <text:p text:style-name="P3">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εἶναι, ἴσον δοκοῦν γενέσθαι ἀλεξιβροχίῳ μέλανι 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text:soft-page-break/>γενομένους καὶ βατραχείους τὸ χρῶμα,</text:p>
          </table:table-cell>
          <table:table-cell table:style-name="Table5.A1" office:value-type="string">
            <text:p text:style-name="P1"/>
          </table:table-cell>
        </table:table-row>
        <table:table-row table:style-name="TableLine1840577953536">
          <table:table-cell table:style-name="Table5.A1" office:value-type="string">
            <text:p text:style-name="P3">καί πταρνύμενόν τι σπινθῆρας ὀλίγους ἐξέβαλεν ἀπὸ τοῦ ῥύγχους,</text:p>
          </table:table-cell>
          <table:table-cell table:style-name="Table5.A1" office:value-type="string">
            <text:p text:style-name="P1"/>
          </table:table-cell>
        </table:table-row>
        <table:table-row table:style-name="TableLine1840577940752">
          <table:table-cell table:style-name="Table5.A1" office:value-type="string">
            <text:p text:style-name="P3">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able:table-cell>
          <table:table-cell table:style-name="Table5.A1" office:value-type="string">
            <text:p text:style-name="P1"/>
          </table:table-cell>
        </table:table-row>
        <table:table-row table:style-name="TableLine1840577951088">
          <table:table-cell table:style-name="Table5.A1" office:value-type="string">
            <text:p text:style-name="P3">Βαβαῖ τῆς φιλοστοργίας, ἔφη, γνωρίζει γὰρ ἤδη τὸ μαμμίδιον.</text:p>
          </table:table-cell>
          <table:table-cell table:style-name="Table5.A1" office:value-type="string">
            <text:p text:style-name="P1"/>
          </table:table-cell>
        </table:table-row>
        <table:table-row table:style-name="TableLine1840577941296">
          <table:table-cell table:style-name="Table5.A1" office:value-type="string">
            <text:p text:style-name="P3">ἀλλ’ ἡ Ἑρμιόνη φΗ καὶ ταχέως, ὦ Ἁγρίωδες, ἡβάσκουσιν οἱ Γλυπτόνωτοι Ὑπερβόρεοι ἢ τί σοι δοκεῖ,-</text:p>
          </table:table-cell>
          <table:table-cell table:style-name="Table5.A1" office:value-type="string">
            <text:p text:style-name="P1"/>
          </table:table-cell>
        </table:table-row>
        <table:table-row table:style-name="TableLine1840577943200">
          <table:table-cell table:style-name="Table5.A1" office:value-type="string">
            <text:p text:style-name="P3">ὁ δ’ ε”μελλεν ἀποκρίνασθαι καὶ ὠχριακώς ἀνεπηδήσεν άφνω καί ε”δραμεν εὐθὺς πρὸς τὴν θυρίδα.</text:p>
          </table:table-cell>
          <table:table-cell table:style-name="Table5.A1" office:value-type="string">
            <text:p text:style-name="P1"/>
          </table:table-cell>
        </table:table-row>
        <table:table-row table:style-name="TableLine1840577950000">
          <table:table-cell table:style-name="Table5.A1" office:value-type="string">
            <text:p text:style-name="P3">Τί χρῆμα ἔχεις;</text:p>
          </table:table-cell>
          <table:table-cell table:style-name="Table5.A1" office:value-type="string">
            <text:p text:style-name="P1"/>
          </table:table-cell>
        </table:table-row>
        <table:table-row table:style-name="TableLine1840577950816">
          <table:table-cell table:style-name="Table5.A1" office:value-type="string">
            <text:p text:style-name="P3">Ἐθεώρει τις διὰ τὸ κενὸν τὸ μεταξὺ τῶν καταπετασμάτων. Ἰδοῦ μαθητής τις ἀποτρέχει πρὸς τὸ φρούριον.</text:p>
          </table:table-cell>
          <table:table-cell table:style-name="Table5.A1" office:value-type="string">
            <text:p text:style-name="P1"/>
          </table:table-cell>
        </table:table-row>
        <table:table-row table:style-name="TableLine1840577938032">
          <table:table-cell table:style-name="Table5.A1" office:value-type="string">
            <text:p text:style-name="P3">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P3">&gt;κ</text:p>
          </table:table-cell>
          <table:table-cell table:style-name="Table5.A1" office:value-type="string">
            <text:p text:style-name="P1"/>
          </table:table-cell>
        </table:table-row>
        <table:table-row table:style-name="TableLine1840577950272">
          <table:table-cell table:style-name="Table5.A1" office:value-type="string">
            <text:p text:style-name="P5">192 ΑΡΕΙΟΣ ΠοΤΗΡ</text:p>
          </table:table-cell>
          <table:table-cell table:style-name="Table5.A1" office:value-type="string">
            <text:p text:style-name="P1"/>
          </table:table-cell>
        </table:table-row>
        <table:table-row table:style-name="TableLine1840577939392">
          <table:table-cell table:style-name="Table5.A1" office:value-type="string">
            <text:p text:style-name="P5">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P5">Ἃγριώδους καλύβιον ὡς πείσοντες αὐτὸν σωφρονεῖν. </text:p>
          </table:table-cell>
          <table:table-cell table:style-name="Table5.A1" office:value-type="string">
            <text:p text:style-name="P1"/>
          </table:table-cell>
        </table:table-row>
        <table:table-row table:style-name="TableLine1840577951360">
          <table:table-cell table:style-name="Table5.A1" office:value-type="string">
            <text:p text:style-name="P5">ὁ γὰρ Ἄρειος Ἀφὲς αῦτό, ἔφη, ἐλευθέρωσον.</text:p>
          </table:table-cell>
          <table:table-cell table:style-name="Table5.A1" office:value-type="string">
            <text:p text:style-name="P1"/>
          </table:table-cell>
        </table:table-row>
        <table:table-row table:style-name="TableLine1840577951904">
          <table:table-cell table:style-name="Table5.A1" office:value-type="string">
            <text:p text:style-name="P5">Οὐχ οἶός τ’ εἶμί, ἔφη ὁ Ἁγριώδης, μικρότερος γάρ ἐστιν ἢ ὥστε ἐπιζῆν. ἀπόλοιτ’ ἄν.</text:p>
          </table:table-cell>
          <table:table-cell table:style-name="Table5.A1" office:value-type="string">
            <text:p text:style-name="P1"/>
          </table:table-cell>
        </table:table-row>
        <table:table-row table:style-name="TableLine1840577941840">
          <table:table-cell table:style-name="Table5.A1" office:value-type="string">
            <text:p text:style-name="P5">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κυνηγιοφυλακικῆς.</text:p>
          </table:table-cell>
          <table:table-cell table:style-name="Table5.A1" office:value-type="string">
            <text:p text:style-name="P1"/>
          </table:table-cell>
        </table:table-row>
        <table:table-row table:style-name="TableLine1840577942112">
          <table:table-cell table:style-name="Table5.A1" office:value-type="string">
            <text:p text:style-name="P5">καὶ μαλακὸν βλέπων πρὸς τὸν δράκοντα ’Έδοξέ μοι, ἔφη, Νορ-</text:p>
          </table:table-cell>
          <table:table-cell table:style-name="Table5.A1" office:value-type="string">
            <text:p text:style-name="P1"/>
          </table:table-cell>
        </table:table-row>
        <table:table-row table:style-name="TableLine1840577953808">
          <table:table-cell table:style-name="Table5.A1" office:value-type="string">
            <text:p text:style-name="P5">βέρτον ὀνομάσαι. ἀλλὰ γνωρίζει με ἀμέλει· ι’δού. ὦ <text:soft-page-break/>Νορβέρτε, ὧ Νορβερτίδιον, ποῦ τὸ μαννάριον;</text:p>
            <text:p text:style-name="P5">Ἠ κάρτα πάνυ κορύζης τὴν ῥῖνα μεστός ἐστιν Ἁγριώδης, εἶπεν ὁ Ῥοών πρὸς οῦς τῷ Ἁρείῳ.</text:p>
          </table:table-cell>
          <table:table-cell table:style-name="Table5.A1" office:value-type="string">
            <text:p text:style-name="P1"/>
          </table:table-cell>
        </table:table-row>
        <table:table-row table:style-name="TableLine1840577939664">
          <table:table-cell table:style-name="Table5.A1" office:value-type="string">
            <text:p text:style-name="P5">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p>
          </table:table-cell>
          <table:table-cell table:style-name="Table5.A1" office:value-type="string">
            <text:p text:style-name="P1"/>
          </table:table-cell>
        </table:table-row>
        <table:table-row table:style-name="TableLine1840577952448">
          <table:table-cell table:style-name="Table5.A1" office:value-type="string">
            <text:p text:style-name="P5">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Κάρολον ὠνόμασεν.</text:p>
          </table:table-cell>
          <table:table-cell table:style-name="Table5.A1" office:value-type="string">
            <text:p text:style-name="P1"/>
          </table:table-cell>
        </table:table-row>
        <table:table-row table:style-name="TableLine1840577939936">
          <table:table-cell table:style-name="Table5.A1" office:value-type="string">
            <text:p text:style-name="P5">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p>
          </table:table-cell>
          <table:table-cell table:style-name="Table5.A1" office:value-type="string">
            <text:p text:style-name="P1"/>
          </table:table-cell>
        </table:table-row>
        <table:table-row table:style-name="TableLine1840577952720">
          <table:table-cell table:style-name="Table5.A1" office:value-type="string">
            <text:p text:style-name="P5">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able:table-cell>
          <table:table-cell table:style-name="Table5.A1" office:value-type="string">
            <text:p text:style-name="P1"/>
          </table:table-cell>
        </table:table-row>
        <table:table-row table:style-name="TableLine1840577942384">
          <table:table-cell table:style-name="Table5.A1" office:value-type="string">
            <text:p text:style-name="P5">&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p>
          </table:table-cell>
          <table:table-cell table:style-name="Table5.A1" office:value-type="string">
            <text:p text:style-name="P1"/>
          </table:table-cell>
        </table:table-row>
      </table:table>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4T23:16:03.312000000</dc:date>
    <meta:editing-duration>PT8H46M18S</meta:editing-duration>
    <meta:editing-cycles>30</meta:editing-cycles>
    <meta:generator>LibreOffice/7.1.5.2$Windows_X86_64 LibreOffice_project/85f04e9f809797b8199d13c421bd8a2b025d52b5</meta:generator>
    <meta:document-statistic meta:table-count="2" meta:image-count="0" meta:object-count="0" meta:page-count="176" meta:paragraph-count="3345" meta:word-count="66641" meta:character-count="384890" meta:non-whitespace-character-count="319916"/>
  </office:meta>
</office:document-meta>
</file>